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5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1" draw:style-name="gr1" draw:text-style-name="P1" svg:width="13.529cm" svg:height="9.303cm" svg:x="15.904cm" svg:y="0.1cm">
            <draw:object draw:notify-on-update-of-ranges="Лист1.K34:Лист1.K45 Лист1.M34:Лист1.M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364cm" svg:height="9.729cm" svg:x="31.709cm" svg:y="0.1cm">
            <draw:object draw:notify-on-update-of-ranges="Лист1.R34:Лист1.R45 Лист1.T34:Лист1.T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>
            <draw:frame table:end-cell-address="Лист1.G21" table:end-x="0.055cm" table:end-y="0.372cm" draw:z-index="0" draw:style-name="gr1" draw:text-style-name="P1" svg:width="13.602cm" svg:height="9.403cm" svg:x="0cm" svg:y="0cm">
              <draw:object draw:notify-on-update-of-ranges="Лист1.D34:Лист1.D45 Лист1.F34:Лист1.F4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4"/>
          <table:table-cell>
            <draw:frame table:end-cell-address="Лист1.AA21" table:end-x="2.202cm" table:end-y="0.398cm" draw:z-index="3" draw:style-name="gr1" draw:text-style-name="P1" svg:width="13.528cm" svg:height="9.429cm" svg:x="2.22cm" svg:y="0cm">
              <draw:object draw:notify-on-update-of-ranges="Лист1.Y34:Лист1.Y45 Лист1.AA34:Лист1.AA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R- </text:p>
          </table:table-cell>
          <table:table-cell table:style-name="ce3" table:formula="of:=MIN([.Z27];[.Z30]) - [.Z29]" office:value-type="float" office:value="28.3420867824972" calcext:value-type="float">
            <text:p>28,342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R+</text:p>
          </table:table-cell>
          <table:table-cell table:style-name="ce3" table:formula="of:=MAX([.Z27];[.Z30]) + [.Z29]" office:value-type="float" office:value="31.8150244237071" calcext:value-type="float">
            <text:p>31,81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6" office:value-type="string" calcext:value-type="string">
            <text:p>Количество элементов выборки, меньше R-</text:p>
          </table:table-cell>
          <table:table-cell table:style-name="ce6" table:number-columns-repeated="3"/>
          <table:table-cell table:formula="of:=COUNTIF([.W26:.W775]; &quot;&lt;&quot;&amp;[.AD2])" office:value-type="float" office:value="137" calcext:value-type="float">
            <text:p>137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6" office:value-type="string" calcext:value-type="string">
            <text:p>Количество элементов выборки, больше R+</text:p>
          </table:table-cell>
          <table:table-cell table:style-name="ce6" table:number-columns-repeated="3"/>
          <table:table-cell table:formula="of:=COUNTIF([.W26:.W775]; &quot;&gt;&quot;&amp;[.AD3])" office:value-type="float" office:value="146" calcext:value-type="float">
            <text:p>146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6" office:value-type="string" calcext:value-type="string">
            <text:p>Вероятность попадания R в интервал (R-; <text:s/>R+)</text:p>
          </table:table-cell>
          <table:table-cell table:style-name="ce6" table:number-columns-repeated="3"/>
          <table:table-cell table:style-name="ce3" table:formula="of:=(1500-[.AG5]-[.AG6])/1500" office:value-type="float" office:value="0.811333333333333" calcext:value-type="float">
            <text:p>0,8113</text:p>
          </table:table-cell>
        </table:table-row>
        <table:table-row table:style-name="ro1" table:number-rows-repeated="17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1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2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3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R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+6*RAND()" office:value-type="float" office:value="32.9962970155757" calcext:value-type="float">
            <text:p>32,996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NORM.INV(RAND();30;5)" office:value-type="float" office:value="32.0120686504348" calcext:value-type="float">
            <text:p>32,01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8+24*RAND()" office:value-type="float" office:value="62.9603538690135" calcext:value-type="float">
            <text:p>62,960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 (([.I26]+[.P26])/([.I26]*[.P26])) + [.B26]" office:value-type="float" office:value="33.0434182453377" calcext:value-type="float">
            <text:p>33,043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7+6*RAND()" office:value-type="float" office:value="30.1610369968694" calcext:value-type="float">
            <text:p>30,1610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B26:.B1525])" office:value-type="float" office:value="30.0055415575579" calcext:value-type="float">
            <text:p>30,00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M.MICROSOFT.NORM.INV(RAND();30;5)" office:value-type="float" office:value="26.6190283177175" calcext:value-type="float">
            <text:p>26,6190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I26:.I1525])" office:value-type="float" office:value="30.085105830867" calcext:value-type="float">
            <text:p>30,08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48+24*RAND()" office:value-type="float" office:value="58.7212353525683" calcext:value-type="float">
            <text:p>58,7212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P26:.P1525])" office:value-type="float" office:value="59.9918879952133" calcext:value-type="float">
            <text:p>59,99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 (([.I27]+[.P27])/([.I27]*[.P27])) + [.B27]" office:value-type="float" office:value="30.2156337226705" calcext:value-type="float">
            <text:p>30,2156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style-name="ce3" table:formula="of:=AVERAGE([.W26:.W1525])" office:value-type="float" office:value="30.0567045436128" calcext:value-type="float">
            <text:p>30,056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7+6*RAND()" office:value-type="float" office:value="28.6718604604248" calcext:value-type="float">
            <text:p>28,6719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B26:.B1525])" office:value-type="float" office:value="2.93908990165834" calcext:value-type="float">
            <text:p>2,93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M.MICROSOFT.NORM.INV(RAND();30;5)" office:value-type="float" office:value="39.514445875367" calcext:value-type="float">
            <text:p>39,5144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I26:.I1525])" office:value-type="float" office:value="25.1126638628637" calcext:value-type="float">
            <text:p>25,1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48+24*RAND()" office:value-type="float" office:value="65.9892458142713" calcext:value-type="float">
            <text:p>65,9892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P26:.P1525])" office:value-type="float" office:value="47.4818857488009" calcext:value-type="float">
            <text:p>47,48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 (([.I28]+[.P28])/([.I28]*[.P28])) + [.B28]" office:value-type="float" office:value="28.7123216451883" calcext:value-type="float">
            <text:p>28,7123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style-name="ce3" table:formula="of:=VAR([.W26:.W1525])" office:value-type="float" office:value="2.93991406673318" calcext:value-type="float">
            <text:p>2,939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7+6*RAND()" office:value-type="float" office:value="31.9698187059257" calcext:value-type="float">
            <text:p>31,9698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B26:.B1525])" office:value-type="float" office:value="1.71437740934088" calcext:value-type="float">
            <text:p>1,71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M.MICROSOFT.NORM.INV(RAND();30;5)" office:value-type="float" office:value="26.6187492890759" calcext:value-type="float">
            <text:p>26,6187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I26:.I1525])" office:value-type="float" office:value="5.01125372166125" calcext:value-type="float">
            <text:p>5,01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48+24*RAND()" office:value-type="float" office:value="64.8065423788503" calcext:value-type="float">
            <text:p>64,8065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P26:.P1525])" office:value-type="float" office:value="6.89071010482961" calcext:value-type="float">
            <text:p>6,89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 (([.I29]+[.P29])/([.I29]*[.P29])) + [.B29]" office:value-type="float" office:value="32.0228167518954" calcext:value-type="float">
            <text:p>32,0228</text:p>
          </table:table-cell>
          <table:table-cell/>
          <table:table-cell table:style-name="ce2" office:value-type="string" calcext:value-type="string">
            <text:p>СКО</text:p>
          </table:table-cell>
          <table:table-cell table:style-name="ce3" table:formula="of:=STDEV([.W26:.W1525])" office:value-type="float" office:value="1.71461776111563" calcext:value-type="float">
            <text:p>1,714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7+6*RAND()" office:value-type="float" office:value="28.3114063285757" calcext:value-type="float">
            <text:p>28,3114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B26:.B1525])" office:value-type="float" office:value="30.0502130908426" calcext:value-type="float">
            <text:p>30,05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M.MICROSOFT.NORM.INV(RAND();30;5)" office:value-type="float" office:value="26.9914759956118" calcext:value-type="float">
            <text:p>26,9915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I26:.I1525])" office:value-type="float" office:value="30.1967211651835" calcext:value-type="float">
            <text:p>30,19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48+24*RAND()" office:value-type="float" office:value="58.0138182034716" calcext:value-type="float">
            <text:p>58,0138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P26:.P1525])" office:value-type="float" office:value="60.2762224394828" calcext:value-type="float">
            <text:p>60,276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 (([.I30]+[.P30])/([.I30]*[.P30])) + [.B30]" office:value-type="float" office:value="28.3656923346594" calcext:value-type="float">
            <text:p>28,3657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style-name="ce3" table:formula="of:=MEDIAN([.W26:.W1525])" office:value-type="float" office:value="30.1004066625915" calcext:value-type="float">
            <text:p>30,100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7+6*RAND()" office:value-type="float" office:value="30.5564882077742" calcext:value-type="float">
            <text:p>30,556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NORM.INV(RAND();30;5)" office:value-type="float" office:value="31.5213424471976" calcext:value-type="float">
            <text:p>31,521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48+24*RAND()" office:value-type="float" office:value="50.9524447107688" calcext:value-type="float">
            <text:p>50,952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 (([.I31]+[.P31])/([.I31]*[.P31])) + [.B31]" office:value-type="float" office:value="30.6078388886061" calcext:value-type="float">
            <text:p>30,607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7+6*RAND()" office:value-type="float" office:value="28.6994012568612" calcext:value-type="float">
            <text:p>28,699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NORM.INV(RAND();30;5)" office:value-type="float" office:value="29.1864337160642" calcext:value-type="float">
            <text:p>29,186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48+24*RAND()" office:value-type="float" office:value="64.9905568202958" calcext:value-type="float">
            <text:p>64,990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 (([.I32]+[.P32])/([.I32]*[.P32])) + [.B32]" office:value-type="float" office:value="28.7490506012974" calcext:value-type="float">
            <text:p>28,749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7+6*RAND()" office:value-type="float" office:value="29.9038351045456" calcext:value-type="float">
            <text:p>29,9038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COM.MICROSOFT.NORM.INV(RAND();30;5)" office:value-type="float" office:value="23.3637462666246" calcext:value-type="float">
            <text:p>23,3637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48+24*RAND()" office:value-type="float" office:value="70.465214853175" calcext:value-type="float">
            <text:p>70,4652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 (([.I33]+[.P33])/([.I33]*[.P33])) + [.B33]" office:value-type="float" office:value="29.9608278589169" calcext:value-type="float">
            <text:p>29,9608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7+6*RAND()" office:value-type="float" office:value="28.5151782443281" calcext:value-type="float">
            <text:p>28,5152</text:p>
          </table:table-cell>
          <table:table-cell table:style-name="ce3"/>
          <table:table-cell office:value-type="float" office:value="26.7" calcext:value-type="float">
            <text:p>26,7</text:p>
          </table:table-cell>
          <table:table-cell office:value-type="float" office:value="27" calcext:value-type="float">
            <text:p>27</text:p>
          </table:table-cell>
          <table:table-cell table:number-matrix-columns-spanned="1" table:number-matrix-rows-spanned="12" table:formula="of:=FREQUENCY([.B26:.B1525];[.E34:.E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NORM.INV(RAND();30;5)" office:value-type="float" office:value="28.8562503917122" calcext:value-type="float">
            <text:p>28,8563</text:p>
          </table:table-cell>
          <table:table-cell/>
          <table:table-cell office:value-type="float" office:value="10.8" calcext:value-type="float">
            <text:p>10,8</text:p>
          </table:table-cell>
          <table:table-cell office:value-type="float" office:value="12.6" calcext:value-type="float">
            <text:p>12,6</text:p>
          </table:table-cell>
          <table:table-cell table:number-matrix-columns-spanned="1" table:number-matrix-rows-spanned="12" table:formula="of:=FREQUENCY([.I26:.I1525];[.L34:.L45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formula="of:=48+24*RAND()" office:value-type="float" office:value="68.623603365384" calcext:value-type="float">
            <text:p>68,6236</text:p>
          </table:table-cell>
          <table:table-cell/>
          <table:table-cell table:style-name="ce11" office:value-type="float" office:value="46.8" calcext:value-type="float">
            <text:p>46,8</text:p>
          </table:table-cell>
          <table:table-cell office:value-type="float" office:value="48" calcext:value-type="float">
            <text:p>48</text:p>
          </table:table-cell>
          <table:table-cell table:number-matrix-columns-spanned="1" table:number-matrix-rows-spanned="12" table:formula="of:=FREQUENCY([.P26:.P1525];[.S34:.S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 (([.I34]+[.P34])/([.I34]*[.P34])) + [.B34]" office:value-type="float" office:value="28.5644050270042" calcext:value-type="float">
            <text:p>28,5644</text:p>
          </table:table-cell>
          <table:table-cell/>
          <table:table-cell office:value-type="float" office:value="26.675" calcext:value-type="float">
            <text:p>26,675</text:p>
          </table:table-cell>
          <table:table-cell office:value-type="float" office:value="27" calcext:value-type="float">
            <text:p>27</text:p>
          </table:table-cell>
          <table:table-cell table:number-matrix-columns-spanned="1" table:number-matrix-rows-spanned="12" table:formula="of:=FREQUENCY([.W26:.W1525];[.Z34:.Z4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7+6*RAND()" office:value-type="float" office:value="29.5630988075864" calcext:value-type="float">
            <text:p>29,5631</text:p>
          </table:table-cell>
          <table:table-cell/>
          <table:table-cell office:value-type="float" office:value="27.3" calcext:value-type="float">
            <text:p>27,3</text:p>
          </table:table-cell>
          <table:table-cell office:value-type="float" office:value="27.6" calcext:value-type="float">
            <text:p>27,6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NORM.INV(RAND();30;5)" office:value-type="float" office:value="25.5335805857287" calcext:value-type="float">
            <text:p>25,5336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16.2" calcext:value-type="float">
            <text:p>16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48+24*RAND()" office:value-type="float" office:value="48.7750956108794" calcext:value-type="float">
            <text:p>48,7751</text:p>
          </table:table-cell>
          <table:table-cell/>
          <table:table-cell table:style-name="ce11" office:value-type="float" office:value="49.2" calcext:value-type="float">
            <text:p>49,2</text:p>
          </table:table-cell>
          <table:table-cell office:value-type="float" office:value="50.4" calcext:value-type="float">
            <text:p>50,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 (([.I35]+[.P35])/([.I35]*[.P35])) + [.B35]" office:value-type="float" office:value="29.6227651855218" calcext:value-type="float">
            <text:p>29,6228</text:p>
          </table:table-cell>
          <table:table-cell/>
          <table:table-cell office:value-type="float" office:value="27.325" calcext:value-type="float">
            <text:p>27,325</text:p>
          </table:table-cell>
          <table:table-cell office:value-type="float" office:value="27.65" calcext:value-type="float">
            <text:p>27,65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7+6*RAND()" office:value-type="float" office:value="28.9424278812949" calcext:value-type="float">
            <text:p>28,9424</text:p>
          </table:table-cell>
          <table:table-cell/>
          <table:table-cell office:value-type="float" office:value="27.9" calcext:value-type="float">
            <text:p>27,9</text:p>
          </table:table-cell>
          <table:table-cell office:value-type="float" office:value="28.2" calcext:value-type="float">
            <text:p>28,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NORM.INV(RAND();30;5)" office:value-type="float" office:value="35.9382914005566" calcext:value-type="float">
            <text:p>35,93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.8" calcext:value-type="float">
            <text:p>19,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48+24*RAND()" office:value-type="float" office:value="52.4932005917653" calcext:value-type="float">
            <text:p>52,4932</text:p>
          </table:table-cell>
          <table:table-cell/>
          <table:table-cell table:style-name="ce11" office:value-type="float" office:value="51.6" calcext:value-type="float">
            <text:p>51,6</text:p>
          </table:table-cell>
          <table:table-cell office:value-type="float" office:value="52.8" calcext:value-type="float">
            <text:p>52,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 (([.I36]+[.P36])/([.I36]*[.P36])) + [.B36]" office:value-type="float" office:value="28.9893034417631" calcext:value-type="float">
            <text:p>28,9893</text:p>
          </table:table-cell>
          <table:table-cell/>
          <table:table-cell office:value-type="float" office:value="27.975" calcext:value-type="float">
            <text:p>27,975</text:p>
          </table:table-cell>
          <table:table-cell office:value-type="float" office:value="28.3" calcext:value-type="float">
            <text:p>28,3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7+6*RAND()" office:value-type="float" office:value="31.8253770649899" calcext:value-type="float">
            <text:p>31,8254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28.8" calcext:value-type="float">
            <text:p>28,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NORM.INV(RAND();30;5)" office:value-type="float" office:value="34.210176346783" calcext:value-type="float">
            <text:p>34,2102</text:p>
          </table:table-cell>
          <table:table-cell/>
          <table:table-cell office:value-type="float" office:value="21.6" calcext:value-type="float">
            <text:p>21,6</text:p>
          </table:table-cell>
          <table:table-cell office:value-type="float" office:value="23.4" calcext:value-type="float">
            <text:p>23,4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48+24*RAND()" office:value-type="float" office:value="63.4704325636849" calcext:value-type="float">
            <text:p>63,4704</text:p>
          </table:table-cell>
          <table:table-cell/>
          <table:table-cell table:style-name="ce11" office:value-type="float" office:value="54" calcext:value-type="float">
            <text:p>54,0</text:p>
          </table:table-cell>
          <table:table-cell office:value-type="float" office:value="55.2" calcext:value-type="float">
            <text:p>55,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 (([.I37]+[.P37])/([.I37]*[.P37])) + [.B37]" office:value-type="float" office:value="31.8703635009013" calcext:value-type="float">
            <text:p>31,8704</text:p>
          </table:table-cell>
          <table:table-cell/>
          <table:table-cell office:value-type="float" office:value="28.625" calcext:value-type="float">
            <text:p>28,625</text:p>
          </table:table-cell>
          <table:table-cell office:value-type="float" office:value="28.95" calcext:value-type="float">
            <text:p>28,95</text:p>
          </table:table-cell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7+6*RAND()" office:value-type="float" office:value="27.3338502792176" calcext:value-type="float">
            <text:p>27,3339</text:p>
          </table:table-cell>
          <table:table-cell/>
          <table:table-cell office:value-type="float" office:value="29.1" calcext:value-type="float">
            <text:p>29,1</text:p>
          </table:table-cell>
          <table:table-cell office:value-type="float" office:value="29.4" calcext:value-type="float">
            <text:p>29,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NORM.INV(RAND();30;5)" office:value-type="float" office:value="36.0257344604657" calcext:value-type="float">
            <text:p>36,0257</text:p>
          </table:table-cell>
          <table:table-cell/>
          <table:table-cell office:value-type="float" office:value="25.2" calcext:value-type="float">
            <text:p>25,2</text:p>
          </table:table-cell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48+24*RAND()" office:value-type="float" office:value="62.1301120938733" calcext:value-type="float">
            <text:p>62,1301</text:p>
          </table:table-cell>
          <table:table-cell/>
          <table:table-cell table:style-name="ce11" office:value-type="float" office:value="56.4" calcext:value-type="float">
            <text:p>56,4</text:p>
          </table:table-cell>
          <table:table-cell office:value-type="float" office:value="57.6" calcext:value-type="float">
            <text:p>57,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 (([.I38]+[.P38])/([.I38]*[.P38])) + [.B38]" office:value-type="float" office:value="27.377703469386" calcext:value-type="float">
            <text:p>27,3777</text:p>
          </table:table-cell>
          <table:table-cell/>
          <table:table-cell office:value-type="float" office:value="29.275" calcext:value-type="float">
            <text:p>29,275</text:p>
          </table:table-cell>
          <table:table-cell office:value-type="float" office:value="29.6" calcext:value-type="float">
            <text:p>29,6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7+6*RAND()" office:value-type="float" office:value="27.7199998155702" calcext:value-type="float">
            <text:p>27,7200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NORM.INV(RAND();30;5)" office:value-type="float" office:value="38.5002109814286" calcext:value-type="float">
            <text:p>38,5002</text:p>
          </table:table-cell>
          <table:table-cell/>
          <table:table-cell office:value-type="float" office:value="28.8" calcext:value-type="float">
            <text:p>28,8</text:p>
          </table:table-cell>
          <table:table-cell office:value-type="float" office:value="30.6" calcext:value-type="float">
            <text:p>30,6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48+24*RAND()" office:value-type="float" office:value="48.7279364196584" calcext:value-type="float">
            <text:p>48,7279</text:p>
          </table:table-cell>
          <table:table-cell/>
          <table:table-cell table:style-name="ce11" office:value-type="float" office:value="58.8000000000001" calcext:value-type="float">
            <text:p>58,8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 (([.I39]+[.P39])/([.I39]*[.P39])) + [.B39]" office:value-type="float" office:value="27.7664958077436" calcext:value-type="float">
            <text:p>27,7665</text:p>
          </table:table-cell>
          <table:table-cell/>
          <table:table-cell office:value-type="float" office:value="29.925" calcext:value-type="float">
            <text:p>29,925</text:p>
          </table:table-cell>
          <table:table-cell office:value-type="float" office:value="30.25" calcext:value-type="float">
            <text:p>30,25</text:p>
          </table:table-cell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7+6*RAND()" office:value-type="float" office:value="27.8432906905655" calcext:value-type="float">
            <text:p>27,8433</text:p>
          </table:table-cell>
          <table:table-cell/>
          <table:table-cell office:value-type="float" office:value="30.3" calcext:value-type="float">
            <text:p>30,3</text:p>
          </table:table-cell>
          <table:table-cell office:value-type="float" office:value="30.6" calcext:value-type="float">
            <text:p>30,6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NORM.INV(RAND();30;5)" office:value-type="float" office:value="23.0554283627306" calcext:value-type="float">
            <text:p>23,0554</text:p>
          </table:table-cell>
          <table:table-cell/>
          <table:table-cell office:value-type="float" office:value="32.4" calcext:value-type="float">
            <text:p>32,4</text:p>
          </table:table-cell>
          <table:table-cell office:value-type="float" office:value="34.2" calcext:value-type="float">
            <text:p>34,2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48+24*RAND()" office:value-type="float" office:value="66.8712367778644" calcext:value-type="float">
            <text:p>66,8712</text:p>
          </table:table-cell>
          <table:table-cell/>
          <table:table-cell table:style-name="ce11" office:value-type="float" office:value="61.2000000000001" calcext:value-type="float">
            <text:p>61,2</text:p>
          </table:table-cell>
          <table:table-cell office:value-type="float" office:value="62.4" calcext:value-type="float">
            <text:p>62,4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 (([.I40]+[.P40])/([.I40]*[.P40])) + [.B40]" office:value-type="float" office:value="27.9016185363585" calcext:value-type="float">
            <text:p>27,9016</text:p>
          </table:table-cell>
          <table:table-cell/>
          <table:table-cell office:value-type="float" office:value="30.575" calcext:value-type="float">
            <text:p>30,575</text:p>
          </table:table-cell>
          <table:table-cell office:value-type="float" office:value="30.9" calcext:value-type="float">
            <text:p>30,9</text:p>
          </table:table-cell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7+6*RAND()" office:value-type="float" office:value="29.0126355292741" calcext:value-type="float">
            <text:p>29,0126</text:p>
          </table:table-cell>
          <table:table-cell/>
          <table:table-cell office:value-type="float" office:value="30.9" calcext:value-type="float">
            <text:p>30,9</text:p>
          </table:table-cell>
          <table:table-cell office:value-type="float" office:value="31.2" calcext:value-type="float">
            <text:p>31,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NORM.INV(RAND();30;5)" office:value-type="float" office:value="27.1095256179647" calcext:value-type="float">
            <text:p>27,109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.8" calcext:value-type="float">
            <text:p>37,8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48+24*RAND()" office:value-type="float" office:value="50.5807925490662" calcext:value-type="float">
            <text:p>50,5808</text:p>
          </table:table-cell>
          <table:table-cell/>
          <table:table-cell table:style-name="ce11" office:value-type="float" office:value="63.6000000000001" calcext:value-type="float">
            <text:p>63,6</text:p>
          </table:table-cell>
          <table:table-cell office:value-type="float" office:value="64.8" calcext:value-type="float">
            <text:p>64,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 (([.I41]+[.P41])/([.I41]*[.P41])) + [.B41]" office:value-type="float" office:value="29.0692932829533" calcext:value-type="float">
            <text:p>29,0693</text:p>
          </table:table-cell>
          <table:table-cell/>
          <table:table-cell office:value-type="float" office:value="31.225" calcext:value-type="float">
            <text:p>31,225</text:p>
          </table:table-cell>
          <table:table-cell office:value-type="float" office:value="31.55" calcext:value-type="float">
            <text:p>31,55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7+6*RAND()" office:value-type="float" office:value="32.3606779931579" calcext:value-type="float">
            <text:p>32,3607</text:p>
          </table:table-cell>
          <table:table-cell/>
          <table:table-cell office:value-type="float" office:value="31.5" calcext:value-type="float">
            <text:p>31,5</text:p>
          </table:table-cell>
          <table:table-cell office:value-type="float" office:value="31.8" calcext:value-type="float">
            <text:p>31,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NORM.INV(RAND();30;5)" office:value-type="float" office:value="31.4676683460192" calcext:value-type="float">
            <text:p>31,4677</text:p>
          </table:table-cell>
          <table:table-cell/>
          <table:table-cell office:value-type="float" office:value="39.6" calcext:value-type="float">
            <text:p>39,6</text:p>
          </table:table-cell>
          <table:table-cell office:value-type="float" office:value="41.4" calcext:value-type="float">
            <text:p>41,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48+24*RAND()" office:value-type="float" office:value="54.0490181548521" calcext:value-type="float">
            <text:p>54,0490</text:p>
          </table:table-cell>
          <table:table-cell/>
          <table:table-cell table:style-name="ce11" office:value-type="float" office:value="66.0000000000001" calcext:value-type="float">
            <text:p>66,0</text:p>
          </table:table-cell>
          <table:table-cell office:value-type="float" office:value="67.2" calcext:value-type="float">
            <text:p>67,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 (([.I42]+[.P42])/([.I42]*[.P42])) + [.B42]" office:value-type="float" office:value="32.4109583662612" calcext:value-type="float">
            <text:p>32,4110</text:p>
          </table:table-cell>
          <table:table-cell/>
          <table:table-cell office:value-type="float" office:value="31.875" calcext:value-type="float">
            <text:p>31,875</text:p>
          </table:table-cell>
          <table:table-cell office:value-type="float" office:value="32.2" calcext:value-type="float">
            <text:p>32,2</text:p>
          </table:table-cell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7+6*RAND()" office:value-type="float" office:value="28.70049674646" calcext:value-type="float">
            <text:p>28,7005</text:p>
          </table:table-cell>
          <table:table-cell/>
          <table:table-cell office:value-type="float" office:value="32.1" calcext:value-type="float">
            <text:p>32,1</text:p>
          </table:table-cell>
          <table:table-cell office:value-type="float" office:value="32.4" calcext:value-type="float">
            <text:p>32,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NORM.INV(RAND();30;5)" office:value-type="float" office:value="34.5179041994614" calcext:value-type="float">
            <text:p>34,5179</text:p>
          </table:table-cell>
          <table:table-cell/>
          <table:table-cell office:value-type="float" office:value="43.2" calcext:value-type="float">
            <text:p>43,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48+24*RAND()" office:value-type="float" office:value="66.5667157815769" calcext:value-type="float">
            <text:p>66,5667</text:p>
          </table:table-cell>
          <table:table-cell/>
          <table:table-cell table:style-name="ce11" office:value-type="float" office:value="68.4000000000001" calcext:value-type="float">
            <text:p>68,4</text:p>
          </table:table-cell>
          <table:table-cell office:value-type="float" office:value="69.6" calcext:value-type="float">
            <text:p>69,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 (([.I43]+[.P43])/([.I43]*[.P43])) + [.B43]" office:value-type="float" office:value="28.7444897418398" calcext:value-type="float">
            <text:p>28,7445</text:p>
          </table:table-cell>
          <table:table-cell/>
          <table:table-cell office:value-type="float" office:value="32.525" calcext:value-type="float">
            <text:p>32,525</text:p>
          </table:table-cell>
          <table:table-cell office:value-type="float" office:value="32.85" calcext:value-type="float">
            <text:p>32,85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7+6*RAND()" office:value-type="float" office:value="30.4439250638243" calcext:value-type="float">
            <text:p>30,4439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33" calcext:value-type="float">
            <text:p>3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M.MICROSOFT.NORM.INV(RAND();30;5)" office:value-type="float" office:value="25.0038966762809" calcext:value-type="float">
            <text:p>25,0039</text:p>
          </table:table-cell>
          <table:table-cell/>
          <table:table-cell office:value-type="float" office:value="46.8" calcext:value-type="float">
            <text:p>46,8</text:p>
          </table:table-cell>
          <table:table-cell office:value-type="float" office:value="48.6" calcext:value-type="float">
            <text:p>48,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48+24*RAND()" office:value-type="float" office:value="65.5002808375284" calcext:value-type="float">
            <text:p>65,5003</text:p>
          </table:table-cell>
          <table:table-cell/>
          <table:table-cell table:style-name="ce11" office:value-type="float" office:value="70.8000000000001" calcext:value-type="float">
            <text:p>70,8</text:p>
          </table:table-cell>
          <table:table-cell office:value-type="float" office:value="72" calcext:value-type="float">
            <text:p>72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 (([.I44]+[.P44])/([.I44]*[.P44])) + [.B44]" office:value-type="float" office:value="30.4991859402272" calcext:value-type="float">
            <text:p>30,4992</text:p>
          </table:table-cell>
          <table:table-cell/>
          <table:table-cell office:value-type="float" office:value="33.175" calcext:value-type="float">
            <text:p>33,175</text:p>
          </table:table-cell>
          <table:table-cell office:value-type="float" office:value="33.5" calcext:value-type="float">
            <text:p>33,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7+6*RAND()" office:value-type="float" office:value="29.6988894527312" calcext:value-type="float">
            <text:p>29,6989</text:p>
          </table:table-cell>
          <table:table-cell/>
          <table:table-cell office:value-type="float" office:value="33.3" calcext:value-type="float">
            <text:p>33,3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M.MICROSOFT.NORM.INV(RAND();30;5)" office:value-type="float" office:value="28.3456716149616" calcext:value-type="float">
            <text:p>28,3457</text:p>
          </table:table-cell>
          <table:table-cell/>
          <table:table-cell office:value-type="float" office:value="50.4" calcext:value-type="float">
            <text:p>50,4</text:p>
          </table:table-cell>
          <table:table-cell office:value-type="float" office:value="52.2" calcext:value-type="float">
            <text:p>52,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48+24*RAND()" office:value-type="float" office:value="67.9610156742856" calcext:value-type="float">
            <text:p>67,9610</text:p>
          </table:table-cell>
          <table:table-cell/>
          <table:table-cell table:style-name="ce11" office:value-type="float" office:value="73.2000000000001" calcext:value-type="float">
            <text:p>73,2</text:p>
          </table:table-cell>
          <table:table-cell office:value-type="float" office:value="74.4" calcext:value-type="float">
            <text:p>74,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 (([.I45]+[.P45])/([.I45]*[.P45])) + [.B45]" office:value-type="float" office:value="29.748882525638" calcext:value-type="float">
            <text:p>29,7489</text:p>
          </table:table-cell>
          <table:table-cell/>
          <table:table-cell office:value-type="float" office:value="33.825" calcext:value-type="float">
            <text:p>33,825</text:p>
          </table:table-cell>
          <table:table-cell office:value-type="float" office:value="34.15" calcext:value-type="float">
            <text:p>34,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7+6*RAND()" office:value-type="float" office:value="28.9583785131108" calcext:value-type="float">
            <text:p>28,958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NORM.INV(RAND();30;5)" office:value-type="float" office:value="25.7801612511883" calcext:value-type="float">
            <text:p>25,7802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48+24*RAND()" office:value-type="float" office:value="61.528925425373" calcext:value-type="float">
            <text:p>61,5289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 (([.I46]+[.P46])/([.I46]*[.P46])) + [.B46]" office:value-type="float" office:value="29.0134205485101" calcext:value-type="float">
            <text:p>29,013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7+6*RAND()" office:value-type="float" office:value="29.1358281823341" calcext:value-type="float">
            <text:p>29,135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COM.MICROSOFT.NORM.INV(RAND();30;5)" office:value-type="float" office:value="26.7665692416862" calcext:value-type="float">
            <text:p>26,7666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48+24*RAND()" office:value-type="float" office:value="58.7259966703132" calcext:value-type="float">
            <text:p>58,726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formula="of:= (([.I47]+[.P47])/([.I47]*[.P47])) + [.B47]" office:value-type="float" office:value="29.1902164524658" calcext:value-type="float">
            <text:p>29,190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7+6*RAND()" office:value-type="float" office:value="29.4162275015842" calcext:value-type="float">
            <text:p>29,416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COM.MICROSOFT.NORM.INV(RAND();30;5)" office:value-type="float" office:value="25.1423102227611" calcext:value-type="float">
            <text:p>25,14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48+24*RAND()" office:value-type="float" office:value="51.0713308034465" calcext:value-type="float">
            <text:p>51,071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formula="of:= (([.I48]+[.P48])/([.I48]*[.P48])) + [.B48]" office:value-type="float" office:value="29.4755815510962" calcext:value-type="float">
            <text:p>29,4756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7+6*RAND()" office:value-type="float" office:value="29.5527892371174" calcext:value-type="float">
            <text:p>29,5528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COM.MICROSOFT.NORM.INV(RAND();30;5)" office:value-type="float" office:value="22.4745911942206" calcext:value-type="float">
            <text:p>22,474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48+24*RAND()" office:value-type="float" office:value="71.1746351877227" calcext:value-type="float">
            <text:p>71,174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 (([.I49]+[.P49])/([.I49]*[.P49])) + [.B49]" office:value-type="float" office:value="29.6113338776159" calcext:value-type="float">
            <text:p>29,611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7+6*RAND()" office:value-type="float" office:value="31.0062115418259" calcext:value-type="float">
            <text:p>31,0062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COM.MICROSOFT.NORM.INV(RAND();30;5)" office:value-type="float" office:value="31.2909486790351" calcext:value-type="float">
            <text:p>31,2909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48+24*RAND()" office:value-type="float" office:value="69.8094635205343" calcext:value-type="float">
            <text:p>69,809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formula="of:= (([.I50]+[.P50])/([.I50]*[.P50])) + [.B50]" office:value-type="float" office:value="31.0524943706653" calcext:value-type="float">
            <text:p>31,05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7+6*RAND()" office:value-type="float" office:value="32.1505871966947" calcext:value-type="float">
            <text:p>32,1506</text:p>
          </table:table-cell>
          <table:table-cell/>
          <table:table-cell table:style-name="ce4" office:value-type="string" calcext:value-type="string">
            <text:p>min R1 =</text:p>
          </table:table-cell>
          <table:table-cell table:style-name="ce3" table:formula="of:=MIN([.B26:.B1525])" office:value-type="float" office:value="27.0037567808758" calcext:value-type="float">
            <text:p>27,003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M.MICROSOFT.NORM.INV(RAND();30;5)" office:value-type="float" office:value="20.6833497772505" calcext:value-type="float">
            <text:p>20,6833</text:p>
          </table:table-cell>
          <table:table-cell/>
          <table:table-cell table:style-name="ce4" office:value-type="string" calcext:value-type="string">
            <text:p>min R2 =</text:p>
          </table:table-cell>
          <table:table-cell table:style-name="ce3" table:formula="of:=MIN([.I26:.I1525])" office:value-type="float" office:value="8.55958338700092" calcext:value-type="float">
            <text:p>8,559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48+24*RAND()" office:value-type="float" office:value="62.4580021267757" calcext:value-type="float">
            <text:p>62,4580</text:p>
          </table:table-cell>
          <table:table-cell/>
          <table:table-cell table:style-name="ce4" office:value-type="string" calcext:value-type="string">
            <text:p>min R3 =</text:p>
          </table:table-cell>
          <table:table-cell table:style-name="ce3" table:formula="of:=MIN([.P26:.P1525])" office:value-type="float" office:value="48.0358322476968" calcext:value-type="float">
            <text:p>48,03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 (([.I51]+[.P51])/([.I51]*[.P51])) + [.B51]" office:value-type="float" office:value="32.2149460233073" calcext:value-type="float">
            <text:p>32,2149</text:p>
          </table:table-cell>
          <table:table-cell/>
          <table:table-cell table:style-name="ce4" office:value-type="string" calcext:value-type="string">
            <text:p>min R =</text:p>
          </table:table-cell>
          <table:table-cell table:style-name="ce3" table:formula="of:=MIN([.W26:.W1525])" office:value-type="float" office:value="27.0487296982279" calcext:value-type="float">
            <text:p>27,048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7+6*RAND()" office:value-type="float" office:value="31.6866188880522" calcext:value-type="float">
            <text:p>31,6866</text:p>
          </table:table-cell>
          <table:table-cell/>
          <table:table-cell table:style-name="ce4" office:value-type="string" calcext:value-type="string">
            <text:p>max R1 = </text:p>
          </table:table-cell>
          <table:table-cell table:style-name="ce3" table:formula="of:=MAX([.B26:.B1525])" office:value-type="float" office:value="32.9992273512762" calcext:value-type="float">
            <text:p>32,999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M.MICROSOFT.NORM.INV(RAND();30;5)" office:value-type="float" office:value="33.8420708326362" calcext:value-type="float">
            <text:p>33,8421</text:p>
          </table:table-cell>
          <table:table-cell/>
          <table:table-cell table:style-name="ce4" office:value-type="string" calcext:value-type="string">
            <text:p>max R2 = </text:p>
          </table:table-cell>
          <table:table-cell table:style-name="ce3" table:formula="of:=MAX([.I26:.I1525])" office:value-type="float" office:value="46.3754870842956" calcext:value-type="float">
            <text:p>46,375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48+24*RAND()" office:value-type="float" office:value="61.9380308138207" calcext:value-type="float">
            <text:p>61,9380</text:p>
          </table:table-cell>
          <table:table-cell/>
          <table:table-cell table:style-name="ce4" office:value-type="string" calcext:value-type="string">
            <text:p>max R3 = </text:p>
          </table:table-cell>
          <table:table-cell table:style-name="ce3" table:formula="of:=MAX([.P26:.P1525])" office:value-type="float" office:value="71.9868217622861" calcext:value-type="float">
            <text:p>71,986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 (([.I52]+[.P52])/([.I52]*[.P52])) + [.B52]" office:value-type="float" office:value="31.7323130766319" calcext:value-type="float">
            <text:p>31,7323</text:p>
          </table:table-cell>
          <table:table-cell/>
          <table:table-cell table:style-name="ce4" office:value-type="string" calcext:value-type="string">
            <text:p>max R = </text:p>
          </table:table-cell>
          <table:table-cell table:style-name="ce3" table:formula="of:=MAX([.W26:.W1525])" office:value-type="float" office:value="33.0459066979479" calcext:value-type="float">
            <text:p>33,045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7+6*RAND()" office:value-type="float" office:value="31.249248347478" calcext:value-type="float">
            <text:p>31,2492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COM.MICROSOFT.NORM.INV(RAND();30;5)" office:value-type="float" office:value="27.727263606994" calcext:value-type="float">
            <text:p>27,727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48+24*RAND()" office:value-type="float" office:value="54.5219580894336" calcext:value-type="float">
            <text:p>54,522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 (([.I53]+[.P53])/([.I53]*[.P53])) + [.B53]" office:value-type="float" office:value="31.3036551672682" calcext:value-type="float">
            <text:p>31,303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7+6*RAND()" office:value-type="float" office:value="27.0037567808758" calcext:value-type="float">
            <text:p>27,0038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F34:.F45])" office:value-type="float" office:value="1500" calcext:value-type="float">
            <text:p>15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COM.MICROSOFT.NORM.INV(RAND();30;5)" office:value-type="float" office:value="32.3363005373021" calcext:value-type="float">
            <text:p>32,3363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M34:.M45])" office:value-type="float" office:value="1500" calcext:value-type="float">
            <text:p>15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48+24*RAND()" office:value-type="float" office:value="71.1849143011496" calcext:value-type="float">
            <text:p>71,1849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T34:.T45])" office:value-type="float" office:value="1500" calcext:value-type="float">
            <text:p>15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 (([.I54]+[.P54])/([.I54]*[.P54])) + [.B54]" office:value-type="float" office:value="27.0487296982279" calcext:value-type="float">
            <text:p>27,0487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AA34:.AA45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7+6*RAND()" office:value-type="float" office:value="29.9620139726903" calcext:value-type="float">
            <text:p>29,962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COM.MICROSOFT.NORM.INV(RAND();30;5)" office:value-type="float" office:value="25.1281973885334" calcext:value-type="float">
            <text:p>25,128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48+24*RAND()" office:value-type="float" office:value="60.8274500286207" calcext:value-type="float">
            <text:p>60,8275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 (([.I55]+[.P55])/([.I55]*[.P55])) + [.B55]" office:value-type="float" office:value="30.0182498494172" calcext:value-type="float">
            <text:p>30,0182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7+6*RAND()" office:value-type="float" office:value="31.0656295849476" calcext:value-type="float">
            <text:p>31,0656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COM.MICROSOFT.NORM.INV(RAND();30;5)" office:value-type="float" office:value="21.3210128715391" calcext:value-type="float">
            <text:p>21,321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48+24*RAND()" office:value-type="float" office:value="62.6904610181227" calcext:value-type="float">
            <text:p>62,6905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 (([.I56]+[.P56])/([.I56]*[.P56])) + [.B56]" office:value-type="float" office:value="31.1284830620301" calcext:value-type="float">
            <text:p>31,128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7+6*RAND()" office:value-type="float" office:value="29.8549458982889" calcext:value-type="float">
            <text:p>29,8549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COM.MICROSOFT.NORM.INV(RAND();30;5)" office:value-type="float" office:value="29.4036486782622" calcext:value-type="float">
            <text:p>29,403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48+24*RAND()" office:value-type="float" office:value="64.2500776844099" calcext:value-type="float">
            <text:p>64,250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 (([.I57]+[.P57])/([.I57]*[.P57])) + [.B57]" office:value-type="float" office:value="29.9045194665225" calcext:value-type="float">
            <text:p>29,904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7+6*RAND()" office:value-type="float" office:value="27.9488830345217" calcext:value-type="float">
            <text:p>27,9489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COM.MICROSOFT.NORM.INV(RAND();30;5)" office:value-type="float" office:value="30.8367770423484" calcext:value-type="float">
            <text:p>30,8368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48+24*RAND()" office:value-type="float" office:value="70.2491390900686" calcext:value-type="float">
            <text:p>70,2491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 (([.I58]+[.P58])/([.I58]*[.P58])) + [.B58]" office:value-type="float" office:value="27.9955468949443" calcext:value-type="float">
            <text:p>27,995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7+6*RAND()" office:value-type="float" office:value="31.3536603029352" calcext:value-type="float">
            <text:p>31,353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COM.MICROSOFT.NORM.INV(RAND();30;5)" office:value-type="float" office:value="20.685786310852" calcext:value-type="float">
            <text:p>20,6858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48+24*RAND()" office:value-type="float" office:value="50.587579912506" calcext:value-type="float">
            <text:p>50,5876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 (([.I59]+[.P59])/([.I59]*[.P59])) + [.B59]" office:value-type="float" office:value="31.4217703740047" calcext:value-type="float">
            <text:p>31,4218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7+6*RAND()" office:value-type="float" office:value="28.1051468874794" calcext:value-type="float">
            <text:p>28,1051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COM.MICROSOFT.NORM.INV(RAND();30;5)" office:value-type="float" office:value="30.6390416100006" calcext:value-type="float">
            <text:p>30,639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48+24*RAND()" office:value-type="float" office:value="50.9774022968486" calcext:value-type="float">
            <text:p>50,977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 (([.I60]+[.P60])/([.I60]*[.P60])) + [.B60]" office:value-type="float" office:value="28.1574015191572" calcext:value-type="float">
            <text:p>28,157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7+6*RAND()" office:value-type="float" office:value="32.2736915324349" calcext:value-type="float">
            <text:p>32,2737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COM.MICROSOFT.NORM.INV(RAND();30;5)" office:value-type="float" office:value="26.4473745945339" calcext:value-type="float">
            <text:p>26,447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48+24*RAND()" office:value-type="float" office:value="58.7273845905438" calcext:value-type="float">
            <text:p>58,727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 (([.I61]+[.P61])/([.I61]*[.P61])) + [.B61]" office:value-type="float" office:value="32.3285303002251" calcext:value-type="float">
            <text:p>32,328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7+6*RAND()" office:value-type="float" office:value="29.4436707578134" calcext:value-type="float">
            <text:p>29,443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COM.MICROSOFT.NORM.INV(RAND();30;5)" office:value-type="float" office:value="32.8886931856356" calcext:value-type="float">
            <text:p>32,888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48+24*RAND()" office:value-type="float" office:value="63.8143046619371" calcext:value-type="float">
            <text:p>63,8143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 (([.I62]+[.P62])/([.I62]*[.P62])) + [.B62]" office:value-type="float" office:value="29.4897468118453" calcext:value-type="float">
            <text:p>29,489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7+6*RAND()" office:value-type="float" office:value="29.6668805039953" calcext:value-type="float">
            <text:p>29,6669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COM.MICROSOFT.NORM.INV(RAND();30;5)" office:value-type="float" office:value="31.5334579023111" calcext:value-type="float">
            <text:p>31,5335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48+24*RAND()" office:value-type="float" office:value="57.6278007896617" calcext:value-type="float">
            <text:p>57,627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 (([.I63]+[.P63])/([.I63]*[.P63])) + [.B63]" office:value-type="float" office:value="29.7159455880602" calcext:value-type="float">
            <text:p>29,7159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7+6*RAND()" office:value-type="float" office:value="29.8731980107259" calcext:value-type="float">
            <text:p>29,8732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COM.MICROSOFT.NORM.INV(RAND();30;5)" office:value-type="float" office:value="26.6907019977328" calcext:value-type="float">
            <text:p>26,6907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48+24*RAND()" office:value-type="float" office:value="58.3186136344448" calcext:value-type="float">
            <text:p>58,3186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 (([.I64]+[.P64])/([.I64]*[.P64])) + [.B64]" office:value-type="float" office:value="29.9278114255024" calcext:value-type="float">
            <text:p>29,927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7+6*RAND()" office:value-type="float" office:value="29.5536964454222" calcext:value-type="float">
            <text:p>29,5537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COM.MICROSOFT.NORM.INV(RAND();30;5)" office:value-type="float" office:value="27.8959512960188" calcext:value-type="float">
            <text:p>27,896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48+24*RAND()" office:value-type="float" office:value="55.1906247111037" calcext:value-type="float">
            <text:p>55,1906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 (([.I65]+[.P65])/([.I65]*[.P65])) + [.B65]" office:value-type="float" office:value="29.6076629607355" calcext:value-type="float">
            <text:p>29,6077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7+6*RAND()" office:value-type="float" office:value="29.0745725103188" calcext:value-type="float">
            <text:p>29,0746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COM.MICROSOFT.NORM.INV(RAND();30;5)" office:value-type="float" office:value="24.3539429679076" calcext:value-type="float">
            <text:p>24,3539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48+24*RAND()" office:value-type="float" office:value="56.0915362564847" calcext:value-type="float">
            <text:p>56,0915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 (([.I66]+[.P66])/([.I66]*[.P66])) + [.B66]" office:value-type="float" office:value="29.1334616247797" calcext:value-type="float">
            <text:p>29,133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7+6*RAND()" office:value-type="float" office:value="27.3746474271175" calcext:value-type="float">
            <text:p>27,3746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COM.MICROSOFT.NORM.INV(RAND();30;5)" office:value-type="float" office:value="34.3314535146838" calcext:value-type="float">
            <text:p>34,3315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48+24*RAND()" office:value-type="float" office:value="54.3978186780587" calcext:value-type="float">
            <text:p>54,3978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 (([.I67]+[.P67])/([.I67]*[.P67])) + [.B67]" office:value-type="float" office:value="27.4221583255786" calcext:value-type="float">
            <text:p>27,422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7+6*RAND()" office:value-type="float" office:value="27.7626135621686" calcext:value-type="float">
            <text:p>27,7626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COM.MICROSOFT.NORM.INV(RAND();30;5)" office:value-type="float" office:value="24.9984349635437" calcext:value-type="float">
            <text:p>24,9984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48+24*RAND()" office:value-type="float" office:value="60.885299297981" calcext:value-type="float">
            <text:p>60,8853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 (([.I68]+[.P68])/([.I68]*[.P68])) + [.B68]" office:value-type="float" office:value="27.8190403923134" calcext:value-type="float">
            <text:p>27,819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7+6*RAND()" office:value-type="float" office:value="28.7738652660046" calcext:value-type="float">
            <text:p>28,7739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COM.MICROSOFT.NORM.INV(RAND();30;5)" office:value-type="float" office:value="30.9810310564984" calcext:value-type="float">
            <text:p>30,981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48+24*RAND()" office:value-type="float" office:value="64.5181182632223" calcext:value-type="float">
            <text:p>64,518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 (([.I69]+[.P69])/([.I69]*[.P69])) + [.B69]" office:value-type="float" office:value="28.8216426034632" calcext:value-type="float">
            <text:p>28,821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7+6*RAND()" office:value-type="float" office:value="31.0486039726529" calcext:value-type="float">
            <text:p>31,0486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COM.MICROSOFT.NORM.INV(RAND();30;5)" office:value-type="float" office:value="37.3347973554146" calcext:value-type="float">
            <text:p>37,3348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48+24*RAND()" office:value-type="float" office:value="50.5611733635888" calcext:value-type="float">
            <text:p>50,5612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 (([.I70]+[.P70])/([.I70]*[.P70])) + [.B70]" office:value-type="float" office:value="31.0951666585985" calcext:value-type="float">
            <text:p>31,0952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7+6*RAND()" office:value-type="float" office:value="27.0128066560719" calcext:value-type="float">
            <text:p>27,0128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COM.MICROSOFT.NORM.INV(RAND();30;5)" office:value-type="float" office:value="31.6798881662484" calcext:value-type="float">
            <text:p>31,6799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48+24*RAND()" office:value-type="float" office:value="63.53404072579" calcext:value-type="float">
            <text:p>63,534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 (([.I71]+[.P71])/([.I71]*[.P71])) + [.B71]" office:value-type="float" office:value="27.0601120179704" calcext:value-type="float">
            <text:p>27,060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7+6*RAND()" office:value-type="float" office:value="31.0692368585151" calcext:value-type="float">
            <text:p>31,0692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COM.MICROSOFT.NORM.INV(RAND();30;5)" office:value-type="float" office:value="32.3769728196816" calcext:value-type="float">
            <text:p>32,377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48+24*RAND()" office:value-type="float" office:value="57.7027124566957" calcext:value-type="float">
            <text:p>57,702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 (([.I72]+[.P72])/([.I72]*[.P72])) + [.B72]" office:value-type="float" office:value="31.1174532151522" calcext:value-type="float">
            <text:p>31,117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7+6*RAND()" office:value-type="float" office:value="28.6837319524493" calcext:value-type="float">
            <text:p>28,6837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COM.MICROSOFT.NORM.INV(RAND();30;5)" office:value-type="float" office:value="25.6486806080003" calcext:value-type="float">
            <text:p>25,6487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48+24*RAND()" office:value-type="float" office:value="71.9237475274131" calcext:value-type="float">
            <text:p>71,9237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 (([.I73]+[.P73])/([.I73]*[.P73])) + [.B73]" office:value-type="float" office:value="28.736623926399" calcext:value-type="float">
            <text:p>28,7366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7+6*RAND()" office:value-type="float" office:value="28.0131749811117" calcext:value-type="float">
            <text:p>28,0132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COM.MICROSOFT.NORM.INV(RAND();30;5)" office:value-type="float" office:value="31.7696625745644" calcext:value-type="float">
            <text:p>31,7697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48+24*RAND()" office:value-type="float" office:value="59.8700775643811" calcext:value-type="float">
            <text:p>59,8701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 (([.I74]+[.P74])/([.I74]*[.P74])) + [.B74]" office:value-type="float" office:value="28.061354385412" calcext:value-type="float">
            <text:p>28,061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7+6*RAND()" office:value-type="float" office:value="32.2772223784123" calcext:value-type="float">
            <text:p>32,277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COM.MICROSOFT.NORM.INV(RAND();30;5)" office:value-type="float" office:value="33.4479397714027" calcext:value-type="float">
            <text:p>33,4479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48+24*RAND()" office:value-type="float" office:value="52.3341882498935" calcext:value-type="float">
            <text:p>52,3342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 (([.I75]+[.P75])/([.I75]*[.P75])) + [.B75]" office:value-type="float" office:value="32.3262275541453" calcext:value-type="float">
            <text:p>32,326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7+6*RAND()" office:value-type="float" office:value="29.6679146101233" calcext:value-type="float">
            <text:p>29,6679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COM.MICROSOFT.NORM.INV(RAND();30;5)" office:value-type="float" office:value="27.1622382981561" calcext:value-type="float">
            <text:p>27,1622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48+24*RAND()" office:value-type="float" office:value="62.901742846705" calcext:value-type="float">
            <text:p>62,9017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 (([.I76]+[.P76])/([.I76]*[.P76])) + [.B76]" office:value-type="float" office:value="29.7206282380183" calcext:value-type="float">
            <text:p>29,7206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7+6*RAND()" office:value-type="float" office:value="29.0986919354182" calcext:value-type="float">
            <text:p>29,0987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COM.MICROSOFT.NORM.INV(RAND();30;5)" office:value-type="float" office:value="28.284157619436" calcext:value-type="float">
            <text:p>28,2842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48+24*RAND()" office:value-type="float" office:value="58.2493390934542" calcext:value-type="float">
            <text:p>58,2493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 (([.I77]+[.P77])/([.I77]*[.P77])) + [.B77]" office:value-type="float" office:value="29.1512149932713" calcext:value-type="float">
            <text:p>29,151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7+6*RAND()" office:value-type="float" office:value="32.1456811821554" calcext:value-type="float">
            <text:p>32,145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COM.MICROSOFT.NORM.INV(RAND();30;5)" office:value-type="float" office:value="24.1000521009218" calcext:value-type="float">
            <text:p>24,1001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48+24*RAND()" office:value-type="float" office:value="50.5017204796895" calcext:value-type="float">
            <text:p>50,501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 (([.I78]+[.P78])/([.I78]*[.P78])) + [.B78]" office:value-type="float" office:value="32.2069761739745" calcext:value-type="float">
            <text:p>32,207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7+6*RAND()" office:value-type="float" office:value="32.620866248617" calcext:value-type="float">
            <text:p>32,6209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COM.MICROSOFT.NORM.INV(RAND();30;5)" office:value-type="float" office:value="27.8713584699072" calcext:value-type="float">
            <text:p>27,8714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48+24*RAND()" office:value-type="float" office:value="49.7450670031831" calcext:value-type="float">
            <text:p>49,7451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 (([.I79]+[.P79])/([.I79]*[.P79])) + [.B79]" office:value-type="float" office:value="32.6768478710407" calcext:value-type="float">
            <text:p>32,676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7+6*RAND()" office:value-type="float" office:value="29.9193438172806" calcext:value-type="float">
            <text:p>29,9193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COM.MICROSOFT.NORM.INV(RAND();30;5)" office:value-type="float" office:value="34.8810250784631" calcext:value-type="float">
            <text:p>34,881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48+24*RAND()" office:value-type="float" office:value="54.3522833799943" calcext:value-type="float">
            <text:p>54,3523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 (([.I80]+[.P80])/([.I80]*[.P80])) + [.B80]" office:value-type="float" office:value="29.9664111905722" calcext:value-type="float">
            <text:p>29,9664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7+6*RAND()" office:value-type="float" office:value="31.1591583557893" calcext:value-type="float">
            <text:p>31,159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COM.MICROSOFT.NORM.INV(RAND();30;5)" office:value-type="float" office:value="21.7462151268396" calcext:value-type="float">
            <text:p>21,746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48+24*RAND()" office:value-type="float" office:value="48.5240928651765" calcext:value-type="float">
            <text:p>48,5241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 (([.I81]+[.P81])/([.I81]*[.P81])) + [.B81]" office:value-type="float" office:value="31.225751688775" calcext:value-type="float">
            <text:p>31,225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7+6*RAND()" office:value-type="float" office:value="32.3141934110317" calcext:value-type="float">
            <text:p>32,3142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COM.MICROSOFT.NORM.INV(RAND();30;5)" office:value-type="float" office:value="33.463749134215" calcext:value-type="float">
            <text:p>33,463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48+24*RAND()" office:value-type="float" office:value="66.7426474196836" calcext:value-type="float">
            <text:p>66,7426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 (([.I82]+[.P82])/([.I82]*[.P82])) + [.B82]" office:value-type="float" office:value="32.3590594180374" calcext:value-type="float">
            <text:p>32,3591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7+6*RAND()" office:value-type="float" office:value="28.3502250357997" calcext:value-type="float">
            <text:p>28,3502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COM.MICROSOFT.NORM.INV(RAND();30;5)" office:value-type="float" office:value="33.1066878845364" calcext:value-type="float">
            <text:p>33,1067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48+24*RAND()" office:value-type="float" office:value="61.6071280008182" calcext:value-type="float">
            <text:p>61,6071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 (([.I83]+[.P83])/([.I83]*[.P83])) + [.B83]" office:value-type="float" office:value="28.396662301111" calcext:value-type="float">
            <text:p>28,3967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7+6*RAND()" office:value-type="float" office:value="31.7023371399846" calcext:value-type="float">
            <text:p>31,7023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COM.MICROSOFT.NORM.INV(RAND();30;5)" office:value-type="float" office:value="31.9010405735711" calcext:value-type="float">
            <text:p>31,901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48+24*RAND()" office:value-type="float" office:value="53.2635715389624" calcext:value-type="float">
            <text:p>53,2636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 (([.I84]+[.P84])/([.I84]*[.P84])) + [.B84]" office:value-type="float" office:value="31.7524586375874" calcext:value-type="float">
            <text:p>31,752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7+6*RAND()" office:value-type="float" office:value="30.7381904970389" calcext:value-type="float">
            <text:p>30,7382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COM.MICROSOFT.NORM.INV(RAND();30;5)" office:value-type="float" office:value="32.4496116102967" calcext:value-type="float">
            <text:p>32,4496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48+24*RAND()" office:value-type="float" office:value="69.0047292234376" calcext:value-type="float">
            <text:p>69,0047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 (([.I85]+[.P85])/([.I85]*[.P85])) + [.B85]" office:value-type="float" office:value="30.7834992672353" calcext:value-type="float">
            <text:p>30,7835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7+6*RAND()" office:value-type="float" office:value="27.3963394572493" calcext:value-type="float">
            <text:p>27,3963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COM.MICROSOFT.NORM.INV(RAND();30;5)" office:value-type="float" office:value="27.8707732783878" calcext:value-type="float">
            <text:p>27,8708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48+24*RAND()" office:value-type="float" office:value="66.7060987064615" calcext:value-type="float">
            <text:p>66,706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 (([.I86]+[.P86])/([.I86]*[.P86])) + [.B86]" office:value-type="float" office:value="27.4472104702586" calcext:value-type="float">
            <text:p>27,4472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7+6*RAND()" office:value-type="float" office:value="32.0173158596735" calcext:value-type="float">
            <text:p>32,0173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COM.MICROSOFT.NORM.INV(RAND();30;5)" office:value-type="float" office:value="24.868719106853" calcext:value-type="float">
            <text:p>24,8687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48+24*RAND()" office:value-type="float" office:value="69.9137104740366" calcext:value-type="float">
            <text:p>69,9137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 (([.I87]+[.P87])/([.I87]*[.P87])) + [.B87]" office:value-type="float" office:value="32.0718303640724" calcext:value-type="float">
            <text:p>32,0718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7+6*RAND()" office:value-type="float" office:value="27.5836462865118" calcext:value-type="float">
            <text:p>27,5836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COM.MICROSOFT.NORM.INV(RAND();30;5)" office:value-type="float" office:value="27.908566684226" calcext:value-type="float">
            <text:p>27,9086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48+24*RAND()" office:value-type="float" office:value="65.2541147125885" calcext:value-type="float">
            <text:p>65,2541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 (([.I88]+[.P88])/([.I88]*[.P88])) + [.B88]" office:value-type="float" office:value="27.6348022825453" calcext:value-type="float">
            <text:p>27,6348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7+6*RAND()" office:value-type="float" office:value="30.355419939151" calcext:value-type="float">
            <text:p>30,355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COM.MICROSOFT.NORM.INV(RAND();30;5)" office:value-type="float" office:value="27.8224144814901" calcext:value-type="float">
            <text:p>27,82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48+24*RAND()" office:value-type="float" office:value="48.7493559150025" calcext:value-type="float">
            <text:p>48,749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 (([.I89]+[.P89])/([.I89]*[.P89])) + [.B89]" office:value-type="float" office:value="30.4118752743247" calcext:value-type="float">
            <text:p>30,411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7+6*RAND()" office:value-type="float" office:value="31.8178864012007" calcext:value-type="float">
            <text:p>31,8179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COM.MICROSOFT.NORM.INV(RAND();30;5)" office:value-type="float" office:value="29.5057658637206" calcext:value-type="float">
            <text:p>29,5058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48+24*RAND()" office:value-type="float" office:value="60.21201090049" calcext:value-type="float">
            <text:p>60,212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 (([.I90]+[.P90])/([.I90]*[.P90])) + [.B90]" office:value-type="float" office:value="31.8683860641671" calcext:value-type="float">
            <text:p>31,868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7+6*RAND()" office:value-type="float" office:value="31.3309876879212" calcext:value-type="float">
            <text:p>31,331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COM.MICROSOFT.NORM.INV(RAND();30;5)" office:value-type="float" office:value="30.9198361108136" calcext:value-type="float">
            <text:p>30,9198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48+24*RAND()" office:value-type="float" office:value="58.5177983818576" calcext:value-type="float">
            <text:p>58,5178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 (([.I91]+[.P91])/([.I91]*[.P91])) + [.B91]" office:value-type="float" office:value="31.3804182037582" calcext:value-type="float">
            <text:p>31,380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7+6*RAND()" office:value-type="float" office:value="30.7937867639121" calcext:value-type="float">
            <text:p>30,7938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COM.MICROSOFT.NORM.INV(RAND();30;5)" office:value-type="float" office:value="21.4619491701233" calcext:value-type="float">
            <text:p>21,4619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48+24*RAND()" office:value-type="float" office:value="64.4787219716236" calcext:value-type="float">
            <text:p>64,4787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 (([.I92]+[.P92])/([.I92]*[.P92])) + [.B92]" office:value-type="float" office:value="30.8558898465818" calcext:value-type="float">
            <text:p>30,855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7+6*RAND()" office:value-type="float" office:value="32.137799951015" calcext:value-type="float">
            <text:p>32,1378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COM.MICROSOFT.NORM.INV(RAND();30;5)" office:value-type="float" office:value="25.4709004036899" calcext:value-type="float">
            <text:p>25,4709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48+24*RAND()" office:value-type="float" office:value="69.3020575577393" calcext:value-type="float">
            <text:p>69,3021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 (([.I93]+[.P93])/([.I93]*[.P93])) + [.B93]" office:value-type="float" office:value="32.1914900258212" calcext:value-type="float">
            <text:p>32,1915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7+6*RAND()" office:value-type="float" office:value="29.0934769373853" calcext:value-type="float">
            <text:p>29,0935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COM.MICROSOFT.NORM.INV(RAND();30;5)" office:value-type="float" office:value="22.1439048408088" calcext:value-type="float">
            <text:p>22,1439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48+24*RAND()" office:value-type="float" office:value="55.5985944131389" calcext:value-type="float">
            <text:p>55,5986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 (([.I94]+[.P94])/([.I94]*[.P94])) + [.B94]" office:value-type="float" office:value="29.1566221571895" calcext:value-type="float">
            <text:p>29,156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7+6*RAND()" office:value-type="float" office:value="30.6846666082274" calcext:value-type="float">
            <text:p>30,6847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COM.MICROSOFT.NORM.INV(RAND();30;5)" office:value-type="float" office:value="32.5656029038015" calcext:value-type="float">
            <text:p>32,5656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48+24*RAND()" office:value-type="float" office:value="58.5740511054173" calcext:value-type="float">
            <text:p>58,5741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 (([.I95]+[.P95])/([.I95]*[.P95])) + [.B95]" office:value-type="float" office:value="30.732446261172" calcext:value-type="float">
            <text:p>30,7324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7+6*RAND()" office:value-type="float" office:value="31.2954274972435" calcext:value-type="float">
            <text:p>31,2954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COM.MICROSOFT.NORM.INV(RAND();30;5)" office:value-type="float" office:value="20.9540425584578" calcext:value-type="float">
            <text:p>20,954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48+24*RAND()" office:value-type="float" office:value="54.8681783108041" calcext:value-type="float">
            <text:p>54,8682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 (([.I96]+[.P96])/([.I96]*[.P96])) + [.B96]" office:value-type="float" office:value="31.361376485606" calcext:value-type="float">
            <text:p>31,3614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7+6*RAND()" office:value-type="float" office:value="31.4520737759303" calcext:value-type="float">
            <text:p>31,4521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COM.MICROSOFT.NORM.INV(RAND();30;5)" office:value-type="float" office:value="23.2443354026664" calcext:value-type="float">
            <text:p>23,2443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48+24*RAND()" office:value-type="float" office:value="67.9495087461546" calcext:value-type="float">
            <text:p>67,9495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 (([.I97]+[.P97])/([.I97]*[.P97])) + [.B97]" office:value-type="float" office:value="31.5098118201072" calcext:value-type="float">
            <text:p>31,5098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7+6*RAND()" office:value-type="float" office:value="32.0553849048447" calcext:value-type="float">
            <text:p>32,0554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COM.MICROSOFT.NORM.INV(RAND();30;5)" office:value-type="float" office:value="25.608845903638" calcext:value-type="float">
            <text:p>25,6088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48+24*RAND()" office:value-type="float" office:value="67.1961835501716" calcext:value-type="float">
            <text:p>67,1962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 (([.I98]+[.P98])/([.I98]*[.P98])) + [.B98]" office:value-type="float" office:value="32.1093157092834" calcext:value-type="float">
            <text:p>32,109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7+6*RAND()" office:value-type="float" office:value="30.3767309503164" calcext:value-type="float">
            <text:p>30,3767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COM.MICROSOFT.NORM.INV(RAND();30;5)" office:value-type="float" office:value="34.9099534099049" calcext:value-type="float">
            <text:p>34,910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48+24*RAND()" office:value-type="float" office:value="54.123810200952" calcext:value-type="float">
            <text:p>54,1238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 (([.I99]+[.P99])/([.I99]*[.P99])) + [.B99]" office:value-type="float" office:value="30.4238522326413" calcext:value-type="float">
            <text:p>30,4239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7+6*RAND()" office:value-type="float" office:value="28.1147383551579" calcext:value-type="float">
            <text:p>28,1147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COM.MICROSOFT.NORM.INV(RAND();30;5)" office:value-type="float" office:value="34.428120212293" calcext:value-type="float">
            <text:p>34,4281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48+24*RAND()" office:value-type="float" office:value="53.1295228181407" calcext:value-type="float">
            <text:p>53,1295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 (([.I100]+[.P100])/([.I100]*[.P100])) + [.B100]" office:value-type="float" office:value="28.1626063059842" calcext:value-type="float">
            <text:p>28,1626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7+6*RAND()" office:value-type="float" office:value="30.1042248986196" calcext:value-type="float">
            <text:p>30,1042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COM.MICROSOFT.NORM.INV(RAND();30;5)" office:value-type="float" office:value="36.3651888035904" calcext:value-type="float">
            <text:p>36,3652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48+24*RAND()" office:value-type="float" office:value="51.6837884997949" calcext:value-type="float">
            <text:p>51,6838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 (([.I101]+[.P101])/([.I101]*[.P101])) + [.B101]" office:value-type="float" office:value="30.1510721514653" calcext:value-type="float">
            <text:p>30,151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7+6*RAND()" office:value-type="float" office:value="27.3957509959582" calcext:value-type="float">
            <text:p>27,3958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COM.MICROSOFT.NORM.INV(RAND();30;5)" office:value-type="float" office:value="27.4324698489422" calcext:value-type="float">
            <text:p>27,4325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48+24*RAND()" office:value-type="float" office:value="52.4588949875906" calcext:value-type="float">
            <text:p>52,4589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 (([.I102]+[.P102])/([.I102]*[.P102])) + [.B102]" office:value-type="float" office:value="27.4512666923248" calcext:value-type="float">
            <text:p>27,4513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7+6*RAND()" office:value-type="float" office:value="32.4065029348712" calcext:value-type="float">
            <text:p>32,4065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COM.MICROSOFT.NORM.INV(RAND();30;5)" office:value-type="float" office:value="41.6049487439946" calcext:value-type="float">
            <text:p>41,6049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48+24*RAND()" office:value-type="float" office:value="71.9248597277328" calcext:value-type="float">
            <text:p>71,9249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 (([.I103]+[.P103])/([.I103]*[.P103])) + [.B103]" office:value-type="float" office:value="32.4444419358127" calcext:value-type="float">
            <text:p>32,4444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7+6*RAND()" office:value-type="float" office:value="27.2352017762605" calcext:value-type="float">
            <text:p>27,2352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COM.MICROSOFT.NORM.INV(RAND();30;5)" office:value-type="float" office:value="33.2046111797947" calcext:value-type="float">
            <text:p>33,2046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48+24*RAND()" office:value-type="float" office:value="50.4199662571773" calcext:value-type="float">
            <text:p>50,420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 (([.I104]+[.P104])/([.I104]*[.P104])) + [.B104]" office:value-type="float" office:value="27.2851514880245" calcext:value-type="float">
            <text:p>27,285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7+6*RAND()" office:value-type="float" office:value="30.3785295572598" calcext:value-type="float">
            <text:p>30,3785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COM.MICROSOFT.NORM.INV(RAND();30;5)" office:value-type="float" office:value="31.9189369146271" calcext:value-type="float">
            <text:p>31,9189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48+24*RAND()" office:value-type="float" office:value="53.7581029040739" calcext:value-type="float">
            <text:p>53,7581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 (([.I105]+[.P105])/([.I105]*[.P105])) + [.B105]" office:value-type="float" office:value="30.4284607683789" calcext:value-type="float">
            <text:p>30,428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7+6*RAND()" office:value-type="float" office:value="29.3153406616766" calcext:value-type="float">
            <text:p>29,3153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COM.MICROSOFT.NORM.INV(RAND();30;5)" office:value-type="float" office:value="37.0321383074791" calcext:value-type="float">
            <text:p>37,0321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48+24*RAND()" office:value-type="float" office:value="51.1248405156657" calcext:value-type="float">
            <text:p>51,1248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 (([.I106]+[.P106])/([.I106]*[.P106])) + [.B106]" office:value-type="float" office:value="29.3619041965406" calcext:value-type="float">
            <text:p>29,3619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7+6*RAND()" office:value-type="float" office:value="31.3681812237483" calcext:value-type="float">
            <text:p>31,3682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COM.MICROSOFT.NORM.INV(RAND();30;5)" office:value-type="float" office:value="14.8870022891135" calcext:value-type="float">
            <text:p>14,887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48+24*RAND()" office:value-type="float" office:value="63.7459607580677" calcext:value-type="float">
            <text:p>63,746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 (([.I107]+[.P107])/([.I107]*[.P107])) + [.B107]" office:value-type="float" office:value="31.4510411828991" calcext:value-type="float">
            <text:p>31,451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7+6*RAND()" office:value-type="float" office:value="29.6574647754896" calcext:value-type="float">
            <text:p>29,6575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COM.MICROSOFT.NORM.INV(RAND();30;5)" office:value-type="float" office:value="24.0818763550291" calcext:value-type="float">
            <text:p>24,0819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48+24*RAND()" office:value-type="float" office:value="58.2084315614775" calcext:value-type="float">
            <text:p>58,2084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 (([.I108]+[.P108])/([.I108]*[.P108])) + [.B108]" office:value-type="float" office:value="29.7161694207245" calcext:value-type="float">
            <text:p>29,7162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7+6*RAND()" office:value-type="float" office:value="29.6612793167587" calcext:value-type="float">
            <text:p>29,6613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COM.MICROSOFT.NORM.INV(RAND();30;5)" office:value-type="float" office:value="33.2184042747526" calcext:value-type="float">
            <text:p>33,2184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48+24*RAND()" office:value-type="float" office:value="71.2698152856901" calcext:value-type="float">
            <text:p>71,2698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 (([.I109]+[.P109])/([.I109]*[.P109])) + [.B109]" office:value-type="float" office:value="29.7054142962964" calcext:value-type="float">
            <text:p>29,705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7+6*RAND()" office:value-type="float" office:value="28.4125256405678" calcext:value-type="float">
            <text:p>28,4125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COM.MICROSOFT.NORM.INV(RAND();30;5)" office:value-type="float" office:value="23.7181624410406" calcext:value-type="float">
            <text:p>23,7182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48+24*RAND()" office:value-type="float" office:value="66.4956440599635" calcext:value-type="float">
            <text:p>66,4956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 (([.I110]+[.P110])/([.I110]*[.P110])) + [.B110]" office:value-type="float" office:value="28.4697260018638" calcext:value-type="float">
            <text:p>28,4697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7+6*RAND()" office:value-type="float" office:value="30.2334308030549" calcext:value-type="float">
            <text:p>30,2334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COM.MICROSOFT.NORM.INV(RAND();30;5)" office:value-type="float" office:value="39.8720619463525" calcext:value-type="float">
            <text:p>39,8721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48+24*RAND()" office:value-type="float" office:value="59.3727809647098" calcext:value-type="float">
            <text:p>59,3728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 (([.I111]+[.P111])/([.I111]*[.P111])) + [.B111]" office:value-type="float" office:value="30.2753537556419" calcext:value-type="float">
            <text:p>30,2754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7+6*RAND()" office:value-type="float" office:value="30.7639411843848" calcext:value-type="float">
            <text:p>30,7639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COM.MICROSOFT.NORM.INV(RAND();30;5)" office:value-type="float" office:value="27.8265318032096" calcext:value-type="float">
            <text:p>27,8265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48+24*RAND()" office:value-type="float" office:value="66.3636805163696" calcext:value-type="float">
            <text:p>66,363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 (([.I112]+[.P112])/([.I112]*[.P112])) + [.B112]" office:value-type="float" office:value="30.8149465929981" calcext:value-type="float">
            <text:p>30,8149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7+6*RAND()" office:value-type="float" office:value="30.0047706223559" calcext:value-type="float">
            <text:p>30,0048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COM.MICROSOFT.NORM.INV(RAND();30;5)" office:value-type="float" office:value="32.0199319432082" calcext:value-type="float">
            <text:p>32,0199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48+24*RAND()" office:value-type="float" office:value="65.3171093193814" calcext:value-type="float">
            <text:p>65,3171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 (([.I113]+[.P113])/([.I113]*[.P113])) + [.B113]" office:value-type="float" office:value="30.0513110939968" calcext:value-type="float">
            <text:p>30,0513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7+6*RAND()" office:value-type="float" office:value="28.4761198677588" calcext:value-type="float">
            <text:p>28,4761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COM.MICROSOFT.NORM.INV(RAND();30;5)" office:value-type="float" office:value="27.9559990658159" calcext:value-type="float">
            <text:p>27,956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48+24*RAND()" office:value-type="float" office:value="50.5764898555353" calcext:value-type="float">
            <text:p>50,5765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 (([.I114]+[.P114])/([.I114]*[.P114])) + [.B114]" office:value-type="float" office:value="28.5316623979257" calcext:value-type="float">
            <text:p>28,5317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7+6*RAND()" office:value-type="float" office:value="31.2665368162561" calcext:value-type="float">
            <text:p>31,2665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COM.MICROSOFT.NORM.INV(RAND();30;5)" office:value-type="float" office:value="30.9353594701712" calcext:value-type="float">
            <text:p>30,9354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48+24*RAND()" office:value-type="float" office:value="63.1403106702492" calcext:value-type="float">
            <text:p>63,1403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 (([.I115]+[.P115])/([.I115]*[.P115])) + [.B115]" office:value-type="float" office:value="31.3147000279299" calcext:value-type="float">
            <text:p>31,3147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7+6*RAND()" office:value-type="float" office:value="31.6864048757125" calcext:value-type="float">
            <text:p>31,6864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COM.MICROSOFT.NORM.INV(RAND();30;5)" office:value-type="float" office:value="31.5503988607428" calcext:value-type="float">
            <text:p>31,5504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48+24*RAND()" office:value-type="float" office:value="70.1637458028272" calcext:value-type="float">
            <text:p>70,1637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 (([.I116]+[.P116])/([.I116]*[.P116])) + [.B116]" office:value-type="float" office:value="31.7323525708558" calcext:value-type="float">
            <text:p>31,7324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7+6*RAND()" office:value-type="float" office:value="32.5317530769389" calcext:value-type="float">
            <text:p>32,5318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COM.MICROSOFT.NORM.INV(RAND();30;5)" office:value-type="float" office:value="29.4699831914935" calcext:value-type="float">
            <text:p>29,4700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48+24*RAND()" office:value-type="float" office:value="70.4124958394095" calcext:value-type="float">
            <text:p>70,4125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 (([.I117]+[.P117])/([.I117]*[.P117])) + [.B117]" office:value-type="float" office:value="32.5798879339506" calcext:value-type="float">
            <text:p>32,5799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7+6*RAND()" office:value-type="float" office:value="31.071629335871" calcext:value-type="float">
            <text:p>31,0716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COM.MICROSOFT.NORM.INV(RAND();30;5)" office:value-type="float" office:value="34.8322841736028" calcext:value-type="float">
            <text:p>34,8323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48+24*RAND()" office:value-type="float" office:value="58.964232112281" calcext:value-type="float">
            <text:p>58,9642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 (([.I118]+[.P118])/([.I118]*[.P118])) + [.B118]" office:value-type="float" office:value="31.1172977684919" calcext:value-type="float">
            <text:p>31,117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7+6*RAND()" office:value-type="float" office:value="30.711816197494" calcext:value-type="float">
            <text:p>30,7118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COM.MICROSOFT.NORM.INV(RAND();30;5)" office:value-type="float" office:value="32.0960897209292" calcext:value-type="float">
            <text:p>32,0961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48+24*RAND()" office:value-type="float" office:value="62.1641620947048" calcext:value-type="float">
            <text:p>62,1642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 (([.I119]+[.P119])/([.I119]*[.P119])) + [.B119]" office:value-type="float" office:value="30.7590590797838" calcext:value-type="float">
            <text:p>30,7591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7+6*RAND()" office:value-type="float" office:value="30.9711113709491" calcext:value-type="float">
            <text:p>30,9711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COM.MICROSOFT.NORM.INV(RAND();30;5)" office:value-type="float" office:value="27.4387480849438" calcext:value-type="float">
            <text:p>27,4387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48+24*RAND()" office:value-type="float" office:value="54.7335910359398" calcext:value-type="float">
            <text:p>54,7336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 (([.I120]+[.P120])/([.I120]*[.P120])) + [.B120]" office:value-type="float" office:value="31.0258264983114" calcext:value-type="float">
            <text:p>31,0258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7+6*RAND()" office:value-type="float" office:value="30.9688574408647" calcext:value-type="float">
            <text:p>30,9689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COM.MICROSOFT.NORM.INV(RAND();30;5)" office:value-type="float" office:value="42.2619216452812" calcext:value-type="float">
            <text:p>42,2619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48+24*RAND()" office:value-type="float" office:value="55.2111115744337" calcext:value-type="float">
            <text:p>55,2111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 (([.I121]+[.P121])/([.I121]*[.P121])) + [.B121]" office:value-type="float" office:value="31.0106316993275" calcext:value-type="float">
            <text:p>31,010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7+6*RAND()" office:value-type="float" office:value="27.3779943895061" calcext:value-type="float">
            <text:p>27,378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COM.MICROSOFT.NORM.INV(RAND();30;5)" office:value-type="float" office:value="30.0330620136559" calcext:value-type="float">
            <text:p>30,0331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48+24*RAND()" office:value-type="float" office:value="56.2061510877684" calcext:value-type="float">
            <text:p>56,2062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 (([.I122]+[.P122])/([.I122]*[.P122])) + [.B122]" office:value-type="float" office:value="27.4290826747202" calcext:value-type="float">
            <text:p>27,429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7+6*RAND()" office:value-type="float" office:value="27.9141488552559" calcext:value-type="float">
            <text:p>27,914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COM.MICROSOFT.NORM.INV(RAND();30;5)" office:value-type="float" office:value="26.483999149752" calcext:value-type="float">
            <text:p>26,484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48+24*RAND()" office:value-type="float" office:value="70.0575861046091" calcext:value-type="float">
            <text:p>70,0576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 (([.I123]+[.P123])/([.I123]*[.P123])) + [.B123]" office:value-type="float" office:value="27.9661814748779" calcext:value-type="float">
            <text:p>27,9662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7+6*RAND()" office:value-type="float" office:value="30.2423782597762" calcext:value-type="float">
            <text:p>30,2424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COM.MICROSOFT.NORM.INV(RAND();30;5)" office:value-type="float" office:value="35.6799031426601" calcext:value-type="float">
            <text:p>35,679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48+24*RAND()" office:value-type="float" office:value="60.408866182901" calcext:value-type="float">
            <text:p>60,4089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 (([.I124]+[.P124])/([.I124]*[.P124])) + [.B124]" office:value-type="float" office:value="30.2869591031192" calcext:value-type="float">
            <text:p>30,287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7+6*RAND()" office:value-type="float" office:value="28.3747649167199" calcext:value-type="float">
            <text:p>28,3748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COM.MICROSOFT.NORM.INV(RAND();30;5)" office:value-type="float" office:value="27.0049908546671" calcext:value-type="float">
            <text:p>27,005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48+24*RAND()" office:value-type="float" office:value="62.2219665935263" calcext:value-type="float">
            <text:p>62,222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 (([.I125]+[.P125])/([.I125]*[.P125])) + [.B125]" office:value-type="float" office:value="28.4278666034549" calcext:value-type="float">
            <text:p>28,4279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7+6*RAND()" office:value-type="float" office:value="31.6157069520559" calcext:value-type="float">
            <text:p>31,6157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COM.MICROSOFT.NORM.INV(RAND();30;5)" office:value-type="float" office:value="20.1460637136308" calcext:value-type="float">
            <text:p>20,1461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48+24*RAND()" office:value-type="float" office:value="71.0420565744862" calcext:value-type="float">
            <text:p>71,0421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 (([.I126]+[.P126])/([.I126]*[.P126])) + [.B126]" office:value-type="float" office:value="31.6794206093409" calcext:value-type="float">
            <text:p>31,6794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7+6*RAND()" office:value-type="float" office:value="32.7292673906777" calcext:value-type="float">
            <text:p>32,7293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COM.MICROSOFT.NORM.INV(RAND();30;5)" office:value-type="float" office:value="28.8232388463253" calcext:value-type="float">
            <text:p>28,8232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48+24*RAND()" office:value-type="float" office:value="60.7574699437246" calcext:value-type="float">
            <text:p>60,7575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 (([.I127]+[.P127])/([.I127]*[.P127])) + [.B127]" office:value-type="float" office:value="32.7804204995079" calcext:value-type="float">
            <text:p>32,7804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7+6*RAND()" office:value-type="float" office:value="32.6997595599387" calcext:value-type="float">
            <text:p>32,6998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COM.MICROSOFT.NORM.INV(RAND();30;5)" office:value-type="float" office:value="20.9766257748105" calcext:value-type="float">
            <text:p>20,9766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48+24*RAND()" office:value-type="float" office:value="65.7664024466649" calcext:value-type="float">
            <text:p>65,7664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 (([.I128]+[.P128])/([.I128]*[.P128])) + [.B128]" office:value-type="float" office:value="32.7626370016455" calcext:value-type="float">
            <text:p>32,7626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7+6*RAND()" office:value-type="float" office:value="29.3827230229508" calcext:value-type="float">
            <text:p>29,3827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COM.MICROSOFT.NORM.INV(RAND();30;5)" office:value-type="float" office:value="37.4531311672256" calcext:value-type="float">
            <text:p>37,4531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48+24*RAND()" office:value-type="float" office:value="54.2286651553586" calcext:value-type="float">
            <text:p>54,2287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 (([.I129]+[.P129])/([.I129]*[.P129])) + [.B129]" office:value-type="float" office:value="29.4278634920472" calcext:value-type="float">
            <text:p>29,4279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7+6*RAND()" office:value-type="float" office:value="27.0987982826773" calcext:value-type="float">
            <text:p>27,0988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COM.MICROSOFT.NORM.INV(RAND();30;5)" office:value-type="float" office:value="33.3706461871276" calcext:value-type="float">
            <text:p>33,3706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48+24*RAND()" office:value-type="float" office:value="58.9104013675824" calcext:value-type="float">
            <text:p>58,9104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 (([.I130]+[.P130])/([.I130]*[.P130])) + [.B130]" office:value-type="float" office:value="27.1457396696848" calcext:value-type="float">
            <text:p>27,1457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7+6*RAND()" office:value-type="float" office:value="29.8003363462631" calcext:value-type="float">
            <text:p>29,8003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COM.MICROSOFT.NORM.INV(RAND();30;5)" office:value-type="float" office:value="33.9214315147742" calcext:value-type="float">
            <text:p>33,9214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48+24*RAND()" office:value-type="float" office:value="51.348113858141" calcext:value-type="float">
            <text:p>51,3481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 (([.I131]+[.P131])/([.I131]*[.P131])) + [.B131]" office:value-type="float" office:value="29.8492911462327" calcext:value-type="float">
            <text:p>29,8493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7+6*RAND()" office:value-type="float" office:value="28.5633535163943" calcext:value-type="float">
            <text:p>28,5634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COM.MICROSOFT.NORM.INV(RAND();30;5)" office:value-type="float" office:value="24.9965911152484" calcext:value-type="float">
            <text:p>24,9966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48+24*RAND()" office:value-type="float" office:value="59.9368502078578" calcext:value-type="float">
            <text:p>59,9369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 (([.I132]+[.P132])/([.I132]*[.P132])) + [.B132]" office:value-type="float" office:value="28.6200431981112" calcext:value-type="float">
            <text:p>28,620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7+6*RAND()" office:value-type="float" office:value="30.0857950423379" calcext:value-type="float">
            <text:p>30,0858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COM.MICROSOFT.NORM.INV(RAND();30;5)" office:value-type="float" office:value="35.3770862785536" calcext:value-type="float">
            <text:p>35,3771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48+24*RAND()" office:value-type="float" office:value="54.4848897764459" calcext:value-type="float">
            <text:p>54,4849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 (([.I133]+[.P133])/([.I133]*[.P133])) + [.B133]" office:value-type="float" office:value="30.132415638958" calcext:value-type="float">
            <text:p>30,1324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7+6*RAND()" office:value-type="float" office:value="29.086800676072" calcext:value-type="float">
            <text:p>29,0868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COM.MICROSOFT.NORM.INV(RAND();30;5)" office:value-type="float" office:value="37.8681280454713" calcext:value-type="float">
            <text:p>37,8681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48+24*RAND()" office:value-type="float" office:value="50.0089574446902" calcext:value-type="float">
            <text:p>50,009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 (([.I134]+[.P134])/([.I134]*[.P134])) + [.B134]" office:value-type="float" office:value="29.1332045253047" calcext:value-type="float">
            <text:p>29,1332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7+6*RAND()" office:value-type="float" office:value="28.6617346631829" calcext:value-type="float">
            <text:p>28,661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COM.MICROSOFT.NORM.INV(RAND();30;5)" office:value-type="float" office:value="33.2944671710846" calcext:value-type="float">
            <text:p>33,294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48+24*RAND()" office:value-type="float" office:value="50.6497693760321" calcext:value-type="float">
            <text:p>50,6498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 (([.I135]+[.P135])/([.I135]*[.P135])) + [.B135]" office:value-type="float" office:value="28.7115131100835" calcext:value-type="float">
            <text:p>28,7115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7+6*RAND()" office:value-type="float" office:value="28.0773725823965" calcext:value-type="float">
            <text:p>28,0774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COM.MICROSOFT.NORM.INV(RAND();30;5)" office:value-type="float" office:value="32.8337001836836" calcext:value-type="float">
            <text:p>32,8337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48+24*RAND()" office:value-type="float" office:value="69.4509312557057" calcext:value-type="float">
            <text:p>69,4509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 (([.I136]+[.P136])/([.I136]*[.P136])) + [.B136]" office:value-type="float" office:value="28.1222277499149" calcext:value-type="float">
            <text:p>28,1222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7+6*RAND()" office:value-type="float" office:value="30.4524552316871" calcext:value-type="float">
            <text:p>30,4525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COM.MICROSOFT.NORM.INV(RAND();30;5)" office:value-type="float" office:value="30.0472413112608" calcext:value-type="float">
            <text:p>30,0472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48+24*RAND()" office:value-type="float" office:value="66.8716061459854" calcext:value-type="float">
            <text:p>66,8716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 (([.I137]+[.P137])/([.I137]*[.P137])) + [.B137]" office:value-type="float" office:value="30.5006901871351" calcext:value-type="float">
            <text:p>30,5007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7+6*RAND()" office:value-type="float" office:value="32.9861436558422" calcext:value-type="float">
            <text:p>32,9861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COM.MICROSOFT.NORM.INV(RAND();30;5)" office:value-type="float" office:value="24.7079947854176" calcext:value-type="float">
            <text:p>24,7080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48+24*RAND()" office:value-type="float" office:value="66.9732399182394" calcext:value-type="float">
            <text:p>66,9732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 (([.I138]+[.P138])/([.I138]*[.P138])) + [.B138]" office:value-type="float" office:value="33.0415477225427" calcext:value-type="float">
            <text:p>33,0415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7+6*RAND()" office:value-type="float" office:value="29.6358708485495" calcext:value-type="float">
            <text:p>29,6359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COM.MICROSOFT.NORM.INV(RAND();30;5)" office:value-type="float" office:value="38.3040915094055" calcext:value-type="float">
            <text:p>38,3041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48+24*RAND()" office:value-type="float" office:value="54.7363802874461" calcext:value-type="float">
            <text:p>54,7364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 (([.I139]+[.P139])/([.I139]*[.P139])) + [.B139]" office:value-type="float" office:value="29.6802471050902" calcext:value-type="float">
            <text:p>29,6802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7+6*RAND()" office:value-type="float" office:value="32.3076369522605" calcext:value-type="float">
            <text:p>32,3076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COM.MICROSOFT.NORM.INV(RAND();30;5)" office:value-type="float" office:value="21.0734062382251" calcext:value-type="float">
            <text:p>21,0734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48+24*RAND()" office:value-type="float" office:value="66.5248091267422" calcext:value-type="float">
            <text:p>66,5248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 (([.I140]+[.P140])/([.I140]*[.P140])) + [.B140]" office:value-type="float" office:value="32.3701221116522" calcext:value-type="float">
            <text:p>32,3701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7+6*RAND()" office:value-type="float" office:value="27.3902318452019" calcext:value-type="float">
            <text:p>27,39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COM.MICROSOFT.NORM.INV(RAND();30;5)" office:value-type="float" office:value="27.9900678687212" calcext:value-type="float">
            <text:p>27,9901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48+24*RAND()" office:value-type="float" office:value="58.5804961295798" calcext:value-type="float">
            <text:p>58,5805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 (([.I141]+[.P141])/([.I141]*[.P141])) + [.B141]" office:value-type="float" office:value="27.443029331956" calcext:value-type="float">
            <text:p>27,443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7+6*RAND()" office:value-type="float" office:value="28.7550491883885" calcext:value-type="float">
            <text:p>28,755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COM.MICROSOFT.NORM.INV(RAND();30;5)" office:value-type="float" office:value="35.8673465123926" calcext:value-type="float">
            <text:p>35,8673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48+24*RAND()" office:value-type="float" office:value="68.9279273310676" calcext:value-type="float">
            <text:p>68,9279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 (([.I142]+[.P142])/([.I142]*[.P142])) + [.B142]" office:value-type="float" office:value="28.7974376083997" calcext:value-type="float">
            <text:p>28,7974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7+6*RAND()" office:value-type="float" office:value="32.2846882191952" calcext:value-type="float">
            <text:p>32,2847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COM.MICROSOFT.NORM.INV(RAND();30;5)" office:value-type="float" office:value="32.8547347854639" calcext:value-type="float">
            <text:p>32,8547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48+24*RAND()" office:value-type="float" office:value="70.0414929902181" calcext:value-type="float">
            <text:p>70,0415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 (([.I143]+[.P143])/([.I143]*[.P143])) + [.B143]" office:value-type="float" office:value="32.3294024838514" calcext:value-type="float">
            <text:p>32,3294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7+6*RAND()" office:value-type="float" office:value="29.5541198181454" calcext:value-type="float">
            <text:p>29,5541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COM.MICROSOFT.NORM.INV(RAND();30;5)" office:value-type="float" office:value="22.4770597404319" calcext:value-type="float">
            <text:p>22,4771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48+24*RAND()" office:value-type="float" office:value="60.1602112418041" calcext:value-type="float">
            <text:p>60,1602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 (([.I144]+[.P144])/([.I144]*[.P144])) + [.B144]" office:value-type="float" office:value="29.6152319049899" calcext:value-type="float">
            <text:p>29,6152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7+6*RAND()" office:value-type="float" office:value="29.6612011373509" calcext:value-type="float">
            <text:p>29,6612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COM.MICROSOFT.NORM.INV(RAND();30;5)" office:value-type="float" office:value="30.3822266550153" calcext:value-type="float">
            <text:p>30,3822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48+24*RAND()" office:value-type="float" office:value="49.0088278194889" calcext:value-type="float">
            <text:p>49,0088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 (([.I145]+[.P145])/([.I145]*[.P145])) + [.B145]" office:value-type="float" office:value="29.7145196045366" calcext:value-type="float">
            <text:p>29,7145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27+6*RAND()" office:value-type="float" office:value="31.0169972826261" calcext:value-type="float">
            <text:p>31,017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COM.MICROSOFT.NORM.INV(RAND();30;5)" office:value-type="float" office:value="29.1041283480805" calcext:value-type="float">
            <text:p>29,1041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48+24*RAND()" office:value-type="float" office:value="66.4966280786321" calcext:value-type="float">
            <text:p>66,4966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 (([.I146]+[.P146])/([.I146]*[.P146])) + [.B146]" office:value-type="float" office:value="31.0663950258233" calcext:value-type="float">
            <text:p>31,0664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27+6*RAND()" office:value-type="float" office:value="30.9289783935528" calcext:value-type="float">
            <text:p>30,929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COM.MICROSOFT.NORM.INV(RAND();30;5)" office:value-type="float" office:value="31.2019259153333" calcext:value-type="float">
            <text:p>31,2019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48+24*RAND()" office:value-type="float" office:value="57.0034031784162" calcext:value-type="float">
            <text:p>57,0034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 (([.I147]+[.P147])/([.I147]*[.P147])) + [.B147]" office:value-type="float" office:value="30.9785705095205" calcext:value-type="float">
            <text:p>30,9786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27+6*RAND()" office:value-type="float" office:value="31.7999359450769" calcext:value-type="float">
            <text:p>31,7999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COM.MICROSOFT.NORM.INV(RAND();30;5)" office:value-type="float" office:value="29.213185051897" calcext:value-type="float">
            <text:p>29,2132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48+24*RAND()" office:value-type="float" office:value="65.1442717490718" calcext:value-type="float">
            <text:p>65,1443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 (([.I148]+[.P148])/([.I148]*[.P148])) + [.B148]" office:value-type="float" office:value="31.8495176074508" calcext:value-type="float">
            <text:p>31,8495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27+6*RAND()" office:value-type="float" office:value="29.6817928974051" calcext:value-type="float">
            <text:p>29,6818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COM.MICROSOFT.NORM.INV(RAND();30;5)" office:value-type="float" office:value="24.683277785948" calcext:value-type="float">
            <text:p>24,6833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48+24*RAND()" office:value-type="float" office:value="51.1081734141335" calcext:value-type="float">
            <text:p>51,1082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 (([.I149]+[.P149])/([.I149]*[.P149])) + [.B149]" office:value-type="float" office:value="29.741872497355" calcext:value-type="float">
            <text:p>29,741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27+6*RAND()" office:value-type="float" office:value="27.7085959261749" calcext:value-type="float">
            <text:p>27,7086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COM.MICROSOFT.NORM.INV(RAND();30;5)" office:value-type="float" office:value="26.8988212940748" calcext:value-type="float">
            <text:p>26,8988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48+24*RAND()" office:value-type="float" office:value="52.6753849899396" calcext:value-type="float">
            <text:p>52,6754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 (([.I150]+[.P150])/([.I150]*[.P150])) + [.B150]" office:value-type="float" office:value="27.7647564755301" calcext:value-type="float">
            <text:p>27,7648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27+6*RAND()" office:value-type="float" office:value="32.9361450879369" calcext:value-type="float">
            <text:p>32,9361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COM.MICROSOFT.NORM.INV(RAND();30;5)" office:value-type="float" office:value="31.8681950705014" calcext:value-type="float">
            <text:p>31,8682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48+24*RAND()" office:value-type="float" office:value="67.1513019734994" calcext:value-type="float">
            <text:p>67,1513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 (([.I151]+[.P151])/([.I151]*[.P151])) + [.B151]" office:value-type="float" office:value="32.9824160800749" calcext:value-type="float">
            <text:p>32,9824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27+6*RAND()" office:value-type="float" office:value="32.0454254716169" calcext:value-type="float">
            <text:p>32,0454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COM.MICROSOFT.NORM.INV(RAND();30;5)" office:value-type="float" office:value="26.4840281218031" calcext:value-type="float">
            <text:p>26,4840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48+24*RAND()" office:value-type="float" office:value="59.8679376477376" calcext:value-type="float">
            <text:p>59,867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 (([.I152]+[.P152])/([.I152]*[.P152])) + [.B152]" office:value-type="float" office:value="32.0998875098278" calcext:value-type="float">
            <text:p>32,0999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7+6*RAND()" office:value-type="float" office:value="32.516024829587" calcext:value-type="float">
            <text:p>32,516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COM.MICROSOFT.NORM.INV(RAND();30;5)" office:value-type="float" office:value="25.6951357215959" calcext:value-type="float">
            <text:p>25,6951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48+24*RAND()" office:value-type="float" office:value="68.6882886858657" calcext:value-type="float">
            <text:p>68,6883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 (([.I153]+[.P153])/([.I153]*[.P153])) + [.B153]" office:value-type="float" office:value="32.5695012240224" calcext:value-type="float">
            <text:p>32,5695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27+6*RAND()" office:value-type="float" office:value="30.1977160794195" calcext:value-type="float">
            <text:p>30,1977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COM.MICROSOFT.NORM.INV(RAND();30;5)" office:value-type="float" office:value="22.6079326917845" calcext:value-type="float">
            <text:p>22,6079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48+24*RAND()" office:value-type="float" office:value="51.0786855211481" calcext:value-type="float">
            <text:p>51,0787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 (([.I154]+[.P154])/([.I154]*[.P154])) + [.B154]" office:value-type="float" office:value="30.2615259790397" calcext:value-type="float">
            <text:p>30,2615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7+6*RAND()" office:value-type="float" office:value="28.2138957416173" calcext:value-type="float">
            <text:p>28,21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COM.MICROSOFT.NORM.INV(RAND();30;5)" office:value-type="float" office:value="28.5891749459472" calcext:value-type="float">
            <text:p>28,5892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48+24*RAND()" office:value-type="float" office:value="62.2052944125608" calcext:value-type="float">
            <text:p>62,2053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 (([.I155]+[.P155])/([.I155]*[.P155])) + [.B155]" office:value-type="float" office:value="28.264949817862" calcext:value-type="float">
            <text:p>28,2649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27+6*RAND()" office:value-type="float" office:value="29.9141188685317" calcext:value-type="float">
            <text:p>29,9141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COM.MICROSOFT.NORM.INV(RAND();30;5)" office:value-type="float" office:value="32.0246378416182" calcext:value-type="float">
            <text:p>32,0246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48+24*RAND()" office:value-type="float" office:value="60.07288346719" calcext:value-type="float">
            <text:p>60,0729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 (([.I156]+[.P156])/([.I156]*[.P156])) + [.B156]" office:value-type="float" office:value="29.961991272472" calcext:value-type="float">
            <text:p>29,962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27+6*RAND()" office:value-type="float" office:value="30.5518402524758" calcext:value-type="float">
            <text:p>30,5518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COM.MICROSOFT.NORM.INV(RAND();30;5)" office:value-type="float" office:value="30.6739426072159" calcext:value-type="float">
            <text:p>30,6739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48+24*RAND()" office:value-type="float" office:value="68.6612804727629" calcext:value-type="float">
            <text:p>68,6613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 (([.I157]+[.P157])/([.I157]*[.P157])) + [.B157]" office:value-type="float" office:value="30.5990054624706" calcext:value-type="float">
            <text:p>30,5990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27+6*RAND()" office:value-type="float" office:value="28.9309856363107" calcext:value-type="float">
            <text:p>28,931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COM.MICROSOFT.NORM.INV(RAND();30;5)" office:value-type="float" office:value="27.5267891841101" calcext:value-type="float">
            <text:p>27,5268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48+24*RAND()" office:value-type="float" office:value="60.3665846781805" calcext:value-type="float">
            <text:p>60,3666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 (([.I158]+[.P158])/([.I158]*[.P158])) + [.B158]" office:value-type="float" office:value="28.9838793393952" calcext:value-type="float">
            <text:p>28,9839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27+6*RAND()" office:value-type="float" office:value="28.3895879772026" calcext:value-type="float">
            <text:p>28,3896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COM.MICROSOFT.NORM.INV(RAND();30;5)" office:value-type="float" office:value="32.6480367133048" calcext:value-type="float">
            <text:p>32,648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48+24*RAND()" office:value-type="float" office:value="68.1392735755071" calcext:value-type="float">
            <text:p>68,1393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 (([.I159]+[.P159])/([.I159]*[.P159])) + [.B159]" office:value-type="float" office:value="28.4348935145682" calcext:value-type="float">
            <text:p>28,4349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27+6*RAND()" office:value-type="float" office:value="28.9728317640256" calcext:value-type="float">
            <text:p>28,9728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COM.MICROSOFT.NORM.INV(RAND();30;5)" office:value-type="float" office:value="37.4377467842049" calcext:value-type="float">
            <text:p>37,4377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48+24*RAND()" office:value-type="float" office:value="71.9651662772521" calcext:value-type="float">
            <text:p>71,9652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 (([.I160]+[.P160])/([.I160]*[.P160])) + [.B160]" office:value-type="float" office:value="29.0134383848677" calcext:value-type="float">
            <text:p>29,0134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27+6*RAND()" office:value-type="float" office:value="27.6718344481196" calcext:value-type="float">
            <text:p>27,6718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COM.MICROSOFT.NORM.INV(RAND();30;5)" office:value-type="float" office:value="35.4688482266206" calcext:value-type="float">
            <text:p>35,4688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48+24*RAND()" office:value-type="float" office:value="70.9888292765245" calcext:value-type="float">
            <text:p>70,9888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 (([.I161]+[.P161])/([.I161]*[.P161])) + [.B161]" office:value-type="float" office:value="27.7141149260041" calcext:value-type="float">
            <text:p>27,7141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27+6*RAND()" office:value-type="float" office:value="31.9165917697828" calcext:value-type="float">
            <text:p>31,9166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COM.MICROSOFT.NORM.INV(RAND();30;5)" office:value-type="float" office:value="24.6685020647457" calcext:value-type="float">
            <text:p>24,6685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48+24*RAND()" office:value-type="float" office:value="62.1209448901936" calcext:value-type="float">
            <text:p>62,1209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 (([.I162]+[.P162])/([.I162]*[.P162])) + [.B162]" office:value-type="float" office:value="31.9732269242299" calcext:value-type="float">
            <text:p>31,9732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27+6*RAND()" office:value-type="float" office:value="30.6319435823243" calcext:value-type="float">
            <text:p>30,6319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COM.MICROSOFT.NORM.INV(RAND();30;5)" office:value-type="float" office:value="37.4218132985171" calcext:value-type="float">
            <text:p>37,4218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48+24*RAND()" office:value-type="float" office:value="59.2279391912743" calcext:value-type="float">
            <text:p>59,2279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 (([.I163]+[.P163])/([.I163]*[.P163])) + [.B163]" office:value-type="float" office:value="30.6755498881841" calcext:value-type="float">
            <text:p>30,6755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27+6*RAND()" office:value-type="float" office:value="30.9625520186964" calcext:value-type="float">
            <text:p>30,9626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COM.MICROSOFT.NORM.INV(RAND();30;5)" office:value-type="float" office:value="21.6883416436756" calcext:value-type="float">
            <text:p>21,6883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48+24*RAND()" office:value-type="float" office:value="51.7794007854536" calcext:value-type="float">
            <text:p>51,7794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 (([.I164]+[.P164])/([.I164]*[.P164])) + [.B164]" office:value-type="float" office:value="31.0279724387968" calcext:value-type="float">
            <text:p>31,0280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7+6*RAND()" office:value-type="float" office:value="29.2437832925934" calcext:value-type="float">
            <text:p>29,2438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COM.MICROSOFT.NORM.INV(RAND();30;5)" office:value-type="float" office:value="30.1070035916994" calcext:value-type="float">
            <text:p>30,107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48+24*RAND()" office:value-type="float" office:value="59.1216477518901" calcext:value-type="float">
            <text:p>59,1216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 (([.I165]+[.P165])/([.I165]*[.P165])) + [.B165]" office:value-type="float" office:value="29.293912433844" calcext:value-type="float">
            <text:p>29,2939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27+6*RAND()" office:value-type="float" office:value="27.5626802130137" calcext:value-type="float">
            <text:p>27,5627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COM.MICROSOFT.NORM.INV(RAND();30;5)" office:value-type="float" office:value="28.2881217807332" calcext:value-type="float">
            <text:p>28,2881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48+24*RAND()" office:value-type="float" office:value="67.0862747328356" calcext:value-type="float">
            <text:p>67,0863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 (([.I166]+[.P166])/([.I166]*[.P166])) + [.B166]" office:value-type="float" office:value="27.6129369182692" calcext:value-type="float">
            <text:p>27,6129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27+6*RAND()" office:value-type="float" office:value="31.9254397500772" calcext:value-type="float">
            <text:p>31,9254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COM.MICROSOFT.NORM.INV(RAND();30;5)" office:value-type="float" office:value="35.7525829435219" calcext:value-type="float">
            <text:p>35,7526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48+24*RAND()" office:value-type="float" office:value="53.079469143413" calcext:value-type="float">
            <text:p>53,0795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 (([.I167]+[.P167])/([.I167]*[.P167])) + [.B167]" office:value-type="float" office:value="31.9722494331943" calcext:value-type="float">
            <text:p>31,972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27+6*RAND()" office:value-type="float" office:value="28.5856932594907" calcext:value-type="float">
            <text:p>28,5857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COM.MICROSOFT.NORM.INV(RAND();30;5)" office:value-type="float" office:value="18.8153128164377" calcext:value-type="float">
            <text:p>18,8153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48+24*RAND()" office:value-type="float" office:value="52.5691875675693" calcext:value-type="float">
            <text:p>52,5692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 (([.I168]+[.P168])/([.I168]*[.P168])) + [.B168]" office:value-type="float" office:value="28.6578640090517" calcext:value-type="float">
            <text:p>28,6579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27+6*RAND()" office:value-type="float" office:value="31.2304455398116" calcext:value-type="float">
            <text:p>31,2304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COM.MICROSOFT.NORM.INV(RAND();30;5)" office:value-type="float" office:value="22.750393457979" calcext:value-type="float">
            <text:p>22,7504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48+24*RAND()" office:value-type="float" office:value="48.2826452599838" calcext:value-type="float">
            <text:p>48,2826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 (([.I169]+[.P169])/([.I169]*[.P169])) + [.B169]" office:value-type="float" office:value="31.2951121991479" calcext:value-type="float">
            <text:p>31,2951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27+6*RAND()" office:value-type="float" office:value="27.0389217522461" calcext:value-type="float">
            <text:p>27,0389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COM.MICROSOFT.NORM.INV(RAND();30;5)" office:value-type="float" office:value="18.6137409343579" calcext:value-type="float">
            <text:p>18,6137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48+24*RAND()" office:value-type="float" office:value="61.098823078908" calcext:value-type="float">
            <text:p>61,0988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 (([.I170]+[.P170])/([.I170]*[.P170])) + [.B170]" office:value-type="float" office:value="27.1090124315266" calcext:value-type="float">
            <text:p>27,1090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27+6*RAND()" office:value-type="float" office:value="30.7095175918657" calcext:value-type="float">
            <text:p>30,7095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COM.MICROSOFT.NORM.INV(RAND();30;5)" office:value-type="float" office:value="30.7887767750916" calcext:value-type="float">
            <text:p>30,7888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48+24*RAND()" office:value-type="float" office:value="51.3749914253131" calcext:value-type="float">
            <text:p>51,3750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 (([.I171]+[.P171])/([.I171]*[.P171])) + [.B171]" office:value-type="float" office:value="30.761461682947" calcext:value-type="float">
            <text:p>30,7615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27+6*RAND()" office:value-type="float" office:value="30.889162104344" calcext:value-type="float">
            <text:p>30,8892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COM.MICROSOFT.NORM.INV(RAND();30;5)" office:value-type="float" office:value="33.8021390532175" calcext:value-type="float">
            <text:p>33,8021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48+24*RAND()" office:value-type="float" office:value="66.7885123668239" calcext:value-type="float">
            <text:p>66,7885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 (([.I172]+[.P172])/([.I172]*[.P172])) + [.B172]" office:value-type="float" office:value="30.9337186656566" calcext:value-type="float">
            <text:p>30,9337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27+6*RAND()" office:value-type="float" office:value="31.6695570086595" calcext:value-type="float">
            <text:p>31,6696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COM.MICROSOFT.NORM.INV(RAND();30;5)" office:value-type="float" office:value="25.5237361172136" calcext:value-type="float">
            <text:p>25,5237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48+24*RAND()" office:value-type="float" office:value="49.99530468788" calcext:value-type="float">
            <text:p>49,9953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 (([.I173]+[.P173])/([.I173]*[.P173])) + [.B173]" office:value-type="float" office:value="31.7287381041179" calcext:value-type="float">
            <text:p>31,7287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27+6*RAND()" office:value-type="float" office:value="28.308826592518" calcext:value-type="float">
            <text:p>28,3088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COM.MICROSOFT.NORM.INV(RAND();30;5)" office:value-type="float" office:value="18.7203024536214" calcext:value-type="float">
            <text:p>18,7203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48+24*RAND()" office:value-type="float" office:value="63.852630998008" calcext:value-type="float">
            <text:p>63,8526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 (([.I174]+[.P174])/([.I174]*[.P174])) + [.B174]" office:value-type="float" office:value="28.3779055946762" calcext:value-type="float">
            <text:p>28,377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7+6*RAND()" office:value-type="float" office:value="28.72420086083" calcext:value-type="float">
            <text:p>28,7242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COM.MICROSOFT.NORM.INV(RAND();30;5)" office:value-type="float" office:value="25.6475115402303" calcext:value-type="float">
            <text:p>25,6475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48+24*RAND()" office:value-type="float" office:value="66.8174367612228" calcext:value-type="float">
            <text:p>66,8174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 (([.I175]+[.P175])/([.I175]*[.P175])) + [.B175]" office:value-type="float" office:value="28.7781571515469" calcext:value-type="float">
            <text:p>28,7782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27+6*RAND()" office:value-type="float" office:value="32.1988155513536" calcext:value-type="float">
            <text:p>32,1988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COM.MICROSOFT.NORM.INV(RAND();30;5)" office:value-type="float" office:value="24.4523518321394" calcext:value-type="float">
            <text:p>24,4524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48+24*RAND()" office:value-type="float" office:value="54.4388366332278" calcext:value-type="float">
            <text:p>54,4388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 (([.I176]+[.P176])/([.I176]*[.P176])) + [.B176]" office:value-type="float" office:value="32.2580806520857" calcext:value-type="float">
            <text:p>32,258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27+6*RAND()" office:value-type="float" office:value="32.0487742710393" calcext:value-type="float">
            <text:p>32,0488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COM.MICROSOFT.NORM.INV(RAND();30;5)" office:value-type="float" office:value="25.823755156218" calcext:value-type="float">
            <text:p>25,8238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48+24*RAND()" office:value-type="float" office:value="49.9615623140708" calcext:value-type="float">
            <text:p>49,9616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 (([.I177]+[.P177])/([.I177]*[.P177])) + [.B177]" office:value-type="float" office:value="32.1075136930005" calcext:value-type="float">
            <text:p>32,1075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27+6*RAND()" office:value-type="float" office:value="30.6295370066073" calcext:value-type="float">
            <text:p>30,6295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COM.MICROSOFT.NORM.INV(RAND();30;5)" office:value-type="float" office:value="39.3338945443674" calcext:value-type="float">
            <text:p>39,3339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48+24*RAND()" office:value-type="float" office:value="48.8919760650024" calcext:value-type="float">
            <text:p>48,8920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 (([.I178]+[.P178])/([.I178]*[.P178])) + [.B178]" office:value-type="float" office:value="30.6754136265756" calcext:value-type="float">
            <text:p>30,6754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27+6*RAND()" office:value-type="float" office:value="31.2146305453498" calcext:value-type="float">
            <text:p>31,2146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COM.MICROSOFT.NORM.INV(RAND();30;5)" office:value-type="float" office:value="31.1906840637092" calcext:value-type="float">
            <text:p>31,1907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48+24*RAND()" office:value-type="float" office:value="64.746574527584" calcext:value-type="float">
            <text:p>64,7466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 (([.I179]+[.P179])/([.I179]*[.P179])) + [.B179]" office:value-type="float" office:value="31.2621362329008" calcext:value-type="float">
            <text:p>31,2621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27+6*RAND()" office:value-type="float" office:value="28.5565947254654" calcext:value-type="float">
            <text:p>28,5566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COM.MICROSOFT.NORM.INV(RAND();30;5)" office:value-type="float" office:value="31.1687295747755" calcext:value-type="float">
            <text:p>31,1687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48+24*RAND()" office:value-type="float" office:value="56.3017019284889" calcext:value-type="float">
            <text:p>56,3017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 (([.I180]+[.P180])/([.I180]*[.P180])) + [.B180]" office:value-type="float" office:value="28.6064396157945" calcext:value-type="float">
            <text:p>28,6064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27+6*RAND()" office:value-type="float" office:value="31.0756387508009" calcext:value-type="float">
            <text:p>31,0756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COM.MICROSOFT.NORM.INV(RAND();30;5)" office:value-type="float" office:value="25.7400832469937" calcext:value-type="float">
            <text:p>25,7401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48+24*RAND()" office:value-type="float" office:value="55.3475666949526" calcext:value-type="float">
            <text:p>55,3476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 (([.I181]+[.P181])/([.I181]*[.P181])) + [.B181]" office:value-type="float" office:value="31.132556305632" calcext:value-type="float">
            <text:p>31,132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27+6*RAND()" office:value-type="float" office:value="31.5834539614152" calcext:value-type="float">
            <text:p>31,5835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COM.MICROSOFT.NORM.INV(RAND();30;5)" office:value-type="float" office:value="34.1526177603401" calcext:value-type="float">
            <text:p>34,1526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48+24*RAND()" office:value-type="float" office:value="64.0319667002186" calcext:value-type="float">
            <text:p>64,0320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 (([.I182]+[.P182])/([.I182]*[.P182])) + [.B182]" office:value-type="float" office:value="31.6283514933309" calcext:value-type="float">
            <text:p>31,6284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27+6*RAND()" office:value-type="float" office:value="29.1081267159898" calcext:value-type="float">
            <text:p>29,1081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COM.MICROSOFT.NORM.INV(RAND();30;5)" office:value-type="float" office:value="28.4814531535028" calcext:value-type="float">
            <text:p>28,4815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48+24*RAND()" office:value-type="float" office:value="51.1932199476287" calcext:value-type="float">
            <text:p>51,1932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 (([.I183]+[.P183])/([.I183]*[.P183])) + [.B183]" office:value-type="float" office:value="29.1627711207983" calcext:value-type="float">
            <text:p>29,162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27+6*RAND()" office:value-type="float" office:value="32.3554404352326" calcext:value-type="float">
            <text:p>32,3554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COM.MICROSOFT.NORM.INV(RAND();30;5)" office:value-type="float" office:value="41.6629595894952" calcext:value-type="float">
            <text:p>41,663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48+24*RAND()" office:value-type="float" office:value="51.9921453231946" calcext:value-type="float">
            <text:p>51,9921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 (([.I184]+[.P184])/([.I184]*[.P184])) + [.B184]" office:value-type="float" office:value="32.3986762452048" calcext:value-type="float">
            <text:p>32,3987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7+6*RAND()" office:value-type="float" office:value="32.9030027955305" calcext:value-type="float">
            <text:p>32,903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COM.MICROSOFT.NORM.INV(RAND();30;5)" office:value-type="float" office:value="24.3498663276948" calcext:value-type="float">
            <text:p>24,3499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48+24*RAND()" office:value-type="float" office:value="67.1210318589583" calcext:value-type="float">
            <text:p>67,121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 (([.I185]+[.P185])/([.I185]*[.P185])) + [.B185]" office:value-type="float" office:value="32.9589692426614" calcext:value-type="float">
            <text:p>32,959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27+6*RAND()" office:value-type="float" office:value="32.2768552049529" calcext:value-type="float">
            <text:p>32,2769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COM.MICROSOFT.NORM.INV(RAND();30;5)" office:value-type="float" office:value="39.6749169768297" calcext:value-type="float">
            <text:p>39,6749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48+24*RAND()" office:value-type="float" office:value="67.1182570355013" calcext:value-type="float">
            <text:p>67,1183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 (([.I186]+[.P186])/([.I186]*[.P186])) + [.B186]" office:value-type="float" office:value="32.3169591224188" calcext:value-type="float">
            <text:p>32,317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27+6*RAND()" office:value-type="float" office:value="32.6414267804939" calcext:value-type="float">
            <text:p>32,6414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COM.MICROSOFT.NORM.INV(RAND();30;5)" office:value-type="float" office:value="32.7313903447096" calcext:value-type="float">
            <text:p>32,7314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48+24*RAND()" office:value-type="float" office:value="55.5566811589524" calcext:value-type="float">
            <text:p>55,5567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 (([.I187]+[.P187])/([.I187]*[.P187])) + [.B187]" office:value-type="float" office:value="32.6899781274645" calcext:value-type="float">
            <text:p>32,6900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27+6*RAND()" office:value-type="float" office:value="28.1939814754296" calcext:value-type="float">
            <text:p>28,1940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COM.MICROSOFT.NORM.INV(RAND();30;5)" office:value-type="float" office:value="30.9687440996751" calcext:value-type="float">
            <text:p>30,9687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48+24*RAND()" office:value-type="float" office:value="69.9275615522638" calcext:value-type="float">
            <text:p>69,9276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 (([.I188]+[.P188])/([.I188]*[.P188])) + [.B188]" office:value-type="float" office:value="28.2405726100782" calcext:value-type="float">
            <text:p>28,2406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27+6*RAND()" office:value-type="float" office:value="28.5398170666304" calcext:value-type="float">
            <text:p>28,5398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COM.MICROSOFT.NORM.INV(RAND();30;5)" office:value-type="float" office:value="27.1255996820296" calcext:value-type="float">
            <text:p>27,1256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48+24*RAND()" office:value-type="float" office:value="48.0751876300201" calcext:value-type="float">
            <text:p>48,0752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 (([.I189]+[.P189])/([.I189]*[.P189])) + [.B189]" office:value-type="float" office:value="28.5974833619013" calcext:value-type="float">
            <text:p>28,5975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27+6*RAND()" office:value-type="float" office:value="31.6368606558535" calcext:value-type="float">
            <text:p>31,6369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COM.MICROSOFT.NORM.INV(RAND();30;5)" office:value-type="float" office:value="32.9766449843923" calcext:value-type="float">
            <text:p>32,9766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48+24*RAND()" office:value-type="float" office:value="70.1784161953256" calcext:value-type="float">
            <text:p>70,1784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 (([.I190]+[.P190])/([.I190]*[.P190])) + [.B190]" office:value-type="float" office:value="31.6814345430278" calcext:value-type="float">
            <text:p>31,6814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27+6*RAND()" office:value-type="float" office:value="30.5108844938222" calcext:value-type="float">
            <text:p>30,5109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COM.MICROSOFT.NORM.INV(RAND();30;5)" office:value-type="float" office:value="34.485564983826" calcext:value-type="float">
            <text:p>34,4856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48+24*RAND()" office:value-type="float" office:value="56.5178157510236" calcext:value-type="float">
            <text:p>56,5178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 (([.I191]+[.P191])/([.I191]*[.P191])) + [.B191]" office:value-type="float" office:value="30.5575756697279" calcext:value-type="float">
            <text:p>30,557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27+6*RAND()" office:value-type="float" office:value="30.0780880528037" calcext:value-type="float">
            <text:p>30,0781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COM.MICROSOFT.NORM.INV(RAND();30;5)" office:value-type="float" office:value="27.1699668756652" calcext:value-type="float">
            <text:p>27,170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48+24*RAND()" office:value-type="float" office:value="54.629661728628" calcext:value-type="float">
            <text:p>54,6297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 (([.I192]+[.P192])/([.I192]*[.P192])) + [.B192]" office:value-type="float" office:value="30.1331984716283" calcext:value-type="float">
            <text:p>30,1332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27+6*RAND()" office:value-type="float" office:value="29.933611420216" calcext:value-type="float">
            <text:p>29,9336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COM.MICROSOFT.NORM.INV(RAND();30;5)" office:value-type="float" office:value="30.2209848079053" calcext:value-type="float">
            <text:p>30,22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48+24*RAND()" office:value-type="float" office:value="55.5109572345391" calcext:value-type="float">
            <text:p>55,51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 (([.I193]+[.P193])/([.I193]*[.P193])) + [.B193]" office:value-type="float" office:value="29.9847154717908" calcext:value-type="float">
            <text:p>29,9847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27+6*RAND()" office:value-type="float" office:value="29.9119395010639" calcext:value-type="float">
            <text:p>29,9119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COM.MICROSOFT.NORM.INV(RAND();30;5)" office:value-type="float" office:value="34.4587697553342" calcext:value-type="float">
            <text:p>34,4588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48+24*RAND()" office:value-type="float" office:value="63.7344234371558" calcext:value-type="float">
            <text:p>63,7344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 (([.I194]+[.P194])/([.I194]*[.P194])) + [.B194]" office:value-type="float" office:value="29.9566497979477" calcext:value-type="float">
            <text:p>29,9566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7+6*RAND()" office:value-type="float" office:value="32.2294696450699" calcext:value-type="float">
            <text:p>32,2295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COM.MICROSOFT.NORM.INV(RAND();30;5)" office:value-type="float" office:value="28.5569554362072" calcext:value-type="float">
            <text:p>28,557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48+24*RAND()" office:value-type="float" office:value="52.1723824040964" calcext:value-type="float">
            <text:p>52,1724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 (([.I195]+[.P195])/([.I195]*[.P195])) + [.B195]" office:value-type="float" office:value="32.2836546126268" calcext:value-type="float">
            <text:p>32,2837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27+6*RAND()" office:value-type="float" office:value="27.5513387799729" calcext:value-type="float">
            <text:p>27,5513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COM.MICROSOFT.NORM.INV(RAND();30;5)" office:value-type="float" office:value="32.8221735800992" calcext:value-type="float">
            <text:p>32,8222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48+24*RAND()" office:value-type="float" office:value="70.9086853740737" calcext:value-type="float">
            <text:p>70,9087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 (([.I196]+[.P196])/([.I196]*[.P196])) + [.B196]" office:value-type="float" office:value="27.5959086330502" calcext:value-type="float">
            <text:p>27,5959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27+6*RAND()" office:value-type="float" office:value="30.7989152467344" calcext:value-type="float">
            <text:p>30,7989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COM.MICROSOFT.NORM.INV(RAND();30;5)" office:value-type="float" office:value="23.6753366103261" calcext:value-type="float">
            <text:p>23,6753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48+24*RAND()" office:value-type="float" office:value="71.2854281226173" calcext:value-type="float">
            <text:p>71,2854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 (([.I197]+[.P197])/([.I197]*[.P197])) + [.B197]" office:value-type="float" office:value="30.855181406984" calcext:value-type="float">
            <text:p>30,855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27+6*RAND()" office:value-type="float" office:value="31.1180287159514" calcext:value-type="float">
            <text:p>31,118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COM.MICROSOFT.NORM.INV(RAND();30;5)" office:value-type="float" office:value="26.109227153724" calcext:value-type="float">
            <text:p>26,1092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48+24*RAND()" office:value-type="float" office:value="57.9633592860773" calcext:value-type="float">
            <text:p>57,9634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 (([.I198]+[.P198])/([.I198]*[.P198])) + [.B198]" office:value-type="float" office:value="31.1735816299457" calcext:value-type="float">
            <text:p>31,1736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27+6*RAND()" office:value-type="float" office:value="32.7122690642718" calcext:value-type="float">
            <text:p>32,7123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COM.MICROSOFT.NORM.INV(RAND();30;5)" office:value-type="float" office:value="26.1601607214993" calcext:value-type="float">
            <text:p>26,1602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48+24*RAND()" office:value-type="float" office:value="63.5854023406282" calcext:value-type="float">
            <text:p>63,5854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 (([.I199]+[.P199])/([.I199]*[.P199])) + [.B199]" office:value-type="float" office:value="32.7662220092333" calcext:value-type="float">
            <text:p>32,7662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27+6*RAND()" office:value-type="float" office:value="28.9540943407919" calcext:value-type="float">
            <text:p>28,9541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COM.MICROSOFT.NORM.INV(RAND();30;5)" office:value-type="float" office:value="26.8641299532614" calcext:value-type="float">
            <text:p>26,8641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48+24*RAND()" office:value-type="float" office:value="68.2426972081885" calcext:value-type="float">
            <text:p>68,2427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 (([.I200]+[.P200])/([.I200]*[.P200])) + [.B200]" office:value-type="float" office:value="29.005972281731" calcext:value-type="float">
            <text:p>29,0060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27+6*RAND()" office:value-type="float" office:value="28.7687899789307" calcext:value-type="float">
            <text:p>28,7688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COM.MICROSOFT.NORM.INV(RAND();30;5)" office:value-type="float" office:value="37.3582967985458" calcext:value-type="float">
            <text:p>37,3583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48+24*RAND()" office:value-type="float" office:value="50.5179983312264" calcext:value-type="float">
            <text:p>50,518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 (([.I201]+[.P201])/([.I201]*[.P201])) + [.B201]" office:value-type="float" office:value="28.8153527197704" calcext:value-type="float">
            <text:p>28,8154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27+6*RAND()" office:value-type="float" office:value="29.0065467779059" calcext:value-type="float">
            <text:p>29,0065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COM.MICROSOFT.NORM.INV(RAND();30;5)" office:value-type="float" office:value="24.9989319252246" calcext:value-type="float">
            <text:p>24,9989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48+24*RAND()" office:value-type="float" office:value="58.5804263921455" calcext:value-type="float">
            <text:p>58,5804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 (([.I202]+[.P202])/([.I202]*[.P202])) + [.B202]" office:value-type="float" office:value="29.0636190352299" calcext:value-type="float">
            <text:p>29,0636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27+6*RAND()" office:value-type="float" office:value="28.1850148227531" calcext:value-type="float">
            <text:p>28,185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COM.MICROSOFT.NORM.INV(RAND();30;5)" office:value-type="float" office:value="25.2115657044895" calcext:value-type="float">
            <text:p>25,2116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48+24*RAND()" office:value-type="float" office:value="51.491406516172" calcext:value-type="float">
            <text:p>51,4914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 (([.I203]+[.P203])/([.I203]*[.P203])) + [.B203]" office:value-type="float" office:value="28.244099874572" calcext:value-type="float">
            <text:p>28,2441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27+6*RAND()" office:value-type="float" office:value="29.238102795789" calcext:value-type="float">
            <text:p>29,2381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COM.MICROSOFT.NORM.INV(RAND();30;5)" office:value-type="float" office:value="39.8541463784292" calcext:value-type="float">
            <text:p>39,8541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48+24*RAND()" office:value-type="float" office:value="51.3475273596123" calcext:value-type="float">
            <text:p>51,3475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 (([.I204]+[.P204])/([.I204]*[.P204])) + [.B204]" office:value-type="float" office:value="29.2826694223834" calcext:value-type="float">
            <text:p>29,2827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7+6*RAND()" office:value-type="float" office:value="30.0541399216745" calcext:value-type="float">
            <text:p>30,054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COM.MICROSOFT.NORM.INV(RAND();30;5)" office:value-type="float" office:value="32.0683112297035" calcext:value-type="float">
            <text:p>32,0683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48+24*RAND()" office:value-type="float" office:value="54.72807166446" calcext:value-type="float">
            <text:p>54,728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 (([.I205]+[.P205])/([.I205]*[.P205])) + [.B205]" office:value-type="float" office:value="30.1035955120966" calcext:value-type="float">
            <text:p>30,1036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27+6*RAND()" office:value-type="float" office:value="31.7330059998203" calcext:value-type="float">
            <text:p>31,733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COM.MICROSOFT.NORM.INV(RAND();30;5)" office:value-type="float" office:value="28.1019837643082" calcext:value-type="float">
            <text:p>28,102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48+24*RAND()" office:value-type="float" office:value="54.1798457382247" calcext:value-type="float">
            <text:p>54,1798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 (([.I206]+[.P206])/([.I206]*[.P206])) + [.B206]" office:value-type="float" office:value="31.7870477240277" calcext:value-type="float">
            <text:p>31,7870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27+6*RAND()" office:value-type="float" office:value="30.9126295472961" calcext:value-type="float">
            <text:p>30,9126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COM.MICROSOFT.NORM.INV(RAND();30;5)" office:value-type="float" office:value="27.525651884776" calcext:value-type="float">
            <text:p>27,5257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48+24*RAND()" office:value-type="float" office:value="62.1809918163344" calcext:value-type="float">
            <text:p>62,181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 (([.I207]+[.P207])/([.I207]*[.P207])) + [.B207]" office:value-type="float" office:value="30.9650413804909" calcext:value-type="float">
            <text:p>30,9650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27+6*RAND()" office:value-type="float" office:value="31.2657654338982" calcext:value-type="float">
            <text:p>31,2658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COM.MICROSOFT.NORM.INV(RAND();30;5)" office:value-type="float" office:value="26.5843895108839" calcext:value-type="float">
            <text:p>26,5844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48+24*RAND()" office:value-type="float" office:value="70.4219884062186" calcext:value-type="float">
            <text:p>70,422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 (([.I208]+[.P208])/([.I208]*[.P208])) + [.B208]" office:value-type="float" office:value="31.3175816044989" calcext:value-type="float">
            <text:p>31,3176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27+6*RAND()" office:value-type="float" office:value="28.8863111219835" calcext:value-type="float">
            <text:p>28,8863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COM.MICROSOFT.NORM.INV(RAND();30;5)" office:value-type="float" office:value="29.7650156553293" calcext:value-type="float">
            <text:p>29,7650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48+24*RAND()" office:value-type="float" office:value="49.0453435136005" calcext:value-type="float">
            <text:p>49,0453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 (([.I209]+[.P209])/([.I209]*[.P209])) + [.B209]" office:value-type="float" office:value="28.9402969057396" calcext:value-type="float">
            <text:p>28,9403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27+6*RAND()" office:value-type="float" office:value="31.8417146292049" calcext:value-type="float">
            <text:p>31,8417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COM.MICROSOFT.NORM.INV(RAND();30;5)" office:value-type="float" office:value="28.4393686430071" calcext:value-type="float">
            <text:p>28,4394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48+24*RAND()" office:value-type="float" office:value="66.6585582280532" calcext:value-type="float">
            <text:p>66,6586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 (([.I210]+[.P210])/([.I210]*[.P210])) + [.B210]" office:value-type="float" office:value="31.8918789784425" calcext:value-type="float">
            <text:p>31,8919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27+6*RAND()" office:value-type="float" office:value="30.684182490455" calcext:value-type="float">
            <text:p>30,6842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COM.MICROSOFT.NORM.INV(RAND();30;5)" office:value-type="float" office:value="39.1641237487476" calcext:value-type="float">
            <text:p>39,1641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48+24*RAND()" office:value-type="float" office:value="64.8550772024319" calcext:value-type="float">
            <text:p>64,8551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 (([.I211]+[.P211])/([.I211]*[.P211])) + [.B211]" office:value-type="float" office:value="30.725135056417" calcext:value-type="float">
            <text:p>30,7251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27+6*RAND()" office:value-type="float" office:value="31.321586281294" calcext:value-type="float">
            <text:p>31,3216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COM.MICROSOFT.NORM.INV(RAND();30;5)" office:value-type="float" office:value="35.0001204334404" calcext:value-type="float">
            <text:p>35,0001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48+24*RAND()" office:value-type="float" office:value="71.1381465448067" calcext:value-type="float">
            <text:p>71,1381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 (([.I212]+[.P212])/([.I212]*[.P212])) + [.B212]" office:value-type="float" office:value="31.364214767222" calcext:value-type="float">
            <text:p>31,3642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27+6*RAND()" office:value-type="float" office:value="31.4285540117417" calcext:value-type="float">
            <text:p>31,4286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COM.MICROSOFT.NORM.INV(RAND();30;5)" office:value-type="float" office:value="39.073362153889" calcext:value-type="float">
            <text:p>39,0734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48+24*RAND()" office:value-type="float" office:value="50.4219495495781" calcext:value-type="float">
            <text:p>50,4219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 (([.I213]+[.P213])/([.I213]*[.P213])) + [.B213]" office:value-type="float" office:value="31.4739795276916" calcext:value-type="float">
            <text:p>31,4740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27+6*RAND()" office:value-type="float" office:value="29.8888124863151" calcext:value-type="float">
            <text:p>29,8888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COM.MICROSOFT.NORM.INV(RAND();30;5)" office:value-type="float" office:value="25.6425997808317" calcext:value-type="float">
            <text:p>25,6426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48+24*RAND()" office:value-type="float" office:value="48.6858780859038" calcext:value-type="float">
            <text:p>48,6859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 (([.I214]+[.P214])/([.I214]*[.P214])) + [.B214]" office:value-type="float" office:value="29.9483499291937" calcext:value-type="float">
            <text:p>29,9483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7+6*RAND()" office:value-type="float" office:value="29.1763768724632" calcext:value-type="float">
            <text:p>29,1764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COM.MICROSOFT.NORM.INV(RAND();30;5)" office:value-type="float" office:value="31.5160356353497" calcext:value-type="float">
            <text:p>31,516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48+24*RAND()" office:value-type="float" office:value="64.9610554380342" calcext:value-type="float">
            <text:p>64,9611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 (([.I215]+[.P215])/([.I215]*[.P215])) + [.B215]" office:value-type="float" office:value="29.2235005901083" calcext:value-type="float">
            <text:p>29,2235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27+6*RAND()" office:value-type="float" office:value="31.9228785184678" calcext:value-type="float">
            <text:p>31,9229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COM.MICROSOFT.NORM.INV(RAND();30;5)" office:value-type="float" office:value="38.6219476944851" calcext:value-type="float">
            <text:p>38,6219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48+24*RAND()" office:value-type="float" office:value="59.5901524750516" calcext:value-type="float">
            <text:p>59,5902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 (([.I216]+[.P216])/([.I216]*[.P216])) + [.B216]" office:value-type="float" office:value="31.9655518284101" calcext:value-type="float">
            <text:p>31,9656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27+6*RAND()" office:value-type="float" office:value="28.4848252229858" calcext:value-type="float">
            <text:p>28,4848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COM.MICROSOFT.NORM.INV(RAND();30;5)" office:value-type="float" office:value="38.2851382363908" calcext:value-type="float">
            <text:p>38,2851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48+24*RAND()" office:value-type="float" office:value="63.9713341640309" calcext:value-type="float">
            <text:p>63,9713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 (([.I217]+[.P217])/([.I217]*[.P217])) + [.B217]" office:value-type="float" office:value="28.5265770206022" calcext:value-type="float">
            <text:p>28,5266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27+6*RAND()" office:value-type="float" office:value="29.1330592443701" calcext:value-type="float">
            <text:p>29,1331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COM.MICROSOFT.NORM.INV(RAND();30;5)" office:value-type="float" office:value="26.1636736156282" calcext:value-type="float">
            <text:p>26,1637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48+24*RAND()" office:value-type="float" office:value="61.7934427550063" calcext:value-type="float">
            <text:p>61,7934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 (([.I218]+[.P218])/([.I218]*[.P218])) + [.B218]" office:value-type="float" office:value="29.1874631236007" calcext:value-type="float">
            <text:p>29,1875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27+6*RAND()" office:value-type="float" office:value="32.1792554457206" calcext:value-type="float">
            <text:p>32,1793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COM.MICROSOFT.NORM.INV(RAND();30;5)" office:value-type="float" office:value="27.6580207330472" calcext:value-type="float">
            <text:p>27,6580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48+24*RAND()" office:value-type="float" office:value="61.9551818585023" calcext:value-type="float">
            <text:p>61,9552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 (([.I219]+[.P219])/([.I219]*[.P219])) + [.B219]" office:value-type="float" office:value="32.2315520228148" calcext:value-type="float">
            <text:p>32,2316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27+6*RAND()" office:value-type="float" office:value="31.6190806136001" calcext:value-type="float">
            <text:p>31,6191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COM.MICROSOFT.NORM.INV(RAND();30;5)" office:value-type="float" office:value="31.3377665490412" calcext:value-type="float">
            <text:p>31,3378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48+24*RAND()" office:value-type="float" office:value="53.832676702179" calcext:value-type="float">
            <text:p>53,8327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 (([.I220]+[.P220])/([.I220]*[.P220])) + [.B220]" office:value-type="float" office:value="31.6695670703324" calcext:value-type="float">
            <text:p>31,6696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27+6*RAND()" office:value-type="float" office:value="30.9284215711523" calcext:value-type="float">
            <text:p>30,9284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COM.MICROSOFT.NORM.INV(RAND();30;5)" office:value-type="float" office:value="30.7567946435896" calcext:value-type="float">
            <text:p>30,7568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48+24*RAND()" office:value-type="float" office:value="63.5675573358312" calcext:value-type="float">
            <text:p>63,5676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 (([.I221]+[.P221])/([.I221]*[.P221])) + [.B221]" office:value-type="float" office:value="30.9766660071703" calcext:value-type="float">
            <text:p>30,9767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27+6*RAND()" office:value-type="float" office:value="27.3922740540002" calcext:value-type="float">
            <text:p>27,3923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COM.MICROSOFT.NORM.INV(RAND();30;5)" office:value-type="float" office:value="33.9688757034358" calcext:value-type="float">
            <text:p>33,9689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48+24*RAND()" office:value-type="float" office:value="70.319871746935" calcext:value-type="float">
            <text:p>70,3199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 (([.I222]+[.P222])/([.I222]*[.P222])) + [.B222]" office:value-type="float" office:value="27.435933498791" calcext:value-type="float">
            <text:p>27,4359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27+6*RAND()" office:value-type="float" office:value="30.4827585623134" calcext:value-type="float">
            <text:p>30,4828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COM.MICROSOFT.NORM.INV(RAND();30;5)" office:value-type="float" office:value="30.4759435177867" calcext:value-type="float">
            <text:p>30,4759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48+24*RAND()" office:value-type="float" office:value="69.7028769263998" calcext:value-type="float">
            <text:p>69,7029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 (([.I223]+[.P223])/([.I223]*[.P223])) + [.B223]" office:value-type="float" office:value="30.5299179383329" calcext:value-type="float">
            <text:p>30,5299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27+6*RAND()" office:value-type="float" office:value="31.6819414494094" calcext:value-type="float">
            <text:p>31,6819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COM.MICROSOFT.NORM.INV(RAND();30;5)" office:value-type="float" office:value="35.9654089479599" calcext:value-type="float">
            <text:p>35,9654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48+24*RAND()" office:value-type="float" office:value="56.1912556076422" calcext:value-type="float">
            <text:p>56,1913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 (([.I224]+[.P224])/([.I224]*[.P224])) + [.B224]" office:value-type="float" office:value="31.7275423068008" calcext:value-type="float">
            <text:p>31,727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7+6*RAND()" office:value-type="float" office:value="30.493648748612" calcext:value-type="float">
            <text:p>30,4936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COM.MICROSOFT.NORM.INV(RAND();30;5)" office:value-type="float" office:value="31.5437690326327" calcext:value-type="float">
            <text:p>31,5438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48+24*RAND()" office:value-type="float" office:value="66.000196156092" calcext:value-type="float">
            <text:p>66,0002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 (([.I225]+[.P225])/([.I225]*[.P225])) + [.B225]" office:value-type="float" office:value="30.5405022007932" calcext:value-type="float">
            <text:p>30,5405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27+6*RAND()" office:value-type="float" office:value="27.8463322527241" calcext:value-type="float">
            <text:p>27,8463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COM.MICROSOFT.NORM.INV(RAND();30;5)" office:value-type="float" office:value="36.8567478883448" calcext:value-type="float">
            <text:p>36,8567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48+24*RAND()" office:value-type="float" office:value="57.7484977869317" calcext:value-type="float">
            <text:p>57,7485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 (([.I226]+[.P226])/([.I226]*[.P226])) + [.B226]" office:value-type="float" office:value="27.8907807941808" calcext:value-type="float">
            <text:p>27,8908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27+6*RAND()" office:value-type="float" office:value="32.1813440623228" calcext:value-type="float">
            <text:p>32,1813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COM.MICROSOFT.NORM.INV(RAND();30;5)" office:value-type="float" office:value="32.3434868395897" calcext:value-type="float">
            <text:p>32,3435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48+24*RAND()" office:value-type="float" office:value="64.8186129787937" calcext:value-type="float">
            <text:p>64,8186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 (([.I227]+[.P227])/([.I227]*[.P227])) + [.B227]" office:value-type="float" office:value="32.2276898556434" calcext:value-type="float">
            <text:p>32,2277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27+6*RAND()" office:value-type="float" office:value="31.3685751592275" calcext:value-type="float">
            <text:p>31,3686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COM.MICROSOFT.NORM.INV(RAND();30;5)" office:value-type="float" office:value="27.4813729281815" calcext:value-type="float">
            <text:p>27,4814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48+24*RAND()" office:value-type="float" office:value="49.0949226217344" calcext:value-type="float">
            <text:p>49,0949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 (([.I228]+[.P228])/([.I228]*[.P228])) + [.B228]" office:value-type="float" office:value="31.4253321482088" calcext:value-type="float">
            <text:p>31,4253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27+6*RAND()" office:value-type="float" office:value="30.2377079303842" calcext:value-type="float">
            <text:p>30,2377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COM.MICROSOFT.NORM.INV(RAND();30;5)" office:value-type="float" office:value="21.3504748260536" calcext:value-type="float">
            <text:p>21,3505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48+24*RAND()" office:value-type="float" office:value="59.1340082036331" calcext:value-type="float">
            <text:p>59,134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 (([.I229]+[.P229])/([.I229]*[.P229])) + [.B229]" office:value-type="float" office:value="30.3014560389522" calcext:value-type="float">
            <text:p>30,3015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27+6*RAND()" office:value-type="float" office:value="32.411440765718" calcext:value-type="float">
            <text:p>32,4114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COM.MICROSOFT.NORM.INV(RAND();30;5)" office:value-type="float" office:value="36.7320044351145" calcext:value-type="float">
            <text:p>36,7320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48+24*RAND()" office:value-type="float" office:value="52.1925748782232" calcext:value-type="float">
            <text:p>52,1926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 (([.I230]+[.P230])/([.I230]*[.P230])) + [.B230]" office:value-type="float" office:value="32.4578247945814" calcext:value-type="float">
            <text:p>32,4578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27+6*RAND()" office:value-type="float" office:value="31.167694582371" calcext:value-type="float">
            <text:p>31,1677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COM.MICROSOFT.NORM.INV(RAND();30;5)" office:value-type="float" office:value="25.5182621848028" calcext:value-type="float">
            <text:p>25,5183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48+24*RAND()" office:value-type="float" office:value="67.8663394069299" calcext:value-type="float">
            <text:p>67,8663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 (([.I231]+[.P231])/([.I231]*[.P231])) + [.B231]" office:value-type="float" office:value="31.2216170489971" calcext:value-type="float">
            <text:p>31,2216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27+6*RAND()" office:value-type="float" office:value="28.9270486745518" calcext:value-type="float">
            <text:p>28,927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COM.MICROSOFT.NORM.INV(RAND();30;5)" office:value-type="float" office:value="24.3358348313965" calcext:value-type="float">
            <text:p>24,3358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48+24*RAND()" office:value-type="float" office:value="68.9382828483358" calcext:value-type="float">
            <text:p>68,9383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 (([.I232]+[.P232])/([.I232]*[.P232])) + [.B232]" office:value-type="float" office:value="28.9826460689797" calcext:value-type="float">
            <text:p>28,9826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27+6*RAND()" office:value-type="float" office:value="31.9262153499294" calcext:value-type="float">
            <text:p>31,9262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COM.MICROSOFT.NORM.INV(RAND();30;5)" office:value-type="float" office:value="22.7409903574161" calcext:value-type="float">
            <text:p>22,741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48+24*RAND()" office:value-type="float" office:value="60.0660000192001" calcext:value-type="float">
            <text:p>60,066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 (([.I233]+[.P233])/([.I233]*[.P233])) + [.B233]" office:value-type="float" office:value="31.9868371620897" calcext:value-type="float">
            <text:p>31,9868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27+6*RAND()" office:value-type="float" office:value="28.2976217719261" calcext:value-type="float">
            <text:p>28,2976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COM.MICROSOFT.NORM.INV(RAND();30;5)" office:value-type="float" office:value="35.6652755302615" calcext:value-type="float">
            <text:p>35,6653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48+24*RAND()" office:value-type="float" office:value="62.2052886346355" calcext:value-type="float">
            <text:p>62,2053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 (([.I234]+[.P234])/([.I234]*[.P234])) + [.B234]" office:value-type="float" office:value="28.3417360522637" calcext:value-type="float">
            <text:p>28,3417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7+6*RAND()" office:value-type="float" office:value="32.2812206901144" calcext:value-type="float">
            <text:p>32,2812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COM.MICROSOFT.NORM.INV(RAND();30;5)" office:value-type="float" office:value="21.530671124441" calcext:value-type="float">
            <text:p>21,5307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48+24*RAND()" office:value-type="float" office:value="48.0580000849441" calcext:value-type="float">
            <text:p>48,058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 (([.I235]+[.P235])/([.I235]*[.P235])) + [.B235]" office:value-type="float" office:value="32.3484742507979" calcext:value-type="float">
            <text:p>32,3485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27+6*RAND()" office:value-type="float" office:value="28.9488663256634" calcext:value-type="float">
            <text:p>28,9489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COM.MICROSOFT.NORM.INV(RAND();30;5)" office:value-type="float" office:value="25.9361622707355" calcext:value-type="float">
            <text:p>25,9362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48+24*RAND()" office:value-type="float" office:value="62.0575700076297" calcext:value-type="float">
            <text:p>62,0576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 (([.I236]+[.P236])/([.I236]*[.P236])) + [.B236]" office:value-type="float" office:value="29.003536600634" calcext:value-type="float">
            <text:p>29,0035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27+6*RAND()" office:value-type="float" office:value="32.2716051957104" calcext:value-type="float">
            <text:p>32,2716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COM.MICROSOFT.NORM.INV(RAND();30;5)" office:value-type="float" office:value="33.0125133474417" calcext:value-type="float">
            <text:p>33,0125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48+24*RAND()" office:value-type="float" office:value="52.4261704618111" calcext:value-type="float">
            <text:p>52,4262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 (([.I237]+[.P237])/([.I237]*[.P237])) + [.B237]" office:value-type="float" office:value="32.3209711826883" calcext:value-type="float">
            <text:p>32,3210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27+6*RAND()" office:value-type="float" office:value="27.7996726718266" calcext:value-type="float">
            <text:p>27,7997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COM.MICROSOFT.NORM.INV(RAND();30;5)" office:value-type="float" office:value="30.8075453258633" calcext:value-type="float">
            <text:p>30,8075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48+24*RAND()" office:value-type="float" office:value="64.8524227263406" calcext:value-type="float">
            <text:p>64,8524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 (([.I238]+[.P238])/([.I238]*[.P238])) + [.B238]" office:value-type="float" office:value="27.8475518768093" calcext:value-type="float">
            <text:p>27,8476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27+6*RAND()" office:value-type="float" office:value="30.6463472794276" calcext:value-type="float">
            <text:p>30,6463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COM.MICROSOFT.NORM.INV(RAND();30;5)" office:value-type="float" office:value="33.0402574829758" calcext:value-type="float">
            <text:p>33,0403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48+24*RAND()" office:value-type="float" office:value="71.1534613771364" calcext:value-type="float">
            <text:p>71,1535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 (([.I239]+[.P239])/([.I239]*[.P239])) + [.B239]" office:value-type="float" office:value="30.6906675174416" calcext:value-type="float">
            <text:p>30,6907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27+6*RAND()" office:value-type="float" office:value="31.3653520799708" calcext:value-type="float">
            <text:p>31,3654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COM.MICROSOFT.NORM.INV(RAND();30;5)" office:value-type="float" office:value="30.3636896504403" calcext:value-type="float">
            <text:p>30,3637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48+24*RAND()" office:value-type="float" office:value="61.3683209074661" calcext:value-type="float">
            <text:p>61,3683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 (([.I240]+[.P240])/([.I240]*[.P240])) + [.B240]" office:value-type="float" office:value="31.4145812062298" calcext:value-type="float">
            <text:p>31,4146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27+6*RAND()" office:value-type="float" office:value="29.3367996776942" calcext:value-type="float">
            <text:p>29,3368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COM.MICROSOFT.NORM.INV(RAND();30;5)" office:value-type="float" office:value="28.4175398584547" calcext:value-type="float">
            <text:p>28,4175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48+24*RAND()" office:value-type="float" office:value="61.5718187307939" calcext:value-type="float">
            <text:p>61,5718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 (([.I241]+[.P241])/([.I241]*[.P241])) + [.B241]" office:value-type="float" office:value="29.3882304086089" calcext:value-type="float">
            <text:p>29,3882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27+6*RAND()" office:value-type="float" office:value="29.5698689126875" calcext:value-type="float">
            <text:p>29,5699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COM.MICROSOFT.NORM.INV(RAND();30;5)" office:value-type="float" office:value="28.7820263112731" calcext:value-type="float">
            <text:p>28,782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48+24*RAND()" office:value-type="float" office:value="67.5461207265034" calcext:value-type="float">
            <text:p>67,5461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 (([.I242]+[.P242])/([.I242]*[.P242])) + [.B242]" office:value-type="float" office:value="29.6194175173168" calcext:value-type="float">
            <text:p>29,6194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27+6*RAND()" office:value-type="float" office:value="29.0267791498918" calcext:value-type="float">
            <text:p>29,0268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COM.MICROSOFT.NORM.INV(RAND();30;5)" office:value-type="float" office:value="31.6416079505604" calcext:value-type="float">
            <text:p>31,6416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48+24*RAND()" office:value-type="float" office:value="65.4171432098374" calcext:value-type="float">
            <text:p>65,4171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 (([.I243]+[.P243])/([.I243]*[.P243])) + [.B243]" office:value-type="float" office:value="29.0736696191976" calcext:value-type="float">
            <text:p>29,0737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27+6*RAND()" office:value-type="float" office:value="31.4796678002458" calcext:value-type="float">
            <text:p>31,4797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COM.MICROSOFT.NORM.INV(RAND();30;5)" office:value-type="float" office:value="23.3970887137071" calcext:value-type="float">
            <text:p>23,3971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48+24*RAND()" office:value-type="float" office:value="67.430599889718" calcext:value-type="float">
            <text:p>67,4306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 (([.I244]+[.P244])/([.I244]*[.P244])) + [.B244]" office:value-type="float" office:value="31.5372382228178" calcext:value-type="float">
            <text:p>31,5372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7+6*RAND()" office:value-type="float" office:value="30.2955577878747" calcext:value-type="float">
            <text:p>30,295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COM.MICROSOFT.NORM.INV(RAND();30;5)" office:value-type="float" office:value="27.8107864746051" calcext:value-type="float">
            <text:p>27,8108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48+24*RAND()" office:value-type="float" office:value="48.0365188764408" calcext:value-type="float">
            <text:p>48,036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 (([.I245]+[.P245])/([.I245]*[.P245])) + [.B245]" office:value-type="float" office:value="30.3523325545548" calcext:value-type="float">
            <text:p>30,3523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27+6*RAND()" office:value-type="float" office:value="28.692285243189" calcext:value-type="float">
            <text:p>28,6923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COM.MICROSOFT.NORM.INV(RAND();30;5)" office:value-type="float" office:value="24.3963121098489" calcext:value-type="float">
            <text:p>24,3963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48+24*RAND()" office:value-type="float" office:value="62.5072744572535" calcext:value-type="float">
            <text:p>62,5073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 (([.I246]+[.P246])/([.I246]*[.P246])) + [.B246]" office:value-type="float" office:value="28.7492731830252" calcext:value-type="float">
            <text:p>28,7493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27+6*RAND()" office:value-type="float" office:value="31.4308270274196" calcext:value-type="float">
            <text:p>31,4308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COM.MICROSOFT.NORM.INV(RAND();30;5)" office:value-type="float" office:value="31.2184912678835" calcext:value-type="float">
            <text:p>31,2185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48+24*RAND()" office:value-type="float" office:value="57.3996989959851" calcext:value-type="float">
            <text:p>57,3997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 (([.I247]+[.P247])/([.I247]*[.P247])) + [.B247]" office:value-type="float" office:value="31.4802810190725" calcext:value-type="float">
            <text:p>31,4803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27+6*RAND()" office:value-type="float" office:value="32.229541057488" calcext:value-type="float">
            <text:p>32,2295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COM.MICROSOFT.NORM.INV(RAND();30;5)" office:value-type="float" office:value="29.6161539370294" calcext:value-type="float">
            <text:p>29,6162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48+24*RAND()" office:value-type="float" office:value="55.736593044363" calcext:value-type="float">
            <text:p>55,7366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 (([.I248]+[.P248])/([.I248]*[.P248])) + [.B248]" office:value-type="float" office:value="32.2812479485024" calcext:value-type="float">
            <text:p>32,2812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27+6*RAND()" office:value-type="float" office:value="30.2169796975795" calcext:value-type="float">
            <text:p>30,217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COM.MICROSOFT.NORM.INV(RAND();30;5)" office:value-type="float" office:value="23.3040873105135" calcext:value-type="float">
            <text:p>23,3041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48+24*RAND()" office:value-type="float" office:value="58.2621221607551" calcext:value-type="float">
            <text:p>58,2621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 (([.I249]+[.P249])/([.I249]*[.P249])) + [.B249]" office:value-type="float" office:value="30.2770544351215" calcext:value-type="float">
            <text:p>30,2771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27+6*RAND()" office:value-type="float" office:value="30.0028920534533" calcext:value-type="float">
            <text:p>30,0029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COM.MICROSOFT.NORM.INV(RAND();30;5)" office:value-type="float" office:value="32.7662432630664" calcext:value-type="float">
            <text:p>32,7662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48+24*RAND()" office:value-type="float" office:value="56.2946958141401" calcext:value-type="float">
            <text:p>56,2947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 (([.I250]+[.P250])/([.I250]*[.P250])) + [.B250]" office:value-type="float" office:value="30.0511749306636" calcext:value-type="float">
            <text:p>30,0512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27+6*RAND()" office:value-type="float" office:value="27.5762475302909" calcext:value-type="float">
            <text:p>27,5762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COM.MICROSOFT.NORM.INV(RAND();30;5)" office:value-type="float" office:value="34.0937588567003" calcext:value-type="float">
            <text:p>34,0938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48+24*RAND()" office:value-type="float" office:value="59.3342448184267" calcext:value-type="float">
            <text:p>59,3342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 (([.I251]+[.P251])/([.I251]*[.P251])) + [.B251]" office:value-type="float" office:value="27.6224320854403" calcext:value-type="float">
            <text:p>27,6224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27+6*RAND()" office:value-type="float" office:value="32.4027427907568" calcext:value-type="float">
            <text:p>32,4027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COM.MICROSOFT.NORM.INV(RAND();30;5)" office:value-type="float" office:value="32.707591078013" calcext:value-type="float">
            <text:p>32,7076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48+24*RAND()" office:value-type="float" office:value="63.7540531894192" calcext:value-type="float">
            <text:p>63,7541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 (([.I252]+[.P252])/([.I252]*[.P252])) + [.B252]" office:value-type="float" office:value="32.4490020102323" calcext:value-type="float">
            <text:p>32,449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27+6*RAND()" office:value-type="float" office:value="27.9700246641878" calcext:value-type="float">
            <text:p>27,970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COM.MICROSOFT.NORM.INV(RAND();30;5)" office:value-type="float" office:value="33.5082359654015" calcext:value-type="float">
            <text:p>33,5082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48+24*RAND()" office:value-type="float" office:value="57.9829809358344" calcext:value-type="float">
            <text:p>57,983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 (([.I253]+[.P253])/([.I253]*[.P253])) + [.B253]" office:value-type="float" office:value="28.017114513433" calcext:value-type="float">
            <text:p>28,0171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27+6*RAND()" office:value-type="float" office:value="28.5144942083862" calcext:value-type="float">
            <text:p>28,5145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COM.MICROSOFT.NORM.INV(RAND();30;5)" office:value-type="float" office:value="26.6129578896528" calcext:value-type="float">
            <text:p>26,613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48+24*RAND()" office:value-type="float" office:value="55.3422079095617" calcext:value-type="float">
            <text:p>55,3422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 (([.I254]+[.P254])/([.I254]*[.P254])) + [.B254]" office:value-type="float" office:value="28.5701392798972" calcext:value-type="float">
            <text:p>28,5701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7+6*RAND()" office:value-type="float" office:value="31.495283668628" calcext:value-type="float">
            <text:p>31,4953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COM.MICROSOFT.NORM.INV(RAND();30;5)" office:value-type="float" office:value="31.4821898455516" calcext:value-type="float">
            <text:p>31,4822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48+24*RAND()" office:value-type="float" office:value="49.3799259038642" calcext:value-type="float">
            <text:p>49,3799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 (([.I255]+[.P255])/([.I255]*[.P255])) + [.B255]" office:value-type="float" office:value="31.5472988039882" calcext:value-type="float">
            <text:p>31,5473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27+6*RAND()" office:value-type="float" office:value="27.1455077680293" calcext:value-type="float">
            <text:p>27,1455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COM.MICROSOFT.NORM.INV(RAND();30;5)" office:value-type="float" office:value="31.7508950186504" calcext:value-type="float">
            <text:p>31,7509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48+24*RAND()" office:value-type="float" office:value="71.9835063675419" calcext:value-type="float">
            <text:p>71,9835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 (([.I256]+[.P256])/([.I256]*[.P256])) + [.B256]" office:value-type="float" office:value="27.1908950144462" calcext:value-type="float">
            <text:p>27,1909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27+6*RAND()" office:value-type="float" office:value="28.3306108906399" calcext:value-type="float">
            <text:p>28,3306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COM.MICROSOFT.NORM.INV(RAND();30;5)" office:value-type="float" office:value="33.0954924465743" calcext:value-type="float">
            <text:p>33,0955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48+24*RAND()" office:value-type="float" office:value="49.0314946481958" calcext:value-type="float">
            <text:p>49,0315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 (([.I257]+[.P257])/([.I257]*[.P257])) + [.B257]" office:value-type="float" office:value="28.3812215401445" calcext:value-type="float">
            <text:p>28,3812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27+6*RAND()" office:value-type="float" office:value="29.6521012920421" calcext:value-type="float">
            <text:p>29,6521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COM.MICROSOFT.NORM.INV(RAND();30;5)" office:value-type="float" office:value="28.6458468444311" calcext:value-type="float">
            <text:p>28,6458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48+24*RAND()" office:value-type="float" office:value="50.2407154189423" calcext:value-type="float">
            <text:p>50,2407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 (([.I258]+[.P258])/([.I258]*[.P258])) + [.B258]" office:value-type="float" office:value="29.7069145416487" calcext:value-type="float">
            <text:p>29,7069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27+6*RAND()" office:value-type="float" office:value="27.9335552297998" calcext:value-type="float">
            <text:p>27,9336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COM.MICROSOFT.NORM.INV(RAND();30;5)" office:value-type="float" office:value="25.7896152396389" calcext:value-type="float">
            <text:p>25,7896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48+24*RAND()" office:value-type="float" office:value="71.5213470747694" calcext:value-type="float">
            <text:p>71,5213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 (([.I259]+[.P259])/([.I259]*[.P259])) + [.B259]" office:value-type="float" office:value="27.986312366732" calcext:value-type="float">
            <text:p>27,9863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27+6*RAND()" office:value-type="float" office:value="30.1019427550491" calcext:value-type="float">
            <text:p>30,1019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COM.MICROSOFT.NORM.INV(RAND();30;5)" office:value-type="float" office:value="30.3211622155022" calcext:value-type="float">
            <text:p>30,3212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48+24*RAND()" office:value-type="float" office:value="49.8736834516749" calcext:value-type="float">
            <text:p>49,8737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 (([.I260]+[.P260])/([.I260]*[.P260])) + [.B260]" office:value-type="float" office:value="30.1549736757938" calcext:value-type="float">
            <text:p>30,1550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27+6*RAND()" office:value-type="float" office:value="31.0876538429875" calcext:value-type="float">
            <text:p>31,0877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COM.MICROSOFT.NORM.INV(RAND();30;5)" office:value-type="float" office:value="27.3815130097743" calcext:value-type="float">
            <text:p>27,3815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48+24*RAND()" office:value-type="float" office:value="60.3279398744926" calcext:value-type="float">
            <text:p>60,3279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 (([.I261]+[.P261])/([.I261]*[.P261])) + [.B261]" office:value-type="float" office:value="31.1407509017876" calcext:value-type="float">
            <text:p>31,1408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27+6*RAND()" office:value-type="float" office:value="28.3783875012305" calcext:value-type="float">
            <text:p>28,3784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COM.MICROSOFT.NORM.INV(RAND();30;5)" office:value-type="float" office:value="34.3915496713384" calcext:value-type="float">
            <text:p>34,3915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48+24*RAND()" office:value-type="float" office:value="63.3020607484505" calcext:value-type="float">
            <text:p>63,3021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 (([.I262]+[.P262])/([.I262]*[.P262])) + [.B262]" office:value-type="float" office:value="28.423261685414" calcext:value-type="float">
            <text:p>28,4233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27+6*RAND()" office:value-type="float" office:value="32.1947922084946" calcext:value-type="float">
            <text:p>32,1948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COM.MICROSOFT.NORM.INV(RAND();30;5)" office:value-type="float" office:value="32.9932524246539" calcext:value-type="float">
            <text:p>32,9933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48+24*RAND()" office:value-type="float" office:value="51.1176299108192" calcext:value-type="float">
            <text:p>51,1176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 (([.I263]+[.P263])/([.I263]*[.P263])) + [.B263]" office:value-type="float" office:value="32.2446641585132" calcext:value-type="float">
            <text:p>32,2447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27+6*RAND()" office:value-type="float" office:value="28.2011025378015" calcext:value-type="float">
            <text:p>28,2011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COM.MICROSOFT.NORM.INV(RAND();30;5)" office:value-type="float" office:value="24.7952451910875" calcext:value-type="float">
            <text:p>24,7952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48+24*RAND()" office:value-type="float" office:value="57.333825099282" calcext:value-type="float">
            <text:p>57,3338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 (([.I264]+[.P264])/([.I264]*[.P264])) + [.B264]" office:value-type="float" office:value="28.258874561685" calcext:value-type="float">
            <text:p>28,258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7+6*RAND()" office:value-type="float" office:value="30.7732933054212" calcext:value-type="float">
            <text:p>30,7733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COM.MICROSOFT.NORM.INV(RAND();30;5)" office:value-type="float" office:value="38.9662634828224" calcext:value-type="float">
            <text:p>38,9663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48+24*RAND()" office:value-type="float" office:value="65.4635533774272" calcext:value-type="float">
            <text:p>65,4636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 (([.I265]+[.P265])/([.I265]*[.P265])) + [.B265]" office:value-type="float" office:value="30.8142322062739" calcext:value-type="float">
            <text:p>30,8142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27+6*RAND()" office:value-type="float" office:value="27.527958398452" calcext:value-type="float">
            <text:p>27,528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COM.MICROSOFT.NORM.INV(RAND();30;5)" office:value-type="float" office:value="31.1285242923058" calcext:value-type="float">
            <text:p>31,1285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48+24*RAND()" office:value-type="float" office:value="60.6050930125639" calcext:value-type="float">
            <text:p>60,6051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 (([.I266]+[.P266])/([.I266]*[.P266])) + [.B266]" office:value-type="float" office:value="27.5765835384312" calcext:value-type="float">
            <text:p>27,5766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27+6*RAND()" office:value-type="float" office:value="27.1291771999095" calcext:value-type="float">
            <text:p>27,1292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COM.MICROSOFT.NORM.INV(RAND();30;5)" office:value-type="float" office:value="27.2239608545826" calcext:value-type="float">
            <text:p>27,2240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48+24*RAND()" office:value-type="float" office:value="66.7293025134131" calcext:value-type="float">
            <text:p>66,7293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 (([.I267]+[.P267])/([.I267]*[.P267])) + [.B267]" office:value-type="float" office:value="27.1808954679238" calcext:value-type="float">
            <text:p>27,1809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27+6*RAND()" office:value-type="float" office:value="29.4485252040904" calcext:value-type="float">
            <text:p>29,4485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COM.MICROSOFT.NORM.INV(RAND();30;5)" office:value-type="float" office:value="29.895304710578" calcext:value-type="float">
            <text:p>29,8953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48+24*RAND()" office:value-type="float" office:value="57.9148510498926" calcext:value-type="float">
            <text:p>57,9149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 (([.I268]+[.P268])/([.I268]*[.P268])) + [.B268]" office:value-type="float" office:value="29.4992420012528" calcext:value-type="float">
            <text:p>29,4992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27+6*RAND()" office:value-type="float" office:value="30.1979398734402" calcext:value-type="float">
            <text:p>30,1979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COM.MICROSOFT.NORM.INV(RAND();30;5)" office:value-type="float" office:value="35.3905797233993" calcext:value-type="float">
            <text:p>35,3906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48+24*RAND()" office:value-type="float" office:value="67.9893227471039" calcext:value-type="float">
            <text:p>67,9893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 (([.I269]+[.P269])/([.I269]*[.P269])) + [.B269]" office:value-type="float" office:value="30.2409041720396" calcext:value-type="float">
            <text:p>30,2409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27+6*RAND()" office:value-type="float" office:value="32.0500333153177" calcext:value-type="float">
            <text:p>32,050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COM.MICROSOFT.NORM.INV(RAND();30;5)" office:value-type="float" office:value="24.6845284119586" calcext:value-type="float">
            <text:p>24,6845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48+24*RAND()" office:value-type="float" office:value="48.1375293033198" calcext:value-type="float">
            <text:p>48,1375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 (([.I270]+[.P270])/([.I270]*[.P270])) + [.B270]" office:value-type="float" office:value="32.111318333024" calcext:value-type="float">
            <text:p>32,1113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27+6*RAND()" office:value-type="float" office:value="28.1135151644703" calcext:value-type="float">
            <text:p>28,1135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COM.MICROSOFT.NORM.INV(RAND();30;5)" office:value-type="float" office:value="29.0304263717298" calcext:value-type="float">
            <text:p>29,0304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48+24*RAND()" office:value-type="float" office:value="58.5409686053172" calcext:value-type="float">
            <text:p>58,5410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 (([.I271]+[.P271])/([.I271]*[.P271])) + [.B271]" office:value-type="float" office:value="28.1650438364317" calcext:value-type="float">
            <text:p>28,1650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27+6*RAND()" office:value-type="float" office:value="32.851282134885" calcext:value-type="float">
            <text:p>32,8513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COM.MICROSOFT.NORM.INV(RAND();30;5)" office:value-type="float" office:value="32.941562079053" calcext:value-type="float">
            <text:p>32,9416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48+24*RAND()" office:value-type="float" office:value="66.8137678513303" calcext:value-type="float">
            <text:p>66,8138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 (([.I272]+[.P272])/([.I272]*[.P272])) + [.B272]" office:value-type="float" office:value="32.8966058974899" calcext:value-type="float">
            <text:p>32,8966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27+6*RAND()" office:value-type="float" office:value="30.0508188747335" calcext:value-type="float">
            <text:p>30,0508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COM.MICROSOFT.NORM.INV(RAND();30;5)" office:value-type="float" office:value="28.6714984489125" calcext:value-type="float">
            <text:p>28,6715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48+24*RAND()" office:value-type="float" office:value="50.4826592775062" calcext:value-type="float">
            <text:p>50,4827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 (([.I273]+[.P273])/([.I273]*[.P273])) + [.B273]" office:value-type="float" office:value="30.1055054991349" calcext:value-type="float">
            <text:p>30,1055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27+6*RAND()" office:value-type="float" office:value="28.754536682507" calcext:value-type="float">
            <text:p>28,7545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COM.MICROSOFT.NORM.INV(RAND();30;5)" office:value-type="float" office:value="35.0309265949174" calcext:value-type="float">
            <text:p>35,0309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48+24*RAND()" office:value-type="float" office:value="70.4594261376187" calcext:value-type="float">
            <text:p>70,4594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 (([.I274]+[.P274])/([.I274]*[.P274])) + [.B274]" office:value-type="float" office:value="28.7972754523751" calcext:value-type="float">
            <text:p>28,797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7+6*RAND()" office:value-type="float" office:value="27.3698860325385" calcext:value-type="float">
            <text:p>27,3699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COM.MICROSOFT.NORM.INV(RAND();30;5)" office:value-type="float" office:value="26.6768757034494" calcext:value-type="float">
            <text:p>26,6769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48+24*RAND()" office:value-type="float" office:value="65.3300799792633" calcext:value-type="float">
            <text:p>65,3301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 (([.I275]+[.P275])/([.I275]*[.P275])) + [.B275]" office:value-type="float" office:value="27.4226785662488" calcext:value-type="float">
            <text:p>27,4227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27+6*RAND()" office:value-type="float" office:value="29.8401408393402" calcext:value-type="float">
            <text:p>29,8401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COM.MICROSOFT.NORM.INV(RAND();30;5)" office:value-type="float" office:value="29.8171960457052" calcext:value-type="float">
            <text:p>29,8172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48+24*RAND()" office:value-type="float" office:value="52.6753355255351" calcext:value-type="float">
            <text:p>52,6753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 (([.I276]+[.P276])/([.I276]*[.P276])) + [.B276]" office:value-type="float" office:value="29.8926627504404" calcext:value-type="float">
            <text:p>29,8927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27+6*RAND()" office:value-type="float" office:value="27.4541819219012" calcext:value-type="float">
            <text:p>27,4542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COM.MICROSOFT.NORM.INV(RAND();30;5)" office:value-type="float" office:value="35.5862058690317" calcext:value-type="float">
            <text:p>35,5862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48+24*RAND()" office:value-type="float" office:value="59.4466264368966" calcext:value-type="float">
            <text:p>59,4466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 (([.I277]+[.P277])/([.I277]*[.P277])) + [.B277]" office:value-type="float" office:value="27.4991045103445" calcext:value-type="float">
            <text:p>27,4991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27+6*RAND()" office:value-type="float" office:value="29.6196214898955" calcext:value-type="float">
            <text:p>29,6196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COM.MICROSOFT.NORM.INV(RAND();30;5)" office:value-type="float" office:value="38.7427027922416" calcext:value-type="float">
            <text:p>38,7427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48+24*RAND()" office:value-type="float" office:value="69.6030754270032" calcext:value-type="float">
            <text:p>69,6031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 (([.I278]+[.P278])/([.I278]*[.P278])) + [.B278]" office:value-type="float" office:value="29.6597999834136" calcext:value-type="float">
            <text:p>29,6598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27+6*RAND()" office:value-type="float" office:value="32.5869050037582" calcext:value-type="float">
            <text:p>32,5869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COM.MICROSOFT.NORM.INV(RAND();30;5)" office:value-type="float" office:value="25.9657934952111" calcext:value-type="float">
            <text:p>25,9658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48+24*RAND()" office:value-type="float" office:value="56.7126899426803" calcext:value-type="float">
            <text:p>56,7127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 (([.I279]+[.P279])/([.I279]*[.P279])) + [.B279]" office:value-type="float" office:value="32.6430499481652" calcext:value-type="float">
            <text:p>32,6430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27+6*RAND()" office:value-type="float" office:value="30.606611728901" calcext:value-type="float">
            <text:p>30,6066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COM.MICROSOFT.NORM.INV(RAND();30;5)" office:value-type="float" office:value="22.8516584404476" calcext:value-type="float">
            <text:p>22,8517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48+24*RAND()" office:value-type="float" office:value="55.6457290677354" calcext:value-type="float">
            <text:p>55,6457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 (([.I280]+[.P280])/([.I280]*[.P280])) + [.B280]" office:value-type="float" office:value="30.6683430600635" calcext:value-type="float">
            <text:p>30,6683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27+6*RAND()" office:value-type="float" office:value="31.2128313460853" calcext:value-type="float">
            <text:p>31,2128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COM.MICROSOFT.NORM.INV(RAND();30;5)" office:value-type="float" office:value="23.7207316510442" calcext:value-type="float">
            <text:p>23,7207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48+24*RAND()" office:value-type="float" office:value="60.7640116224065" calcext:value-type="float">
            <text:p>60,7640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 (([.I281]+[.P281])/([.I281]*[.P281])) + [.B281]" office:value-type="float" office:value="31.271445671369" calcext:value-type="float">
            <text:p>31,2714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27+6*RAND()" office:value-type="float" office:value="29.4012870595325" calcext:value-type="float">
            <text:p>29,4013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COM.MICROSOFT.NORM.INV(RAND();30;5)" office:value-type="float" office:value="20.2033651264285" calcext:value-type="float">
            <text:p>20,2034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48+24*RAND()" office:value-type="float" office:value="49.8865684373304" calcext:value-type="float">
            <text:p>49,8866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 (([.I282]+[.P282])/([.I282]*[.P282])) + [.B282]" office:value-type="float" office:value="29.4708292401437" calcext:value-type="float">
            <text:p>29,4708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27+6*RAND()" office:value-type="float" office:value="29.5851666585077" calcext:value-type="float">
            <text:p>29,5852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COM.MICROSOFT.NORM.INV(RAND();30;5)" office:value-type="float" office:value="30.5291737054963" calcext:value-type="float">
            <text:p>30,5292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48+24*RAND()" office:value-type="float" office:value="53.9376946622506" calcext:value-type="float">
            <text:p>53,9377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 (([.I283]+[.P283])/([.I283]*[.P283])) + [.B283]" office:value-type="float" office:value="29.6364621224908" calcext:value-type="float">
            <text:p>29,6365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27+6*RAND()" office:value-type="float" office:value="30.5662451453973" calcext:value-type="float">
            <text:p>30,5662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COM.MICROSOFT.NORM.INV(RAND();30;5)" office:value-type="float" office:value="28.6272975964671" calcext:value-type="float">
            <text:p>28,6273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48+24*RAND()" office:value-type="float" office:value="54.4248404027894" calcext:value-type="float">
            <text:p>54,4248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 (([.I284]+[.P284])/([.I284]*[.P284])) + [.B284]" office:value-type="float" office:value="30.6195508023376" calcext:value-type="float">
            <text:p>30,6196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7+6*RAND()" office:value-type="float" office:value="29.4471773507539" calcext:value-type="float">
            <text:p>29,4472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COM.MICROSOFT.NORM.INV(RAND();30;5)" office:value-type="float" office:value="27.5738102014874" calcext:value-type="float">
            <text:p>27,5738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48+24*RAND()" office:value-type="float" office:value="64.8315807105973" calcext:value-type="float">
            <text:p>64,8316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 (([.I285]+[.P285])/([.I285]*[.P285])) + [.B285]" office:value-type="float" office:value="29.4988682296029" calcext:value-type="float">
            <text:p>29,4989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27+6*RAND()" office:value-type="float" office:value="28.703792168526" calcext:value-type="float">
            <text:p>28,7038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COM.MICROSOFT.NORM.INV(RAND();30;5)" office:value-type="float" office:value="30.3539307986639" calcext:value-type="float">
            <text:p>30,3539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48+24*RAND()" office:value-type="float" office:value="65.1053261468187" calcext:value-type="float">
            <text:p>65,1053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 (([.I286]+[.P286])/([.I286]*[.P286])) + [.B286]" office:value-type="float" office:value="28.752096557287" calcext:value-type="float">
            <text:p>28,7521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27+6*RAND()" office:value-type="float" office:value="32.3901621100958" calcext:value-type="float">
            <text:p>32,3902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COM.MICROSOFT.NORM.INV(RAND();30;5)" office:value-type="float" office:value="26.8071910452785" calcext:value-type="float">
            <text:p>26,8072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48+24*RAND()" office:value-type="float" office:value="51.871490363963" calcext:value-type="float">
            <text:p>51,8715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 (([.I287]+[.P287])/([.I287]*[.P287])) + [.B287]" office:value-type="float" office:value="32.4467439463076" calcext:value-type="float">
            <text:p>32,4467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27+6*RAND()" office:value-type="float" office:value="27.721591404872" calcext:value-type="float">
            <text:p>27,7216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COM.MICROSOFT.NORM.INV(RAND();30;5)" office:value-type="float" office:value="29.8999127164291" calcext:value-type="float">
            <text:p>29,8999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48+24*RAND()" office:value-type="float" office:value="54.5038433605805" calcext:value-type="float">
            <text:p>54,5038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 (([.I288]+[.P288])/([.I288]*[.P288])) + [.B288]" office:value-type="float" office:value="27.7733836485499" calcext:value-type="float">
            <text:p>27,7734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27+6*RAND()" office:value-type="float" office:value="32.7577954900917" calcext:value-type="float">
            <text:p>32,7578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COM.MICROSOFT.NORM.INV(RAND();30;5)" office:value-type="float" office:value="31.540794651632" calcext:value-type="float">
            <text:p>31,5408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48+24*RAND()" office:value-type="float" office:value="65.6359939975664" calcext:value-type="float">
            <text:p>65,636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 (([.I289]+[.P289])/([.I289]*[.P289])) + [.B289]" office:value-type="float" office:value="32.8047360045982" calcext:value-type="float">
            <text:p>32,8047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27+6*RAND()" office:value-type="float" office:value="27.4788513409439" calcext:value-type="float">
            <text:p>27,4789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COM.MICROSOFT.NORM.INV(RAND();30;5)" office:value-type="float" office:value="26.6353172883579" calcext:value-type="float">
            <text:p>26,6353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48+24*RAND()" office:value-type="float" office:value="54.7227348731831" calcext:value-type="float">
            <text:p>54,7227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 (([.I290]+[.P290])/([.I290]*[.P290])) + [.B290]" office:value-type="float" office:value="27.5346694183751" calcext:value-type="float">
            <text:p>27,5347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27+6*RAND()" office:value-type="float" office:value="31.5957000881899" calcext:value-type="float">
            <text:p>31,5957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COM.MICROSOFT.NORM.INV(RAND();30;5)" office:value-type="float" office:value="34.9762494479489" calcext:value-type="float">
            <text:p>34,9762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48+24*RAND()" office:value-type="float" office:value="56.9175324188545" calcext:value-type="float">
            <text:p>56,9175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 (([.I291]+[.P291])/([.I291]*[.P291])) + [.B291]" office:value-type="float" office:value="31.6418601970086" calcext:value-type="float">
            <text:p>31,6419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27+6*RAND()" office:value-type="float" office:value="30.3847067083698" calcext:value-type="float">
            <text:p>30,3847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COM.MICROSOFT.NORM.INV(RAND();30;5)" office:value-type="float" office:value="24.5914766264479" calcext:value-type="float">
            <text:p>24,5915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48+24*RAND()" office:value-type="float" office:value="65.1346318954602" calcext:value-type="float">
            <text:p>65,1346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 (([.I292]+[.P292])/([.I292]*[.P292])) + [.B292]" office:value-type="float" office:value="30.440724019964" calcext:value-type="float">
            <text:p>30,4407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27+6*RAND()" office:value-type="float" office:value="27.2095798377413" calcext:value-type="float">
            <text:p>27,2096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COM.MICROSOFT.NORM.INV(RAND();30;5)" office:value-type="float" office:value="22.5958940747901" calcext:value-type="float">
            <text:p>22,5959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48+24*RAND()" office:value-type="float" office:value="50.0195556459948" calcext:value-type="float">
            <text:p>50,0196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 (([.I293]+[.P293])/([.I293]*[.P293])) + [.B293]" office:value-type="float" office:value="27.2738278464668" calcext:value-type="float">
            <text:p>27,2738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27+6*RAND()" office:value-type="float" office:value="29.0553435694892" calcext:value-type="float">
            <text:p>29,0553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COM.MICROSOFT.NORM.INV(RAND();30;5)" office:value-type="float" office:value="36.0979219774755" calcext:value-type="float">
            <text:p>36,0979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48+24*RAND()" office:value-type="float" office:value="55.5002979012206" calcext:value-type="float">
            <text:p>55,5003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 (([.I294]+[.P294])/([.I294]*[.P294])) + [.B294]" office:value-type="float" office:value="29.1010639164527" calcext:value-type="float">
            <text:p>29,1011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7+6*RAND()" office:value-type="float" office:value="30.7781166576315" calcext:value-type="float">
            <text:p>30,7781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COM.MICROSOFT.NORM.INV(RAND();30;5)" office:value-type="float" office:value="33.5135920178387" calcext:value-type="float">
            <text:p>33,5136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48+24*RAND()" office:value-type="float" office:value="52.9263342255726" calcext:value-type="float">
            <text:p>52,9263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 (([.I295]+[.P295])/([.I295]*[.P295])) + [.B295]" office:value-type="float" office:value="30.8268494833532" calcext:value-type="float">
            <text:p>30,8268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27+6*RAND()" office:value-type="float" office:value="31.2549995386507" calcext:value-type="float">
            <text:p>31,2550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COM.MICROSOFT.NORM.INV(RAND();30;5)" office:value-type="float" office:value="39.8438207463917" calcext:value-type="float">
            <text:p>39,8438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48+24*RAND()" office:value-type="float" office:value="53.5456003686413" calcext:value-type="float">
            <text:p>53,5456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 (([.I296]+[.P296])/([.I296]*[.P296])) + [.B296]" office:value-type="float" office:value="31.2987732040041" calcext:value-type="float">
            <text:p>31,2988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27+6*RAND()" office:value-type="float" office:value="28.8723320590798" calcext:value-type="float">
            <text:p>28,8723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COM.MICROSOFT.NORM.INV(RAND();30;5)" office:value-type="float" office:value="22.9776489030219" calcext:value-type="float">
            <text:p>22,9776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48+24*RAND()" office:value-type="float" office:value="58.3501664930955" calcext:value-type="float">
            <text:p>58,3502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 (([.I297]+[.P297])/([.I297]*[.P297])) + [.B297]" office:value-type="float" office:value="28.9329905243321" calcext:value-type="float">
            <text:p>28,9330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27+6*RAND()" office:value-type="float" office:value="27.0338870461565" calcext:value-type="float">
            <text:p>27,0339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COM.MICROSOFT.NORM.INV(RAND();30;5)" office:value-type="float" office:value="29.911609131252" calcext:value-type="float">
            <text:p>29,9116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48+24*RAND()" office:value-type="float" office:value="50.2271639714018" calcext:value-type="float">
            <text:p>50,2272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 (([.I298]+[.P298])/([.I298]*[.P298])) + [.B298]" office:value-type="float" office:value="27.0872284271617" calcext:value-type="float">
            <text:p>27,0872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27+6*RAND()" office:value-type="float" office:value="32.9780479373876" calcext:value-type="float">
            <text:p>32,978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COM.MICROSOFT.NORM.INV(RAND();30;5)" office:value-type="float" office:value="26.5782051634759" calcext:value-type="float">
            <text:p>26,5782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48+24*RAND()" office:value-type="float" office:value="52.6202967474237" calcext:value-type="float">
            <text:p>52,6203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 (([.I299]+[.P299])/([.I299]*[.P299])) + [.B299]" office:value-type="float" office:value="33.034676824167" calcext:value-type="float">
            <text:p>33,0347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27+6*RAND()" office:value-type="float" office:value="29.9869349466171" calcext:value-type="float">
            <text:p>29,9869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COM.MICROSOFT.NORM.INV(RAND();30;5)" office:value-type="float" office:value="25.1918603108235" calcext:value-type="float">
            <text:p>25,1919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48+24*RAND()" office:value-type="float" office:value="70.4245659196749" calcext:value-type="float">
            <text:p>70,4246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 (([.I300]+[.P300])/([.I300]*[.P300])) + [.B300]" office:value-type="float" office:value="30.0408298985816" calcext:value-type="float">
            <text:p>30,0408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27+6*RAND()" office:value-type="float" office:value="31.6326268559787" calcext:value-type="float">
            <text:p>31,6326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COM.MICROSOFT.NORM.INV(RAND();30;5)" office:value-type="float" office:value="35.1668950728973" calcext:value-type="float">
            <text:p>35,1669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48+24*RAND()" office:value-type="float" office:value="70.8924623513594" calcext:value-type="float">
            <text:p>70,8925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 (([.I301]+[.P301])/([.I301]*[.P301])) + [.B301]" office:value-type="float" office:value="31.6751685622507" calcext:value-type="float">
            <text:p>31,6752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27+6*RAND()" office:value-type="float" office:value="32.217695317464" calcext:value-type="float">
            <text:p>32,2177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COM.MICROSOFT.NORM.INV(RAND();30;5)" office:value-type="float" office:value="28.3338539451822" calcext:value-type="float">
            <text:p>28,3339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48+24*RAND()" office:value-type="float" office:value="55.053433011286" calcext:value-type="float">
            <text:p>55,0534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 (([.I302]+[.P302])/([.I302]*[.P302])) + [.B302]" office:value-type="float" office:value="32.2711529581302" calcext:value-type="float">
            <text:p>32,2712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27+6*RAND()" office:value-type="float" office:value="30.7223515638616" calcext:value-type="float">
            <text:p>30,7224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COM.MICROSOFT.NORM.INV(RAND();30;5)" office:value-type="float" office:value="28.0811685707004" calcext:value-type="float">
            <text:p>28,0812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48+24*RAND()" office:value-type="float" office:value="64.6775889163837" calcext:value-type="float">
            <text:p>64,6776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 (([.I303]+[.P303])/([.I303]*[.P303])) + [.B303]" office:value-type="float" office:value="30.7734239235922" calcext:value-type="float">
            <text:p>30,7734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27+6*RAND()" office:value-type="float" office:value="31.5852830184158" calcext:value-type="float">
            <text:p>31,5853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COM.MICROSOFT.NORM.INV(RAND();30;5)" office:value-type="float" office:value="35.4123033520221" calcext:value-type="float">
            <text:p>35,4123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48+24*RAND()" office:value-type="float" office:value="48.228182614781" calcext:value-type="float">
            <text:p>48,2282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 (([.I304]+[.P304])/([.I304]*[.P304])) + [.B304]" office:value-type="float" office:value="31.6342565558533" calcext:value-type="float">
            <text:p>31,6343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7+6*RAND()" office:value-type="float" office:value="31.4148862890434" calcext:value-type="float">
            <text:p>31,4149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COM.MICROSOFT.NORM.INV(RAND();30;5)" office:value-type="float" office:value="26.8853643753564" calcext:value-type="float">
            <text:p>26,8854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48+24*RAND()" office:value-type="float" office:value="64.8230227762833" calcext:value-type="float">
            <text:p>64,823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 (([.I305]+[.P305])/([.I305]*[.P305])) + [.B305]" office:value-type="float" office:value="31.4675078649357" calcext:value-type="float">
            <text:p>31,4675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27+6*RAND()" office:value-type="float" office:value="31.4980290897656" calcext:value-type="float">
            <text:p>31,498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COM.MICROSOFT.NORM.INV(RAND();30;5)" office:value-type="float" office:value="32.9582921831369" calcext:value-type="float">
            <text:p>32,9583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48+24*RAND()" office:value-type="float" office:value="62.5440939841792" calcext:value-type="float">
            <text:p>62,5441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 (([.I306]+[.P306])/([.I306]*[.P306])) + [.B306]" office:value-type="float" office:value="31.5443591876225" calcext:value-type="float">
            <text:p>31,5444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27+6*RAND()" office:value-type="float" office:value="27.9519334116485" calcext:value-type="float">
            <text:p>27,9519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COM.MICROSOFT.NORM.INV(RAND();30;5)" office:value-type="float" office:value="34.4812449835089" calcext:value-type="float">
            <text:p>34,4812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48+24*RAND()" office:value-type="float" office:value="71.2521897861734" calcext:value-type="float">
            <text:p>71,2522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 (([.I307]+[.P307])/([.I307]*[.P307])) + [.B307]" office:value-type="float" office:value="27.9949693410536" calcext:value-type="float">
            <text:p>27,9950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27+6*RAND()" office:value-type="float" office:value="29.1600175655913" calcext:value-type="float">
            <text:p>29,1600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COM.MICROSOFT.NORM.INV(RAND();30;5)" office:value-type="float" office:value="44.9934303255033" calcext:value-type="float">
            <text:p>44,9934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48+24*RAND()" office:value-type="float" office:value="51.7513202698901" calcext:value-type="float">
            <text:p>51,7513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 (([.I308]+[.P308])/([.I308]*[.P308])) + [.B308]" office:value-type="float" office:value="29.2015662110866" calcext:value-type="float">
            <text:p>29,2016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27+6*RAND()" office:value-type="float" office:value="29.4983477422502" calcext:value-type="float">
            <text:p>29,4983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COM.MICROSOFT.NORM.INV(RAND();30;5)" office:value-type="float" office:value="22.3635904105215" calcext:value-type="float">
            <text:p>22,3636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48+24*RAND()" office:value-type="float" office:value="68.8271103808656" calcext:value-type="float">
            <text:p>68,8271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 (([.I309]+[.P309])/([.I309]*[.P309])) + [.B309]" office:value-type="float" office:value="29.5575924398475" calcext:value-type="float">
            <text:p>29,5576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27+6*RAND()" office:value-type="float" office:value="28.3736536495853" calcext:value-type="float">
            <text:p>28,3737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COM.MICROSOFT.NORM.INV(RAND();30;5)" office:value-type="float" office:value="39.2857689537318" calcext:value-type="float">
            <text:p>39,2858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48+24*RAND()" office:value-type="float" office:value="61.3614363027737" calcext:value-type="float">
            <text:p>61,3614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 (([.I310]+[.P310])/([.I310]*[.P310])) + [.B310]" office:value-type="float" office:value="28.4154050402045" calcext:value-type="float">
            <text:p>28,4154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27+6*RAND()" office:value-type="float" office:value="27.6295795978513" calcext:value-type="float">
            <text:p>27,6296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COM.MICROSOFT.NORM.INV(RAND();30;5)" office:value-type="float" office:value="27.5262862022249" calcext:value-type="float">
            <text:p>27,5263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48+24*RAND()" office:value-type="float" office:value="63.1019895141944" calcext:value-type="float">
            <text:p>63,1020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 (([.I311]+[.P311])/([.I311]*[.P311])) + [.B311]" office:value-type="float" office:value="27.6817558696719" calcext:value-type="float">
            <text:p>27,6818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27+6*RAND()" office:value-type="float" office:value="31.3877733636182" calcext:value-type="float">
            <text:p>31,3878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COM.MICROSOFT.NORM.INV(RAND();30;5)" office:value-type="float" office:value="31.0048509691708" calcext:value-type="float">
            <text:p>31,0049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48+24*RAND()" office:value-type="float" office:value="66.0626472579315" calcext:value-type="float">
            <text:p>66,0626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 (([.I312]+[.P312])/([.I312]*[.P312])) + [.B312]" office:value-type="float" office:value="31.4351635280477" calcext:value-type="float">
            <text:p>31,4352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27+6*RAND()" office:value-type="float" office:value="30.2648833498824" calcext:value-type="float">
            <text:p>30,2649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COM.MICROSOFT.NORM.INV(RAND();30;5)" office:value-type="float" office:value="27.9553970512367" calcext:value-type="float">
            <text:p>27,9554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48+24*RAND()" office:value-type="float" office:value="61.4888802180067" calcext:value-type="float">
            <text:p>61,4889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 (([.I313]+[.P313])/([.I313]*[.P313])) + [.B313]" office:value-type="float" office:value="30.3169177210082" calcext:value-type="float">
            <text:p>30,3169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27+6*RAND()" office:value-type="float" office:value="29.6798845992889" calcext:value-type="float">
            <text:p>29,6799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COM.MICROSOFT.NORM.INV(RAND();30;5)" office:value-type="float" office:value="34.5499478690593" calcext:value-type="float">
            <text:p>34,5499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48+24*RAND()" office:value-type="float" office:value="56.0068908082321" calcext:value-type="float">
            <text:p>56,0069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 (([.I314]+[.P314])/([.I314]*[.P314])) + [.B314]" office:value-type="float" office:value="29.726683148822" calcext:value-type="float">
            <text:p>29,7267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7+6*RAND()" office:value-type="float" office:value="30.4858393950854" calcext:value-type="float">
            <text:p>30,4858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COM.MICROSOFT.NORM.INV(RAND();30;5)" office:value-type="float" office:value="35.8332599749868" calcext:value-type="float">
            <text:p>35,8333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48+24*RAND()" office:value-type="float" office:value="65.6814611284062" calcext:value-type="float">
            <text:p>65,6815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 (([.I315]+[.P315])/([.I315]*[.P315])) + [.B315]" office:value-type="float" office:value="30.5289714252206" calcext:value-type="float">
            <text:p>30,5290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27+6*RAND()" office:value-type="float" office:value="27.5358808825258" calcext:value-type="float">
            <text:p>27,5359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COM.MICROSOFT.NORM.INV(RAND();30;5)" office:value-type="float" office:value="34.5447033270852" calcext:value-type="float">
            <text:p>34,5447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48+24*RAND()" office:value-type="float" office:value="68.6262153396383" calcext:value-type="float">
            <text:p>68,6262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 (([.I316]+[.P316])/([.I316]*[.P316])) + [.B316]" office:value-type="float" office:value="27.5794005713796" calcext:value-type="float">
            <text:p>27,5794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27+6*RAND()" office:value-type="float" office:value="32.8637176088523" calcext:value-type="float">
            <text:p>32,8637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COM.MICROSOFT.NORM.INV(RAND();30;5)" office:value-type="float" office:value="27.6522862366867" calcext:value-type="float">
            <text:p>27,6523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48+24*RAND()" office:value-type="float" office:value="65.9076494621113" calcext:value-type="float">
            <text:p>65,9076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 (([.I317]+[.P317])/([.I317]*[.P317])) + [.B317]" office:value-type="float" office:value="32.9150537295931" calcext:value-type="float">
            <text:p>32,9151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27+6*RAND()" office:value-type="float" office:value="28.333645919105" calcext:value-type="float">
            <text:p>28,3336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COM.MICROSOFT.NORM.INV(RAND();30;5)" office:value-type="float" office:value="31.6037023139809" calcext:value-type="float">
            <text:p>31,6037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48+24*RAND()" office:value-type="float" office:value="61.8567068846896" calcext:value-type="float">
            <text:p>61,8567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 (([.I318]+[.P318])/([.I318]*[.P318])) + [.B318]" office:value-type="float" office:value="28.3814541772035" calcext:value-type="float">
            <text:p>28,3815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27+6*RAND()" office:value-type="float" office:value="30.083341016667" calcext:value-type="float">
            <text:p>30,0833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COM.MICROSOFT.NORM.INV(RAND();30;5)" office:value-type="float" office:value="24.1262735628254" calcext:value-type="float">
            <text:p>24,1263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48+24*RAND()" office:value-type="float" office:value="55.2837170166895" calcext:value-type="float">
            <text:p>55,2837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 (([.I319]+[.P319])/([.I319]*[.P319])) + [.B319]" office:value-type="float" office:value="30.1428781145593" calcext:value-type="float">
            <text:p>30,1429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27+6*RAND()" office:value-type="float" office:value="32.1368885824923" calcext:value-type="float">
            <text:p>32,1369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COM.MICROSOFT.NORM.INV(RAND();30;5)" office:value-type="float" office:value="33.8983499769218" calcext:value-type="float">
            <text:p>33,8983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48+24*RAND()" office:value-type="float" office:value="50.1558825736865" calcext:value-type="float">
            <text:p>50,1559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 (([.I320]+[.P320])/([.I320]*[.P320])) + [.B320]" office:value-type="float" office:value="32.1863263841863" calcext:value-type="float">
            <text:p>32,1863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27+6*RAND()" office:value-type="float" office:value="28.3975701599848" calcext:value-type="float">
            <text:p>28,3976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COM.MICROSOFT.NORM.INV(RAND();30;5)" office:value-type="float" office:value="38.839900938066" calcext:value-type="float">
            <text:p>38,8399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48+24*RAND()" office:value-type="float" office:value="56.2726126117632" calcext:value-type="float">
            <text:p>56,2726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 (([.I321]+[.P321])/([.I321]*[.P321])) + [.B321]" office:value-type="float" office:value="28.4410875125348" calcext:value-type="float">
            <text:p>28,4411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27+6*RAND()" office:value-type="float" office:value="27.6377033062745" calcext:value-type="float">
            <text:p>27,6377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COM.MICROSOFT.NORM.INV(RAND();30;5)" office:value-type="float" office:value="26.9610136729962" calcext:value-type="float">
            <text:p>26,9610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48+24*RAND()" office:value-type="float" office:value="50.2841634163633" calcext:value-type="float">
            <text:p>50,2842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 (([.I322]+[.P322])/([.I322]*[.P322])) + [.B322]" office:value-type="float" office:value="27.694680876804" calcext:value-type="float">
            <text:p>27,694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27+6*RAND()" office:value-type="float" office:value="32.2128718870226" calcext:value-type="float">
            <text:p>32,2129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COM.MICROSOFT.NORM.INV(RAND();30;5)" office:value-type="float" office:value="30.1946281835416" calcext:value-type="float">
            <text:p>30,1946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48+24*RAND()" office:value-type="float" office:value="63.2536499211565" calcext:value-type="float">
            <text:p>63,2536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 (([.I323]+[.P323])/([.I323]*[.P323])) + [.B323]" office:value-type="float" office:value="32.2617997251237" calcext:value-type="float">
            <text:p>32,261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27+6*RAND()" office:value-type="float" office:value="32.8191518958192" calcext:value-type="float">
            <text:p>32,8192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COM.MICROSOFT.NORM.INV(RAND();30;5)" office:value-type="float" office:value="35.4065741312995" calcext:value-type="float">
            <text:p>35,4066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48+24*RAND()" office:value-type="float" office:value="57.4063620669767" calcext:value-type="float">
            <text:p>57,4064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 (([.I324]+[.P324])/([.I324]*[.P324])) + [.B324]" office:value-type="float" office:value="32.8648149103571" calcext:value-type="float">
            <text:p>32,8648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7+6*RAND()" office:value-type="float" office:value="32.4551984884311" calcext:value-type="float">
            <text:p>32,4552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COM.MICROSOFT.NORM.INV(RAND();30;5)" office:value-type="float" office:value="23.1114423936839" calcext:value-type="float">
            <text:p>23,1114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48+24*RAND()" office:value-type="float" office:value="52.6724725468084" calcext:value-type="float">
            <text:p>52,6725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 (([.I325]+[.P325])/([.I325]*[.P325])) + [.B325]" office:value-type="float" office:value="32.5174523478451" calcext:value-type="float">
            <text:p>32,5175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27+6*RAND()" office:value-type="float" office:value="31.4080737477634" calcext:value-type="float">
            <text:p>31,4081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COM.MICROSOFT.NORM.INV(RAND();30;5)" office:value-type="float" office:value="31.4449634583893" calcext:value-type="float">
            <text:p>31,445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48+24*RAND()" office:value-type="float" office:value="52.9892833074555" calcext:value-type="float">
            <text:p>52,9893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 (([.I326]+[.P326])/([.I326]*[.P326])) + [.B326]" office:value-type="float" office:value="31.4587470834229" calcext:value-type="float">
            <text:p>31,4587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27+6*RAND()" office:value-type="float" office:value="31.8680652624462" calcext:value-type="float">
            <text:p>31,8681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COM.MICROSOFT.NORM.INV(RAND();30;5)" office:value-type="float" office:value="34.0214667884524" calcext:value-type="float">
            <text:p>34,0215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48+24*RAND()" office:value-type="float" office:value="65.1170154931024" calcext:value-type="float">
            <text:p>65,117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 (([.I327]+[.P327])/([.I327]*[.P327])) + [.B327]" office:value-type="float" office:value="31.9128154381627" calcext:value-type="float">
            <text:p>31,9128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27+6*RAND()" office:value-type="float" office:value="32.5226385171991" calcext:value-type="float">
            <text:p>32,5226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COM.MICROSOFT.NORM.INV(RAND();30;5)" office:value-type="float" office:value="32.5280599032182" calcext:value-type="float">
            <text:p>32,5281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48+24*RAND()" office:value-type="float" office:value="59.3109780633822" calcext:value-type="float">
            <text:p>59,311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 (([.I328]+[.P328])/([.I328]*[.P328])) + [.B328]" office:value-type="float" office:value="32.5702414904008" calcext:value-type="float">
            <text:p>32,5702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27+6*RAND()" office:value-type="float" office:value="30.0467256784905" calcext:value-type="float">
            <text:p>30,0467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COM.MICROSOFT.NORM.INV(RAND();30;5)" office:value-type="float" office:value="35.8914584951376" calcext:value-type="float">
            <text:p>35,8915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48+24*RAND()" office:value-type="float" office:value="54.9923455165699" calcext:value-type="float">
            <text:p>54,9923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 (([.I329]+[.P329])/([.I329]*[.P329])) + [.B329]" office:value-type="float" office:value="30.0927718096481" calcext:value-type="float">
            <text:p>30,0928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27+6*RAND()" office:value-type="float" office:value="29.3135996132623" calcext:value-type="float">
            <text:p>29,3136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COM.MICROSOFT.NORM.INV(RAND();30;5)" office:value-type="float" office:value="21.6539303256795" calcext:value-type="float">
            <text:p>21,6539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48+24*RAND()" office:value-type="float" office:value="61.1750366734341" calcext:value-type="float">
            <text:p>61,175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 (([.I330]+[.P330])/([.I330]*[.P330])) + [.B330]" office:value-type="float" office:value="29.3761271430335" calcext:value-type="float">
            <text:p>29,3761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27+6*RAND()" office:value-type="float" office:value="27.8674458002206" calcext:value-type="float">
            <text:p>27,8674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COM.MICROSOFT.NORM.INV(RAND();30;5)" office:value-type="float" office:value="29.4754990009671" calcext:value-type="float">
            <text:p>29,4755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48+24*RAND()" office:value-type="float" office:value="64.1111187608913" calcext:value-type="float">
            <text:p>64,1111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 (([.I331]+[.P331])/([.I331]*[.P331])) + [.B331]" office:value-type="float" office:value="27.9169702011016" calcext:value-type="float">
            <text:p>27,9170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27+6*RAND()" office:value-type="float" office:value="31.2676168635953" calcext:value-type="float">
            <text:p>31,2676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COM.MICROSOFT.NORM.INV(RAND();30;5)" office:value-type="float" office:value="34.9065502357349" calcext:value-type="float">
            <text:p>34,9066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48+24*RAND()" office:value-type="float" office:value="61.5157237267122" calcext:value-type="float">
            <text:p>61,5157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 (([.I332]+[.P332])/([.I332]*[.P332])) + [.B332]" office:value-type="float" office:value="31.3125207883384" calcext:value-type="float">
            <text:p>31,3125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27+6*RAND()" office:value-type="float" office:value="31.4551310988609" calcext:value-type="float">
            <text:p>31,4551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COM.MICROSOFT.NORM.INV(RAND();30;5)" office:value-type="float" office:value="33.4847106528407" calcext:value-type="float">
            <text:p>33,4847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48+24*RAND()" office:value-type="float" office:value="57.3770586596802" calcext:value-type="float">
            <text:p>57,3771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 (([.I333]+[.P333])/([.I333]*[.P333])) + [.B333]" office:value-type="float" office:value="31.502424043733" calcext:value-type="float">
            <text:p>31,5024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27+6*RAND()" office:value-type="float" office:value="31.0406087532174" calcext:value-type="float">
            <text:p>31,0406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COM.MICROSOFT.NORM.INV(RAND();30;5)" office:value-type="float" office:value="29.0220113036506" calcext:value-type="float">
            <text:p>29,022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48+24*RAND()" office:value-type="float" office:value="62.3856369433925" calcext:value-type="float">
            <text:p>62,3856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 (([.I334]+[.P334])/([.I334]*[.P334])) + [.B334]" office:value-type="float" office:value="31.0910946895255" calcext:value-type="float">
            <text:p>31,0911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7+6*RAND()" office:value-type="float" office:value="30.0313641785178" calcext:value-type="float">
            <text:p>30,0314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COM.MICROSOFT.NORM.INV(RAND();30;5)" office:value-type="float" office:value="33.4590188531369" calcext:value-type="float">
            <text:p>33,459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48+24*RAND()" office:value-type="float" office:value="57.6330059012398" calcext:value-type="float">
            <text:p>57,633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 (([.I335]+[.P335])/([.I335]*[.P335])) + [.B335]" office:value-type="float" office:value="30.0786026550226" calcext:value-type="float">
            <text:p>30,0786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27+6*RAND()" office:value-type="float" office:value="29.7453162611928" calcext:value-type="float">
            <text:p>29,7453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COM.MICROSOFT.NORM.INV(RAND();30;5)" office:value-type="float" office:value="33.678965383968" calcext:value-type="float">
            <text:p>33,679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48+24*RAND()" office:value-type="float" office:value="66.4785307506099" calcext:value-type="float">
            <text:p>66,4785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 (([.I336]+[.P336])/([.I336]*[.P336])) + [.B336]" office:value-type="float" office:value="29.7900508350844" calcext:value-type="float">
            <text:p>29,7901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27+6*RAND()" office:value-type="float" office:value="31.1082903442439" calcext:value-type="float">
            <text:p>31,1083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COM.MICROSOFT.NORM.INV(RAND();30;5)" office:value-type="float" office:value="34.8235530282849" calcext:value-type="float">
            <text:p>34,8236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48+24*RAND()" office:value-type="float" office:value="63.0808138428256" calcext:value-type="float">
            <text:p>63,0808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 (([.I337]+[.P337])/([.I337]*[.P337])) + [.B337]" office:value-type="float" office:value="31.1528592216831" calcext:value-type="float">
            <text:p>31,1529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27+6*RAND()" office:value-type="float" office:value="27.7102054723073" calcext:value-type="float">
            <text:p>27,7102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COM.MICROSOFT.NORM.INV(RAND();30;5)" office:value-type="float" office:value="22.7648052037699" calcext:value-type="float">
            <text:p>22,7648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48+24*RAND()" office:value-type="float" office:value="61.9932824699208" calcext:value-type="float">
            <text:p>61,9933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 (([.I338]+[.P338])/([.I338]*[.P338])) + [.B338]" office:value-type="float" office:value="27.7702637092164" calcext:value-type="float">
            <text:p>27,7703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27+6*RAND()" office:value-type="float" office:value="29.7392366824206" calcext:value-type="float">
            <text:p>29,7392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COM.MICROSOFT.NORM.INV(RAND();30;5)" office:value-type="float" office:value="30.1637600521772" calcext:value-type="float">
            <text:p>30,1638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48+24*RAND()" office:value-type="float" office:value="63.0924737574533" calcext:value-type="float">
            <text:p>63,0925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 (([.I339]+[.P339])/([.I339]*[.P339])) + [.B339]" office:value-type="float" office:value="29.7882387989988" calcext:value-type="float">
            <text:p>29,7882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27+6*RAND()" office:value-type="float" office:value="28.1207509108353" calcext:value-type="float">
            <text:p>28,1208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COM.MICROSOFT.NORM.INV(RAND();30;5)" office:value-type="float" office:value="28.2386124017594" calcext:value-type="float">
            <text:p>28,2386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48+24*RAND()" office:value-type="float" office:value="61.3588888859376" calcext:value-type="float">
            <text:p>61,3589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 (([.I340]+[.P340])/([.I340]*[.P340])) + [.B340]" office:value-type="float" office:value="28.1724609729117" calcext:value-type="float">
            <text:p>28,1725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27+6*RAND()" office:value-type="float" office:value="29.332960306434" calcext:value-type="float">
            <text:p>29,3330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COM.MICROSOFT.NORM.INV(RAND();30;5)" office:value-type="float" office:value="30.3712756378697" calcext:value-type="float">
            <text:p>30,3713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48+24*RAND()" office:value-type="float" office:value="65.1415253682062" calcext:value-type="float">
            <text:p>65,1415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 (([.I341]+[.P341])/([.I341]*[.P341])) + [.B341]" office:value-type="float" office:value="29.3812373452935" calcext:value-type="float">
            <text:p>29,3812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27+6*RAND()" office:value-type="float" office:value="29.8818026238587" calcext:value-type="float">
            <text:p>29,8818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COM.MICROSOFT.NORM.INV(RAND();30;5)" office:value-type="float" office:value="30.3696949069095" calcext:value-type="float">
            <text:p>30,3697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48+24*RAND()" office:value-type="float" office:value="58.1977872764692" calcext:value-type="float">
            <text:p>58,1978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 (([.I342]+[.P342])/([.I342]*[.P342])) + [.B342]" office:value-type="float" office:value="29.9319129693263" calcext:value-type="float">
            <text:p>29,9319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27+6*RAND()" office:value-type="float" office:value="30.9893730443437" calcext:value-type="float">
            <text:p>30,9894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COM.MICROSOFT.NORM.INV(RAND();30;5)" office:value-type="float" office:value="28.9084248081857" calcext:value-type="float">
            <text:p>28,9084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48+24*RAND()" office:value-type="float" office:value="70.8862160118297" calcext:value-type="float">
            <text:p>70,8862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 (([.I343]+[.P343])/([.I343]*[.P343])) + [.B343]" office:value-type="float" office:value="31.0380721513373" calcext:value-type="float">
            <text:p>31,0381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27+6*RAND()" office:value-type="float" office:value="30.3789139611181" calcext:value-type="float">
            <text:p>30,3789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COM.MICROSOFT.NORM.INV(RAND();30;5)" office:value-type="float" office:value="21.4872641987021" calcext:value-type="float">
            <text:p>21,4873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48+24*RAND()" office:value-type="float" office:value="57.0439703101292" calcext:value-type="float">
            <text:p>57,0440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 (([.I344]+[.P344])/([.I344]*[.P344])) + [.B344]" office:value-type="float" office:value="30.4429834937065" calcext:value-type="float">
            <text:p>30,4430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7+6*RAND()" office:value-type="float" office:value="30.0180542988237" calcext:value-type="float">
            <text:p>30,0181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COM.MICROSOFT.NORM.INV(RAND();30;5)" office:value-type="float" office:value="38.7016182363087" calcext:value-type="float">
            <text:p>38,7016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48+24*RAND()" office:value-type="float" office:value="49.5153547720984" calcext:value-type="float">
            <text:p>49,5154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 (([.I345]+[.P345])/([.I345]*[.P345])) + [.B345]" office:value-type="float" office:value="30.0640887671932" calcext:value-type="float">
            <text:p>30,0641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27+6*RAND()" office:value-type="float" office:value="31.6226286452729" calcext:value-type="float">
            <text:p>31,6226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COM.MICROSOFT.NORM.INV(RAND();30;5)" office:value-type="float" office:value="34.5481929739352" calcext:value-type="float">
            <text:p>34,5482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48+24*RAND()" office:value-type="float" office:value="54.8896122733131" calcext:value-type="float">
            <text:p>54,8896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 (([.I346]+[.P346])/([.I346]*[.P346])) + [.B346]" office:value-type="float" office:value="31.6697921025898" calcext:value-type="float">
            <text:p>31,6698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27+6*RAND()" office:value-type="float" office:value="31.1135938523803" calcext:value-type="float">
            <text:p>31,1136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COM.MICROSOFT.NORM.INV(RAND();30;5)" office:value-type="float" office:value="32.0252731061178" calcext:value-type="float">
            <text:p>32,0253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48+24*RAND()" office:value-type="float" office:value="67.5387727087364" calcext:value-type="float">
            <text:p>67,5388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 (([.I347]+[.P347])/([.I347]*[.P347])) + [.B347]" office:value-type="float" office:value="31.1596255010046" calcext:value-type="float">
            <text:p>31,1596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27+6*RAND()" office:value-type="float" office:value="32.0341152248438" calcext:value-type="float">
            <text:p>32,0341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COM.MICROSOFT.NORM.INV(RAND();30;5)" office:value-type="float" office:value="22.2500815195877" calcext:value-type="float">
            <text:p>22,2501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48+24*RAND()" office:value-type="float" office:value="52.2135229585692" calcext:value-type="float">
            <text:p>52,2135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 (([.I348]+[.P348])/([.I348]*[.P348])) + [.B348]" office:value-type="float" office:value="32.0982110069669" calcext:value-type="float">
            <text:p>32,0982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27+6*RAND()" office:value-type="float" office:value="29.8413690940943" calcext:value-type="float">
            <text:p>29,8414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COM.MICROSOFT.NORM.INV(RAND();30;5)" office:value-type="float" office:value="28.7171160442034" calcext:value-type="float">
            <text:p>28,7171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48+24*RAND()" office:value-type="float" office:value="51.7984892399982" calcext:value-type="float">
            <text:p>51,7985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 (([.I349]+[.P349])/([.I349]*[.P349])) + [.B349]" office:value-type="float" office:value="29.8954971146956" calcext:value-type="float">
            <text:p>29,8955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27+6*RAND()" office:value-type="float" office:value="30.0181256441865" calcext:value-type="float">
            <text:p>30,0181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COM.MICROSOFT.NORM.INV(RAND();30;5)" office:value-type="float" office:value="19.1929733701343" calcext:value-type="float">
            <text:p>19,193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48+24*RAND()" office:value-type="float" office:value="63.474722857587" calcext:value-type="float">
            <text:p>63,4747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 (([.I350]+[.P350])/([.I350]*[.P350])) + [.B350]" office:value-type="float" office:value="30.0859823481878" calcext:value-type="float">
            <text:p>30,0860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27+6*RAND()" office:value-type="float" office:value="29.6948547230568" calcext:value-type="float">
            <text:p>29,6949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COM.MICROSOFT.NORM.INV(RAND();30;5)" office:value-type="float" office:value="33.2934296419917" calcext:value-type="float">
            <text:p>33,2934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48+24*RAND()" office:value-type="float" office:value="70.1993996584788" calcext:value-type="float">
            <text:p>70,1994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 (([.I351]+[.P351])/([.I351]*[.P351])) + [.B351]" office:value-type="float" office:value="29.7391358154904" calcext:value-type="float">
            <text:p>29,7391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27+6*RAND()" office:value-type="float" office:value="27.9486872807611" calcext:value-type="float">
            <text:p>27,9487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COM.MICROSOFT.NORM.INV(RAND();30;5)" office:value-type="float" office:value="31.6781313412959" calcext:value-type="float">
            <text:p>31,6781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48+24*RAND()" office:value-type="float" office:value="57.1584098590538" calcext:value-type="float">
            <text:p>57,1584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 (([.I352]+[.P352])/([.I352]*[.P352])) + [.B352]" office:value-type="float" office:value="27.9977500376274" calcext:value-type="float">
            <text:p>27,9978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27+6*RAND()" office:value-type="float" office:value="30.1841205123346" calcext:value-type="float">
            <text:p>30,1841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COM.MICROSOFT.NORM.INV(RAND();30;5)" office:value-type="float" office:value="35.1592887603632" calcext:value-type="float">
            <text:p>35,1593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48+24*RAND()" office:value-type="float" office:value="59.9257922424004" calcext:value-type="float">
            <text:p>59,9258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 (([.I353]+[.P353])/([.I353]*[.P353])) + [.B353]" office:value-type="float" office:value="30.2292498038305" calcext:value-type="float">
            <text:p>30,2292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27+6*RAND()" office:value-type="float" office:value="29.3477786199655" calcext:value-type="float">
            <text:p>29,3478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COM.MICROSOFT.NORM.INV(RAND();30;5)" office:value-type="float" office:value="24.8045289685508" calcext:value-type="float">
            <text:p>24,8045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48+24*RAND()" office:value-type="float" office:value="61.3727126615122" calcext:value-type="float">
            <text:p>61,3727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 (([.I354]+[.P354])/([.I354]*[.P354])) + [.B354]" office:value-type="float" office:value="29.4043877245246" calcext:value-type="float">
            <text:p>29,404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7+6*RAND()" office:value-type="float" office:value="31.4480253139045" calcext:value-type="float">
            <text:p>31,448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COM.MICROSOFT.NORM.INV(RAND();30;5)" office:value-type="float" office:value="33.0773721250997" calcext:value-type="float">
            <text:p>33,0774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48+24*RAND()" office:value-type="float" office:value="49.6051433840767" calcext:value-type="float">
            <text:p>49,6051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 (([.I355]+[.P355])/([.I355]*[.P355])) + [.B355]" office:value-type="float" office:value="31.498416661485" calcext:value-type="float">
            <text:p>31,4984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27+6*RAND()" office:value-type="float" office:value="28.8499203657266" calcext:value-type="float">
            <text:p>28,8499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COM.MICROSOFT.NORM.INV(RAND();30;5)" office:value-type="float" office:value="43.4386537990069" calcext:value-type="float">
            <text:p>43,4387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48+24*RAND()" office:value-type="float" office:value="53.472036019899" calcext:value-type="float">
            <text:p>53,4720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 (([.I356]+[.P356])/([.I356]*[.P356])) + [.B356]" office:value-type="float" office:value="28.8916427007946" calcext:value-type="float">
            <text:p>28,8916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27+6*RAND()" office:value-type="float" office:value="30.1489688486327" calcext:value-type="float">
            <text:p>30,149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COM.MICROSOFT.NORM.INV(RAND();30;5)" office:value-type="float" office:value="29.0726924007332" calcext:value-type="float">
            <text:p>29,0727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48+24*RAND()" office:value-type="float" office:value="71.8433947199956" calcext:value-type="float">
            <text:p>71,8434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 (([.I357]+[.P357])/([.I357]*[.P357])) + [.B357]" office:value-type="float" office:value="30.1972845517931" calcext:value-type="float">
            <text:p>30,1973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27+6*RAND()" office:value-type="float" office:value="31.1661692883354" calcext:value-type="float">
            <text:p>31,1662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COM.MICROSOFT.NORM.INV(RAND();30;5)" office:value-type="float" office:value="33.2068847229543" calcext:value-type="float">
            <text:p>33,2069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48+24*RAND()" office:value-type="float" office:value="71.0168763147667" calcext:value-type="float">
            <text:p>71,0169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 (([.I358]+[.P358])/([.I358]*[.P358])) + [.B358]" office:value-type="float" office:value="31.2103646854653" calcext:value-type="float">
            <text:p>31,2104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27+6*RAND()" office:value-type="float" office:value="32.3682332953904" calcext:value-type="float">
            <text:p>32,3682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COM.MICROSOFT.NORM.INV(RAND();30;5)" office:value-type="float" office:value="29.4750158461897" calcext:value-type="float">
            <text:p>29,475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48+24*RAND()" office:value-type="float" office:value="64.6602395391092" calcext:value-type="float">
            <text:p>64,6602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 (([.I359]+[.P359])/([.I359]*[.P359])) + [.B359]" office:value-type="float" office:value="32.4176257885937" calcext:value-type="float">
            <text:p>32,4176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27+6*RAND()" office:value-type="float" office:value="32.76485236804" calcext:value-type="float">
            <text:p>32,7649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COM.MICROSOFT.NORM.INV(RAND();30;5)" office:value-type="float" office:value="26.1283939477981" calcext:value-type="float">
            <text:p>26,1284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48+24*RAND()" office:value-type="float" office:value="50.0147305587307" calcext:value-type="float">
            <text:p>50,0147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 (([.I360]+[.P360])/([.I360]*[.P360])) + [.B360]" office:value-type="float" office:value="32.8231190174561" calcext:value-type="float">
            <text:p>32,8231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27+6*RAND()" office:value-type="float" office:value="29.6220301499125" calcext:value-type="float">
            <text:p>29,6220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COM.MICROSOFT.NORM.INV(RAND();30;5)" office:value-type="float" office:value="35.6793368717801" calcext:value-type="float">
            <text:p>35,6793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48+24*RAND()" office:value-type="float" office:value="50.0450810333714" calcext:value-type="float">
            <text:p>50,0451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 (([.I361]+[.P361])/([.I361]*[.P361])) + [.B361]" office:value-type="float" office:value="29.6700395604743" calcext:value-type="float">
            <text:p>29,6700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27+6*RAND()" office:value-type="float" office:value="29.9747437646147" calcext:value-type="float">
            <text:p>29,9747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COM.MICROSOFT.NORM.INV(RAND();30;5)" office:value-type="float" office:value="31.9982659665179" calcext:value-type="float">
            <text:p>31,9983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48+24*RAND()" office:value-type="float" office:value="55.5828123623505" calcext:value-type="float">
            <text:p>55,5828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 (([.I362]+[.P362])/([.I362]*[.P362])) + [.B362]" office:value-type="float" office:value="30.0239866312238" calcext:value-type="float">
            <text:p>30,0240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27+6*RAND()" office:value-type="float" office:value="27.6895073794294" calcext:value-type="float">
            <text:p>27,6895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COM.MICROSOFT.NORM.INV(RAND();30;5)" office:value-type="float" office:value="31.5854718844116" calcext:value-type="float">
            <text:p>31,5855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48+24*RAND()" office:value-type="float" office:value="53.9853599080816" calcext:value-type="float">
            <text:p>53,9854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 (([.I363]+[.P363])/([.I363]*[.P363])) + [.B363]" office:value-type="float" office:value="27.7396910452956" calcext:value-type="float">
            <text:p>27,7397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27+6*RAND()" office:value-type="float" office:value="31.1066970045213" calcext:value-type="float">
            <text:p>31,1067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COM.MICROSOFT.NORM.INV(RAND();30;5)" office:value-type="float" office:value="30.7440968723307" calcext:value-type="float">
            <text:p>30,7441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48+24*RAND()" office:value-type="float" office:value="63.1906614610925" calcext:value-type="float">
            <text:p>63,1907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 (([.I364]+[.P364])/([.I364]*[.P364])) + [.B364]" office:value-type="float" office:value="31.1550486970602" calcext:value-type="float">
            <text:p>31,155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7+6*RAND()" office:value-type="float" office:value="30.9426672162954" calcext:value-type="float">
            <text:p>30,9427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COM.MICROSOFT.NORM.INV(RAND();30;5)" office:value-type="float" office:value="31.0649524137344" calcext:value-type="float">
            <text:p>31,065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48+24*RAND()" office:value-type="float" office:value="66.3855484491214" calcext:value-type="float">
            <text:p>66,3855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 (([.I365]+[.P365])/([.I365]*[.P365])) + [.B365]" office:value-type="float" office:value="30.9899213532155" calcext:value-type="float">
            <text:p>30,9899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27+6*RAND()" office:value-type="float" office:value="30.3511738779489" calcext:value-type="float">
            <text:p>30,3512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COM.MICROSOFT.NORM.INV(RAND();30;5)" office:value-type="float" office:value="23.9918916662928" calcext:value-type="float">
            <text:p>23,9919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48+24*RAND()" office:value-type="float" office:value="54.1174700288102" calcext:value-type="float">
            <text:p>54,1175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 (([.I366]+[.P366])/([.I366]*[.P366])) + [.B366]" office:value-type="float" office:value="30.4113329476573" calcext:value-type="float">
            <text:p>30,4113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27+6*RAND()" office:value-type="float" office:value="28.6789533917326" calcext:value-type="float">
            <text:p>28,679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COM.MICROSOFT.NORM.INV(RAND();30;5)" office:value-type="float" office:value="27.5285488593384" calcext:value-type="float">
            <text:p>27,5285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48+24*RAND()" office:value-type="float" office:value="50.4971899213269" calcext:value-type="float">
            <text:p>50,4972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 (([.I367]+[.P367])/([.I367]*[.P367])) + [.B367]" office:value-type="float" office:value="28.7350823988312" calcext:value-type="float">
            <text:p>28,7351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27+6*RAND()" office:value-type="float" office:value="31.3538704554085" calcext:value-type="float">
            <text:p>31,3539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COM.MICROSOFT.NORM.INV(RAND();30;5)" office:value-type="float" office:value="35.1354301453196" calcext:value-type="float">
            <text:p>35,1354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48+24*RAND()" office:value-type="float" office:value="63.8997718384489" calcext:value-type="float">
            <text:p>63,8998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 (([.I368]+[.P368])/([.I368]*[.P368])) + [.B368]" office:value-type="float" office:value="31.3979812630437" calcext:value-type="float">
            <text:p>31,3980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27+6*RAND()" office:value-type="float" office:value="29.3848034909461" calcext:value-type="float">
            <text:p>29,3848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COM.MICROSOFT.NORM.INV(RAND();30;5)" office:value-type="float" office:value="29.9289521783837" calcext:value-type="float">
            <text:p>29,9290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48+24*RAND()" office:value-type="float" office:value="56.7798931924626" calcext:value-type="float">
            <text:p>56,7799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 (([.I369]+[.P369])/([.I369]*[.P369])) + [.B369]" office:value-type="float" office:value="29.435827821985" calcext:value-type="float">
            <text:p>29,4358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27+6*RAND()" office:value-type="float" office:value="27.4771783982869" calcext:value-type="float">
            <text:p>27,4772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COM.MICROSOFT.NORM.INV(RAND();30;5)" office:value-type="float" office:value="33.1136281515591" calcext:value-type="float">
            <text:p>33,1136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48+24*RAND()" office:value-type="float" office:value="65.7982314387336" calcext:value-type="float">
            <text:p>65,7982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 (([.I370]+[.P370])/([.I370]*[.P370])) + [.B370]" office:value-type="float" office:value="27.5225754217754" calcext:value-type="float">
            <text:p>27,5226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27+6*RAND()" office:value-type="float" office:value="32.0069530976471" calcext:value-type="float">
            <text:p>32,0070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COM.MICROSOFT.NORM.INV(RAND();30;5)" office:value-type="float" office:value="36.262230765671" calcext:value-type="float">
            <text:p>36,2622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48+24*RAND()" office:value-type="float" office:value="54.7588896146044" calcext:value-type="float">
            <text:p>54,7589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 (([.I371]+[.P371])/([.I371]*[.P371])) + [.B371]" office:value-type="float" office:value="32.0527918751345" calcext:value-type="float">
            <text:p>32,0528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27+6*RAND()" office:value-type="float" office:value="32.068704114994" calcext:value-type="float">
            <text:p>32,0687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COM.MICROSOFT.NORM.INV(RAND();30;5)" office:value-type="float" office:value="37.4354530106948" calcext:value-type="float">
            <text:p>37,4355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48+24*RAND()" office:value-type="float" office:value="67.3025047676638" calcext:value-type="float">
            <text:p>67,3025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 (([.I372]+[.P372])/([.I372]*[.P372])) + [.B372]" office:value-type="float" office:value="32.1102750488993" calcext:value-type="float">
            <text:p>32,1103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27+6*RAND()" office:value-type="float" office:value="31.820875530364" calcext:value-type="float">
            <text:p>31,8209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COM.MICROSOFT.NORM.INV(RAND();30;5)" office:value-type="float" office:value="27.6368658470518" calcext:value-type="float">
            <text:p>27,6369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48+24*RAND()" office:value-type="float" office:value="51.9458404043689" calcext:value-type="float">
            <text:p>51,9458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 (([.I373]+[.P373])/([.I373]*[.P373])) + [.B373]" office:value-type="float" office:value="31.8763099029093" calcext:value-type="float">
            <text:p>31,8763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27+6*RAND()" office:value-type="float" office:value="31.0611205010209" calcext:value-type="float">
            <text:p>31,061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COM.MICROSOFT.NORM.INV(RAND();30;5)" office:value-type="float" office:value="33.5178495870374" calcext:value-type="float">
            <text:p>33,5178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48+24*RAND()" office:value-type="float" office:value="57.1154821263626" calcext:value-type="float">
            <text:p>57,1155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 (([.I374]+[.P374])/([.I374]*[.P374])) + [.B374]" office:value-type="float" office:value="31.1084637381978" calcext:value-type="float">
            <text:p>31,1085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7+6*RAND()" office:value-type="float" office:value="30.3508120423649" calcext:value-type="float">
            <text:p>30,3508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COM.MICROSOFT.NORM.INV(RAND();30;5)" office:value-type="float" office:value="24.0911503516693" calcext:value-type="float">
            <text:p>24,0912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48+24*RAND()" office:value-type="float" office:value="48.3972827056423" calcext:value-type="float">
            <text:p>48,3973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 (([.I375]+[.P375])/([.I375]*[.P375])) + [.B375]" office:value-type="float" office:value="30.4129833776888" calcext:value-type="float">
            <text:p>30,4130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27+6*RAND()" office:value-type="float" office:value="29.0338491622824" calcext:value-type="float">
            <text:p>29,0338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COM.MICROSOFT.NORM.INV(RAND();30;5)" office:value-type="float" office:value="29.5018681970698" calcext:value-type="float">
            <text:p>29,5019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48+24*RAND()" office:value-type="float" office:value="56.0153413983062" calcext:value-type="float">
            <text:p>56,0153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 (([.I376]+[.P376])/([.I376]*[.P376])) + [.B376]" office:value-type="float" office:value="29.0855975729365" calcext:value-type="float">
            <text:p>29,0856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27+6*RAND()" office:value-type="float" office:value="29.6051864011679" calcext:value-type="float">
            <text:p>29,6052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COM.MICROSOFT.NORM.INV(RAND();30;5)" office:value-type="float" office:value="33.834567124756" calcext:value-type="float">
            <text:p>33,8346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48+24*RAND()" office:value-type="float" office:value="66.6167600573972" calcext:value-type="float">
            <text:p>66,6168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 (([.I377]+[.P377])/([.I377]*[.P377])) + [.B377]" office:value-type="float" office:value="29.6497532110182" calcext:value-type="float">
            <text:p>29,6498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27+6*RAND()" office:value-type="float" office:value="31.1399882056285" calcext:value-type="float">
            <text:p>31,140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COM.MICROSOFT.NORM.INV(RAND();30;5)" office:value-type="float" office:value="32.3712970622154" calcext:value-type="float">
            <text:p>32,3713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48+24*RAND()" office:value-type="float" office:value="63.5751305697486" calcext:value-type="float">
            <text:p>63,5751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 (([.I378]+[.P378])/([.I378]*[.P378])) + [.B378]" office:value-type="float" office:value="31.1866091908807" calcext:value-type="float">
            <text:p>31,1866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27+6*RAND()" office:value-type="float" office:value="29.8071521075908" calcext:value-type="float">
            <text:p>29,8072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COM.MICROSOFT.NORM.INV(RAND();30;5)" office:value-type="float" office:value="31.3180545723927" calcext:value-type="float">
            <text:p>31,3181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48+24*RAND()" office:value-type="float" office:value="67.1443837126717" calcext:value-type="float">
            <text:p>67,1444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 (([.I379]+[.P379])/([.I379]*[.P379])) + [.B379]" office:value-type="float" office:value="29.853975849547" calcext:value-type="float">
            <text:p>29,8540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27+6*RAND()" office:value-type="float" office:value="31.6737993664574" calcext:value-type="float">
            <text:p>31,6738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COM.MICROSOFT.NORM.INV(RAND();30;5)" office:value-type="float" office:value="27.8725153160971" calcext:value-type="float">
            <text:p>27,8725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48+24*RAND()" office:value-type="float" office:value="55.8288787649944" calcext:value-type="float">
            <text:p>55,8289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 (([.I380]+[.P380])/([.I380]*[.P380])) + [.B380]" office:value-type="float" office:value="31.7275888807615" calcext:value-type="float">
            <text:p>31,7276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27+6*RAND()" office:value-type="float" office:value="27.2437618870754" calcext:value-type="float">
            <text:p>27,2438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COM.MICROSOFT.NORM.INV(RAND();30;5)" office:value-type="float" office:value="31.8247471003736" calcext:value-type="float">
            <text:p>31,8247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48+24*RAND()" office:value-type="float" office:value="65.8146446915343" calcext:value-type="float">
            <text:p>65,8146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 (([.I381]+[.P381])/([.I381]*[.P381])) + [.B381]" office:value-type="float" office:value="27.2903781616654" calcext:value-type="float">
            <text:p>27,2904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27+6*RAND()" office:value-type="float" office:value="27.8222154190298" calcext:value-type="float">
            <text:p>27,8222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COM.MICROSOFT.NORM.INV(RAND();30;5)" office:value-type="float" office:value="27.1404300244407" calcext:value-type="float">
            <text:p>27,1404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48+24*RAND()" office:value-type="float" office:value="54.3538023317233" calcext:value-type="float">
            <text:p>54,3538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 (([.I382]+[.P382])/([.I382]*[.P382])) + [.B382]" office:value-type="float" office:value="27.8774587959193" calcext:value-type="float">
            <text:p>27,8775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27+6*RAND()" office:value-type="float" office:value="30.5594548217487" calcext:value-type="float">
            <text:p>30,5595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COM.MICROSOFT.NORM.INV(RAND();30;5)" office:value-type="float" office:value="27.313514334106" calcext:value-type="float">
            <text:p>27,3135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48+24*RAND()" office:value-type="float" office:value="48.6479430394247" calcext:value-type="float">
            <text:p>48,6479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 (([.I383]+[.P383])/([.I383]*[.P383])) + [.B383]" office:value-type="float" office:value="30.6166225880649" calcext:value-type="float">
            <text:p>30,6166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27+6*RAND()" office:value-type="float" office:value="32.2057559627574" calcext:value-type="float">
            <text:p>32,2058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COM.MICROSOFT.NORM.INV(RAND();30;5)" office:value-type="float" office:value="29.7867838901205" calcext:value-type="float">
            <text:p>29,7868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48+24*RAND()" office:value-type="float" office:value="62.8753394996747" calcext:value-type="float">
            <text:p>62,8753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 (([.I384]+[.P384])/([.I384]*[.P384])) + [.B384]" office:value-type="float" office:value="32.2552323853634" calcext:value-type="float">
            <text:p>32,2552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27+6*RAND()" office:value-type="float" office:value="32.7980210899841" calcext:value-type="float">
            <text:p>32,798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COM.MICROSOFT.NORM.INV(RAND();30;5)" office:value-type="float" office:value="40.137139949752" calcext:value-type="float">
            <text:p>40,1371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48+24*RAND()" office:value-type="float" office:value="50.3525933912024" calcext:value-type="float">
            <text:p>50,3526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 (([.I385]+[.P385])/([.I385]*[.P385])) + [.B385]" office:value-type="float" office:value="32.8427956206323" calcext:value-type="float">
            <text:p>32,8428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27+6*RAND()" office:value-type="float" office:value="29.7917808748316" calcext:value-type="float">
            <text:p>29,7918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COM.MICROSOFT.NORM.INV(RAND();30;5)" office:value-type="float" office:value="31.1462881283181" calcext:value-type="float">
            <text:p>31,1463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48+24*RAND()" office:value-type="float" office:value="64.1899033756927" calcext:value-type="float">
            <text:p>64,1899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 (([.I386]+[.P386])/([.I386]*[.P386])) + [.B386]" office:value-type="float" office:value="29.8394662034541" calcext:value-type="float">
            <text:p>29,8395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27+6*RAND()" office:value-type="float" office:value="32.3901220348198" calcext:value-type="float">
            <text:p>32,3901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COM.MICROSOFT.NORM.INV(RAND();30;5)" office:value-type="float" office:value="31.0615891510701" calcext:value-type="float">
            <text:p>31,0616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48+24*RAND()" office:value-type="float" office:value="60.1579245803878" calcext:value-type="float">
            <text:p>60,1579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 (([.I387]+[.P387])/([.I387]*[.P387])) + [.B387]" office:value-type="float" office:value="32.4389390516929" calcext:value-type="float">
            <text:p>32,4389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27+6*RAND()" office:value-type="float" office:value="32.36520210444" calcext:value-type="float">
            <text:p>32,3652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COM.MICROSOFT.NORM.INV(RAND();30;5)" office:value-type="float" office:value="34.3087758815837" calcext:value-type="float">
            <text:p>34,3088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48+24*RAND()" office:value-type="float" office:value="64.7661018753424" calcext:value-type="float">
            <text:p>64,7661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 (([.I388]+[.P388])/([.I388]*[.P388])) + [.B388]" office:value-type="float" office:value="32.4097893417401" calcext:value-type="float">
            <text:p>32,4098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27+6*RAND()" office:value-type="float" office:value="27.9092977212276" calcext:value-type="float">
            <text:p>27,9093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COM.MICROSOFT.NORM.INV(RAND();30;5)" office:value-type="float" office:value="34.1793067823395" calcext:value-type="float">
            <text:p>34,1793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48+24*RAND()" office:value-type="float" office:value="68.9853339185938" calcext:value-type="float">
            <text:p>68,9853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 (([.I389]+[.P389])/([.I389]*[.P389])) + [.B389]" office:value-type="float" office:value="27.9530510247157" calcext:value-type="float">
            <text:p>27,9531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27+6*RAND()" office:value-type="float" office:value="31.1252143078018" calcext:value-type="float">
            <text:p>31,1252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COM.MICROSOFT.NORM.INV(RAND();30;5)" office:value-type="float" office:value="26.6167708300368" calcext:value-type="float">
            <text:p>26,6168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48+24*RAND()" office:value-type="float" office:value="53.8382335407659" calcext:value-type="float">
            <text:p>53,8382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 (([.I390]+[.P390])/([.I390]*[.P390])) + [.B390]" office:value-type="float" office:value="31.1813587660258" calcext:value-type="float">
            <text:p>31,1814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27+6*RAND()" office:value-type="float" office:value="28.3489529897925" calcext:value-type="float">
            <text:p>28,3490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COM.MICROSOFT.NORM.INV(RAND();30;5)" office:value-type="float" office:value="36.2254800823072" calcext:value-type="float">
            <text:p>36,2255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48+24*RAND()" office:value-type="float" office:value="68.7293785465881" calcext:value-type="float">
            <text:p>68,7294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 (([.I391]+[.P391])/([.I391]*[.P391])) + [.B391]" office:value-type="float" office:value="28.3911076876878" calcext:value-type="float">
            <text:p>28,3911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27+6*RAND()" office:value-type="float" office:value="31.1725137589965" calcext:value-type="float">
            <text:p>31,1725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COM.MICROSOFT.NORM.INV(RAND();30;5)" office:value-type="float" office:value="30.0807367285068" calcext:value-type="float">
            <text:p>30,0807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48+24*RAND()" office:value-type="float" office:value="62.4286020034924" calcext:value-type="float">
            <text:p>62,4286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 (([.I392]+[.P392])/([.I392]*[.P392])) + [.B392]" office:value-type="float" office:value="31.2217759244197" calcext:value-type="float">
            <text:p>31,2218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27+6*RAND()" office:value-type="float" office:value="30.4081100632902" calcext:value-type="float">
            <text:p>30,4081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COM.MICROSOFT.NORM.INV(RAND();30;5)" office:value-type="float" office:value="29.5736986058691" calcext:value-type="float">
            <text:p>29,5737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48+24*RAND()" office:value-type="float" office:value="50.2199055729434" calcext:value-type="float">
            <text:p>50,2199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 (([.I393]+[.P393])/([.I393]*[.P393])) + [.B393]" office:value-type="float" office:value="30.4618363156555" calcext:value-type="float">
            <text:p>30,4618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27+6*RAND()" office:value-type="float" office:value="31.1727990524378" calcext:value-type="float">
            <text:p>31,1728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COM.MICROSOFT.NORM.INV(RAND();30;5)" office:value-type="float" office:value="34.5920121950893" calcext:value-type="float">
            <text:p>34,592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48+24*RAND()" office:value-type="float" office:value="63.318338717334" calcext:value-type="float">
            <text:p>63,3183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 (([.I394]+[.P394])/([.I394]*[.P394])) + [.B394]" office:value-type="float" office:value="31.2175006732171" calcext:value-type="float">
            <text:p>31,2175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27+6*RAND()" office:value-type="float" office:value="32.3356091135647" calcext:value-type="float">
            <text:p>32,3356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COM.MICROSOFT.NORM.INV(RAND();30;5)" office:value-type="float" office:value="27.6942627722695" calcext:value-type="float">
            <text:p>27,6943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48+24*RAND()" office:value-type="float" office:value="62.0935642188415" calcext:value-type="float">
            <text:p>62,0936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 (([.I395]+[.P395])/([.I395]*[.P395])) + [.B395]" office:value-type="float" office:value="32.3878224040146" calcext:value-type="float">
            <text:p>32,3878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27+6*RAND()" office:value-type="float" office:value="30.7795018858742" calcext:value-type="float">
            <text:p>30,7795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COM.MICROSOFT.NORM.INV(RAND();30;5)" office:value-type="float" office:value="34.8270318322733" calcext:value-type="float">
            <text:p>34,8270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48+24*RAND()" office:value-type="float" office:value="61.1219082484022" calcext:value-type="float">
            <text:p>61,1219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 (([.I396]+[.P396])/([.I396]*[.P396])) + [.B396]" office:value-type="float" office:value="30.8245759599512" calcext:value-type="float">
            <text:p>30,8246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27+6*RAND()" office:value-type="float" office:value="31.1622522908729" calcext:value-type="float">
            <text:p>31,1623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COM.MICROSOFT.NORM.INV(RAND();30;5)" office:value-type="float" office:value="33.6268287351928" calcext:value-type="float">
            <text:p>33,6268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48+24*RAND()" office:value-type="float" office:value="54.2601649397984" calcext:value-type="float">
            <text:p>54,2602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 (([.I397]+[.P397])/([.I397]*[.P397])) + [.B397]" office:value-type="float" office:value="31.2104201769855" calcext:value-type="float">
            <text:p>31,2104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27+6*RAND()" office:value-type="float" office:value="31.7433530052658" calcext:value-type="float">
            <text:p>31,7434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COM.MICROSOFT.NORM.INV(RAND();30;5)" office:value-type="float" office:value="40.0911652589112" calcext:value-type="float">
            <text:p>40,0912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48+24*RAND()" office:value-type="float" office:value="60.3039004812017" calcext:value-type="float">
            <text:p>60,3039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 (([.I398]+[.P398])/([.I398]*[.P398])) + [.B398]" office:value-type="float" office:value="31.7848788318281" calcext:value-type="float">
            <text:p>31,7849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27+6*RAND()" office:value-type="float" office:value="29.6590441733133" calcext:value-type="float">
            <text:p>29,659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COM.MICROSOFT.NORM.INV(RAND();30;5)" office:value-type="float" office:value="30.1176272703721" calcext:value-type="float">
            <text:p>30,1176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48+24*RAND()" office:value-type="float" office:value="61.9161280067638" calcext:value-type="float">
            <text:p>61,9161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 (([.I399]+[.P399])/([.I399]*[.P399])) + [.B399]" office:value-type="float" office:value="29.70839820088" calcext:value-type="float">
            <text:p>29,7084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27+6*RAND()" office:value-type="float" office:value="30.7002079223748" calcext:value-type="float">
            <text:p>30,7002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COM.MICROSOFT.NORM.INV(RAND();30;5)" office:value-type="float" office:value="32.8502707207399" calcext:value-type="float">
            <text:p>32,8503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48+24*RAND()" office:value-type="float" office:value="51.9819116061553" calcext:value-type="float">
            <text:p>51,9819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 (([.I400]+[.P400])/([.I400]*[.P400])) + [.B400]" office:value-type="float" office:value="30.7498865328634" calcext:value-type="float">
            <text:p>30,7499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27+6*RAND()" office:value-type="float" office:value="32.3078995922115" calcext:value-type="float">
            <text:p>32,3079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COM.MICROSOFT.NORM.INV(RAND();30;5)" office:value-type="float" office:value="32.7248017633183" calcext:value-type="float">
            <text:p>32,7248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48+24*RAND()" office:value-type="float" office:value="66.8154134033248" calcext:value-type="float">
            <text:p>66,8154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 (([.I401]+[.P401])/([.I401]*[.P401])) + [.B401]" office:value-type="float" office:value="32.3534240614288" calcext:value-type="float">
            <text:p>32,3534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27+6*RAND()" office:value-type="float" office:value="32.4379735419061" calcext:value-type="float">
            <text:p>32,4380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COM.MICROSOFT.NORM.INV(RAND();30;5)" office:value-type="float" office:value="23.1398575680699" calcext:value-type="float">
            <text:p>23,1399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48+24*RAND()" office:value-type="float" office:value="65.2254979619756" calcext:value-type="float">
            <text:p>65,2255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 (([.I402]+[.P402])/([.I402]*[.P402])) + [.B402]" office:value-type="float" office:value="32.4965204472666" calcext:value-type="float">
            <text:p>32,4965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27+6*RAND()" office:value-type="float" office:value="31.852166933706" calcext:value-type="float">
            <text:p>31,8522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COM.MICROSOFT.NORM.INV(RAND();30;5)" office:value-type="float" office:value="36.0941754753891" calcext:value-type="float">
            <text:p>36,0942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48+24*RAND()" office:value-type="float" office:value="61.8311354918405" calcext:value-type="float">
            <text:p>61,8311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 (([.I403]+[.P403])/([.I403]*[.P403])) + [.B403]" office:value-type="float" office:value="31.8960453164242" calcext:value-type="float">
            <text:p>31,8960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27+6*RAND()" office:value-type="float" office:value="31.2839880434331" calcext:value-type="float">
            <text:p>31,284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COM.MICROSOFT.NORM.INV(RAND();30;5)" office:value-type="float" office:value="25.9530571359441" calcext:value-type="float">
            <text:p>25,9531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48+24*RAND()" office:value-type="float" office:value="49.505966632627" calcext:value-type="float">
            <text:p>49,506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 (([.I404]+[.P404])/([.I404]*[.P404])) + [.B404]" office:value-type="float" office:value="31.3427187349891" calcext:value-type="float">
            <text:p>31,3427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27+6*RAND()" office:value-type="float" office:value="27.0130868295673" calcext:value-type="float">
            <text:p>27,0131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COM.MICROSOFT.NORM.INV(RAND();30;5)" office:value-type="float" office:value="28.7516393005116" calcext:value-type="float">
            <text:p>28,7516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48+24*RAND()" office:value-type="float" office:value="57.0846046758816" calcext:value-type="float">
            <text:p>57,0846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 (([.I405]+[.P405])/([.I405]*[.P405])) + [.B405]" office:value-type="float" office:value="27.0653853131241" calcext:value-type="float">
            <text:p>27,0654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27+6*RAND()" office:value-type="float" office:value="27.1514219942037" calcext:value-type="float">
            <text:p>27,1514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COM.MICROSOFT.NORM.INV(RAND();30;5)" office:value-type="float" office:value="33.6578579411376" calcext:value-type="float">
            <text:p>33,6579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48+24*RAND()" office:value-type="float" office:value="58.1263481369242" calcext:value-type="float">
            <text:p>58,1263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 (([.I406]+[.P406])/([.I406]*[.P406])) + [.B406]" office:value-type="float" office:value="27.1983366402298" calcext:value-type="float">
            <text:p>27,1983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27+6*RAND()" office:value-type="float" office:value="28.9231253264006" calcext:value-type="float">
            <text:p>28,9231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COM.MICROSOFT.NORM.INV(RAND();30;5)" office:value-type="float" office:value="25.614181684605" calcext:value-type="float">
            <text:p>25,6142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48+24*RAND()" office:value-type="float" office:value="57.293774058111" calcext:value-type="float">
            <text:p>57,2938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 (([.I407]+[.P407])/([.I407]*[.P407])) + [.B407]" office:value-type="float" office:value="28.9796201022861" calcext:value-type="float">
            <text:p>28,9796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27+6*RAND()" office:value-type="float" office:value="32.2605954569299" calcext:value-type="float">
            <text:p>32,260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COM.MICROSOFT.NORM.INV(RAND();30;5)" office:value-type="float" office:value="38.8325955010908" calcext:value-type="float">
            <text:p>38,832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48+24*RAND()" office:value-type="float" office:value="68.2550510214642" calcext:value-type="float">
            <text:p>68,2551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 (([.I408]+[.P408])/([.I408]*[.P408])) + [.B408]" office:value-type="float" office:value="32.3009979495414" calcext:value-type="float">
            <text:p>32,3010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27+6*RAND()" office:value-type="float" office:value="32.0764149504248" calcext:value-type="float">
            <text:p>32,0764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COM.MICROSOFT.NORM.INV(RAND();30;5)" office:value-type="float" office:value="31.0293090348367" calcext:value-type="float">
            <text:p>31,0293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48+24*RAND()" office:value-type="float" office:value="63.7636340567842" calcext:value-type="float">
            <text:p>63,7636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 (([.I409]+[.P409])/([.I409]*[.P409])) + [.B409]" office:value-type="float" office:value="32.1243254657151" calcext:value-type="float">
            <text:p>32,1243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27+6*RAND()" office:value-type="float" office:value="32.5794494489674" calcext:value-type="float">
            <text:p>32,5794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COM.MICROSOFT.NORM.INV(RAND();30;5)" office:value-type="float" office:value="23.6285830013227" calcext:value-type="float">
            <text:p>23,6286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48+24*RAND()" office:value-type="float" office:value="63.5175658883527" calcext:value-type="float">
            <text:p>63,5176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 (([.I410]+[.P410])/([.I410]*[.P410])) + [.B410]" office:value-type="float" office:value="32.6375147490891" calcext:value-type="float">
            <text:p>32,6375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27+6*RAND()" office:value-type="float" office:value="27.6181928061415" calcext:value-type="float">
            <text:p>27,6182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COM.MICROSOFT.NORM.INV(RAND();30;5)" office:value-type="float" office:value="29.0340971019263" calcext:value-type="float">
            <text:p>29,0341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48+24*RAND()" office:value-type="float" office:value="67.7698929039761" calcext:value-type="float">
            <text:p>67,7699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 (([.I411]+[.P411])/([.I411]*[.P411])) + [.B411]" office:value-type="float" office:value="27.6673908838204" calcext:value-type="float">
            <text:p>27,6674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27+6*RAND()" office:value-type="float" office:value="29.4940963794943" calcext:value-type="float">
            <text:p>29,4941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COM.MICROSOFT.NORM.INV(RAND();30;5)" office:value-type="float" office:value="33.0779072603874" calcext:value-type="float">
            <text:p>33,0779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48+24*RAND()" office:value-type="float" office:value="48.0671513350681" calcext:value-type="float">
            <text:p>48,0672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 (([.I412]+[.P412])/([.I412]*[.P412])) + [.B412]" office:value-type="float" office:value="29.5451322666153" calcext:value-type="float">
            <text:p>29,5451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27+6*RAND()" office:value-type="float" office:value="28.2621653869282" calcext:value-type="float">
            <text:p>28,2622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COM.MICROSOFT.NORM.INV(RAND();30;5)" office:value-type="float" office:value="33.1818014806697" calcext:value-type="float">
            <text:p>33,1818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48+24*RAND()" office:value-type="float" office:value="50.6549975825474" calcext:value-type="float">
            <text:p>50,655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 (([.I413]+[.P413])/([.I413]*[.P413])) + [.B413]" office:value-type="float" office:value="28.3120437771599" calcext:value-type="float">
            <text:p>28,3120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27+6*RAND()" office:value-type="float" office:value="29.4324239201378" calcext:value-type="float">
            <text:p>29,4324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COM.MICROSOFT.NORM.INV(RAND();30;5)" office:value-type="float" office:value="31.5511499393269" calcext:value-type="float">
            <text:p>31,5511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48+24*RAND()" office:value-type="float" office:value="60.8427562108263" calcext:value-type="float">
            <text:p>60,8428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 (([.I414]+[.P414])/([.I414]*[.P414])) + [.B414]" office:value-type="float" office:value="29.48055429632" calcext:value-type="float">
            <text:p>29,4806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27+6*RAND()" office:value-type="float" office:value="32.7897525003646" calcext:value-type="float">
            <text:p>32,7898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COM.MICROSOFT.NORM.INV(RAND();30;5)" office:value-type="float" office:value="31.0897631998722" calcext:value-type="float">
            <text:p>31,0898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48+24*RAND()" office:value-type="float" office:value="64.3139203777537" calcext:value-type="float">
            <text:p>64,3139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 (([.I415]+[.P415])/([.I415]*[.P415])) + [.B415]" office:value-type="float" office:value="32.8374661619009" calcext:value-type="float">
            <text:p>32,8375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27+6*RAND()" office:value-type="float" office:value="30.4944498699624" calcext:value-type="float">
            <text:p>30,4944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COM.MICROSOFT.NORM.INV(RAND();30;5)" office:value-type="float" office:value="35.9199549755609" calcext:value-type="float">
            <text:p>35,920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48+24*RAND()" office:value-type="float" office:value="70.6259706588462" calcext:value-type="float">
            <text:p>70,626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 (([.I416]+[.P416])/([.I416]*[.P416])) + [.B416]" office:value-type="float" office:value="30.536448645946" calcext:value-type="float">
            <text:p>30,5364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27+6*RAND()" office:value-type="float" office:value="28.2772350402083" calcext:value-type="float">
            <text:p>28,2772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COM.MICROSOFT.NORM.INV(RAND();30;5)" office:value-type="float" office:value="24.2514091067831" calcext:value-type="float">
            <text:p>24,2514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48+24*RAND()" office:value-type="float" office:value="48.8108394825831" calcext:value-type="float">
            <text:p>48,8108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 (([.I417]+[.P417])/([.I417]*[.P417])) + [.B417]" office:value-type="float" office:value="28.3389570102032" calcext:value-type="float">
            <text:p>28,3390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27+6*RAND()" office:value-type="float" office:value="28.5944484088104" calcext:value-type="float">
            <text:p>28,5944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COM.MICROSOFT.NORM.INV(RAND();30;5)" office:value-type="float" office:value="28.344651577917" calcext:value-type="float">
            <text:p>28,3447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48+24*RAND()" office:value-type="float" office:value="49.4761182954535" calcext:value-type="float">
            <text:p>49,4761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 (([.I418]+[.P418])/([.I418]*[.P418])) + [.B418]" office:value-type="float" office:value="28.6499402047825" calcext:value-type="float">
            <text:p>28,6499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27+6*RAND()" office:value-type="float" office:value="29.8232072505634" calcext:value-type="float">
            <text:p>29,8232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COM.MICROSOFT.NORM.INV(RAND();30;5)" office:value-type="float" office:value="24.0723383151668" calcext:value-type="float">
            <text:p>24,0723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48+24*RAND()" office:value-type="float" office:value="67.1617845324799" calcext:value-type="float">
            <text:p>67,1618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 (([.I419]+[.P419])/([.I419]*[.P419])) + [.B419]" office:value-type="float" office:value="29.8796381270064" calcext:value-type="float">
            <text:p>29,8796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27+6*RAND()" office:value-type="float" office:value="27.4967939683702" calcext:value-type="float">
            <text:p>27,4968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COM.MICROSOFT.NORM.INV(RAND();30;5)" office:value-type="float" office:value="27.7152629705845" calcext:value-type="float">
            <text:p>27,7153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48+24*RAND()" office:value-type="float" office:value="60.6862577581778" calcext:value-type="float">
            <text:p>60,6863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 (([.I420]+[.P420])/([.I420]*[.P420])) + [.B420]" office:value-type="float" office:value="27.5493533654866" calcext:value-type="float">
            <text:p>27,5494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27+6*RAND()" office:value-type="float" office:value="29.5677568882238" calcext:value-type="float">
            <text:p>29,5678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COM.MICROSOFT.NORM.INV(RAND();30;5)" office:value-type="float" office:value="30.8369356604697" calcext:value-type="float">
            <text:p>30,8369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48+24*RAND()" office:value-type="float" office:value="49.1067142495886" calcext:value-type="float">
            <text:p>49,1067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 (([.I421]+[.P421])/([.I421]*[.P421])) + [.B421]" office:value-type="float" office:value="29.6205493460446" calcext:value-type="float">
            <text:p>29,6205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27+6*RAND()" office:value-type="float" office:value="31.1571450938936" calcext:value-type="float">
            <text:p>31,1571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COM.MICROSOFT.NORM.INV(RAND();30;5)" office:value-type="float" office:value="29.6092223986937" calcext:value-type="float">
            <text:p>29,6092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48+24*RAND()" office:value-type="float" office:value="62.5819883672521" calcext:value-type="float">
            <text:p>62,582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 (([.I422]+[.P422])/([.I422]*[.P422])) + [.B422]" office:value-type="float" office:value="31.2068973935017" calcext:value-type="float">
            <text:p>31,2069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27+6*RAND()" office:value-type="float" office:value="29.7606391611043" calcext:value-type="float">
            <text:p>29,7606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COM.MICROSOFT.NORM.INV(RAND();30;5)" office:value-type="float" office:value="29.8661866731401" calcext:value-type="float">
            <text:p>29,8662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48+24*RAND()" office:value-type="float" office:value="68.9873857526109" calcext:value-type="float">
            <text:p>68,9874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 (([.I423]+[.P423])/([.I423]*[.P423])) + [.B423]" office:value-type="float" office:value="29.8086172456717" calcext:value-type="float">
            <text:p>29,8086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27+6*RAND()" office:value-type="float" office:value="31.1620395595673" calcext:value-type="float">
            <text:p>31,1620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COM.MICROSOFT.NORM.INV(RAND();30;5)" office:value-type="float" office:value="30.6614231336078" calcext:value-type="float">
            <text:p>30,6614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48+24*RAND()" office:value-type="float" office:value="50.4385777423158" calcext:value-type="float">
            <text:p>50,4386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 (([.I424]+[.P424])/([.I424]*[.P424])) + [.B424]" office:value-type="float" office:value="31.2144799260897" calcext:value-type="float">
            <text:p>31,2145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7+6*RAND()" office:value-type="float" office:value="27.8598492436577" calcext:value-type="float">
            <text:p>27,8598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COM.MICROSOFT.NORM.INV(RAND();30;5)" office:value-type="float" office:value="31.3295992354502" calcext:value-type="float">
            <text:p>31,3296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48+24*RAND()" office:value-type="float" office:value="62.1360843284056" calcext:value-type="float">
            <text:p>62,1361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 (([.I425]+[.P425])/([.I425]*[.P425])) + [.B425]" office:value-type="float" office:value="27.9078616491735" calcext:value-type="float">
            <text:p>27,9079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27+6*RAND()" office:value-type="float" office:value="31.4905467869248" calcext:value-type="float">
            <text:p>31,4905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COM.MICROSOFT.NORM.INV(RAND();30;5)" office:value-type="float" office:value="32.4272728715841" calcext:value-type="float">
            <text:p>32,4273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48+24*RAND()" office:value-type="float" office:value="66.9323151195422" calcext:value-type="float">
            <text:p>66,9323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 (([.I426]+[.P426])/([.I426]*[.P426])) + [.B426]" office:value-type="float" office:value="31.536325492528" calcext:value-type="float">
            <text:p>31,5363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27+6*RAND()" office:value-type="float" office:value="27.2087942871731" calcext:value-type="float">
            <text:p>27,2088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COM.MICROSOFT.NORM.INV(RAND();30;5)" office:value-type="float" office:value="32.6111398884132" calcext:value-type="float">
            <text:p>32,6111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48+24*RAND()" office:value-type="float" office:value="58.3700533015654" calcext:value-type="float">
            <text:p>58,3701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 (([.I427]+[.P427])/([.I427]*[.P427])) + [.B427]" office:value-type="float" office:value="27.2565907281008" calcext:value-type="float">
            <text:p>27,2566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27+6*RAND()" office:value-type="float" office:value="29.1658608305734" calcext:value-type="float">
            <text:p>29,1659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COM.MICROSOFT.NORM.INV(RAND();30;5)" office:value-type="float" office:value="22.3538551135674" calcext:value-type="float">
            <text:p>22,3539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48+24*RAND()" office:value-type="float" office:value="65.1214706590399" calcext:value-type="float">
            <text:p>65,1215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 (([.I428]+[.P428])/([.I428]*[.P428])) + [.B428]" office:value-type="float" office:value="29.2259517621742" calcext:value-type="float">
            <text:p>29,2260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27+6*RAND()" office:value-type="float" office:value="28.1580701668281" calcext:value-type="float">
            <text:p>28,1581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COM.MICROSOFT.NORM.INV(RAND();30;5)" office:value-type="float" office:value="33.7558112447411" calcext:value-type="float">
            <text:p>33,7558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48+24*RAND()" office:value-type="float" office:value="64.1953270314261" calcext:value-type="float">
            <text:p>64,1953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 (([.I429]+[.P429])/([.I429]*[.P429])) + [.B429]" office:value-type="float" office:value="28.2032721533918" calcext:value-type="float">
            <text:p>28,2033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27+6*RAND()" office:value-type="float" office:value="32.3501463385765" calcext:value-type="float">
            <text:p>32,3501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COM.MICROSOFT.NORM.INV(RAND();30;5)" office:value-type="float" office:value="20.0059261780404" calcext:value-type="float">
            <text:p>20,0059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48+24*RAND()" office:value-type="float" office:value="62.8957784464583" calcext:value-type="float">
            <text:p>62,8958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 (([.I430]+[.P430])/([.I430]*[.P430])) + [.B430]" office:value-type="float" office:value="32.4160308458002" calcext:value-type="float">
            <text:p>32,4160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27+6*RAND()" office:value-type="float" office:value="27.8226436937694" calcext:value-type="float">
            <text:p>27,8226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COM.MICROSOFT.NORM.INV(RAND();30;5)" office:value-type="float" office:value="30.3697683473875" calcext:value-type="float">
            <text:p>30,3698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48+24*RAND()" office:value-type="float" office:value="63.7219605976716" calcext:value-type="float">
            <text:p>63,7220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 (([.I431]+[.P431])/([.I431]*[.P431])) + [.B431]" office:value-type="float" office:value="27.8712643526483" calcext:value-type="float">
            <text:p>27,8713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27+6*RAND()" office:value-type="float" office:value="27.3276354989503" calcext:value-type="float">
            <text:p>27,3276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COM.MICROSOFT.NORM.INV(RAND();30;5)" office:value-type="float" office:value="25.9460564774345" calcext:value-type="float">
            <text:p>25,9461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48+24*RAND()" office:value-type="float" office:value="64.9764918470755" calcext:value-type="float">
            <text:p>64,9765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 (([.I432]+[.P432])/([.I432]*[.P432])) + [.B432]" office:value-type="float" office:value="27.381567182885" calcext:value-type="float">
            <text:p>27,3816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27+6*RAND()" office:value-type="float" office:value="28.2480978432577" calcext:value-type="float">
            <text:p>28,2481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COM.MICROSOFT.NORM.INV(RAND();30;5)" office:value-type="float" office:value="33.5789779916744" calcext:value-type="float">
            <text:p>33,5790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48+24*RAND()" office:value-type="float" office:value="70.9429554278031" calcext:value-type="float">
            <text:p>70,9430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 (([.I433]+[.P433])/([.I433]*[.P433])) + [.B433]" office:value-type="float" office:value="28.2919742126255" calcext:value-type="float">
            <text:p>28,2920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27+6*RAND()" office:value-type="float" office:value="30.6578505600337" calcext:value-type="float">
            <text:p>30,6579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COM.MICROSOFT.NORM.INV(RAND();30;5)" office:value-type="float" office:value="25.3350522904002" calcext:value-type="float">
            <text:p>25,3351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48+24*RAND()" office:value-type="float" office:value="64.2571618007496" calcext:value-type="float">
            <text:p>64,2572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 (([.I434]+[.P434])/([.I434]*[.P434])) + [.B434]" office:value-type="float" office:value="30.7128840336175" calcext:value-type="float">
            <text:p>30,7129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27+6*RAND()" office:value-type="float" office:value="27.8500566494185" calcext:value-type="float">
            <text:p>27,8501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COM.MICROSOFT.NORM.INV(RAND();30;5)" office:value-type="float" office:value="27.4739872254395" calcext:value-type="float">
            <text:p>27,474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48+24*RAND()" office:value-type="float" office:value="48.5392292411998" calcext:value-type="float">
            <text:p>48,5392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 (([.I435]+[.P435])/([.I435]*[.P435])) + [.B435]" office:value-type="float" office:value="27.9070566082602" calcext:value-type="float">
            <text:p>27,9071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27+6*RAND()" office:value-type="float" office:value="29.3830612355378" calcext:value-type="float">
            <text:p>29,3831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COM.MICROSOFT.NORM.INV(RAND();30;5)" office:value-type="float" office:value="36.9635189147566" calcext:value-type="float">
            <text:p>36,9635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48+24*RAND()" office:value-type="float" office:value="49.0872297445312" calcext:value-type="float">
            <text:p>49,0872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 (([.I436]+[.P436])/([.I436]*[.P436])) + [.B436]" office:value-type="float" office:value="29.4304868340823" calcext:value-type="float">
            <text:p>29,4305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27+6*RAND()" office:value-type="float" office:value="32.8420416105073" calcext:value-type="float">
            <text:p>32,842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COM.MICROSOFT.NORM.INV(RAND();30;5)" office:value-type="float" office:value="25.8560443330031" calcext:value-type="float">
            <text:p>25,856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48+24*RAND()" office:value-type="float" office:value="65.8514831112698" calcext:value-type="float">
            <text:p>65,8515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 (([.I437]+[.P437])/([.I437]*[.P437])) + [.B437]" office:value-type="float" office:value="32.8959029736005" calcext:value-type="float">
            <text:p>32,8959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27+6*RAND()" office:value-type="float" office:value="29.5046011183877" calcext:value-type="float">
            <text:p>29,5046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COM.MICROSOFT.NORM.INV(RAND();30;5)" office:value-type="float" office:value="23.5475983665961" calcext:value-type="float">
            <text:p>23,5476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48+24*RAND()" office:value-type="float" office:value="52.902282086201" calcext:value-type="float">
            <text:p>52,9023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 (([.I438]+[.P438])/([.I438]*[.P438])) + [.B438]" office:value-type="float" office:value="29.5659710704325" calcext:value-type="float">
            <text:p>29,5660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27+6*RAND()" office:value-type="float" office:value="31.7560266216751" calcext:value-type="float">
            <text:p>31,756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COM.MICROSOFT.NORM.INV(RAND();30;5)" office:value-type="float" office:value="31.5507793740952" calcext:value-type="float">
            <text:p>31,5508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48+24*RAND()" office:value-type="float" office:value="65.6818272387609" calcext:value-type="float">
            <text:p>65,6818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 (([.I439]+[.P439])/([.I439]*[.P439])) + [.B439]" office:value-type="float" office:value="31.8029464711937" calcext:value-type="float">
            <text:p>31,8029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27+6*RAND()" office:value-type="float" office:value="30.9701571178157" calcext:value-type="float">
            <text:p>30,9702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COM.MICROSOFT.NORM.INV(RAND();30;5)" office:value-type="float" office:value="28.6812926423974" calcext:value-type="float">
            <text:p>28,6813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48+24*RAND()" office:value-type="float" office:value="61.1799912275747" calcext:value-type="float">
            <text:p>61,1800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 (([.I440]+[.P440])/([.I440]*[.P440])) + [.B440]" office:value-type="float" office:value="31.0213682630495" calcext:value-type="float">
            <text:p>31,0214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27+6*RAND()" office:value-type="float" office:value="28.5439550585579" calcext:value-type="float">
            <text:p>28,544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COM.MICROSOFT.NORM.INV(RAND();30;5)" office:value-type="float" office:value="32.4309902716698" calcext:value-type="float">
            <text:p>32,431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48+24*RAND()" office:value-type="float" office:value="59.7099030995742" calcext:value-type="float">
            <text:p>59,7099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 (([.I441]+[.P441])/([.I441]*[.P441])) + [.B441]" office:value-type="float" office:value="28.5915374036504" calcext:value-type="float">
            <text:p>28,5915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27+6*RAND()" office:value-type="float" office:value="28.1397986195516" calcext:value-type="float">
            <text:p>28,1398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COM.MICROSOFT.NORM.INV(RAND();30;5)" office:value-type="float" office:value="32.5151584276572" calcext:value-type="float">
            <text:p>32,5152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48+24*RAND()" office:value-type="float" office:value="56.989853178151" calcext:value-type="float">
            <text:p>56,9899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 (([.I442]+[.P442])/([.I442]*[.P442])) + [.B442]" office:value-type="float" office:value="28.1881004891023" calcext:value-type="float">
            <text:p>28,1881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27+6*RAND()" office:value-type="float" office:value="27.3304627819452" calcext:value-type="float">
            <text:p>27,3305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COM.MICROSOFT.NORM.INV(RAND();30;5)" office:value-type="float" office:value="32.9954453854649" calcext:value-type="float">
            <text:p>32,9954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48+24*RAND()" office:value-type="float" office:value="71.8010640414432" calcext:value-type="float">
            <text:p>71,8011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 (([.I443]+[.P443])/([.I443]*[.P443])) + [.B443]" office:value-type="float" office:value="27.3746973654128" calcext:value-type="float">
            <text:p>27,3747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27+6*RAND()" office:value-type="float" office:value="30.5331822701264" calcext:value-type="float">
            <text:p>30,5332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COM.MICROSOFT.NORM.INV(RAND();30;5)" office:value-type="float" office:value="25.8228653170549" calcext:value-type="float">
            <text:p>25,8229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48+24*RAND()" office:value-type="float" office:value="53.2806775337085" calcext:value-type="float">
            <text:p>53,2807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 (([.I444]+[.P444])/([.I444]*[.P444])) + [.B444]" office:value-type="float" office:value="30.5906761696888" calcext:value-type="float">
            <text:p>30,5907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27+6*RAND()" office:value-type="float" office:value="29.287350792205" calcext:value-type="float">
            <text:p>29,2874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COM.MICROSOFT.NORM.INV(RAND();30;5)" office:value-type="float" office:value="35.828345044815" calcext:value-type="float">
            <text:p>35,8283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48+24*RAND()" office:value-type="float" office:value="60.6363843502477" calcext:value-type="float">
            <text:p>60,6364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 (([.I445]+[.P445])/([.I445]*[.P445])) + [.B445]" office:value-type="float" office:value="29.3317534028551" calcext:value-type="float">
            <text:p>29,3318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27+6*RAND()" office:value-type="float" office:value="30.3990709169302" calcext:value-type="float">
            <text:p>30,3991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COM.MICROSOFT.NORM.INV(RAND();30;5)" office:value-type="float" office:value="37.5900494424706" calcext:value-type="float">
            <text:p>37,590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48+24*RAND()" office:value-type="float" office:value="48.6991137815639" calcext:value-type="float">
            <text:p>48,6991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 (([.I446]+[.P446])/([.I446]*[.P446])) + [.B446]" office:value-type="float" office:value="30.4462079564139" calcext:value-type="float">
            <text:p>30,4462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27+6*RAND()" office:value-type="float" office:value="28.2796274700668" calcext:value-type="float">
            <text:p>28,2796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COM.MICROSOFT.NORM.INV(RAND();30;5)" office:value-type="float" office:value="31.1305219711844" calcext:value-type="float">
            <text:p>31,1305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48+24*RAND()" office:value-type="float" office:value="51.3134846063331" calcext:value-type="float">
            <text:p>51,3135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 (([.I447]+[.P447])/([.I447]*[.P447])) + [.B447]" office:value-type="float" office:value="28.331238339927" calcext:value-type="float">
            <text:p>28,3312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27+6*RAND()" office:value-type="float" office:value="28.0722022277769" calcext:value-type="float">
            <text:p>28,0722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COM.MICROSOFT.NORM.INV(RAND();30;5)" office:value-type="float" office:value="36.352008203768" calcext:value-type="float">
            <text:p>36,352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48+24*RAND()" office:value-type="float" office:value="61.1420081527904" calcext:value-type="float">
            <text:p>61,142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 (([.I448]+[.P448])/([.I448]*[.P448])) + [.B448]" office:value-type="float" office:value="28.1160663916726" calcext:value-type="float">
            <text:p>28,1161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27+6*RAND()" office:value-type="float" office:value="28.6681573663373" calcext:value-type="float">
            <text:p>28,6682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COM.MICROSOFT.NORM.INV(RAND();30;5)" office:value-type="float" office:value="34.9767755452804" calcext:value-type="float">
            <text:p>34,9768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48+24*RAND()" office:value-type="float" office:value="54.0443560341373" calcext:value-type="float">
            <text:p>54,0444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 (([.I449]+[.P449])/([.I449]*[.P449])) + [.B449]" office:value-type="float" office:value="28.7152510859787" calcext:value-type="float">
            <text:p>28,7153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27+6*RAND()" office:value-type="float" office:value="29.0755370773841" calcext:value-type="float">
            <text:p>29,0755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COM.MICROSOFT.NORM.INV(RAND();30;5)" office:value-type="float" office:value="24.5503446309066" calcext:value-type="float">
            <text:p>24,5503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48+24*RAND()" office:value-type="float" office:value="54.9415058651939" calcext:value-type="float">
            <text:p>54,9415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 (([.I450]+[.P450])/([.I450]*[.P450])) + [.B450]" office:value-type="float" office:value="29.1344708788119" calcext:value-type="float">
            <text:p>29,1345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27+6*RAND()" office:value-type="float" office:value="29.2409757224377" calcext:value-type="float">
            <text:p>29,241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COM.MICROSOFT.NORM.INV(RAND();30;5)" office:value-type="float" office:value="35.6939528410218" calcext:value-type="float">
            <text:p>35,694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48+24*RAND()" office:value-type="float" office:value="55.7456695949659" calcext:value-type="float">
            <text:p>55,7457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 (([.I451]+[.P451])/([.I451]*[.P451])) + [.B451]" office:value-type="float" office:value="29.2869302856114" calcext:value-type="float">
            <text:p>29,2869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27+6*RAND()" office:value-type="float" office:value="27.2700017995667" calcext:value-type="float">
            <text:p>27,270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COM.MICROSOFT.NORM.INV(RAND();30;5)" office:value-type="float" office:value="33.4632795673669" calcext:value-type="float">
            <text:p>33,4633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48+24*RAND()" office:value-type="float" office:value="62.9586445866153" calcext:value-type="float">
            <text:p>62,9586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 (([.I452]+[.P452])/([.I452]*[.P452])) + [.B452]" office:value-type="float" office:value="27.3157687444308" calcext:value-type="float">
            <text:p>27,3158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27+6*RAND()" office:value-type="float" office:value="28.0962941909675" calcext:value-type="float">
            <text:p>28,0963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COM.MICROSOFT.NORM.INV(RAND();30;5)" office:value-type="float" office:value="33.0839579465571" calcext:value-type="float">
            <text:p>33,0840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48+24*RAND()" office:value-type="float" office:value="57.4674248574302" calcext:value-type="float">
            <text:p>57,4674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 (([.I453]+[.P453])/([.I453]*[.P453])) + [.B453]" office:value-type="float" office:value="28.143921483078" calcext:value-type="float">
            <text:p>28,1439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27+6*RAND()" office:value-type="float" office:value="32.2855117551517" calcext:value-type="float">
            <text:p>32,2855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COM.MICROSOFT.NORM.INV(RAND();30;5)" office:value-type="float" office:value="35.5878232546777" calcext:value-type="float">
            <text:p>35,5878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48+24*RAND()" office:value-type="float" office:value="49.8295391527936" calcext:value-type="float">
            <text:p>49,8295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 (([.I454]+[.P454])/([.I454]*[.P454])) + [.B454]" office:value-type="float" office:value="32.3336796716298" calcext:value-type="float">
            <text:p>32,3337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27+6*RAND()" office:value-type="float" office:value="31.9422719527502" calcext:value-type="float">
            <text:p>31,9423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COM.MICROSOFT.NORM.INV(RAND();30;5)" office:value-type="float" office:value="34.8138096901621" calcext:value-type="float">
            <text:p>34,8138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48+24*RAND()" office:value-type="float" office:value="61.7989105833694" calcext:value-type="float">
            <text:p>61,7989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 (([.I455]+[.P455])/([.I455]*[.P455])) + [.B455]" office:value-type="float" office:value="31.9871777013142" calcext:value-type="float">
            <text:p>31,9872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27+6*RAND()" office:value-type="float" office:value="27.5845686185639" calcext:value-type="float">
            <text:p>27,5846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COM.MICROSOFT.NORM.INV(RAND();30;5)" office:value-type="float" office:value="23.8254166413954" calcext:value-type="float">
            <text:p>23,8254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48+24*RAND()" office:value-type="float" office:value="71.2783885309473" calcext:value-type="float">
            <text:p>71,2784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 (([.I456]+[.P456])/([.I456]*[.P456])) + [.B456]" office:value-type="float" office:value="27.6405701001783" calcext:value-type="float">
            <text:p>27,6406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27+6*RAND()" office:value-type="float" office:value="30.6397641494405" calcext:value-type="float">
            <text:p>30,6398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COM.MICROSOFT.NORM.INV(RAND();30;5)" office:value-type="float" office:value="29.3694960222554" calcext:value-type="float">
            <text:p>29,3695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48+24*RAND()" office:value-type="float" office:value="53.4691924480721" calcext:value-type="float">
            <text:p>53,4692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 (([.I457]+[.P457])/([.I457]*[.P457])) + [.B457]" office:value-type="float" office:value="30.6925154407522" calcext:value-type="float">
            <text:p>30,6925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27+6*RAND()" office:value-type="float" office:value="28.3316366889048" calcext:value-type="float">
            <text:p>28,3316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COM.MICROSOFT.NORM.INV(RAND();30;5)" office:value-type="float" office:value="36.4100564484329" calcext:value-type="float">
            <text:p>36,4101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48+24*RAND()" office:value-type="float" office:value="59.9045956889167" calcext:value-type="float">
            <text:p>59,9046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 (([.I458]+[.P458])/([.I458]*[.P458])) + [.B458]" office:value-type="float" office:value="28.3757948385423" calcext:value-type="float">
            <text:p>28,3758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27+6*RAND()" office:value-type="float" office:value="27.4280205352698" calcext:value-type="float">
            <text:p>27,428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COM.MICROSOFT.NORM.INV(RAND();30;5)" office:value-type="float" office:value="24.9624687759666" calcext:value-type="float">
            <text:p>24,9625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48+24*RAND()" office:value-type="float" office:value="66.8050194690004" calcext:value-type="float">
            <text:p>66,805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 (([.I459]+[.P459])/([.I459]*[.P459])) + [.B459]" office:value-type="float" office:value="27.4830496106019" calcext:value-type="float">
            <text:p>27,4830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27+6*RAND()" office:value-type="float" office:value="29.9939953533467" calcext:value-type="float">
            <text:p>29,994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COM.MICROSOFT.NORM.INV(RAND();30;5)" office:value-type="float" office:value="26.4697670330472" calcext:value-type="float">
            <text:p>26,4698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48+24*RAND()" office:value-type="float" office:value="48.4877455243841" calcext:value-type="float">
            <text:p>48,4877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 (([.I460]+[.P460])/([.I460]*[.P460])) + [.B460]" office:value-type="float" office:value="30.0523980708484" calcext:value-type="float">
            <text:p>30,0524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27+6*RAND()" office:value-type="float" office:value="29.9143562789541" calcext:value-type="float">
            <text:p>29,9144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COM.MICROSOFT.NORM.INV(RAND();30;5)" office:value-type="float" office:value="35.6645444500163" calcext:value-type="float">
            <text:p>35,6645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48+24*RAND()" office:value-type="float" office:value="48.6956782126799" calcext:value-type="float">
            <text:p>48,6957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 (([.I461]+[.P461])/([.I461]*[.P461])) + [.B461]" office:value-type="float" office:value="29.9629310337993" calcext:value-type="float">
            <text:p>29,9629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27+6*RAND()" office:value-type="float" office:value="31.6484939691145" calcext:value-type="float">
            <text:p>31,6485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COM.MICROSOFT.NORM.INV(RAND();30;5)" office:value-type="float" office:value="27.1237115624857" calcext:value-type="float">
            <text:p>27,1237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48+24*RAND()" office:value-type="float" office:value="58.3308543255553" calcext:value-type="float">
            <text:p>58,3309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 (([.I462]+[.P462])/([.I462]*[.P462])) + [.B462]" office:value-type="float" office:value="31.7025056654953" calcext:value-type="float">
            <text:p>31,7025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27+6*RAND()" office:value-type="float" office:value="27.2555095267016" calcext:value-type="float">
            <text:p>27,2555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COM.MICROSOFT.NORM.INV(RAND();30;5)" office:value-type="float" office:value="34.1322261014449" calcext:value-type="float">
            <text:p>34,1322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48+24*RAND()" office:value-type="float" office:value="68.9836646514013" calcext:value-type="float">
            <text:p>68,9837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 (([.I463]+[.P463])/([.I463]*[.P463])) + [.B463]" office:value-type="float" office:value="27.299303537588" calcext:value-type="float">
            <text:p>27,2993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27+6*RAND()" office:value-type="float" office:value="30.5715337505098" calcext:value-type="float">
            <text:p>30,5715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COM.MICROSOFT.NORM.INV(RAND();30;5)" office:value-type="float" office:value="36.1404261438005" calcext:value-type="float">
            <text:p>36,1404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48+24*RAND()" office:value-type="float" office:value="63.722265531309" calcext:value-type="float">
            <text:p>63,7223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 (([.I464]+[.P464])/([.I464]*[.P464])) + [.B464]" office:value-type="float" office:value="30.6148966975981" calcext:value-type="float">
            <text:p>30,614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27+6*RAND()" office:value-type="float" office:value="28.988404592732" calcext:value-type="float">
            <text:p>28,9884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COM.MICROSOFT.NORM.INV(RAND();30;5)" office:value-type="float" office:value="26.2345489659732" calcext:value-type="float">
            <text:p>26,2345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48+24*RAND()" office:value-type="float" office:value="57.6967717884108" calcext:value-type="float">
            <text:p>57,6968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 (([.I465]+[.P465])/([.I465]*[.P465])) + [.B465]" office:value-type="float" office:value="29.0438542595271" calcext:value-type="float">
            <text:p>29,0439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27+6*RAND()" office:value-type="float" office:value="28.2841764714103" calcext:value-type="float">
            <text:p>28,2842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COM.MICROSOFT.NORM.INV(RAND();30;5)" office:value-type="float" office:value="23.5674189060716" calcext:value-type="float">
            <text:p>23,5674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48+24*RAND()" office:value-type="float" office:value="71.098757087253" calcext:value-type="float">
            <text:p>71,0988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 (([.I466]+[.P466])/([.I466]*[.P466])) + [.B466]" office:value-type="float" office:value="28.3406728752046" calcext:value-type="float">
            <text:p>28,3407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27+6*RAND()" office:value-type="float" office:value="29.0978271381464" calcext:value-type="float">
            <text:p>29,0978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COM.MICROSOFT.NORM.INV(RAND();30;5)" office:value-type="float" office:value="34.8634519892955" calcext:value-type="float">
            <text:p>34,8635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48+24*RAND()" office:value-type="float" office:value="58.9172297911719" calcext:value-type="float">
            <text:p>58,9172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 (([.I467]+[.P467])/([.I467]*[.P467])) + [.B467]" office:value-type="float" office:value="29.1434834347188" calcext:value-type="float">
            <text:p>29,1435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27+6*RAND()" office:value-type="float" office:value="28.089690226363" calcext:value-type="float">
            <text:p>28,0897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COM.MICROSOFT.NORM.INV(RAND();30;5)" office:value-type="float" office:value="30.8077564659531" calcext:value-type="float">
            <text:p>30,8078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48+24*RAND()" office:value-type="float" office:value="56.3637639759108" calcext:value-type="float">
            <text:p>56,3638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 (([.I468]+[.P468])/([.I468]*[.P468])) + [.B468]" office:value-type="float" office:value="28.1398914797976" calcext:value-type="float">
            <text:p>28,1399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27+6*RAND()" office:value-type="float" office:value="27.9035755747464" calcext:value-type="float">
            <text:p>27,9036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COM.MICROSOFT.NORM.INV(RAND();30;5)" office:value-type="float" office:value="42.7045181694753" calcext:value-type="float">
            <text:p>42,7045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48+24*RAND()" office:value-type="float" office:value="69.5853803353384" calcext:value-type="float">
            <text:p>69,5854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 (([.I469]+[.P469])/([.I469]*[.P469])) + [.B469]" office:value-type="float" office:value="27.9413631354483" calcext:value-type="float">
            <text:p>27,9414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27+6*RAND()" office:value-type="float" office:value="30.9995863849763" calcext:value-type="float">
            <text:p>30,9996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COM.MICROSOFT.NORM.INV(RAND();30;5)" office:value-type="float" office:value="27.9401942209651" calcext:value-type="float">
            <text:p>27,9402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48+24*RAND()" office:value-type="float" office:value="54.7147365650162" calcext:value-type="float">
            <text:p>54,7147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 (([.I470]+[.P470])/([.I470]*[.P470])) + [.B470]" office:value-type="float" office:value="31.0536537286561" calcext:value-type="float">
            <text:p>31,0537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27+6*RAND()" office:value-type="float" office:value="32.6566956087481" calcext:value-type="float">
            <text:p>32,6567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COM.MICROSOFT.NORM.INV(RAND();30;5)" office:value-type="float" office:value="25.7289057971794" calcext:value-type="float">
            <text:p>25,7289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48+24*RAND()" office:value-type="float" office:value="61.8309630593285" calcext:value-type="float">
            <text:p>61,83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 (([.I471]+[.P471])/([.I471]*[.P471])) + [.B471]" office:value-type="float" office:value="32.7117355262893" calcext:value-type="float">
            <text:p>32,7117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27+6*RAND()" office:value-type="float" office:value="31.1065858884249" calcext:value-type="float">
            <text:p>31,1066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COM.MICROSOFT.NORM.INV(RAND();30;5)" office:value-type="float" office:value="24.1120214048112" calcext:value-type="float">
            <text:p>24,1120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48+24*RAND()" office:value-type="float" office:value="71.6873261807486" calcext:value-type="float">
            <text:p>71,6873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 (([.I472]+[.P472])/([.I472]*[.P472])) + [.B472]" office:value-type="float" office:value="31.1620084441502" calcext:value-type="float">
            <text:p>31,1620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27+6*RAND()" office:value-type="float" office:value="31.9394883953501" calcext:value-type="float">
            <text:p>31,9395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COM.MICROSOFT.NORM.INV(RAND();30;5)" office:value-type="float" office:value="25.3026508391013" calcext:value-type="float">
            <text:p>25,3027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48+24*RAND()" office:value-type="float" office:value="70.719665444456" calcext:value-type="float">
            <text:p>70,7197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 (([.I473]+[.P473])/([.I473]*[.P473])) + [.B473]" office:value-type="float" office:value="31.9931502845168" calcext:value-type="float">
            <text:p>31,9932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27+6*RAND()" office:value-type="float" office:value="29.8898151924368" calcext:value-type="float">
            <text:p>29,8898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COM.MICROSOFT.NORM.INV(RAND();30;5)" office:value-type="float" office:value="30.6750953136816" calcext:value-type="float">
            <text:p>30,6751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48+24*RAND()" office:value-type="float" office:value="62.159902763553" calcext:value-type="float">
            <text:p>62,159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 (([.I474]+[.P474])/([.I474]*[.P474])) + [.B474]" office:value-type="float" office:value="29.9385024693965" calcext:value-type="float">
            <text:p>29,9385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27+6*RAND()" office:value-type="float" office:value="28.059868338285" calcext:value-type="float">
            <text:p>28,0599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COM.MICROSOFT.NORM.INV(RAND();30;5)" office:value-type="float" office:value="36.9414833414854" calcext:value-type="float">
            <text:p>36,9415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48+24*RAND()" office:value-type="float" office:value="52.9681542171165" calcext:value-type="float">
            <text:p>52,9682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 (([.I475]+[.P475])/([.I475]*[.P475])) + [.B475]" office:value-type="float" office:value="28.1058174455075" calcext:value-type="float">
            <text:p>28,1058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27+6*RAND()" office:value-type="float" office:value="28.2958557887469" calcext:value-type="float">
            <text:p>28,2959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COM.MICROSOFT.NORM.INV(RAND();30;5)" office:value-type="float" office:value="26.347638674648" calcext:value-type="float">
            <text:p>26,3476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48+24*RAND()" office:value-type="float" office:value="71.5118788992986" calcext:value-type="float">
            <text:p>71,5119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 (([.I476]+[.P476])/([.I476]*[.P476])) + [.B476]" office:value-type="float" office:value="28.3477935448513" calcext:value-type="float">
            <text:p>28,3478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27+6*RAND()" office:value-type="float" office:value="31.0181189363357" calcext:value-type="float">
            <text:p>31,0181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COM.MICROSOFT.NORM.INV(RAND();30;5)" office:value-type="float" office:value="25.8513671977914" calcext:value-type="float">
            <text:p>25,8514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48+24*RAND()" office:value-type="float" office:value="48.8919224599376" calcext:value-type="float">
            <text:p>48,8919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 (([.I477]+[.P477])/([.I477]*[.P477])) + [.B477]" office:value-type="float" office:value="31.0772548862801" calcext:value-type="float">
            <text:p>31,0773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27+6*RAND()" office:value-type="float" office:value="27.2598272825126" calcext:value-type="float">
            <text:p>27,2598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COM.MICROSOFT.NORM.INV(RAND();30;5)" office:value-type="float" office:value="35.8758193121713" calcext:value-type="float">
            <text:p>35,8758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48+24*RAND()" office:value-type="float" office:value="56.5025806752965" calcext:value-type="float">
            <text:p>56,5026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 (([.I478]+[.P478])/([.I478]*[.P478])) + [.B478]" office:value-type="float" office:value="27.3053995170508" calcext:value-type="float">
            <text:p>27,3054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27+6*RAND()" office:value-type="float" office:value="29.579088155413" calcext:value-type="float">
            <text:p>29,5791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COM.MICROSOFT.NORM.INV(RAND();30;5)" office:value-type="float" office:value="27.7563422005666" calcext:value-type="float">
            <text:p>27,7563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48+24*RAND()" office:value-type="float" office:value="63.9562340928242" calcext:value-type="float">
            <text:p>63,9562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 (([.I479]+[.P479])/([.I479]*[.P479])) + [.B479]" office:value-type="float" office:value="29.6307516497232" calcext:value-type="float">
            <text:p>29,630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27+6*RAND()" office:value-type="float" office:value="32.0567988578696" calcext:value-type="float">
            <text:p>32,0568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COM.MICROSOFT.NORM.INV(RAND();30;5)" office:value-type="float" office:value="28.4388044763552" calcext:value-type="float">
            <text:p>28,4388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48+24*RAND()" office:value-type="float" office:value="57.3070239359513" calcext:value-type="float">
            <text:p>57,3070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 (([.I480]+[.P480])/([.I480]*[.P480])) + [.B480]" office:value-type="float" office:value="32.1094119479827" calcext:value-type="float">
            <text:p>32,1094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27+6*RAND()" office:value-type="float" office:value="31.8266502844635" calcext:value-type="float">
            <text:p>31,8267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COM.MICROSOFT.NORM.INV(RAND();30;5)" office:value-type="float" office:value="30.7715509168508" calcext:value-type="float">
            <text:p>30,7716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48+24*RAND()" office:value-type="float" office:value="49.4436124423519" calcext:value-type="float">
            <text:p>49,4436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 (([.I481]+[.P481])/([.I481]*[.P481])) + [.B481]" office:value-type="float" office:value="31.8793728934208" calcext:value-type="float">
            <text:p>31,8794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27+6*RAND()" office:value-type="float" office:value="29.5390860422049" calcext:value-type="float">
            <text:p>29,5391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COM.MICROSOFT.NORM.INV(RAND();30;5)" office:value-type="float" office:value="29.0456048199246" calcext:value-type="float">
            <text:p>29,0456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48+24*RAND()" office:value-type="float" office:value="62.1229819105938" calcext:value-type="float">
            <text:p>62,123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 (([.I482]+[.P482])/([.I482]*[.P482])) + [.B482]" office:value-type="float" office:value="29.5896117614519" calcext:value-type="float">
            <text:p>29,5896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27+6*RAND()" office:value-type="float" office:value="29.7680481907446" calcext:value-type="float">
            <text:p>29,7680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COM.MICROSOFT.NORM.INV(RAND();30;5)" office:value-type="float" office:value="27.5814225704006" calcext:value-type="float">
            <text:p>27,5814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48+24*RAND()" office:value-type="float" office:value="67.6836092183366" calcext:value-type="float">
            <text:p>67,6836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 (([.I483]+[.P483])/([.I483]*[.P483])) + [.B483]" office:value-type="float" office:value="29.8190791045536" calcext:value-type="float">
            <text:p>29,8191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27+6*RAND()" office:value-type="float" office:value="32.0846620223019" calcext:value-type="float">
            <text:p>32,0847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COM.MICROSOFT.NORM.INV(RAND();30;5)" office:value-type="float" office:value="28.2484221300844" calcext:value-type="float">
            <text:p>28,2484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48+24*RAND()" office:value-type="float" office:value="61.5486962841824" calcext:value-type="float">
            <text:p>61,5487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 (([.I484]+[.P484])/([.I484]*[.P484])) + [.B484]" office:value-type="float" office:value="32.1363095274635" calcext:value-type="float">
            <text:p>32,1363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27+6*RAND()" office:value-type="float" office:value="27.2062749133911" calcext:value-type="float">
            <text:p>27,2063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COM.MICROSOFT.NORM.INV(RAND();30;5)" office:value-type="float" office:value="21.3841703999012" calcext:value-type="float">
            <text:p>21,3842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48+24*RAND()" office:value-type="float" office:value="69.3797092074528" calcext:value-type="float">
            <text:p>69,3797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 (([.I485]+[.P485])/([.I485]*[.P485])) + [.B485]" office:value-type="float" office:value="27.2674519124288" calcext:value-type="float">
            <text:p>27,2675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27+6*RAND()" office:value-type="float" office:value="30.5184172459412" calcext:value-type="float">
            <text:p>30,5184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COM.MICROSOFT.NORM.INV(RAND();30;5)" office:value-type="float" office:value="25.287331785666" calcext:value-type="float">
            <text:p>25,2873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48+24*RAND()" office:value-type="float" office:value="63.961500772275" calcext:value-type="float">
            <text:p>63,9615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 (([.I486]+[.P486])/([.I486]*[.P486])) + [.B486]" office:value-type="float" office:value="30.5735971437405" calcext:value-type="float">
            <text:p>30,5736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27+6*RAND()" office:value-type="float" office:value="31.4922467584256" calcext:value-type="float">
            <text:p>31,4922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COM.MICROSOFT.NORM.INV(RAND();30;5)" office:value-type="float" office:value="22.4912353202597" calcext:value-type="float">
            <text:p>22,4912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48+24*RAND()" office:value-type="float" office:value="56.2306831525639" calcext:value-type="float">
            <text:p>56,2307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 (([.I487]+[.P487])/([.I487]*[.P487])) + [.B487]" office:value-type="float" office:value="31.5544924075172" calcext:value-type="float">
            <text:p>31,5545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27+6*RAND()" office:value-type="float" office:value="28.4002985449042" calcext:value-type="float">
            <text:p>28,4003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COM.MICROSOFT.NORM.INV(RAND();30;5)" office:value-type="float" office:value="30.1375486973615" calcext:value-type="float">
            <text:p>30,1375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48+24*RAND()" office:value-type="float" office:value="69.7535526836291" calcext:value-type="float">
            <text:p>69,7536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 (([.I488]+[.P488])/([.I488]*[.P488])) + [.B488]" office:value-type="float" office:value="28.4478159312367" calcext:value-type="float">
            <text:p>28,4478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27+6*RAND()" office:value-type="float" office:value="32.8253844848368" calcext:value-type="float">
            <text:p>32,8254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COM.MICROSOFT.NORM.INV(RAND();30;5)" office:value-type="float" office:value="30.9990638243504" calcext:value-type="float">
            <text:p>30,9991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48+24*RAND()" office:value-type="float" office:value="61.9131799070165" calcext:value-type="float">
            <text:p>61,9132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 (([.I489]+[.P489])/([.I489]*[.P489])) + [.B489]" office:value-type="float" office:value="32.8737951733528" calcext:value-type="float">
            <text:p>32,8738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27+6*RAND()" office:value-type="float" office:value="31.9192830563989" calcext:value-type="float">
            <text:p>31,9193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COM.MICROSOFT.NORM.INV(RAND();30;5)" office:value-type="float" office:value="30.7362020499648" calcext:value-type="float">
            <text:p>30,7362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48+24*RAND()" office:value-type="float" office:value="53.5009258361533" calcext:value-type="float">
            <text:p>53,5009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 (([.I490]+[.P490])/([.I490]*[.P490])) + [.B490]" office:value-type="float" office:value="31.9705092457984" calcext:value-type="float">
            <text:p>31,9705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27+6*RAND()" office:value-type="float" office:value="27.7194299830589" calcext:value-type="float">
            <text:p>27,7194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COM.MICROSOFT.NORM.INV(RAND();30;5)" office:value-type="float" office:value="42.3954665703496" calcext:value-type="float">
            <text:p>42,3955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48+24*RAND()" office:value-type="float" office:value="60.941584023647" calcext:value-type="float">
            <text:p>60,9416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 (([.I491]+[.P491])/([.I491]*[.P491])) + [.B491]" office:value-type="float" office:value="27.7594265673698" calcext:value-type="float">
            <text:p>27,7594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27+6*RAND()" office:value-type="float" office:value="30.7006442702841" calcext:value-type="float">
            <text:p>30,7006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COM.MICROSOFT.NORM.INV(RAND();30;5)" office:value-type="float" office:value="28.0867727494396" calcext:value-type="float">
            <text:p>28,0868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48+24*RAND()" office:value-type="float" office:value="56.720021369867" calcext:value-type="float">
            <text:p>56,720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 (([.I492]+[.P492])/([.I492]*[.P492])) + [.B492]" office:value-type="float" office:value="30.753878677212" calcext:value-type="float">
            <text:p>30,7539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27+6*RAND()" office:value-type="float" office:value="29.3584656331223" calcext:value-type="float">
            <text:p>29,3585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COM.MICROSOFT.NORM.INV(RAND();30;5)" office:value-type="float" office:value="24.2633380457233" calcext:value-type="float">
            <text:p>24,2633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48+24*RAND()" office:value-type="float" office:value="68.7816125275567" calcext:value-type="float">
            <text:p>68,7816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 (([.I493]+[.P493])/([.I493]*[.P493])) + [.B493]" office:value-type="float" office:value="29.4142188470015" calcext:value-type="float">
            <text:p>29,4142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27+6*RAND()" office:value-type="float" office:value="28.8499039944727" calcext:value-type="float">
            <text:p>28,8499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COM.MICROSOFT.NORM.INV(RAND();30;5)" office:value-type="float" office:value="25.5568898254398" calcext:value-type="float">
            <text:p>25,5569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48+24*RAND()" office:value-type="float" office:value="70.0963222710416" calcext:value-type="float">
            <text:p>70,0963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 (([.I494]+[.P494])/([.I494]*[.P494])) + [.B494]" office:value-type="float" office:value="28.9032984700317" calcext:value-type="float">
            <text:p>28,9033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27+6*RAND()" office:value-type="float" office:value="31.1518680180889" calcext:value-type="float">
            <text:p>31,1519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COM.MICROSOFT.NORM.INV(RAND();30;5)" office:value-type="float" office:value="27.735130011313" calcext:value-type="float">
            <text:p>27,7351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48+24*RAND()" office:value-type="float" office:value="63.167546630837" calcext:value-type="float">
            <text:p>63,1675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 (([.I495]+[.P495])/([.I495]*[.P495])) + [.B495]" office:value-type="float" office:value="31.203754288611" calcext:value-type="float">
            <text:p>31,2038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27+6*RAND()" office:value-type="float" office:value="27.1024248765316" calcext:value-type="float">
            <text:p>27,1024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COM.MICROSOFT.NORM.INV(RAND();30;5)" office:value-type="float" office:value="33.7855418388976" calcext:value-type="float">
            <text:p>33,7855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48+24*RAND()" office:value-type="float" office:value="49.2575885960832" calcext:value-type="float">
            <text:p>49,2576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 (([.I496]+[.P496])/([.I496]*[.P496])) + [.B496]" office:value-type="float" office:value="27.1523247766918" calcext:value-type="float">
            <text:p>27,1523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27+6*RAND()" office:value-type="float" office:value="29.909149954794" calcext:value-type="float">
            <text:p>29,9091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COM.MICROSOFT.NORM.INV(RAND();30;5)" office:value-type="float" office:value="23.0555306239078" calcext:value-type="float">
            <text:p>23,0555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48+24*RAND()" office:value-type="float" office:value="48.9005315070972" calcext:value-type="float">
            <text:p>48,9005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 (([.I497]+[.P497])/([.I497]*[.P497])) + [.B497]" office:value-type="float" office:value="29.9729731711504" calcext:value-type="float">
            <text:p>29,9730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27+6*RAND()" office:value-type="float" office:value="30.952937341528" calcext:value-type="float">
            <text:p>30,9529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COM.MICROSOFT.NORM.INV(RAND();30;5)" office:value-type="float" office:value="35.8470330524272" calcext:value-type="float">
            <text:p>35,847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48+24*RAND()" office:value-type="float" office:value="61.768021303229" calcext:value-type="float">
            <text:p>61,768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 (([.I498]+[.P498])/([.I498]*[.P498])) + [.B498]" office:value-type="float" office:value="30.9970232601782" calcext:value-type="float">
            <text:p>30,9970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27+6*RAND()" office:value-type="float" office:value="28.3431506564375" calcext:value-type="float">
            <text:p>28,3432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COM.MICROSOFT.NORM.INV(RAND();30;5)" office:value-type="float" office:value="37.2086863557756" calcext:value-type="float">
            <text:p>37,2087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48+24*RAND()" office:value-type="float" office:value="63.2226045140997" calcext:value-type="float">
            <text:p>63,2226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 (([.I499]+[.P499])/([.I499]*[.P499])) + [.B499]" office:value-type="float" office:value="28.3858432288943" calcext:value-type="float">
            <text:p>28,3858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27+6*RAND()" office:value-type="float" office:value="32.69996685558" calcext:value-type="float">
            <text:p>32,700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COM.MICROSOFT.NORM.INV(RAND();30;5)" office:value-type="float" office:value="26.7780171571768" calcext:value-type="float">
            <text:p>26,778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48+24*RAND()" office:value-type="float" office:value="56.7164479689673" calcext:value-type="float">
            <text:p>56,7164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 (([.I500]+[.P500])/([.I500]*[.P500])) + [.B500]" office:value-type="float" office:value="32.7549424896867" calcext:value-type="float">
            <text:p>32,7549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27+6*RAND()" office:value-type="float" office:value="29.6472448410932" calcext:value-type="float">
            <text:p>29,6472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COM.MICROSOFT.NORM.INV(RAND();30;5)" office:value-type="float" office:value="16.9503210037622" calcext:value-type="float">
            <text:p>16,9503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48+24*RAND()" office:value-type="float" office:value="58.3927864367142" calcext:value-type="float">
            <text:p>58,3928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 (([.I501]+[.P501])/([.I501]*[.P501])) + [.B501]" office:value-type="float" office:value="29.7233661769591" calcext:value-type="float">
            <text:p>29,7234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27+6*RAND()" office:value-type="float" office:value="27.070078125922" calcext:value-type="float">
            <text:p>27,0701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COM.MICROSOFT.NORM.INV(RAND();30;5)" office:value-type="float" office:value="23.6691731420604" calcext:value-type="float">
            <text:p>23,6692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48+24*RAND()" office:value-type="float" office:value="53.5683503067121" calcext:value-type="float">
            <text:p>53,5684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 (([.I502]+[.P502])/([.I502]*[.P502])) + [.B502]" office:value-type="float" office:value="27.1309949118942" calcext:value-type="float">
            <text:p>27,1310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27+6*RAND()" office:value-type="float" office:value="29.3294018267188" calcext:value-type="float">
            <text:p>29,3294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COM.MICROSOFT.NORM.INV(RAND();30;5)" office:value-type="float" office:value="30.990508778521" calcext:value-type="float">
            <text:p>30,9905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48+24*RAND()" office:value-type="float" office:value="61.9426077576354" calcext:value-type="float">
            <text:p>61,9426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 (([.I503]+[.P503])/([.I503]*[.P503])) + [.B503]" office:value-type="float" office:value="29.3778137470965" calcext:value-type="float">
            <text:p>29,377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27+6*RAND()" office:value-type="float" office:value="29.4298589180689" calcext:value-type="float">
            <text:p>29,4299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COM.MICROSOFT.NORM.INV(RAND();30;5)" office:value-type="float" office:value="29.4213665108764" calcext:value-type="float">
            <text:p>29,4214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48+24*RAND()" office:value-type="float" office:value="49.4511130554602" calcext:value-type="float">
            <text:p>49,4511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 (([.I504]+[.P504])/([.I504]*[.P504])) + [.B504]" office:value-type="float" office:value="29.48406981375" calcext:value-type="float">
            <text:p>29,4841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27+6*RAND()" office:value-type="float" office:value="31.9549108820502" calcext:value-type="float">
            <text:p>31,9549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COM.MICROSOFT.NORM.INV(RAND();30;5)" office:value-type="float" office:value="34.3392454466424" calcext:value-type="float">
            <text:p>34,3392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48+24*RAND()" office:value-type="float" office:value="56.4321078406647" calcext:value-type="float">
            <text:p>56,4321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 (([.I505]+[.P505])/([.I505]*[.P505])) + [.B505]" office:value-type="float" office:value="32.0017524894843" calcext:value-type="float">
            <text:p>32,0018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27+6*RAND()" office:value-type="float" office:value="31.6316311291885" calcext:value-type="float">
            <text:p>31,6316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COM.MICROSOFT.NORM.INV(RAND();30;5)" office:value-type="float" office:value="26.0016884572961" calcext:value-type="float">
            <text:p>26,0017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48+24*RAND()" office:value-type="float" office:value="56.0488550467417" calcext:value-type="float">
            <text:p>56,0489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 (([.I506]+[.P506])/([.I506]*[.P506])) + [.B506]" office:value-type="float" office:value="31.687931747753" calcext:value-type="float">
            <text:p>31,6879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27+6*RAND()" office:value-type="float" office:value="29.7136729226913" calcext:value-type="float">
            <text:p>29,7137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COM.MICROSOFT.NORM.INV(RAND();30;5)" office:value-type="float" office:value="27.9349479021516" calcext:value-type="float">
            <text:p>27,9349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48+24*RAND()" office:value-type="float" office:value="63.5577974366024" calcext:value-type="float">
            <text:p>63,5578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 (([.I507]+[.P507])/([.I507]*[.P507])) + [.B507]" office:value-type="float" office:value="29.765204086981" calcext:value-type="float">
            <text:p>29,7652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27+6*RAND()" office:value-type="float" office:value="32.4799927475397" calcext:value-type="float">
            <text:p>32,4800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COM.MICROSOFT.NORM.INV(RAND();30;5)" office:value-type="float" office:value="20.6863834416679" calcext:value-type="float">
            <text:p>20,6864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48+24*RAND()" office:value-type="float" office:value="69.6121470266953" calcext:value-type="float">
            <text:p>69,6121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 (([.I508]+[.P508])/([.I508]*[.P508])) + [.B508]" office:value-type="float" office:value="32.5426990341769" calcext:value-type="float">
            <text:p>32,5427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27+6*RAND()" office:value-type="float" office:value="30.5109079617541" calcext:value-type="float">
            <text:p>30,5109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COM.MICROSOFT.NORM.INV(RAND();30;5)" office:value-type="float" office:value="33.4502401271109" calcext:value-type="float">
            <text:p>33,4502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48+24*RAND()" office:value-type="float" office:value="55.2917141066864" calcext:value-type="float">
            <text:p>55,2917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 (([.I509]+[.P509])/([.I509]*[.P509])) + [.B509]" office:value-type="float" office:value="30.5588890059101" calcext:value-type="float">
            <text:p>30,5589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27+6*RAND()" office:value-type="float" office:value="31.4954372125212" calcext:value-type="float">
            <text:p>31,4954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COM.MICROSOFT.NORM.INV(RAND();30;5)" office:value-type="float" office:value="32.4652045534697" calcext:value-type="float">
            <text:p>32,4652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48+24*RAND()" office:value-type="float" office:value="68.0340274935588" calcext:value-type="float">
            <text:p>68,034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 (([.I510]+[.P510])/([.I510]*[.P510])) + [.B510]" office:value-type="float" office:value="31.5409379481785" calcext:value-type="float">
            <text:p>31,5409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27+6*RAND()" office:value-type="float" office:value="27.3399410212878" calcext:value-type="float">
            <text:p>27,3399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COM.MICROSOFT.NORM.INV(RAND();30;5)" office:value-type="float" office:value="28.8875035472564" calcext:value-type="float">
            <text:p>28,8875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48+24*RAND()" office:value-type="float" office:value="51.7515304712579" calcext:value-type="float">
            <text:p>51,7515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 (([.I511]+[.P511])/([.I511]*[.P511])) + [.B511]" office:value-type="float" office:value="27.3938811659635" calcext:value-type="float">
            <text:p>27,3939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27+6*RAND()" office:value-type="float" office:value="29.8404164349195" calcext:value-type="float">
            <text:p>29,8404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COM.MICROSOFT.NORM.INV(RAND();30;5)" office:value-type="float" office:value="30.7146262621131" calcext:value-type="float">
            <text:p>30,7146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48+24*RAND()" office:value-type="float" office:value="56.2599077420309" calcext:value-type="float">
            <text:p>56,2599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 (([.I512]+[.P512])/([.I512]*[.P512])) + [.B512]" office:value-type="float" office:value="29.8907488604601" calcext:value-type="float">
            <text:p>29,8907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27+6*RAND()" office:value-type="float" office:value="31.3596392234322" calcext:value-type="float">
            <text:p>31,3596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COM.MICROSOFT.NORM.INV(RAND();30;5)" office:value-type="float" office:value="23.6619226116741" calcext:value-type="float">
            <text:p>23,6619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48+24*RAND()" office:value-type="float" office:value="54.8863393859938" calcext:value-type="float">
            <text:p>54,8863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 (([.I513]+[.P513])/([.I513]*[.P513])) + [.B513]" office:value-type="float" office:value="31.4201206858509" calcext:value-type="float">
            <text:p>31,4201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27+6*RAND()" office:value-type="float" office:value="29.6859910588246" calcext:value-type="float">
            <text:p>29,6860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COM.MICROSOFT.NORM.INV(RAND();30;5)" office:value-type="float" office:value="25.5035203807974" calcext:value-type="float">
            <text:p>25,5035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48+24*RAND()" office:value-type="float" office:value="60.2752071591094" calcext:value-type="float">
            <text:p>60,2752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 (([.I514]+[.P514])/([.I514]*[.P514])) + [.B514]" office:value-type="float" office:value="29.7417919012342" calcext:value-type="float">
            <text:p>29,7418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27+6*RAND()" office:value-type="float" office:value="32.3269803689327" calcext:value-type="float">
            <text:p>32,327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COM.MICROSOFT.NORM.INV(RAND();30;5)" office:value-type="float" office:value="33.7325352759869" calcext:value-type="float">
            <text:p>33,7325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48+24*RAND()" office:value-type="float" office:value="70.0475708255544" calcext:value-type="float">
            <text:p>70,0476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 (([.I515]+[.P515])/([.I515]*[.P515])) + [.B515]" office:value-type="float" office:value="32.3709013515901" calcext:value-type="float">
            <text:p>32,3709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27+6*RAND()" office:value-type="float" office:value="28.4991033885162" calcext:value-type="float">
            <text:p>28,4991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COM.MICROSOFT.NORM.INV(RAND();30;5)" office:value-type="float" office:value="21.4189618132384" calcext:value-type="float">
            <text:p>21,419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48+24*RAND()" office:value-type="float" office:value="59.7781795235351" calcext:value-type="float">
            <text:p>59,7782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 (([.I516]+[.P516])/([.I516]*[.P516])) + [.B516]" office:value-type="float" office:value="28.5625195042876" calcext:value-type="float">
            <text:p>28,5625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27+6*RAND()" office:value-type="float" office:value="31.9765953223687" calcext:value-type="float">
            <text:p>31,9766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COM.MICROSOFT.NORM.INV(RAND();30;5)" office:value-type="float" office:value="33.9535584112014" calcext:value-type="float">
            <text:p>33,9536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48+24*RAND()" office:value-type="float" office:value="48.9196891738102" calcext:value-type="float">
            <text:p>48,9197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 (([.I517]+[.P517])/([.I517]*[.P517])) + [.B517]" office:value-type="float" office:value="32.0264889834949" calcext:value-type="float">
            <text:p>32,0265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27+6*RAND()" office:value-type="float" office:value="28.6962996285874" calcext:value-type="float">
            <text:p>28,6963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COM.MICROSOFT.NORM.INV(RAND();30;5)" office:value-type="float" office:value="30.9129107446447" calcext:value-type="float">
            <text:p>30,9129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48+24*RAND()" office:value-type="float" office:value="66.2557896701619" calcext:value-type="float">
            <text:p>66,2558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 (([.I518]+[.P518])/([.I518]*[.P518])) + [.B518]" office:value-type="float" office:value="28.7437415926119" calcext:value-type="float">
            <text:p>28,7437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27+6*RAND()" office:value-type="float" office:value="28.0999795657117" calcext:value-type="float">
            <text:p>28,100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COM.MICROSOFT.NORM.INV(RAND();30;5)" office:value-type="float" office:value="30.8270556832093" calcext:value-type="float">
            <text:p>30,8271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48+24*RAND()" office:value-type="float" office:value="52.3360346546397" calcext:value-type="float">
            <text:p>52,336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 (([.I519]+[.P519])/([.I519]*[.P519])) + [.B519]" office:value-type="float" office:value="28.1515258966967" calcext:value-type="float">
            <text:p>28,1515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27+6*RAND()" office:value-type="float" office:value="31.3299459724221" calcext:value-type="float">
            <text:p>31,3299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COM.MICROSOFT.NORM.INV(RAND();30;5)" office:value-type="float" office:value="26.5566686331738" calcext:value-type="float">
            <text:p>26,5567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48+24*RAND()" office:value-type="float" office:value="57.3186131017283" calcext:value-type="float">
            <text:p>57,3186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 (([.I520]+[.P520])/([.I520]*[.P520])) + [.B520]" office:value-type="float" office:value="31.3850476376446" calcext:value-type="float">
            <text:p>31,3850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27+6*RAND()" office:value-type="float" office:value="27.7816930466797" calcext:value-type="float">
            <text:p>27,7817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COM.MICROSOFT.NORM.INV(RAND();30;5)" office:value-type="float" office:value="33.0707914820928" calcext:value-type="float">
            <text:p>33,0708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48+24*RAND()" office:value-type="float" office:value="53.4427937781438" calcext:value-type="float">
            <text:p>53,4428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 (([.I521]+[.P521])/([.I521]*[.P521])) + [.B521]" office:value-type="float" office:value="27.8306428068133" calcext:value-type="float">
            <text:p>27,8306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27+6*RAND()" office:value-type="float" office:value="32.9575761279557" calcext:value-type="float">
            <text:p>32,9576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COM.MICROSOFT.NORM.INV(RAND();30;5)" office:value-type="float" office:value="26.3348417943794" calcext:value-type="float">
            <text:p>26,3348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48+24*RAND()" office:value-type="float" office:value="54.1157846124843" calcext:value-type="float">
            <text:p>54,1158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 (([.I522]+[.P522])/([.I522]*[.P522])) + [.B522]" office:value-type="float" office:value="33.0140275331248" calcext:value-type="float">
            <text:p>33,0140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27+6*RAND()" office:value-type="float" office:value="32.6367108996492" calcext:value-type="float">
            <text:p>32,6367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COM.MICROSOFT.NORM.INV(RAND();30;5)" office:value-type="float" office:value="25.0714205679441" calcext:value-type="float">
            <text:p>25,0714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48+24*RAND()" office:value-type="float" office:value="60.2886299276724" calcext:value-type="float">
            <text:p>60,2886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 (([.I523]+[.P523])/([.I523]*[.P523])) + [.B523]" office:value-type="float" office:value="32.6931838277899" calcext:value-type="float">
            <text:p>32,6932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27+6*RAND()" office:value-type="float" office:value="29.8122010238003" calcext:value-type="float">
            <text:p>29,8122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COM.MICROSOFT.NORM.INV(RAND();30;5)" office:value-type="float" office:value="29.9685244241653" calcext:value-type="float">
            <text:p>29,9685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48+24*RAND()" office:value-type="float" office:value="58.0701696714386" calcext:value-type="float">
            <text:p>58,0702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 (([.I524]+[.P524])/([.I524]*[.P524])) + [.B524]" office:value-type="float" office:value="29.8627899122441" calcext:value-type="float">
            <text:p>29,8628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7+6*RAND()" office:value-type="float" office:value="32.5440063939896" calcext:value-type="float">
            <text:p>32,544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COM.MICROSOFT.NORM.INV(RAND();30;5)" office:value-type="float" office:value="33.2888552562006" calcext:value-type="float">
            <text:p>33,2889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48+24*RAND()" office:value-type="float" office:value="53.2179036950693" calcext:value-type="float">
            <text:p>53,2179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 (([.I525]+[.P525])/([.I525]*[.P525])) + [.B525]" office:value-type="float" office:value="32.5928371464962" calcext:value-type="float">
            <text:p>32,5928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27+6*RAND()" office:value-type="float" office:value="28.1946666582953" calcext:value-type="float">
            <text:p>28,1947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COM.MICROSOFT.NORM.INV(RAND();30;5)" office:value-type="float" office:value="34.1822235628608" calcext:value-type="float">
            <text:p>34,1822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48+24*RAND()" office:value-type="float" office:value="58.3278193669394" calcext:value-type="float">
            <text:p>58,3278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 (([.I526]+[.P526])/([.I526]*[.P526])) + [.B526]" office:value-type="float" office:value="28.2410661082204" calcext:value-type="float">
            <text:p>28,2411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27+6*RAND()" office:value-type="float" office:value="31.7577301247511" calcext:value-type="float">
            <text:p>31,7577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COM.MICROSOFT.NORM.INV(RAND();30;5)" office:value-type="float" office:value="29.9654794819565" calcext:value-type="float">
            <text:p>29,9655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48+24*RAND()" office:value-type="float" office:value="58.5949387187138" calcext:value-type="float">
            <text:p>58,5949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 (([.I527]+[.P527])/([.I527]*[.P527])) + [.B527]" office:value-type="float" office:value="31.8081681788365" calcext:value-type="float">
            <text:p>31,8082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27+6*RAND()" office:value-type="float" office:value="30.4562501760665" calcext:value-type="float">
            <text:p>30,4563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COM.MICROSOFT.NORM.INV(RAND();30;5)" office:value-type="float" office:value="28.7239506711411" calcext:value-type="float">
            <text:p>28,724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48+24*RAND()" office:value-type="float" office:value="61.6206738492474" calcext:value-type="float">
            <text:p>61,6207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 (([.I528]+[.P528])/([.I528]*[.P528])) + [.B528]" office:value-type="float" office:value="30.5072926483744" calcext:value-type="float">
            <text:p>30,5073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27+6*RAND()" office:value-type="float" office:value="28.5599309129175" calcext:value-type="float">
            <text:p>28,5599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COM.MICROSOFT.NORM.INV(RAND();30;5)" office:value-type="float" office:value="25.3373843119141" calcext:value-type="float">
            <text:p>25,3374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48+24*RAND()" office:value-type="float" office:value="53.3410914866254" calcext:value-type="float">
            <text:p>53,3411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 (([.I529]+[.P529])/([.I529]*[.P529])) + [.B529]" office:value-type="float" office:value="28.6181455589378" calcext:value-type="float">
            <text:p>28,6181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27+6*RAND()" office:value-type="float" office:value="27.8587434359361" calcext:value-type="float">
            <text:p>27,8587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COM.MICROSOFT.NORM.INV(RAND();30;5)" office:value-type="float" office:value="24.0020928898767" calcext:value-type="float">
            <text:p>24,0021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48+24*RAND()" office:value-type="float" office:value="54.1540116230026" calcext:value-type="float">
            <text:p>54,1540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 (([.I530]+[.P530])/([.I530]*[.P530])) + [.B530]" office:value-type="float" office:value="27.918872322098" calcext:value-type="float">
            <text:p>27,9189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27+6*RAND()" office:value-type="float" office:value="31.3208636844065" calcext:value-type="float">
            <text:p>31,3209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COM.MICROSOFT.NORM.INV(RAND();30;5)" office:value-type="float" office:value="38.7231226365989" calcext:value-type="float">
            <text:p>38,7231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48+24*RAND()" office:value-type="float" office:value="61.8095256043598" calcext:value-type="float">
            <text:p>61,8095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 (([.I531]+[.P531])/([.I531]*[.P531])) + [.B531]" office:value-type="float" office:value="31.3628667840881" calcext:value-type="float">
            <text:p>31,3629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27+6*RAND()" office:value-type="float" office:value="30.9600860613864" calcext:value-type="float">
            <text:p>30,9601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COM.MICROSOFT.NORM.INV(RAND();30;5)" office:value-type="float" office:value="18.6577889814066" calcext:value-type="float">
            <text:p>18,6578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48+24*RAND()" office:value-type="float" office:value="50.8215154716745" calcext:value-type="float">
            <text:p>50,8215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 (([.I532]+[.P532])/([.I532]*[.P532])) + [.B532]" office:value-type="float" office:value="31.0333596857693" calcext:value-type="float">
            <text:p>31,0334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27+6*RAND()" office:value-type="float" office:value="29.0238957752008" calcext:value-type="float">
            <text:p>29,0239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COM.MICROSOFT.NORM.INV(RAND();30;5)" office:value-type="float" office:value="18.2443952484532" calcext:value-type="float">
            <text:p>18,2444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48+24*RAND()" office:value-type="float" office:value="64.6511419555172" calcext:value-type="float">
            <text:p>64,6511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 (([.I533]+[.P533])/([.I533]*[.P533])) + [.B533]" office:value-type="float" office:value="29.0941747597297" calcext:value-type="float">
            <text:p>29,0942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27+6*RAND()" office:value-type="float" office:value="27.3617427160498" calcext:value-type="float">
            <text:p>27,3617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COM.MICROSOFT.NORM.INV(RAND();30;5)" office:value-type="float" office:value="24.2343730139591" calcext:value-type="float">
            <text:p>24,2344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48+24*RAND()" office:value-type="float" office:value="70.2322033429518" calcext:value-type="float">
            <text:p>70,2322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 (([.I534]+[.P534])/([.I534]*[.P534])) + [.B534]" office:value-type="float" office:value="27.4172449027947" calcext:value-type="float">
            <text:p>27,4172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27+6*RAND()" office:value-type="float" office:value="27.4593238004018" calcext:value-type="float">
            <text:p>27,4593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COM.MICROSOFT.NORM.INV(RAND();30;5)" office:value-type="float" office:value="30.4835320851375" calcext:value-type="float">
            <text:p>30,4835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48+24*RAND()" office:value-type="float" office:value="54.7439619312063" calcext:value-type="float">
            <text:p>54,744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 (([.I535]+[.P535])/([.I535]*[.P535])) + [.B535]" office:value-type="float" office:value="27.5103952526187" calcext:value-type="float">
            <text:p>27,5104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27+6*RAND()" office:value-type="float" office:value="27.5181759910192" calcext:value-type="float">
            <text:p>27,5182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COM.MICROSOFT.NORM.INV(RAND();30;5)" office:value-type="float" office:value="23.0199419608303" calcext:value-type="float">
            <text:p>23,0199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48+24*RAND()" office:value-type="float" office:value="63.6064380565658" calcext:value-type="float">
            <text:p>63,6064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 (([.I536]+[.P536])/([.I536]*[.P536])) + [.B536]" office:value-type="float" office:value="27.5773382660543" calcext:value-type="float">
            <text:p>27,5773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27+6*RAND()" office:value-type="float" office:value="31.9520093689207" calcext:value-type="float">
            <text:p>31,952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COM.MICROSOFT.NORM.INV(RAND();30;5)" office:value-type="float" office:value="25.6452213178665" calcext:value-type="float">
            <text:p>25,6452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48+24*RAND()" office:value-type="float" office:value="50.7407025145367" calcext:value-type="float">
            <text:p>50,7407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 (([.I537]+[.P537])/([.I537]*[.P537])) + [.B537]" office:value-type="float" office:value="32.0107110323847" calcext:value-type="float">
            <text:p>32,0107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27+6*RAND()" office:value-type="float" office:value="32.7045631629881" calcext:value-type="float">
            <text:p>32,7046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COM.MICROSOFT.NORM.INV(RAND();30;5)" office:value-type="float" office:value="35.7108531681346" calcext:value-type="float">
            <text:p>35,7109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48+24*RAND()" office:value-type="float" office:value="61.2341001899913" calcext:value-type="float">
            <text:p>61,2341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 (([.I538]+[.P538])/([.I538]*[.P538])) + [.B538]" office:value-type="float" office:value="32.7488966242591" calcext:value-type="float">
            <text:p>32,7489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27+6*RAND()" office:value-type="float" office:value="30.5573000370059" calcext:value-type="float">
            <text:p>30,5573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COM.MICROSOFT.NORM.INV(RAND();30;5)" office:value-type="float" office:value="23.2507925762149" calcext:value-type="float">
            <text:p>23,2508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48+24*RAND()" office:value-type="float" office:value="55.52927921433" calcext:value-type="float">
            <text:p>55,5293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 (([.I539]+[.P539])/([.I539]*[.P539])) + [.B539]" office:value-type="float" office:value="30.6183178411008" calcext:value-type="float">
            <text:p>30,6183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27+6*RAND()" office:value-type="float" office:value="30.3822746516671" calcext:value-type="float">
            <text:p>30,3823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COM.MICROSOFT.NORM.INV(RAND();30;5)" office:value-type="float" office:value="35.6436213733345" calcext:value-type="float">
            <text:p>35,6436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48+24*RAND()" office:value-type="float" office:value="54.2006380660459" calcext:value-type="float">
            <text:p>54,2006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 (([.I540]+[.P540])/([.I540]*[.P540])) + [.B540]" office:value-type="float" office:value="30.4287801296447" calcext:value-type="float">
            <text:p>30,4288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27+6*RAND()" office:value-type="float" office:value="27.0356689800974" calcext:value-type="float">
            <text:p>27,0357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COM.MICROSOFT.NORM.INV(RAND();30;5)" office:value-type="float" office:value="40.8607406724394" calcext:value-type="float">
            <text:p>40,8607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48+24*RAND()" office:value-type="float" office:value="67.0787476943806" calcext:value-type="float">
            <text:p>67,0787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 (([.I541]+[.P541])/([.I541]*[.P541])) + [.B541]" office:value-type="float" office:value="27.0750502008461" calcext:value-type="float">
            <text:p>27,0751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27+6*RAND()" office:value-type="float" office:value="27.8888613043819" calcext:value-type="float">
            <text:p>27,8889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COM.MICROSOFT.NORM.INV(RAND();30;5)" office:value-type="float" office:value="26.5730797793038" calcext:value-type="float">
            <text:p>26,5731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48+24*RAND()" office:value-type="float" office:value="51.3193852594122" calcext:value-type="float">
            <text:p>51,3194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 (([.I542]+[.P542])/([.I542]*[.P542])) + [.B542]" office:value-type="float" office:value="27.9459791885258" calcext:value-type="float">
            <text:p>27,9460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27+6*RAND()" office:value-type="float" office:value="31.8991051220801" calcext:value-type="float">
            <text:p>31,8991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COM.MICROSOFT.NORM.INV(RAND();30;5)" office:value-type="float" office:value="43.2628332286785" calcext:value-type="float">
            <text:p>43,2628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48+24*RAND()" office:value-type="float" office:value="54.5455374894664" calcext:value-type="float">
            <text:p>54,5455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 (([.I543]+[.P543])/([.I543]*[.P543])) + [.B543]" office:value-type="float" office:value="31.9405529562279" calcext:value-type="float">
            <text:p>31,9406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27+6*RAND()" office:value-type="float" office:value="30.3354965171311" calcext:value-type="float">
            <text:p>30,3355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COM.MICROSOFT.NORM.INV(RAND();30;5)" office:value-type="float" office:value="27.3101732929562" calcext:value-type="float">
            <text:p>27,3102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48+24*RAND()" office:value-type="float" office:value="66.9646819895133" calcext:value-type="float">
            <text:p>66,9647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 (([.I544]+[.P544])/([.I544]*[.P544])) + [.B544]" office:value-type="float" office:value="30.3870461536953" calcext:value-type="float">
            <text:p>30,3870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27+6*RAND()" office:value-type="float" office:value="30.9742286608089" calcext:value-type="float">
            <text:p>30,9742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COM.MICROSOFT.NORM.INV(RAND();30;5)" office:value-type="float" office:value="29.7061484744922" calcext:value-type="float">
            <text:p>29,7061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48+24*RAND()" office:value-type="float" office:value="70.2330697914586" calcext:value-type="float">
            <text:p>70,2331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 (([.I545]+[.P545])/([.I545]*[.P545])) + [.B545]" office:value-type="float" office:value="31.0221300324417" calcext:value-type="float">
            <text:p>31,0221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27+6*RAND()" office:value-type="float" office:value="31.1481584657449" calcext:value-type="float">
            <text:p>31,1482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COM.MICROSOFT.NORM.INV(RAND();30;5)" office:value-type="float" office:value="24.3711220324939" calcext:value-type="float">
            <text:p>24,3711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48+24*RAND()" office:value-type="float" office:value="48.4720052825287" calcext:value-type="float">
            <text:p>48,472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 (([.I546]+[.P546])/([.I546]*[.P546])) + [.B546]" office:value-type="float" office:value="31.2098210996542" calcext:value-type="float">
            <text:p>31,2098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27+6*RAND()" office:value-type="float" office:value="29.4980323633645" calcext:value-type="float">
            <text:p>29,498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COM.MICROSOFT.NORM.INV(RAND();30;5)" office:value-type="float" office:value="30.1988141468253" calcext:value-type="float">
            <text:p>30,1988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48+24*RAND()" office:value-type="float" office:value="55.5739920241758" calcext:value-type="float">
            <text:p>55,574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 (([.I547]+[.P547])/([.I547]*[.P547])) + [.B547]" office:value-type="float" office:value="29.5491402749834" calcext:value-type="float">
            <text:p>29,5491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27+6*RAND()" office:value-type="float" office:value="28.6958916604053" calcext:value-type="float">
            <text:p>28,6959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COM.MICROSOFT.NORM.INV(RAND();30;5)" office:value-type="float" office:value="31.1598044757133" calcext:value-type="float">
            <text:p>31,1598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48+24*RAND()" office:value-type="float" office:value="51.5959847504273" calcext:value-type="float">
            <text:p>51,596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 (([.I548]+[.P548])/([.I548]*[.P548])) + [.B548]" office:value-type="float" office:value="28.7473656410887" calcext:value-type="float">
            <text:p>28,7474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27+6*RAND()" office:value-type="float" office:value="27.6922461858485" calcext:value-type="float">
            <text:p>27,6922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COM.MICROSOFT.NORM.INV(RAND();30;5)" office:value-type="float" office:value="24.788060038429" calcext:value-type="float">
            <text:p>24,7881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48+24*RAND()" office:value-type="float" office:value="63.3215009523556" calcext:value-type="float">
            <text:p>63,3215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 (([.I549]+[.P549])/([.I549]*[.P549])) + [.B549]" office:value-type="float" office:value="27.7483806132902" calcext:value-type="float">
            <text:p>27,7484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27+6*RAND()" office:value-type="float" office:value="29.4785150752869" calcext:value-type="float">
            <text:p>29,4785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COM.MICROSOFT.NORM.INV(RAND();30;5)" office:value-type="float" office:value="30.6610088752453" calcext:value-type="float">
            <text:p>30,661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48+24*RAND()" office:value-type="float" office:value="64.4969068402425" calcext:value-type="float">
            <text:p>64,4969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 (([.I550]+[.P550])/([.I550]*[.P550])) + [.B550]" office:value-type="float" office:value="29.5266344076397" calcext:value-type="float">
            <text:p>29,5266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27+6*RAND()" office:value-type="float" office:value="30.2131129468326" calcext:value-type="float">
            <text:p>30,2131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COM.MICROSOFT.NORM.INV(RAND();30;5)" office:value-type="float" office:value="27.0950465368147" calcext:value-type="float">
            <text:p>27,095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48+24*RAND()" office:value-type="float" office:value="64.030511255376" calcext:value-type="float">
            <text:p>64,0305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 (([.I551]+[.P551])/([.I551]*[.P551])) + [.B551]" office:value-type="float" office:value="30.2656376164018" calcext:value-type="float">
            <text:p>30,2656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27+6*RAND()" office:value-type="float" office:value="32.3962358676363" calcext:value-type="float">
            <text:p>32,3962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COM.MICROSOFT.NORM.INV(RAND();30;5)" office:value-type="float" office:value="34.3774879355076" calcext:value-type="float">
            <text:p>34,3775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48+24*RAND()" office:value-type="float" office:value="56.4002961041406" calcext:value-type="float">
            <text:p>56,4003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 (([.I552]+[.P552])/([.I552]*[.P552])) + [.B552]" office:value-type="float" office:value="32.443055074755" calcext:value-type="float">
            <text:p>32,4431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27+6*RAND()" office:value-type="float" office:value="32.855707827257" calcext:value-type="float">
            <text:p>32,8557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COM.MICROSOFT.NORM.INV(RAND();30;5)" office:value-type="float" office:value="22.8379862336025" calcext:value-type="float">
            <text:p>22,838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48+24*RAND()" office:value-type="float" office:value="69.4186800671741" calcext:value-type="float">
            <text:p>69,4187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 (([.I553]+[.P553])/([.I553]*[.P553])) + [.B553]" office:value-type="float" office:value="32.9138998694723" calcext:value-type="float">
            <text:p>32,9139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27+6*RAND()" office:value-type="float" office:value="30.6246447453741" calcext:value-type="float">
            <text:p>30,6246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COM.MICROSOFT.NORM.INV(RAND();30;5)" office:value-type="float" office:value="33.6754426055455" calcext:value-type="float">
            <text:p>33,6754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48+24*RAND()" office:value-type="float" office:value="56.6748233428225" calcext:value-type="float">
            <text:p>56,6748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 (([.I554]+[.P554])/([.I554]*[.P554])) + [.B554]" office:value-type="float" office:value="30.6719844940203" calcext:value-type="float">
            <text:p>30,6720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27+6*RAND()" office:value-type="float" office:value="31.3540104527492" calcext:value-type="float">
            <text:p>31,354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COM.MICROSOFT.NORM.INV(RAND();30;5)" office:value-type="float" office:value="31.1024693827784" calcext:value-type="float">
            <text:p>31,1025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48+24*RAND()" office:value-type="float" office:value="51.1693332502618" calcext:value-type="float">
            <text:p>51,1693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 (([.I555]+[.P555])/([.I555]*[.P555])) + [.B555]" office:value-type="float" office:value="31.4057051961368" calcext:value-type="float">
            <text:p>31,4057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27+6*RAND()" office:value-type="float" office:value="31.9065662270878" calcext:value-type="float">
            <text:p>31,9066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COM.MICROSOFT.NORM.INV(RAND();30;5)" office:value-type="float" office:value="25.4272366135015" calcext:value-type="float">
            <text:p>25,4272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48+24*RAND()" office:value-type="float" office:value="51.1937184864655" calcext:value-type="float">
            <text:p>51,1937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 (([.I556]+[.P556])/([.I556]*[.P556])) + [.B556]" office:value-type="float" office:value="31.9654277807148" calcext:value-type="float">
            <text:p>31,9654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27+6*RAND()" office:value-type="float" office:value="29.4098709665705" calcext:value-type="float">
            <text:p>29,4099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COM.MICROSOFT.NORM.INV(RAND();30;5)" office:value-type="float" office:value="28.3844782216461" calcext:value-type="float">
            <text:p>28,3845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48+24*RAND()" office:value-type="float" office:value="51.7002625325695" calcext:value-type="float">
            <text:p>51,7003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 (([.I557]+[.P557])/([.I557]*[.P557])) + [.B557]" office:value-type="float" office:value="29.4644437506663" calcext:value-type="float">
            <text:p>29,4644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27+6*RAND()" office:value-type="float" office:value="32.9367421742063" calcext:value-type="float">
            <text:p>32,9367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COM.MICROSOFT.NORM.INV(RAND();30;5)" office:value-type="float" office:value="30.8170964681093" calcext:value-type="float">
            <text:p>30,8171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48+24*RAND()" office:value-type="float" office:value="64.4942536046729" calcext:value-type="float">
            <text:p>64,4943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 (([.I558]+[.P558])/([.I558]*[.P558])) + [.B558]" office:value-type="float" office:value="32.9846969519438" calcext:value-type="float">
            <text:p>32,9847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27+6*RAND()" office:value-type="float" office:value="29.5054944742005" calcext:value-type="float">
            <text:p>29,5055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COM.MICROSOFT.NORM.INV(RAND();30;5)" office:value-type="float" office:value="37.2077886010814" calcext:value-type="float">
            <text:p>37,2078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48+24*RAND()" office:value-type="float" office:value="53.9741224357858" calcext:value-type="float">
            <text:p>53,9741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 (([.I559]+[.P559])/([.I559]*[.P559])) + [.B559]" office:value-type="float" office:value="29.5508979646656" calcext:value-type="float">
            <text:p>29,5509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27+6*RAND()" office:value-type="float" office:value="27.1854219494853" calcext:value-type="float">
            <text:p>27,1854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COM.MICROSOFT.NORM.INV(RAND();30;5)" office:value-type="float" office:value="36.4969237809672" calcext:value-type="float">
            <text:p>36,4969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48+24*RAND()" office:value-type="float" office:value="51.9236325239763" calcext:value-type="float">
            <text:p>51,9236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 (([.I560]+[.P560])/([.I560]*[.P560])) + [.B560]" office:value-type="float" office:value="27.2320805721728" calcext:value-type="float">
            <text:p>27,2321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27+6*RAND()" office:value-type="float" office:value="32.3083402162883" calcext:value-type="float">
            <text:p>32,3083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COM.MICROSOFT.NORM.INV(RAND();30;5)" office:value-type="float" office:value="30.7612831089489" calcext:value-type="float">
            <text:p>30,7613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48+24*RAND()" office:value-type="float" office:value="66.7217746367678" calcext:value-type="float">
            <text:p>66,7218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 (([.I561]+[.P561])/([.I561]*[.P561])) + [.B561]" office:value-type="float" office:value="32.3558362241212" calcext:value-type="float">
            <text:p>32,3558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27+6*RAND()" office:value-type="float" office:value="27.0723925258499" calcext:value-type="float">
            <text:p>27,0724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COM.MICROSOFT.NORM.INV(RAND();30;5)" office:value-type="float" office:value="30.2152785139199" calcext:value-type="float">
            <text:p>30,2153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48+24*RAND()" office:value-type="float" office:value="54.3578737126663" calcext:value-type="float">
            <text:p>54,3579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 (([.I562]+[.P562])/([.I562]*[.P562])) + [.B562]" office:value-type="float" office:value="27.1238849639849" calcext:value-type="float">
            <text:p>27,1239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27+6*RAND()" office:value-type="float" office:value="27.474675556412" calcext:value-type="float">
            <text:p>27,4747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COM.MICROSOFT.NORM.INV(RAND();30;5)" office:value-type="float" office:value="23.4404451514278" calcext:value-type="float">
            <text:p>23,4404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48+24*RAND()" office:value-type="float" office:value="55.0204938082024" calcext:value-type="float">
            <text:p>55,0205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 (([.I563]+[.P563])/([.I563]*[.P563])) + [.B563]" office:value-type="float" office:value="27.5355119081604" calcext:value-type="float">
            <text:p>27,5355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27+6*RAND()" office:value-type="float" office:value="32.8224342043977" calcext:value-type="float">
            <text:p>32,8224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COM.MICROSOFT.NORM.INV(RAND();30;5)" office:value-type="float" office:value="22.3791688106464" calcext:value-type="float">
            <text:p>22,3792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48+24*RAND()" office:value-type="float" office:value="71.380156240426" calcext:value-type="float">
            <text:p>71,3802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 (([.I564]+[.P564])/([.I564]*[.P564])) + [.B564]" office:value-type="float" office:value="32.8811281122399" calcext:value-type="float">
            <text:p>32,8811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27+6*RAND()" office:value-type="float" office:value="28.019933816744" calcext:value-type="float">
            <text:p>28,0199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COM.MICROSOFT.NORM.INV(RAND();30;5)" office:value-type="float" office:value="29.3524072456069" calcext:value-type="float">
            <text:p>29,3524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48+24*RAND()" office:value-type="float" office:value="71.5656908573583" calcext:value-type="float">
            <text:p>71,5657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 (([.I565]+[.P565])/([.I565]*[.P565])) + [.B565]" office:value-type="float" office:value="28.0679757488133" calcext:value-type="float">
            <text:p>28,0680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27+6*RAND()" office:value-type="float" office:value="31.1247755151708" calcext:value-type="float">
            <text:p>31,1248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COM.MICROSOFT.NORM.INV(RAND();30;5)" office:value-type="float" office:value="27.2161582270077" calcext:value-type="float">
            <text:p>27,2162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48+24*RAND()" office:value-type="float" office:value="58.5998692056164" calcext:value-type="float">
            <text:p>58,5999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 (([.I566]+[.P566])/([.I566]*[.P566])) + [.B566]" office:value-type="float" office:value="31.1785832783605" calcext:value-type="float">
            <text:p>31,1786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27+6*RAND()" office:value-type="float" office:value="28.6972056997474" calcext:value-type="float">
            <text:p>28,6972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COM.MICROSOFT.NORM.INV(RAND();30;5)" office:value-type="float" office:value="34.9402823108768" calcext:value-type="float">
            <text:p>34,9403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48+24*RAND()" office:value-type="float" office:value="57.6699934294447" calcext:value-type="float">
            <text:p>57,6700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 (([.I567]+[.P567])/([.I567]*[.P567])) + [.B567]" office:value-type="float" office:value="28.7431660008954" calcext:value-type="float">
            <text:p>28,7432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27+6*RAND()" office:value-type="float" office:value="30.0539031804074" calcext:value-type="float">
            <text:p>30,0539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COM.MICROSOFT.NORM.INV(RAND();30;5)" office:value-type="float" office:value="24.1387593036684" calcext:value-type="float">
            <text:p>24,1388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48+24*RAND()" office:value-type="float" office:value="66.6614903798327" calcext:value-type="float">
            <text:p>66,6615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 (([.I568]+[.P568])/([.I568]*[.P568])) + [.B568]" office:value-type="float" office:value="30.1103314950593" calcext:value-type="float">
            <text:p>30,1103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27+6*RAND()" office:value-type="float" office:value="32.9230283217039" calcext:value-type="float">
            <text:p>32,9230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COM.MICROSOFT.NORM.INV(RAND();30;5)" office:value-type="float" office:value="30.8869072126995" calcext:value-type="float">
            <text:p>30,8869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48+24*RAND()" office:value-type="float" office:value="56.1700469395146" calcext:value-type="float">
            <text:p>56,1700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 (([.I569]+[.P569])/([.I569]*[.P569])) + [.B569]" office:value-type="float" office:value="32.973207582378" calcext:value-type="float">
            <text:p>32,9732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27+6*RAND()" office:value-type="float" office:value="28.7189512259793" calcext:value-type="float">
            <text:p>28,7190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COM.MICROSOFT.NORM.INV(RAND();30;5)" office:value-type="float" office:value="33.4600039789826" calcext:value-type="float">
            <text:p>33,4600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48+24*RAND()" office:value-type="float" office:value="53.5053559793159" calcext:value-type="float">
            <text:p>53,5054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 (([.I570]+[.P570])/([.I570]*[.P570])) + [.B570]" office:value-type="float" office:value="28.7675273717098" calcext:value-type="float">
            <text:p>28,7675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27+6*RAND()" office:value-type="float" office:value="28.455551706953" calcext:value-type="float">
            <text:p>28,4556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COM.MICROSOFT.NORM.INV(RAND();30;5)" office:value-type="float" office:value="28.5901188974487" calcext:value-type="float">
            <text:p>28,5901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48+24*RAND()" office:value-type="float" office:value="48.9235603781417" calcext:value-type="float">
            <text:p>48,9236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 (([.I571]+[.P571])/([.I571]*[.P571])) + [.B571]" office:value-type="float" office:value="28.5109688758562" calcext:value-type="float">
            <text:p>28,5110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27+6*RAND()" office:value-type="float" office:value="28.9970719737466" calcext:value-type="float">
            <text:p>28,9971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COM.MICROSOFT.NORM.INV(RAND();30;5)" office:value-type="float" office:value="32.5201490413369" calcext:value-type="float">
            <text:p>32,5201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48+24*RAND()" office:value-type="float" office:value="62.4291832549498" calcext:value-type="float">
            <text:p>62,4292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 (([.I572]+[.P572])/([.I572]*[.P572])) + [.B572]" office:value-type="float" office:value="29.0438402899712" calcext:value-type="float">
            <text:p>29,0438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27+6*RAND()" office:value-type="float" office:value="29.6199619334657" calcext:value-type="float">
            <text:p>29,620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COM.MICROSOFT.NORM.INV(RAND();30;5)" office:value-type="float" office:value="36.5106453202234" calcext:value-type="float">
            <text:p>36,5106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48+24*RAND()" office:value-type="float" office:value="69.9237777264789" calcext:value-type="float">
            <text:p>69,9238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 (([.I573]+[.P573])/([.I573]*[.P573])) + [.B573]" office:value-type="float" office:value="29.6616524923955" calcext:value-type="float">
            <text:p>29,6617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27+6*RAND()" office:value-type="float" office:value="27.1683668622281" calcext:value-type="float">
            <text:p>27,1684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COM.MICROSOFT.NORM.INV(RAND();30;5)" office:value-type="float" office:value="29.1362255586842" calcext:value-type="float">
            <text:p>29,1362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48+24*RAND()" office:value-type="float" office:value="62.0427231425419" calcext:value-type="float">
            <text:p>62,0427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 (([.I574]+[.P574])/([.I574]*[.P574])) + [.B574]" office:value-type="float" office:value="27.2188063234037" calcext:value-type="float">
            <text:p>27,2188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27+6*RAND()" office:value-type="float" office:value="27.8556172039825" calcext:value-type="float">
            <text:p>27,8556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COM.MICROSOFT.NORM.INV(RAND();30;5)" office:value-type="float" office:value="30.4738757654223" calcext:value-type="float">
            <text:p>30,4739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48+24*RAND()" office:value-type="float" office:value="65.8310364866629" calcext:value-type="float">
            <text:p>65,83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 (([.I575]+[.P575])/([.I575]*[.P575])) + [.B575]" office:value-type="float" office:value="27.9036225997215" calcext:value-type="float">
            <text:p>27,9036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27+6*RAND()" office:value-type="float" office:value="31.8737023256253" calcext:value-type="float">
            <text:p>31,8737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COM.MICROSOFT.NORM.INV(RAND();30;5)" office:value-type="float" office:value="34.6956431250945" calcext:value-type="float">
            <text:p>34,6956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48+24*RAND()" office:value-type="float" office:value="56.2090042149648" calcext:value-type="float">
            <text:p>56,2090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 (([.I576]+[.P576])/([.I576]*[.P576])) + [.B576]" office:value-type="float" office:value="31.9203151322004" calcext:value-type="float">
            <text:p>31,9203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27+6*RAND()" office:value-type="float" office:value="29.3913883448113" calcext:value-type="float">
            <text:p>29,3914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COM.MICROSOFT.NORM.INV(RAND();30;5)" office:value-type="float" office:value="24.3047786525241" calcext:value-type="float">
            <text:p>24,3048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48+24*RAND()" office:value-type="float" office:value="56.1052943179384" calcext:value-type="float">
            <text:p>56,1053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 (([.I577]+[.P577])/([.I577]*[.P577])) + [.B577]" office:value-type="float" office:value="29.4503561469628" calcext:value-type="float">
            <text:p>29,4504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27+6*RAND()" office:value-type="float" office:value="31.1192928159144" calcext:value-type="float">
            <text:p>31,1193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COM.MICROSOFT.NORM.INV(RAND();30;5)" office:value-type="float" office:value="29.8795013515597" calcext:value-type="float">
            <text:p>29,8795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48+24*RAND()" office:value-type="float" office:value="65.6886956999078" calcext:value-type="float">
            <text:p>65,6887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 (([.I578]+[.P578])/([.I578]*[.P578])) + [.B578]" office:value-type="float" office:value="31.1679838960454" calcext:value-type="float">
            <text:p>31,1680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27+6*RAND()" office:value-type="float" office:value="29.7666294041555" calcext:value-type="float">
            <text:p>29,7666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COM.MICROSOFT.NORM.INV(RAND();30;5)" office:value-type="float" office:value="31.2124364898669" calcext:value-type="float">
            <text:p>31,2124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48+24*RAND()" office:value-type="float" office:value="67.5921429572627" calcext:value-type="float">
            <text:p>67,5921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 (([.I579]+[.P579])/([.I579]*[.P579])) + [.B579]" office:value-type="float" office:value="29.8134625344456" calcext:value-type="float">
            <text:p>29,8135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27+6*RAND()" office:value-type="float" office:value="30.742614969844" calcext:value-type="float">
            <text:p>30,7426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COM.MICROSOFT.NORM.INV(RAND();30;5)" office:value-type="float" office:value="35.3060932781437" calcext:value-type="float">
            <text:p>35,3061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48+24*RAND()" office:value-type="float" office:value="71.643752717413" calcext:value-type="float">
            <text:p>71,6438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 (([.I580]+[.P580])/([.I580]*[.P580])) + [.B580]" office:value-type="float" office:value="30.7848966438089" calcext:value-type="float">
            <text:p>30,7849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27+6*RAND()" office:value-type="float" office:value="32.35864804429" calcext:value-type="float">
            <text:p>32,3586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COM.MICROSOFT.NORM.INV(RAND();30;5)" office:value-type="float" office:value="27.1886333100359" calcext:value-type="float">
            <text:p>27,1886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48+24*RAND()" office:value-type="float" office:value="61.881893302314" calcext:value-type="float">
            <text:p>61,8819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 (([.I581]+[.P581])/([.I581]*[.P581])) + [.B581]" office:value-type="float" office:value="32.4115879361557" calcext:value-type="float">
            <text:p>32,4116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27+6*RAND()" office:value-type="float" office:value="30.6186172880698" calcext:value-type="float">
            <text:p>30,6186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COM.MICROSOFT.NORM.INV(RAND();30;5)" office:value-type="float" office:value="28.3141241608343" calcext:value-type="float">
            <text:p>28,3141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48+24*RAND()" office:value-type="float" office:value="51.6516439402476" calcext:value-type="float">
            <text:p>51,6516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 (([.I582]+[.P582])/([.I582]*[.P582])) + [.B582]" office:value-type="float" office:value="30.6732958183383" calcext:value-type="float">
            <text:p>30,6733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27+6*RAND()" office:value-type="float" office:value="29.6453649101313" calcext:value-type="float">
            <text:p>29,6454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COM.MICROSOFT.NORM.INV(RAND();30;5)" office:value-type="float" office:value="28.4179931824109" calcext:value-type="float">
            <text:p>28,418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48+24*RAND()" office:value-type="float" office:value="67.4237846815959" calcext:value-type="float">
            <text:p>67,4238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 (([.I583]+[.P583])/([.I583]*[.P583])) + [.B583]" office:value-type="float" office:value="29.6953854446795" calcext:value-type="float">
            <text:p>29,6954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27+6*RAND()" office:value-type="float" office:value="30.1104261574801" calcext:value-type="float">
            <text:p>30,1104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COM.MICROSOFT.NORM.INV(RAND();30;5)" office:value-type="float" office:value="31.9183561182565" calcext:value-type="float">
            <text:p>31,9184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48+24*RAND()" office:value-type="float" office:value="57.7470134077594" calcext:value-type="float">
            <text:p>57,747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 (([.I584]+[.P584])/([.I584]*[.P584])) + [.B584]" office:value-type="float" office:value="30.1590730046509" calcext:value-type="float">
            <text:p>30,1591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27+6*RAND()" office:value-type="float" office:value="31.4947418987285" calcext:value-type="float">
            <text:p>31,4947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COM.MICROSOFT.NORM.INV(RAND();30;5)" office:value-type="float" office:value="34.8220754323013" calcext:value-type="float">
            <text:p>34,8221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48+24*RAND()" office:value-type="float" office:value="53.1009739330038" calcext:value-type="float">
            <text:p>53,101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 (([.I585]+[.P585])/([.I585]*[.P585])) + [.B585]" office:value-type="float" office:value="31.5422913602829" calcext:value-type="float">
            <text:p>31,5423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27+6*RAND()" office:value-type="float" office:value="32.2097302253824" calcext:value-type="float">
            <text:p>32,2097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COM.MICROSOFT.NORM.INV(RAND();30;5)" office:value-type="float" office:value="28.2022936218345" calcext:value-type="float">
            <text:p>28,2023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48+24*RAND()" office:value-type="float" office:value="64.1311653675512" calcext:value-type="float">
            <text:p>64,1312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 (([.I586]+[.P586])/([.I586]*[.P586])) + [.B586]" office:value-type="float" office:value="32.2607813770369" calcext:value-type="float">
            <text:p>32,2608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27+6*RAND()" office:value-type="float" office:value="31.9995481374208" calcext:value-type="float">
            <text:p>31,9995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COM.MICROSOFT.NORM.INV(RAND();30;5)" office:value-type="float" office:value="19.6935336975466" calcext:value-type="float">
            <text:p>19,6935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48+24*RAND()" office:value-type="float" office:value="56.4683864833787" calcext:value-type="float">
            <text:p>56,4684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 (([.I587]+[.P587])/([.I587]*[.P587])) + [.B587]" office:value-type="float" office:value="32.0680352498713" calcext:value-type="float">
            <text:p>32,0680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27+6*RAND()" office:value-type="float" office:value="32.4215035631787" calcext:value-type="float">
            <text:p>32,4215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COM.MICROSOFT.NORM.INV(RAND();30;5)" office:value-type="float" office:value="33.3535885212156" calcext:value-type="float">
            <text:p>33,3536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48+24*RAND()" office:value-type="float" office:value="66.107116847299" calcext:value-type="float">
            <text:p>66,1071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 (([.I588]+[.P588])/([.I588]*[.P588])) + [.B588]" office:value-type="float" office:value="32.4666123089328" calcext:value-type="float">
            <text:p>32,4666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27+6*RAND()" office:value-type="float" office:value="32.9541968686972" calcext:value-type="float">
            <text:p>32,9542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COM.MICROSOFT.NORM.INV(RAND();30;5)" office:value-type="float" office:value="28.9730408785337" calcext:value-type="float">
            <text:p>28,973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48+24*RAND()" office:value-type="float" office:value="68.7889494085684" calcext:value-type="float">
            <text:p>68,7889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 (([.I589]+[.P589])/([.I589]*[.P589])) + [.B589]" office:value-type="float" office:value="33.0032489318513" calcext:value-type="float">
            <text:p>33,0032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27+6*RAND()" office:value-type="float" office:value="31.9344838683028" calcext:value-type="float">
            <text:p>31,9345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COM.MICROSOFT.NORM.INV(RAND();30;5)" office:value-type="float" office:value="26.3637694933529" calcext:value-type="float">
            <text:p>26,3638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48+24*RAND()" office:value-type="float" office:value="50.1345387278125" calcext:value-type="float">
            <text:p>50,1345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 (([.I590]+[.P590])/([.I590]*[.P590])) + [.B590]" office:value-type="float" office:value="31.99236104017" calcext:value-type="float">
            <text:p>31,9924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27+6*RAND()" office:value-type="float" office:value="32.9406512605492" calcext:value-type="float">
            <text:p>32,9407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COM.MICROSOFT.NORM.INV(RAND();30;5)" office:value-type="float" office:value="34.2543311982797" calcext:value-type="float">
            <text:p>34,2543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48+24*RAND()" office:value-type="float" office:value="48.0358322476968" calcext:value-type="float">
            <text:p>48,0358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 (([.I591]+[.P591])/([.I591]*[.P591])) + [.B591]" office:value-type="float" office:value="32.9906624418372" calcext:value-type="float">
            <text:p>32,9907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27+6*RAND()" office:value-type="float" office:value="31.1561552148778" calcext:value-type="float">
            <text:p>31,1562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COM.MICROSOFT.NORM.INV(RAND();30;5)" office:value-type="float" office:value="27.7710415027554" calcext:value-type="float">
            <text:p>27,77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48+24*RAND()" office:value-type="float" office:value="55.9524934971705" calcext:value-type="float">
            <text:p>55,9525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 (([.I592]+[.P592])/([.I592]*[.P592])) + [.B592]" office:value-type="float" office:value="31.2100362516844" calcext:value-type="float">
            <text:p>31,2100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27+6*RAND()" office:value-type="float" office:value="30.0011101781856" calcext:value-type="float">
            <text:p>30,0011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COM.MICROSOFT.NORM.INV(RAND();30;5)" office:value-type="float" office:value="29.4815480144285" calcext:value-type="float">
            <text:p>29,4815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48+24*RAND()" office:value-type="float" office:value="52.4095332333818" calcext:value-type="float">
            <text:p>52,4095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 (([.I593]+[.P593])/([.I593]*[.P593])) + [.B593]" office:value-type="float" office:value="30.0541101977407" calcext:value-type="float">
            <text:p>30,0541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27+6*RAND()" office:value-type="float" office:value="31.2494410851505" calcext:value-type="float">
            <text:p>31,2494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COM.MICROSOFT.NORM.INV(RAND();30;5)" office:value-type="float" office:value="30.3406181508738" calcext:value-type="float">
            <text:p>30,3406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48+24*RAND()" office:value-type="float" office:value="66.307575638406" calcext:value-type="float">
            <text:p>66,3076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 (([.I594]+[.P594])/([.I594]*[.P594])) + [.B594]" office:value-type="float" office:value="31.2974814357269" calcext:value-type="float">
            <text:p>31,2975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27+6*RAND()" office:value-type="float" office:value="28.8864107017871" calcext:value-type="float">
            <text:p>28,8864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COM.MICROSOFT.NORM.INV(RAND();30;5)" office:value-type="float" office:value="30.0522141667522" calcext:value-type="float">
            <text:p>30,0522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48+24*RAND()" office:value-type="float" office:value="55.3722835024819" calcext:value-type="float">
            <text:p>55,3723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 (([.I595]+[.P595])/([.I595]*[.P595])) + [.B595]" office:value-type="float" office:value="28.9377456968615" calcext:value-type="float">
            <text:p>28,9377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27+6*RAND()" office:value-type="float" office:value="27.6455774421338" calcext:value-type="float">
            <text:p>27,6456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COM.MICROSOFT.NORM.INV(RAND();30;5)" office:value-type="float" office:value="32.2897257700213" calcext:value-type="float">
            <text:p>32,2897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48+24*RAND()" office:value-type="float" office:value="62.8319579372183" calcext:value-type="float">
            <text:p>62,832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 (([.I596]+[.P596])/([.I596]*[.P596])) + [.B596]" office:value-type="float" office:value="27.6924625132496" calcext:value-type="float">
            <text:p>27,6925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27+6*RAND()" office:value-type="float" office:value="31.4525075966958" calcext:value-type="float">
            <text:p>31,4525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COM.MICROSOFT.NORM.INV(RAND();30;5)" office:value-type="float" office:value="34.425165419942" calcext:value-type="float">
            <text:p>34,4252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48+24*RAND()" office:value-type="float" office:value="60.4909358331934" calcext:value-type="float">
            <text:p>60,4909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 (([.I597]+[.P597])/([.I597]*[.P597])) + [.B597]" office:value-type="float" office:value="31.4980875159808" calcext:value-type="float">
            <text:p>31,4981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27+6*RAND()" office:value-type="float" office:value="27.7286860726308" calcext:value-type="float">
            <text:p>27,7287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COM.MICROSOFT.NORM.INV(RAND();30;5)" office:value-type="float" office:value="28.113399407884" calcext:value-type="float">
            <text:p>28,1134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48+24*RAND()" office:value-type="float" office:value="70.8368177236989" calcext:value-type="float">
            <text:p>70,8368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 (([.I598]+[.P598])/([.I598]*[.P598])) + [.B598]" office:value-type="float" office:value="27.778373252304" calcext:value-type="float">
            <text:p>27,7784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27+6*RAND()" office:value-type="float" office:value="29.7822950540576" calcext:value-type="float">
            <text:p>29,7823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COM.MICROSOFT.NORM.INV(RAND();30;5)" office:value-type="float" office:value="35.7471660026553" calcext:value-type="float">
            <text:p>35,7472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48+24*RAND()" office:value-type="float" office:value="63.336671945639" calcext:value-type="float">
            <text:p>63,3367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 (([.I599]+[.P599])/([.I599]*[.P599])) + [.B599]" office:value-type="float" office:value="29.8260579410094" calcext:value-type="float">
            <text:p>29,8261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27+6*RAND()" office:value-type="float" office:value="31.4471128501464" calcext:value-type="float">
            <text:p>31,4471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COM.MICROSOFT.NORM.INV(RAND();30;5)" office:value-type="float" office:value="37.5696364409386" calcext:value-type="float">
            <text:p>37,5696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48+24*RAND()" office:value-type="float" office:value="53.1326081966981" calcext:value-type="float">
            <text:p>53,1326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 (([.I600]+[.P600])/([.I600]*[.P600])) + [.B600]" office:value-type="float" office:value="31.4925509233731" calcext:value-type="float">
            <text:p>31,4926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27+6*RAND()" office:value-type="float" office:value="27.0554649119731" calcext:value-type="float">
            <text:p>27,0555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COM.MICROSOFT.NORM.INV(RAND();30;5)" office:value-type="float" office:value="29.6777053509363" calcext:value-type="float">
            <text:p>29,6777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48+24*RAND()" office:value-type="float" office:value="62.8275767778978" calcext:value-type="float">
            <text:p>62,8276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 (([.I601]+[.P601])/([.I601]*[.P601])) + [.B601]" office:value-type="float" office:value="27.1050768170119" calcext:value-type="float">
            <text:p>27,1051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27+6*RAND()" office:value-type="float" office:value="29.8972242639866" calcext:value-type="float">
            <text:p>29,8972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COM.MICROSOFT.NORM.INV(RAND();30;5)" office:value-type="float" office:value="31.6417517324941" calcext:value-type="float">
            <text:p>31,6418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48+24*RAND()" office:value-type="float" office:value="55.9821379305795" calcext:value-type="float">
            <text:p>55,9821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 (([.I602]+[.P602])/([.I602]*[.P602])) + [.B602]" office:value-type="float" office:value="29.946690917324" calcext:value-type="float">
            <text:p>29,9467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27+6*RAND()" office:value-type="float" office:value="28.7345985698048" calcext:value-type="float">
            <text:p>28,7346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COM.MICROSOFT.NORM.INV(RAND();30;5)" office:value-type="float" office:value="31.5656755325364" calcext:value-type="float">
            <text:p>31,5657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48+24*RAND()" office:value-type="float" office:value="65.4313401924446" calcext:value-type="float">
            <text:p>65,4313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 (([.I603]+[.P603])/([.I603]*[.P603])) + [.B603]" office:value-type="float" office:value="28.7815617468196" calcext:value-type="float">
            <text:p>28,7816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27+6*RAND()" office:value-type="float" office:value="32.7352561878506" calcext:value-type="float">
            <text:p>32,7353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COM.MICROSOFT.NORM.INV(RAND();30;5)" office:value-type="float" office:value="30.6686151437479" calcext:value-type="float">
            <text:p>30,6686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48+24*RAND()" office:value-type="float" office:value="68.9342767959461" calcext:value-type="float">
            <text:p>68,9343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 (([.I604]+[.P604])/([.I604]*[.P604])) + [.B604]" office:value-type="float" office:value="32.7823693830464" calcext:value-type="float">
            <text:p>32,7824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27+6*RAND()" office:value-type="float" office:value="28.3335005978588" calcext:value-type="float">
            <text:p>28,3335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COM.MICROSOFT.NORM.INV(RAND();30;5)" office:value-type="float" office:value="39.4446103600518" calcext:value-type="float">
            <text:p>39,4446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48+24*RAND()" office:value-type="float" office:value="69.9396534143016" calcext:value-type="float">
            <text:p>69,9397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 (([.I605]+[.P605])/([.I605]*[.P605])) + [.B605]" office:value-type="float" office:value="28.3731506444383" calcext:value-type="float">
            <text:p>28,3732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27+6*RAND()" office:value-type="float" office:value="29.4741650505457" calcext:value-type="float">
            <text:p>29,4742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COM.MICROSOFT.NORM.INV(RAND();30;5)" office:value-type="float" office:value="23.1309770092057" calcext:value-type="float">
            <text:p>23,1310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48+24*RAND()" office:value-type="float" office:value="58.3517302880064" calcext:value-type="float">
            <text:p>58,3517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 (([.I606]+[.P606])/([.I606]*[.P606])) + [.B606]" office:value-type="float" office:value="29.5345345721962" calcext:value-type="float">
            <text:p>29,5345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27+6*RAND()" office:value-type="float" office:value="27.2088356406894" calcext:value-type="float">
            <text:p>27,2088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COM.MICROSOFT.NORM.INV(RAND();30;5)" office:value-type="float" office:value="37.3219226590423" calcext:value-type="float">
            <text:p>37,3219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48+24*RAND()" office:value-type="float" office:value="61.9285254729912" calcext:value-type="float">
            <text:p>61,9285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 (([.I607]+[.P607])/([.I607]*[.P607])) + [.B607]" office:value-type="float" office:value="27.2517771918534" calcext:value-type="float">
            <text:p>27,2518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27+6*RAND()" office:value-type="float" office:value="28.451537018409" calcext:value-type="float">
            <text:p>28,4515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COM.MICROSOFT.NORM.INV(RAND();30;5)" office:value-type="float" office:value="30.7619380014844" calcext:value-type="float">
            <text:p>30,7619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48+24*RAND()" office:value-type="float" office:value="48.794349049218" calcext:value-type="float">
            <text:p>48,7943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 (([.I608]+[.P608])/([.I608]*[.P608])) + [.B608]" office:value-type="float" office:value="28.5045388996879" calcext:value-type="float">
            <text:p>28,5045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27+6*RAND()" office:value-type="float" office:value="30.2915250069927" calcext:value-type="float">
            <text:p>30,2915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COM.MICROSOFT.NORM.INV(RAND();30;5)" office:value-type="float" office:value="22.1749676749554" calcext:value-type="float">
            <text:p>22,1750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48+24*RAND()" office:value-type="float" office:value="67.7568037742749" calcext:value-type="float">
            <text:p>67,7568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 (([.I609]+[.P609])/([.I609]*[.P609])) + [.B609]" office:value-type="float" office:value="30.3513795668327" calcext:value-type="float">
            <text:p>30,3514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27+6*RAND()" office:value-type="float" office:value="30.4796759777237" calcext:value-type="float">
            <text:p>30,4797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COM.MICROSOFT.NORM.INV(RAND();30;5)" office:value-type="float" office:value="29.553221130494" calcext:value-type="float">
            <text:p>29,5532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48+24*RAND()" office:value-type="float" office:value="61.7605876782909" calcext:value-type="float">
            <text:p>61,7606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 (([.I610]+[.P610])/([.I610]*[.P610])) + [.B610]" office:value-type="float" office:value="30.5297047925758" calcext:value-type="float">
            <text:p>30,5297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27+6*RAND()" office:value-type="float" office:value="32.8133540244307" calcext:value-type="float">
            <text:p>32,8134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COM.MICROSOFT.NORM.INV(RAND();30;5)" office:value-type="float" office:value="33.9601939638579" calcext:value-type="float">
            <text:p>33,9602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48+24*RAND()" office:value-type="float" office:value="58.9315218413249" calcext:value-type="float">
            <text:p>58,9315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 (([.I611]+[.P611])/([.I611]*[.P611])) + [.B611]" office:value-type="float" office:value="32.8597691111657" calcext:value-type="float">
            <text:p>32,8598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27+6*RAND()" office:value-type="float" office:value="32.6197799735237" calcext:value-type="float">
            <text:p>32,6198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COM.MICROSOFT.NORM.INV(RAND();30;5)" office:value-type="float" office:value="33.4690127256647" calcext:value-type="float">
            <text:p>33,4690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48+24*RAND()" office:value-type="float" office:value="64.5430870475248" calcext:value-type="float">
            <text:p>64,5431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 (([.I612]+[.P612])/([.I612]*[.P612])) + [.B612]" office:value-type="float" office:value="32.6651518831379" calcext:value-type="float">
            <text:p>32,6652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27+6*RAND()" office:value-type="float" office:value="29.5341413144488" calcext:value-type="float">
            <text:p>29,5341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COM.MICROSOFT.NORM.INV(RAND();30;5)" office:value-type="float" office:value="30.5338592611369" calcext:value-type="float">
            <text:p>30,5339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48+24*RAND()" office:value-type="float" office:value="57.6181667922065" calcext:value-type="float">
            <text:p>57,6182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 (([.I613]+[.P613])/([.I613]*[.P613])) + [.B613]" office:value-type="float" office:value="29.5842474792513" calcext:value-type="float">
            <text:p>29,5842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27+6*RAND()" office:value-type="float" office:value="30.6399893767666" calcext:value-type="float">
            <text:p>30,640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COM.MICROSOFT.NORM.INV(RAND();30;5)" office:value-type="float" office:value="36.8129679578397" calcext:value-type="float">
            <text:p>36,813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48+24*RAND()" office:value-type="float" office:value="69.8404010189697" calcext:value-type="float">
            <text:p>69,8404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 (([.I614]+[.P614])/([.I614]*[.P614])) + [.B614]" office:value-type="float" office:value="30.6814720773017" calcext:value-type="float">
            <text:p>30,6815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27+6*RAND()" office:value-type="float" office:value="29.845409083413" calcext:value-type="float">
            <text:p>29,8454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COM.MICROSOFT.NORM.INV(RAND();30;5)" office:value-type="float" office:value="26.5222575207761" calcext:value-type="float">
            <text:p>26,5223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48+24*RAND()" office:value-type="float" office:value="54.6336164502427" calcext:value-type="float">
            <text:p>54,6336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 (([.I615]+[.P615])/([.I615]*[.P615])) + [.B615]" office:value-type="float" office:value="29.9014170134397" calcext:value-type="float">
            <text:p>29,9014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27+6*RAND()" office:value-type="float" office:value="31.831611078931" calcext:value-type="float">
            <text:p>31,8316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COM.MICROSOFT.NORM.INV(RAND();30;5)" office:value-type="float" office:value="32.8291077091345" calcext:value-type="float">
            <text:p>32,8291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48+24*RAND()" office:value-type="float" office:value="49.0099344318733" calcext:value-type="float">
            <text:p>49,0099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 (([.I616]+[.P616])/([.I616]*[.P616])) + [.B616]" office:value-type="float" office:value="31.8824758784819" calcext:value-type="float">
            <text:p>31,8825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27+6*RAND()" office:value-type="float" office:value="29.725634599803" calcext:value-type="float">
            <text:p>29,7256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COM.MICROSOFT.NORM.INV(RAND();30;5)" office:value-type="float" office:value="32.0015513387577" calcext:value-type="float">
            <text:p>32,0016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48+24*RAND()" office:value-type="float" office:value="68.1471658693627" calcext:value-type="float">
            <text:p>68,1472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 (([.I617]+[.P617])/([.I617]*[.P617])) + [.B617]" office:value-type="float" office:value="29.7715572094517" calcext:value-type="float">
            <text:p>29,7716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27+6*RAND()" office:value-type="float" office:value="28.6111456600484" calcext:value-type="float">
            <text:p>28,6111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COM.MICROSOFT.NORM.INV(RAND();30;5)" office:value-type="float" office:value="32.1726298447158" calcext:value-type="float">
            <text:p>32,1726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48+24*RAND()" office:value-type="float" office:value="61.7927286894992" calcext:value-type="float">
            <text:p>61,7927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 (([.I618]+[.P618])/([.I618]*[.P618])) + [.B618]" office:value-type="float" office:value="28.6584111146527" calcext:value-type="float">
            <text:p>28,6584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27+6*RAND()" office:value-type="float" office:value="30.9634071153123" calcext:value-type="float">
            <text:p>30,9634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COM.MICROSOFT.NORM.INV(RAND();30;5)" office:value-type="float" office:value="32.1788832970152" calcext:value-type="float">
            <text:p>32,1789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48+24*RAND()" office:value-type="float" office:value="56.6983121400699" calcext:value-type="float">
            <text:p>56,6983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 (([.I619]+[.P619])/([.I619]*[.P619])) + [.B619]" office:value-type="float" office:value="31.0121206050353" calcext:value-type="float">
            <text:p>31,0121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27+6*RAND()" office:value-type="float" office:value="32.7587929798756" calcext:value-type="float">
            <text:p>32,7588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COM.MICROSOFT.NORM.INV(RAND();30;5)" office:value-type="float" office:value="34.6461360684619" calcext:value-type="float">
            <text:p>34,6461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48+24*RAND()" office:value-type="float" office:value="55.9838513983414" calcext:value-type="float">
            <text:p>55,9839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 (([.I620]+[.P620])/([.I620]*[.P620])) + [.B620]" office:value-type="float" office:value="32.805518521137" calcext:value-type="float">
            <text:p>32,8055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27+6*RAND()" office:value-type="float" office:value="29.4976276864763" calcext:value-type="float">
            <text:p>29,4976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COM.MICROSOFT.NORM.INV(RAND();30;5)" office:value-type="float" office:value="39.872717195842" calcext:value-type="float">
            <text:p>39,8727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48+24*RAND()" office:value-type="float" office:value="67.7389574730769" calcext:value-type="float">
            <text:p>67,739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 (([.I621]+[.P621])/([.I621]*[.P621])) + [.B621]" office:value-type="float" office:value="29.5374700459164" calcext:value-type="float">
            <text:p>29,5375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27+6*RAND()" office:value-type="float" office:value="29.1342185747344" calcext:value-type="float">
            <text:p>29,1342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COM.MICROSOFT.NORM.INV(RAND();30;5)" office:value-type="float" office:value="25.5118340613744" calcext:value-type="float">
            <text:p>25,5118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48+24*RAND()" office:value-type="float" office:value="51.4087501717731" calcext:value-type="float">
            <text:p>51,4088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 (([.I622]+[.P622])/([.I622]*[.P622])) + [.B622]" office:value-type="float" office:value="29.1928680116843" calcext:value-type="float">
            <text:p>29,1929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27+6*RAND()" office:value-type="float" office:value="29.4946298708674" calcext:value-type="float">
            <text:p>29,4946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COM.MICROSOFT.NORM.INV(RAND();30;5)" office:value-type="float" office:value="25.5317900391595" calcext:value-type="float">
            <text:p>25,5318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48+24*RAND()" office:value-type="float" office:value="61.2087067170069" calcext:value-type="float">
            <text:p>61,2087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 (([.I623]+[.P623])/([.I623]*[.P623])) + [.B623]" office:value-type="float" office:value="29.5501342740589" calcext:value-type="float">
            <text:p>29,5501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27+6*RAND()" office:value-type="float" office:value="29.4604466466699" calcext:value-type="float">
            <text:p>29,4604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COM.MICROSOFT.NORM.INV(RAND();30;5)" office:value-type="float" office:value="38.1524784230549" calcext:value-type="float">
            <text:p>38,1525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48+24*RAND()" office:value-type="float" office:value="57.8062077658251" calcext:value-type="float">
            <text:p>57,8062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 (([.I624]+[.P624])/([.I624]*[.P624])) + [.B624]" office:value-type="float" office:value="29.5039564437984" calcext:value-type="float">
            <text:p>29,504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7+6*RAND()" office:value-type="float" office:value="29.9314861411694" calcext:value-type="float">
            <text:p>29,9315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COM.MICROSOFT.NORM.INV(RAND();30;5)" office:value-type="float" office:value="33.0505308821568" calcext:value-type="float">
            <text:p>33,0505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48+24*RAND()" office:value-type="float" office:value="64.3080147625879" calcext:value-type="float">
            <text:p>64,308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 (([.I625]+[.P625])/([.I625]*[.P625])) + [.B625]" office:value-type="float" office:value="29.9772930024998" calcext:value-type="float">
            <text:p>29,9773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27+6*RAND()" office:value-type="float" office:value="32.740843978012" calcext:value-type="float">
            <text:p>32,7408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COM.MICROSOFT.NORM.INV(RAND();30;5)" office:value-type="float" office:value="29.7833972166208" calcext:value-type="float">
            <text:p>29,7834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48+24*RAND()" office:value-type="float" office:value="66.3672807114199" calcext:value-type="float">
            <text:p>66,3673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 (([.I626]+[.P626])/([.I626]*[.P626])) + [.B626]" office:value-type="float" office:value="32.7894873971123" calcext:value-type="float">
            <text:p>32,7895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27+6*RAND()" office:value-type="float" office:value="31.3298477560747" calcext:value-type="float">
            <text:p>31,3298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COM.MICROSOFT.NORM.INV(RAND();30;5)" office:value-type="float" office:value="31.7667277272125" calcext:value-type="float">
            <text:p>31,7667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48+24*RAND()" office:value-type="float" office:value="68.3259666720405" calcext:value-type="float">
            <text:p>68,326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 (([.I627]+[.P627])/([.I627]*[.P627])) + [.B627]" office:value-type="float" office:value="31.3759629580091" calcext:value-type="float">
            <text:p>31,3760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27+6*RAND()" office:value-type="float" office:value="31.6519186331425" calcext:value-type="float">
            <text:p>31,6519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COM.MICROSOFT.NORM.INV(RAND();30;5)" office:value-type="float" office:value="28.1172579451524" calcext:value-type="float">
            <text:p>28,1173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48+24*RAND()" office:value-type="float" office:value="52.7511076899245" calcext:value-type="float">
            <text:p>52,7511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 (([.I628]+[.P628])/([.I628]*[.P628])) + [.B628]" office:value-type="float" office:value="31.7064409267769" calcext:value-type="float">
            <text:p>31,7064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27+6*RAND()" office:value-type="float" office:value="31.3216619587038" calcext:value-type="float">
            <text:p>31,3217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COM.MICROSOFT.NORM.INV(RAND();30;5)" office:value-type="float" office:value="29.7853352155367" calcext:value-type="float">
            <text:p>29,7853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48+24*RAND()" office:value-type="float" office:value="51.9700618749484" calcext:value-type="float">
            <text:p>51,9701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 (([.I629]+[.P629])/([.I629]*[.P629])) + [.B629]" office:value-type="float" office:value="31.3744773748678" calcext:value-type="float">
            <text:p>31,3745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27+6*RAND()" office:value-type="float" office:value="27.2398673195858" calcext:value-type="float">
            <text:p>27,2399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COM.MICROSOFT.NORM.INV(RAND();30;5)" office:value-type="float" office:value="23.4397623567209" calcext:value-type="float">
            <text:p>23,4398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48+24*RAND()" office:value-type="float" office:value="71.9370159348473" calcext:value-type="float">
            <text:p>71,9370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 (([.I630]+[.P630])/([.I630]*[.P630])) + [.B630]" office:value-type="float" office:value="27.2964309173856" calcext:value-type="float">
            <text:p>27,2964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27+6*RAND()" office:value-type="float" office:value="27.0138976809103" calcext:value-type="float">
            <text:p>27,0139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COM.MICROSOFT.NORM.INV(RAND();30;5)" office:value-type="float" office:value="32.4421237925749" calcext:value-type="float">
            <text:p>32,4421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48+24*RAND()" office:value-type="float" office:value="61.0931936418638" calcext:value-type="float">
            <text:p>61,0932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 (([.I631]+[.P631])/([.I631]*[.P631])) + [.B631]" office:value-type="float" office:value="27.06109023898" calcext:value-type="float">
            <text:p>27,0611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27+6*RAND()" office:value-type="float" office:value="27.7794730688911" calcext:value-type="float">
            <text:p>27,7795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COM.MICROSOFT.NORM.INV(RAND();30;5)" office:value-type="float" office:value="45.9586612913151" calcext:value-type="float">
            <text:p>45,9587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48+24*RAND()" office:value-type="float" office:value="71.8584187114611" calcext:value-type="float">
            <text:p>71,8584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 (([.I632]+[.P632])/([.I632]*[.P632])) + [.B632]" office:value-type="float" office:value="27.815148007055" calcext:value-type="float">
            <text:p>27,8151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27+6*RAND()" office:value-type="float" office:value="32.9820389666129" calcext:value-type="float">
            <text:p>32,982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COM.MICROSOFT.NORM.INV(RAND();30;5)" office:value-type="float" office:value="39.0351377673939" calcext:value-type="float">
            <text:p>39,0351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48+24*RAND()" office:value-type="float" office:value="54.3650219840929" calcext:value-type="float">
            <text:p>54,365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 (([.I633]+[.P633])/([.I633]*[.P633])) + [.B633]" office:value-type="float" office:value="33.026051091294" calcext:value-type="float">
            <text:p>33,0261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27+6*RAND()" office:value-type="float" office:value="28.7865864119958" calcext:value-type="float">
            <text:p>28,7866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COM.MICROSOFT.NORM.INV(RAND();30;5)" office:value-type="float" office:value="28.2731643565821" calcext:value-type="float">
            <text:p>28,2732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48+24*RAND()" office:value-type="float" office:value="65.4982801610604" calcext:value-type="float">
            <text:p>65,4983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 (([.I634]+[.P634])/([.I634]*[.P634])) + [.B634]" office:value-type="float" office:value="28.8372232165774" calcext:value-type="float">
            <text:p>28,8372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27+6*RAND()" office:value-type="float" office:value="27.0159819892142" calcext:value-type="float">
            <text:p>27,016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COM.MICROSOFT.NORM.INV(RAND();30;5)" office:value-type="float" office:value="31.5261402862216" calcext:value-type="float">
            <text:p>31,5261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48+24*RAND()" office:value-type="float" office:value="70.4464053260163" calcext:value-type="float">
            <text:p>70,4464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 (([.I635]+[.P635])/([.I635]*[.P635])) + [.B635]" office:value-type="float" office:value="27.0618968868093" calcext:value-type="float">
            <text:p>27,0619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27+6*RAND()" office:value-type="float" office:value="28.7841059064958" calcext:value-type="float">
            <text:p>28,7841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COM.MICROSOFT.NORM.INV(RAND();30;5)" office:value-type="float" office:value="23.5378789173796" calcext:value-type="float">
            <text:p>23,5379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48+24*RAND()" office:value-type="float" office:value="56.2890309663489" calcext:value-type="float">
            <text:p>56,289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 (([.I636]+[.P636])/([.I636]*[.P636])) + [.B636]" office:value-type="float" office:value="28.8443560688214" calcext:value-type="float">
            <text:p>28,8444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27+6*RAND()" office:value-type="float" office:value="32.3105919209775" calcext:value-type="float">
            <text:p>32,3106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COM.MICROSOFT.NORM.INV(RAND();30;5)" office:value-type="float" office:value="30.9633860042843" calcext:value-type="float">
            <text:p>30,9634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48+24*RAND()" office:value-type="float" office:value="63.0226685134694" calcext:value-type="float">
            <text:p>63,0227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 (([.I637]+[.P637])/([.I637]*[.P637])) + [.B637]" office:value-type="float" office:value="32.3587554369736" calcext:value-type="float">
            <text:p>32,3588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27+6*RAND()" office:value-type="float" office:value="28.5607636703644" calcext:value-type="float">
            <text:p>28,5608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COM.MICROSOFT.NORM.INV(RAND();30;5)" office:value-type="float" office:value="27.9218546566709" calcext:value-type="float">
            <text:p>27,9219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48+24*RAND()" office:value-type="float" office:value="55.607678568922" calcext:value-type="float">
            <text:p>55,6077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 (([.I638]+[.P638])/([.I638]*[.P638])) + [.B638]" office:value-type="float" office:value="28.6145610381973" calcext:value-type="float">
            <text:p>28,6146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27+6*RAND()" office:value-type="float" office:value="30.9759785758797" calcext:value-type="float">
            <text:p>30,9760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COM.MICROSOFT.NORM.INV(RAND();30;5)" office:value-type="float" office:value="29.8427313182525" calcext:value-type="float">
            <text:p>29,8427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48+24*RAND()" office:value-type="float" office:value="70.0326096201316" calcext:value-type="float">
            <text:p>70,0326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 (([.I639]+[.P639])/([.I639]*[.P639])) + [.B639]" office:value-type="float" office:value="31.0237666354336" calcext:value-type="float">
            <text:p>31,0238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27+6*RAND()" office:value-type="float" office:value="32.0210058290977" calcext:value-type="float">
            <text:p>32,021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COM.MICROSOFT.NORM.INV(RAND();30;5)" office:value-type="float" office:value="31.8465897465862" calcext:value-type="float">
            <text:p>31,8466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48+24*RAND()" office:value-type="float" office:value="71.8335743369535" calcext:value-type="float">
            <text:p>71,8336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 (([.I640]+[.P640])/([.I640]*[.P640])) + [.B640]" office:value-type="float" office:value="32.0663274324637" calcext:value-type="float">
            <text:p>32,0663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27+6*RAND()" office:value-type="float" office:value="31.880366778234" calcext:value-type="float">
            <text:p>31,8804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COM.MICROSOFT.NORM.INV(RAND();30;5)" office:value-type="float" office:value="25.4791833165869" calcext:value-type="float">
            <text:p>25,4792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48+24*RAND()" office:value-type="float" office:value="67.8974431073293" calcext:value-type="float">
            <text:p>67,8974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 (([.I641]+[.P641])/([.I641]*[.P641])) + [.B641]" office:value-type="float" office:value="31.9343425991304" calcext:value-type="float">
            <text:p>31,9343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27+6*RAND()" office:value-type="float" office:value="30.9769391294103" calcext:value-type="float">
            <text:p>30,9769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COM.MICROSOFT.NORM.INV(RAND();30;5)" office:value-type="float" office:value="32.0719326740283" calcext:value-type="float">
            <text:p>32,0719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48+24*RAND()" office:value-type="float" office:value="70.1311712292954" calcext:value-type="float">
            <text:p>70,1312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 (([.I642]+[.P642])/([.I642]*[.P642])) + [.B642]" office:value-type="float" office:value="31.0223780349278" calcext:value-type="float">
            <text:p>31,0224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27+6*RAND()" office:value-type="float" office:value="30.005507531343" calcext:value-type="float">
            <text:p>30,0055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COM.MICROSOFT.NORM.INV(RAND();30;5)" office:value-type="float" office:value="29.553165447479" calcext:value-type="float">
            <text:p>29,5532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48+24*RAND()" office:value-type="float" office:value="53.8835558546707" calcext:value-type="float">
            <text:p>53,8836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 (([.I643]+[.P643])/([.I643]*[.P643])) + [.B643]" office:value-type="float" office:value="30.0579033918258" calcext:value-type="float">
            <text:p>30,0579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27+6*RAND()" office:value-type="float" office:value="30.1228049655911" calcext:value-type="float">
            <text:p>30,1228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COM.MICROSOFT.NORM.INV(RAND();30;5)" office:value-type="float" office:value="32.5131354930529" calcext:value-type="float">
            <text:p>32,5131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48+24*RAND()" office:value-type="float" office:value="67.3225867571309" calcext:value-type="float">
            <text:p>67,3226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 (([.I644]+[.P644])/([.I644]*[.P644])) + [.B644]" office:value-type="float" office:value="30.1684156212775" calcext:value-type="float">
            <text:p>30,1684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27+6*RAND()" office:value-type="float" office:value="31.9440820540767" calcext:value-type="float">
            <text:p>31,9441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COM.MICROSOFT.NORM.INV(RAND();30;5)" office:value-type="float" office:value="34.4405986077039" calcext:value-type="float">
            <text:p>34,4406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48+24*RAND()" office:value-type="float" office:value="56.6620045518503" calcext:value-type="float">
            <text:p>56,662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 (([.I645]+[.P645])/([.I645]*[.P645])) + [.B645]" office:value-type="float" office:value="31.990766064864" calcext:value-type="float">
            <text:p>31,9908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27+6*RAND()" office:value-type="float" office:value="32.8451971497852" calcext:value-type="float">
            <text:p>32,8452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COM.MICROSOFT.NORM.INV(RAND();30;5)" office:value-type="float" office:value="26.6813193409515" calcext:value-type="float">
            <text:p>26,6813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48+24*RAND()" office:value-type="float" office:value="60.9322721650824" calcext:value-type="float">
            <text:p>60,9323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 (([.I646]+[.P646])/([.I646]*[.P646])) + [.B646]" office:value-type="float" office:value="32.8990882201467" calcext:value-type="float">
            <text:p>32,8991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27+6*RAND()" office:value-type="float" office:value="29.1367407341022" calcext:value-type="float">
            <text:p>29,1367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COM.MICROSOFT.NORM.INV(RAND();30;5)" office:value-type="float" office:value="39.0144015981587" calcext:value-type="float">
            <text:p>39,0144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48+24*RAND()" office:value-type="float" office:value="53.6096139857546" calcext:value-type="float">
            <text:p>53,6096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 (([.I647]+[.P647])/([.I647]*[.P647])) + [.B647]" office:value-type="float" office:value="29.1810256653806" calcext:value-type="float">
            <text:p>29,1810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27+6*RAND()" office:value-type="float" office:value="27.6481822289061" calcext:value-type="float">
            <text:p>27,6482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COM.MICROSOFT.NORM.INV(RAND();30;5)" office:value-type="float" office:value="34.2161067375518" calcext:value-type="float">
            <text:p>34,2161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48+24*RAND()" office:value-type="float" office:value="54.3373240074143" calcext:value-type="float">
            <text:p>54,3373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 (([.I648]+[.P648])/([.I648]*[.P648])) + [.B648]" office:value-type="float" office:value="27.6958117870621" calcext:value-type="float">
            <text:p>27,6958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27+6*RAND()" office:value-type="float" office:value="29.6511220915709" calcext:value-type="float">
            <text:p>29,6511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COM.MICROSOFT.NORM.INV(RAND();30;5)" office:value-type="float" office:value="32.1902492385067" calcext:value-type="float">
            <text:p>32,1902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48+24*RAND()" office:value-type="float" office:value="53.6198170809075" calcext:value-type="float">
            <text:p>53,6198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 (([.I649]+[.P649])/([.I649]*[.P649])) + [.B649]" office:value-type="float" office:value="29.7008372205226" calcext:value-type="float">
            <text:p>29,7008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27+6*RAND()" office:value-type="float" office:value="28.5535803653765" calcext:value-type="float">
            <text:p>28,5536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COM.MICROSOFT.NORM.INV(RAND();30;5)" office:value-type="float" office:value="38.7968451982251" calcext:value-type="float">
            <text:p>38,7968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48+24*RAND()" office:value-type="float" office:value="65.4409180535004" calcext:value-type="float">
            <text:p>65,4409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 (([.I650]+[.P650])/([.I650]*[.P650])) + [.B650]" office:value-type="float" office:value="28.5946366162429" calcext:value-type="float">
            <text:p>28,5946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27+6*RAND()" office:value-type="float" office:value="27.2598150086124" calcext:value-type="float">
            <text:p>27,2598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COM.MICROSOFT.NORM.INV(RAND();30;5)" office:value-type="float" office:value="32.235956003666" calcext:value-type="float">
            <text:p>32,236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48+24*RAND()" office:value-type="float" office:value="51.4716670615599" calcext:value-type="float">
            <text:p>51,4717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 (([.I651]+[.P651])/([.I651]*[.P651])) + [.B651]" office:value-type="float" office:value="27.3102644336775" calcext:value-type="float">
            <text:p>27,3103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27+6*RAND()" office:value-type="float" office:value="32.426229436649" calcext:value-type="float">
            <text:p>32,4262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COM.MICROSOFT.NORM.INV(RAND();30;5)" office:value-type="float" office:value="35.3297219916721" calcext:value-type="float">
            <text:p>35,3297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48+24*RAND()" office:value-type="float" office:value="48.4073584405705" calcext:value-type="float">
            <text:p>48,4074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 (([.I652]+[.P652])/([.I652]*[.P652])) + [.B652]" office:value-type="float" office:value="32.4751922327163" calcext:value-type="float">
            <text:p>32,4752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27+6*RAND()" office:value-type="float" office:value="29.2033979881089" calcext:value-type="float">
            <text:p>29,2034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COM.MICROSOFT.NORM.INV(RAND();30;5)" office:value-type="float" office:value="30.622571554669" calcext:value-type="float">
            <text:p>30,6226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48+24*RAND()" office:value-type="float" office:value="62.4662779150531" calcext:value-type="float">
            <text:p>62,4663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 (([.I653]+[.P653])/([.I653]*[.P653])) + [.B653]" office:value-type="float" office:value="29.2520622763157" calcext:value-type="float">
            <text:p>29,2521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27+6*RAND()" office:value-type="float" office:value="31.6381440453697" calcext:value-type="float">
            <text:p>31,6381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COM.MICROSOFT.NORM.INV(RAND();30;5)" office:value-type="float" office:value="31.0687904454616" calcext:value-type="float">
            <text:p>31,0688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48+24*RAND()" office:value-type="float" office:value="52.8798476597294" calcext:value-type="float">
            <text:p>52,8798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 (([.I654]+[.P654])/([.I654]*[.P654])) + [.B654]" office:value-type="float" office:value="31.6892414820095" calcext:value-type="float">
            <text:p>31,6892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27+6*RAND()" office:value-type="float" office:value="29.4877845381852" calcext:value-type="float">
            <text:p>29,4878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COM.MICROSOFT.NORM.INV(RAND();30;5)" office:value-type="float" office:value="21.8104753526095" calcext:value-type="float">
            <text:p>21,8105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48+24*RAND()" office:value-type="float" office:value="63.6013372493908" calcext:value-type="float">
            <text:p>63,6013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 (([.I655]+[.P655])/([.I655]*[.P655])) + [.B655]" office:value-type="float" office:value="29.5493570060189" calcext:value-type="float">
            <text:p>29,5494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27+6*RAND()" office:value-type="float" office:value="30.5006778168026" calcext:value-type="float">
            <text:p>30,5007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COM.MICROSOFT.NORM.INV(RAND();30;5)" office:value-type="float" office:value="34.8986798260333" calcext:value-type="float">
            <text:p>34,8987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48+24*RAND()" office:value-type="float" office:value="58.8760750992224" calcext:value-type="float">
            <text:p>58,8761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 (([.I656]+[.P656])/([.I656]*[.P656])) + [.B656]" office:value-type="float" office:value="30.5463170236996" calcext:value-type="float">
            <text:p>30,5463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27+6*RAND()" office:value-type="float" office:value="29.847591110738" calcext:value-type="float">
            <text:p>29,8476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COM.MICROSOFT.NORM.INV(RAND();30;5)" office:value-type="float" office:value="34.6115318686118" calcext:value-type="float">
            <text:p>34,6115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48+24*RAND()" office:value-type="float" office:value="70.5330257909372" calcext:value-type="float">
            <text:p>70,5330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 (([.I657]+[.P657])/([.I657]*[.P657])) + [.B657]" office:value-type="float" office:value="29.8906609709439" calcext:value-type="float">
            <text:p>29,8907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27+6*RAND()" office:value-type="float" office:value="32.2142087083776" calcext:value-type="float">
            <text:p>32,2142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COM.MICROSOFT.NORM.INV(RAND();30;5)" office:value-type="float" office:value="35.7562932627389" calcext:value-type="float">
            <text:p>35,7563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48+24*RAND()" office:value-type="float" office:value="64.1811364190653" calcext:value-type="float">
            <text:p>64,1811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 (([.I658]+[.P658])/([.I658]*[.P658])) + [.B658]" office:value-type="float" office:value="32.2577567152013" calcext:value-type="float">
            <text:p>32,2578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27+6*RAND()" office:value-type="float" office:value="30.1605702212546" calcext:value-type="float">
            <text:p>30,1606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COM.MICROSOFT.NORM.INV(RAND();30;5)" office:value-type="float" office:value="32.73911368532" calcext:value-type="float">
            <text:p>32,7391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48+24*RAND()" office:value-type="float" office:value="55.7832879563794" calcext:value-type="float">
            <text:p>55,7833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 (([.I659]+[.P659])/([.I659]*[.P659])) + [.B659]" office:value-type="float" office:value="30.2090412415199" calcext:value-type="float">
            <text:p>30,2090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27+6*RAND()" office:value-type="float" office:value="29.0392777647357" calcext:value-type="float">
            <text:p>29,0393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COM.MICROSOFT.NORM.INV(RAND();30;5)" office:value-type="float" office:value="23.5746856447062" calcext:value-type="float">
            <text:p>23,5747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48+24*RAND()" office:value-type="float" office:value="48.4360594013706" calcext:value-type="float">
            <text:p>48,4361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 (([.I660]+[.P660])/([.I660]*[.P660])) + [.B660]" office:value-type="float" office:value="29.1023419211606" calcext:value-type="float">
            <text:p>29,1023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27+6*RAND()" office:value-type="float" office:value="27.9604179414455" calcext:value-type="float">
            <text:p>27,9604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COM.MICROSOFT.NORM.INV(RAND();30;5)" office:value-type="float" office:value="39.4081750409639" calcext:value-type="float">
            <text:p>39,4082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48+24*RAND()" office:value-type="float" office:value="56.1663763197139" calcext:value-type="float">
            <text:p>56,1664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 (([.I661]+[.P661])/([.I661]*[.P661])) + [.B661]" office:value-type="float" office:value="28.0035976333357" calcext:value-type="float">
            <text:p>28,0036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27+6*RAND()" office:value-type="float" office:value="32.6952957215253" calcext:value-type="float">
            <text:p>32,6953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COM.MICROSOFT.NORM.INV(RAND();30;5)" office:value-type="float" office:value="34.6563766506005" calcext:value-type="float">
            <text:p>34,6564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48+24*RAND()" office:value-type="float" office:value="71.5527380397543" calcext:value-type="float">
            <text:p>71,5527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 (([.I662]+[.P662])/([.I662]*[.P662])) + [.B662]" office:value-type="float" office:value="32.7381261458182" calcext:value-type="float">
            <text:p>32,7381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27+6*RAND()" office:value-type="float" office:value="32.8793235446792" calcext:value-type="float">
            <text:p>32,8793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COM.MICROSOFT.NORM.INV(RAND();30;5)" office:value-type="float" office:value="27.9903037793522" calcext:value-type="float">
            <text:p>27,9903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48+24*RAND()" office:value-type="float" office:value="60.3578848550096" calcext:value-type="float">
            <text:p>60,3579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 (([.I663]+[.P663])/([.I663]*[.P663])) + [.B663]" office:value-type="float" office:value="32.9316180459674" calcext:value-type="float">
            <text:p>32,9316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27+6*RAND()" office:value-type="float" office:value="30.4640341687482" calcext:value-type="float">
            <text:p>30,464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COM.MICROSOFT.NORM.INV(RAND();30;5)" office:value-type="float" office:value="15.4746736624385" calcext:value-type="float">
            <text:p>15,4747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48+24*RAND()" office:value-type="float" office:value="57.4245249023661" calcext:value-type="float">
            <text:p>57,4245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 (([.I664]+[.P664])/([.I664]*[.P664])) + [.B664]" office:value-type="float" office:value="30.5460700492644" calcext:value-type="float">
            <text:p>30,5461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27+6*RAND()" office:value-type="float" office:value="29.2889941914473" calcext:value-type="float">
            <text:p>29,289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COM.MICROSOFT.NORM.INV(RAND();30;5)" office:value-type="float" office:value="35.1369213238258" calcext:value-type="float">
            <text:p>35,1369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48+24*RAND()" office:value-type="float" office:value="54.6797334915027" calcext:value-type="float">
            <text:p>54,6797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 (([.I665]+[.P665])/([.I665]*[.P665])) + [.B665]" office:value-type="float" office:value="29.3357425945852" calcext:value-type="float">
            <text:p>29,3357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27+6*RAND()" office:value-type="float" office:value="30.7868094693404" calcext:value-type="float">
            <text:p>30,7868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COM.MICROSOFT.NORM.INV(RAND();30;5)" office:value-type="float" office:value="24.2223651429005" calcext:value-type="float">
            <text:p>24,2224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48+24*RAND()" office:value-type="float" office:value="57.6767203034833" calcext:value-type="float">
            <text:p>57,6767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 (([.I666]+[.P666])/([.I666]*[.P666])) + [.B666]" office:value-type="float" office:value="30.8454316471606" calcext:value-type="float">
            <text:p>30,8454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27+6*RAND()" office:value-type="float" office:value="27.4454422972631" calcext:value-type="float">
            <text:p>27,4454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COM.MICROSOFT.NORM.INV(RAND();30;5)" office:value-type="float" office:value="27.0557746007392" calcext:value-type="float">
            <text:p>27,0558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48+24*RAND()" office:value-type="float" office:value="52.0927884494886" calcext:value-type="float">
            <text:p>52,0928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 (([.I667]+[.P667])/([.I667]*[.P667])) + [.B667]" office:value-type="float" office:value="27.5015994987496" calcext:value-type="float">
            <text:p>27,5016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27+6*RAND()" office:value-type="float" office:value="30.745137197664" calcext:value-type="float">
            <text:p>30,7451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COM.MICROSOFT.NORM.INV(RAND();30;5)" office:value-type="float" office:value="23.0718148979164" calcext:value-type="float">
            <text:p>23,0718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48+24*RAND()" office:value-type="float" office:value="51.3873896347359" calcext:value-type="float">
            <text:p>51,3874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 (([.I668]+[.P668])/([.I668]*[.P668])) + [.B668]" office:value-type="float" office:value="30.8079401523455" calcext:value-type="float">
            <text:p>30,8079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27+6*RAND()" office:value-type="float" office:value="28.5793681286741" calcext:value-type="float">
            <text:p>28,5794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COM.MICROSOFT.NORM.INV(RAND();30;5)" office:value-type="float" office:value="24.0260807338509" calcext:value-type="float">
            <text:p>24,0261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48+24*RAND()" office:value-type="float" office:value="57.4148764042184" calcext:value-type="float">
            <text:p>57,4149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 (([.I669]+[.P669])/([.I669]*[.P669])) + [.B669]" office:value-type="float" office:value="28.6384066542267" calcext:value-type="float">
            <text:p>28,6384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27+6*RAND()" office:value-type="float" office:value="30.7426952251699" calcext:value-type="float">
            <text:p>30,7427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COM.MICROSOFT.NORM.INV(RAND();30;5)" office:value-type="float" office:value="24.069750222768" calcext:value-type="float">
            <text:p>24,0698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48+24*RAND()" office:value-type="float" office:value="63.397705337964" calcext:value-type="float">
            <text:p>63,3977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 (([.I670]+[.P670])/([.I670]*[.P670])) + [.B670]" office:value-type="float" office:value="30.800014590168" calcext:value-type="float">
            <text:p>30,8000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27+6*RAND()" office:value-type="float" office:value="30.9010046145413" calcext:value-type="float">
            <text:p>30,90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COM.MICROSOFT.NORM.INV(RAND();30;5)" office:value-type="float" office:value="33.920664311873" calcext:value-type="float">
            <text:p>33,9207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48+24*RAND()" office:value-type="float" office:value="63.5303483409807" calcext:value-type="float">
            <text:p>63,5303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 (([.I671]+[.P671])/([.I671]*[.P671])) + [.B671]" office:value-type="float" office:value="30.9462256779378" calcext:value-type="float">
            <text:p>30,9462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27+6*RAND()" office:value-type="float" office:value="31.4328779128846" calcext:value-type="float">
            <text:p>31,4329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COM.MICROSOFT.NORM.INV(RAND();30;5)" office:value-type="float" office:value="25.6644221231661" calcext:value-type="float">
            <text:p>25,6644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48+24*RAND()" office:value-type="float" office:value="59.4803620940074" calcext:value-type="float">
            <text:p>59,4804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 (([.I672]+[.P672])/([.I672]*[.P672])) + [.B672]" office:value-type="float" office:value="31.4886546308364" calcext:value-type="float">
            <text:p>31,4887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27+6*RAND()" office:value-type="float" office:value="32.8289841308724" calcext:value-type="float">
            <text:p>32,829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COM.MICROSOFT.NORM.INV(RAND();30;5)" office:value-type="float" office:value="28.0127286442699" calcext:value-type="float">
            <text:p>28,0127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48+24*RAND()" office:value-type="float" office:value="58.6963921179995" calcext:value-type="float">
            <text:p>58,6964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 (([.I673]+[.P673])/([.I673]*[.P673])) + [.B673]" office:value-type="float" office:value="32.8817190107114" calcext:value-type="float">
            <text:p>32,8817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27+6*RAND()" office:value-type="float" office:value="28.5064662953373" calcext:value-type="float">
            <text:p>28,5065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COM.MICROSOFT.NORM.INV(RAND();30;5)" office:value-type="float" office:value="37.8202335005032" calcext:value-type="float">
            <text:p>37,8202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48+24*RAND()" office:value-type="float" office:value="51.6309650810435" calcext:value-type="float">
            <text:p>51,631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 (([.I674]+[.P674])/([.I674]*[.P674])) + [.B674]" office:value-type="float" office:value="28.5522753907009" calcext:value-type="float">
            <text:p>28,5523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27+6*RAND()" office:value-type="float" office:value="31.8637932690326" calcext:value-type="float">
            <text:p>31,8638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COM.MICROSOFT.NORM.INV(RAND();30;5)" office:value-type="float" office:value="36.4765300625303" calcext:value-type="float">
            <text:p>36,4765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48+24*RAND()" office:value-type="float" office:value="68.1067163357511" calcext:value-type="float">
            <text:p>68,1067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 (([.I675]+[.P675])/([.I675]*[.P675])) + [.B675]" office:value-type="float" office:value="31.9058909971311" calcext:value-type="float">
            <text:p>31,9059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27+6*RAND()" office:value-type="float" office:value="31.4343118693214" calcext:value-type="float">
            <text:p>31,4343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COM.MICROSOFT.NORM.INV(RAND();30;5)" office:value-type="float" office:value="32.7931044846882" calcext:value-type="float">
            <text:p>32,7931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48+24*RAND()" office:value-type="float" office:value="50.4197922265157" calcext:value-type="float">
            <text:p>50,4198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 (([.I676]+[.P676])/([.I676]*[.P676])) + [.B676]" office:value-type="float" office:value="31.4846395661473" calcext:value-type="float">
            <text:p>31,4846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27+6*RAND()" office:value-type="float" office:value="27.2082108745817" calcext:value-type="float">
            <text:p>27,2082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COM.MICROSOFT.NORM.INV(RAND();30;5)" office:value-type="float" office:value="29.2005921368026" calcext:value-type="float">
            <text:p>29,2006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48+24*RAND()" office:value-type="float" office:value="71.8650141349062" calcext:value-type="float">
            <text:p>71,8650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 (([.I677]+[.P677])/([.I677]*[.P677])) + [.B677]" office:value-type="float" office:value="27.2563717322022" calcext:value-type="float">
            <text:p>27,2564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27+6*RAND()" office:value-type="float" office:value="32.1401544052642" calcext:value-type="float">
            <text:p>32,1402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COM.MICROSOFT.NORM.INV(RAND();30;5)" office:value-type="float" office:value="32.5641293569193" calcext:value-type="float">
            <text:p>32,5641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48+24*RAND()" office:value-type="float" office:value="50.3581201946363" calcext:value-type="float">
            <text:p>50,3581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 (([.I678]+[.P678])/([.I678]*[.P678])) + [.B678]" office:value-type="float" office:value="32.1907208120417" calcext:value-type="float">
            <text:p>32,1907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27+6*RAND()" office:value-type="float" office:value="31.2239617074374" calcext:value-type="float">
            <text:p>31,224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COM.MICROSOFT.NORM.INV(RAND();30;5)" office:value-type="float" office:value="31.2712885345344" calcext:value-type="float">
            <text:p>31,2713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48+24*RAND()" office:value-type="float" office:value="55.2003908855841" calcext:value-type="float">
            <text:p>55,2004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 (([.I679]+[.P679])/([.I679]*[.P679])) + [.B679]" office:value-type="float" office:value="31.2740557365646" calcext:value-type="float">
            <text:p>31,2741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27+6*RAND()" office:value-type="float" office:value="31.9273113256786" calcext:value-type="float">
            <text:p>31,9273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COM.MICROSOFT.NORM.INV(RAND();30;5)" office:value-type="float" office:value="26.0903587812263" calcext:value-type="float">
            <text:p>26,0904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48+24*RAND()" office:value-type="float" office:value="50.4301111986861" calcext:value-type="float">
            <text:p>50,4301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 (([.I680]+[.P680])/([.I680]*[.P680])) + [.B680]" office:value-type="float" office:value="31.9854690830958" calcext:value-type="float">
            <text:p>31,9855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27+6*RAND()" office:value-type="float" office:value="31.4899070158135" calcext:value-type="float">
            <text:p>31,4899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COM.MICROSOFT.NORM.INV(RAND();30;5)" office:value-type="float" office:value="29.1624222200332" calcext:value-type="float">
            <text:p>29,1624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48+24*RAND()" office:value-type="float" office:value="62.9676614189521" calcext:value-type="float">
            <text:p>62,9677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 (([.I681]+[.P681])/([.I681]*[.P681])) + [.B681]" office:value-type="float" office:value="31.5400788880639" calcext:value-type="float">
            <text:p>31,5401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27+6*RAND()" office:value-type="float" office:value="27.3280381935183" calcext:value-type="float">
            <text:p>27,328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COM.MICROSOFT.NORM.INV(RAND();30;5)" office:value-type="float" office:value="36.1400432529052" calcext:value-type="float">
            <text:p>36,140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48+24*RAND()" office:value-type="float" office:value="49.8034702157602" calcext:value-type="float">
            <text:p>49,8035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 (([.I682]+[.P682])/([.I682]*[.P682])) + [.B682]" office:value-type="float" office:value="27.375787254082" calcext:value-type="float">
            <text:p>27,3758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27+6*RAND()" office:value-type="float" office:value="28.7092840683181" calcext:value-type="float">
            <text:p>28,7093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COM.MICROSOFT.NORM.INV(RAND();30;5)" office:value-type="float" office:value="28.3854343907914" calcext:value-type="float">
            <text:p>28,3854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48+24*RAND()" office:value-type="float" office:value="63.8931374670938" calcext:value-type="float">
            <text:p>63,8931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 (([.I683]+[.P683])/([.I683]*[.P683])) + [.B683]" office:value-type="float" office:value="28.7601645372395" calcext:value-type="float">
            <text:p>28,7602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27+6*RAND()" office:value-type="float" office:value="29.3851569767576" calcext:value-type="float">
            <text:p>29,3852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COM.MICROSOFT.NORM.INV(RAND();30;5)" office:value-type="float" office:value="31.0369234119886" calcext:value-type="float">
            <text:p>31,0369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48+24*RAND()" office:value-type="float" office:value="61.8133185273036" calcext:value-type="float">
            <text:p>61,8133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 (([.I684]+[.P684])/([.I684]*[.P684])) + [.B684]" office:value-type="float" office:value="29.4335544084235" calcext:value-type="float">
            <text:p>29,4336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27+6*RAND()" office:value-type="float" office:value="32.8661035357509" calcext:value-type="float">
            <text:p>32,8661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COM.MICROSOFT.NORM.INV(RAND();30;5)" office:value-type="float" office:value="24.0271393724649" calcext:value-type="float">
            <text:p>24,0271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48+24*RAND()" office:value-type="float" office:value="71.6695240689442" calcext:value-type="float">
            <text:p>71,6695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 (([.I685]+[.P685])/([.I685]*[.P685])) + [.B685]" office:value-type="float" office:value="32.92167607073" calcext:value-type="float">
            <text:p>32,9217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27+6*RAND()" office:value-type="float" office:value="31.5365385340992" calcext:value-type="float">
            <text:p>31,5365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COM.MICROSOFT.NORM.INV(RAND();30;5)" office:value-type="float" office:value="30.862769394576" calcext:value-type="float">
            <text:p>30,8628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48+24*RAND()" office:value-type="float" office:value="71.3370028110221" calcext:value-type="float">
            <text:p>71,3370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 (([.I686]+[.P686])/([.I686]*[.P686])) + [.B686]" office:value-type="float" office:value="31.5829580038555" calcext:value-type="float">
            <text:p>31,5830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27+6*RAND()" office:value-type="float" office:value="27.0799269236159" calcext:value-type="float">
            <text:p>27,0799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COM.MICROSOFT.NORM.INV(RAND();30;5)" office:value-type="float" office:value="29.5240388706435" calcext:value-type="float">
            <text:p>29,524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48+24*RAND()" office:value-type="float" office:value="61.8310254933313" calcext:value-type="float">
            <text:p>61,831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 (([.I687]+[.P687])/([.I687]*[.P687])) + [.B687]" office:value-type="float" office:value="27.12997073862" calcext:value-type="float">
            <text:p>27,1300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27+6*RAND()" office:value-type="float" office:value="30.4595598878805" calcext:value-type="float">
            <text:p>30,4596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COM.MICROSOFT.NORM.INV(RAND();30;5)" office:value-type="float" office:value="28.6756702555793" calcext:value-type="float">
            <text:p>28,6757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48+24*RAND()" office:value-type="float" office:value="56.4933083010837" calcext:value-type="float">
            <text:p>56,4933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 (([.I688]+[.P688])/([.I688]*[.P688])) + [.B688]" office:value-type="float" office:value="30.5121338675429" calcext:value-type="float">
            <text:p>30,5121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27+6*RAND()" office:value-type="float" office:value="29.3772065711673" calcext:value-type="float">
            <text:p>29,3772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COM.MICROSOFT.NORM.INV(RAND();30;5)" office:value-type="float" office:value="26.2181824617391" calcext:value-type="float">
            <text:p>26,2182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48+24*RAND()" office:value-type="float" office:value="69.4054005621001" calcext:value-type="float">
            <text:p>69,4054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 (([.I689]+[.P689])/([.I689]*[.P689])) + [.B689]" office:value-type="float" office:value="29.4297561411053" calcext:value-type="float">
            <text:p>29,4298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27+6*RAND()" office:value-type="float" office:value="29.3253635151777" calcext:value-type="float">
            <text:p>29,3254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COM.MICROSOFT.NORM.INV(RAND();30;5)" office:value-type="float" office:value="35.1192723685446" calcext:value-type="float">
            <text:p>35,1193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48+24*RAND()" office:value-type="float" office:value="50.7505615884438" calcext:value-type="float">
            <text:p>50,7506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 (([.I690]+[.P690])/([.I690]*[.P690])) + [.B690]" office:value-type="float" office:value="29.3735421246778" calcext:value-type="float">
            <text:p>29,3735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27+6*RAND()" office:value-type="float" office:value="27.9340535171796" calcext:value-type="float">
            <text:p>27,9341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COM.MICROSOFT.NORM.INV(RAND();30;5)" office:value-type="float" office:value="26.2212595076109" calcext:value-type="float">
            <text:p>26,2213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48+24*RAND()" office:value-type="float" office:value="61.1274621700868" calcext:value-type="float">
            <text:p>61,1275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 (([.I691]+[.P691])/([.I691]*[.P691])) + [.B691]" office:value-type="float" office:value="27.9885497697845" calcext:value-type="float">
            <text:p>27,9885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27+6*RAND()" office:value-type="float" office:value="31.8536686815787" calcext:value-type="float">
            <text:p>31,8537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COM.MICROSOFT.NORM.INV(RAND();30;5)" office:value-type="float" office:value="23.2121987704162" calcext:value-type="float">
            <text:p>23,2122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48+24*RAND()" office:value-type="float" office:value="50.2285057967529" calcext:value-type="float">
            <text:p>50,2285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 (([.I692]+[.P692])/([.I692]*[.P692])) + [.B692]" office:value-type="float" office:value="31.9166584910815" calcext:value-type="float">
            <text:p>31,9167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27+6*RAND()" office:value-type="float" office:value="27.370337508386" calcext:value-type="float">
            <text:p>27,3703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COM.MICROSOFT.NORM.INV(RAND();30;5)" office:value-type="float" office:value="40.6211441682501" calcext:value-type="float">
            <text:p>40,6211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48+24*RAND()" office:value-type="float" office:value="64.2115565137938" calcext:value-type="float">
            <text:p>64,2116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 (([.I693]+[.P693])/([.I693]*[.P693])) + [.B693]" office:value-type="float" office:value="27.410528750167" calcext:value-type="float">
            <text:p>27,4105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27+6*RAND()" office:value-type="float" office:value="31.3677793492097" calcext:value-type="float">
            <text:p>31,3678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COM.MICROSOFT.NORM.INV(RAND();30;5)" office:value-type="float" office:value="21.8710960375225" calcext:value-type="float">
            <text:p>21,8711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48+24*RAND()" office:value-type="float" office:value="50.8850164515898" calcext:value-type="float">
            <text:p>50,885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 (([.I694]+[.P694])/([.I694]*[.P694])) + [.B694]" office:value-type="float" office:value="31.4331539453356" calcext:value-type="float">
            <text:p>31,4332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27+6*RAND()" office:value-type="float" office:value="27.343226731522" calcext:value-type="float">
            <text:p>27,3432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COM.MICROSOFT.NORM.INV(RAND();30;5)" office:value-type="float" office:value="38.6798804027329" calcext:value-type="float">
            <text:p>38,6799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48+24*RAND()" office:value-type="float" office:value="52.7717123748735" calcext:value-type="float">
            <text:p>52,7717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 (([.I695]+[.P695])/([.I695]*[.P695])) + [.B695]" office:value-type="float" office:value="27.3880295117119" calcext:value-type="float">
            <text:p>27,3880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27+6*RAND()" office:value-type="float" office:value="29.0834941144567" calcext:value-type="float">
            <text:p>29,0835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COM.MICROSOFT.NORM.INV(RAND();30;5)" office:value-type="float" office:value="27.5624840485304" calcext:value-type="float">
            <text:p>27,5625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48+24*RAND()" office:value-type="float" office:value="52.1643372466788" calcext:value-type="float">
            <text:p>52,1643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 (([.I696]+[.P696])/([.I696]*[.P696])) + [.B696]" office:value-type="float" office:value="29.1389454996801" calcext:value-type="float">
            <text:p>29,1389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27+6*RAND()" office:value-type="float" office:value="31.375645181397" calcext:value-type="float">
            <text:p>31,3756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COM.MICROSOFT.NORM.INV(RAND();30;5)" office:value-type="float" office:value="22.1737927488643" calcext:value-type="float">
            <text:p>22,1738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48+24*RAND()" office:value-type="float" office:value="63.1424221331254" calcext:value-type="float">
            <text:p>63,1424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 (([.I697]+[.P697])/([.I697]*[.P697])) + [.B697]" office:value-type="float" office:value="31.4365806784528" calcext:value-type="float">
            <text:p>31,4366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27+6*RAND()" office:value-type="float" office:value="30.7234690308105" calcext:value-type="float">
            <text:p>30,7235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COM.MICROSOFT.NORM.INV(RAND();30;5)" office:value-type="float" office:value="26.409978791038" calcext:value-type="float">
            <text:p>26,410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48+24*RAND()" office:value-type="float" office:value="57.2863824376836" calcext:value-type="float">
            <text:p>57,2864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 (([.I698]+[.P698])/([.I698]*[.P698])) + [.B698]" office:value-type="float" office:value="30.7787896620064" calcext:value-type="float">
            <text:p>30,7788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27+6*RAND()" office:value-type="float" office:value="29.8425182544161" calcext:value-type="float">
            <text:p>29,8425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COM.MICROSOFT.NORM.INV(RAND();30;5)" office:value-type="float" office:value="31.5506516059987" calcext:value-type="float">
            <text:p>31,5507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48+24*RAND()" office:value-type="float" office:value="54.0307864481583" calcext:value-type="float">
            <text:p>54,0308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 (([.I699]+[.P699])/([.I699]*[.P699])) + [.B699]" office:value-type="float" office:value="29.8927212876591" calcext:value-type="float">
            <text:p>29,8927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27+6*RAND()" office:value-type="float" office:value="30.1532901611645" calcext:value-type="float">
            <text:p>30,1533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COM.MICROSOFT.NORM.INV(RAND();30;5)" office:value-type="float" office:value="28.5378749075435" calcext:value-type="float">
            <text:p>28,5379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48+24*RAND()" office:value-type="float" office:value="64.5687824422494" calcext:value-type="float">
            <text:p>64,5688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 (([.I700]+[.P700])/([.I700]*[.P700])) + [.B700]" office:value-type="float" office:value="30.2038186730641" calcext:value-type="float">
            <text:p>30,2038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27+6*RAND()" office:value-type="float" office:value="29.6301862250548" calcext:value-type="float">
            <text:p>29,6302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COM.MICROSOFT.NORM.INV(RAND();30;5)" office:value-type="float" office:value="22.9222139883895" calcext:value-type="float">
            <text:p>22,9222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48+24*RAND()" office:value-type="float" office:value="48.9209077740088" calcext:value-type="float">
            <text:p>48,9209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 (([.I701]+[.P701])/([.I701]*[.P701])) + [.B701]" office:value-type="float" office:value="29.6942531863048" calcext:value-type="float">
            <text:p>29,6943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27+6*RAND()" office:value-type="float" office:value="30.9648680237588" calcext:value-type="float">
            <text:p>30,9649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COM.MICROSOFT.NORM.INV(RAND();30;5)" office:value-type="float" office:value="30.6294236878205" calcext:value-type="float">
            <text:p>30,6294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48+24*RAND()" office:value-type="float" office:value="59.5464041149244" calcext:value-type="float">
            <text:p>59,5464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 (([.I702]+[.P702])/([.I702]*[.P702])) + [.B702]" office:value-type="float" office:value="31.0143099943517" calcext:value-type="float">
            <text:p>31,0143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27+6*RAND()" office:value-type="float" office:value="31.428359906422" calcext:value-type="float">
            <text:p>31,4284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COM.MICROSOFT.NORM.INV(RAND();30;5)" office:value-type="float" office:value="34.424750467607" calcext:value-type="float">
            <text:p>34,4248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48+24*RAND()" office:value-type="float" office:value="55.5193578461185" calcext:value-type="float">
            <text:p>55,5194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 (([.I703]+[.P703])/([.I703]*[.P703])) + [.B703]" office:value-type="float" office:value="31.475420509189" calcext:value-type="float">
            <text:p>31,4754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27+6*RAND()" office:value-type="float" office:value="29.0880287771579" calcext:value-type="float">
            <text:p>29,0880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COM.MICROSOFT.NORM.INV(RAND();30;5)" office:value-type="float" office:value="20.8223039623034" calcext:value-type="float">
            <text:p>20,8223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48+24*RAND()" office:value-type="float" office:value="59.7846352709457" calcext:value-type="float">
            <text:p>59,7846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 (([.I704]+[.P704])/([.I704]*[.P704])) + [.B704]" office:value-type="float" office:value="29.1527809079964" calcext:value-type="float">
            <text:p>29,1528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27+6*RAND()" office:value-type="float" office:value="27.9891408418771" calcext:value-type="float">
            <text:p>27,9891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COM.MICROSOFT.NORM.INV(RAND();30;5)" office:value-type="float" office:value="33.3376837153399" calcext:value-type="float">
            <text:p>33,3377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48+24*RAND()" office:value-type="float" office:value="56.2747190622613" calcext:value-type="float">
            <text:p>56,2747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 (([.I705]+[.P705])/([.I705]*[.P705])) + [.B705]" office:value-type="float" office:value="28.0369068958093" calcext:value-type="float">
            <text:p>28,0369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27+6*RAND()" office:value-type="float" office:value="29.5850874159951" calcext:value-type="float">
            <text:p>29,5851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COM.MICROSOFT.NORM.INV(RAND();30;5)" office:value-type="float" office:value="23.5097296218351" calcext:value-type="float">
            <text:p>23,5097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48+24*RAND()" office:value-type="float" office:value="48.7935573672876" calcext:value-type="float">
            <text:p>48,7936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 (([.I706]+[.P706])/([.I706]*[.P706])) + [.B706]" office:value-type="float" office:value="29.6481175056161" calcext:value-type="float">
            <text:p>29,6481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27+6*RAND()" office:value-type="float" office:value="27.6015802875627" calcext:value-type="float">
            <text:p>27,6016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COM.MICROSOFT.NORM.INV(RAND();30;5)" office:value-type="float" office:value="22.3694890339691" calcext:value-type="float">
            <text:p>22,3695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48+24*RAND()" office:value-type="float" office:value="65.817380069755" calcext:value-type="float">
            <text:p>65,8174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 (([.I707]+[.P707])/([.I707]*[.P707])) + [.B707]" office:value-type="float" office:value="27.6614775907754" calcext:value-type="float">
            <text:p>27,6615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27+6*RAND()" office:value-type="float" office:value="27.7455927415285" calcext:value-type="float">
            <text:p>27,7456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COM.MICROSOFT.NORM.INV(RAND();30;5)" office:value-type="float" office:value="25.9732606276449" calcext:value-type="float">
            <text:p>25,9733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48+24*RAND()" office:value-type="float" office:value="69.5022537494078" calcext:value-type="float">
            <text:p>69,5023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 (([.I708]+[.P708])/([.I708]*[.P708])) + [.B708]" office:value-type="float" office:value="27.7984818986298" calcext:value-type="float">
            <text:p>27,7985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27+6*RAND()" office:value-type="float" office:value="28.8142638711724" calcext:value-type="float">
            <text:p>28,8143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COM.MICROSOFT.NORM.INV(RAND();30;5)" office:value-type="float" office:value="23.6195558342316" calcext:value-type="float">
            <text:p>23,6196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48+24*RAND()" office:value-type="float" office:value="65.1785325212404" calcext:value-type="float">
            <text:p>65,1785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 (([.I709]+[.P709])/([.I709]*[.P709])) + [.B709]" office:value-type="float" office:value="28.8719441447719" calcext:value-type="float">
            <text:p>28,8719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27+6*RAND()" office:value-type="float" office:value="30.2365435932297" calcext:value-type="float">
            <text:p>30,2365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COM.MICROSOFT.NORM.INV(RAND();30;5)" office:value-type="float" office:value="27.2542063739198" calcext:value-type="float">
            <text:p>27,2542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48+24*RAND()" office:value-type="float" office:value="66.0789988925681" calcext:value-type="float">
            <text:p>66,0790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 (([.I710]+[.P710])/([.I710]*[.P710])) + [.B710]" office:value-type="float" office:value="30.28836857832" calcext:value-type="float">
            <text:p>30,2884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27+6*RAND()" office:value-type="float" office:value="31.2709598669317" calcext:value-type="float">
            <text:p>31,2710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COM.MICROSOFT.NORM.INV(RAND();30;5)" office:value-type="float" office:value="32.8998405108056" calcext:value-type="float">
            <text:p>32,8998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48+24*RAND()" office:value-type="float" office:value="70.7704129396007" calcext:value-type="float">
            <text:p>70,7704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 (([.I711]+[.P711])/([.I711]*[.P711])) + [.B711]" office:value-type="float" office:value="31.3154853498004" calcext:value-type="float">
            <text:p>31,3155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27+6*RAND()" office:value-type="float" office:value="31.1249571328517" calcext:value-type="float">
            <text:p>31,1250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COM.MICROSOFT.NORM.INV(RAND();30;5)" office:value-type="float" office:value="17.7175706862455" calcext:value-type="float">
            <text:p>17,7176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48+24*RAND()" office:value-type="float" office:value="53.4690837515518" calcext:value-type="float">
            <text:p>53,4691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 (([.I712]+[.P712])/([.I712]*[.P712])) + [.B712]" office:value-type="float" office:value="31.2001006756078" calcext:value-type="float">
            <text:p>31,2001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27+6*RAND()" office:value-type="float" office:value="30.8125487223733" calcext:value-type="float">
            <text:p>30,8125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COM.MICROSOFT.NORM.INV(RAND();30;5)" office:value-type="float" office:value="37.8743352608632" calcext:value-type="float">
            <text:p>37,8743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48+24*RAND()" office:value-type="float" office:value="65.715450248681" calcext:value-type="float">
            <text:p>65,7155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 (([.I713]+[.P713])/([.I713]*[.P713])) + [.B713]" office:value-type="float" office:value="30.8541689476738" calcext:value-type="float">
            <text:p>30,8542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27+6*RAND()" office:value-type="float" office:value="28.5562772036064" calcext:value-type="float">
            <text:p>28,5563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COM.MICROSOFT.NORM.INV(RAND();30;5)" office:value-type="float" office:value="26.8912938589378" calcext:value-type="float">
            <text:p>26,8913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48+24*RAND()" office:value-type="float" office:value="64.4209512351081" calcext:value-type="float">
            <text:p>64,4210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 (([.I714]+[.P714])/([.I714]*[.P714])) + [.B714]" office:value-type="float" office:value="28.6089868604786" calcext:value-type="float">
            <text:p>28,6090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27+6*RAND()" office:value-type="float" office:value="31.6301426023711" calcext:value-type="float">
            <text:p>31,6301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COM.MICROSOFT.NORM.INV(RAND();30;5)" office:value-type="float" office:value="26.6645704274519" calcext:value-type="float">
            <text:p>26,6646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48+24*RAND()" office:value-type="float" office:value="63.6660138471052" calcext:value-type="float">
            <text:p>63,6660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 (([.I715]+[.P715])/([.I715]*[.P715])) + [.B715]" office:value-type="float" office:value="31.6833525177766" calcext:value-type="float">
            <text:p>31,6834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27+6*RAND()" office:value-type="float" office:value="28.2985475433525" calcext:value-type="float">
            <text:p>28,2985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COM.MICROSOFT.NORM.INV(RAND();30;5)" office:value-type="float" office:value="23.1106204515772" calcext:value-type="float">
            <text:p>23,1106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48+24*RAND()" office:value-type="float" office:value="57.4888786682859" calcext:value-type="float">
            <text:p>57,4889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 (([.I716]+[.P716])/([.I716]*[.P716])) + [.B716]" office:value-type="float" office:value="28.3592123614953" calcext:value-type="float">
            <text:p>28,3592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27+6*RAND()" office:value-type="float" office:value="30.1194084871095" calcext:value-type="float">
            <text:p>30,1194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COM.MICROSOFT.NORM.INV(RAND();30;5)" office:value-type="float" office:value="26.8306899098908" calcext:value-type="float">
            <text:p>26,8307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48+24*RAND()" office:value-type="float" office:value="69.4864042578265" calcext:value-type="float">
            <text:p>69,4864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 (([.I717]+[.P717])/([.I717]*[.P717])) + [.B717]" office:value-type="float" office:value="30.1710705439634" calcext:value-type="float">
            <text:p>30,1711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27+6*RAND()" office:value-type="float" office:value="28.5275048275944" calcext:value-type="float">
            <text:p>28,5275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COM.MICROSOFT.NORM.INV(RAND();30;5)" office:value-type="float" office:value="22.0811603672621" calcext:value-type="float">
            <text:p>22,0812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48+24*RAND()" office:value-type="float" office:value="63.6566286133602" calcext:value-type="float">
            <text:p>63,6566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 (([.I718]+[.P718])/([.I718]*[.P718])) + [.B718]" office:value-type="float" office:value="28.588501585779" calcext:value-type="float">
            <text:p>28,5885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27+6*RAND()" office:value-type="float" office:value="29.6484811131377" calcext:value-type="float">
            <text:p>29,6485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COM.MICROSOFT.NORM.INV(RAND();30;5)" office:value-type="float" office:value="35.0710490177827" calcext:value-type="float">
            <text:p>35,0710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48+24*RAND()" office:value-type="float" office:value="53.1008064402267" calcext:value-type="float">
            <text:p>53,1008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 (([.I719]+[.P719])/([.I719]*[.P719])) + [.B719]" office:value-type="float" office:value="29.695826765716" calcext:value-type="float">
            <text:p>29,6958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27+6*RAND()" office:value-type="float" office:value="30.9430064668413" calcext:value-type="float">
            <text:p>30,9430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COM.MICROSOFT.NORM.INV(RAND();30;5)" office:value-type="float" office:value="32.836906979855" calcext:value-type="float">
            <text:p>32,8369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48+24*RAND()" office:value-type="float" office:value="67.8266944186762" calcext:value-type="float">
            <text:p>67,8267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 (([.I720]+[.P720])/([.I720]*[.P720])) + [.B720]" office:value-type="float" office:value="30.988203462707" calcext:value-type="float">
            <text:p>30,9882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27+6*RAND()" office:value-type="float" office:value="31.9954803816509" calcext:value-type="float">
            <text:p>31,9955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COM.MICROSOFT.NORM.INV(RAND();30;5)" office:value-type="float" office:value="20.8755640854202" calcext:value-type="float">
            <text:p>20,8756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48+24*RAND()" office:value-type="float" office:value="69.5812499681488" calcext:value-type="float">
            <text:p>69,5812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 (([.I721]+[.P721])/([.I721]*[.P721])) + [.B721]" office:value-type="float" office:value="32.0577549666145" calcext:value-type="float">
            <text:p>32,0578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27+6*RAND()" office:value-type="float" office:value="28.8197687405627" calcext:value-type="float">
            <text:p>28,8198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COM.MICROSOFT.NORM.INV(RAND();30;5)" office:value-type="float" office:value="29.0214595217188" calcext:value-type="float">
            <text:p>29,0215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48+24*RAND()" office:value-type="float" office:value="58.3388389544562" calcext:value-type="float">
            <text:p>58,3388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 (([.I722]+[.P722])/([.I722]*[.P722])) + [.B722]" office:value-type="float" office:value="28.8713672406958" calcext:value-type="float">
            <text:p>28,8714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27+6*RAND()" office:value-type="float" office:value="31.6586915699299" calcext:value-type="float">
            <text:p>31,6587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COM.MICROSOFT.NORM.INV(RAND();30;5)" office:value-type="float" office:value="29.513305584466" calcext:value-type="float">
            <text:p>29,5133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48+24*RAND()" office:value-type="float" office:value="62.0759110143408" calcext:value-type="float">
            <text:p>62,0759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 (([.I723]+[.P723])/([.I723]*[.P723])) + [.B723]" office:value-type="float" office:value="31.7086839010106" calcext:value-type="float">
            <text:p>31,7087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27+6*RAND()" office:value-type="float" office:value="30.0716448139865" calcext:value-type="float">
            <text:p>30,0716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COM.MICROSOFT.NORM.INV(RAND();30;5)" office:value-type="float" office:value="16.4284864881466" calcext:value-type="float">
            <text:p>16,4285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48+24*RAND()" office:value-type="float" office:value="56.0028385492042" calcext:value-type="float">
            <text:p>56,0028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 (([.I724]+[.P724])/([.I724]*[.P724])) + [.B724]" office:value-type="float" office:value="30.150370931672" calcext:value-type="float">
            <text:p>30,1504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7+6*RAND()" office:value-type="float" office:value="30.5266129632946" calcext:value-type="float">
            <text:p>30,5266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COM.MICROSOFT.NORM.INV(RAND();30;5)" office:value-type="float" office:value="33.9554455734221" calcext:value-type="float">
            <text:p>33,9554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48+24*RAND()" office:value-type="float" office:value="67.684100185521" calcext:value-type="float">
            <text:p>67,6841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 (([.I725]+[.P725])/([.I725]*[.P725])) + [.B725]" office:value-type="float" office:value="30.5708378391071" calcext:value-type="float">
            <text:p>30,5708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27+6*RAND()" office:value-type="float" office:value="31.4846153806429" calcext:value-type="float">
            <text:p>31,4846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COM.MICROSOFT.NORM.INV(RAND();30;5)" office:value-type="float" office:value="38.9280138212106" calcext:value-type="float">
            <text:p>38,9280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48+24*RAND()" office:value-type="float" office:value="49.5598561121151" calcext:value-type="float">
            <text:p>49,5599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 (([.I726]+[.P726])/([.I726]*[.P726])) + [.B726]" office:value-type="float" office:value="31.5304814431273" calcext:value-type="float">
            <text:p>31,5305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27+6*RAND()" office:value-type="float" office:value="32.276417873567" calcext:value-type="float">
            <text:p>32,2764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COM.MICROSOFT.NORM.INV(RAND();30;5)" office:value-type="float" office:value="29.372411896822" calcext:value-type="float">
            <text:p>29,3724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48+24*RAND()" office:value-type="float" office:value="49.9281131057069" calcext:value-type="float">
            <text:p>49,9281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 (([.I727]+[.P727])/([.I727]*[.P727])) + [.B727]" office:value-type="float" office:value="32.3304922225227" calcext:value-type="float">
            <text:p>32,3305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27+6*RAND()" office:value-type="float" office:value="32.2256043974776" calcext:value-type="float">
            <text:p>32,2256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COM.MICROSOFT.NORM.INV(RAND();30;5)" office:value-type="float" office:value="33.715118393265" calcext:value-type="float">
            <text:p>33,7151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48+24*RAND()" office:value-type="float" office:value="65.0915027065203" calcext:value-type="float">
            <text:p>65,0915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 (([.I728]+[.P728])/([.I728]*[.P728])) + [.B728]" office:value-type="float" office:value="32.2706276702583" calcext:value-type="float">
            <text:p>32,2706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27+6*RAND()" office:value-type="float" office:value="32.3058533014264" calcext:value-type="float">
            <text:p>32,3059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COM.MICROSOFT.NORM.INV(RAND();30;5)" office:value-type="float" office:value="29.2714024093058" calcext:value-type="float">
            <text:p>29,2714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48+24*RAND()" office:value-type="float" office:value="55.0990413436666" calcext:value-type="float">
            <text:p>55,0990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 (([.I729]+[.P729])/([.I729]*[.P729])) + [.B729]" office:value-type="float" office:value="32.3581654743992" calcext:value-type="float">
            <text:p>32,3582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27+6*RAND()" office:value-type="float" office:value="28.7816766493488" calcext:value-type="float">
            <text:p>28,7817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COM.MICROSOFT.NORM.INV(RAND();30;5)" office:value-type="float" office:value="24.2104959251993" calcext:value-type="float">
            <text:p>24,2105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48+24*RAND()" office:value-type="float" office:value="61.4925769837573" calcext:value-type="float">
            <text:p>61,4926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 (([.I730]+[.P730])/([.I730]*[.P730])) + [.B730]" office:value-type="float" office:value="28.839243174454" calcext:value-type="float">
            <text:p>28,8392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27+6*RAND()" office:value-type="float" office:value="32.4825988363009" calcext:value-type="float">
            <text:p>32,4826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COM.MICROSOFT.NORM.INV(RAND();30;5)" office:value-type="float" office:value="38.4139035003003" calcext:value-type="float">
            <text:p>38,4139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48+24*RAND()" office:value-type="float" office:value="59.6227588048205" calcext:value-type="float">
            <text:p>59,6228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 (([.I731]+[.P731])/([.I731]*[.P731])) + [.B731]" office:value-type="float" office:value="32.5254031963687" calcext:value-type="float">
            <text:p>32,5254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27+6*RAND()" office:value-type="float" office:value="31.0185752080288" calcext:value-type="float">
            <text:p>31,0186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COM.MICROSOFT.NORM.INV(RAND();30;5)" office:value-type="float" office:value="32.2931127253221" calcext:value-type="float">
            <text:p>32,2931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48+24*RAND()" office:value-type="float" office:value="56.6839076103643" calcext:value-type="float">
            <text:p>56,6839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 (([.I732]+[.P732])/([.I732]*[.P732])) + [.B732]" office:value-type="float" office:value="31.0671832545592" calcext:value-type="float">
            <text:p>31,0672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27+6*RAND()" office:value-type="float" office:value="31.5190118837636" calcext:value-type="float">
            <text:p>31,5190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COM.MICROSOFT.NORM.INV(RAND();30;5)" office:value-type="float" office:value="28.3524139620342" calcext:value-type="float">
            <text:p>28,3524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48+24*RAND()" office:value-type="float" office:value="49.8854401381686" calcext:value-type="float">
            <text:p>49,8854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 (([.I733]+[.P733])/([.I733]*[.P733])) + [.B733]" office:value-type="float" office:value="31.5743281783266" calcext:value-type="float">
            <text:p>31,5743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27+6*RAND()" office:value-type="float" office:value="28.4252320036758" calcext:value-type="float">
            <text:p>28,4252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COM.MICROSOFT.NORM.INV(RAND();30;5)" office:value-type="float" office:value="31.9089661026361" calcext:value-type="float">
            <text:p>31,9090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48+24*RAND()" office:value-type="float" office:value="69.6487895781174" calcext:value-type="float">
            <text:p>69,6488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 (([.I734]+[.P734])/([.I734]*[.P734])) + [.B734]" office:value-type="float" office:value="28.4709289089049" calcext:value-type="float">
            <text:p>28,4709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27+6*RAND()" office:value-type="float" office:value="28.614661765052" calcext:value-type="float">
            <text:p>28,6147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COM.MICROSOFT.NORM.INV(RAND();30;5)" office:value-type="float" office:value="31.6441507580541" calcext:value-type="float">
            <text:p>31,6442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48+24*RAND()" office:value-type="float" office:value="62.4973901147023" calcext:value-type="float">
            <text:p>62,4974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 (([.I735]+[.P735])/([.I735]*[.P735])) + [.B735]" office:value-type="float" office:value="28.6622638500931" calcext:value-type="float">
            <text:p>28,6623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27+6*RAND()" office:value-type="float" office:value="31.3298541682307" calcext:value-type="float">
            <text:p>31,3299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COM.MICROSOFT.NORM.INV(RAND();30;5)" office:value-type="float" office:value="36.0656273959017" calcext:value-type="float">
            <text:p>36,0656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48+24*RAND()" office:value-type="float" office:value="65.5977039495483" calcext:value-type="float">
            <text:p>65,5977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 (([.I736]+[.P736])/([.I736]*[.P736])) + [.B736]" office:value-type="float" office:value="31.3728258357367" calcext:value-type="float">
            <text:p>31,3728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27+6*RAND()" office:value-type="float" office:value="31.2573235889431" calcext:value-type="float">
            <text:p>31,2573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COM.MICROSOFT.NORM.INV(RAND();30;5)" office:value-type="float" office:value="31.0806913498447" calcext:value-type="float">
            <text:p>31,0807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48+24*RAND()" office:value-type="float" office:value="55.1318960627541" calcext:value-type="float">
            <text:p>55,1319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 (([.I737]+[.P737])/([.I737]*[.P737])) + [.B737]" office:value-type="float" office:value="31.307636225916" calcext:value-type="float">
            <text:p>31,3076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27+6*RAND()" office:value-type="float" office:value="29.2348660889547" calcext:value-type="float">
            <text:p>29,2349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COM.MICROSOFT.NORM.INV(RAND();30;5)" office:value-type="float" office:value="22.2029547088285" calcext:value-type="float">
            <text:p>22,2030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48+24*RAND()" office:value-type="float" office:value="61.5885693551973" calcext:value-type="float">
            <text:p>61,5886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 (([.I738]+[.P738])/([.I738]*[.P738])) + [.B738]" office:value-type="float" office:value="29.2961419186974" calcext:value-type="float">
            <text:p>29,2961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27+6*RAND()" office:value-type="float" office:value="30.4035998072941" calcext:value-type="float">
            <text:p>30,4036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COM.MICROSOFT.NORM.INV(RAND();30;5)" office:value-type="float" office:value="35.8557879656611" calcext:value-type="float">
            <text:p>35,8558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48+24*RAND()" office:value-type="float" office:value="48.3802905203775" calcext:value-type="float">
            <text:p>48,3803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 (([.I739]+[.P739])/([.I739]*[.P739])) + [.B739]" office:value-type="float" office:value="30.4521588814391" calcext:value-type="float">
            <text:p>30,4522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27+6*RAND()" office:value-type="float" office:value="29.0215628750157" calcext:value-type="float">
            <text:p>29,0216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COM.MICROSOFT.NORM.INV(RAND();30;5)" office:value-type="float" office:value="27.8790254561541" calcext:value-type="float">
            <text:p>27,8790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48+24*RAND()" office:value-type="float" office:value="49.4305674405769" calcext:value-type="float">
            <text:p>49,4306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 (([.I740]+[.P740])/([.I740]*[.P740])) + [.B740]" office:value-type="float" office:value="29.0776625314966" calcext:value-type="float">
            <text:p>29,0777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27+6*RAND()" office:value-type="float" office:value="27.4478848285507" calcext:value-type="float">
            <text:p>27,4479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COM.MICROSOFT.NORM.INV(RAND();30;5)" office:value-type="float" office:value="31.9431289872615" calcext:value-type="float">
            <text:p>31,9431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48+24*RAND()" office:value-type="float" office:value="69.8658883245662" calcext:value-type="float">
            <text:p>69,8659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 (([.I741]+[.P741])/([.I741]*[.P741])) + [.B741]" office:value-type="float" office:value="27.4935036020814" calcext:value-type="float">
            <text:p>27,4935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27+6*RAND()" office:value-type="float" office:value="29.1959464482497" calcext:value-type="float">
            <text:p>29,1959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COM.MICROSOFT.NORM.INV(RAND();30;5)" office:value-type="float" office:value="29.419197630123" calcext:value-type="float">
            <text:p>29,4192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48+24*RAND()" office:value-type="float" office:value="61.1509785717353" calcext:value-type="float">
            <text:p>61,1510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 (([.I742]+[.P742])/([.I742]*[.P742])) + [.B742]" office:value-type="float" office:value="29.2462908260297" calcext:value-type="float">
            <text:p>29,2463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27+6*RAND()" office:value-type="float" office:value="27.2988636537921" calcext:value-type="float">
            <text:p>27,2989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COM.MICROSOFT.NORM.INV(RAND();30;5)" office:value-type="float" office:value="38.2436787189015" calcext:value-type="float">
            <text:p>38,2437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48+24*RAND()" office:value-type="float" office:value="48.5664055617526" calcext:value-type="float">
            <text:p>48,5664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 (([.I743]+[.P743])/([.I743]*[.P743])) + [.B743]" office:value-type="float" office:value="27.3456021305823" calcext:value-type="float">
            <text:p>27,3456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27+6*RAND()" office:value-type="float" office:value="29.773976086406" calcext:value-type="float">
            <text:p>29,7740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COM.MICROSOFT.NORM.INV(RAND();30;5)" office:value-type="float" office:value="31.4179118599024" calcext:value-type="float">
            <text:p>31,4179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48+24*RAND()" office:value-type="float" office:value="64.313979475759" calcext:value-type="float">
            <text:p>64,3140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 (([.I744]+[.P744])/([.I744]*[.P744])) + [.B744]" office:value-type="float" office:value="29.8213537826811" calcext:value-type="float">
            <text:p>29,8214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27+6*RAND()" office:value-type="float" office:value="31.7172920436133" calcext:value-type="float">
            <text:p>31,7173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COM.MICROSOFT.NORM.INV(RAND();30;5)" office:value-type="float" office:value="35.2225830495854" calcext:value-type="float">
            <text:p>35,2226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48+24*RAND()" office:value-type="float" office:value="50.1041035177186" calcext:value-type="float">
            <text:p>50,1041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 (([.I745]+[.P745])/([.I745]*[.P745])) + [.B745]" office:value-type="float" office:value="31.7656413650739" calcext:value-type="float">
            <text:p>31,7656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27+6*RAND()" office:value-type="float" office:value="27.4165769575629" calcext:value-type="float">
            <text:p>27,4166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COM.MICROSOFT.NORM.INV(RAND();30;5)" office:value-type="float" office:value="31.1864048481762" calcext:value-type="float">
            <text:p>31,1864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48+24*RAND()" office:value-type="float" office:value="65.8084265431389" calcext:value-type="float">
            <text:p>65,8084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 (([.I746]+[.P746])/([.I746]*[.P746])) + [.B746]" office:value-type="float" office:value="27.4638378341863" calcext:value-type="float">
            <text:p>27,4638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27+6*RAND()" office:value-type="float" office:value="31.4480470789131" calcext:value-type="float">
            <text:p>31,4480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COM.MICROSOFT.NORM.INV(RAND();30;5)" office:value-type="float" office:value="27.1629290219839" calcext:value-type="float">
            <text:p>27,1629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48+24*RAND()" office:value-type="float" office:value="71.7160974377766" calcext:value-type="float">
            <text:p>71,7161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 (([.I747]+[.P747])/([.I747]*[.P747])) + [.B747]" office:value-type="float" office:value="31.4988058307719" calcext:value-type="float">
            <text:p>31,4988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27+6*RAND()" office:value-type="float" office:value="30.5505681044888" calcext:value-type="float">
            <text:p>30,5506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COM.MICROSOFT.NORM.INV(RAND();30;5)" office:value-type="float" office:value="25.3570454278072" calcext:value-type="float">
            <text:p>25,3570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48+24*RAND()" office:value-type="float" office:value="66.8890710538253" calcext:value-type="float">
            <text:p>66,8891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 (([.I748]+[.P748])/([.I748]*[.P748])) + [.B748]" office:value-type="float" office:value="30.6049550011322" calcext:value-type="float">
            <text:p>30,6050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27+6*RAND()" office:value-type="float" office:value="31.7455254199449" calcext:value-type="float">
            <text:p>31,7455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COM.MICROSOFT.NORM.INV(RAND();30;5)" office:value-type="float" office:value="34.7537603276097" calcext:value-type="float">
            <text:p>34,7538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48+24*RAND()" office:value-type="float" office:value="54.7031795801595" calcext:value-type="float">
            <text:p>54,7032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 (([.I749]+[.P749])/([.I749]*[.P749])) + [.B749]" office:value-type="float" office:value="31.7925797577662" calcext:value-type="float">
            <text:p>31,7926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27+6*RAND()" office:value-type="float" office:value="28.9315721418243" calcext:value-type="float">
            <text:p>28,9316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COM.MICROSOFT.NORM.INV(RAND();30;5)" office:value-type="float" office:value="24.1671135899066" calcext:value-type="float">
            <text:p>24,1671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48+24*RAND()" office:value-type="float" office:value="54.121122113429" calcext:value-type="float">
            <text:p>54,1211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 (([.I750]+[.P750])/([.I750]*[.P750])) + [.B750]" office:value-type="float" office:value="28.991427761342" calcext:value-type="float">
            <text:p>28,9914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27+6*RAND()" office:value-type="float" office:value="30.5117224829737" calcext:value-type="float">
            <text:p>30,5117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COM.MICROSOFT.NORM.INV(RAND();30;5)" office:value-type="float" office:value="29.3076343774846" calcext:value-type="float">
            <text:p>29,3076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48+24*RAND()" office:value-type="float" office:value="69.6755268322304" calcext:value-type="float">
            <text:p>69,6755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 (([.I751]+[.P751])/([.I751]*[.P751])) + [.B751]" office:value-type="float" office:value="30.5601955270018" calcext:value-type="float">
            <text:p>30,5602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27+6*RAND()" office:value-type="float" office:value="32.0749157087412" calcext:value-type="float">
            <text:p>32,0749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COM.MICROSOFT.NORM.INV(RAND();30;5)" office:value-type="float" office:value="41.756175783521" calcext:value-type="float">
            <text:p>41,7562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48+24*RAND()" office:value-type="float" office:value="54.7220229199156" calcext:value-type="float">
            <text:p>54,7220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 (([.I752]+[.P752])/([.I752]*[.P752])) + [.B752]" office:value-type="float" office:value="32.1171384402397" calcext:value-type="float">
            <text:p>32,1171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27+6*RAND()" office:value-type="float" office:value="28.2938603691291" calcext:value-type="float">
            <text:p>28,2939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COM.MICROSOFT.NORM.INV(RAND();30;5)" office:value-type="float" office:value="26.1280435002111" calcext:value-type="float">
            <text:p>26,1280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48+24*RAND()" office:value-type="float" office:value="71.7615296216682" calcext:value-type="float">
            <text:p>71,7615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 (([.I753]+[.P753])/([.I753]*[.P753])) + [.B753]" office:value-type="float" office:value="28.3460684653571" calcext:value-type="float">
            <text:p>28,3461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27+6*RAND()" office:value-type="float" office:value="27.1829616834875" calcext:value-type="float">
            <text:p>27,1830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COM.MICROSOFT.NORM.INV(RAND();30;5)" office:value-type="float" office:value="32.2708803008027" calcext:value-type="float">
            <text:p>32,2709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48+24*RAND()" office:value-type="float" office:value="70.336679357104" calcext:value-type="float">
            <text:p>70,3367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 (([.I754]+[.P754])/([.I754]*[.P754])) + [.B754]" office:value-type="float" office:value="27.2281667055157" calcext:value-type="float">
            <text:p>27,2282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27+6*RAND()" office:value-type="float" office:value="28.6879655134399" calcext:value-type="float">
            <text:p>28,6880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COM.MICROSOFT.NORM.INV(RAND();30;5)" office:value-type="float" office:value="25.7715969790103" calcext:value-type="float">
            <text:p>25,7716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48+24*RAND()" office:value-type="float" office:value="63.2708799121901" calcext:value-type="float">
            <text:p>63,2709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 (([.I755]+[.P755])/([.I755]*[.P755])) + [.B755]" office:value-type="float" office:value="28.7425729797912" calcext:value-type="float">
            <text:p>28,7426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27+6*RAND()" office:value-type="float" office:value="28.6756468007807" calcext:value-type="float">
            <text:p>28,6756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COM.MICROSOFT.NORM.INV(RAND();30;5)" office:value-type="float" office:value="31.2193660148293" calcext:value-type="float">
            <text:p>31,2194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48+24*RAND()" office:value-type="float" office:value="49.3217699071392" calcext:value-type="float">
            <text:p>49,3218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 (([.I756]+[.P756])/([.I756]*[.P756])) + [.B756]" office:value-type="float" office:value="28.7279532233718" calcext:value-type="float">
            <text:p>28,7280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27+6*RAND()" office:value-type="float" office:value="30.6441232461948" calcext:value-type="float">
            <text:p>30,6441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COM.MICROSOFT.NORM.INV(RAND();30;5)" office:value-type="float" office:value="32.8660278340806" calcext:value-type="float">
            <text:p>32,8660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48+24*RAND()" office:value-type="float" office:value="48.3136051269248" calcext:value-type="float">
            <text:p>48,3136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 (([.I757]+[.P757])/([.I757]*[.P757])) + [.B757]" office:value-type="float" office:value="30.6952479046005" calcext:value-type="float">
            <text:p>30,6952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27+6*RAND()" office:value-type="float" office:value="30.8650666878093" calcext:value-type="float">
            <text:p>30,8651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COM.MICROSOFT.NORM.INV(RAND();30;5)" office:value-type="float" office:value="26.7134467595525" calcext:value-type="float">
            <text:p>26,7134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48+24*RAND()" office:value-type="float" office:value="56.0660419659689" calcext:value-type="float">
            <text:p>56,0660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 (([.I758]+[.P758])/([.I758]*[.P758])) + [.B758]" office:value-type="float" office:value="30.9203371268675" calcext:value-type="float">
            <text:p>30,9203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27+6*RAND()" office:value-type="float" office:value="30.5492558993865" calcext:value-type="float">
            <text:p>30,5493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COM.MICROSOFT.NORM.INV(RAND();30;5)" office:value-type="float" office:value="30.2722417072643" calcext:value-type="float">
            <text:p>30,2722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48+24*RAND()" office:value-type="float" office:value="69.3285976583138" calcext:value-type="float">
            <text:p>69,3286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 (([.I759]+[.P759])/([.I759]*[.P759])) + [.B759]" office:value-type="float" office:value="30.5967135243978" calcext:value-type="float">
            <text:p>30,5967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27+6*RAND()" office:value-type="float" office:value="27.4837246967945" calcext:value-type="float">
            <text:p>27,4837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COM.MICROSOFT.NORM.INV(RAND();30;5)" office:value-type="float" office:value="27.5704649005324" calcext:value-type="float">
            <text:p>27,5705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48+24*RAND()" office:value-type="float" office:value="65.2328249746934" calcext:value-type="float">
            <text:p>65,2328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 (([.I760]+[.P760])/([.I760]*[.P760])) + [.B760]" office:value-type="float" office:value="27.5353251001368" calcext:value-type="float">
            <text:p>27,5353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27+6*RAND()" office:value-type="float" office:value="30.2978215597104" calcext:value-type="float">
            <text:p>30,2978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COM.MICROSOFT.NORM.INV(RAND();30;5)" office:value-type="float" office:value="23.9732408306699" calcext:value-type="float">
            <text:p>23,9732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48+24*RAND()" office:value-type="float" office:value="70.3814646704122" calcext:value-type="float">
            <text:p>70,3815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 (([.I761]+[.P761])/([.I761]*[.P761])) + [.B761]" office:value-type="float" office:value="30.3537430214204" calcext:value-type="float">
            <text:p>30,3537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27+6*RAND()" office:value-type="float" office:value="27.2816075377632" calcext:value-type="float">
            <text:p>27,2816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COM.MICROSOFT.NORM.INV(RAND();30;5)" office:value-type="float" office:value="36.0311259934886" calcext:value-type="float">
            <text:p>36,0311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48+24*RAND()" office:value-type="float" office:value="57.8418648065999" calcext:value-type="float">
            <text:p>57,8419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 (([.I762]+[.P762])/([.I762]*[.P762])) + [.B762]" office:value-type="float" office:value="27.3266498352286" calcext:value-type="float">
            <text:p>27,3266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27+6*RAND()" office:value-type="float" office:value="32.102520439541" calcext:value-type="float">
            <text:p>32,1025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COM.MICROSOFT.NORM.INV(RAND();30;5)" office:value-type="float" office:value="25.9663909307818" calcext:value-type="float">
            <text:p>25,9664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48+24*RAND()" office:value-type="float" office:value="62.1434307871386" calcext:value-type="float">
            <text:p>62,1434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 (([.I763]+[.P763])/([.I763]*[.P763])) + [.B763]" office:value-type="float" office:value="32.15712356539" calcext:value-type="float">
            <text:p>32,1571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27+6*RAND()" office:value-type="float" office:value="30.3892125205603" calcext:value-type="float">
            <text:p>30,3892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COM.MICROSOFT.NORM.INV(RAND();30;5)" office:value-type="float" office:value="32.6555712686612" calcext:value-type="float">
            <text:p>32,6556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48+24*RAND()" office:value-type="float" office:value="62.3052446069196" calcext:value-type="float">
            <text:p>62,3052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 (([.I764]+[.P764])/([.I764]*[.P764])) + [.B764]" office:value-type="float" office:value="30.4358851798205" calcext:value-type="float">
            <text:p>30,4359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27+6*RAND()" office:value-type="float" office:value="27.3498308497947" calcext:value-type="float">
            <text:p>27,3498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COM.MICROSOFT.NORM.INV(RAND();30;5)" office:value-type="float" office:value="30.9926271080751" calcext:value-type="float">
            <text:p>30,9926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48+24*RAND()" office:value-type="float" office:value="61.6636075107381" calcext:value-type="float">
            <text:p>61,6636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 (([.I765]+[.P765])/([.I765]*[.P765])) + [.B765]" office:value-type="float" office:value="27.398313608949" calcext:value-type="float">
            <text:p>27,3983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27+6*RAND()" office:value-type="float" office:value="28.7323901311029" calcext:value-type="float">
            <text:p>28,7324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COM.MICROSOFT.NORM.INV(RAND();30;5)" office:value-type="float" office:value="40.0113385492629" calcext:value-type="float">
            <text:p>40,0113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48+24*RAND()" office:value-type="float" office:value="64.3275292413309" calcext:value-type="float">
            <text:p>64,3275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 (([.I766]+[.P766])/([.I766]*[.P766])) + [.B766]" office:value-type="float" office:value="28.7729284904637" calcext:value-type="float">
            <text:p>28,7729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27+6*RAND()" office:value-type="float" office:value="27.6017938375007" calcext:value-type="float">
            <text:p>27,6018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COM.MICROSOFT.NORM.INV(RAND();30;5)" office:value-type="float" office:value="33.862543379889" calcext:value-type="float">
            <text:p>33,8625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48+24*RAND()" office:value-type="float" office:value="54.6982873091474" calcext:value-type="float">
            <text:p>54,6983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 (([.I767]+[.P767])/([.I767]*[.P767])) + [.B767]" office:value-type="float" office:value="27.6496071000646" calcext:value-type="float">
            <text:p>27,6496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27+6*RAND()" office:value-type="float" office:value="28.858958001947" calcext:value-type="float">
            <text:p>28,8590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COM.MICROSOFT.NORM.INV(RAND();30;5)" office:value-type="float" office:value="29.4730453684686" calcext:value-type="float">
            <text:p>29,4730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48+24*RAND()" office:value-type="float" office:value="58.5718529736623" calcext:value-type="float">
            <text:p>58,5719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 (([.I768]+[.P768])/([.I768]*[.P768])) + [.B768]" office:value-type="float" office:value="28.9099603558155" calcext:value-type="float">
            <text:p>28,9100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27+6*RAND()" office:value-type="float" office:value="30.5063430012669" calcext:value-type="float">
            <text:p>30,5063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COM.MICROSOFT.NORM.INV(RAND();30;5)" office:value-type="float" office:value="32.9576517566627" calcext:value-type="float">
            <text:p>32,9577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48+24*RAND()" office:value-type="float" office:value="61.1614652434364" calcext:value-type="float">
            <text:p>61,1615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 (([.I769]+[.P769])/([.I769]*[.P769])) + [.B769]" office:value-type="float" office:value="30.5530351330223" calcext:value-type="float">
            <text:p>30,5530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27+6*RAND()" office:value-type="float" office:value="28.7470128333662" calcext:value-type="float">
            <text:p>28,7470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COM.MICROSOFT.NORM.INV(RAND();30;5)" office:value-type="float" office:value="37.1749340913232" calcext:value-type="float">
            <text:p>37,1749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48+24*RAND()" office:value-type="float" office:value="71.1105772135779" calcext:value-type="float">
            <text:p>71,1106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 (([.I770]+[.P770])/([.I770]*[.P770])) + [.B770]" office:value-type="float" office:value="28.7879752848903" calcext:value-type="float">
            <text:p>28,7880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27+6*RAND()" office:value-type="float" office:value="32.216700170422" calcext:value-type="float">
            <text:p>32,2167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COM.MICROSOFT.NORM.INV(RAND();30;5)" office:value-type="float" office:value="31.8197098073812" calcext:value-type="float">
            <text:p>31,8197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48+24*RAND()" office:value-type="float" office:value="51.8828556882218" calcext:value-type="float">
            <text:p>51,8829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 (([.I771]+[.P771])/([.I771]*[.P771])) + [.B771]" office:value-type="float" office:value="32.2674014222916" calcext:value-type="float">
            <text:p>32,2674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27+6*RAND()" office:value-type="float" office:value="32.7225462163333" calcext:value-type="float">
            <text:p>32,7225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COM.MICROSOFT.NORM.INV(RAND();30;5)" office:value-type="float" office:value="25.0350037395532" calcext:value-type="float">
            <text:p>25,0350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48+24*RAND()" office:value-type="float" office:value="57.6215698281303" calcext:value-type="float">
            <text:p>57,6216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 (([.I772]+[.P772])/([.I772]*[.P772])) + [.B772]" office:value-type="float" office:value="32.7798449008793" calcext:value-type="float">
            <text:p>32,7798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27+6*RAND()" office:value-type="float" office:value="31.3976678510662" calcext:value-type="float">
            <text:p>31,3977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COM.MICROSOFT.NORM.INV(RAND();30;5)" office:value-type="float" office:value="33.8815753399244" calcext:value-type="float">
            <text:p>33,8816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48+24*RAND()" office:value-type="float" office:value="53.7614950770512" calcext:value-type="float">
            <text:p>53,7615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 (([.I773]+[.P773])/([.I773]*[.P773])) + [.B773]" office:value-type="float" office:value="31.445783090503" calcext:value-type="float">
            <text:p>31,4458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27+6*RAND()" office:value-type="float" office:value="28.0244184394833" calcext:value-type="float">
            <text:p>28,0244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COM.MICROSOFT.NORM.INV(RAND();30;5)" office:value-type="float" office:value="37.9941281808716" calcext:value-type="float">
            <text:p>37,9941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48+24*RAND()" office:value-type="float" office:value="66.3758742352948" calcext:value-type="float">
            <text:p>66,3759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 (([.I774]+[.P774])/([.I774]*[.P774])) + [.B774]" office:value-type="float" office:value="28.0658040108803" calcext:value-type="float">
            <text:p>28,0658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27+6*RAND()" office:value-type="float" office:value="29.178347695386" calcext:value-type="float">
            <text:p>29,1783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COM.MICROSOFT.NORM.INV(RAND();30;5)" office:value-type="float" office:value="25.001757952797" calcext:value-type="float">
            <text:p>25,0018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48+24*RAND()" office:value-type="float" office:value="55.1590977692977" calcext:value-type="float">
            <text:p>55,1591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 (([.I775]+[.P775])/([.I775]*[.P775])) + [.B775]" office:value-type="float" office:value="29.2364742584373" calcext:value-type="float">
            <text:p>29,2365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27+6*RAND()" office:value-type="float" office:value="29.310816852143" calcext:value-type="float">
            <text:p>29,3108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COM.MICROSOFT.NORM.INV(RAND();30;5)" office:value-type="float" office:value="39.1344857552697" calcext:value-type="float">
            <text:p>39,1345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48+24*RAND()" office:value-type="float" office:value="54.8732989272103" calcext:value-type="float">
            <text:p>54,8733</text:p>
          </table:table-cell>
          <table:table-cell table:number-columns-repeated="5"/>
          <table:table-cell office:value-type="float" office:value="751" calcext:value-type="float">
            <text:p>751</text:p>
          </table:table-cell>
          <table:table-cell table:formula="of:= (([.I776]+[.P776])/([.I776]*[.P776])) + [.B776]" office:value-type="float" office:value="29.3545935618818" calcext:value-type="float">
            <text:p>29,3546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27+6*RAND()" office:value-type="float" office:value="31.646975761978" calcext:value-type="float">
            <text:p>31,6470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COM.MICROSOFT.NORM.INV(RAND();30;5)" office:value-type="float" office:value="33.0449610183564" calcext:value-type="float">
            <text:p>33,0450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48+24*RAND()" office:value-type="float" office:value="70.6920603504404" calcext:value-type="float">
            <text:p>70,6921</text:p>
          </table:table-cell>
          <table:table-cell table:number-columns-repeated="5"/>
          <table:table-cell office:value-type="float" office:value="752" calcext:value-type="float">
            <text:p>752</text:p>
          </table:table-cell>
          <table:table-cell table:formula="of:= (([.I777]+[.P777])/([.I777]*[.P777])) + [.B777]" office:value-type="float" office:value="31.6913834220953" calcext:value-type="float">
            <text:p>31,6914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27+6*RAND()" office:value-type="float" office:value="27.7989181859884" calcext:value-type="float">
            <text:p>27,7989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COM.MICROSOFT.NORM.INV(RAND();30;5)" office:value-type="float" office:value="32.349480320451" calcext:value-type="float">
            <text:p>32,3495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48+24*RAND()" office:value-type="float" office:value="60.993185707368" calcext:value-type="float">
            <text:p>60,9932</text:p>
          </table:table-cell>
          <table:table-cell table:number-columns-repeated="5"/>
          <table:table-cell office:value-type="float" office:value="753" calcext:value-type="float">
            <text:p>753</text:p>
          </table:table-cell>
          <table:table-cell table:formula="of:= (([.I778]+[.P778])/([.I778]*[.P778])) + [.B778]" office:value-type="float" office:value="27.8462258577902" calcext:value-type="float">
            <text:p>27,8462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27+6*RAND()" office:value-type="float" office:value="32.2918820239138" calcext:value-type="float">
            <text:p>32,2919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COM.MICROSOFT.NORM.INV(RAND();30;5)" office:value-type="float" office:value="24.7055254505428" calcext:value-type="float">
            <text:p>24,7055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48+24*RAND()" office:value-type="float" office:value="65.0674772718921" calcext:value-type="float">
            <text:p>65,0675</text:p>
          </table:table-cell>
          <table:table-cell table:number-columns-repeated="5"/>
          <table:table-cell office:value-type="float" office:value="754" calcext:value-type="float">
            <text:p>754</text:p>
          </table:table-cell>
          <table:table-cell table:formula="of:= (([.I779]+[.P779])/([.I779]*[.P779])) + [.B779]" office:value-type="float" office:value="32.3477274601146" calcext:value-type="float">
            <text:p>32,3477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27+6*RAND()" office:value-type="float" office:value="32.6676376790274" calcext:value-type="float">
            <text:p>32,6676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COM.MICROSOFT.NORM.INV(RAND();30;5)" office:value-type="float" office:value="33.9723003118938" calcext:value-type="float">
            <text:p>33,9723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48+24*RAND()" office:value-type="float" office:value="64.7842960758135" calcext:value-type="float">
            <text:p>64,7843</text:p>
          </table:table-cell>
          <table:table-cell table:number-columns-repeated="5"/>
          <table:table-cell office:value-type="float" office:value="755" calcext:value-type="float">
            <text:p>755</text:p>
          </table:table-cell>
          <table:table-cell table:formula="of:= (([.I780]+[.P780])/([.I780]*[.P780])) + [.B780]" office:value-type="float" office:value="32.712509264495" calcext:value-type="float">
            <text:p>32,7125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27+6*RAND()" office:value-type="float" office:value="30.957742623752" calcext:value-type="float">
            <text:p>30,9577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COM.MICROSOFT.NORM.INV(RAND();30;5)" office:value-type="float" office:value="25.0481852695115" calcext:value-type="float">
            <text:p>25,0482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48+24*RAND()" office:value-type="float" office:value="61.2473681336269" calcext:value-type="float">
            <text:p>61,2474</text:p>
          </table:table-cell>
          <table:table-cell table:number-columns-repeated="5"/>
          <table:table-cell office:value-type="float" office:value="756" calcext:value-type="float">
            <text:p>756</text:p>
          </table:table-cell>
          <table:table-cell table:formula="of:= (([.I781]+[.P781])/([.I781]*[.P781])) + [.B781]" office:value-type="float" office:value="31.0139929078125" calcext:value-type="float">
            <text:p>31,0140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27+6*RAND()" office:value-type="float" office:value="31.0896341416519" calcext:value-type="float">
            <text:p>31,0896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COM.MICROSOFT.NORM.INV(RAND();30;5)" office:value-type="float" office:value="27.3545527998018" calcext:value-type="float">
            <text:p>27,3546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48+24*RAND()" office:value-type="float" office:value="66.8965818034485" calcext:value-type="float">
            <text:p>66,8966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formula="of:= (([.I782]+[.P782])/([.I782]*[.P782])) + [.B782]" office:value-type="float" office:value="31.1411395744021" calcext:value-type="float">
            <text:p>31,1411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27+6*RAND()" office:value-type="float" office:value="29.9403037049342" calcext:value-type="float">
            <text:p>29,9403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COM.MICROSOFT.NORM.INV(RAND();30;5)" office:value-type="float" office:value="34.9544933842577" calcext:value-type="float">
            <text:p>34,9545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48+24*RAND()" office:value-type="float" office:value="65.5208893781528" calcext:value-type="float">
            <text:p>65,5209</text:p>
          </table:table-cell>
          <table:table-cell table:number-columns-repeated="5"/>
          <table:table-cell office:value-type="float" office:value="758" calcext:value-type="float">
            <text:p>758</text:p>
          </table:table-cell>
          <table:table-cell table:formula="of:= (([.I783]+[.P783])/([.I783]*[.P783])) + [.B783]" office:value-type="float" office:value="29.9841746382157" calcext:value-type="float">
            <text:p>29,9842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27+6*RAND()" office:value-type="float" office:value="27.6999728393275" calcext:value-type="float">
            <text:p>27,7000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COM.MICROSOFT.NORM.INV(RAND();30;5)" office:value-type="float" office:value="29.0396362873946" calcext:value-type="float">
            <text:p>29,0396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48+24*RAND()" office:value-type="float" office:value="56.3625978128985" calcext:value-type="float">
            <text:p>56,3626</text:p>
          </table:table-cell>
          <table:table-cell table:number-columns-repeated="5"/>
          <table:table-cell office:value-type="float" office:value="759" calcext:value-type="float">
            <text:p>759</text:p>
          </table:table-cell>
          <table:table-cell table:formula="of:= (([.I784]+[.P784])/([.I784]*[.P784])) + [.B784]" office:value-type="float" office:value="27.7521507947277" calcext:value-type="float">
            <text:p>27,7522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27+6*RAND()" office:value-type="float" office:value="29.8127497618552" calcext:value-type="float">
            <text:p>29,8127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COM.MICROSOFT.NORM.INV(RAND();30;5)" office:value-type="float" office:value="37.4949384257883" calcext:value-type="float">
            <text:p>37,4949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48+24*RAND()" office:value-type="float" office:value="69.5697909286246" calcext:value-type="float">
            <text:p>69,5698</text:p>
          </table:table-cell>
          <table:table-cell table:number-columns-repeated="5"/>
          <table:table-cell office:value-type="float" office:value="760" calcext:value-type="float">
            <text:p>760</text:p>
          </table:table-cell>
          <table:table-cell table:formula="of:= (([.I785]+[.P785])/([.I785]*[.P785])) + [.B785]" office:value-type="float" office:value="29.853794083333" calcext:value-type="float">
            <text:p>29,8538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27+6*RAND()" office:value-type="float" office:value="27.6597936598118" calcext:value-type="float">
            <text:p>27,6598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COM.MICROSOFT.NORM.INV(RAND();30;5)" office:value-type="float" office:value="23.2603012636554" calcext:value-type="float">
            <text:p>23,2603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48+24*RAND()" office:value-type="float" office:value="68.8245462784544" calcext:value-type="float">
            <text:p>68,8245</text:p>
          </table:table-cell>
          <table:table-cell table:number-columns-repeated="5"/>
          <table:table-cell office:value-type="float" office:value="761" calcext:value-type="float">
            <text:p>761</text:p>
          </table:table-cell>
          <table:table-cell table:formula="of:= (([.I786]+[.P786])/([.I786]*[.P786])) + [.B786]" office:value-type="float" office:value="27.7173150642298" calcext:value-type="float">
            <text:p>27,7173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27+6*RAND()" office:value-type="float" office:value="31.3525872013997" calcext:value-type="float">
            <text:p>31,3526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COM.MICROSOFT.NORM.INV(RAND();30;5)" office:value-type="float" office:value="28.6451978357164" calcext:value-type="float">
            <text:p>28,6452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48+24*RAND()" office:value-type="float" office:value="51.4279957422987" calcext:value-type="float">
            <text:p>51,4280</text:p>
          </table:table-cell>
          <table:table-cell table:number-columns-repeated="5"/>
          <table:table-cell office:value-type="float" office:value="762" calcext:value-type="float">
            <text:p>762</text:p>
          </table:table-cell>
          <table:table-cell table:formula="of:= (([.I787]+[.P787])/([.I787]*[.P787])) + [.B787]" office:value-type="float" office:value="31.4069417288778" calcext:value-type="float">
            <text:p>31,4069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27+6*RAND()" office:value-type="float" office:value="30.9597843673546" calcext:value-type="float">
            <text:p>30,9598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COM.MICROSOFT.NORM.INV(RAND();30;5)" office:value-type="float" office:value="32.0556525932632" calcext:value-type="float">
            <text:p>32,0557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48+24*RAND()" office:value-type="float" office:value="59.2076555835083" calcext:value-type="float">
            <text:p>59,2077</text:p>
          </table:table-cell>
          <table:table-cell table:number-columns-repeated="5"/>
          <table:table-cell office:value-type="float" office:value="763" calcext:value-type="float">
            <text:p>763</text:p>
          </table:table-cell>
          <table:table-cell table:formula="of:= (([.I788]+[.P788])/([.I788]*[.P788])) + [.B788]" office:value-type="float" office:value="31.0078698212349" calcext:value-type="float">
            <text:p>31,0079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27+6*RAND()" office:value-type="float" office:value="31.0087521343958" calcext:value-type="float">
            <text:p>31,0088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COM.MICROSOFT.NORM.INV(RAND();30;5)" office:value-type="float" office:value="22.8720605844105" calcext:value-type="float">
            <text:p>22,8721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48+24*RAND()" office:value-type="float" office:value="64.6238022828475" calcext:value-type="float">
            <text:p>64,6238</text:p>
          </table:table-cell>
          <table:table-cell table:number-columns-repeated="5"/>
          <table:table-cell office:value-type="float" office:value="764" calcext:value-type="float">
            <text:p>764</text:p>
          </table:table-cell>
          <table:table-cell table:formula="of:= (([.I789]+[.P789])/([.I789]*[.P789])) + [.B789]" office:value-type="float" office:value="31.0679477741592" calcext:value-type="float">
            <text:p>31,0679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27+6*RAND()" office:value-type="float" office:value="28.1067835239228" calcext:value-type="float">
            <text:p>28,1068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COM.MICROSOFT.NORM.INV(RAND();30;5)" office:value-type="float" office:value="23.4594772455344" calcext:value-type="float">
            <text:p>23,4595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48+24*RAND()" office:value-type="float" office:value="53.3441601851955" calcext:value-type="float">
            <text:p>53,3442</text:p>
          </table:table-cell>
          <table:table-cell table:number-columns-repeated="5"/>
          <table:table-cell office:value-type="float" office:value="765" calcext:value-type="float">
            <text:p>765</text:p>
          </table:table-cell>
          <table:table-cell table:formula="of:= (([.I790]+[.P790])/([.I790]*[.P790])) + [.B790]" office:value-type="float" office:value="28.1681564141729" calcext:value-type="float">
            <text:p>28,1682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27+6*RAND()" office:value-type="float" office:value="31.4599373477977" calcext:value-type="float">
            <text:p>31,4599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COM.MICROSOFT.NORM.INV(RAND();30;5)" office:value-type="float" office:value="30.2947326531681" calcext:value-type="float">
            <text:p>30,2947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48+24*RAND()" office:value-type="float" office:value="50.1297075441107" calcext:value-type="float">
            <text:p>50,1297</text:p>
          </table:table-cell>
          <table:table-cell table:number-columns-repeated="5"/>
          <table:table-cell office:value-type="float" office:value="766" calcext:value-type="float">
            <text:p>766</text:p>
          </table:table-cell>
          <table:table-cell table:formula="of:= (([.I791]+[.P791])/([.I791]*[.P791])) + [.B791]" office:value-type="float" office:value="31.5128946376398" calcext:value-type="float">
            <text:p>31,5129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27+6*RAND()" office:value-type="float" office:value="32.0214637869503" calcext:value-type="float">
            <text:p>32,0215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COM.MICROSOFT.NORM.INV(RAND();30;5)" office:value-type="float" office:value="24.6768103637797" calcext:value-type="float">
            <text:p>24,6768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48+24*RAND()" office:value-type="float" office:value="62.3215261911973" calcext:value-type="float">
            <text:p>62,3215</text:p>
          </table:table-cell>
          <table:table-cell table:number-columns-repeated="5"/>
          <table:table-cell office:value-type="float" office:value="767" calcext:value-type="float">
            <text:p>767</text:p>
          </table:table-cell>
          <table:table-cell table:formula="of:= (([.I792]+[.P792])/([.I792]*[.P792])) + [.B792]" office:value-type="float" office:value="32.0780334829565" calcext:value-type="float">
            <text:p>32,0780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27+6*RAND()" office:value-type="float" office:value="27.1327168049756" calcext:value-type="float">
            <text:p>27,1327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COM.MICROSOFT.NORM.INV(RAND();30;5)" office:value-type="float" office:value="33.9784324702229" calcext:value-type="float">
            <text:p>33,9784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48+24*RAND()" office:value-type="float" office:value="63.5701424097642" calcext:value-type="float">
            <text:p>63,5701</text:p>
          </table:table-cell>
          <table:table-cell table:number-columns-repeated="5"/>
          <table:table-cell office:value-type="float" office:value="768" calcext:value-type="float">
            <text:p>768</text:p>
          </table:table-cell>
          <table:table-cell table:formula="of:= (([.I793]+[.P793])/([.I793]*[.P793])) + [.B793]" office:value-type="float" office:value="27.177877893894" calcext:value-type="float">
            <text:p>27,1779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27+6*RAND()" office:value-type="float" office:value="27.6615277498495" calcext:value-type="float">
            <text:p>27,6615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COM.MICROSOFT.NORM.INV(RAND();30;5)" office:value-type="float" office:value="45.2100513470799" calcext:value-type="float">
            <text:p>45,2101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48+24*RAND()" office:value-type="float" office:value="50.5715603521094" calcext:value-type="float">
            <text:p>50,5716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 table:formula="of:= (([.I794]+[.P794])/([.I794]*[.P794])) + [.B794]" office:value-type="float" office:value="27.7034206847209" calcext:value-type="float">
            <text:p>27,7034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27+6*RAND()" office:value-type="float" office:value="31.5344858060125" calcext:value-type="float">
            <text:p>31,5345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COM.MICROSOFT.NORM.INV(RAND();30;5)" office:value-type="float" office:value="35.6228339232322" calcext:value-type="float">
            <text:p>35,6228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48+24*RAND()" office:value-type="float" office:value="48.9347487660125" calcext:value-type="float">
            <text:p>48,9347</text:p>
          </table:table-cell>
          <table:table-cell table:number-columns-repeated="5"/>
          <table:table-cell office:value-type="float" office:value="770" calcext:value-type="float">
            <text:p>770</text:p>
          </table:table-cell>
          <table:table-cell table:formula="of:= (([.I795]+[.P795])/([.I795]*[.P795])) + [.B795]" office:value-type="float" office:value="31.5829930644762" calcext:value-type="float">
            <text:p>31,5830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27+6*RAND()" office:value-type="float" office:value="32.6735937546473" calcext:value-type="float">
            <text:p>32,6736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COM.MICROSOFT.NORM.INV(RAND();30;5)" office:value-type="float" office:value="29.6305769254253" calcext:value-type="float">
            <text:p>29,6306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48+24*RAND()" office:value-type="float" office:value="71.009215339087" calcext:value-type="float">
            <text:p>71,0092</text:p>
          </table:table-cell>
          <table:table-cell table:number-columns-repeated="5"/>
          <table:table-cell office:value-type="float" office:value="771" calcext:value-type="float">
            <text:p>771</text:p>
          </table:table-cell>
          <table:table-cell table:formula="of:= (([.I796]+[.P796])/([.I796]*[.P796])) + [.B796]" office:value-type="float" office:value="32.7214253548546" calcext:value-type="float">
            <text:p>32,7214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27+6*RAND()" office:value-type="float" office:value="30.7598749834579" calcext:value-type="float">
            <text:p>30,7599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COM.MICROSOFT.NORM.INV(RAND();30;5)" office:value-type="float" office:value="26.969479222616" calcext:value-type="float">
            <text:p>26,9695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48+24*RAND()" office:value-type="float" office:value="64.8533453000709" calcext:value-type="float">
            <text:p>64,8533</text:p>
          </table:table-cell>
          <table:table-cell table:number-columns-repeated="5"/>
          <table:table-cell office:value-type="float" office:value="772" calcext:value-type="float">
            <text:p>772</text:p>
          </table:table-cell>
          <table:table-cell table:formula="of:= (([.I797]+[.P797])/([.I797]*[.P797])) + [.B797]" office:value-type="float" office:value="30.8123733395596" calcext:value-type="float">
            <text:p>30,8124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27+6*RAND()" office:value-type="float" office:value="29.39738745871" calcext:value-type="float">
            <text:p>29,3974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COM.MICROSOFT.NORM.INV(RAND();30;5)" office:value-type="float" office:value="31.6536264262412" calcext:value-type="float">
            <text:p>31,6536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48+24*RAND()" office:value-type="float" office:value="55.8188196877018" calcext:value-type="float">
            <text:p>55,8188</text:p>
          </table:table-cell>
          <table:table-cell table:number-columns-repeated="5"/>
          <table:table-cell office:value-type="float" office:value="773" calcext:value-type="float">
            <text:p>773</text:p>
          </table:table-cell>
          <table:table-cell table:formula="of:= (([.I798]+[.P798])/([.I798]*[.P798])) + [.B798]" office:value-type="float" office:value="29.4468945202726" calcext:value-type="float">
            <text:p>29,4469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27+6*RAND()" office:value-type="float" office:value="31.3509872008581" calcext:value-type="float">
            <text:p>31,3510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COM.MICROSOFT.NORM.INV(RAND();30;5)" office:value-type="float" office:value="27.3237974443866" calcext:value-type="float">
            <text:p>27,3238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48+24*RAND()" office:value-type="float" office:value="62.8650901978835" calcext:value-type="float">
            <text:p>62,8651</text:p>
          </table:table-cell>
          <table:table-cell table:number-columns-repeated="5"/>
          <table:table-cell office:value-type="float" office:value="774" calcext:value-type="float">
            <text:p>774</text:p>
          </table:table-cell>
          <table:table-cell table:formula="of:= (([.I799]+[.P799])/([.I799]*[.P799])) + [.B799]" office:value-type="float" office:value="31.4034924145466" calcext:value-type="float">
            <text:p>31,4035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27+6*RAND()" office:value-type="float" office:value="30.2947469211649" calcext:value-type="float">
            <text:p>30,2947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COM.MICROSOFT.NORM.INV(RAND();30;5)" office:value-type="float" office:value="30.6820542663677" calcext:value-type="float">
            <text:p>30,6821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48+24*RAND()" office:value-type="float" office:value="55.2072152411565" calcext:value-type="float">
            <text:p>55,2072</text:p>
          </table:table-cell>
          <table:table-cell table:number-columns-repeated="5"/>
          <table:table-cell office:value-type="float" office:value="775" calcext:value-type="float">
            <text:p>775</text:p>
          </table:table-cell>
          <table:table-cell table:formula="of:= (([.I800]+[.P800])/([.I800]*[.P800])) + [.B800]" office:value-type="float" office:value="30.3454528373598" calcext:value-type="float">
            <text:p>30,3455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27+6*RAND()" office:value-type="float" office:value="30.0731374647003" calcext:value-type="float">
            <text:p>30,0731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COM.MICROSOFT.NORM.INV(RAND();30;5)" office:value-type="float" office:value="35.2224846884515" calcext:value-type="float">
            <text:p>35,2225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48+24*RAND()" office:value-type="float" office:value="50.3056236756966" calcext:value-type="float">
            <text:p>50,3056</text:p>
          </table:table-cell>
          <table:table-cell table:number-columns-repeated="5"/>
          <table:table-cell office:value-type="float" office:value="776" calcext:value-type="float">
            <text:p>776</text:p>
          </table:table-cell>
          <table:table-cell table:formula="of:= (([.I801]+[.P801])/([.I801]*[.P801])) + [.B801]" office:value-type="float" office:value="30.1214069135678" calcext:value-type="float">
            <text:p>30,1214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27+6*RAND()" office:value-type="float" office:value="29.5701030457858" calcext:value-type="float">
            <text:p>29,5701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COM.MICROSOFT.NORM.INV(RAND();30;5)" office:value-type="float" office:value="19.4021176004616" calcext:value-type="float">
            <text:p>19,4021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48+24*RAND()" office:value-type="float" office:value="60.0048435470089" calcext:value-type="float">
            <text:p>60,0048</text:p>
          </table:table-cell>
          <table:table-cell table:number-columns-repeated="5"/>
          <table:table-cell office:value-type="float" office:value="777" calcext:value-type="float">
            <text:p>777</text:p>
          </table:table-cell>
          <table:table-cell table:formula="of:= (([.I802]+[.P802])/([.I802]*[.P802])) + [.B802]" office:value-type="float" office:value="29.638309132969" calcext:value-type="float">
            <text:p>29,6383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27+6*RAND()" office:value-type="float" office:value="31.9133119618054" calcext:value-type="float">
            <text:p>31,9133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COM.MICROSOFT.NORM.INV(RAND();30;5)" office:value-type="float" office:value="26.5293137062293" calcext:value-type="float">
            <text:p>26,5293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48+24*RAND()" office:value-type="float" office:value="64.0267223110423" calcext:value-type="float">
            <text:p>64,0267</text:p>
          </table:table-cell>
          <table:table-cell table:number-columns-repeated="5"/>
          <table:table-cell office:value-type="float" office:value="778" calcext:value-type="float">
            <text:p>778</text:p>
          </table:table-cell>
          <table:table-cell table:formula="of:= (([.I803]+[.P803])/([.I803]*[.P803])) + [.B803]" office:value-type="float" office:value="31.9666245931562" calcext:value-type="float">
            <text:p>31,9666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27+6*RAND()" office:value-type="float" office:value="27.1105056640226" calcext:value-type="float">
            <text:p>27,1105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COM.MICROSOFT.NORM.INV(RAND();30;5)" office:value-type="float" office:value="22.2211096071562" calcext:value-type="float">
            <text:p>22,2211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48+24*RAND()" office:value-type="float" office:value="70.8677090546116" calcext:value-type="float">
            <text:p>70,8677</text:p>
          </table:table-cell>
          <table:table-cell table:number-columns-repeated="5"/>
          <table:table-cell office:value-type="float" office:value="779" calcext:value-type="float">
            <text:p>779</text:p>
          </table:table-cell>
          <table:table-cell table:formula="of:= (([.I804]+[.P804])/([.I804]*[.P804])) + [.B804]" office:value-type="float" office:value="27.1696187162083" calcext:value-type="float">
            <text:p>27,1696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27+6*RAND()" office:value-type="float" office:value="32.8610218910035" calcext:value-type="float">
            <text:p>32,8610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COM.MICROSOFT.NORM.INV(RAND();30;5)" office:value-type="float" office:value="27.1094784165111" calcext:value-type="float">
            <text:p>27,1095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48+24*RAND()" office:value-type="float" office:value="54.694753264077" calcext:value-type="float">
            <text:p>54,6948</text:p>
          </table:table-cell>
          <table:table-cell table:number-columns-repeated="5"/>
          <table:table-cell office:value-type="float" office:value="780" calcext:value-type="float">
            <text:p>780</text:p>
          </table:table-cell>
          <table:table-cell table:formula="of:= (([.I805]+[.P805])/([.I805]*[.P805])) + [.B805]" office:value-type="float" office:value="32.9161926477075" calcext:value-type="float">
            <text:p>32,9162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27+6*RAND()" office:value-type="float" office:value="27.4361788162496" calcext:value-type="float">
            <text:p>27,4362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COM.MICROSOFT.NORM.INV(RAND();30;5)" office:value-type="float" office:value="35.7939528727217" calcext:value-type="float">
            <text:p>35,7940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48+24*RAND()" office:value-type="float" office:value="54.3198415534571" calcext:value-type="float">
            <text:p>54,3198</text:p>
          </table:table-cell>
          <table:table-cell table:number-columns-repeated="5"/>
          <table:table-cell office:value-type="float" office:value="781" calcext:value-type="float">
            <text:p>781</text:p>
          </table:table-cell>
          <table:table-cell table:formula="of:= (([.I806]+[.P806])/([.I806]*[.P806])) + [.B806]" office:value-type="float" office:value="27.4825259755382" calcext:value-type="float">
            <text:p>27,4825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27+6*RAND()" office:value-type="float" office:value="30.6033305798192" calcext:value-type="float">
            <text:p>30,6033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COM.MICROSOFT.NORM.INV(RAND();30;5)" office:value-type="float" office:value="38.3467895061312" calcext:value-type="float">
            <text:p>38,3468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48+24*RAND()" office:value-type="float" office:value="67.0182528784499" calcext:value-type="float">
            <text:p>67,0183</text:p>
          </table:table-cell>
          <table:table-cell table:number-columns-repeated="5"/>
          <table:table-cell office:value-type="float" office:value="782" calcext:value-type="float">
            <text:p>782</text:p>
          </table:table-cell>
          <table:table-cell table:formula="of:= (([.I807]+[.P807])/([.I807]*[.P807])) + [.B807]" office:value-type="float" office:value="30.6443296903415" calcext:value-type="float">
            <text:p>30,6443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27+6*RAND()" office:value-type="float" office:value="31.5068848833907" calcext:value-type="float">
            <text:p>31,5069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COM.MICROSOFT.NORM.INV(RAND();30;5)" office:value-type="float" office:value="29.2129680374683" calcext:value-type="float">
            <text:p>29,2130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48+24*RAND()" office:value-type="float" office:value="66.8420630777255" calcext:value-type="float">
            <text:p>66,8421</text:p>
          </table:table-cell>
          <table:table-cell table:number-columns-repeated="5"/>
          <table:table-cell office:value-type="float" office:value="783" calcext:value-type="float">
            <text:p>783</text:p>
          </table:table-cell>
          <table:table-cell table:formula="of:= (([.I808]+[.P808])/([.I808]*[.P808])) + [.B808]" office:value-type="float" office:value="31.5560768955716" calcext:value-type="float">
            <text:p>31,5561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27+6*RAND()" office:value-type="float" office:value="27.2563119779807" calcext:value-type="float">
            <text:p>27,2563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COM.MICROSOFT.NORM.INV(RAND();30;5)" office:value-type="float" office:value="20.033694104165" calcext:value-type="float">
            <text:p>20,0337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48+24*RAND()" office:value-type="float" office:value="51.6802939055488" calcext:value-type="float">
            <text:p>51,6803</text:p>
          </table:table-cell>
          <table:table-cell table:number-columns-repeated="5"/>
          <table:table-cell office:value-type="float" office:value="784" calcext:value-type="float">
            <text:p>784</text:p>
          </table:table-cell>
          <table:table-cell table:formula="of:= (([.I809]+[.P809])/([.I809]*[.P809])) + [.B809]" office:value-type="float" office:value="27.3255776195519" calcext:value-type="float">
            <text:p>27,3256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27+6*RAND()" office:value-type="float" office:value="31.5466275613289" calcext:value-type="float">
            <text:p>31,5466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COM.MICROSOFT.NORM.INV(RAND();30;5)" office:value-type="float" office:value="30.7970055484657" calcext:value-type="float">
            <text:p>30,7970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48+24*RAND()" office:value-type="float" office:value="58.9716615797952" calcext:value-type="float">
            <text:p>58,9717</text:p>
          </table:table-cell>
          <table:table-cell table:number-columns-repeated="5"/>
          <table:table-cell office:value-type="float" office:value="785" calcext:value-type="float">
            <text:p>785</text:p>
          </table:table-cell>
          <table:table-cell table:formula="of:= (([.I810]+[.P810])/([.I810]*[.P810])) + [.B810]" office:value-type="float" office:value="31.5960555480158" calcext:value-type="float">
            <text:p>31,5961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27+6*RAND()" office:value-type="float" office:value="27.4996045811567" calcext:value-type="float">
            <text:p>27,4996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COM.MICROSOFT.NORM.INV(RAND();30;5)" office:value-type="float" office:value="28.0577530812575" calcext:value-type="float">
            <text:p>28,0578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48+24*RAND()" office:value-type="float" office:value="63.0977012207732" calcext:value-type="float">
            <text:p>63,0977</text:p>
          </table:table-cell>
          <table:table-cell table:number-columns-repeated="5"/>
          <table:table-cell office:value-type="float" office:value="786" calcext:value-type="float">
            <text:p>786</text:p>
          </table:table-cell>
          <table:table-cell table:formula="of:= (([.I811]+[.P811])/([.I811]*[.P811])) + [.B811]" office:value-type="float" office:value="27.5510937917643" calcext:value-type="float">
            <text:p>27,5511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27+6*RAND()" office:value-type="float" office:value="32.9700188159477" calcext:value-type="float">
            <text:p>32,9700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COM.MICROSOFT.NORM.INV(RAND();30;5)" office:value-type="float" office:value="33.9688958880758" calcext:value-type="float">
            <text:p>33,9689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48+24*RAND()" office:value-type="float" office:value="54.8056807508692" calcext:value-type="float">
            <text:p>54,8057</text:p>
          </table:table-cell>
          <table:table-cell table:number-columns-repeated="5"/>
          <table:table-cell office:value-type="float" office:value="787" calcext:value-type="float">
            <text:p>787</text:p>
          </table:table-cell>
          <table:table-cell table:formula="of:= (([.I812]+[.P812])/([.I812]*[.P812])) + [.B812]" office:value-type="float" office:value="33.0177037956741" calcext:value-type="float">
            <text:p>33,0177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27+6*RAND()" office:value-type="float" office:value="27.0907408136409" calcext:value-type="float">
            <text:p>27,0907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COM.MICROSOFT.NORM.INV(RAND();30;5)" office:value-type="float" office:value="28.4971259974344" calcext:value-type="float">
            <text:p>28,4971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48+24*RAND()" office:value-type="float" office:value="57.2513628238812" calcext:value-type="float">
            <text:p>57,2514</text:p>
          </table:table-cell>
          <table:table-cell table:number-columns-repeated="5"/>
          <table:table-cell office:value-type="float" office:value="788" calcext:value-type="float">
            <text:p>788</text:p>
          </table:table-cell>
          <table:table-cell table:formula="of:= (([.I813]+[.P813])/([.I813]*[.P813])) + [.B813]" office:value-type="float" office:value="27.1432989047327" calcext:value-type="float">
            <text:p>27,1433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27+6*RAND()" office:value-type="float" office:value="30.2093239061069" calcext:value-type="float">
            <text:p>30,2093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COM.MICROSOFT.NORM.INV(RAND();30;5)" office:value-type="float" office:value="24.5803157524453" calcext:value-type="float">
            <text:p>24,5803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48+24*RAND()" office:value-type="float" office:value="66.2255229586735" calcext:value-type="float">
            <text:p>66,2255</text:p>
          </table:table-cell>
          <table:table-cell table:number-columns-repeated="5"/>
          <table:table-cell office:value-type="float" office:value="789" calcext:value-type="float">
            <text:p>789</text:p>
          </table:table-cell>
          <table:table-cell table:formula="of:= (([.I814]+[.P814])/([.I814]*[.P814])) + [.B814]" office:value-type="float" office:value="30.265106784514" calcext:value-type="float">
            <text:p>30,2651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27+6*RAND()" office:value-type="float" office:value="31.4458673873451" calcext:value-type="float">
            <text:p>31,4459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COM.MICROSOFT.NORM.INV(RAND();30;5)" office:value-type="float" office:value="29.4943625088114" calcext:value-type="float">
            <text:p>29,4944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48+24*RAND()" office:value-type="float" office:value="58.7310908669606" calcext:value-type="float">
            <text:p>58,7311</text:p>
          </table:table-cell>
          <table:table-cell table:number-columns-repeated="5"/>
          <table:table-cell office:value-type="float" office:value="790" calcext:value-type="float">
            <text:p>790</text:p>
          </table:table-cell>
          <table:table-cell table:formula="of:= (([.I815]+[.P815])/([.I815]*[.P815])) + [.B815]" office:value-type="float" office:value="31.496798928468" calcext:value-type="float">
            <text:p>31,4968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27+6*RAND()" office:value-type="float" office:value="31.6583340985235" calcext:value-type="float">
            <text:p>31,6583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COM.MICROSOFT.NORM.INV(RAND();30;5)" office:value-type="float" office:value="34.0453316259697" calcext:value-type="float">
            <text:p>34,0453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48+24*RAND()" office:value-type="float" office:value="65.2663816893473" calcext:value-type="float">
            <text:p>65,2664</text:p>
          </table:table-cell>
          <table:table-cell table:number-columns-repeated="5"/>
          <table:table-cell office:value-type="float" office:value="791" calcext:value-type="float">
            <text:p>791</text:p>
          </table:table-cell>
          <table:table-cell table:formula="of:= (([.I816]+[.P816])/([.I816]*[.P816])) + [.B816]" office:value-type="float" office:value="31.7030285250294" calcext:value-type="float">
            <text:p>31,7030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27+6*RAND()" office:value-type="float" office:value="30.9685076207388" calcext:value-type="float">
            <text:p>30,9685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COM.MICROSOFT.NORM.INV(RAND();30;5)" office:value-type="float" office:value="22.0199153022067" calcext:value-type="float">
            <text:p>22,0199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48+24*RAND()" office:value-type="float" office:value="59.0770166432485" calcext:value-type="float">
            <text:p>59,0770</text:p>
          </table:table-cell>
          <table:table-cell table:number-columns-repeated="5"/>
          <table:table-cell office:value-type="float" office:value="792" calcext:value-type="float">
            <text:p>792</text:p>
          </table:table-cell>
          <table:table-cell table:formula="of:= (([.I817]+[.P817])/([.I817]*[.P817])) + [.B817]" office:value-type="float" office:value="31.0308481126135" calcext:value-type="float">
            <text:p>31,0308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27+6*RAND()" office:value-type="float" office:value="31.4454203119967" calcext:value-type="float">
            <text:p>31,4454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COM.MICROSOFT.NORM.INV(RAND();30;5)" office:value-type="float" office:value="29.2033376463734" calcext:value-type="float">
            <text:p>29,2033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48+24*RAND()" office:value-type="float" office:value="50.3321410333738" calcext:value-type="float">
            <text:p>50,3321</text:p>
          </table:table-cell>
          <table:table-cell table:number-columns-repeated="5"/>
          <table:table-cell office:value-type="float" office:value="793" calcext:value-type="float">
            <text:p>793</text:p>
          </table:table-cell>
          <table:table-cell table:formula="of:= (([.I818]+[.P818])/([.I818]*[.P818])) + [.B818]" office:value-type="float" office:value="31.4995309936058" calcext:value-type="float">
            <text:p>31,4995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27+6*RAND()" office:value-type="float" office:value="28.6499660073314" calcext:value-type="float">
            <text:p>28,6500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COM.MICROSOFT.NORM.INV(RAND();30;5)" office:value-type="float" office:value="29.1702222929553" calcext:value-type="float">
            <text:p>29,1702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48+24*RAND()" office:value-type="float" office:value="58.6370022213087" calcext:value-type="float">
            <text:p>58,6370</text:p>
          </table:table-cell>
          <table:table-cell table:number-columns-repeated="5"/>
          <table:table-cell office:value-type="float" office:value="794" calcext:value-type="float">
            <text:p>794</text:p>
          </table:table-cell>
          <table:table-cell table:formula="of:= (([.I819]+[.P819])/([.I819]*[.P819])) + [.B819]" office:value-type="float" office:value="28.7013016202884" calcext:value-type="float">
            <text:p>28,7013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27+6*RAND()" office:value-type="float" office:value="29.0087176810484" calcext:value-type="float">
            <text:p>29,0087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COM.MICROSOFT.NORM.INV(RAND();30;5)" office:value-type="float" office:value="26.1345232018995" calcext:value-type="float">
            <text:p>26,1345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48+24*RAND()" office:value-type="float" office:value="63.6455365670845" calcext:value-type="float">
            <text:p>63,6455</text:p>
          </table:table-cell>
          <table:table-cell table:number-columns-repeated="5"/>
          <table:table-cell office:value-type="float" office:value="795" calcext:value-type="float">
            <text:p>795</text:p>
          </table:table-cell>
          <table:table-cell table:formula="of:= (([.I820]+[.P820])/([.I820]*[.P820])) + [.B820]" office:value-type="float" office:value="29.0626932658931" calcext:value-type="float">
            <text:p>29,0627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27+6*RAND()" office:value-type="float" office:value="30.7690773953218" calcext:value-type="float">
            <text:p>30,7691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COM.MICROSOFT.NORM.INV(RAND();30;5)" office:value-type="float" office:value="31.7561666347021" calcext:value-type="float">
            <text:p>31,7562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48+24*RAND()" office:value-type="float" office:value="52.2103469548747" calcext:value-type="float">
            <text:p>52,2103</text:p>
          </table:table-cell>
          <table:table-cell table:number-columns-repeated="5"/>
          <table:table-cell office:value-type="float" office:value="796" calcext:value-type="float">
            <text:p>796</text:p>
          </table:table-cell>
          <table:table-cell table:formula="of:= (([.I821]+[.P821])/([.I821]*[.P821])) + [.B821]" office:value-type="float" office:value="30.8197206337925" calcext:value-type="float">
            <text:p>30,8197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27+6*RAND()" office:value-type="float" office:value="29.5236774610821" calcext:value-type="float">
            <text:p>29,5237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COM.MICROSOFT.NORM.INV(RAND();30;5)" office:value-type="float" office:value="30.602470562938" calcext:value-type="float">
            <text:p>30,6025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48+24*RAND()" office:value-type="float" office:value="59.8361833104864" calcext:value-type="float">
            <text:p>59,8362</text:p>
          </table:table-cell>
          <table:table-cell table:number-columns-repeated="5"/>
          <table:table-cell office:value-type="float" office:value="797" calcext:value-type="float">
            <text:p>797</text:p>
          </table:table-cell>
          <table:table-cell table:formula="of:= (([.I822]+[.P822])/([.I822]*[.P822])) + [.B822]" office:value-type="float" office:value="29.5730668572648" calcext:value-type="float">
            <text:p>29,5731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27+6*RAND()" office:value-type="float" office:value="27.149323820835" calcext:value-type="float">
            <text:p>27,1493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COM.MICROSOFT.NORM.INV(RAND();30;5)" office:value-type="float" office:value="28.3142272100694" calcext:value-type="float">
            <text:p>28,3142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48+24*RAND()" office:value-type="float" office:value="55.6446545189247" calcext:value-type="float">
            <text:p>55,6447</text:p>
          </table:table-cell>
          <table:table-cell table:number-columns-repeated="5"/>
          <table:table-cell office:value-type="float" office:value="798" calcext:value-type="float">
            <text:p>798</text:p>
          </table:table-cell>
          <table:table-cell table:formula="of:= (([.I823]+[.P823])/([.I823]*[.P823])) + [.B823]" office:value-type="float" office:value="27.202612932717" calcext:value-type="float">
            <text:p>27,2026</text:p>
          </table:table-cell>
          <table:table-cell table:number-columns-repeated="10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27+6*RAND()" office:value-type="float" office:value="27.3519075305667" calcext:value-type="float">
            <text:p>27,3519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COM.MICROSOFT.NORM.INV(RAND();30;5)" office:value-type="float" office:value="26.9929537463806" calcext:value-type="float">
            <text:p>26,9930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48+24*RAND()" office:value-type="float" office:value="61.9345915736631" calcext:value-type="float">
            <text:p>61,9346</text:p>
          </table:table-cell>
          <table:table-cell table:number-columns-repeated="5"/>
          <table:table-cell office:value-type="float" office:value="799" calcext:value-type="float">
            <text:p>799</text:p>
          </table:table-cell>
          <table:table-cell table:formula="of:= (([.I824]+[.P824])/([.I824]*[.P824])) + [.B824]" office:value-type="float" office:value="27.4051003017175" calcext:value-type="float">
            <text:p>27,4051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7+6*RAND()" office:value-type="float" office:value="30.659294425277" calcext:value-type="float">
            <text:p>30,6593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COM.MICROSOFT.NORM.INV(RAND();30;5)" office:value-type="float" office:value="32.0017159160697" calcext:value-type="float">
            <text:p>32,0017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48+24*RAND()" office:value-type="float" office:value="63.1689681289718" calcext:value-type="float">
            <text:p>63,1690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formula="of:= (([.I825]+[.P825])/([.I825]*[.P825])) + [.B825]" office:value-type="float" office:value="30.7063733074497" calcext:value-type="float">
            <text:p>30,7064</text:p>
          </table:table-cell>
          <table:table-cell table:number-columns-repeated="10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27+6*RAND()" office:value-type="float" office:value="32.2776578057092" calcext:value-type="float">
            <text:p>32,2777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COM.MICROSOFT.NORM.INV(RAND();30;5)" office:value-type="float" office:value="32.7662124574683" calcext:value-type="float">
            <text:p>32,7662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48+24*RAND()" office:value-type="float" office:value="71.0413306904957" calcext:value-type="float">
            <text:p>71,0413</text:p>
          </table:table-cell>
          <table:table-cell table:number-columns-repeated="5"/>
          <table:table-cell office:value-type="float" office:value="801" calcext:value-type="float">
            <text:p>801</text:p>
          </table:table-cell>
          <table:table-cell table:formula="of:= (([.I826]+[.P826])/([.I826]*[.P826])) + [.B826]" office:value-type="float" office:value="32.3222533616089" calcext:value-type="float">
            <text:p>32,3223</text:p>
          </table:table-cell>
          <table:table-cell table:number-columns-repeated="10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27+6*RAND()" office:value-type="float" office:value="30.2555758513045" calcext:value-type="float">
            <text:p>30,2556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COM.MICROSOFT.NORM.INV(RAND();30;5)" office:value-type="float" office:value="36.6485844658524" calcext:value-type="float">
            <text:p>36,6486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48+24*RAND()" office:value-type="float" office:value="50.3086654460058" calcext:value-type="float">
            <text:p>50,3087</text:p>
          </table:table-cell>
          <table:table-cell table:number-columns-repeated="5"/>
          <table:table-cell office:value-type="float" office:value="802" calcext:value-type="float">
            <text:p>802</text:p>
          </table:table-cell>
          <table:table-cell table:formula="of:= (([.I827]+[.P827])/([.I827]*[.P827])) + [.B827]" office:value-type="float" office:value="30.302739326124" calcext:value-type="float">
            <text:p>30,3027</text:p>
          </table:table-cell>
          <table:table-cell table:number-columns-repeated="10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27+6*RAND()" office:value-type="float" office:value="27.9645302512217" calcext:value-type="float">
            <text:p>27,9645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COM.MICROSOFT.NORM.INV(RAND();30;5)" office:value-type="float" office:value="27.9680779443765" calcext:value-type="float">
            <text:p>27,9681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48+24*RAND()" office:value-type="float" office:value="60.6927893618122" calcext:value-type="float">
            <text:p>60,6928</text:p>
          </table:table-cell>
          <table:table-cell table:number-columns-repeated="5"/>
          <table:table-cell office:value-type="float" office:value="803" calcext:value-type="float">
            <text:p>803</text:p>
          </table:table-cell>
          <table:table-cell table:formula="of:= (([.I828]+[.P828])/([.I828]*[.P828])) + [.B828]" office:value-type="float" office:value="28.0167617221541" calcext:value-type="float">
            <text:p>28,0168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27+6*RAND()" office:value-type="float" office:value="29.5822551345918" calcext:value-type="float">
            <text:p>29,5823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COM.MICROSOFT.NORM.INV(RAND();30;5)" office:value-type="float" office:value="18.489840304166" calcext:value-type="float">
            <text:p>18,4898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48+24*RAND()" office:value-type="float" office:value="48.7566535519436" calcext:value-type="float">
            <text:p>48,7567</text:p>
          </table:table-cell>
          <table:table-cell table:number-columns-repeated="5"/>
          <table:table-cell office:value-type="float" office:value="804" calcext:value-type="float">
            <text:p>804</text:p>
          </table:table-cell>
          <table:table-cell table:formula="of:= (([.I829]+[.P829])/([.I829]*[.P829])) + [.B829]" office:value-type="float" office:value="29.6568489112116" calcext:value-type="float">
            <text:p>29,6568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27+6*RAND()" office:value-type="float" office:value="27.577081997646" calcext:value-type="float">
            <text:p>27,5771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COM.MICROSOFT.NORM.INV(RAND();30;5)" office:value-type="float" office:value="38.2144006844451" calcext:value-type="float">
            <text:p>38,2144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48+24*RAND()" office:value-type="float" office:value="62.1308722654358" calcext:value-type="float">
            <text:p>62,1309</text:p>
          </table:table-cell>
          <table:table-cell table:number-columns-repeated="5"/>
          <table:table-cell office:value-type="float" office:value="805" calcext:value-type="float">
            <text:p>805</text:p>
          </table:table-cell>
          <table:table-cell table:formula="of:= (([.I830]+[.P830])/([.I830]*[.P830])) + [.B830]" office:value-type="float" office:value="27.619345201334" calcext:value-type="float">
            <text:p>27,6193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27+6*RAND()" office:value-type="float" office:value="27.1549826294649" calcext:value-type="float">
            <text:p>27,1550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COM.MICROSOFT.NORM.INV(RAND();30;5)" office:value-type="float" office:value="19.6929291212231" calcext:value-type="float">
            <text:p>19,6929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48+24*RAND()" office:value-type="float" office:value="54.3926360020414" calcext:value-type="float">
            <text:p>54,3926</text:p>
          </table:table-cell>
          <table:table-cell table:number-columns-repeated="5"/>
          <table:table-cell office:value-type="float" office:value="806" calcext:value-type="float">
            <text:p>806</text:p>
          </table:table-cell>
          <table:table-cell table:formula="of:= (([.I831]+[.P831])/([.I831]*[.P831])) + [.B831]" office:value-type="float" office:value="27.224147118668" calcext:value-type="float">
            <text:p>27,2241</text:p>
          </table:table-cell>
          <table:table-cell table:number-columns-repeated="10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27+6*RAND()" office:value-type="float" office:value="27.2634869918693" calcext:value-type="float">
            <text:p>27,2635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COM.MICROSOFT.NORM.INV(RAND();30;5)" office:value-type="float" office:value="19.3055075094941" calcext:value-type="float">
            <text:p>19,3055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48+24*RAND()" office:value-type="float" office:value="62.6013062009588" calcext:value-type="float">
            <text:p>62,6013</text:p>
          </table:table-cell>
          <table:table-cell table:number-columns-repeated="5"/>
          <table:table-cell office:value-type="float" office:value="807" calcext:value-type="float">
            <text:p>807</text:p>
          </table:table-cell>
          <table:table-cell table:formula="of:= (([.I832]+[.P832])/([.I832]*[.P832])) + [.B832]" office:value-type="float" office:value="27.3312597895142" calcext:value-type="float">
            <text:p>27,3313</text:p>
          </table:table-cell>
          <table:table-cell table:number-columns-repeated="10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27+6*RAND()" office:value-type="float" office:value="27.5724654605147" calcext:value-type="float">
            <text:p>27,5725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COM.MICROSOFT.NORM.INV(RAND();30;5)" office:value-type="float" office:value="32.3972116685727" calcext:value-type="float">
            <text:p>32,3972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48+24*RAND()" office:value-type="float" office:value="60.742937383242" calcext:value-type="float">
            <text:p>60,7429</text:p>
          </table:table-cell>
          <table:table-cell table:number-columns-repeated="5"/>
          <table:table-cell office:value-type="float" office:value="808" calcext:value-type="float">
            <text:p>808</text:p>
          </table:table-cell>
          <table:table-cell table:formula="of:= (([.I833]+[.P833])/([.I833]*[.P833])) + [.B833]" office:value-type="float" office:value="27.6197951337038" calcext:value-type="float">
            <text:p>27,6198</text:p>
          </table:table-cell>
          <table:table-cell table:number-columns-repeated="10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27+6*RAND()" office:value-type="float" office:value="27.93404049729" calcext:value-type="float">
            <text:p>27,9340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COM.MICROSOFT.NORM.INV(RAND();30;5)" office:value-type="float" office:value="31.4336360985887" calcext:value-type="float">
            <text:p>31,4336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48+24*RAND()" office:value-type="float" office:value="67.1208324814215" calcext:value-type="float">
            <text:p>67,1208</text:p>
          </table:table-cell>
          <table:table-cell table:number-columns-repeated="5"/>
          <table:table-cell office:value-type="float" office:value="809" calcext:value-type="float">
            <text:p>809</text:p>
          </table:table-cell>
          <table:table-cell table:formula="of:= (([.I834]+[.P834])/([.I834]*[.P834])) + [.B834]" office:value-type="float" office:value="27.9807520566101" calcext:value-type="float">
            <text:p>27,9808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27+6*RAND()" office:value-type="float" office:value="28.833562155487" calcext:value-type="float">
            <text:p>28,8336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COM.MICROSOFT.NORM.INV(RAND();30;5)" office:value-type="float" office:value="29.2725532795942" calcext:value-type="float">
            <text:p>29,2726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48+24*RAND()" office:value-type="float" office:value="58.0654494361952" calcext:value-type="float">
            <text:p>58,0654</text:p>
          </table:table-cell>
          <table:table-cell table:number-columns-repeated="5"/>
          <table:table-cell office:value-type="float" office:value="810" calcext:value-type="float">
            <text:p>810</text:p>
          </table:table-cell>
          <table:table-cell table:formula="of:= (([.I835]+[.P835])/([.I835]*[.P835])) + [.B835]" office:value-type="float" office:value="28.8849457946259" calcext:value-type="float">
            <text:p>28,8849</text:p>
          </table:table-cell>
          <table:table-cell table:number-columns-repeated="10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27+6*RAND()" office:value-type="float" office:value="30.5086207569111" calcext:value-type="float">
            <text:p>30,5086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COM.MICROSOFT.NORM.INV(RAND();30;5)" office:value-type="float" office:value="34.530049957847" calcext:value-type="float">
            <text:p>34,5300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48+24*RAND()" office:value-type="float" office:value="52.2744291415438" calcext:value-type="float">
            <text:p>52,2744</text:p>
          </table:table-cell>
          <table:table-cell table:number-columns-repeated="5"/>
          <table:table-cell office:value-type="float" office:value="811" calcext:value-type="float">
            <text:p>811</text:p>
          </table:table-cell>
          <table:table-cell table:formula="of:= (([.I836]+[.P836])/([.I836]*[.P836])) + [.B836]" office:value-type="float" office:value="30.5567108513311" calcext:value-type="float">
            <text:p>30,5567</text:p>
          </table:table-cell>
          <table:table-cell table:number-columns-repeated="10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27+6*RAND()" office:value-type="float" office:value="29.3685337852221" calcext:value-type="float">
            <text:p>29,3685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COM.MICROSOFT.NORM.INV(RAND();30;5)" office:value-type="float" office:value="32.099193787404" calcext:value-type="float">
            <text:p>32,0992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48+24*RAND()" office:value-type="float" office:value="69.9133902182803" calcext:value-type="float">
            <text:p>69,9134</text:p>
          </table:table-cell>
          <table:table-cell table:number-columns-repeated="5"/>
          <table:table-cell office:value-type="float" office:value="812" calcext:value-type="float">
            <text:p>812</text:p>
          </table:table-cell>
          <table:table-cell table:formula="of:= (([.I837]+[.P837])/([.I837]*[.P837])) + [.B837]" office:value-type="float" office:value="29.4139906272841" calcext:value-type="float">
            <text:p>29,4140</text:p>
          </table:table-cell>
          <table:table-cell table:number-columns-repeated="10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27+6*RAND()" office:value-type="float" office:value="31.6189703720156" calcext:value-type="float">
            <text:p>31,6190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COM.MICROSOFT.NORM.INV(RAND();30;5)" office:value-type="float" office:value="28.012735518583" calcext:value-type="float">
            <text:p>28,0127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48+24*RAND()" office:value-type="float" office:value="59.9672114672139" calcext:value-type="float">
            <text:p>59,9672</text:p>
          </table:table-cell>
          <table:table-cell table:number-columns-repeated="5"/>
          <table:table-cell office:value-type="float" office:value="813" calcext:value-type="float">
            <text:p>813</text:p>
          </table:table-cell>
          <table:table-cell table:formula="of:= (([.I838]+[.P838])/([.I838]*[.P838])) + [.B838]" office:value-type="float" office:value="31.6713442004036" calcext:value-type="float">
            <text:p>31,6713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27+6*RAND()" office:value-type="float" office:value="32.0237947830465" calcext:value-type="float">
            <text:p>32,0238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COM.MICROSOFT.NORM.INV(RAND();30;5)" office:value-type="float" office:value="35.6992319784156" calcext:value-type="float">
            <text:p>35,6992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48+24*RAND()" office:value-type="float" office:value="57.4789031194523" calcext:value-type="float">
            <text:p>57,4789</text:p>
          </table:table-cell>
          <table:table-cell table:number-columns-repeated="5"/>
          <table:table-cell office:value-type="float" office:value="814" calcext:value-type="float">
            <text:p>814</text:p>
          </table:table-cell>
          <table:table-cell table:formula="of:= (([.I839]+[.P839])/([.I839]*[.P839])) + [.B839]" office:value-type="float" office:value="32.0692042777511" calcext:value-type="float">
            <text:p>32,0692</text:p>
          </table:table-cell>
          <table:table-cell table:number-columns-repeated="10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27+6*RAND()" office:value-type="float" office:value="27.8261340579484" calcext:value-type="float">
            <text:p>27,8261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COM.MICROSOFT.NORM.INV(RAND();30;5)" office:value-type="float" office:value="34.5565892924323" calcext:value-type="float">
            <text:p>34,5566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48+24*RAND()" office:value-type="float" office:value="61.3828883646056" calcext:value-type="float">
            <text:p>61,3829</text:p>
          </table:table-cell>
          <table:table-cell table:number-columns-repeated="5"/>
          <table:table-cell office:value-type="float" office:value="815" calcext:value-type="float">
            <text:p>815</text:p>
          </table:table-cell>
          <table:table-cell table:formula="of:= (([.I840]+[.P840])/([.I840]*[.P840])) + [.B840]" office:value-type="float" office:value="27.871363284173" calcext:value-type="float">
            <text:p>27,8714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27+6*RAND()" office:value-type="float" office:value="32.9292302092072" calcext:value-type="float">
            <text:p>32,9292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COM.MICROSOFT.NORM.INV(RAND();30;5)" office:value-type="float" office:value="31.796488681055" calcext:value-type="float">
            <text:p>31,7965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48+24*RAND()" office:value-type="float" office:value="56.4690331360325" calcext:value-type="float">
            <text:p>56,4690</text:p>
          </table:table-cell>
          <table:table-cell table:number-columns-repeated="5"/>
          <table:table-cell office:value-type="float" office:value="816" calcext:value-type="float">
            <text:p>816</text:p>
          </table:table-cell>
          <table:table-cell table:formula="of:= (([.I841]+[.P841])/([.I841]*[.P841])) + [.B841]" office:value-type="float" office:value="32.9783890437642" calcext:value-type="float">
            <text:p>32,9784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27+6*RAND()" office:value-type="float" office:value="27.2251243565697" calcext:value-type="float">
            <text:p>27,2251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COM.MICROSOFT.NORM.INV(RAND();30;5)" office:value-type="float" office:value="27.0696857913594" calcext:value-type="float">
            <text:p>27,0697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48+24*RAND()" office:value-type="float" office:value="71.6770568965003" calcext:value-type="float">
            <text:p>71,6771</text:p>
          </table:table-cell>
          <table:table-cell table:number-columns-repeated="5"/>
          <table:table-cell office:value-type="float" office:value="817" calcext:value-type="float">
            <text:p>817</text:p>
          </table:table-cell>
          <table:table-cell table:formula="of:= (([.I842]+[.P842])/([.I842]*[.P842])) + [.B842]" office:value-type="float" office:value="27.2760175144422" calcext:value-type="float">
            <text:p>27,2760</text:p>
          </table:table-cell>
          <table:table-cell table:number-columns-repeated="10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27+6*RAND()" office:value-type="float" office:value="30.6024262269493" calcext:value-type="float">
            <text:p>30,6024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COM.MICROSOFT.NORM.INV(RAND();30;5)" office:value-type="float" office:value="22.5097208487321" calcext:value-type="float">
            <text:p>22,5097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48+24*RAND()" office:value-type="float" office:value="67.2901545250788" calcext:value-type="float">
            <text:p>67,2902</text:p>
          </table:table-cell>
          <table:table-cell table:number-columns-repeated="5"/>
          <table:table-cell office:value-type="float" office:value="818" calcext:value-type="float">
            <text:p>818</text:p>
          </table:table-cell>
          <table:table-cell table:formula="of:= (([.I843]+[.P843])/([.I843]*[.P843])) + [.B843]" office:value-type="float" office:value="30.6617124930727" calcext:value-type="float">
            <text:p>30,6617</text:p>
          </table:table-cell>
          <table:table-cell table:number-columns-repeated="10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27+6*RAND()" office:value-type="float" office:value="31.0749496340286" calcext:value-type="float">
            <text:p>31,0749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COM.MICROSOFT.NORM.INV(RAND();30;5)" office:value-type="float" office:value="39.4386148616784" calcext:value-type="float">
            <text:p>39,4386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48+24*RAND()" office:value-type="float" office:value="66.5100205773488" calcext:value-type="float">
            <text:p>66,5100</text:p>
          </table:table-cell>
          <table:table-cell table:number-columns-repeated="5"/>
          <table:table-cell office:value-type="float" office:value="819" calcext:value-type="float">
            <text:p>819</text:p>
          </table:table-cell>
          <table:table-cell table:formula="of:= (([.I844]+[.P844])/([.I844]*[.P844])) + [.B844]" office:value-type="float" office:value="31.1153408224849" calcext:value-type="float">
            <text:p>31,1153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27+6*RAND()" office:value-type="float" office:value="30.369865907589" calcext:value-type="float">
            <text:p>30,3699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COM.MICROSOFT.NORM.INV(RAND();30;5)" office:value-type="float" office:value="30.8896587863001" calcext:value-type="float">
            <text:p>30,8897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48+24*RAND()" office:value-type="float" office:value="70.7832220913842" calcext:value-type="float">
            <text:p>70,7832</text:p>
          </table:table-cell>
          <table:table-cell table:number-columns-repeated="5"/>
          <table:table-cell office:value-type="float" office:value="820" calcext:value-type="float">
            <text:p>820</text:p>
          </table:table-cell>
          <table:table-cell table:formula="of:= (([.I845]+[.P845])/([.I845]*[.P845])) + [.B845]" office:value-type="float" office:value="30.4163668431115" calcext:value-type="float">
            <text:p>30,4164</text:p>
          </table:table-cell>
          <table:table-cell table:number-columns-repeated="10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27+6*RAND()" office:value-type="float" office:value="27.3261291675735" calcext:value-type="float">
            <text:p>27,3261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COM.MICROSOFT.NORM.INV(RAND();30;5)" office:value-type="float" office:value="25.6500791817939" calcext:value-type="float">
            <text:p>25,6501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48+24*RAND()" office:value-type="float" office:value="70.9197886968032" calcext:value-type="float">
            <text:p>70,9198</text:p>
          </table:table-cell>
          <table:table-cell table:number-columns-repeated="5"/>
          <table:table-cell office:value-type="float" office:value="821" calcext:value-type="float">
            <text:p>821</text:p>
          </table:table-cell>
          <table:table-cell table:formula="of:= (([.I846]+[.P846])/([.I846]*[.P846])) + [.B846]" office:value-type="float" office:value="27.3792158388212" calcext:value-type="float">
            <text:p>27,3792</text:p>
          </table:table-cell>
          <table:table-cell table:number-columns-repeated="10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27+6*RAND()" office:value-type="float" office:value="29.5785124974791" calcext:value-type="float">
            <text:p>29,5785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COM.MICROSOFT.NORM.INV(RAND();30;5)" office:value-type="float" office:value="19.8385815767335" calcext:value-type="float">
            <text:p>19,8386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48+24*RAND()" office:value-type="float" office:value="50.1977961687371" calcext:value-type="float">
            <text:p>50,1978</text:p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table:formula="of:= (([.I847]+[.P847])/([.I847]*[.P847])) + [.B847]" office:value-type="float" office:value="29.6488405203123" calcext:value-type="float">
            <text:p>29,6488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27+6*RAND()" office:value-type="float" office:value="29.4712860414293" calcext:value-type="float">
            <text:p>29,4713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COM.MICROSOFT.NORM.INV(RAND();30;5)" office:value-type="float" office:value="30.7528698730202" calcext:value-type="float">
            <text:p>30,7529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48+24*RAND()" office:value-type="float" office:value="48.2770522898063" calcext:value-type="float">
            <text:p>48,2771</text:p>
          </table:table-cell>
          <table:table-cell table:number-columns-repeated="5"/>
          <table:table-cell office:value-type="float" office:value="823" calcext:value-type="float">
            <text:p>823</text:p>
          </table:table-cell>
          <table:table-cell table:formula="of:= (([.I848]+[.P848])/([.I848]*[.P848])) + [.B848]" office:value-type="float" office:value="29.5245171068447" calcext:value-type="float">
            <text:p>29,5245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27+6*RAND()" office:value-type="float" office:value="28.1390874960925" calcext:value-type="float">
            <text:p>28,1391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COM.MICROSOFT.NORM.INV(RAND();30;5)" office:value-type="float" office:value="30.8366645880025" calcext:value-type="float">
            <text:p>30,8367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48+24*RAND()" office:value-type="float" office:value="63.401947167702" calcext:value-type="float">
            <text:p>63,4019</text:p>
          </table:table-cell>
          <table:table-cell table:number-columns-repeated="5"/>
          <table:table-cell office:value-type="float" office:value="824" calcext:value-type="float">
            <text:p>824</text:p>
          </table:table-cell>
          <table:table-cell table:formula="of:= (([.I849]+[.P849])/([.I849]*[.P849])) + [.B849]" office:value-type="float" office:value="28.1872888111353" calcext:value-type="float">
            <text:p>28,1873</text:p>
          </table:table-cell>
          <table:table-cell table:number-columns-repeated="10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27+6*RAND()" office:value-type="float" office:value="31.3639047613833" calcext:value-type="float">
            <text:p>31,3639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COM.MICROSOFT.NORM.INV(RAND();30;5)" office:value-type="float" office:value="32.5807599410641" calcext:value-type="float">
            <text:p>32,5808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48+24*RAND()" office:value-type="float" office:value="64.3550902912393" calcext:value-type="float">
            <text:p>64,3551</text:p>
          </table:table-cell>
          <table:table-cell table:number-columns-repeated="5"/>
          <table:table-cell office:value-type="float" office:value="825" calcext:value-type="float">
            <text:p>825</text:p>
          </table:table-cell>
          <table:table-cell table:formula="of:= (([.I850]+[.P850])/([.I850]*[.P850])) + [.B850]" office:value-type="float" office:value="31.4101365089329" calcext:value-type="float">
            <text:p>31,4101</text:p>
          </table:table-cell>
          <table:table-cell table:number-columns-repeated="10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27+6*RAND()" office:value-type="float" office:value="32.8131657459307" calcext:value-type="float">
            <text:p>32,8132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COM.MICROSOFT.NORM.INV(RAND();30;5)" office:value-type="float" office:value="36.1816573332395" calcext:value-type="float">
            <text:p>36,1817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48+24*RAND()" office:value-type="float" office:value="48.22354370635" calcext:value-type="float">
            <text:p>48,2235</text:p>
          </table:table-cell>
          <table:table-cell table:number-columns-repeated="5"/>
          <table:table-cell office:value-type="float" office:value="826" calcext:value-type="float">
            <text:p>826</text:p>
          </table:table-cell>
          <table:table-cell table:formula="of:= (([.I851]+[.P851])/([.I851]*[.P851])) + [.B851]" office:value-type="float" office:value="32.8615408186712" calcext:value-type="float">
            <text:p>32,8615</text:p>
          </table:table-cell>
          <table:table-cell table:number-columns-repeated="10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27+6*RAND()" office:value-type="float" office:value="27.5051929468755" calcext:value-type="float">
            <text:p>27,5052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COM.MICROSOFT.NORM.INV(RAND();30;5)" office:value-type="float" office:value="25.2596558514893" calcext:value-type="float">
            <text:p>25,2597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48+24*RAND()" office:value-type="float" office:value="52.1561723733321" calcext:value-type="float">
            <text:p>52,1562</text:p>
          </table:table-cell>
          <table:table-cell table:number-columns-repeated="5"/>
          <table:table-cell office:value-type="float" office:value="827" calcext:value-type="float">
            <text:p>827</text:p>
          </table:table-cell>
          <table:table-cell table:formula="of:= (([.I852]+[.P852])/([.I852]*[.P852])) + [.B852]" office:value-type="float" office:value="27.5639549542277" calcext:value-type="float">
            <text:p>27,5640</text:p>
          </table:table-cell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27+6*RAND()" office:value-type="float" office:value="31.0577758520376" calcext:value-type="float">
            <text:p>31,0578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COM.MICROSOFT.NORM.INV(RAND();30;5)" office:value-type="float" office:value="28.3997136574266" calcext:value-type="float">
            <text:p>28,3997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48+24*RAND()" office:value-type="float" office:value="52.6015776274726" calcext:value-type="float">
            <text:p>52,6016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table:formula="of:= (([.I853]+[.P853])/([.I853]*[.P853])) + [.B853]" office:value-type="float" office:value="31.1119983113175" calcext:value-type="float">
            <text:p>31,1120</text:p>
          </table:table-cell>
          <table:table-cell table:number-columns-repeated="10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27+6*RAND()" office:value-type="float" office:value="28.1608862236608" calcext:value-type="float">
            <text:p>28,1609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COM.MICROSOFT.NORM.INV(RAND();30;5)" office:value-type="float" office:value="30.1139017542007" calcext:value-type="float">
            <text:p>30,1139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48+24*RAND()" office:value-type="float" office:value="53.1553805982694" calcext:value-type="float">
            <text:p>53,1554</text:p>
          </table:table-cell>
          <table:table-cell table:number-columns-repeated="5"/>
          <table:table-cell office:value-type="float" office:value="829" calcext:value-type="float">
            <text:p>829</text:p>
          </table:table-cell>
          <table:table-cell table:formula="of:= (([.I854]+[.P854])/([.I854]*[.P854])) + [.B854]" office:value-type="float" office:value="28.2129062491269" calcext:value-type="float">
            <text:p>28,2129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27+6*RAND()" office:value-type="float" office:value="27.9320774541702" calcext:value-type="float">
            <text:p>27,9321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COM.MICROSOFT.NORM.INV(RAND();30;5)" office:value-type="float" office:value="22.9025066044391" calcext:value-type="float">
            <text:p>22,9025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48+24*RAND()" office:value-type="float" office:value="61.4394163833931" calcext:value-type="float">
            <text:p>61,4394</text:p>
          </table:table-cell>
          <table:table-cell table:number-columns-repeated="5"/>
          <table:table-cell office:value-type="float" office:value="830" calcext:value-type="float">
            <text:p>830</text:p>
          </table:table-cell>
          <table:table-cell table:formula="of:= (([.I855]+[.P855])/([.I855]*[.P855])) + [.B855]" office:value-type="float" office:value="27.9920169933815" calcext:value-type="float">
            <text:p>27,9920</text:p>
          </table:table-cell>
          <table:table-cell table:number-columns-repeated="10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27+6*RAND()" office:value-type="float" office:value="31.2072139119264" calcext:value-type="float">
            <text:p>31,2072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COM.MICROSOFT.NORM.INV(RAND();30;5)" office:value-type="float" office:value="26.3017010759551" calcext:value-type="float">
            <text:p>26,3017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48+24*RAND()" office:value-type="float" office:value="57.153374475427" calcext:value-type="float">
            <text:p>57,1534</text:p>
          </table:table-cell>
          <table:table-cell table:number-columns-repeated="5"/>
          <table:table-cell office:value-type="float" office:value="831" calcext:value-type="float">
            <text:p>831</text:p>
          </table:table-cell>
          <table:table-cell table:formula="of:= (([.I856]+[.P856])/([.I856]*[.P856])) + [.B856]" office:value-type="float" office:value="31.2627310461293" calcext:value-type="float">
            <text:p>31,2627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27+6*RAND()" office:value-type="float" office:value="27.030621008249" calcext:value-type="float">
            <text:p>27,0306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COM.MICROSOFT.NORM.INV(RAND();30;5)" office:value-type="float" office:value="37.0990458639405" calcext:value-type="float">
            <text:p>37,0990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48+24*RAND()" office:value-type="float" office:value="63.5655053062364" calcext:value-type="float">
            <text:p>63,5655</text:p>
          </table:table-cell>
          <table:table-cell table:number-columns-repeated="5"/>
          <table:table-cell office:value-type="float" office:value="832" calcext:value-type="float">
            <text:p>832</text:p>
          </table:table-cell>
          <table:table-cell table:formula="of:= (([.I857]+[.P857])/([.I857]*[.P857])) + [.B857]" office:value-type="float" office:value="27.0733076822594" calcext:value-type="float">
            <text:p>27,0733</text:p>
          </table:table-cell>
          <table:table-cell table:number-columns-repeated="10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27+6*RAND()" office:value-type="float" office:value="29.2880787604954" calcext:value-type="float">
            <text:p>29,2881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COM.MICROSOFT.NORM.INV(RAND();30;5)" office:value-type="float" office:value="36.7149172073844" calcext:value-type="float">
            <text:p>36,7149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48+24*RAND()" office:value-type="float" office:value="51.4884350588545" calcext:value-type="float">
            <text:p>51,4884</text:p>
          </table:table-cell>
          <table:table-cell table:number-columns-repeated="5"/>
          <table:table-cell office:value-type="float" office:value="833" calcext:value-type="float">
            <text:p>833</text:p>
          </table:table-cell>
          <table:table-cell table:formula="of:= (([.I858]+[.P858])/([.I858]*[.P858])) + [.B858]" office:value-type="float" office:value="29.3347374832352" calcext:value-type="float">
            <text:p>29,3347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27+6*RAND()" office:value-type="float" office:value="31.5538317246828" calcext:value-type="float">
            <text:p>31,5538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COM.MICROSOFT.NORM.INV(RAND();30;5)" office:value-type="float" office:value="29.6192411806728" calcext:value-type="float">
            <text:p>29,6192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48+24*RAND()" office:value-type="float" office:value="53.9289467940107" calcext:value-type="float">
            <text:p>53,9289</text:p>
          </table:table-cell>
          <table:table-cell table:number-columns-repeated="5"/>
          <table:table-cell office:value-type="float" office:value="834" calcext:value-type="float">
            <text:p>834</text:p>
          </table:table-cell>
          <table:table-cell table:formula="of:= (([.I859]+[.P859])/([.I859]*[.P859])) + [.B859]" office:value-type="float" office:value="31.6061364792169" calcext:value-type="float">
            <text:p>31,6061</text:p>
          </table:table-cell>
          <table:table-cell table:number-columns-repeated="10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27+6*RAND()" office:value-type="float" office:value="29.797172852559" calcext:value-type="float">
            <text:p>29,7972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COM.MICROSOFT.NORM.INV(RAND();30;5)" office:value-type="float" office:value="30.0570845022693" calcext:value-type="float">
            <text:p>30,0571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48+24*RAND()" office:value-type="float" office:value="65.140997079201" calcext:value-type="float">
            <text:p>65,1410</text:p>
          </table:table-cell>
          <table:table-cell table:number-columns-repeated="5"/>
          <table:table-cell office:value-type="float" office:value="835" calcext:value-type="float">
            <text:p>835</text:p>
          </table:table-cell>
          <table:table-cell table:formula="of:= (([.I860]+[.P860])/([.I860]*[.P860])) + [.B860]" office:value-type="float" office:value="29.8457941946572" calcext:value-type="float">
            <text:p>29,8458</text:p>
          </table:table-cell>
          <table:table-cell table:number-columns-repeated="10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27+6*RAND()" office:value-type="float" office:value="27.6886535009835" calcext:value-type="float">
            <text:p>27,6887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COM.MICROSOFT.NORM.INV(RAND();30;5)" office:value-type="float" office:value="18.4303611804873" calcext:value-type="float">
            <text:p>18,4304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48+24*RAND()" office:value-type="float" office:value="55.7985234344378" calcext:value-type="float">
            <text:p>55,7985</text:p>
          </table:table-cell>
          <table:table-cell table:number-columns-repeated="5"/>
          <table:table-cell office:value-type="float" office:value="836" calcext:value-type="float">
            <text:p>836</text:p>
          </table:table-cell>
          <table:table-cell table:formula="of:= (([.I861]+[.P861])/([.I861]*[.P861])) + [.B861]" office:value-type="float" office:value="27.7608334185912" calcext:value-type="float">
            <text:p>27,7608</text:p>
          </table:table-cell>
          <table:table-cell table:number-columns-repeated="10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27+6*RAND()" office:value-type="float" office:value="28.6549006083515" calcext:value-type="float">
            <text:p>28,6549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COM.MICROSOFT.NORM.INV(RAND();30;5)" office:value-type="float" office:value="25.7228813164536" calcext:value-type="float">
            <text:p>25,7229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48+24*RAND()" office:value-type="float" office:value="51.5899961264804" calcext:value-type="float">
            <text:p>51,5900</text:p>
          </table:table-cell>
          <table:table-cell table:number-columns-repeated="5"/>
          <table:table-cell office:value-type="float" office:value="837" calcext:value-type="float">
            <text:p>837</text:p>
          </table:table-cell>
          <table:table-cell table:formula="of:= (([.I862]+[.P862])/([.I862]*[.P862])) + [.B862]" office:value-type="float" office:value="28.713160104991" calcext:value-type="float">
            <text:p>28,7132</text:p>
          </table:table-cell>
          <table:table-cell table:number-columns-repeated="10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27+6*RAND()" office:value-type="float" office:value="30.8947833271232" calcext:value-type="float">
            <text:p>30,8948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COM.MICROSOFT.NORM.INV(RAND();30;5)" office:value-type="float" office:value="33.8375856230945" calcext:value-type="float">
            <text:p>33,8376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48+24*RAND()" office:value-type="float" office:value="63.9732049657032" calcext:value-type="float">
            <text:p>63,9732</text:p>
          </table:table-cell>
          <table:table-cell table:number-columns-repeated="5"/>
          <table:table-cell office:value-type="float" office:value="838" calcext:value-type="float">
            <text:p>838</text:p>
          </table:table-cell>
          <table:table-cell table:formula="of:= (([.I863]+[.P863])/([.I863]*[.P863])) + [.B863]" office:value-type="float" office:value="30.9399678075512" calcext:value-type="float">
            <text:p>30,9400</text:p>
          </table:table-cell>
          <table:table-cell table:number-columns-repeated="10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27+6*RAND()" office:value-type="float" office:value="32.3265352689195" calcext:value-type="float">
            <text:p>32,3265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COM.MICROSOFT.NORM.INV(RAND();30;5)" office:value-type="float" office:value="28.710579064359" calcext:value-type="float">
            <text:p>28,7106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48+24*RAND()" office:value-type="float" office:value="65.1526221586391" calcext:value-type="float">
            <text:p>65,1526</text:p>
          </table:table-cell>
          <table:table-cell table:number-columns-repeated="5"/>
          <table:table-cell office:value-type="float" office:value="839" calcext:value-type="float">
            <text:p>839</text:p>
          </table:table-cell>
          <table:table-cell table:formula="of:= (([.I864]+[.P864])/([.I864]*[.P864])) + [.B864]" office:value-type="float" office:value="32.3767142121422" calcext:value-type="float">
            <text:p>32,3767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27+6*RAND()" office:value-type="float" office:value="27.361205307534" calcext:value-type="float">
            <text:p>27,3612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COM.MICROSOFT.NORM.INV(RAND();30;5)" office:value-type="float" office:value="25.0474888177022" calcext:value-type="float">
            <text:p>25,0475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48+24*RAND()" office:value-type="float" office:value="68.3980999393389" calcext:value-type="float">
            <text:p>68,3981</text:p>
          </table:table-cell>
          <table:table-cell table:number-columns-repeated="5"/>
          <table:table-cell office:value-type="float" office:value="840" calcext:value-type="float">
            <text:p>840</text:p>
          </table:table-cell>
          <table:table-cell table:formula="of:= (([.I865]+[.P865])/([.I865]*[.P865])) + [.B865]" office:value-type="float" office:value="27.4157497586571" calcext:value-type="float">
            <text:p>27,4157</text:p>
          </table:table-cell>
          <table:table-cell table:number-columns-repeated="10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27+6*RAND()" office:value-type="float" office:value="27.4103589223232" calcext:value-type="float">
            <text:p>27,4104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COM.MICROSOFT.NORM.INV(RAND();30;5)" office:value-type="float" office:value="22.0507074254935" calcext:value-type="float">
            <text:p>22,0507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48+24*RAND()" office:value-type="float" office:value="66.2083190912381" calcext:value-type="float">
            <text:p>66,2083</text:p>
          </table:table-cell>
          <table:table-cell table:number-columns-repeated="5"/>
          <table:table-cell office:value-type="float" office:value="841" calcext:value-type="float">
            <text:p>841</text:p>
          </table:table-cell>
          <table:table-cell table:formula="of:= (([.I866]+[.P866])/([.I866]*[.P866])) + [.B866]" office:value-type="float" office:value="27.4708127834324" calcext:value-type="float">
            <text:p>27,4708</text:p>
          </table:table-cell>
          <table:table-cell table:number-columns-repeated="10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27+6*RAND()" office:value-type="float" office:value="27.2026729958598" calcext:value-type="float">
            <text:p>27,2027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COM.MICROSOFT.NORM.INV(RAND();30;5)" office:value-type="float" office:value="31.3995594665669" calcext:value-type="float">
            <text:p>31,3996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48+24*RAND()" office:value-type="float" office:value="55.4646325232461" calcext:value-type="float">
            <text:p>55,4646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formula="of:= (([.I867]+[.P867])/([.I867]*[.P867])) + [.B867]" office:value-type="float" office:value="27.2525500837852" calcext:value-type="float">
            <text:p>27,2526</text:p>
          </table:table-cell>
          <table:table-cell table:number-columns-repeated="10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27+6*RAND()" office:value-type="float" office:value="31.9313979211729" calcext:value-type="float">
            <text:p>31,9314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COM.MICROSOFT.NORM.INV(RAND();30;5)" office:value-type="float" office:value="31.0053850512663" calcext:value-type="float">
            <text:p>31,0054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48+24*RAND()" office:value-type="float" office:value="65.5914106434211" calcext:value-type="float">
            <text:p>65,5914</text:p>
          </table:table-cell>
          <table:table-cell table:number-columns-repeated="5"/>
          <table:table-cell office:value-type="float" office:value="843" calcext:value-type="float">
            <text:p>843</text:p>
          </table:table-cell>
          <table:table-cell table:formula="of:= (([.I868]+[.P868])/([.I868]*[.P868])) + [.B868]" office:value-type="float" office:value="31.9788962817365" calcext:value-type="float">
            <text:p>31,9789</text:p>
          </table:table-cell>
          <table:table-cell table:number-columns-repeated="10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27+6*RAND()" office:value-type="float" office:value="29.0417723252904" calcext:value-type="float">
            <text:p>29,0418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COM.MICROSOFT.NORM.INV(RAND();30;5)" office:value-type="float" office:value="24.8297398247159" calcext:value-type="float">
            <text:p>24,8297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48+24*RAND()" office:value-type="float" office:value="68.3269971152768" calcext:value-type="float">
            <text:p>68,3270</text:p>
          </table:table-cell>
          <table:table-cell table:number-columns-repeated="5"/>
          <table:table-cell office:value-type="float" office:value="844" calcext:value-type="float">
            <text:p>844</text:p>
          </table:table-cell>
          <table:table-cell table:formula="of:= (([.I869]+[.P869])/([.I869]*[.P869])) + [.B869]" office:value-type="float" office:value="29.0966821129789" calcext:value-type="float">
            <text:p>29,0967</text:p>
          </table:table-cell>
          <table:table-cell table:number-columns-repeated="10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27+6*RAND()" office:value-type="float" office:value="29.4501325024758" calcext:value-type="float">
            <text:p>29,4501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COM.MICROSOFT.NORM.INV(RAND();30;5)" office:value-type="float" office:value="28.6563984389434" calcext:value-type="float">
            <text:p>28,6564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48+24*RAND()" office:value-type="float" office:value="58.6672239331529" calcext:value-type="float">
            <text:p>58,6672</text:p>
          </table:table-cell>
          <table:table-cell table:number-columns-repeated="5"/>
          <table:table-cell office:value-type="float" office:value="845" calcext:value-type="float">
            <text:p>845</text:p>
          </table:table-cell>
          <table:table-cell table:formula="of:= (([.I870]+[.P870])/([.I870]*[.P870])) + [.B870]" office:value-type="float" office:value="29.5020740156571" calcext:value-type="float">
            <text:p>29,5021</text:p>
          </table:table-cell>
          <table:table-cell table:number-columns-repeated="10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27+6*RAND()" office:value-type="float" office:value="29.1862750493456" calcext:value-type="float">
            <text:p>29,1863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COM.MICROSOFT.NORM.INV(RAND();30;5)" office:value-type="float" office:value="41.3993352880303" calcext:value-type="float">
            <text:p>41,3993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48+24*RAND()" office:value-type="float" office:value="55.5717098442838" calcext:value-type="float">
            <text:p>55,5717</text:p>
          </table:table-cell>
          <table:table-cell table:number-columns-repeated="5"/>
          <table:table-cell office:value-type="float" office:value="846" calcext:value-type="float">
            <text:p>846</text:p>
          </table:table-cell>
          <table:table-cell table:formula="of:= (([.I871]+[.P871])/([.I871]*[.P871])) + [.B871]" office:value-type="float" office:value="29.228424794078" calcext:value-type="float">
            <text:p>29,2284</text:p>
          </table:table-cell>
          <table:table-cell table:number-columns-repeated="10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27+6*RAND()" office:value-type="float" office:value="29.3450774929952" calcext:value-type="float">
            <text:p>29,3451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COM.MICROSOFT.NORM.INV(RAND();30;5)" office:value-type="float" office:value="29.1763854466054" calcext:value-type="float">
            <text:p>29,1764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48+24*RAND()" office:value-type="float" office:value="55.2278624949977" calcext:value-type="float">
            <text:p>55,2279</text:p>
          </table:table-cell>
          <table:table-cell table:number-columns-repeated="5"/>
          <table:table-cell office:value-type="float" office:value="847" calcext:value-type="float">
            <text:p>847</text:p>
          </table:table-cell>
          <table:table-cell table:formula="of:= (([.I872]+[.P872])/([.I872]*[.P872])) + [.B872]" office:value-type="float" office:value="29.3974585890851" calcext:value-type="float">
            <text:p>29,3975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27+6*RAND()" office:value-type="float" office:value="28.1099185652565" calcext:value-type="float">
            <text:p>28,1099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COM.MICROSOFT.NORM.INV(RAND();30;5)" office:value-type="float" office:value="35.0049932834259" calcext:value-type="float">
            <text:p>35,0050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48+24*RAND()" office:value-type="float" office:value="62.4258192339912" calcext:value-type="float">
            <text:p>62,4258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formula="of:= (([.I873]+[.P873])/([.I873]*[.P873])) + [.B873]" office:value-type="float" office:value="28.154504931102" calcext:value-type="float">
            <text:p>28,1545</text:p>
          </table:table-cell>
          <table:table-cell table:number-columns-repeated="10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27+6*RAND()" office:value-type="float" office:value="30.0506394642871" calcext:value-type="float">
            <text:p>30,0506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COM.MICROSOFT.NORM.INV(RAND();30;5)" office:value-type="float" office:value="31.0302771746142" calcext:value-type="float">
            <text:p>31,0303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48+24*RAND()" office:value-type="float" office:value="57.2690722374246" calcext:value-type="float">
            <text:p>57,2691</text:p>
          </table:table-cell>
          <table:table-cell table:number-columns-repeated="5"/>
          <table:table-cell office:value-type="float" office:value="849" calcext:value-type="float">
            <text:p>849</text:p>
          </table:table-cell>
          <table:table-cell table:formula="of:= (([.I874]+[.P874])/([.I874]*[.P874])) + [.B874]" office:value-type="float" office:value="30.1003274854549" calcext:value-type="float">
            <text:p>30,1003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27+6*RAND()" office:value-type="float" office:value="28.0468359540682" calcext:value-type="float">
            <text:p>28,0468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COM.MICROSOFT.NORM.INV(RAND();30;5)" office:value-type="float" office:value="30.8576002434441" calcext:value-type="float">
            <text:p>30,8576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48+24*RAND()" office:value-type="float" office:value="68.978046038188" calcext:value-type="float">
            <text:p>68,9780</text:p>
          </table:table-cell>
          <table:table-cell table:number-columns-repeated="5"/>
          <table:table-cell office:value-type="float" office:value="850" calcext:value-type="float">
            <text:p>850</text:p>
          </table:table-cell>
          <table:table-cell table:formula="of:= (([.I875]+[.P875])/([.I875]*[.P875])) + [.B875]" office:value-type="float" office:value="28.0937402474163" calcext:value-type="float">
            <text:p>28,0937</text:p>
          </table:table-cell>
          <table:table-cell table:number-columns-repeated="10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27+6*RAND()" office:value-type="float" office:value="28.3140549205709" calcext:value-type="float">
            <text:p>28,3141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COM.MICROSOFT.NORM.INV(RAND();30;5)" office:value-type="float" office:value="8.55958338700092" calcext:value-type="float">
            <text:p>8,5596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48+24*RAND()" office:value-type="float" office:value="70.9381230706349" calcext:value-type="float">
            <text:p>70,9381</text:p>
          </table:table-cell>
          <table:table-cell table:number-columns-repeated="5"/>
          <table:table-cell office:value-type="float" office:value="851" calcext:value-type="float">
            <text:p>851</text:p>
          </table:table-cell>
          <table:table-cell table:formula="of:= (([.I876]+[.P876])/([.I876]*[.P876])) + [.B876]" office:value-type="float" office:value="28.444979828954" calcext:value-type="float">
            <text:p>28,4450</text:p>
          </table:table-cell>
          <table:table-cell table:number-columns-repeated="10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27+6*RAND()" office:value-type="float" office:value="32.6248550678138" calcext:value-type="float">
            <text:p>32,6249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COM.MICROSOFT.NORM.INV(RAND();30;5)" office:value-type="float" office:value="27.4532335418121" calcext:value-type="float">
            <text:p>27,4532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48+24*RAND()" office:value-type="float" office:value="52.0199159318581" calcext:value-type="float">
            <text:p>52,0199</text:p>
          </table:table-cell>
          <table:table-cell table:number-columns-repeated="5"/>
          <table:table-cell office:value-type="float" office:value="852" calcext:value-type="float">
            <text:p>852</text:p>
          </table:table-cell>
          <table:table-cell table:formula="of:= (([.I877]+[.P877])/([.I877]*[.P877])) + [.B877]" office:value-type="float" office:value="32.6805040561574" calcext:value-type="float">
            <text:p>32,6805</text:p>
          </table:table-cell>
          <table:table-cell table:number-columns-repeated="10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27+6*RAND()" office:value-type="float" office:value="30.370534966467" calcext:value-type="float">
            <text:p>30,3705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COM.MICROSOFT.NORM.INV(RAND();30;5)" office:value-type="float" office:value="27.8024071452309" calcext:value-type="float">
            <text:p>27,8024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48+24*RAND()" office:value-type="float" office:value="49.2667616056278" calcext:value-type="float">
            <text:p>49,2668</text:p>
          </table:table-cell>
          <table:table-cell table:number-columns-repeated="5"/>
          <table:table-cell office:value-type="float" office:value="853" calcext:value-type="float">
            <text:p>853</text:p>
          </table:table-cell>
          <table:table-cell table:formula="of:= (([.I878]+[.P878])/([.I878]*[.P878])) + [.B878]" office:value-type="float" office:value="30.426800735563" calcext:value-type="float">
            <text:p>30,4268</text:p>
          </table:table-cell>
          <table:table-cell table:number-columns-repeated="10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27+6*RAND()" office:value-type="float" office:value="32.3786159029696" calcext:value-type="float">
            <text:p>32,3786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COM.MICROSOFT.NORM.INV(RAND();30;5)" office:value-type="float" office:value="29.8624091439644" calcext:value-type="float">
            <text:p>29,8624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48+24*RAND()" office:value-type="float" office:value="69.4516694666818" calcext:value-type="float">
            <text:p>69,4517</text:p>
          </table:table-cell>
          <table:table-cell table:number-columns-repeated="5"/>
          <table:table-cell office:value-type="float" office:value="854" calcext:value-type="float">
            <text:p>854</text:p>
          </table:table-cell>
          <table:table-cell table:formula="of:= (([.I879]+[.P879])/([.I879]*[.P879])) + [.B879]" office:value-type="float" office:value="32.4265013213949" calcext:value-type="float">
            <text:p>32,4265</text:p>
          </table:table-cell>
          <table:table-cell table:number-columns-repeated="10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27+6*RAND()" office:value-type="float" office:value="31.0807811126579" calcext:value-type="float">
            <text:p>31,0808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COM.MICROSOFT.NORM.INV(RAND();30;5)" office:value-type="float" office:value="29.5969135052205" calcext:value-type="float">
            <text:p>29,5969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48+24*RAND()" office:value-type="float" office:value="57.5178806846961" calcext:value-type="float">
            <text:p>57,5179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formula="of:= (([.I880]+[.P880])/([.I880]*[.P880])) + [.B880]" office:value-type="float" office:value="31.1319543174439" calcext:value-type="float">
            <text:p>31,1320</text:p>
          </table:table-cell>
          <table:table-cell table:number-columns-repeated="10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27+6*RAND()" office:value-type="float" office:value="28.1835877129342" calcext:value-type="float">
            <text:p>28,1836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COM.MICROSOFT.NORM.INV(RAND();30;5)" office:value-type="float" office:value="22.5216690275911" calcext:value-type="float">
            <text:p>22,5217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48+24*RAND()" office:value-type="float" office:value="63.0027263732627" calcext:value-type="float">
            <text:p>63,0027</text:p>
          </table:table-cell>
          <table:table-cell table:number-columns-repeated="5"/>
          <table:table-cell office:value-type="float" office:value="856" calcext:value-type="float">
            <text:p>856</text:p>
          </table:table-cell>
          <table:table-cell table:formula="of:= (([.I881]+[.P881])/([.I881]*[.P881])) + [.B881]" office:value-type="float" office:value="28.2438617245296" calcext:value-type="float">
            <text:p>28,2439</text:p>
          </table:table-cell>
          <table:table-cell table:number-columns-repeated="10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27+6*RAND()" office:value-type="float" office:value="28.0853115480859" calcext:value-type="float">
            <text:p>28,0853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COM.MICROSOFT.NORM.INV(RAND();30;5)" office:value-type="float" office:value="31.4725751760473" calcext:value-type="float">
            <text:p>31,4726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48+24*RAND()" office:value-type="float" office:value="69.2243803767487" calcext:value-type="float">
            <text:p>69,2244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formula="of:= (([.I882]+[.P882])/([.I882]*[.P882])) + [.B882]" office:value-type="float" office:value="28.1315310204932" calcext:value-type="float">
            <text:p>28,1315</text:p>
          </table:table-cell>
          <table:table-cell table:number-columns-repeated="10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27+6*RAND()" office:value-type="float" office:value="30.6514072387945" calcext:value-type="float">
            <text:p>30,6514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COM.MICROSOFT.NORM.INV(RAND();30;5)" office:value-type="float" office:value="24.9961301496073" calcext:value-type="float">
            <text:p>24,9961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48+24*RAND()" office:value-type="float" office:value="49.6181401787326" calcext:value-type="float">
            <text:p>49,6181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table:formula="of:= (([.I883]+[.P883])/([.I883]*[.P883])) + [.B883]" office:value-type="float" office:value="30.7115673509552" calcext:value-type="float">
            <text:p>30,7116</text:p>
          </table:table-cell>
          <table:table-cell table:number-columns-repeated="10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27+6*RAND()" office:value-type="float" office:value="31.7080223460216" calcext:value-type="float">
            <text:p>31,7080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COM.MICROSOFT.NORM.INV(RAND();30;5)" office:value-type="float" office:value="22.6845291919236" calcext:value-type="float">
            <text:p>22,6845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48+24*RAND()" office:value-type="float" office:value="50.6350438082591" calcext:value-type="float">
            <text:p>50,6350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formula="of:= (([.I884]+[.P884])/([.I884]*[.P884])) + [.B884]" office:value-type="float" office:value="31.7718544216909" calcext:value-type="float">
            <text:p>31,7719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27+6*RAND()" office:value-type="float" office:value="32.4983976075891" calcext:value-type="float">
            <text:p>32,4984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COM.MICROSOFT.NORM.INV(RAND();30;5)" office:value-type="float" office:value="31.5749972759319" calcext:value-type="float">
            <text:p>31,5750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48+24*RAND()" office:value-type="float" office:value="63.1690044058487" calcext:value-type="float">
            <text:p>63,1690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formula="of:= (([.I885]+[.P885])/([.I885]*[.P885])) + [.B885]" office:value-type="float" office:value="32.5458987845072" calcext:value-type="float">
            <text:p>32,5459</text:p>
          </table:table-cell>
          <table:table-cell table:number-columns-repeated="10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27+6*RAND()" office:value-type="float" office:value="31.3653476054315" calcext:value-type="float">
            <text:p>31,3653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COM.MICROSOFT.NORM.INV(RAND();30;5)" office:value-type="float" office:value="30.9615230963563" calcext:value-type="float">
            <text:p>30,9615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48+24*RAND()" office:value-type="float" office:value="67.7033785851672" calcext:value-type="float">
            <text:p>67,7034</text:p>
          </table:table-cell>
          <table:table-cell table:number-columns-repeated="5"/>
          <table:table-cell office:value-type="float" office:value="861" calcext:value-type="float">
            <text:p>861</text:p>
          </table:table-cell>
          <table:table-cell table:formula="of:= (([.I886]+[.P886])/([.I886]*[.P886])) + [.B886]" office:value-type="float" office:value="31.4124160697343" calcext:value-type="float">
            <text:p>31,4124</text:p>
          </table:table-cell>
          <table:table-cell table:number-columns-repeated="10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27+6*RAND()" office:value-type="float" office:value="32.7224528908264" calcext:value-type="float">
            <text:p>32,7225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COM.MICROSOFT.NORM.INV(RAND();30;5)" office:value-type="float" office:value="37.0113098173927" calcext:value-type="float">
            <text:p>37,0113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48+24*RAND()" office:value-type="float" office:value="67.9925957741216" calcext:value-type="float">
            <text:p>67,9926</text:p>
          </table:table-cell>
          <table:table-cell table:number-columns-repeated="5"/>
          <table:table-cell office:value-type="float" office:value="862" calcext:value-type="float">
            <text:p>862</text:p>
          </table:table-cell>
          <table:table-cell table:formula="of:= (([.I887]+[.P887])/([.I887]*[.P887])) + [.B887]" office:value-type="float" office:value="32.7641791427938" calcext:value-type="float">
            <text:p>32,7642</text:p>
          </table:table-cell>
          <table:table-cell table:number-columns-repeated="10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27+6*RAND()" office:value-type="float" office:value="27.1066170015838" calcext:value-type="float">
            <text:p>27,1066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COM.MICROSOFT.NORM.INV(RAND();30;5)" office:value-type="float" office:value="30.5265320758063" calcext:value-type="float">
            <text:p>30,5265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48+24*RAND()" office:value-type="float" office:value="60.3438095832244" calcext:value-type="float">
            <text:p>60,3438</text:p>
          </table:table-cell>
          <table:table-cell table:number-columns-repeated="5"/>
          <table:table-cell office:value-type="float" office:value="863" calcext:value-type="float">
            <text:p>863</text:p>
          </table:table-cell>
          <table:table-cell table:formula="of:= (([.I888]+[.P888])/([.I888]*[.P888])) + [.B888]" office:value-type="float" office:value="27.1559470983046" calcext:value-type="float">
            <text:p>27,1559</text:p>
          </table:table-cell>
          <table:table-cell table:number-columns-repeated="10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27+6*RAND()" office:value-type="float" office:value="30.8331644812133" calcext:value-type="float">
            <text:p>30,8332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COM.MICROSOFT.NORM.INV(RAND();30;5)" office:value-type="float" office:value="29.9123927005839" calcext:value-type="float">
            <text:p>29,9124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48+24*RAND()" office:value-type="float" office:value="62.4370591593906" calcext:value-type="float">
            <text:p>62,4371</text:p>
          </table:table-cell>
          <table:table-cell table:number-columns-repeated="5"/>
          <table:table-cell office:value-type="float" office:value="864" calcext:value-type="float">
            <text:p>864</text:p>
          </table:table-cell>
          <table:table-cell table:formula="of:= (([.I889]+[.P889])/([.I889]*[.P889])) + [.B889]" office:value-type="float" office:value="30.8826115701817" calcext:value-type="float">
            <text:p>30,8826</text:p>
          </table:table-cell>
          <table:table-cell table:number-columns-repeated="10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27+6*RAND()" office:value-type="float" office:value="30.1467019950505" calcext:value-type="float">
            <text:p>30,1467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COM.MICROSOFT.NORM.INV(RAND();30;5)" office:value-type="float" office:value="34.1682817349331" calcext:value-type="float">
            <text:p>34,1683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48+24*RAND()" office:value-type="float" office:value="55.796125846915" calcext:value-type="float">
            <text:p>55,7961</text:p>
          </table:table-cell>
          <table:table-cell table:number-columns-repeated="5"/>
          <table:table-cell office:value-type="float" office:value="865" calcext:value-type="float">
            <text:p>865</text:p>
          </table:table-cell>
          <table:table-cell table:formula="of:= (([.I890]+[.P890])/([.I890]*[.P890])) + [.B890]" office:value-type="float" office:value="30.19389129557" calcext:value-type="float">
            <text:p>30,1939</text:p>
          </table:table-cell>
          <table:table-cell table:number-columns-repeated="10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27+6*RAND()" office:value-type="float" office:value="29.2548665881623" calcext:value-type="float">
            <text:p>29,2549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COM.MICROSOFT.NORM.INV(RAND();30;5)" office:value-type="float" office:value="20.7374150117126" calcext:value-type="float">
            <text:p>20,7374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48+24*RAND()" office:value-type="float" office:value="60.7737449565902" calcext:value-type="float">
            <text:p>60,7737</text:p>
          </table:table-cell>
          <table:table-cell table:number-columns-repeated="5"/>
          <table:table-cell office:value-type="float" office:value="866" calcext:value-type="float">
            <text:p>866</text:p>
          </table:table-cell>
          <table:table-cell table:formula="of:= (([.I891]+[.P891])/([.I891]*[.P891])) + [.B891]" office:value-type="float" office:value="29.3195430800606" calcext:value-type="float">
            <text:p>29,3195</text:p>
          </table:table-cell>
          <table:table-cell table:number-columns-repeated="10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27+6*RAND()" office:value-type="float" office:value="27.3389704653528" calcext:value-type="float">
            <text:p>27,3390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COM.MICROSOFT.NORM.INV(RAND();30;5)" office:value-type="float" office:value="27.9484015568252" calcext:value-type="float">
            <text:p>27,9484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48+24*RAND()" office:value-type="float" office:value="69.681411168538" calcext:value-type="float">
            <text:p>69,6814</text:p>
          </table:table-cell>
          <table:table-cell table:number-columns-repeated="5"/>
          <table:table-cell office:value-type="float" office:value="867" calcext:value-type="float">
            <text:p>867</text:p>
          </table:table-cell>
          <table:table-cell table:formula="of:= (([.I892]+[.P892])/([.I892]*[.P892])) + [.B892]" office:value-type="float" office:value="27.389101716597" calcext:value-type="float">
            <text:p>27,3891</text:p>
          </table:table-cell>
          <table:table-cell table:number-columns-repeated="10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27+6*RAND()" office:value-type="float" office:value="31.1729700334836" calcext:value-type="float">
            <text:p>31,1730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COM.MICROSOFT.NORM.INV(RAND();30;5)" office:value-type="float" office:value="33.7032396255408" calcext:value-type="float">
            <text:p>33,7032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48+24*RAND()" office:value-type="float" office:value="65.349690576084" calcext:value-type="float">
            <text:p>65,3497</text:p>
          </table:table-cell>
          <table:table-cell table:number-columns-repeated="5"/>
          <table:table-cell office:value-type="float" office:value="868" calcext:value-type="float">
            <text:p>868</text:p>
          </table:table-cell>
          <table:table-cell table:formula="of:= (([.I893]+[.P893])/([.I893]*[.P893])) + [.B893]" office:value-type="float" office:value="31.2179430629769" calcext:value-type="float">
            <text:p>31,2179</text:p>
          </table:table-cell>
          <table:table-cell table:number-columns-repeated="10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27+6*RAND()" office:value-type="float" office:value="32.8652861898299" calcext:value-type="float">
            <text:p>32,8653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COM.MICROSOFT.NORM.INV(RAND();30;5)" office:value-type="float" office:value="30.3284839484534" calcext:value-type="float">
            <text:p>30,3285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48+24*RAND()" office:value-type="float" office:value="54.4262972278521" calcext:value-type="float">
            <text:p>54,4263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formula="of:= (([.I894]+[.P894])/([.I894]*[.P894])) + [.B894]" office:value-type="float" office:value="32.9166319651885" calcext:value-type="float">
            <text:p>32,9166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27+6*RAND()" office:value-type="float" office:value="29.9656306800898" calcext:value-type="float">
            <text:p>29,9656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COM.MICROSOFT.NORM.INV(RAND();30;5)" office:value-type="float" office:value="28.8156541122682" calcext:value-type="float">
            <text:p>28,8157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48+24*RAND()" office:value-type="float" office:value="71.5303867394105" calcext:value-type="float">
            <text:p>71,5304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formula="of:= (([.I895]+[.P895])/([.I895]*[.P895])) + [.B895]" office:value-type="float" office:value="30.0143141120588" calcext:value-type="float">
            <text:p>30,0143</text:p>
          </table:table-cell>
          <table:table-cell table:number-columns-repeated="10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27+6*RAND()" office:value-type="float" office:value="32.0529151686933" calcext:value-type="float">
            <text:p>32,0529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COM.MICROSOFT.NORM.INV(RAND();30;5)" office:value-type="float" office:value="22.2297627651923" calcext:value-type="float">
            <text:p>22,2298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48+24*RAND()" office:value-type="float" office:value="55.5646095899865" calcext:value-type="float">
            <text:p>55,5646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formula="of:= (([.I896]+[.P896])/([.I896]*[.P896])) + [.B896]" office:value-type="float" office:value="32.1158969712442" calcext:value-type="float">
            <text:p>32,1159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27+6*RAND()" office:value-type="float" office:value="29.6495893641841" calcext:value-type="float">
            <text:p>29,6496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COM.MICROSOFT.NORM.INV(RAND();30;5)" office:value-type="float" office:value="30.2236345363263" calcext:value-type="float">
            <text:p>30,2236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48+24*RAND()" office:value-type="float" office:value="68.6477780314162" calcext:value-type="float">
            <text:p>68,6478</text:p>
          </table:table-cell>
          <table:table-cell table:number-columns-repeated="5"/>
          <table:table-cell office:value-type="float" office:value="872" calcext:value-type="float">
            <text:p>872</text:p>
          </table:table-cell>
          <table:table-cell table:formula="of:= (([.I897]+[.P897])/([.I897]*[.P897])) + [.B897]" office:value-type="float" office:value="29.6972431671819" calcext:value-type="float">
            <text:p>29,6972</text:p>
          </table:table-cell>
          <table:table-cell table:number-columns-repeated="10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27+6*RAND()" office:value-type="float" office:value="29.445782617433" calcext:value-type="float">
            <text:p>29,4458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COM.MICROSOFT.NORM.INV(RAND();30;5)" office:value-type="float" office:value="28.603462521004" calcext:value-type="float">
            <text:p>28,6035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48+24*RAND()" office:value-type="float" office:value="64.3226483194158" calcext:value-type="float">
            <text:p>64,3226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formula="of:= (([.I898]+[.P898])/([.I898]*[.P898])) + [.B898]" office:value-type="float" office:value="29.4962900433557" calcext:value-type="float">
            <text:p>29,4963</text:p>
          </table:table-cell>
          <table:table-cell table:number-columns-repeated="10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27+6*RAND()" office:value-type="float" office:value="32.7477646528278" calcext:value-type="float">
            <text:p>32,7478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COM.MICROSOFT.NORM.INV(RAND();30;5)" office:value-type="float" office:value="39.8940180295504" calcext:value-type="float">
            <text:p>39,8940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48+24*RAND()" office:value-type="float" office:value="65.0627445587888" calcext:value-type="float">
            <text:p>65,0627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formula="of:= (([.I899]+[.P899])/([.I899]*[.P899])) + [.B899]" office:value-type="float" office:value="32.7882008464514" calcext:value-type="float">
            <text:p>32,7882</text:p>
          </table:table-cell>
          <table:table-cell table:number-columns-repeated="10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27+6*RAND()" office:value-type="float" office:value="29.1198694396298" calcext:value-type="float">
            <text:p>29,1199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COM.MICROSOFT.NORM.INV(RAND();30;5)" office:value-type="float" office:value="34.2095896757437" calcext:value-type="float">
            <text:p>34,2096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48+24*RAND()" office:value-type="float" office:value="57.5062074149028" calcext:value-type="float">
            <text:p>57,5062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formula="of:= (([.I900]+[.P900])/([.I900]*[.P900])) + [.B900]" office:value-type="float" office:value="29.1664904362547" calcext:value-type="float">
            <text:p>29,1665</text:p>
          </table:table-cell>
          <table:table-cell table:number-columns-repeated="10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27+6*RAND()" office:value-type="float" office:value="31.1496503048111" calcext:value-type="float">
            <text:p>31,1497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COM.MICROSOFT.NORM.INV(RAND();30;5)" office:value-type="float" office:value="30.1778356629811" calcext:value-type="float">
            <text:p>30,1778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48+24*RAND()" office:value-type="float" office:value="51.0800432441756" calcext:value-type="float">
            <text:p>51,0800</text:p>
          </table:table-cell>
          <table:table-cell table:number-columns-repeated="5"/>
          <table:table-cell office:value-type="float" office:value="876" calcext:value-type="float">
            <text:p>876</text:p>
          </table:table-cell>
          <table:table-cell table:formula="of:= (([.I901]+[.P901])/([.I901]*[.P901])) + [.B901]" office:value-type="float" office:value="31.2023643247102" calcext:value-type="float">
            <text:p>31,2024</text:p>
          </table:table-cell>
          <table:table-cell table:number-columns-repeated="10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27+6*RAND()" office:value-type="float" office:value="30.9191772455815" calcext:value-type="float">
            <text:p>30,9192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COM.MICROSOFT.NORM.INV(RAND();30;5)" office:value-type="float" office:value="28.8665305128665" calcext:value-type="float">
            <text:p>28,8665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48+24*RAND()" office:value-type="float" office:value="60.5176167944446" calcext:value-type="float">
            <text:p>60,5176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formula="of:= (([.I902]+[.P902])/([.I902]*[.P902])) + [.B902]" office:value-type="float" office:value="30.9703435553269" calcext:value-type="float">
            <text:p>30,9703</text:p>
          </table:table-cell>
          <table:table-cell table:number-columns-repeated="10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27+6*RAND()" office:value-type="float" office:value="31.2434543191921" calcext:value-type="float">
            <text:p>31,2435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COM.MICROSOFT.NORM.INV(RAND();30;5)" office:value-type="float" office:value="35.6404235250104" calcext:value-type="float">
            <text:p>35,6404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48+24*RAND()" office:value-type="float" office:value="59.216806861572" calcext:value-type="float">
            <text:p>59,2168</text:p>
          </table:table-cell>
          <table:table-cell table:number-columns-repeated="5"/>
          <table:table-cell office:value-type="float" office:value="878" calcext:value-type="float">
            <text:p>878</text:p>
          </table:table-cell>
          <table:table-cell table:formula="of:= (([.I903]+[.P903])/([.I903]*[.P903])) + [.B903]" office:value-type="float" office:value="31.2883994448086" calcext:value-type="float">
            <text:p>31,2884</text:p>
          </table:table-cell>
          <table:table-cell table:number-columns-repeated="10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27+6*RAND()" office:value-type="float" office:value="31.7713543202262" calcext:value-type="float">
            <text:p>31,7714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COM.MICROSOFT.NORM.INV(RAND();30;5)" office:value-type="float" office:value="36.7191391566313" calcext:value-type="float">
            <text:p>36,7191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48+24*RAND()" office:value-type="float" office:value="52.1917358888313" calcext:value-type="float">
            <text:p>52,1917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formula="of:= (([.I904]+[.P904])/([.I904]*[.P904])) + [.B904]" office:value-type="float" office:value="31.81774819563" calcext:value-type="float">
            <text:p>31,8177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27+6*RAND()" office:value-type="float" office:value="29.2440002260264" calcext:value-type="float">
            <text:p>29,2440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COM.MICROSOFT.NORM.INV(RAND();30;5)" office:value-type="float" office:value="26.4589560813287" calcext:value-type="float">
            <text:p>26,4590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48+24*RAND()" office:value-type="float" office:value="65.7417298397049" calcext:value-type="float">
            <text:p>65,7417</text:p>
          </table:table-cell>
          <table:table-cell table:number-columns-repeated="5"/>
          <table:table-cell office:value-type="float" office:value="880" calcext:value-type="float">
            <text:p>880</text:p>
          </table:table-cell>
          <table:table-cell table:formula="of:= (([.I905]+[.P905])/([.I905]*[.P905])) + [.B905]" office:value-type="float" office:value="29.2970056508018" calcext:value-type="float">
            <text:p>29,2970</text:p>
          </table:table-cell>
          <table:table-cell table:number-columns-repeated="10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27+6*RAND()" office:value-type="float" office:value="30.4689755325671" calcext:value-type="float">
            <text:p>30,4690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COM.MICROSOFT.NORM.INV(RAND();30;5)" office:value-type="float" office:value="25.3320000284285" calcext:value-type="float">
            <text:p>25,3320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48+24*RAND()" office:value-type="float" office:value="63.8150623468682" calcext:value-type="float">
            <text:p>63,8151</text:p>
          </table:table-cell>
          <table:table-cell table:number-columns-repeated="5"/>
          <table:table-cell office:value-type="float" office:value="881" calcext:value-type="float">
            <text:p>881</text:p>
          </table:table-cell>
          <table:table-cell table:formula="of:= (([.I906]+[.P906])/([.I906]*[.P906])) + [.B906]" office:value-type="float" office:value="30.5241215760474" calcext:value-type="float">
            <text:p>30,5241</text:p>
          </table:table-cell>
          <table:table-cell table:number-columns-repeated="10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27+6*RAND()" office:value-type="float" office:value="30.8142621007282" calcext:value-type="float">
            <text:p>30,8143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COM.MICROSOFT.NORM.INV(RAND();30;5)" office:value-type="float" office:value="34.5766873329762" calcext:value-type="float">
            <text:p>34,5767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48+24*RAND()" office:value-type="float" office:value="56.5817518858239" calcext:value-type="float">
            <text:p>56,5818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formula="of:= (([.I907]+[.P907])/([.I907]*[.P907])) + [.B907]" office:value-type="float" office:value="30.8608568638298" calcext:value-type="float">
            <text:p>30,8609</text:p>
          </table:table-cell>
          <table:table-cell table:number-columns-repeated="10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27+6*RAND()" office:value-type="float" office:value="29.1885496282484" calcext:value-type="float">
            <text:p>29,1885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COM.MICROSOFT.NORM.INV(RAND();30;5)" office:value-type="float" office:value="34.1201798166866" calcext:value-type="float">
            <text:p>34,1202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48+24*RAND()" office:value-type="float" office:value="60.5571996225044" calcext:value-type="float">
            <text:p>60,5572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formula="of:= (([.I908]+[.P908])/([.I908]*[.P908])) + [.B908]" office:value-type="float" office:value="29.2343711104905" calcext:value-type="float">
            <text:p>29,2344</text:p>
          </table:table-cell>
          <table:table-cell table:number-columns-repeated="10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27+6*RAND()" office:value-type="float" office:value="30.8736655565444" calcext:value-type="float">
            <text:p>30,8737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COM.MICROSOFT.NORM.INV(RAND();30;5)" office:value-type="float" office:value="33.5728884032371" calcext:value-type="float">
            <text:p>33,5729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48+24*RAND()" office:value-type="float" office:value="66.7070063045248" calcext:value-type="float">
            <text:p>66,7070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formula="of:= (([.I909]+[.P909])/([.I909]*[.P909])) + [.B909]" office:value-type="float" office:value="30.918442424435" calcext:value-type="float">
            <text:p>30,9184</text:p>
          </table:table-cell>
          <table:table-cell table:number-columns-repeated="10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27+6*RAND()" office:value-type="float" office:value="29.6302346249577" calcext:value-type="float">
            <text:p>29,6302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COM.MICROSOFT.NORM.INV(RAND();30;5)" office:value-type="float" office:value="30.5246463610056" calcext:value-type="float">
            <text:p>30,5246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48+24*RAND()" office:value-type="float" office:value="65.4777593845502" calcext:value-type="float">
            <text:p>65,4778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formula="of:= (([.I910]+[.P910])/([.I910]*[.P910])) + [.B910]" office:value-type="float" office:value="29.6782673985783" calcext:value-type="float">
            <text:p>29,6783</text:p>
          </table:table-cell>
          <table:table-cell table:number-columns-repeated="10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27+6*RAND()" office:value-type="float" office:value="30.3798905310687" calcext:value-type="float">
            <text:p>30,3799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COM.MICROSOFT.NORM.INV(RAND();30;5)" office:value-type="float" office:value="38.3660512901569" calcext:value-type="float">
            <text:p>38,3661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48+24*RAND()" office:value-type="float" office:value="62.9291888689622" calcext:value-type="float">
            <text:p>62,9292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formula="of:= (([.I911]+[.P911])/([.I911]*[.P911])) + [.B911]" office:value-type="float" office:value="30.4218461180494" calcext:value-type="float">
            <text:p>30,4218</text:p>
          </table:table-cell>
          <table:table-cell table:number-columns-repeated="10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27+6*RAND()" office:value-type="float" office:value="31.6080866006669" calcext:value-type="float">
            <text:p>31,6081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COM.MICROSOFT.NORM.INV(RAND();30;5)" office:value-type="float" office:value="26.1126323821354" calcext:value-type="float">
            <text:p>26,1126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48+24*RAND()" office:value-type="float" office:value="52.0911623211578" calcext:value-type="float">
            <text:p>52,0912</text:p>
          </table:table-cell>
          <table:table-cell table:number-columns-repeated="5"/>
          <table:table-cell office:value-type="float" office:value="887" calcext:value-type="float">
            <text:p>887</text:p>
          </table:table-cell>
          <table:table-cell table:formula="of:= (([.I912]+[.P912])/([.I912]*[.P912])) + [.B912]" office:value-type="float" office:value="31.6655793562036" calcext:value-type="float">
            <text:p>31,6656</text:p>
          </table:table-cell>
          <table:table-cell table:number-columns-repeated="10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27+6*RAND()" office:value-type="float" office:value="30.9501047318336" calcext:value-type="float">
            <text:p>30,9501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COM.MICROSOFT.NORM.INV(RAND();30;5)" office:value-type="float" office:value="28.3225037676004" calcext:value-type="float">
            <text:p>28,3225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48+24*RAND()" office:value-type="float" office:value="54.7365690367296" calcext:value-type="float">
            <text:p>54,7366</text:p>
          </table:table-cell>
          <table:table-cell table:number-columns-repeated="5"/>
          <table:table-cell office:value-type="float" office:value="888" calcext:value-type="float">
            <text:p>888</text:p>
          </table:table-cell>
          <table:table-cell table:formula="of:= (([.I913]+[.P913])/([.I913]*[.P913])) + [.B913]" office:value-type="float" office:value="31.0036816666656" calcext:value-type="float">
            <text:p>31,0037</text:p>
          </table:table-cell>
          <table:table-cell table:number-columns-repeated="10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27+6*RAND()" office:value-type="float" office:value="31.7530608836096" calcext:value-type="float">
            <text:p>31,7531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COM.MICROSOFT.NORM.INV(RAND();30;5)" office:value-type="float" office:value="26.7365715034303" calcext:value-type="float">
            <text:p>26,7366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48+24*RAND()" office:value-type="float" office:value="48.6638299087063" calcext:value-type="float">
            <text:p>48,6638</text:p>
          </table:table-cell>
          <table:table-cell table:number-columns-repeated="5"/>
          <table:table-cell office:value-type="float" office:value="889" calcext:value-type="float">
            <text:p>889</text:p>
          </table:table-cell>
          <table:table-cell table:formula="of:= (([.I914]+[.P914])/([.I914]*[.P914])) + [.B914]" office:value-type="float" office:value="31.8110119799612" calcext:value-type="float">
            <text:p>31,8110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27+6*RAND()" office:value-type="float" office:value="32.7067757982295" calcext:value-type="float">
            <text:p>32,7068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COM.MICROSOFT.NORM.INV(RAND();30;5)" office:value-type="float" office:value="25.1593259350062" calcext:value-type="float">
            <text:p>25,1593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48+24*RAND()" office:value-type="float" office:value="64.5322808017954" calcext:value-type="float">
            <text:p>64,5323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formula="of:= (([.I915]+[.P915])/([.I915]*[.P915])) + [.B915]" office:value-type="float" office:value="32.7620186115781" calcext:value-type="float">
            <text:p>32,7620</text:p>
          </table:table-cell>
          <table:table-cell table:number-columns-repeated="10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27+6*RAND()" office:value-type="float" office:value="28.329175387742" calcext:value-type="float">
            <text:p>28,3292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COM.MICROSOFT.NORM.INV(RAND();30;5)" office:value-type="float" office:value="32.2641186512073" calcext:value-type="float">
            <text:p>32,2641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48+24*RAND()" office:value-type="float" office:value="68.2105836337432" calcext:value-type="float">
            <text:p>68,2106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formula="of:= (([.I916]+[.P916])/([.I916]*[.P916])) + [.B916]" office:value-type="float" office:value="28.3748300523177" calcext:value-type="float">
            <text:p>28,3748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27+6*RAND()" office:value-type="float" office:value="27.1053652076516" calcext:value-type="float">
            <text:p>27,1054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COM.MICROSOFT.NORM.INV(RAND();30;5)" office:value-type="float" office:value="19.0403440050327" calcext:value-type="float">
            <text:p>19,0403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48+24*RAND()" office:value-type="float" office:value="66.3989258827642" calcext:value-type="float">
            <text:p>66,3989</text:p>
          </table:table-cell>
          <table:table-cell table:number-columns-repeated="5"/>
          <table:table-cell office:value-type="float" office:value="892" calcext:value-type="float">
            <text:p>892</text:p>
          </table:table-cell>
          <table:table-cell table:formula="of:= (([.I917]+[.P917])/([.I917]*[.P917])) + [.B917]" office:value-type="float" office:value="27.1729457517385" calcext:value-type="float">
            <text:p>27,1729</text:p>
          </table:table-cell>
          <table:table-cell table:number-columns-repeated="10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27+6*RAND()" office:value-type="float" office:value="28.1618338369299" calcext:value-type="float">
            <text:p>28,1618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COM.MICROSOFT.NORM.INV(RAND();30;5)" office:value-type="float" office:value="36.953753412776" calcext:value-type="float">
            <text:p>36,9538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48+24*RAND()" office:value-type="float" office:value="68.1832072651014" calcext:value-type="float">
            <text:p>68,1832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formula="of:= (([.I918]+[.P918])/([.I918]*[.P918])) + [.B918]" office:value-type="float" office:value="28.2035610553896" calcext:value-type="float">
            <text:p>28,2036</text:p>
          </table:table-cell>
          <table:table-cell table:number-columns-repeated="10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27+6*RAND()" office:value-type="float" office:value="29.8400388036389" calcext:value-type="float">
            <text:p>29,8400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COM.MICROSOFT.NORM.INV(RAND();30;5)" office:value-type="float" office:value="27.4049954490933" calcext:value-type="float">
            <text:p>27,4050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48+24*RAND()" office:value-type="float" office:value="49.598709882237" calcext:value-type="float">
            <text:p>49,5987</text:p>
          </table:table-cell>
          <table:table-cell table:number-columns-repeated="5"/>
          <table:table-cell office:value-type="float" office:value="894" calcext:value-type="float">
            <text:p>894</text:p>
          </table:table-cell>
          <table:table-cell table:formula="of:= (([.I919]+[.P919])/([.I919]*[.P919])) + [.B919]" office:value-type="float" office:value="29.8966903161007" calcext:value-type="float">
            <text:p>29,8967</text:p>
          </table:table-cell>
          <table:table-cell table:number-columns-repeated="10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27+6*RAND()" office:value-type="float" office:value="30.5890856150072" calcext:value-type="float">
            <text:p>30,5891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COM.MICROSOFT.NORM.INV(RAND();30;5)" office:value-type="float" office:value="37.3140699269107" calcext:value-type="float">
            <text:p>37,3141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48+24*RAND()" office:value-type="float" office:value="56.8967341287062" calcext:value-type="float">
            <text:p>56,8967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formula="of:= (([.I920]+[.P920])/([.I920]*[.P920])) + [.B920]" office:value-type="float" office:value="30.6334608586606" calcext:value-type="float">
            <text:p>30,6335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27+6*RAND()" office:value-type="float" office:value="28.6865965530742" calcext:value-type="float">
            <text:p>28,6866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COM.MICROSOFT.NORM.INV(RAND();30;5)" office:value-type="float" office:value="32.3496090981506" calcext:value-type="float">
            <text:p>32,3496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48+24*RAND()" office:value-type="float" office:value="58.6424972908571" calcext:value-type="float">
            <text:p>58,6425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formula="of:= (([.I921]+[.P921])/([.I921]*[.P921])) + [.B921]" office:value-type="float" office:value="28.7345613074771" calcext:value-type="float">
            <text:p>28,7346</text:p>
          </table:table-cell>
          <table:table-cell table:number-columns-repeated="10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27+6*RAND()" office:value-type="float" office:value="32.2479976254981" calcext:value-type="float">
            <text:p>32,2480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COM.MICROSOFT.NORM.INV(RAND();30;5)" office:value-type="float" office:value="28.516868609224" calcext:value-type="float">
            <text:p>28,5169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48+24*RAND()" office:value-type="float" office:value="64.1186954705045" calcext:value-type="float">
            <text:p>64,1187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formula="of:= (([.I922]+[.P922])/([.I922]*[.P922])) + [.B922]" office:value-type="float" office:value="32.2986606645838" calcext:value-type="float">
            <text:p>32,2987</text:p>
          </table:table-cell>
          <table:table-cell table:number-columns-repeated="10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27+6*RAND()" office:value-type="float" office:value="31.9911283857655" calcext:value-type="float">
            <text:p>31,9911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COM.MICROSOFT.NORM.INV(RAND();30;5)" office:value-type="float" office:value="34.3764256543034" calcext:value-type="float">
            <text:p>34,3764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48+24*RAND()" office:value-type="float" office:value="62.5428932150826" calcext:value-type="float">
            <text:p>62,5429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formula="of:= (([.I923]+[.P923])/([.I923]*[.P923])) + [.B923]" office:value-type="float" office:value="32.03620711527" calcext:value-type="float">
            <text:p>32,0362</text:p>
          </table:table-cell>
          <table:table-cell table:number-columns-repeated="10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27+6*RAND()" office:value-type="float" office:value="28.3430386630353" calcext:value-type="float">
            <text:p>28,3430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COM.MICROSOFT.NORM.INV(RAND();30;5)" office:value-type="float" office:value="36.1231474438564" calcext:value-type="float">
            <text:p>36,1231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48+24*RAND()" office:value-type="float" office:value="58.8978359056637" calcext:value-type="float">
            <text:p>58,8978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formula="of:= (([.I924]+[.P924])/([.I924]*[.P924])) + [.B924]" office:value-type="float" office:value="28.3877002960899" calcext:value-type="float">
            <text:p>28,3877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7+6*RAND()" office:value-type="float" office:value="27.1826780650299" calcext:value-type="float">
            <text:p>27,1827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COM.MICROSOFT.NORM.INV(RAND();30;5)" office:value-type="float" office:value="35.104675797545" calcext:value-type="float">
            <text:p>35,1047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48+24*RAND()" office:value-type="float" office:value="63.1569352643564" calcext:value-type="float">
            <text:p>63,1569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formula="of:= (([.I925]+[.P925])/([.I925]*[.P925])) + [.B925]" office:value-type="float" office:value="27.2269978726374" calcext:value-type="float">
            <text:p>27,2270</text:p>
          </table:table-cell>
          <table:table-cell table:number-columns-repeated="10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27+6*RAND()" office:value-type="float" office:value="27.4141478554811" calcext:value-type="float">
            <text:p>27,4141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COM.MICROSOFT.NORM.INV(RAND();30;5)" office:value-type="float" office:value="25.6300453197179" calcext:value-type="float">
            <text:p>25,6300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48+24*RAND()" office:value-type="float" office:value="56.9484023144469" calcext:value-type="float">
            <text:p>56,9484</text:p>
          </table:table-cell>
          <table:table-cell table:number-columns-repeated="5"/>
          <table:table-cell office:value-type="float" office:value="901" calcext:value-type="float">
            <text:p>901</text:p>
          </table:table-cell>
          <table:table-cell table:formula="of:= (([.I926]+[.P926])/([.I926]*[.P926])) + [.B926]" office:value-type="float" office:value="27.4707243188404" calcext:value-type="float">
            <text:p>27,4707</text:p>
          </table:table-cell>
          <table:table-cell table:number-columns-repeated="10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27+6*RAND()" office:value-type="float" office:value="30.0995825312566" calcext:value-type="float">
            <text:p>30,0996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COM.MICROSOFT.NORM.INV(RAND();30;5)" office:value-type="float" office:value="32.8024035153145" calcext:value-type="float">
            <text:p>32,8024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48+24*RAND()" office:value-type="float" office:value="49.2913144128397" calcext:value-type="float">
            <text:p>49,2913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formula="of:= (([.I927]+[.P927])/([.I927]*[.P927])) + [.B927]" office:value-type="float" office:value="30.1503556520999" calcext:value-type="float">
            <text:p>30,1504</text:p>
          </table:table-cell>
          <table:table-cell table:number-columns-repeated="10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27+6*RAND()" office:value-type="float" office:value="28.2648058037739" calcext:value-type="float">
            <text:p>28,2648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COM.MICROSOFT.NORM.INV(RAND();30;5)" office:value-type="float" office:value="30.8172294726696" calcext:value-type="float">
            <text:p>30,8172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48+24*RAND()" office:value-type="float" office:value="60.5803030701354" calcext:value-type="float">
            <text:p>60,5803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formula="of:= (([.I928]+[.P928])/([.I928]*[.P928])) + [.B928]" office:value-type="float" office:value="28.3137621995787" calcext:value-type="float">
            <text:p>28,3138</text:p>
          </table:table-cell>
          <table:table-cell table:number-columns-repeated="10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27+6*RAND()" office:value-type="float" office:value="29.0462620973121" calcext:value-type="float">
            <text:p>29,0463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COM.MICROSOFT.NORM.INV(RAND();30;5)" office:value-type="float" office:value="44.2920061571783" calcext:value-type="float">
            <text:p>44,2920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48+24*RAND()" office:value-type="float" office:value="53.501800510101" calcext:value-type="float">
            <text:p>53,5018</text:p>
          </table:table-cell>
          <table:table-cell table:number-columns-repeated="5"/>
          <table:table-cell office:value-type="float" office:value="904" calcext:value-type="float">
            <text:p>904</text:p>
          </table:table-cell>
          <table:table-cell table:formula="of:= (([.I929]+[.P929])/([.I929]*[.P929])) + [.B929]" office:value-type="float" office:value="29.087530494547" calcext:value-type="float">
            <text:p>29,0875</text:p>
          </table:table-cell>
          <table:table-cell table:number-columns-repeated="10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27+6*RAND()" office:value-type="float" office:value="29.2667944778223" calcext:value-type="float">
            <text:p>29,2668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COM.MICROSOFT.NORM.INV(RAND();30;5)" office:value-type="float" office:value="28.4188365363259" calcext:value-type="float">
            <text:p>28,4188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48+24*RAND()" office:value-type="float" office:value="63.2883857404813" calcext:value-type="float">
            <text:p>63,2884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formula="of:= (([.I930]+[.P930])/([.I930]*[.P930])) + [.B930]" office:value-type="float" office:value="29.3177830941549" calcext:value-type="float">
            <text:p>29,3178</text:p>
          </table:table-cell>
          <table:table-cell table:number-columns-repeated="10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27+6*RAND()" office:value-type="float" office:value="32.1528856710065" calcext:value-type="float">
            <text:p>32,1529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COM.MICROSOFT.NORM.INV(RAND();30;5)" office:value-type="float" office:value="28.5915465496305" calcext:value-type="float">
            <text:p>28,5915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48+24*RAND()" office:value-type="float" office:value="52.2121875146404" calcext:value-type="float">
            <text:p>52,2122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formula="of:= (([.I931]+[.P931])/([.I931]*[.P931])) + [.B931]" office:value-type="float" office:value="32.2070136602455" calcext:value-type="float">
            <text:p>32,2070</text:p>
          </table:table-cell>
          <table:table-cell table:number-columns-repeated="10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27+6*RAND()" office:value-type="float" office:value="28.1703842428979" calcext:value-type="float">
            <text:p>28,1704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COM.MICROSOFT.NORM.INV(RAND();30;5)" office:value-type="float" office:value="23.9295823342897" calcext:value-type="float">
            <text:p>23,9296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48+24*RAND()" office:value-type="float" office:value="52.894831311889" calcext:value-type="float">
            <text:p>52,8948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formula="of:= (([.I932]+[.P932])/([.I932]*[.P932])) + [.B932]" office:value-type="float" office:value="28.2310789610822" calcext:value-type="float">
            <text:p>28,2311</text:p>
          </table:table-cell>
          <table:table-cell table:number-columns-repeated="10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27+6*RAND()" office:value-type="float" office:value="31.821878722636" calcext:value-type="float">
            <text:p>31,8219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COM.MICROSOFT.NORM.INV(RAND();30;5)" office:value-type="float" office:value="29.6904231874452" calcext:value-type="float">
            <text:p>29,6904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48+24*RAND()" office:value-type="float" office:value="60.5395339680836" calcext:value-type="float">
            <text:p>60,5395</text:p>
          </table:table-cell>
          <table:table-cell table:number-columns-repeated="5"/>
          <table:table-cell office:value-type="float" office:value="908" calcext:value-type="float">
            <text:p>908</text:p>
          </table:table-cell>
          <table:table-cell table:formula="of:= (([.I933]+[.P933])/([.I933]*[.P933])) + [.B933]" office:value-type="float" office:value="31.8720777485446" calcext:value-type="float">
            <text:p>31,8721</text:p>
          </table:table-cell>
          <table:table-cell table:number-columns-repeated="10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27+6*RAND()" office:value-type="float" office:value="31.1924121470656" calcext:value-type="float">
            <text:p>31,1924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COM.MICROSOFT.NORM.INV(RAND();30;5)" office:value-type="float" office:value="32.5671933187998" calcext:value-type="float">
            <text:p>32,5672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48+24*RAND()" office:value-type="float" office:value="48.1273819757625" calcext:value-type="float">
            <text:p>48,1274</text:p>
          </table:table-cell>
          <table:table-cell table:number-columns-repeated="5"/>
          <table:table-cell office:value-type="float" office:value="909" calcext:value-type="float">
            <text:p>909</text:p>
          </table:table-cell>
          <table:table-cell table:formula="of:= (([.I934]+[.P934])/([.I934]*[.P934])) + [.B934]" office:value-type="float" office:value="31.2438960864604" calcext:value-type="float">
            <text:p>31,2439</text:p>
          </table:table-cell>
          <table:table-cell table:number-columns-repeated="10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27+6*RAND()" office:value-type="float" office:value="28.3595708047505" calcext:value-type="float">
            <text:p>28,3596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COM.MICROSOFT.NORM.INV(RAND();30;5)" office:value-type="float" office:value="37.4510992011849" calcext:value-type="float">
            <text:p>37,4511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48+24*RAND()" office:value-type="float" office:value="57.9115039212629" calcext:value-type="float">
            <text:p>57,9115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formula="of:= (([.I935]+[.P935])/([.I935]*[.P935])) + [.B935]" office:value-type="float" office:value="28.4035400170352" calcext:value-type="float">
            <text:p>28,4035</text:p>
          </table:table-cell>
          <table:table-cell table:number-columns-repeated="10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27+6*RAND()" office:value-type="float" office:value="31.0850050037261" calcext:value-type="float">
            <text:p>31,0850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COM.MICROSOFT.NORM.INV(RAND();30;5)" office:value-type="float" office:value="28.3836260849477" calcext:value-type="float">
            <text:p>28,3836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48+24*RAND()" office:value-type="float" office:value="58.6093644378707" calcext:value-type="float">
            <text:p>58,6094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formula="of:= (([.I936]+[.P936])/([.I936]*[.P936])) + [.B936]" office:value-type="float" office:value="31.1372987038128" calcext:value-type="float">
            <text:p>31,1373</text:p>
          </table:table-cell>
          <table:table-cell table:number-columns-repeated="10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27+6*RAND()" office:value-type="float" office:value="28.6058054140303" calcext:value-type="float">
            <text:p>28,6058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COM.MICROSOFT.NORM.INV(RAND();30;5)" office:value-type="float" office:value="32.4595335860523" calcext:value-type="float">
            <text:p>32,4595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48+24*RAND()" office:value-type="float" office:value="48.21446603816" calcext:value-type="float">
            <text:p>48,2145</text:p>
          </table:table-cell>
          <table:table-cell table:number-columns-repeated="5"/>
          <table:table-cell office:value-type="float" office:value="912" calcext:value-type="float">
            <text:p>912</text:p>
          </table:table-cell>
          <table:table-cell table:formula="of:= (([.I937]+[.P937])/([.I937]*[.P937])) + [.B937]" office:value-type="float" office:value="28.6573536671288" calcext:value-type="float">
            <text:p>28,6574</text:p>
          </table:table-cell>
          <table:table-cell table:number-columns-repeated="10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27+6*RAND()" office:value-type="float" office:value="27.5508493131492" calcext:value-type="float">
            <text:p>27,5508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COM.MICROSOFT.NORM.INV(RAND();30;5)" office:value-type="float" office:value="32.4926240306392" calcext:value-type="float">
            <text:p>32,4926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48+24*RAND()" office:value-type="float" office:value="49.399569910951" calcext:value-type="float">
            <text:p>49,3996</text:p>
          </table:table-cell>
          <table:table-cell table:number-columns-repeated="5"/>
          <table:table-cell office:value-type="float" office:value="913" calcext:value-type="float">
            <text:p>913</text:p>
          </table:table-cell>
          <table:table-cell table:formula="of:= (([.I938]+[.P938])/([.I938]*[.P938])) + [.B938]" office:value-type="float" office:value="27.6018686198912" calcext:value-type="float">
            <text:p>27,6019</text:p>
          </table:table-cell>
          <table:table-cell table:number-columns-repeated="10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27+6*RAND()" office:value-type="float" office:value="27.0915171874221" calcext:value-type="float">
            <text:p>27,0915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COM.MICROSOFT.NORM.INV(RAND();30;5)" office:value-type="float" office:value="21.5019098458635" calcext:value-type="float">
            <text:p>21,5019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48+24*RAND()" office:value-type="float" office:value="64.549530361779" calcext:value-type="float">
            <text:p>64,5495</text:p>
          </table:table-cell>
          <table:table-cell table:number-columns-repeated="5"/>
          <table:table-cell office:value-type="float" office:value="914" calcext:value-type="float">
            <text:p>914</text:p>
          </table:table-cell>
          <table:table-cell table:formula="of:= (([.I939]+[.P939])/([.I939]*[.P939])) + [.B939]" office:value-type="float" office:value="27.1535166635493" calcext:value-type="float">
            <text:p>27,1535</text:p>
          </table:table-cell>
          <table:table-cell table:number-columns-repeated="10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27+6*RAND()" office:value-type="float" office:value="27.5512717093807" calcext:value-type="float">
            <text:p>27,5513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COM.MICROSOFT.NORM.INV(RAND();30;5)" office:value-type="float" office:value="34.563156198048" calcext:value-type="float">
            <text:p>34,5632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48+24*RAND()" office:value-type="float" office:value="64.6904698228464" calcext:value-type="float">
            <text:p>64,6905</text:p>
          </table:table-cell>
          <table:table-cell table:number-columns-repeated="5"/>
          <table:table-cell office:value-type="float" office:value="915" calcext:value-type="float">
            <text:p>915</text:p>
          </table:table-cell>
          <table:table-cell table:formula="of:= (([.I940]+[.P940])/([.I940]*[.P940])) + [.B940]" office:value-type="float" office:value="27.5956624798024" calcext:value-type="float">
            <text:p>27,5957</text:p>
          </table:table-cell>
          <table:table-cell table:number-columns-repeated="10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27+6*RAND()" office:value-type="float" office:value="29.795861315215" calcext:value-type="float">
            <text:p>29,7959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COM.MICROSOFT.NORM.INV(RAND();30;5)" office:value-type="float" office:value="32.6183210590733" calcext:value-type="float">
            <text:p>32,6183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48+24*RAND()" office:value-type="float" office:value="50.7467387253419" calcext:value-type="float">
            <text:p>50,7467</text:p>
          </table:table-cell>
          <table:table-cell table:number-columns-repeated="5"/>
          <table:table-cell office:value-type="float" office:value="916" calcext:value-type="float">
            <text:p>916</text:p>
          </table:table-cell>
          <table:table-cell table:formula="of:= (([.I941]+[.P941])/([.I941]*[.P941])) + [.B941]" office:value-type="float" office:value="29.8462246322092" calcext:value-type="float">
            <text:p>29,8462</text:p>
          </table:table-cell>
          <table:table-cell table:number-columns-repeated="10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27+6*RAND()" office:value-type="float" office:value="28.56249932223" calcext:value-type="float">
            <text:p>28,5625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COM.MICROSOFT.NORM.INV(RAND();30;5)" office:value-type="float" office:value="37.0835947036429" calcext:value-type="float">
            <text:p>37,0836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48+24*RAND()" office:value-type="float" office:value="62.5758226113394" calcext:value-type="float">
            <text:p>62,5758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formula="of:= (([.I942]+[.P942])/([.I942]*[.P942])) + [.B942]" office:value-type="float" office:value="28.6054460372338" calcext:value-type="float">
            <text:p>28,6054</text:p>
          </table:table-cell>
          <table:table-cell table:number-columns-repeated="10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27+6*RAND()" office:value-type="float" office:value="28.1911712747533" calcext:value-type="float">
            <text:p>28,1912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COM.MICROSOFT.NORM.INV(RAND();30;5)" office:value-type="float" office:value="27.9148998291595" calcext:value-type="float">
            <text:p>27,9149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48+24*RAND()" office:value-type="float" office:value="51.298977968283" calcext:value-type="float">
            <text:p>51,2990</text:p>
          </table:table-cell>
          <table:table-cell table:number-columns-repeated="5"/>
          <table:table-cell office:value-type="float" office:value="918" calcext:value-type="float">
            <text:p>918</text:p>
          </table:table-cell>
          <table:table-cell table:formula="of:= (([.I943]+[.P943])/([.I943]*[.P943])) + [.B943]" office:value-type="float" office:value="28.2464880032643" calcext:value-type="float">
            <text:p>28,2465</text:p>
          </table:table-cell>
          <table:table-cell table:number-columns-repeated="10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27+6*RAND()" office:value-type="float" office:value="29.4217808574904" calcext:value-type="float">
            <text:p>29,4218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COM.MICROSOFT.NORM.INV(RAND();30;5)" office:value-type="float" office:value="30.894244784709" calcext:value-type="float">
            <text:p>30,8942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48+24*RAND()" office:value-type="float" office:value="69.2421550629661" calcext:value-type="float">
            <text:p>69,2422</text:p>
          </table:table-cell>
          <table:table-cell table:number-columns-repeated="5"/>
          <table:table-cell office:value-type="float" office:value="919" calcext:value-type="float">
            <text:p>919</text:p>
          </table:table-cell>
          <table:table-cell table:formula="of:= (([.I944]+[.P944])/([.I944]*[.P944])) + [.B944]" office:value-type="float" office:value="29.4685914150354" calcext:value-type="float">
            <text:p>29,4686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27+6*RAND()" office:value-type="float" office:value="32.8025561382528" calcext:value-type="float">
            <text:p>32,8026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COM.MICROSOFT.NORM.INV(RAND();30;5)" office:value-type="float" office:value="22.7390737142326" calcext:value-type="float">
            <text:p>22,7391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48+24*RAND()" office:value-type="float" office:value="64.4778901627287" calcext:value-type="float">
            <text:p>64,4779</text:p>
          </table:table-cell>
          <table:table-cell table:number-columns-repeated="5"/>
          <table:table-cell office:value-type="float" office:value="920" calcext:value-type="float">
            <text:p>920</text:p>
          </table:table-cell>
          <table:table-cell table:formula="of:= (([.I945]+[.P945])/([.I945]*[.P945])) + [.B945]" office:value-type="float" office:value="32.8620424957357" calcext:value-type="float">
            <text:p>32,8620</text:p>
          </table:table-cell>
          <table:table-cell table:number-columns-repeated="10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27+6*RAND()" office:value-type="float" office:value="32.9648413604591" calcext:value-type="float">
            <text:p>32,9648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COM.MICROSOFT.NORM.INV(RAND();30;5)" office:value-type="float" office:value="29.2266177462469" calcext:value-type="float">
            <text:p>29,2266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48+24*RAND()" office:value-type="float" office:value="58.7211542492732" calcext:value-type="float">
            <text:p>58,7212</text:p>
          </table:table-cell>
          <table:table-cell table:number-columns-repeated="5"/>
          <table:table-cell office:value-type="float" office:value="921" calcext:value-type="float">
            <text:p>921</text:p>
          </table:table-cell>
          <table:table-cell table:formula="of:= (([.I946]+[.P946])/([.I946]*[.P946])) + [.B946]" office:value-type="float" office:value="33.0160863842002" calcext:value-type="float">
            <text:p>33,0161</text:p>
          </table:table-cell>
          <table:table-cell table:number-columns-repeated="10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27+6*RAND()" office:value-type="float" office:value="31.5604563520756" calcext:value-type="float">
            <text:p>31,5605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COM.MICROSOFT.NORM.INV(RAND();30;5)" office:value-type="float" office:value="30.0035510952899" calcext:value-type="float">
            <text:p>30,0036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48+24*RAND()" office:value-type="float" office:value="52.5752218449488" calcext:value-type="float">
            <text:p>52,5752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formula="of:= (([.I947]+[.P947])/([.I947]*[.P947])) + [.B947]" office:value-type="float" office:value="31.6128061069368" calcext:value-type="float">
            <text:p>31,6128</text:p>
          </table:table-cell>
          <table:table-cell table:number-columns-repeated="10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27+6*RAND()" office:value-type="float" office:value="28.5005136716645" calcext:value-type="float">
            <text:p>28,5005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COM.MICROSOFT.NORM.INV(RAND();30;5)" office:value-type="float" office:value="39.5879678479653" calcext:value-type="float">
            <text:p>39,5880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48+24*RAND()" office:value-type="float" office:value="55.7035236479715" calcext:value-type="float">
            <text:p>55,7035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formula="of:= (([.I948]+[.P948])/([.I948]*[.P948])) + [.B948]" office:value-type="float" office:value="28.5437260577204" calcext:value-type="float">
            <text:p>28,5437</text:p>
          </table:table-cell>
          <table:table-cell table:number-columns-repeated="10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27+6*RAND()" office:value-type="float" office:value="32.5788871224504" calcext:value-type="float">
            <text:p>32,5789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COM.MICROSOFT.NORM.INV(RAND();30;5)" office:value-type="float" office:value="18.5086218940871" calcext:value-type="float">
            <text:p>18,5086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48+24*RAND()" office:value-type="float" office:value="59.440536073409" calcext:value-type="float">
            <text:p>59,4405</text:p>
          </table:table-cell>
          <table:table-cell table:number-columns-repeated="5"/>
          <table:table-cell office:value-type="float" office:value="924" calcext:value-type="float">
            <text:p>924</text:p>
          </table:table-cell>
          <table:table-cell table:formula="of:= (([.I949]+[.P949])/([.I949]*[.P949])) + [.B949]" office:value-type="float" office:value="32.6497395324634" calcext:value-type="float">
            <text:p>32,6497</text:p>
          </table:table-cell>
          <table:table-cell table:number-columns-repeated="10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27+6*RAND()" office:value-type="float" office:value="30.8965427151416" calcext:value-type="float">
            <text:p>30,8965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COM.MICROSOFT.NORM.INV(RAND();30;5)" office:value-type="float" office:value="27.1790976315973" calcext:value-type="float">
            <text:p>27,1791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48+24*RAND()" office:value-type="float" office:value="55.4479425726458" calcext:value-type="float">
            <text:p>55,4479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formula="of:= (([.I950]+[.P950])/([.I950]*[.P950])) + [.B950]" office:value-type="float" office:value="30.9513706295796" calcext:value-type="float">
            <text:p>30,9514</text:p>
          </table:table-cell>
          <table:table-cell table:number-columns-repeated="10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27+6*RAND()" office:value-type="float" office:value="29.8960578076076" calcext:value-type="float">
            <text:p>29,8961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COM.MICROSOFT.NORM.INV(RAND();30;5)" office:value-type="float" office:value="33.0220633760686" calcext:value-type="float">
            <text:p>33,0221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48+24*RAND()" office:value-type="float" office:value="53.4836323717609" calcext:value-type="float">
            <text:p>53,4836</text:p>
          </table:table-cell>
          <table:table-cell table:number-columns-repeated="5"/>
          <table:table-cell office:value-type="float" office:value="926" calcext:value-type="float">
            <text:p>926</text:p>
          </table:table-cell>
          <table:table-cell table:formula="of:= (([.I951]+[.P951])/([.I951]*[.P951])) + [.B951]" office:value-type="float" office:value="29.9450379002137" calcext:value-type="float">
            <text:p>29,9450</text:p>
          </table:table-cell>
          <table:table-cell table:number-columns-repeated="10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27+6*RAND()" office:value-type="float" office:value="28.9358656096738" calcext:value-type="float">
            <text:p>28,9359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COM.MICROSOFT.NORM.INV(RAND();30;5)" office:value-type="float" office:value="26.833302121663" calcext:value-type="float">
            <text:p>26,8333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48+24*RAND()" office:value-type="float" office:value="64.2430287385359" calcext:value-type="float">
            <text:p>64,2430</text:p>
          </table:table-cell>
          <table:table-cell table:number-columns-repeated="5"/>
          <table:table-cell office:value-type="float" office:value="927" calcext:value-type="float">
            <text:p>927</text:p>
          </table:table-cell>
          <table:table-cell table:formula="of:= (([.I952]+[.P952])/([.I952]*[.P952])) + [.B952]" office:value-type="float" office:value="28.9886986250339" calcext:value-type="float">
            <text:p>28,9887</text:p>
          </table:table-cell>
          <table:table-cell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27+6*RAND()" office:value-type="float" office:value="29.5116140262689" calcext:value-type="float">
            <text:p>29,5116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COM.MICROSOFT.NORM.INV(RAND();30;5)" office:value-type="float" office:value="27.5324973167008" calcext:value-type="float">
            <text:p>27,5325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48+24*RAND()" office:value-type="float" office:value="49.9466495839879" calcext:value-type="float">
            <text:p>49,9466</text:p>
          </table:table-cell>
          <table:table-cell table:number-columns-repeated="5"/>
          <table:table-cell office:value-type="float" office:value="928" calcext:value-type="float">
            <text:p>928</text:p>
          </table:table-cell>
          <table:table-cell table:formula="of:= (([.I953]+[.P953])/([.I953]*[.P953])) + [.B953]" office:value-type="float" office:value="29.5679561046556" calcext:value-type="float">
            <text:p>29,5680</text:p>
          </table:table-cell>
          <table:table-cell table:number-columns-repeated="10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27+6*RAND()" office:value-type="float" office:value="31.3196084790397" calcext:value-type="float">
            <text:p>31,3196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COM.MICROSOFT.NORM.INV(RAND();30;5)" office:value-type="float" office:value="27.1455497228494" calcext:value-type="float">
            <text:p>27,1455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48+24*RAND()" office:value-type="float" office:value="48.3346845349297" calcext:value-type="float">
            <text:p>48,3347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formula="of:= (([.I954]+[.P954])/([.I954]*[.P954])) + [.B954]" office:value-type="float" office:value="31.3771360067077" calcext:value-type="float">
            <text:p>31,3771</text:p>
          </table:table-cell>
          <table:table-cell table:number-columns-repeated="10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27+6*RAND()" office:value-type="float" office:value="29.5043623654638" calcext:value-type="float">
            <text:p>29,5044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COM.MICROSOFT.NORM.INV(RAND();30;5)" office:value-type="float" office:value="22.7275048953822" calcext:value-type="float">
            <text:p>22,7275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48+24*RAND()" office:value-type="float" office:value="61.240887559019" calcext:value-type="float">
            <text:p>61,2409</text:p>
          </table:table-cell>
          <table:table-cell table:number-columns-repeated="5"/>
          <table:table-cell office:value-type="float" office:value="930" calcext:value-type="float">
            <text:p>930</text:p>
          </table:table-cell>
          <table:table-cell table:formula="of:= (([.I955]+[.P955])/([.I955]*[.P955])) + [.B955]" office:value-type="float" office:value="29.5646908759367" calcext:value-type="float">
            <text:p>29,5647</text:p>
          </table:table-cell>
          <table:table-cell table:number-columns-repeated="10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27+6*RAND()" office:value-type="float" office:value="30.3481067579705" calcext:value-type="float">
            <text:p>30,3481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COM.MICROSOFT.NORM.INV(RAND();30;5)" office:value-type="float" office:value="32.5986210709909" calcext:value-type="float">
            <text:p>32,5986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48+24*RAND()" office:value-type="float" office:value="66.5076329754666" calcext:value-type="float">
            <text:p>66,5076</text:p>
          </table:table-cell>
          <table:table-cell table:number-columns-repeated="5"/>
          <table:table-cell office:value-type="float" office:value="931" calcext:value-type="float">
            <text:p>931</text:p>
          </table:table-cell>
          <table:table-cell table:formula="of:= (([.I956]+[.P956])/([.I956]*[.P956])) + [.B956]" office:value-type="float" office:value="30.3938187702934" calcext:value-type="float">
            <text:p>30,3938</text:p>
          </table:table-cell>
          <table:table-cell table:number-columns-repeated="10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27+6*RAND()" office:value-type="float" office:value="27.1863364640158" calcext:value-type="float">
            <text:p>27,1863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COM.MICROSOFT.NORM.INV(RAND();30;5)" office:value-type="float" office:value="32.2087919591644" calcext:value-type="float">
            <text:p>32,2088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48+24*RAND()" office:value-type="float" office:value="53.6337947594002" calcext:value-type="float">
            <text:p>53,6338</text:p>
          </table:table-cell>
          <table:table-cell table:number-columns-repeated="5"/>
          <table:table-cell office:value-type="float" office:value="932" calcext:value-type="float">
            <text:p>932</text:p>
          </table:table-cell>
          <table:table-cell table:formula="of:= (([.I957]+[.P957])/([.I957]*[.P957])) + [.B957]" office:value-type="float" office:value="27.2360288481641" calcext:value-type="float">
            <text:p>27,2360</text:p>
          </table:table-cell>
          <table:table-cell table:number-columns-repeated="10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27+6*RAND()" office:value-type="float" office:value="28.0518774271477" calcext:value-type="float">
            <text:p>28,0519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COM.MICROSOFT.NORM.INV(RAND();30;5)" office:value-type="float" office:value="36.4783177246586" calcext:value-type="float">
            <text:p>36,4783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48+24*RAND()" office:value-type="float" office:value="56.4624427305535" calcext:value-type="float">
            <text:p>56,4624</text:p>
          </table:table-cell>
          <table:table-cell table:number-columns-repeated="5"/>
          <table:table-cell office:value-type="float" office:value="933" calcext:value-type="float">
            <text:p>933</text:p>
          </table:table-cell>
          <table:table-cell table:formula="of:= (([.I958]+[.P958])/([.I958]*[.P958])) + [.B958]" office:value-type="float" office:value="28.0970018600357" calcext:value-type="float">
            <text:p>28,0970</text:p>
          </table:table-cell>
          <table:table-cell table:number-columns-repeated="10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27+6*RAND()" office:value-type="float" office:value="27.9730612307321" calcext:value-type="float">
            <text:p>27,9731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COM.MICROSOFT.NORM.INV(RAND();30;5)" office:value-type="float" office:value="27.58573061776" calcext:value-type="float">
            <text:p>27,5857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48+24*RAND()" office:value-type="float" office:value="58.0991505039856" calcext:value-type="float">
            <text:p>58,0992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formula="of:= (([.I959]+[.P959])/([.I959]*[.P959])) + [.B959]" office:value-type="float" office:value="28.0265238122224" calcext:value-type="float">
            <text:p>28,0265</text:p>
          </table:table-cell>
          <table:table-cell table:number-columns-repeated="10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27+6*RAND()" office:value-type="float" office:value="30.8261194804218" calcext:value-type="float">
            <text:p>30,8261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COM.MICROSOFT.NORM.INV(RAND();30;5)" office:value-type="float" office:value="34.400740374102" calcext:value-type="float">
            <text:p>34,4007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48+24*RAND()" office:value-type="float" office:value="53.9135795971379" calcext:value-type="float">
            <text:p>53,9136</text:p>
          </table:table-cell>
          <table:table-cell table:number-columns-repeated="5"/>
          <table:table-cell office:value-type="float" office:value="935" calcext:value-type="float">
            <text:p>935</text:p>
          </table:table-cell>
          <table:table-cell table:formula="of:= (([.I960]+[.P960])/([.I960]*[.P960])) + [.B960]" office:value-type="float" office:value="30.8737368248738" calcext:value-type="float">
            <text:p>30,8737</text:p>
          </table:table-cell>
          <table:table-cell table:number-columns-repeated="10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27+6*RAND()" office:value-type="float" office:value="27.2270269941073" calcext:value-type="float">
            <text:p>27,2270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COM.MICROSOFT.NORM.INV(RAND();30;5)" office:value-type="float" office:value="23.6064074238446" calcext:value-type="float">
            <text:p>23,6064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48+24*RAND()" office:value-type="float" office:value="69.2357750264928" calcext:value-type="float">
            <text:p>69,2358</text:p>
          </table:table-cell>
          <table:table-cell table:number-columns-repeated="5"/>
          <table:table-cell office:value-type="float" office:value="936" calcext:value-type="float">
            <text:p>936</text:p>
          </table:table-cell>
          <table:table-cell table:formula="of:= (([.I961]+[.P961])/([.I961]*[.P961])) + [.B961]" office:value-type="float" office:value="27.2838317744065" calcext:value-type="float">
            <text:p>27,2838</text:p>
          </table:table-cell>
          <table:table-cell table:number-columns-repeated="10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27+6*RAND()" office:value-type="float" office:value="29.6926126463804" calcext:value-type="float">
            <text:p>29,6926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COM.MICROSOFT.NORM.INV(RAND();30;5)" office:value-type="float" office:value="33.1731560458052" calcext:value-type="float">
            <text:p>33,1732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48+24*RAND()" office:value-type="float" office:value="60.6890016524121" calcext:value-type="float">
            <text:p>60,6890</text:p>
          </table:table-cell>
          <table:table-cell table:number-columns-repeated="5"/>
          <table:table-cell office:value-type="float" office:value="937" calcext:value-type="float">
            <text:p>937</text:p>
          </table:table-cell>
          <table:table-cell table:formula="of:= (([.I962]+[.P962])/([.I962]*[.P962])) + [.B962]" office:value-type="float" office:value="29.7392349521769" calcext:value-type="float">
            <text:p>29,7392</text:p>
          </table:table-cell>
          <table:table-cell table:number-columns-repeated="10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27+6*RAND()" office:value-type="float" office:value="28.5195581645239" calcext:value-type="float">
            <text:p>28,5196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COM.MICROSOFT.NORM.INV(RAND();30;5)" office:value-type="float" office:value="30.456384559899" calcext:value-type="float">
            <text:p>30,4564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48+24*RAND()" office:value-type="float" office:value="53.8397225523368" calcext:value-type="float">
            <text:p>53,8397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formula="of:= (([.I963]+[.P963])/([.I963]*[.P963])) + [.B963]" office:value-type="float" office:value="28.5709656496086" calcext:value-type="float">
            <text:p>28,5710</text:p>
          </table:table-cell>
          <table:table-cell table:number-columns-repeated="10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27+6*RAND()" office:value-type="float" office:value="28.1855838422198" calcext:value-type="float">
            <text:p>28,1856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COM.MICROSOFT.NORM.INV(RAND();30;5)" office:value-type="float" office:value="27.9123708920679" calcext:value-type="float">
            <text:p>27,9124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48+24*RAND()" office:value-type="float" office:value="71.6822988158092" calcext:value-type="float">
            <text:p>71,6823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formula="of:= (([.I964]+[.P964])/([.I964]*[.P964])) + [.B964]" office:value-type="float" office:value="28.2353606961148" calcext:value-type="float">
            <text:p>28,2354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27+6*RAND()" office:value-type="float" office:value="30.0255670922343" calcext:value-type="float">
            <text:p>30,0256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COM.MICROSOFT.NORM.INV(RAND();30;5)" office:value-type="float" office:value="33.4992279863016" calcext:value-type="float">
            <text:p>33,4992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48+24*RAND()" office:value-type="float" office:value="54.690664392896" calcext:value-type="float">
            <text:p>54,6907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formula="of:= (([.I965]+[.P965])/([.I965]*[.P965])) + [.B965]" office:value-type="float" office:value="30.073703182712" calcext:value-type="float">
            <text:p>30,0737</text:p>
          </table:table-cell>
          <table:table-cell table:number-columns-repeated="10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27+6*RAND()" office:value-type="float" office:value="30.1613131246995" calcext:value-type="float">
            <text:p>30,1613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COM.MICROSOFT.NORM.INV(RAND();30;5)" office:value-type="float" office:value="25.3790495101786" calcext:value-type="float">
            <text:p>25,3790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48+24*RAND()" office:value-type="float" office:value="58.5280974106863" calcext:value-type="float">
            <text:p>58,5281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formula="of:= (([.I966]+[.P966])/([.I966]*[.P966])) + [.B966]" office:value-type="float" office:value="30.2178015143905" calcext:value-type="float">
            <text:p>30,2178</text:p>
          </table:table-cell>
          <table:table-cell table:number-columns-repeated="10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27+6*RAND()" office:value-type="float" office:value="29.3498764133547" calcext:value-type="float">
            <text:p>29,3499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COM.MICROSOFT.NORM.INV(RAND();30;5)" office:value-type="float" office:value="35.0849287565009" calcext:value-type="float">
            <text:p>35,0849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48+24*RAND()" office:value-type="float" office:value="70.8084336211905" calcext:value-type="float">
            <text:p>70,8084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formula="of:= (([.I967]+[.P967])/([.I967]*[.P967])) + [.B967]" office:value-type="float" office:value="29.3925012916672" calcext:value-type="float">
            <text:p>29,3925</text:p>
          </table:table-cell>
          <table:table-cell table:number-columns-repeated="10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27+6*RAND()" office:value-type="float" office:value="28.4561847012956" calcext:value-type="float">
            <text:p>28,4562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COM.MICROSOFT.NORM.INV(RAND();30;5)" office:value-type="float" office:value="23.2552566330447" calcext:value-type="float">
            <text:p>23,2553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48+24*RAND()" office:value-type="float" office:value="68.7251695124432" calcext:value-type="float">
            <text:p>68,7252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formula="of:= (([.I968]+[.P968])/([.I968]*[.P968])) + [.B968]" office:value-type="float" office:value="28.5137364416417" calcext:value-type="float">
            <text:p>28,5137</text:p>
          </table:table-cell>
          <table:table-cell table:number-columns-repeated="10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27+6*RAND()" office:value-type="float" office:value="31.783022194868" calcext:value-type="float">
            <text:p>31,7830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COM.MICROSOFT.NORM.INV(RAND();30;5)" office:value-type="float" office:value="29.8699085794491" calcext:value-type="float">
            <text:p>29,8699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48+24*RAND()" office:value-type="float" office:value="63.2237817188725" calcext:value-type="float">
            <text:p>63,2238</text:p>
          </table:table-cell>
          <table:table-cell table:number-columns-repeated="5"/>
          <table:table-cell office:value-type="float" office:value="944" calcext:value-type="float">
            <text:p>944</text:p>
          </table:table-cell>
          <table:table-cell table:formula="of:= (([.I969]+[.P969])/([.I969]*[.P969])) + [.B969]" office:value-type="float" office:value="31.8323175368069" calcext:value-type="float">
            <text:p>31,8323</text:p>
          </table:table-cell>
          <table:table-cell table:number-columns-repeated="10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27+6*RAND()" office:value-type="float" office:value="27.2078822928015" calcext:value-type="float">
            <text:p>27,2079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COM.MICROSOFT.NORM.INV(RAND();30;5)" office:value-type="float" office:value="30.2864253379391" calcext:value-type="float">
            <text:p>30,2864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48+24*RAND()" office:value-type="float" office:value="66.6267463183031" calcext:value-type="float">
            <text:p>66,6267</text:p>
          </table:table-cell>
          <table:table-cell table:number-columns-repeated="5"/>
          <table:table-cell office:value-type="float" office:value="945" calcext:value-type="float">
            <text:p>945</text:p>
          </table:table-cell>
          <table:table-cell table:formula="of:= (([.I970]+[.P970])/([.I970]*[.P970])) + [.B970]" office:value-type="float" office:value="27.2559093729828" calcext:value-type="float">
            <text:p>27,2559</text:p>
          </table:table-cell>
          <table:table-cell table:number-columns-repeated="10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27+6*RAND()" office:value-type="float" office:value="27.7668154968414" calcext:value-type="float">
            <text:p>27,7668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COM.MICROSOFT.NORM.INV(RAND();30;5)" office:value-type="float" office:value="34.8274120192087" calcext:value-type="float">
            <text:p>34,8274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48+24*RAND()" office:value-type="float" office:value="57.1562789389864" calcext:value-type="float">
            <text:p>57,1563</text:p>
          </table:table-cell>
          <table:table-cell table:number-columns-repeated="5"/>
          <table:table-cell office:value-type="float" office:value="946" calcext:value-type="float">
            <text:p>946</text:p>
          </table:table-cell>
          <table:table-cell table:formula="of:= (([.I971]+[.P971])/([.I971]*[.P971])) + [.B971]" office:value-type="float" office:value="27.8130244022748" calcext:value-type="float">
            <text:p>27,8130</text:p>
          </table:table-cell>
          <table:table-cell table:number-columns-repeated="10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27+6*RAND()" office:value-type="float" office:value="29.9085035885219" calcext:value-type="float">
            <text:p>29,9085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COM.MICROSOFT.NORM.INV(RAND();30;5)" office:value-type="float" office:value="31.9852019966163" calcext:value-type="float">
            <text:p>31,9852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48+24*RAND()" office:value-type="float" office:value="64.8255120115355" calcext:value-type="float">
            <text:p>64,8255</text:p>
          </table:table-cell>
          <table:table-cell table:number-columns-repeated="5"/>
          <table:table-cell office:value-type="float" office:value="947" calcext:value-type="float">
            <text:p>947</text:p>
          </table:table-cell>
          <table:table-cell table:formula="of:= (([.I972]+[.P972])/([.I972]*[.P972])) + [.B972]" office:value-type="float" office:value="29.9551940718622" calcext:value-type="float">
            <text:p>29,9552</text:p>
          </table:table-cell>
          <table:table-cell table:number-columns-repeated="10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27+6*RAND()" office:value-type="float" office:value="27.205979567254" calcext:value-type="float">
            <text:p>27,2060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COM.MICROSOFT.NORM.INV(RAND();30;5)" office:value-type="float" office:value="29.6796498524746" calcext:value-type="float">
            <text:p>29,6796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48+24*RAND()" office:value-type="float" office:value="57.2933022184297" calcext:value-type="float">
            <text:p>57,2933</text:p>
          </table:table-cell>
          <table:table-cell table:number-columns-repeated="5"/>
          <table:table-cell office:value-type="float" office:value="948" calcext:value-type="float">
            <text:p>948</text:p>
          </table:table-cell>
          <table:table-cell table:formula="of:= (([.I973]+[.P973])/([.I973]*[.P973])) + [.B973]" office:value-type="float" office:value="27.2571267342976" calcext:value-type="float">
            <text:p>27,2571</text:p>
          </table:table-cell>
          <table:table-cell table:number-columns-repeated="10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27+6*RAND()" office:value-type="float" office:value="32.44716617628" calcext:value-type="float">
            <text:p>32,4472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COM.MICROSOFT.NORM.INV(RAND();30;5)" office:value-type="float" office:value="31.9588695593204" calcext:value-type="float">
            <text:p>31,9589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48+24*RAND()" office:value-type="float" office:value="61.2901730490848" calcext:value-type="float">
            <text:p>61,2902</text:p>
          </table:table-cell>
          <table:table-cell table:number-columns-repeated="5"/>
          <table:table-cell office:value-type="float" office:value="949" calcext:value-type="float">
            <text:p>949</text:p>
          </table:table-cell>
          <table:table-cell table:formula="of:= (([.I974]+[.P974])/([.I974]*[.P974])) + [.B974]" office:value-type="float" office:value="32.4947722236992" calcext:value-type="float">
            <text:p>32,4948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27+6*RAND()" office:value-type="float" office:value="29.7755483330693" calcext:value-type="float">
            <text:p>29,7755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COM.MICROSOFT.NORM.INV(RAND();30;5)" office:value-type="float" office:value="25.723371308063" calcext:value-type="float">
            <text:p>25,7234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48+24*RAND()" office:value-type="float" office:value="57.5620229998603" calcext:value-type="float">
            <text:p>57,5620</text:p>
          </table:table-cell>
          <table:table-cell table:number-columns-repeated="5"/>
          <table:table-cell office:value-type="float" office:value="950" calcext:value-type="float">
            <text:p>950</text:p>
          </table:table-cell>
          <table:table-cell table:formula="of:= (([.I975]+[.P975])/([.I975]*[.P975])) + [.B975]" office:value-type="float" office:value="29.8317960514945" calcext:value-type="float">
            <text:p>29,8318</text:p>
          </table:table-cell>
          <table:table-cell table:number-columns-repeated="10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27+6*RAND()" office:value-type="float" office:value="27.4473711617757" calcext:value-type="float">
            <text:p>27,4474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COM.MICROSOFT.NORM.INV(RAND();30;5)" office:value-type="float" office:value="32.25997447565" calcext:value-type="float">
            <text:p>32,2600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48+24*RAND()" office:value-type="float" office:value="64.7730819555" calcext:value-type="float">
            <text:p>64,7731</text:p>
          </table:table-cell>
          <table:table-cell table:number-columns-repeated="5"/>
          <table:table-cell office:value-type="float" office:value="951" calcext:value-type="float">
            <text:p>951</text:p>
          </table:table-cell>
          <table:table-cell table:formula="of:= (([.I976]+[.P976])/([.I976]*[.P976])) + [.B976]" office:value-type="float" office:value="27.4938078383662" calcext:value-type="float">
            <text:p>27,4938</text:p>
          </table:table-cell>
          <table:table-cell table:number-columns-repeated="10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27+6*RAND()" office:value-type="float" office:value="29.1259034655523" calcext:value-type="float">
            <text:p>29,1259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COM.MICROSOFT.NORM.INV(RAND();30;5)" office:value-type="float" office:value="33.467952297389" calcext:value-type="float">
            <text:p>33,4680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48+24*RAND()" office:value-type="float" office:value="51.770577670075" calcext:value-type="float">
            <text:p>51,7706</text:p>
          </table:table-cell>
          <table:table-cell table:number-columns-repeated="5"/>
          <table:table-cell office:value-type="float" office:value="952" calcext:value-type="float">
            <text:p>952</text:p>
          </table:table-cell>
          <table:table-cell table:formula="of:= (([.I977]+[.P977])/([.I977]*[.P977])) + [.B977]" office:value-type="float" office:value="29.1750987865793" calcext:value-type="float">
            <text:p>29,1751</text:p>
          </table:table-cell>
          <table:table-cell table:number-columns-repeated="10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27+6*RAND()" office:value-type="float" office:value="31.2493615017738" calcext:value-type="float">
            <text:p>31,2494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COM.MICROSOFT.NORM.INV(RAND();30;5)" office:value-type="float" office:value="24.8755752979464" calcext:value-type="float">
            <text:p>24,8756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48+24*RAND()" office:value-type="float" office:value="67.2511402638629" calcext:value-type="float">
            <text:p>67,2511</text:p>
          </table:table-cell>
          <table:table-cell table:number-columns-repeated="5"/>
          <table:table-cell office:value-type="float" office:value="953" calcext:value-type="float">
            <text:p>953</text:p>
          </table:table-cell>
          <table:table-cell table:formula="of:= (([.I978]+[.P978])/([.I978]*[.P978])) + [.B978]" office:value-type="float" office:value="31.3044312134218" calcext:value-type="float">
            <text:p>31,3044</text:p>
          </table:table-cell>
          <table:table-cell table:number-columns-repeated="10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27+6*RAND()" office:value-type="float" office:value="27.7904666082468" calcext:value-type="float">
            <text:p>27,7905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COM.MICROSOFT.NORM.INV(RAND();30;5)" office:value-type="float" office:value="39.213361816905" calcext:value-type="float">
            <text:p>39,2134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48+24*RAND()" office:value-type="float" office:value="70.0068700807169" calcext:value-type="float">
            <text:p>70,0069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formula="of:= (([.I979]+[.P979])/([.I979]*[.P979])) + [.B979]" office:value-type="float" office:value="27.830252432181" calcext:value-type="float">
            <text:p>27,8303</text:p>
          </table:table-cell>
          <table:table-cell table:number-columns-repeated="10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27+6*RAND()" office:value-type="float" office:value="31.2373912360054" calcext:value-type="float">
            <text:p>31,2374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COM.MICROSOFT.NORM.INV(RAND();30;5)" office:value-type="float" office:value="36.1745623858953" calcext:value-type="float">
            <text:p>36,1746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48+24*RAND()" office:value-type="float" office:value="65.6675378764048" calcext:value-type="float">
            <text:p>65,6675</text:p>
          </table:table-cell>
          <table:table-cell table:number-columns-repeated="5"/>
          <table:table-cell office:value-type="float" office:value="955" calcext:value-type="float">
            <text:p>955</text:p>
          </table:table-cell>
          <table:table-cell table:formula="of:= (([.I980]+[.P980])/([.I980]*[.P980])) + [.B980]" office:value-type="float" office:value="31.2802631949145" calcext:value-type="float">
            <text:p>31,2803</text:p>
          </table:table-cell>
          <table:table-cell table:number-columns-repeated="1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27+6*RAND()" office:value-type="float" office:value="29.9151969042141" calcext:value-type="float">
            <text:p>29,9152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COM.MICROSOFT.NORM.INV(RAND();30;5)" office:value-type="float" office:value="31.4732196840544" calcext:value-type="float">
            <text:p>31,4732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48+24*RAND()" office:value-type="float" office:value="52.9396925317124" calcext:value-type="float">
            <text:p>52,9397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formula="of:= (([.I981]+[.P981])/([.I981]*[.P981])) + [.B981]" office:value-type="float" office:value="29.9658593667682" calcext:value-type="float">
            <text:p>29,9659</text:p>
          </table:table-cell>
          <table:table-cell table:number-columns-repeated="1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27+6*RAND()" office:value-type="float" office:value="27.1426269721705" calcext:value-type="float">
            <text:p>27,1426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COM.MICROSOFT.NORM.INV(RAND();30;5)" office:value-type="float" office:value="28.9808986844355" calcext:value-type="float">
            <text:p>28,9809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48+24*RAND()" office:value-type="float" office:value="52.2431492982432" calcext:value-type="float">
            <text:p>52,2431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formula="of:= (([.I982]+[.P982])/([.I982]*[.P982])) + [.B982]" office:value-type="float" office:value="27.1962737240507" calcext:value-type="float">
            <text:p>27,1963</text:p>
          </table:table-cell>
          <table:table-cell table:number-columns-repeated="10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27+6*RAND()" office:value-type="float" office:value="30.181763504399" calcext:value-type="float">
            <text:p>30,1818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COM.MICROSOFT.NORM.INV(RAND();30;5)" office:value-type="float" office:value="35.6738401828293" calcext:value-type="float">
            <text:p>35,6738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48+24*RAND()" office:value-type="float" office:value="64.824230468832" calcext:value-type="float">
            <text:p>64,8242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formula="of:= (([.I983]+[.P983])/([.I983]*[.P983])) + [.B983]" office:value-type="float" office:value="30.2252215800905" calcext:value-type="float">
            <text:p>30,2252</text:p>
          </table:table-cell>
          <table:table-cell table:number-columns-repeated="10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27+6*RAND()" office:value-type="float" office:value="30.8023786449339" calcext:value-type="float">
            <text:p>30,8024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COM.MICROSOFT.NORM.INV(RAND();30;5)" office:value-type="float" office:value="27.2616049861705" calcext:value-type="float">
            <text:p>27,2616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48+24*RAND()" office:value-type="float" office:value="62.330423749052" calcext:value-type="float">
            <text:p>62,3304</text:p>
          </table:table-cell>
          <table:table-cell table:number-columns-repeated="5"/>
          <table:table-cell office:value-type="float" office:value="959" calcext:value-type="float">
            <text:p>959</text:p>
          </table:table-cell>
          <table:table-cell table:formula="of:= (([.I984]+[.P984])/([.I984]*[.P984])) + [.B984]" office:value-type="float" office:value="30.8551038006234" calcext:value-type="float">
            <text:p>30,8551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27+6*RAND()" office:value-type="float" office:value="29.4851542019751" calcext:value-type="float">
            <text:p>29,4852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COM.MICROSOFT.NORM.INV(RAND();30;5)" office:value-type="float" office:value="39.6026794340135" calcext:value-type="float">
            <text:p>39,6027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48+24*RAND()" office:value-type="float" office:value="56.5519906086847" calcext:value-type="float">
            <text:p>56,5520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 table:formula="of:= (([.I985]+[.P985])/([.I985]*[.P985])) + [.B985]" office:value-type="float" office:value="29.5280878622029" calcext:value-type="float">
            <text:p>29,5281</text:p>
          </table:table-cell>
          <table:table-cell table:number-columns-repeated="1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27+6*RAND()" office:value-type="float" office:value="27.0136116233189" calcext:value-type="float">
            <text:p>27,0136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COM.MICROSOFT.NORM.INV(RAND();30;5)" office:value-type="float" office:value="35.5479945827401" calcext:value-type="float">
            <text:p>35,5480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48+24*RAND()" office:value-type="float" office:value="70.4802527362481" calcext:value-type="float">
            <text:p>70,4803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formula="of:= (([.I986]+[.P986])/([.I986]*[.P986])) + [.B986]" office:value-type="float" office:value="27.0559309768076" calcext:value-type="float">
            <text:p>27,0559</text:p>
          </table:table-cell>
          <table:table-cell table:number-columns-repeated="1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27+6*RAND()" office:value-type="float" office:value="28.5962298971135" calcext:value-type="float">
            <text:p>28,5962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COM.MICROSOFT.NORM.INV(RAND();30;5)" office:value-type="float" office:value="34.4513495702605" calcext:value-type="float">
            <text:p>34,4513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48+24*RAND()" office:value-type="float" office:value="54.2671429133043" calcext:value-type="float">
            <text:p>54,2671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formula="of:= (([.I987]+[.P987])/([.I987]*[.P987])) + [.B987]" office:value-type="float" office:value="28.6436836929155" calcext:value-type="float">
            <text:p>28,6437</text:p>
          </table:table-cell>
          <table:table-cell table:number-columns-repeated="10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27+6*RAND()" office:value-type="float" office:value="31.2323975649197" calcext:value-type="float">
            <text:p>31,2324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COM.MICROSOFT.NORM.INV(RAND();30;5)" office:value-type="float" office:value="38.1072114584813" calcext:value-type="float">
            <text:p>38,1072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48+24*RAND()" office:value-type="float" office:value="59.6953997137025" calcext:value-type="float">
            <text:p>59,6954</text:p>
          </table:table-cell>
          <table:table-cell table:number-columns-repeated="5"/>
          <table:table-cell office:value-type="float" office:value="963" calcext:value-type="float">
            <text:p>963</text:p>
          </table:table-cell>
          <table:table-cell table:formula="of:= (([.I988]+[.P988])/([.I988]*[.P988])) + [.B988]" office:value-type="float" office:value="31.2753910267086" calcext:value-type="float">
            <text:p>31,2754</text:p>
          </table:table-cell>
          <table:table-cell table:number-columns-repeated="10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27+6*RAND()" office:value-type="float" office:value="30.2495201749261" calcext:value-type="float">
            <text:p>30,2495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COM.MICROSOFT.NORM.INV(RAND();30;5)" office:value-type="float" office:value="28.1225162579804" calcext:value-type="float">
            <text:p>28,1225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48+24*RAND()" office:value-type="float" office:value="69.3028792748228" calcext:value-type="float">
            <text:p>69,3029</text:p>
          </table:table-cell>
          <table:table-cell table:number-columns-repeated="5"/>
          <table:table-cell office:value-type="float" office:value="964" calcext:value-type="float">
            <text:p>964</text:p>
          </table:table-cell>
          <table:table-cell table:formula="of:= (([.I989]+[.P989])/([.I989]*[.P989])) + [.B989]" office:value-type="float" office:value="30.2995082856166" calcext:value-type="float">
            <text:p>30,2995</text:p>
          </table:table-cell>
          <table:table-cell table:number-columns-repeated="10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27+6*RAND()" office:value-type="float" office:value="28.3371670560446" calcext:value-type="float">
            <text:p>28,3372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COM.MICROSOFT.NORM.INV(RAND();30;5)" office:value-type="float" office:value="31.3807236363881" calcext:value-type="float">
            <text:p>31,3807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48+24*RAND()" office:value-type="float" office:value="70.8400871912018" calcext:value-type="float">
            <text:p>70,8401</text:p>
          </table:table-cell>
          <table:table-cell table:number-columns-repeated="5"/>
          <table:table-cell office:value-type="float" office:value="965" calcext:value-type="float">
            <text:p>965</text:p>
          </table:table-cell>
          <table:table-cell table:formula="of:= (([.I990]+[.P990])/([.I990]*[.P990])) + [.B990]" office:value-type="float" office:value="28.3831500537593" calcext:value-type="float">
            <text:p>28,3832</text:p>
          </table:table-cell>
          <table:table-cell table:number-columns-repeated="10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27+6*RAND()" office:value-type="float" office:value="32.3531305447686" calcext:value-type="float">
            <text:p>32,3531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COM.MICROSOFT.NORM.INV(RAND();30;5)" office:value-type="float" office:value="33.1256006289095" calcext:value-type="float">
            <text:p>33,1256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48+24*RAND()" office:value-type="float" office:value="55.8282236075029" calcext:value-type="float">
            <text:p>55,8282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formula="of:= (([.I991]+[.P991])/([.I991]*[.P991])) + [.B991]" office:value-type="float" office:value="32.4012307636671" calcext:value-type="float">
            <text:p>32,4012</text:p>
          </table:table-cell>
          <table:table-cell table:number-columns-repeated="10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27+6*RAND()" office:value-type="float" office:value="27.4996943234" calcext:value-type="float">
            <text:p>27,4997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COM.MICROSOFT.NORM.INV(RAND();30;5)" office:value-type="float" office:value="33.3451230927206" calcext:value-type="float">
            <text:p>33,3451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48+24*RAND()" office:value-type="float" office:value="52.937306583859" calcext:value-type="float">
            <text:p>52,9373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formula="of:= (([.I992]+[.P992])/([.I992]*[.P992])) + [.B992]" office:value-type="float" office:value="27.5485739860954" calcext:value-type="float">
            <text:p>27,5486</text:p>
          </table:table-cell>
          <table:table-cell table:number-columns-repeated="10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27+6*RAND()" office:value-type="float" office:value="27.7969587163534" calcext:value-type="float">
            <text:p>27,7970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COM.MICROSOFT.NORM.INV(RAND();30;5)" office:value-type="float" office:value="31.9069467804111" calcext:value-type="float">
            <text:p>31,9069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48+24*RAND()" office:value-type="float" office:value="66.082594181411" calcext:value-type="float">
            <text:p>66,0826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formula="of:= (([.I993]+[.P993])/([.I993]*[.P993])) + [.B993]" office:value-type="float" office:value="27.8434324314927" calcext:value-type="float">
            <text:p>27,8434</text:p>
          </table:table-cell>
          <table:table-cell table:number-columns-repeated="10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27+6*RAND()" office:value-type="float" office:value="27.177152989665" calcext:value-type="float">
            <text:p>27,1772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COM.MICROSOFT.NORM.INV(RAND();30;5)" office:value-type="float" office:value="34.3216694903658" calcext:value-type="float">
            <text:p>34,3217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48+24*RAND()" office:value-type="float" office:value="64.8973497441039" calcext:value-type="float">
            <text:p>64,8973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formula="of:= (([.I994]+[.P994])/([.I994]*[.P994])) + [.B994]" office:value-type="float" office:value="27.2216980512144" calcext:value-type="float">
            <text:p>27,2217</text:p>
          </table:table-cell>
          <table:table-cell table:number-columns-repeated="10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27+6*RAND()" office:value-type="float" office:value="29.7357973137405" calcext:value-type="float">
            <text:p>29,7358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COM.MICROSOFT.NORM.INV(RAND();30;5)" office:value-type="float" office:value="31.5068848281238" calcext:value-type="float">
            <text:p>31,5069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48+24*RAND()" office:value-type="float" office:value="71.1674008509144" calcext:value-type="float">
            <text:p>71,1674</text:p>
          </table:table-cell>
          <table:table-cell table:number-columns-repeated="5"/>
          <table:table-cell office:value-type="float" office:value="970" calcext:value-type="float">
            <text:p>970</text:p>
          </table:table-cell>
          <table:table-cell table:formula="of:= (([.I995]+[.P995])/([.I995]*[.P995])) + [.B995]" office:value-type="float" office:value="29.781587785689" calcext:value-type="float">
            <text:p>29,7816</text:p>
          </table:table-cell>
          <table:table-cell table:number-columns-repeated="10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27+6*RAND()" office:value-type="float" office:value="30.078752146801" calcext:value-type="float">
            <text:p>30,0788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COM.MICROSOFT.NORM.INV(RAND();30;5)" office:value-type="float" office:value="30.3201965874181" calcext:value-type="float">
            <text:p>30,3202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48+24*RAND()" office:value-type="float" office:value="59.9676075456664" calcext:value-type="float">
            <text:p>59,9676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formula="of:= (([.I996]+[.P996])/([.I996]*[.P996])) + [.B996]" office:value-type="float" office:value="30.1284091327323" calcext:value-type="float">
            <text:p>30,1284</text:p>
          </table:table-cell>
          <table:table-cell table:number-columns-repeated="10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27+6*RAND()" office:value-type="float" office:value="29.8237109791953" calcext:value-type="float">
            <text:p>29,8237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COM.MICROSOFT.NORM.INV(RAND();30;5)" office:value-type="float" office:value="31.5720310281293" calcext:value-type="float">
            <text:p>31,5720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48+24*RAND()" office:value-type="float" office:value="61.2645302759483" calcext:value-type="float">
            <text:p>61,2645</text:p>
          </table:table-cell>
          <table:table-cell table:number-columns-repeated="5"/>
          <table:table-cell office:value-type="float" office:value="972" calcext:value-type="float">
            <text:p>972</text:p>
          </table:table-cell>
          <table:table-cell table:formula="of:= (([.I997]+[.P997])/([.I997]*[.P997])) + [.B997]" office:value-type="float" office:value="29.8717072413381" calcext:value-type="float">
            <text:p>29,8717</text:p>
          </table:table-cell>
          <table:table-cell table:number-columns-repeated="10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27+6*RAND()" office:value-type="float" office:value="30.3630785734858" calcext:value-type="float">
            <text:p>30,3631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COM.MICROSOFT.NORM.INV(RAND();30;5)" office:value-type="float" office:value="29.6785625865223" calcext:value-type="float">
            <text:p>29,6786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48+24*RAND()" office:value-type="float" office:value="69.2795889722183" calcext:value-type="float">
            <text:p>69,2796</text:p>
          </table:table-cell>
          <table:table-cell table:number-columns-repeated="5"/>
          <table:table-cell office:value-type="float" office:value="973" calcext:value-type="float">
            <text:p>973</text:p>
          </table:table-cell>
          <table:table-cell table:formula="of:= (([.I998]+[.P998])/([.I998]*[.P998])) + [.B998]" office:value-type="float" office:value="30.4112071934628" calcext:value-type="float">
            <text:p>30,4112</text:p>
          </table:table-cell>
          <table:table-cell table:number-columns-repeated="10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27+6*RAND()" office:value-type="float" office:value="30.957933407044" calcext:value-type="float">
            <text:p>30,9579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COM.MICROSOFT.NORM.INV(RAND();30;5)" office:value-type="float" office:value="34.1276285598885" calcext:value-type="float">
            <text:p>34,1276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48+24*RAND()" office:value-type="float" office:value="67.984123759903" calcext:value-type="float">
            <text:p>67,9841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formula="of:= (([.I999]+[.P999])/([.I999]*[.P999])) + [.B999]" office:value-type="float" office:value="31.0019444959065" calcext:value-type="float">
            <text:p>31,0019</text:p>
          </table:table-cell>
          <table:table-cell table:number-columns-repeated="10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27+6*RAND()" office:value-type="float" office:value="31.0109225192573" calcext:value-type="float">
            <text:p>31,0109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COM.MICROSOFT.NORM.INV(RAND();30;5)" office:value-type="float" office:value="43.740527145136" calcext:value-type="float">
            <text:p>43,7405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48+24*RAND()" office:value-type="float" office:value="58.6760240374133" calcext:value-type="float">
            <text:p>58,6760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formula="of:= (([.I1000]+[.P1000])/([.I1000]*[.P1000])) + [.B1000]" office:value-type="float" office:value="31.0508273484878" calcext:value-type="float">
            <text:p>31,0508</text:p>
          </table:table-cell>
          <table:table-cell table:number-columns-repeated="10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27+6*RAND()" office:value-type="float" office:value="31.9959242327604" calcext:value-type="float">
            <text:p>31,9959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COM.MICROSOFT.NORM.INV(RAND();30;5)" office:value-type="float" office:value="36.5487255096965" calcext:value-type="float">
            <text:p>36,5487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48+24*RAND()" office:value-type="float" office:value="68.8435753053054" calcext:value-type="float">
            <text:p>68,8436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formula="of:= (([.I1001]+[.P1001])/([.I1001]*[.P1001])) + [.B1001]" office:value-type="float" office:value="32.0378106516498" calcext:value-type="float">
            <text:p>32,0378</text:p>
          </table:table-cell>
          <table:table-cell table:number-columns-repeated="10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27+6*RAND()" office:value-type="float" office:value="29.0285759756807" calcext:value-type="float">
            <text:p>29,0286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COM.MICROSOFT.NORM.INV(RAND();30;5)" office:value-type="float" office:value="31.6350740473957" calcext:value-type="float">
            <text:p>31,6351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48+24*RAND()" office:value-type="float" office:value="52.0217048367485" calcext:value-type="float">
            <text:p>52,0217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formula="of:= (([.I1002]+[.P1002])/([.I1002]*[.P1002])) + [.B1002]" office:value-type="float" office:value="29.0794092052602" calcext:value-type="float">
            <text:p>29,0794</text:p>
          </table:table-cell>
          <table:table-cell table:number-columns-repeated="10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27+6*RAND()" office:value-type="float" office:value="30.945763749769" calcext:value-type="float">
            <text:p>30,9458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COM.MICROSOFT.NORM.INV(RAND();30;5)" office:value-type="float" office:value="25.6967881647606" calcext:value-type="float">
            <text:p>25,6968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48+24*RAND()" office:value-type="float" office:value="62.2587812812999" calcext:value-type="float">
            <text:p>62,2588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formula="of:= (([.I1003]+[.P1003])/([.I1003]*[.P1003])) + [.B1003]" office:value-type="float" office:value="31.0007411102673" calcext:value-type="float">
            <text:p>31,0007</text:p>
          </table:table-cell>
          <table:table-cell table:number-columns-repeated="10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27+6*RAND()" office:value-type="float" office:value="32.7880134538282" calcext:value-type="float">
            <text:p>32,7880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COM.MICROSOFT.NORM.INV(RAND();30;5)" office:value-type="float" office:value="26.9553808690601" calcext:value-type="float">
            <text:p>26,9554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48+24*RAND()" office:value-type="float" office:value="69.0497216256335" calcext:value-type="float">
            <text:p>69,0497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formula="of:= (([.I1004]+[.P1004])/([.I1004]*[.P1004])) + [.B1004]" office:value-type="float" office:value="32.8395941157378" calcext:value-type="float">
            <text:p>32,8396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27+6*RAND()" office:value-type="float" office:value="32.5518756501842" calcext:value-type="float">
            <text:p>32,5519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COM.MICROSOFT.NORM.INV(RAND();30;5)" office:value-type="float" office:value="31.2121842963895" calcext:value-type="float">
            <text:p>31,2122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48+24*RAND()" office:value-type="float" office:value="58.6797473011538" calcext:value-type="float">
            <text:p>58,6797</text:p>
          </table:table-cell>
          <table:table-cell table:number-columns-repeated="5"/>
          <table:table-cell office:value-type="float" office:value="980" calcext:value-type="float">
            <text:p>980</text:p>
          </table:table-cell>
          <table:table-cell table:formula="of:= (([.I1005]+[.P1005])/([.I1005]*[.P1005])) + [.B1005]" office:value-type="float" office:value="32.6009560752274" calcext:value-type="float">
            <text:p>32,6010</text:p>
          </table:table-cell>
          <table:table-cell table:number-columns-repeated="10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27+6*RAND()" office:value-type="float" office:value="27.021238723537" calcext:value-type="float">
            <text:p>27,0212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COM.MICROSOFT.NORM.INV(RAND();30;5)" office:value-type="float" office:value="28.6636959713597" calcext:value-type="float">
            <text:p>28,6637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48+24*RAND()" office:value-type="float" office:value="68.4553467957303" calcext:value-type="float">
            <text:p>68,4553</text:p>
          </table:table-cell>
          <table:table-cell table:number-columns-repeated="5"/>
          <table:table-cell office:value-type="float" office:value="981" calcext:value-type="float">
            <text:p>981</text:p>
          </table:table-cell>
          <table:table-cell table:formula="of:= (([.I1006]+[.P1006])/([.I1006]*[.P1006])) + [.B1006]" office:value-type="float" office:value="27.0707341225308" calcext:value-type="float">
            <text:p>27,0707</text:p>
          </table:table-cell>
          <table:table-cell table:number-columns-repeated="10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27+6*RAND()" office:value-type="float" office:value="32.4351391887758" calcext:value-type="float">
            <text:p>32,4351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COM.MICROSOFT.NORM.INV(RAND();30;5)" office:value-type="float" office:value="24.5133250238388" calcext:value-type="float">
            <text:p>24,5133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48+24*RAND()" office:value-type="float" office:value="57.5459710629657" calcext:value-type="float">
            <text:p>57,5460</text:p>
          </table:table-cell>
          <table:table-cell table:number-columns-repeated="5"/>
          <table:table-cell office:value-type="float" office:value="982" calcext:value-type="float">
            <text:p>982</text:p>
          </table:table-cell>
          <table:table-cell table:formula="of:= (([.I1007]+[.P1007])/([.I1007]*[.P1007])) + [.B1007]" office:value-type="float" office:value="32.4933107394142" calcext:value-type="float">
            <text:p>32,4933</text:p>
          </table:table-cell>
          <table:table-cell table:number-columns-repeated="10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27+6*RAND()" office:value-type="float" office:value="29.2801674243528" calcext:value-type="float">
            <text:p>29,2802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COM.MICROSOFT.NORM.INV(RAND();30;5)" office:value-type="float" office:value="22.1615890478037" calcext:value-type="float">
            <text:p>22,1616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48+24*RAND()" office:value-type="float" office:value="48.1122322725132" calcext:value-type="float">
            <text:p>48,1122</text:p>
          </table:table-cell>
          <table:table-cell table:number-columns-repeated="5"/>
          <table:table-cell office:value-type="float" office:value="983" calcext:value-type="float">
            <text:p>983</text:p>
          </table:table-cell>
          <table:table-cell table:formula="of:= (([.I1008]+[.P1008])/([.I1008]*[.P1008])) + [.B1008]" office:value-type="float" office:value="29.3460752774986" calcext:value-type="float">
            <text:p>29,3461</text:p>
          </table:table-cell>
          <table:table-cell table:number-columns-repeated="10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27+6*RAND()" office:value-type="float" office:value="31.9688748016488" calcext:value-type="float">
            <text:p>31,9689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COM.MICROSOFT.NORM.INV(RAND();30;5)" office:value-type="float" office:value="38.4844885146828" calcext:value-type="float">
            <text:p>38,4845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48+24*RAND()" office:value-type="float" office:value="64.8087679864839" calcext:value-type="float">
            <text:p>64,8088</text:p>
          </table:table-cell>
          <table:table-cell table:number-columns-repeated="5"/>
          <table:table-cell office:value-type="float" office:value="984" calcext:value-type="float">
            <text:p>984</text:p>
          </table:table-cell>
          <table:table-cell table:formula="of:= (([.I1009]+[.P1009])/([.I1009]*[.P1009])) + [.B1009]" office:value-type="float" office:value="32.0102893076195" calcext:value-type="float">
            <text:p>32,0103</text:p>
          </table:table-cell>
          <table:table-cell table:number-columns-repeated="10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27+6*RAND()" office:value-type="float" office:value="29.8340761580039" calcext:value-type="float">
            <text:p>29,8341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COM.MICROSOFT.NORM.INV(RAND();30;5)" office:value-type="float" office:value="27.5483027962767" calcext:value-type="float">
            <text:p>27,5483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48+24*RAND()" office:value-type="float" office:value="48.5338510824367" calcext:value-type="float">
            <text:p>48,5339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formula="of:= (([.I1010]+[.P1010])/([.I1010]*[.P1010])) + [.B1010]" office:value-type="float" office:value="29.8909802106936" calcext:value-type="float">
            <text:p>29,8910</text:p>
          </table:table-cell>
          <table:table-cell table:number-columns-repeated="10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27+6*RAND()" office:value-type="float" office:value="30.9902815253008" calcext:value-type="float">
            <text:p>30,9903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COM.MICROSOFT.NORM.INV(RAND();30;5)" office:value-type="float" office:value="35.5382751195828" calcext:value-type="float">
            <text:p>35,5383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48+24*RAND()" office:value-type="float" office:value="56.1559919351712" calcext:value-type="float">
            <text:p>56,1560</text:p>
          </table:table-cell>
          <table:table-cell table:number-columns-repeated="5"/>
          <table:table-cell office:value-type="float" office:value="986" calcext:value-type="float">
            <text:p>986</text:p>
          </table:table-cell>
          <table:table-cell table:formula="of:= (([.I1011]+[.P1011])/([.I1011]*[.P1011])) + [.B1011]" office:value-type="float" office:value="31.036227739749" calcext:value-type="float">
            <text:p>31,0362</text:p>
          </table:table-cell>
          <table:table-cell table:number-columns-repeated="10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27+6*RAND()" office:value-type="float" office:value="30.0142870217096" calcext:value-type="float">
            <text:p>30,0143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COM.MICROSOFT.NORM.INV(RAND();30;5)" office:value-type="float" office:value="35.253696819968" calcext:value-type="float">
            <text:p>35,2537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48+24*RAND()" office:value-type="float" office:value="50.9067973578349" calcext:value-type="float">
            <text:p>50,9068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formula="of:= (([.I1012]+[.P1012])/([.I1012]*[.P1012])) + [.B1012]" office:value-type="float" office:value="30.0622965833204" calcext:value-type="float">
            <text:p>30,0623</text:p>
          </table:table-cell>
          <table:table-cell table:number-columns-repeated="10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27+6*RAND()" office:value-type="float" office:value="28.93325281539" calcext:value-type="float">
            <text:p>28,9333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COM.MICROSOFT.NORM.INV(RAND();30;5)" office:value-type="float" office:value="31.0239681869163" calcext:value-type="float">
            <text:p>31,0240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48+24*RAND()" office:value-type="float" office:value="67.8635556707159" calcext:value-type="float">
            <text:p>67,8636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formula="of:= (([.I1013]+[.P1013])/([.I1013]*[.P1013])) + [.B1013]" office:value-type="float" office:value="28.9802214078306" calcext:value-type="float">
            <text:p>28,9802</text:p>
          </table:table-cell>
          <table:table-cell table:number-columns-repeated="10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27+6*RAND()" office:value-type="float" office:value="27.0610629392322" calcext:value-type="float">
            <text:p>27,0611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COM.MICROSOFT.NORM.INV(RAND();30;5)" office:value-type="float" office:value="22.1883537075731" calcext:value-type="float">
            <text:p>22,1884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48+24*RAND()" office:value-type="float" office:value="48.3244959181175" calcext:value-type="float">
            <text:p>48,3245</text:p>
          </table:table-cell>
          <table:table-cell table:number-columns-repeated="5"/>
          <table:table-cell office:value-type="float" office:value="989" calcext:value-type="float">
            <text:p>989</text:p>
          </table:table-cell>
          <table:table-cell table:formula="of:= (([.I1014]+[.P1014])/([.I1014]*[.P1014])) + [.B1014]" office:value-type="float" office:value="27.1268250664856" calcext:value-type="float">
            <text:p>27,1268</text:p>
          </table:table-cell>
          <table:table-cell table:number-columns-repeated="10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27+6*RAND()" office:value-type="float" office:value="27.1544174209703" calcext:value-type="float">
            <text:p>27,1544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COM.MICROSOFT.NORM.INV(RAND();30;5)" office:value-type="float" office:value="24.8549008163101" calcext:value-type="float">
            <text:p>24,8549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48+24*RAND()" office:value-type="float" office:value="62.4731279024854" calcext:value-type="float">
            <text:p>62,4731</text:p>
          </table:table-cell>
          <table:table-cell table:number-columns-repeated="5"/>
          <table:table-cell office:value-type="float" office:value="990" calcext:value-type="float">
            <text:p>990</text:p>
          </table:table-cell>
          <table:table-cell table:formula="of:= (([.I1015]+[.P1015])/([.I1015]*[.P1015])) + [.B1015]" office:value-type="float" office:value="27.2106578171878" calcext:value-type="float">
            <text:p>27,2107</text:p>
          </table:table-cell>
          <table:table-cell table:number-columns-repeated="10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27+6*RAND()" office:value-type="float" office:value="28.5116061035078" calcext:value-type="float">
            <text:p>28,5116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COM.MICROSOFT.NORM.INV(RAND();30;5)" office:value-type="float" office:value="40.8958094341015" calcext:value-type="float">
            <text:p>40,8958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48+24*RAND()" office:value-type="float" office:value="59.2755154548213" calcext:value-type="float">
            <text:p>59,2755</text:p>
          </table:table-cell>
          <table:table-cell table:number-columns-repeated="5"/>
          <table:table-cell office:value-type="float" office:value="991" calcext:value-type="float">
            <text:p>991</text:p>
          </table:table-cell>
          <table:table-cell table:formula="of:= (([.I1016]+[.P1016])/([.I1016]*[.P1016])) + [.B1016]" office:value-type="float" office:value="28.5529288586847" calcext:value-type="float">
            <text:p>28,5529</text:p>
          </table:table-cell>
          <table:table-cell table:number-columns-repeated="10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27+6*RAND()" office:value-type="float" office:value="29.0238655766007" calcext:value-type="float">
            <text:p>29,0239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COM.MICROSOFT.NORM.INV(RAND();30;5)" office:value-type="float" office:value="27.1288732531784" calcext:value-type="float">
            <text:p>27,1289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48+24*RAND()" office:value-type="float" office:value="48.1999561144039" calcext:value-type="float">
            <text:p>48,2000</text:p>
          </table:table-cell>
          <table:table-cell table:number-columns-repeated="5"/>
          <table:table-cell office:value-type="float" office:value="992" calcext:value-type="float">
            <text:p>992</text:p>
          </table:table-cell>
          <table:table-cell table:formula="of:= (([.I1017]+[.P1017])/([.I1017]*[.P1017])) + [.B1017]" office:value-type="float" office:value="29.0814735794073" calcext:value-type="float">
            <text:p>29,0815</text:p>
          </table:table-cell>
          <table:table-cell table:number-columns-repeated="10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27+6*RAND()" office:value-type="float" office:value="28.7913998498116" calcext:value-type="float">
            <text:p>28,7914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COM.MICROSOFT.NORM.INV(RAND();30;5)" office:value-type="float" office:value="30.0823475059566" calcext:value-type="float">
            <text:p>30,0823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48+24*RAND()" office:value-type="float" office:value="65.7685944037512" calcext:value-type="float">
            <text:p>65,7686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formula="of:= (([.I1018]+[.P1018])/([.I1018]*[.P1018])) + [.B1018]" office:value-type="float" office:value="28.8398467618612" calcext:value-type="float">
            <text:p>28,8398</text:p>
          </table:table-cell>
          <table:table-cell table:number-columns-repeated="10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27+6*RAND()" office:value-type="float" office:value="27.9054022261407" calcext:value-type="float">
            <text:p>27,9054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COM.MICROSOFT.NORM.INV(RAND();30;5)" office:value-type="float" office:value="31.7726248751138" calcext:value-type="float">
            <text:p>31,7726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48+24*RAND()" office:value-type="float" office:value="58.9261728907004" calcext:value-type="float">
            <text:p>58,9262</text:p>
          </table:table-cell>
          <table:table-cell table:number-columns-repeated="5"/>
          <table:table-cell office:value-type="float" office:value="994" calcext:value-type="float">
            <text:p>994</text:p>
          </table:table-cell>
          <table:table-cell table:formula="of:= (([.I1019]+[.P1019])/([.I1019]*[.P1019])) + [.B1019]" office:value-type="float" office:value="27.9538462489001" calcext:value-type="float">
            <text:p>27,9538</text:p>
          </table:table-cell>
          <table:table-cell table:number-columns-repeated="10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27+6*RAND()" office:value-type="float" office:value="29.9492081457283" calcext:value-type="float">
            <text:p>29,9492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COM.MICROSOFT.NORM.INV(RAND();30;5)" office:value-type="float" office:value="34.4576035941487" calcext:value-type="float">
            <text:p>34,4576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48+24*RAND()" office:value-type="float" office:value="70.3372836755589" calcext:value-type="float">
            <text:p>70,3373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formula="of:= (([.I1020]+[.P1020])/([.I1020]*[.P1020])) + [.B1020]" office:value-type="float" office:value="29.9924465275044" calcext:value-type="float">
            <text:p>29,9924</text:p>
          </table:table-cell>
          <table:table-cell table:number-columns-repeated="10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27+6*RAND()" office:value-type="float" office:value="29.7800656647887" calcext:value-type="float">
            <text:p>29,7801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COM.MICROSOFT.NORM.INV(RAND();30;5)" office:value-type="float" office:value="35.3580374533247" calcext:value-type="float">
            <text:p>35,3580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48+24*RAND()" office:value-type="float" office:value="57.6940061459318" calcext:value-type="float">
            <text:p>57,6940</text:p>
          </table:table-cell>
          <table:table-cell table:number-columns-repeated="5"/>
          <table:table-cell office:value-type="float" office:value="996" calcext:value-type="float">
            <text:p>996</text:p>
          </table:table-cell>
          <table:table-cell table:formula="of:= (([.I1021]+[.P1021])/([.I1021]*[.P1021])) + [.B1021]" office:value-type="float" office:value="29.8256806005431" calcext:value-type="float">
            <text:p>29,8257</text:p>
          </table:table-cell>
          <table:table-cell table:number-columns-repeated="10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27+6*RAND()" office:value-type="float" office:value="29.9283646757249" calcext:value-type="float">
            <text:p>29,9284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COM.MICROSOFT.NORM.INV(RAND();30;5)" office:value-type="float" office:value="20.6682855912421" calcext:value-type="float">
            <text:p>20,6683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48+24*RAND()" office:value-type="float" office:value="65.8462581010535" calcext:value-type="float">
            <text:p>65,8463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formula="of:= (([.I1022]+[.P1022])/([.I1022]*[.P1022])) + [.B1022]" office:value-type="float" office:value="29.9919348742321" calcext:value-type="float">
            <text:p>29,9919</text:p>
          </table:table-cell>
          <table:table-cell table:number-columns-repeated="10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27+6*RAND()" office:value-type="float" office:value="29.8044341567438" calcext:value-type="float">
            <text:p>29,8044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COM.MICROSOFT.NORM.INV(RAND();30;5)" office:value-type="float" office:value="30.6507954439267" calcext:value-type="float">
            <text:p>30,6508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48+24*RAND()" office:value-type="float" office:value="58.9321482712403" calcext:value-type="float">
            <text:p>58,9321</text:p>
          </table:table-cell>
          <table:table-cell table:number-columns-repeated="5"/>
          <table:table-cell office:value-type="float" office:value="998" calcext:value-type="float">
            <text:p>998</text:p>
          </table:table-cell>
          <table:table-cell table:formula="of:= (([.I1023]+[.P1023])/([.I1023]*[.P1023])) + [.B1023]" office:value-type="float" office:value="29.8540284044415" calcext:value-type="float">
            <text:p>29,8540</text:p>
          </table:table-cell>
          <table:table-cell table:number-columns-repeated="10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27+6*RAND()" office:value-type="float" office:value="31.0606298230123" calcext:value-type="float">
            <text:p>31,0606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COM.MICROSOFT.NORM.INV(RAND();30;5)" office:value-type="float" office:value="29.3864668991856" calcext:value-type="float">
            <text:p>29,3865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48+24*RAND()" office:value-type="float" office:value="66.0808919901028" calcext:value-type="float">
            <text:p>66,0809</text:p>
          </table:table-cell>
          <table:table-cell table:number-columns-repeated="5"/>
          <table:table-cell office:value-type="float" office:value="999" calcext:value-type="float">
            <text:p>999</text:p>
          </table:table-cell>
          <table:table-cell table:formula="of:= (([.I1024]+[.P1024])/([.I1024]*[.P1024])) + [.B1024]" office:value-type="float" office:value="31.1097920600906" calcext:value-type="float">
            <text:p>31,1098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7+6*RAND()" office:value-type="float" office:value="31.2089752459433" calcext:value-type="float">
            <text:p>31,209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COM.MICROSOFT.NORM.INV(RAND();30;5)" office:value-type="float" office:value="37.6669281597966" calcext:value-type="float">
            <text:p>37,666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48+24*RAND()" office:value-type="float" office:value="52.8116711312905" calcext:value-type="float">
            <text:p>52,8117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formula="of:= (([.I1025]+[.P1025])/([.I1025]*[.P1025])) + [.B1025]" office:value-type="float" office:value="31.2544589426245" calcext:value-type="float">
            <text:p>31,2545</text:p>
          </table:table-cell>
          <table:table-cell table:number-columns-repeated="10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27+6*RAND()" office:value-type="float" office:value="30.077225061832" calcext:value-type="float">
            <text:p>30,0772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COM.MICROSOFT.NORM.INV(RAND();30;5)" office:value-type="float" office:value="26.2970025680873" calcext:value-type="float">
            <text:p>26,2970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48+24*RAND()" office:value-type="float" office:value="65.135919819586" calcext:value-type="float">
            <text:p>65,1359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table:formula="of:= (([.I1026]+[.P1026])/([.I1026]*[.P1026])) + [.B1026]" office:value-type="float" office:value="30.1306047216478" calcext:value-type="float">
            <text:p>30,1306</text:p>
          </table:table-cell>
          <table:table-cell table:number-columns-repeated="10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27+6*RAND()" office:value-type="float" office:value="28.3650039711501" calcext:value-type="float">
            <text:p>28,3650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COM.MICROSOFT.NORM.INV(RAND();30;5)" office:value-type="float" office:value="31.1778121302032" calcext:value-type="float">
            <text:p>31,1778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48+24*RAND()" office:value-type="float" office:value="69.2251108037308" calcext:value-type="float">
            <text:p>69,2251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table:formula="of:= (([.I1027]+[.P1027])/([.I1027]*[.P1027])) + [.B1027]" office:value-type="float" office:value="28.4115236878075" calcext:value-type="float">
            <text:p>28,4115</text:p>
          </table:table-cell>
          <table:table-cell table:number-columns-repeated="10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27+6*RAND()" office:value-type="float" office:value="29.088579922216" calcext:value-type="float">
            <text:p>29,0886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COM.MICROSOFT.NORM.INV(RAND();30;5)" office:value-type="float" office:value="31.8739997817154" calcext:value-type="float">
            <text:p>31,8740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48+24*RAND()" office:value-type="float" office:value="55.8634074283764" calcext:value-type="float">
            <text:p>55,8634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table:formula="of:= (([.I1028]+[.P1028])/([.I1028]*[.P1028])) + [.B1028]" office:value-type="float" office:value="29.1378542613803" calcext:value-type="float">
            <text:p>29,1379</text:p>
          </table:table-cell>
          <table:table-cell table:number-columns-repeated="10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27+6*RAND()" office:value-type="float" office:value="28.9222636066843" calcext:value-type="float">
            <text:p>28,9223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COM.MICROSOFT.NORM.INV(RAND();30;5)" office:value-type="float" office:value="26.7887263775097" calcext:value-type="float">
            <text:p>26,7887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48+24*RAND()" office:value-type="float" office:value="71.488820255734" calcext:value-type="float">
            <text:p>71,4888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table:formula="of:= (([.I1029]+[.P1029])/([.I1029]*[.P1029])) + [.B1029]" office:value-type="float" office:value="28.973580943485" calcext:value-type="float">
            <text:p>28,9736</text:p>
          </table:table-cell>
          <table:table-cell table:number-columns-repeated="10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27+6*RAND()" office:value-type="float" office:value="27.6072611224372" calcext:value-type="float">
            <text:p>27,6073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COM.MICROSOFT.NORM.INV(RAND();30;5)" office:value-type="float" office:value="29.1283877600798" calcext:value-type="float">
            <text:p>29,1284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48+24*RAND()" office:value-type="float" office:value="55.8630846971646" calcext:value-type="float">
            <text:p>55,8631</text:p>
          </table:table-cell>
          <table:table-cell table:number-columns-repeated="5"/>
          <table:table-cell office:value-type="float" office:value="1005" calcext:value-type="float">
            <text:p>1005</text:p>
          </table:table-cell>
          <table:table-cell table:formula="of:= (([.I1030]+[.P1030])/([.I1030]*[.P1030])) + [.B1030]" office:value-type="float" office:value="27.6594928021794" calcext:value-type="float">
            <text:p>27,6595</text:p>
          </table:table-cell>
          <table:table-cell table:number-columns-repeated="10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27+6*RAND()" office:value-type="float" office:value="27.3375677748118" calcext:value-type="float">
            <text:p>27,3376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COM.MICROSOFT.NORM.INV(RAND();30;5)" office:value-type="float" office:value="29.9562298155246" calcext:value-type="float">
            <text:p>29,9562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48+24*RAND()" office:value-type="float" office:value="54.0873301299289" calcext:value-type="float">
            <text:p>54,0873</text:p>
          </table:table-cell>
          <table:table-cell table:number-columns-repeated="5"/>
          <table:table-cell office:value-type="float" office:value="1006" calcext:value-type="float">
            <text:p>1006</text:p>
          </table:table-cell>
          <table:table-cell table:formula="of:= (([.I1031]+[.P1031])/([.I1031]*[.P1031])) + [.B1031]" office:value-type="float" office:value="27.3894384310134" calcext:value-type="float">
            <text:p>27,3894</text:p>
          </table:table-cell>
          <table:table-cell table:number-columns-repeated="10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27+6*RAND()" office:value-type="float" office:value="31.6799196379725" calcext:value-type="float">
            <text:p>31,6799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COM.MICROSOFT.NORM.INV(RAND();30;5)" office:value-type="float" office:value="33.2679861354799" calcext:value-type="float">
            <text:p>33,2680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48+24*RAND()" office:value-type="float" office:value="59.5228852657601" calcext:value-type="float">
            <text:p>59,5229</text:p>
          </table:table-cell>
          <table:table-cell table:number-columns-repeated="5"/>
          <table:table-cell office:value-type="float" office:value="1007" calcext:value-type="float">
            <text:p>1007</text:p>
          </table:table-cell>
          <table:table-cell table:formula="of:= (([.I1032]+[.P1032])/([.I1032]*[.P1032])) + [.B1032]" office:value-type="float" office:value="31.7267788268406" calcext:value-type="float">
            <text:p>31,7268</text:p>
          </table:table-cell>
          <table:table-cell table:number-columns-repeated="10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27+6*RAND()" office:value-type="float" office:value="31.8903289816808" calcext:value-type="float">
            <text:p>31,8903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COM.MICROSOFT.NORM.INV(RAND();30;5)" office:value-type="float" office:value="21.39368852081" calcext:value-type="float">
            <text:p>21,3937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48+24*RAND()" office:value-type="float" office:value="64.2252041688189" calcext:value-type="float">
            <text:p>64,2252</text:p>
          </table:table-cell>
          <table:table-cell table:number-columns-repeated="5"/>
          <table:table-cell office:value-type="float" office:value="1008" calcext:value-type="float">
            <text:p>1008</text:p>
          </table:table-cell>
          <table:table-cell table:formula="of:= (([.I1033]+[.P1033])/([.I1033]*[.P1033])) + [.B1033]" office:value-type="float" office:value="31.9526419507399" calcext:value-type="float">
            <text:p>31,9526</text:p>
          </table:table-cell>
          <table:table-cell table:number-columns-repeated="10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27+6*RAND()" office:value-type="float" office:value="30.2914154164027" calcext:value-type="float">
            <text:p>30,2914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COM.MICROSOFT.NORM.INV(RAND();30;5)" office:value-type="float" office:value="29.8467740827663" calcext:value-type="float">
            <text:p>29,8468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48+24*RAND()" office:value-type="float" office:value="69.9974021343514" calcext:value-type="float">
            <text:p>69,9974</text:p>
          </table:table-cell>
          <table:table-cell table:number-columns-repeated="5"/>
          <table:table-cell office:value-type="float" office:value="1009" calcext:value-type="float">
            <text:p>1009</text:p>
          </table:table-cell>
          <table:table-cell table:formula="of:= (([.I1034]+[.P1034])/([.I1034]*[.P1034])) + [.B1034]" office:value-type="float" office:value="30.3392061192637" calcext:value-type="float">
            <text:p>30,3392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27+6*RAND()" office:value-type="float" office:value="32.6647316438612" calcext:value-type="float">
            <text:p>32,6647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COM.MICROSOFT.NORM.INV(RAND();30;5)" office:value-type="float" office:value="31.8749107428908" calcext:value-type="float">
            <text:p>31,8749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48+24*RAND()" office:value-type="float" office:value="48.688573085703" calcext:value-type="float">
            <text:p>48,6886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formula="of:= (([.I1035]+[.P1035])/([.I1035]*[.P1035])) + [.B1035]" office:value-type="float" office:value="32.7166429808126" calcext:value-type="float">
            <text:p>32,7166</text:p>
          </table:table-cell>
          <table:table-cell table:number-columns-repeated="10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27+6*RAND()" office:value-type="float" office:value="31.6296621866059" calcext:value-type="float">
            <text:p>31,6297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COM.MICROSOFT.NORM.INV(RAND();30;5)" office:value-type="float" office:value="35.6467401575747" calcext:value-type="float">
            <text:p>35,6467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48+24*RAND()" office:value-type="float" office:value="70.7722010230646" calcext:value-type="float">
            <text:p>70,7722</text:p>
          </table:table-cell>
          <table:table-cell table:number-columns-repeated="5"/>
          <table:table-cell office:value-type="float" office:value="1011" calcext:value-type="float">
            <text:p>1011</text:p>
          </table:table-cell>
          <table:table-cell table:formula="of:= (([.I1036]+[.P1036])/([.I1036]*[.P1036])) + [.B1036]" office:value-type="float" office:value="31.6718450844053" calcext:value-type="float">
            <text:p>31,6718</text:p>
          </table:table-cell>
          <table:table-cell table:number-columns-repeated="10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27+6*RAND()" office:value-type="float" office:value="29.5639912819024" calcext:value-type="float">
            <text:p>29,5640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COM.MICROSOFT.NORM.INV(RAND();30;5)" office:value-type="float" office:value="36.0921916731654" calcext:value-type="float">
            <text:p>36,0922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48+24*RAND()" office:value-type="float" office:value="63.2304990375415" calcext:value-type="float">
            <text:p>63,2305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formula="of:= (([.I1037]+[.P1037])/([.I1037]*[.P1037])) + [.B1037]" office:value-type="float" office:value="29.6075132585725" calcext:value-type="float">
            <text:p>29,6075</text:p>
          </table:table-cell>
          <table:table-cell table:number-columns-repeated="10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27+6*RAND()" office:value-type="float" office:value="30.6564860714134" calcext:value-type="float">
            <text:p>30,6565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COM.MICROSOFT.NORM.INV(RAND();30;5)" office:value-type="float" office:value="41.003596850993" calcext:value-type="float">
            <text:p>41,0036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48+24*RAND()" office:value-type="float" office:value="52.6758235981688" calcext:value-type="float">
            <text:p>52,6758</text:p>
          </table:table-cell>
          <table:table-cell table:number-columns-repeated="5"/>
          <table:table-cell office:value-type="float" office:value="1013" calcext:value-type="float">
            <text:p>1013</text:p>
          </table:table-cell>
          <table:table-cell table:formula="of:= (([.I1038]+[.P1038])/([.I1038]*[.P1038])) + [.B1038]" office:value-type="float" office:value="30.6998582168913" calcext:value-type="float">
            <text:p>30,6999</text:p>
          </table:table-cell>
          <table:table-cell table:number-columns-repeated="10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27+6*RAND()" office:value-type="float" office:value="29.6715535155963" calcext:value-type="float">
            <text:p>29,6716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COM.MICROSOFT.NORM.INV(RAND();30;5)" office:value-type="float" office:value="29.2985235936612" calcext:value-type="float">
            <text:p>29,2985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48+24*RAND()" office:value-type="float" office:value="54.5219472097233" calcext:value-type="float">
            <text:p>54,5219</text:p>
          </table:table-cell>
          <table:table-cell table:number-columns-repeated="5"/>
          <table:table-cell office:value-type="float" office:value="1014" calcext:value-type="float">
            <text:p>1014</text:p>
          </table:table-cell>
          <table:table-cell table:formula="of:= (([.I1039]+[.P1039])/([.I1039]*[.P1039])) + [.B1039]" office:value-type="float" office:value="29.7240261661035" calcext:value-type="float">
            <text:p>29,7240</text:p>
          </table:table-cell>
          <table:table-cell table:number-columns-repeated="10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27+6*RAND()" office:value-type="float" office:value="30.2122016816866" calcext:value-type="float">
            <text:p>30,2122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COM.MICROSOFT.NORM.INV(RAND();30;5)" office:value-type="float" office:value="27.7516310478193" calcext:value-type="float">
            <text:p>27,7516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48+24*RAND()" office:value-type="float" office:value="57.7528159758076" calcext:value-type="float">
            <text:p>57,7528</text:p>
          </table:table-cell>
          <table:table-cell table:number-columns-repeated="5"/>
          <table:table-cell office:value-type="float" office:value="1015" calcext:value-type="float">
            <text:p>1015</text:p>
          </table:table-cell>
          <table:table-cell table:formula="of:= (([.I1040]+[.P1040])/([.I1040]*[.P1040])) + [.B1040]" office:value-type="float" office:value="30.2655507727775" calcext:value-type="float">
            <text:p>30,2656</text:p>
          </table:table-cell>
          <table:table-cell table:number-columns-repeated="10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27+6*RAND()" office:value-type="float" office:value="31.2060085998382" calcext:value-type="float">
            <text:p>31,2060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COM.MICROSOFT.NORM.INV(RAND();30;5)" office:value-type="float" office:value="26.354632578002" calcext:value-type="float">
            <text:p>26,3546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48+24*RAND()" office:value-type="float" office:value="66.0192418126389" calcext:value-type="float">
            <text:p>66,0192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formula="of:= (([.I1041]+[.P1041])/([.I1041]*[.P1041])) + [.B1041]" office:value-type="float" office:value="31.2590996921903" calcext:value-type="float">
            <text:p>31,2591</text:p>
          </table:table-cell>
          <table:table-cell table:number-columns-repeated="10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27+6*RAND()" office:value-type="float" office:value="30.5536142417695" calcext:value-type="float">
            <text:p>30,5536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COM.MICROSOFT.NORM.INV(RAND();30;5)" office:value-type="float" office:value="23.6104575356416" calcext:value-type="float">
            <text:p>23,6105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48+24*RAND()" office:value-type="float" office:value="68.9031458320096" calcext:value-type="float">
            <text:p>68,9031</text:p>
          </table:table-cell>
          <table:table-cell table:number-columns-repeated="5"/>
          <table:table-cell office:value-type="float" office:value="1017" calcext:value-type="float">
            <text:p>1017</text:p>
          </table:table-cell>
          <table:table-cell table:formula="of:= (([.I1042]+[.P1042])/([.I1042]*[.P1042])) + [.B1042]" office:value-type="float" office:value="30.6104814808029" calcext:value-type="float">
            <text:p>30,6105</text:p>
          </table:table-cell>
          <table:table-cell table:number-columns-repeated="10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27+6*RAND()" office:value-type="float" office:value="28.1977783043403" calcext:value-type="float">
            <text:p>28,1978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COM.MICROSOFT.NORM.INV(RAND();30;5)" office:value-type="float" office:value="35.1111525214795" calcext:value-type="float">
            <text:p>35,1112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48+24*RAND()" office:value-type="float" office:value="69.2583627803251" calcext:value-type="float">
            <text:p>69,2584</text:p>
          </table:table-cell>
          <table:table-cell table:number-columns-repeated="5"/>
          <table:table-cell office:value-type="float" office:value="1018" calcext:value-type="float">
            <text:p>1018</text:p>
          </table:table-cell>
          <table:table-cell table:formula="of:= (([.I1043]+[.P1043])/([.I1043]*[.P1043])) + [.B1043]" office:value-type="float" office:value="28.2406979729733" calcext:value-type="float">
            <text:p>28,2407</text:p>
          </table:table-cell>
          <table:table-cell table:number-columns-repeated="10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27+6*RAND()" office:value-type="float" office:value="32.213742173044" calcext:value-type="float">
            <text:p>32,2137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COM.MICROSOFT.NORM.INV(RAND();30;5)" office:value-type="float" office:value="40.2615270886022" calcext:value-type="float">
            <text:p>40,2615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48+24*RAND()" office:value-type="float" office:value="69.6459394181147" calcext:value-type="float">
            <text:p>69,6459</text:p>
          </table:table-cell>
          <table:table-cell table:number-columns-repeated="5"/>
          <table:table-cell office:value-type="float" office:value="1019" calcext:value-type="float">
            <text:p>1019</text:p>
          </table:table-cell>
          <table:table-cell table:formula="of:= (([.I1044]+[.P1044])/([.I1044]*[.P1044])) + [.B1044]" office:value-type="float" office:value="32.2529381192489" calcext:value-type="float">
            <text:p>32,2529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27+6*RAND()" office:value-type="float" office:value="28.3950506437104" calcext:value-type="float">
            <text:p>28,3951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COM.MICROSOFT.NORM.INV(RAND();30;5)" office:value-type="float" office:value="34.7171647242627" calcext:value-type="float">
            <text:p>34,7172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48+24*RAND()" office:value-type="float" office:value="51.3982415283099" calcext:value-type="float">
            <text:p>51,3982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formula="of:= (([.I1045]+[.P1045])/([.I1045]*[.P1045])) + [.B1045]" office:value-type="float" office:value="28.4433107577473" calcext:value-type="float">
            <text:p>28,4433</text:p>
          </table:table-cell>
          <table:table-cell table:number-columns-repeated="10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27+6*RAND()" office:value-type="float" office:value="30.809665551642" calcext:value-type="float">
            <text:p>30,8097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COM.MICROSOFT.NORM.INV(RAND();30;5)" office:value-type="float" office:value="31.5455384859717" calcext:value-type="float">
            <text:p>31,5455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48+24*RAND()" office:value-type="float" office:value="60.3888872629032" calcext:value-type="float">
            <text:p>60,3889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formula="of:= (([.I1046]+[.P1046])/([.I1046]*[.P1046])) + [.B1046]" office:value-type="float" office:value="30.8579250935465" calcext:value-type="float">
            <text:p>30,8579</text:p>
          </table:table-cell>
          <table:table-cell table:number-columns-repeated="10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27+6*RAND()" office:value-type="float" office:value="31.3454476820771" calcext:value-type="float">
            <text:p>31,3454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COM.MICROSOFT.NORM.INV(RAND();30;5)" office:value-type="float" office:value="25.6400949564" calcext:value-type="float">
            <text:p>25,6401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48+24*RAND()" office:value-type="float" office:value="55.1185629190877" calcext:value-type="float">
            <text:p>55,1186</text:p>
          </table:table-cell>
          <table:table-cell table:number-columns-repeated="5"/>
          <table:table-cell office:value-type="float" office:value="1022" calcext:value-type="float">
            <text:p>1022</text:p>
          </table:table-cell>
          <table:table-cell table:formula="of:= (([.I1047]+[.P1047])/([.I1047]*[.P1047])) + [.B1047]" office:value-type="float" office:value="31.4025918058373" calcext:value-type="float">
            <text:p>31,4026</text:p>
          </table:table-cell>
          <table:table-cell table:number-columns-repeated="10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27+6*RAND()" office:value-type="float" office:value="28.4755622504745" calcext:value-type="float">
            <text:p>28,4756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COM.MICROSOFT.NORM.INV(RAND();30;5)" office:value-type="float" office:value="36.7404817824298" calcext:value-type="float">
            <text:p>36,7405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48+24*RAND()" office:value-type="float" office:value="68.0442265486345" calcext:value-type="float">
            <text:p>68,0442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formula="of:= (([.I1048]+[.P1048])/([.I1048]*[.P1048])) + [.B1048]" office:value-type="float" office:value="28.5174765082536" calcext:value-type="float">
            <text:p>28,5175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27+6*RAND()" office:value-type="float" office:value="31.6684926606249" calcext:value-type="float">
            <text:p>31,6685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COM.MICROSOFT.NORM.INV(RAND();30;5)" office:value-type="float" office:value="33.2794282157824" calcext:value-type="float">
            <text:p>33,2794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48+24*RAND()" office:value-type="float" office:value="59.7015923867002" calcext:value-type="float">
            <text:p>59,7016</text:p>
          </table:table-cell>
          <table:table-cell table:number-columns-repeated="5"/>
          <table:table-cell office:value-type="float" office:value="1024" calcext:value-type="float">
            <text:p>1024</text:p>
          </table:table-cell>
          <table:table-cell table:formula="of:= (([.I1049]+[.P1049])/([.I1049]*[.P1049])) + [.B1049]" office:value-type="float" office:value="31.7152912257994" calcext:value-type="float">
            <text:p>31,7153</text:p>
          </table:table-cell>
          <table:table-cell table:number-columns-repeated="10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27+6*RAND()" office:value-type="float" office:value="30.6565674429294" calcext:value-type="float">
            <text:p>30,6566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COM.MICROSOFT.NORM.INV(RAND();30;5)" office:value-type="float" office:value="33.1931319518182" calcext:value-type="float">
            <text:p>33,1931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48+24*RAND()" office:value-type="float" office:value="66.5021613528952" calcext:value-type="float">
            <text:p>66,5022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formula="of:= (([.I1050]+[.P1050])/([.I1050]*[.P1050])) + [.B1050]" office:value-type="float" office:value="30.7017312623937" calcext:value-type="float">
            <text:p>30,7017</text:p>
          </table:table-cell>
          <table:table-cell table:number-columns-repeated="10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27+6*RAND()" office:value-type="float" office:value="31.2564934759866" calcext:value-type="float">
            <text:p>31,2565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COM.MICROSOFT.NORM.INV(RAND();30;5)" office:value-type="float" office:value="37.2356417910064" calcext:value-type="float">
            <text:p>37,2356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48+24*RAND()" office:value-type="float" office:value="65.2957951789722" calcext:value-type="float">
            <text:p>65,2958</text:p>
          </table:table-cell>
          <table:table-cell table:number-columns-repeated="5"/>
          <table:table-cell office:value-type="float" office:value="1026" calcext:value-type="float">
            <text:p>1026</text:p>
          </table:table-cell>
          <table:table-cell table:formula="of:= (([.I1051]+[.P1051])/([.I1051]*[.P1051])) + [.B1051]" office:value-type="float" office:value="31.2986643871987" calcext:value-type="float">
            <text:p>31,2987</text:p>
          </table:table-cell>
          <table:table-cell table:number-columns-repeated="10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27+6*RAND()" office:value-type="float" office:value="32.2011243186425" calcext:value-type="float">
            <text:p>32,2011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COM.MICROSOFT.NORM.INV(RAND();30;5)" office:value-type="float" office:value="33.2636447126793" calcext:value-type="float">
            <text:p>33,2636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48+24*RAND()" office:value-type="float" office:value="69.3340690685436" calcext:value-type="float">
            <text:p>69,3341</text:p>
          </table:table-cell>
          <table:table-cell table:number-columns-repeated="5"/>
          <table:table-cell office:value-type="float" office:value="1027" calcext:value-type="float">
            <text:p>1027</text:p>
          </table:table-cell>
          <table:table-cell table:formula="of:= (([.I1052]+[.P1052])/([.I1052]*[.P1052])) + [.B1052]" office:value-type="float" office:value="32.2456100936747" calcext:value-type="float">
            <text:p>32,2456</text:p>
          </table:table-cell>
          <table:table-cell table:number-columns-repeated="10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27+6*RAND()" office:value-type="float" office:value="31.7616107112262" calcext:value-type="float">
            <text:p>31,7616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COM.MICROSOFT.NORM.INV(RAND();30;5)" office:value-type="float" office:value="36.1297283790474" calcext:value-type="float">
            <text:p>36,1297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48+24*RAND()" office:value-type="float" office:value="61.081081953831" calcext:value-type="float">
            <text:p>61,0811</text:p>
          </table:table-cell>
          <table:table-cell table:number-columns-repeated="5"/>
          <table:table-cell office:value-type="float" office:value="1028" calcext:value-type="float">
            <text:p>1028</text:p>
          </table:table-cell>
          <table:table-cell table:formula="of:= (([.I1053]+[.P1053])/([.I1053]*[.P1053])) + [.B1053]" office:value-type="float" office:value="31.8056604305465" calcext:value-type="float">
            <text:p>31,8057</text:p>
          </table:table-cell>
          <table:table-cell table:number-columns-repeated="10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27+6*RAND()" office:value-type="float" office:value="28.7489799277391" calcext:value-type="float">
            <text:p>28,7490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COM.MICROSOFT.NORM.INV(RAND();30;5)" office:value-type="float" office:value="30.6554594487247" calcext:value-type="float">
            <text:p>30,6555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48+24*RAND()" office:value-type="float" office:value="53.0111677860841" calcext:value-type="float">
            <text:p>53,0112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formula="of:= (([.I1054]+[.P1054])/([.I1054]*[.P1054])) + [.B1054]" office:value-type="float" office:value="28.8004644943357" calcext:value-type="float">
            <text:p>28,8005</text:p>
          </table:table-cell>
          <table:table-cell table:number-columns-repeated="10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27+6*RAND()" office:value-type="float" office:value="31.3574915046338" calcext:value-type="float">
            <text:p>31,3575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COM.MICROSOFT.NORM.INV(RAND();30;5)" office:value-type="float" office:value="37.3424455665071" calcext:value-type="float">
            <text:p>37,3424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48+24*RAND()" office:value-type="float" office:value="70.9281869279221" calcext:value-type="float">
            <text:p>70,9282</text:p>
          </table:table-cell>
          <table:table-cell table:number-columns-repeated="5"/>
          <table:table-cell office:value-type="float" office:value="1030" calcext:value-type="float">
            <text:p>1030</text:p>
          </table:table-cell>
          <table:table-cell table:formula="of:= (([.I1055]+[.P1055])/([.I1055]*[.P1055])) + [.B1055]" office:value-type="float" office:value="31.3983694499847" calcext:value-type="float">
            <text:p>31,3984</text:p>
          </table:table-cell>
          <table:table-cell table:number-columns-repeated="10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27+6*RAND()" office:value-type="float" office:value="28.3504613635596" calcext:value-type="float">
            <text:p>28,3505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COM.MICROSOFT.NORM.INV(RAND();30;5)" office:value-type="float" office:value="32.8164079081658" calcext:value-type="float">
            <text:p>32,8164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48+24*RAND()" office:value-type="float" office:value="48.0400341739878" calcext:value-type="float">
            <text:p>48,0400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table:formula="of:= (([.I1056]+[.P1056])/([.I1056]*[.P1056])) + [.B1056]" office:value-type="float" office:value="28.40174989668" calcext:value-type="float">
            <text:p>28,4017</text:p>
          </table:table-cell>
          <table:table-cell table:number-columns-repeated="10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27+6*RAND()" office:value-type="float" office:value="28.630020377459" calcext:value-type="float">
            <text:p>28,6300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COM.MICROSOFT.NORM.INV(RAND();30;5)" office:value-type="float" office:value="27.6708716791169" calcext:value-type="float">
            <text:p>27,6709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48+24*RAND()" office:value-type="float" office:value="70.8145111100748" calcext:value-type="float">
            <text:p>70,8145</text:p>
          </table:table-cell>
          <table:table-cell table:number-columns-repeated="5"/>
          <table:table-cell office:value-type="float" office:value="1032" calcext:value-type="float">
            <text:p>1032</text:p>
          </table:table-cell>
          <table:table-cell table:formula="of:= (([.I1057]+[.P1057])/([.I1057]*[.P1057])) + [.B1057]" office:value-type="float" office:value="28.6802808625252" calcext:value-type="float">
            <text:p>28,6803</text:p>
          </table:table-cell>
          <table:table-cell table:number-columns-repeated="10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27+6*RAND()" office:value-type="float" office:value="28.0540503126103" calcext:value-type="float">
            <text:p>28,0541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COM.MICROSOFT.NORM.INV(RAND();30;5)" office:value-type="float" office:value="22.9015638042026" calcext:value-type="float">
            <text:p>22,9016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48+24*RAND()" office:value-type="float" office:value="62.5306274341419" calcext:value-type="float">
            <text:p>62,5306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formula="of:= (([.I1058]+[.P1058])/([.I1058]*[.P1058])) + [.B1058]" office:value-type="float" office:value="28.113707616276" calcext:value-type="float">
            <text:p>28,1137</text:p>
          </table:table-cell>
          <table:table-cell table:number-columns-repeated="10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27+6*RAND()" office:value-type="float" office:value="30.3386173022445" calcext:value-type="float">
            <text:p>30,3386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COM.MICROSOFT.NORM.INV(RAND();30;5)" office:value-type="float" office:value="35.8428331807864" calcext:value-type="float">
            <text:p>35,8428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48+24*RAND()" office:value-type="float" office:value="70.4719561832026" calcext:value-type="float">
            <text:p>70,4720</text:p>
          </table:table-cell>
          <table:table-cell table:number-columns-repeated="5"/>
          <table:table-cell office:value-type="float" office:value="1034" calcext:value-type="float">
            <text:p>1034</text:p>
          </table:table-cell>
          <table:table-cell table:formula="of:= (([.I1059]+[.P1059])/([.I1059]*[.P1059])) + [.B1059]" office:value-type="float" office:value="30.3807069242183" calcext:value-type="float">
            <text:p>30,3807</text:p>
          </table:table-cell>
          <table:table-cell table:number-columns-repeated="10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27+6*RAND()" office:value-type="float" office:value="28.888805433875" calcext:value-type="float">
            <text:p>28,8888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COM.MICROSOFT.NORM.INV(RAND();30;5)" office:value-type="float" office:value="25.6181886347167" calcext:value-type="float">
            <text:p>25,6182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48+24*RAND()" office:value-type="float" office:value="63.614589725621" calcext:value-type="float">
            <text:p>63,6146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table:formula="of:= (([.I1060]+[.P1060])/([.I1060]*[.P1060])) + [.B1060]" office:value-type="float" office:value="28.9435598643032" calcext:value-type="float">
            <text:p>28,9436</text:p>
          </table:table-cell>
          <table:table-cell table:number-columns-repeated="10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27+6*RAND()" office:value-type="float" office:value="27.3287099890877" calcext:value-type="float">
            <text:p>27,3287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COM.MICROSOFT.NORM.INV(RAND();30;5)" office:value-type="float" office:value="34.380027430239" calcext:value-type="float">
            <text:p>34,3800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48+24*RAND()" office:value-type="float" office:value="64.2121847430244" calcext:value-type="float">
            <text:p>64,2122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table:formula="of:= (([.I1061]+[.P1061])/([.I1061]*[.P1061])) + [.B1061]" office:value-type="float" office:value="27.3733700124455" calcext:value-type="float">
            <text:p>27,3734</text:p>
          </table:table-cell>
          <table:table-cell table:number-columns-repeated="10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27+6*RAND()" office:value-type="float" office:value="27.71029345016" calcext:value-type="float">
            <text:p>27,7103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COM.MICROSOFT.NORM.INV(RAND();30;5)" office:value-type="float" office:value="29.2685368488112" calcext:value-type="float">
            <text:p>29,2685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48+24*RAND()" office:value-type="float" office:value="57.4755657138303" calcext:value-type="float">
            <text:p>57,4756</text:p>
          </table:table-cell>
          <table:table-cell table:number-columns-repeated="5"/>
          <table:table-cell office:value-type="float" office:value="1037" calcext:value-type="float">
            <text:p>1037</text:p>
          </table:table-cell>
          <table:table-cell table:formula="of:= (([.I1062]+[.P1062])/([.I1062]*[.P1062])) + [.B1062]" office:value-type="float" office:value="27.7618585296212" calcext:value-type="float">
            <text:p>27,7619</text:p>
          </table:table-cell>
          <table:table-cell table:number-columns-repeated="10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27+6*RAND()" office:value-type="float" office:value="31.1936082865577" calcext:value-type="float">
            <text:p>31,1936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COM.MICROSOFT.NORM.INV(RAND();30;5)" office:value-type="float" office:value="32.4004376134722" calcext:value-type="float">
            <text:p>32,4004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48+24*RAND()" office:value-type="float" office:value="63.9517286801711" calcext:value-type="float">
            <text:p>63,9517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formula="of:= (([.I1063]+[.P1063])/([.I1063]*[.P1063])) + [.B1063]" office:value-type="float" office:value="31.2401088611098" calcext:value-type="float">
            <text:p>31,2401</text:p>
          </table:table-cell>
          <table:table-cell table:number-columns-repeated="10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27+6*RAND()" office:value-type="float" office:value="29.8368931382429" calcext:value-type="float">
            <text:p>29,8369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COM.MICROSOFT.NORM.INV(RAND();30;5)" office:value-type="float" office:value="30.1246651025783" calcext:value-type="float">
            <text:p>30,1247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48+24*RAND()" office:value-type="float" office:value="61.628741174005" calcext:value-type="float">
            <text:p>61,6287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formula="of:= (([.I1064]+[.P1064])/([.I1064]*[.P1064])) + [.B1064]" office:value-type="float" office:value="29.8863147234766" calcext:value-type="float">
            <text:p>29,8863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27+6*RAND()" office:value-type="float" office:value="31.9707013804" calcext:value-type="float">
            <text:p>31,9707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COM.MICROSOFT.NORM.INV(RAND();30;5)" office:value-type="float" office:value="33.7636144327625" calcext:value-type="float">
            <text:p>33,7636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48+24*RAND()" office:value-type="float" office:value="58.6649126680568" calcext:value-type="float">
            <text:p>58,6649</text:p>
          </table:table-cell>
          <table:table-cell table:number-columns-repeated="5"/>
          <table:table-cell office:value-type="float" office:value="1040" calcext:value-type="float">
            <text:p>1040</text:p>
          </table:table-cell>
          <table:table-cell table:formula="of:= (([.I1065]+[.P1065])/([.I1065]*[.P1065])) + [.B1065]" office:value-type="float" office:value="32.0173650267157" calcext:value-type="float">
            <text:p>32,0174</text:p>
          </table:table-cell>
          <table:table-cell table:number-columns-repeated="10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27+6*RAND()" office:value-type="float" office:value="31.9778160180431" calcext:value-type="float">
            <text:p>31,9778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COM.MICROSOFT.NORM.INV(RAND();30;5)" office:value-type="float" office:value="34.5275027547497" calcext:value-type="float">
            <text:p>34,5275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48+24*RAND()" office:value-type="float" office:value="55.3981771627441" calcext:value-type="float">
            <text:p>55,3982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formula="of:= (([.I1066]+[.P1066])/([.I1066]*[.P1066])) + [.B1066]" office:value-type="float" office:value="32.0248295724471" calcext:value-type="float">
            <text:p>32,0248</text:p>
          </table:table-cell>
          <table:table-cell table:number-columns-repeated="10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27+6*RAND()" office:value-type="float" office:value="28.7836914060172" calcext:value-type="float">
            <text:p>28,7837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COM.MICROSOFT.NORM.INV(RAND();30;5)" office:value-type="float" office:value="32.6110376603331" calcext:value-type="float">
            <text:p>32,6110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48+24*RAND()" office:value-type="float" office:value="68.2263612477109" calcext:value-type="float">
            <text:p>68,2264</text:p>
          </table:table-cell>
          <table:table-cell table:number-columns-repeated="5"/>
          <table:table-cell office:value-type="float" office:value="1042" calcext:value-type="float">
            <text:p>1042</text:p>
          </table:table-cell>
          <table:table-cell table:formula="of:= (([.I1067]+[.P1067])/([.I1067]*[.P1067])) + [.B1067]" office:value-type="float" office:value="28.8290129615273" calcext:value-type="float">
            <text:p>28,8290</text:p>
          </table:table-cell>
          <table:table-cell table:number-columns-repeated="10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27+6*RAND()" office:value-type="float" office:value="29.6097860878799" calcext:value-type="float">
            <text:p>29,6098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COM.MICROSOFT.NORM.INV(RAND();30;5)" office:value-type="float" office:value="26.0052889081292" calcext:value-type="float">
            <text:p>26,0053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48+24*RAND()" office:value-type="float" office:value="70.4705070247874" calcext:value-type="float">
            <text:p>70,4705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formula="of:= (([.I1068]+[.P1068])/([.I1068]*[.P1068])) + [.B1068]" office:value-type="float" office:value="29.6624301376524" calcext:value-type="float">
            <text:p>29,6624</text:p>
          </table:table-cell>
          <table:table-cell table:number-columns-repeated="10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27+6*RAND()" office:value-type="float" office:value="30.4940051513258" calcext:value-type="float">
            <text:p>30,4940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COM.MICROSOFT.NORM.INV(RAND();30;5)" office:value-type="float" office:value="31.9527945001868" calcext:value-type="float">
            <text:p>31,9528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48+24*RAND()" office:value-type="float" office:value="58.1445608725771" calcext:value-type="float">
            <text:p>58,1446</text:p>
          </table:table-cell>
          <table:table-cell table:number-columns-repeated="5"/>
          <table:table-cell office:value-type="float" office:value="1044" calcext:value-type="float">
            <text:p>1044</text:p>
          </table:table-cell>
          <table:table-cell table:formula="of:= (([.I1069]+[.P1069])/([.I1069]*[.P1069])) + [.B1069]" office:value-type="float" office:value="30.5424998317913" calcext:value-type="float">
            <text:p>30,5425</text:p>
          </table:table-cell>
          <table:table-cell table:number-columns-repeated="10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27+6*RAND()" office:value-type="float" office:value="32.5260581171606" calcext:value-type="float">
            <text:p>32,5261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COM.MICROSOFT.NORM.INV(RAND();30;5)" office:value-type="float" office:value="33.4930673942044" calcext:value-type="float">
            <text:p>33,4931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48+24*RAND()" office:value-type="float" office:value="61.9013506108895" calcext:value-type="float">
            <text:p>61,9014</text:p>
          </table:table-cell>
          <table:table-cell table:number-columns-repeated="5"/>
          <table:table-cell office:value-type="float" office:value="1045" calcext:value-type="float">
            <text:p>1045</text:p>
          </table:table-cell>
          <table:table-cell table:formula="of:= (([.I1070]+[.P1070])/([.I1070]*[.P1070])) + [.B1070]" office:value-type="float" office:value="32.5720697784934" calcext:value-type="float">
            <text:p>32,5721</text:p>
          </table:table-cell>
          <table:table-cell table:number-columns-repeated="10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27+6*RAND()" office:value-type="float" office:value="31.4572345514316" calcext:value-type="float">
            <text:p>31,4572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COM.MICROSOFT.NORM.INV(RAND();30;5)" office:value-type="float" office:value="34.1133068157539" calcext:value-type="float">
            <text:p>34,1133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48+24*RAND()" office:value-type="float" office:value="71.6257109334692" calcext:value-type="float">
            <text:p>71,6257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formula="of:= (([.I1071]+[.P1071])/([.I1071]*[.P1071])) + [.B1071]" office:value-type="float" office:value="31.5005100924267" calcext:value-type="float">
            <text:p>31,5005</text:p>
          </table:table-cell>
          <table:table-cell table:number-columns-repeated="10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27+6*RAND()" office:value-type="float" office:value="28.531219342025" calcext:value-type="float">
            <text:p>28,5312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COM.MICROSOFT.NORM.INV(RAND();30;5)" office:value-type="float" office:value="35.8212116574216" calcext:value-type="float">
            <text:p>35,8212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48+24*RAND()" office:value-type="float" office:value="61.5253362497315" calcext:value-type="float">
            <text:p>61,5253</text:p>
          </table:table-cell>
          <table:table-cell table:number-columns-repeated="5"/>
          <table:table-cell office:value-type="float" office:value="1047" calcext:value-type="float">
            <text:p>1047</text:p>
          </table:table-cell>
          <table:table-cell table:formula="of:= (([.I1072]+[.P1072])/([.I1072]*[.P1072])) + [.B1072]" office:value-type="float" office:value="28.575389228953" calcext:value-type="float">
            <text:p>28,5754</text:p>
          </table:table-cell>
          <table:table-cell table:number-columns-repeated="10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27+6*RAND()" office:value-type="float" office:value="30.5002395270858" calcext:value-type="float">
            <text:p>30,5002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COM.MICROSOFT.NORM.INV(RAND();30;5)" office:value-type="float" office:value="24.282605227092" calcext:value-type="float">
            <text:p>24,2826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48+24*RAND()" office:value-type="float" office:value="54.9201115714386" calcext:value-type="float">
            <text:p>54,9201</text:p>
          </table:table-cell>
          <table:table-cell table:number-columns-repeated="5"/>
          <table:table-cell office:value-type="float" office:value="1048" calcext:value-type="float">
            <text:p>1048</text:p>
          </table:table-cell>
          <table:table-cell table:formula="of:= (([.I1073]+[.P1073])/([.I1073]*[.P1073])) + [.B1073]" office:value-type="float" office:value="30.5596295357588" calcext:value-type="float">
            <text:p>30,5596</text:p>
          </table:table-cell>
          <table:table-cell table:number-columns-repeated="10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27+6*RAND()" office:value-type="float" office:value="31.4718051154632" calcext:value-type="float">
            <text:p>31,4718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COM.MICROSOFT.NORM.INV(RAND();30;5)" office:value-type="float" office:value="25.414630256517" calcext:value-type="float">
            <text:p>25,4146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48+24*RAND()" office:value-type="float" office:value="59.636533501558" calcext:value-type="float">
            <text:p>59,6365</text:p>
          </table:table-cell>
          <table:table-cell table:number-columns-repeated="5"/>
          <table:table-cell office:value-type="float" office:value="1049" calcext:value-type="float">
            <text:p>1049</text:p>
          </table:table-cell>
          <table:table-cell table:formula="of:= (([.I1074]+[.P1074])/([.I1074]*[.P1074])) + [.B1074]" office:value-type="float" office:value="31.5279207752358" calcext:value-type="float">
            <text:p>31,5279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27+6*RAND()" office:value-type="float" office:value="31.2975697915535" calcext:value-type="float">
            <text:p>31,2976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COM.MICROSOFT.NORM.INV(RAND();30;5)" office:value-type="float" office:value="32.3757533473427" calcext:value-type="float">
            <text:p>32,3758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48+24*RAND()" office:value-type="float" office:value="53.2404452590272" calcext:value-type="float">
            <text:p>53,2404</text:p>
          </table:table-cell>
          <table:table-cell table:number-columns-repeated="5"/>
          <table:table-cell office:value-type="float" office:value="1050" calcext:value-type="float">
            <text:p>1050</text:p>
          </table:table-cell>
          <table:table-cell table:formula="of:= (([.I1075]+[.P1075])/([.I1075]*[.P1075])) + [.B1075]" office:value-type="float" office:value="31.34723981665" calcext:value-type="float">
            <text:p>31,3472</text:p>
          </table:table-cell>
          <table:table-cell table:number-columns-repeated="10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27+6*RAND()" office:value-type="float" office:value="27.0470017099287" calcext:value-type="float">
            <text:p>27,0470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COM.MICROSOFT.NORM.INV(RAND();30;5)" office:value-type="float" office:value="29.3219828065595" calcext:value-type="float">
            <text:p>29,3220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48+24*RAND()" office:value-type="float" office:value="69.5757040483877" calcext:value-type="float">
            <text:p>69,5757</text:p>
          </table:table-cell>
          <table:table-cell table:number-columns-repeated="5"/>
          <table:table-cell office:value-type="float" office:value="1051" calcext:value-type="float">
            <text:p>1051</text:p>
          </table:table-cell>
          <table:table-cell table:formula="of:= (([.I1076]+[.P1076])/([.I1076]*[.P1076])) + [.B1076]" office:value-type="float" office:value="27.0954786489529" calcext:value-type="float">
            <text:p>27,0955</text:p>
          </table:table-cell>
          <table:table-cell table:number-columns-repeated="10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27+6*RAND()" office:value-type="float" office:value="29.8141976713669" calcext:value-type="float">
            <text:p>29,8142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COM.MICROSOFT.NORM.INV(RAND();30;5)" office:value-type="float" office:value="32.1836490011726" calcext:value-type="float">
            <text:p>32,1836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48+24*RAND()" office:value-type="float" office:value="48.713216249831" calcext:value-type="float">
            <text:p>48,7132</text:p>
          </table:table-cell>
          <table:table-cell table:number-columns-repeated="5"/>
          <table:table-cell office:value-type="float" office:value="1052" calcext:value-type="float">
            <text:p>1052</text:p>
          </table:table-cell>
          <table:table-cell table:formula="of:= (([.I1077]+[.P1077])/([.I1077]*[.P1077])) + [.B1077]" office:value-type="float" office:value="29.8657976599431" calcext:value-type="float">
            <text:p>29,8658</text:p>
          </table:table-cell>
          <table:table-cell table:number-columns-repeated="10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27+6*RAND()" office:value-type="float" office:value="31.3425588060636" calcext:value-type="float">
            <text:p>31,3426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COM.MICROSOFT.NORM.INV(RAND();30;5)" office:value-type="float" office:value="31.8930504026031" calcext:value-type="float">
            <text:p>31,8931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48+24*RAND()" office:value-type="float" office:value="69.4412618475035" calcext:value-type="float">
            <text:p>69,4413</text:p>
          </table:table-cell>
          <table:table-cell table:number-columns-repeated="5"/>
          <table:table-cell office:value-type="float" office:value="1053" calcext:value-type="float">
            <text:p>1053</text:p>
          </table:table-cell>
          <table:table-cell table:formula="of:= (([.I1078]+[.P1078])/([.I1078]*[.P1078])) + [.B1078]" office:value-type="float" office:value="31.3883142592406" calcext:value-type="float">
            <text:p>31,3883</text:p>
          </table:table-cell>
          <table:table-cell table:number-columns-repeated="10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27+6*RAND()" office:value-type="float" office:value="27.5342501287814" calcext:value-type="float">
            <text:p>27,5343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COM.MICROSOFT.NORM.INV(RAND();30;5)" office:value-type="float" office:value="30.7614680090676" calcext:value-type="float">
            <text:p>30,7615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48+24*RAND()" office:value-type="float" office:value="69.8567289439961" calcext:value-type="float">
            <text:p>69,8567</text:p>
          </table:table-cell>
          <table:table-cell table:number-columns-repeated="5"/>
          <table:table-cell office:value-type="float" office:value="1054" calcext:value-type="float">
            <text:p>1054</text:p>
          </table:table-cell>
          <table:table-cell table:formula="of:= (([.I1079]+[.P1079])/([.I1079]*[.P1079])) + [.B1079]" office:value-type="float" office:value="27.5810733435098" calcext:value-type="float">
            <text:p>27,5811</text:p>
          </table:table-cell>
          <table:table-cell table:number-columns-repeated="10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27+6*RAND()" office:value-type="float" office:value="30.3989031168167" calcext:value-type="float">
            <text:p>30,3989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COM.MICROSOFT.NORM.INV(RAND();30;5)" office:value-type="float" office:value="25.3370940053453" calcext:value-type="float">
            <text:p>25,3371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48+24*RAND()" office:value-type="float" office:value="66.6805579690263" calcext:value-type="float">
            <text:p>66,6806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formula="of:= (([.I1080]+[.P1080])/([.I1080]*[.P1080])) + [.B1080]" office:value-type="float" office:value="30.4533678172322" calcext:value-type="float">
            <text:p>30,4534</text:p>
          </table:table-cell>
          <table:table-cell table:number-columns-repeated="10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27+6*RAND()" office:value-type="float" office:value="32.4411854173522" calcext:value-type="float">
            <text:p>32,4412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COM.MICROSOFT.NORM.INV(RAND();30;5)" office:value-type="float" office:value="32.5460691053742" calcext:value-type="float">
            <text:p>32,5461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48+24*RAND()" office:value-type="float" office:value="66.7851472841576" calcext:value-type="float">
            <text:p>66,7851</text:p>
          </table:table-cell>
          <table:table-cell table:number-columns-repeated="5"/>
          <table:table-cell office:value-type="float" office:value="1056" calcext:value-type="float">
            <text:p>1056</text:p>
          </table:table-cell>
          <table:table-cell table:formula="of:= (([.I1081]+[.P1081])/([.I1081]*[.P1081])) + [.B1081]" office:value-type="float" office:value="32.4868844832928" calcext:value-type="float">
            <text:p>32,4869</text:p>
          </table:table-cell>
          <table:table-cell table:number-columns-repeated="10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27+6*RAND()" office:value-type="float" office:value="29.3301762656774" calcext:value-type="float">
            <text:p>29,3302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COM.MICROSOFT.NORM.INV(RAND();30;5)" office:value-type="float" office:value="37.3505146367264" calcext:value-type="float">
            <text:p>37,3505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48+24*RAND()" office:value-type="float" office:value="68.0979407234117" calcext:value-type="float">
            <text:p>68,0979</text:p>
          </table:table-cell>
          <table:table-cell table:number-columns-repeated="5"/>
          <table:table-cell office:value-type="float" office:value="1057" calcext:value-type="float">
            <text:p>1057</text:p>
          </table:table-cell>
          <table:table-cell table:formula="of:= (([.I1082]+[.P1082])/([.I1082]*[.P1082])) + [.B1082]" office:value-type="float" office:value="29.3716343903506" calcext:value-type="float">
            <text:p>29,3716</text:p>
          </table:table-cell>
          <table:table-cell table:number-columns-repeated="10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27+6*RAND()" office:value-type="float" office:value="32.2957990157884" calcext:value-type="float">
            <text:p>32,2958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COM.MICROSOFT.NORM.INV(RAND();30;5)" office:value-type="float" office:value="27.3306156126022" calcext:value-type="float">
            <text:p>27,3306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48+24*RAND()" office:value-type="float" office:value="51.1355626685545" calcext:value-type="float">
            <text:p>51,1356</text:p>
          </table:table-cell>
          <table:table-cell table:number-columns-repeated="5"/>
          <table:table-cell office:value-type="float" office:value="1058" calcext:value-type="float">
            <text:p>1058</text:p>
          </table:table-cell>
          <table:table-cell table:formula="of:= (([.I1083]+[.P1083])/([.I1083]*[.P1083])) + [.B1083]" office:value-type="float" office:value="32.3519438815093" calcext:value-type="float">
            <text:p>32,3519</text:p>
          </table:table-cell>
          <table:table-cell table:number-columns-repeated="10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27+6*RAND()" office:value-type="float" office:value="28.1981093406212" calcext:value-type="float">
            <text:p>28,1981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COM.MICROSOFT.NORM.INV(RAND();30;5)" office:value-type="float" office:value="30.1833489147249" calcext:value-type="float">
            <text:p>30,1833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48+24*RAND()" office:value-type="float" office:value="71.2546513946727" calcext:value-type="float">
            <text:p>71,2547</text:p>
          </table:table-cell>
          <table:table-cell table:number-columns-repeated="5"/>
          <table:table-cell office:value-type="float" office:value="1059" calcext:value-type="float">
            <text:p>1059</text:p>
          </table:table-cell>
          <table:table-cell table:formula="of:= (([.I1084]+[.P1084])/([.I1084]*[.P1084])) + [.B1084]" office:value-type="float" office:value="28.2452743619728" calcext:value-type="float">
            <text:p>28,2453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27+6*RAND()" office:value-type="float" office:value="31.1667248841841" calcext:value-type="float">
            <text:p>31,1667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COM.MICROSOFT.NORM.INV(RAND();30;5)" office:value-type="float" office:value="28.8708501407326" calcext:value-type="float">
            <text:p>28,8709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48+24*RAND()" office:value-type="float" office:value="63.1746055455878" calcext:value-type="float">
            <text:p>63,1746</text:p>
          </table:table-cell>
          <table:table-cell table:number-columns-repeated="5"/>
          <table:table-cell office:value-type="float" office:value="1060" calcext:value-type="float">
            <text:p>1060</text:p>
          </table:table-cell>
          <table:table-cell table:formula="of:= (([.I1085]+[.P1085])/([.I1085]*[.P1085])) + [.B1085]" office:value-type="float" office:value="31.2171910419153" calcext:value-type="float">
            <text:p>31,2172</text:p>
          </table:table-cell>
          <table:table-cell table:number-columns-repeated="10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27+6*RAND()" office:value-type="float" office:value="32.9546545164194" calcext:value-type="float">
            <text:p>32,9547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COM.MICROSOFT.NORM.INV(RAND();30;5)" office:value-type="float" office:value="25.2794465342098" calcext:value-type="float">
            <text:p>25,2794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48+24*RAND()" office:value-type="float" office:value="61.0346586098895" calcext:value-type="float">
            <text:p>61,0347</text:p>
          </table:table-cell>
          <table:table-cell table:number-columns-repeated="5"/>
          <table:table-cell office:value-type="float" office:value="1061" calcext:value-type="float">
            <text:p>1061</text:p>
          </table:table-cell>
          <table:table-cell table:formula="of:= (([.I1086]+[.P1086])/([.I1086]*[.P1086])) + [.B1086]" office:value-type="float" office:value="33.0105964780864" calcext:value-type="float">
            <text:p>33,0106</text:p>
          </table:table-cell>
          <table:table-cell table:number-columns-repeated="10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27+6*RAND()" office:value-type="float" office:value="31.362681203289" calcext:value-type="float">
            <text:p>31,3627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COM.MICROSOFT.NORM.INV(RAND();30;5)" office:value-type="float" office:value="23.4862052332884" calcext:value-type="float">
            <text:p>23,4862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48+24*RAND()" office:value-type="float" office:value="71.6260223826394" calcext:value-type="float">
            <text:p>71,6260</text:p>
          </table:table-cell>
          <table:table-cell table:number-columns-repeated="5"/>
          <table:table-cell office:value-type="float" office:value="1062" calcext:value-type="float">
            <text:p>1062</text:p>
          </table:table-cell>
          <table:table-cell table:formula="of:= (([.I1087]+[.P1087])/([.I1087]*[.P1087])) + [.B1087]" office:value-type="float" office:value="31.4192207949545" calcext:value-type="float">
            <text:p>31,4192</text:p>
          </table:table-cell>
          <table:table-cell table:number-columns-repeated="10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27+6*RAND()" office:value-type="float" office:value="30.1120170776267" calcext:value-type="float">
            <text:p>30,1120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COM.MICROSOFT.NORM.INV(RAND();30;5)" office:value-type="float" office:value="31.5366539850188" calcext:value-type="float">
            <text:p>31,5367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48+24*RAND()" office:value-type="float" office:value="51.6744891246781" calcext:value-type="float">
            <text:p>51,6745</text:p>
          </table:table-cell>
          <table:table-cell table:number-columns-repeated="5"/>
          <table:table-cell office:value-type="float" office:value="1063" calcext:value-type="float">
            <text:p>1063</text:p>
          </table:table-cell>
          <table:table-cell table:formula="of:= (([.I1088]+[.P1088])/([.I1088]*[.P1088])) + [.B1088]" office:value-type="float" office:value="30.163078120819" calcext:value-type="float">
            <text:p>30,1631</text:p>
          </table:table-cell>
          <table:table-cell table:number-columns-repeated="10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27+6*RAND()" office:value-type="float" office:value="29.587490450358" calcext:value-type="float">
            <text:p>29,5875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COM.MICROSOFT.NORM.INV(RAND();30;5)" office:value-type="float" office:value="29.571446406131" calcext:value-type="float">
            <text:p>29,5714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48+24*RAND()" office:value-type="float" office:value="59.2236175322905" calcext:value-type="float">
            <text:p>59,2236</text:p>
          </table:table-cell>
          <table:table-cell table:number-columns-repeated="5"/>
          <table:table-cell office:value-type="float" office:value="1064" calcext:value-type="float">
            <text:p>1064</text:p>
          </table:table-cell>
          <table:table-cell table:formula="of:= (([.I1089]+[.P1089])/([.I1089]*[.P1089])) + [.B1089]" office:value-type="float" office:value="29.6381920107307" calcext:value-type="float">
            <text:p>29,6382</text:p>
          </table:table-cell>
          <table:table-cell table:number-columns-repeated="10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27+6*RAND()" office:value-type="float" office:value="30.7549362501595" calcext:value-type="float">
            <text:p>30,7549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COM.MICROSOFT.NORM.INV(RAND();30;5)" office:value-type="float" office:value="31.4042486573607" calcext:value-type="float">
            <text:p>31,4042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48+24*RAND()" office:value-type="float" office:value="71.6563102165237" calcext:value-type="float">
            <text:p>71,6563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table:formula="of:= (([.I1090]+[.P1090])/([.I1090]*[.P1090])) + [.B1090]" office:value-type="float" office:value="30.8007345804052" calcext:value-type="float">
            <text:p>30,8007</text:p>
          </table:table-cell>
          <table:table-cell table:number-columns-repeated="10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27+6*RAND()" office:value-type="float" office:value="31.8650964146946" calcext:value-type="float">
            <text:p>31,8651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COM.MICROSOFT.NORM.INV(RAND();30;5)" office:value-type="float" office:value="24.9787897045066" calcext:value-type="float">
            <text:p>24,9788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48+24*RAND()" office:value-type="float" office:value="63.0009872233495" calcext:value-type="float">
            <text:p>63,0010</text:p>
          </table:table-cell>
          <table:table-cell table:number-columns-repeated="5"/>
          <table:table-cell office:value-type="float" office:value="1066" calcext:value-type="float">
            <text:p>1066</text:p>
          </table:table-cell>
          <table:table-cell table:formula="of:= (([.I1091]+[.P1091])/([.I1091]*[.P1091])) + [.B1091]" office:value-type="float" office:value="31.9210031471273" calcext:value-type="float">
            <text:p>31,9210</text:p>
          </table:table-cell>
          <table:table-cell table:number-columns-repeated="10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27+6*RAND()" office:value-type="float" office:value="32.6190634730738" calcext:value-type="float">
            <text:p>32,6191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COM.MICROSOFT.NORM.INV(RAND();30;5)" office:value-type="float" office:value="25.7848359756091" calcext:value-type="float">
            <text:p>25,7848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48+24*RAND()" office:value-type="float" office:value="63.2378524588421" calcext:value-type="float">
            <text:p>63,2379</text:p>
          </table:table-cell>
          <table:table-cell table:number-columns-repeated="5"/>
          <table:table-cell office:value-type="float" office:value="1067" calcext:value-type="float">
            <text:p>1067</text:p>
          </table:table-cell>
          <table:table-cell table:formula="of:= (([.I1092]+[.P1092])/([.I1092]*[.P1092])) + [.B1092]" office:value-type="float" office:value="32.6736592712347" calcext:value-type="float">
            <text:p>32,6737</text:p>
          </table:table-cell>
          <table:table-cell table:number-columns-repeated="1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27+6*RAND()" office:value-type="float" office:value="31.4751943002921" calcext:value-type="float">
            <text:p>31,4752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COM.MICROSOFT.NORM.INV(RAND();30;5)" office:value-type="float" office:value="17.4919923903504" calcext:value-type="float">
            <text:p>17,4920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48+24*RAND()" office:value-type="float" office:value="70.0478188851848" calcext:value-type="float">
            <text:p>70,0478</text:p>
          </table:table-cell>
          <table:table-cell table:number-columns-repeated="5"/>
          <table:table-cell office:value-type="float" office:value="1068" calcext:value-type="float">
            <text:p>1068</text:p>
          </table:table-cell>
          <table:table-cell table:formula="of:= (([.I1093]+[.P1093])/([.I1093]*[.P1093])) + [.B1093]" office:value-type="float" office:value="31.5466392786932" calcext:value-type="float">
            <text:p>31,5466</text:p>
          </table:table-cell>
          <table:table-cell table:number-columns-repeated="10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27+6*RAND()" office:value-type="float" office:value="27.0849049065728" calcext:value-type="float">
            <text:p>27,0849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COM.MICROSOFT.NORM.INV(RAND();30;5)" office:value-type="float" office:value="39.802615858813" calcext:value-type="float">
            <text:p>39,8026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48+24*RAND()" office:value-type="float" office:value="70.2357003176585" calcext:value-type="float">
            <text:p>70,2357</text:p>
          </table:table-cell>
          <table:table-cell table:number-columns-repeated="5"/>
          <table:table-cell office:value-type="float" office:value="1069" calcext:value-type="float">
            <text:p>1069</text:p>
          </table:table-cell>
          <table:table-cell table:formula="of:= (([.I1094]+[.P1094])/([.I1094]*[.P1094])) + [.B1094]" office:value-type="float" office:value="27.1242666570411" calcext:value-type="float">
            <text:p>27,1243</text:p>
          </table:table-cell>
          <table:table-cell table:number-columns-repeated="10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27+6*RAND()" office:value-type="float" office:value="32.0290427722503" calcext:value-type="float">
            <text:p>32,0290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COM.MICROSOFT.NORM.INV(RAND();30;5)" office:value-type="float" office:value="30.4470177368812" calcext:value-type="float">
            <text:p>30,4470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48+24*RAND()" office:value-type="float" office:value="57.734036562033" calcext:value-type="float">
            <text:p>57,7340</text:p>
          </table:table-cell>
          <table:table-cell table:number-columns-repeated="5"/>
          <table:table-cell office:value-type="float" office:value="1070" calcext:value-type="float">
            <text:p>1070</text:p>
          </table:table-cell>
          <table:table-cell table:formula="of:= (([.I1095]+[.P1095])/([.I1095]*[.P1095])) + [.B1095]" office:value-type="float" office:value="32.0792075166588" calcext:value-type="float">
            <text:p>32,0792</text:p>
          </table:table-cell>
          <table:table-cell table:number-columns-repeated="10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27+6*RAND()" office:value-type="float" office:value="31.9856367975008" calcext:value-type="float">
            <text:p>31,9856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COM.MICROSOFT.NORM.INV(RAND();30;5)" office:value-type="float" office:value="24.629194743009" calcext:value-type="float">
            <text:p>24,6292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48+24*RAND()" office:value-type="float" office:value="59.1619525132701" calcext:value-type="float">
            <text:p>59,1620</text:p>
          </table:table-cell>
          <table:table-cell table:number-columns-repeated="5"/>
          <table:table-cell office:value-type="float" office:value="1071" calcext:value-type="float">
            <text:p>1071</text:p>
          </table:table-cell>
          <table:table-cell table:formula="of:= (([.I1096]+[.P1096])/([.I1096]*[.P1096])) + [.B1096]" office:value-type="float" office:value="32.0431417733674" calcext:value-type="float">
            <text:p>32,0431</text:p>
          </table:table-cell>
          <table:table-cell table:number-columns-repeated="10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27+6*RAND()" office:value-type="float" office:value="31.7094609125052" calcext:value-type="float">
            <text:p>31,7095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COM.MICROSOFT.NORM.INV(RAND();30;5)" office:value-type="float" office:value="25.8368647323658" calcext:value-type="float">
            <text:p>25,8369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48+24*RAND()" office:value-type="float" office:value="53.3332506073639" calcext:value-type="float">
            <text:p>53,3333</text:p>
          </table:table-cell>
          <table:table-cell table:number-columns-repeated="5"/>
          <table:table-cell office:value-type="float" office:value="1072" calcext:value-type="float">
            <text:p>1072</text:p>
          </table:table-cell>
          <table:table-cell table:formula="of:= (([.I1097]+[.P1097])/([.I1097]*[.P1097])) + [.B1097]" office:value-type="float" office:value="31.7669153281447" calcext:value-type="float">
            <text:p>31,7669</text:p>
          </table:table-cell>
          <table:table-cell table:number-columns-repeated="10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27+6*RAND()" office:value-type="float" office:value="31.8470534963999" calcext:value-type="float">
            <text:p>31,8471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COM.MICROSOFT.NORM.INV(RAND();30;5)" office:value-type="float" office:value="27.8552817144769" calcext:value-type="float">
            <text:p>27,8553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48+24*RAND()" office:value-type="float" office:value="64.9139453424141" calcext:value-type="float">
            <text:p>64,9139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formula="of:= (([.I1098]+[.P1098])/([.I1098]*[.P1098])) + [.B1098]" office:value-type="float" office:value="31.8983583411264" calcext:value-type="float">
            <text:p>31,8984</text:p>
          </table:table-cell>
          <table:table-cell table:number-columns-repeated="10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27+6*RAND()" office:value-type="float" office:value="31.7054305777419" calcext:value-type="float">
            <text:p>31,7054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COM.MICROSOFT.NORM.INV(RAND();30;5)" office:value-type="float" office:value="27.5532590067205" calcext:value-type="float">
            <text:p>27,5533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48+24*RAND()" office:value-type="float" office:value="62.6335882963613" calcext:value-type="float">
            <text:p>62,6336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formula="of:= (([.I1099]+[.P1099])/([.I1099]*[.P1099])) + [.B1099]" office:value-type="float" office:value="31.7576897994376" calcext:value-type="float">
            <text:p>31,7577</text:p>
          </table:table-cell>
          <table:table-cell table:number-columns-repeated="10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27+6*RAND()" office:value-type="float" office:value="31.9611605114769" calcext:value-type="float">
            <text:p>31,9612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COM.MICROSOFT.NORM.INV(RAND();30;5)" office:value-type="float" office:value="30.6028004997549" calcext:value-type="float">
            <text:p>30,6028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48+24*RAND()" office:value-type="float" office:value="60.1655103424564" calcext:value-type="float">
            <text:p>60,1655</text:p>
          </table:table-cell>
          <table:table-cell table:number-columns-repeated="5"/>
          <table:table-cell office:value-type="float" office:value="1075" calcext:value-type="float">
            <text:p>1075</text:p>
          </table:table-cell>
          <table:table-cell table:formula="of:= (([.I1100]+[.P1100])/([.I1100]*[.P1100])) + [.B1100]" office:value-type="float" office:value="32.0104580775213" calcext:value-type="float">
            <text:p>32,0105</text:p>
          </table:table-cell>
          <table:table-cell table:number-columns-repeated="10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27+6*RAND()" office:value-type="float" office:value="32.1334733481053" calcext:value-type="float">
            <text:p>32,1335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COM.MICROSOFT.NORM.INV(RAND();30;5)" office:value-type="float" office:value="24.9053485097934" calcext:value-type="float">
            <text:p>24,9053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48+24*RAND()" office:value-type="float" office:value="62.458941760473" calcext:value-type="float">
            <text:p>62,4589</text:p>
          </table:table-cell>
          <table:table-cell table:number-columns-repeated="5"/>
          <table:table-cell office:value-type="float" office:value="1076" calcext:value-type="float">
            <text:p>1076</text:p>
          </table:table-cell>
          <table:table-cell table:formula="of:= (([.I1101]+[.P1101])/([.I1101]*[.P1101])) + [.B1101]" office:value-type="float" office:value="32.1896358838574" calcext:value-type="float">
            <text:p>32,1896</text:p>
          </table:table-cell>
          <table:table-cell table:number-columns-repeated="10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27+6*RAND()" office:value-type="float" office:value="30.3681964126881" calcext:value-type="float">
            <text:p>30,3682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COM.MICROSOFT.NORM.INV(RAND();30;5)" office:value-type="float" office:value="29.9153263414567" calcext:value-type="float">
            <text:p>29,9153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48+24*RAND()" office:value-type="float" office:value="60.504161179997" calcext:value-type="float">
            <text:p>60,5042</text:p>
          </table:table-cell>
          <table:table-cell table:number-columns-repeated="5"/>
          <table:table-cell office:value-type="float" office:value="1077" calcext:value-type="float">
            <text:p>1077</text:p>
          </table:table-cell>
          <table:table-cell table:formula="of:= (([.I1102]+[.P1102])/([.I1102]*[.P1102])) + [.B1102]" office:value-type="float" office:value="30.4181518829989" calcext:value-type="float">
            <text:p>30,4182</text:p>
          </table:table-cell>
          <table:table-cell table:number-columns-repeated="10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27+6*RAND()" office:value-type="float" office:value="32.1938861792441" calcext:value-type="float">
            <text:p>32,1939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COM.MICROSOFT.NORM.INV(RAND();30;5)" office:value-type="float" office:value="24.9738601767026" calcext:value-type="float">
            <text:p>24,9739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48+24*RAND()" office:value-type="float" office:value="71.1133829606697" calcext:value-type="float">
            <text:p>71,1134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formula="of:= (([.I1103]+[.P1103])/([.I1103]*[.P1103])) + [.B1103]" office:value-type="float" office:value="32.247990097485" calcext:value-type="float">
            <text:p>32,2480</text:p>
          </table:table-cell>
          <table:table-cell table:number-columns-repeated="10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27+6*RAND()" office:value-type="float" office:value="28.1420475693885" calcext:value-type="float">
            <text:p>28,1420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COM.MICROSOFT.NORM.INV(RAND();30;5)" office:value-type="float" office:value="34.104362729667" calcext:value-type="float">
            <text:p>34,1044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48+24*RAND()" office:value-type="float" office:value="63.7791463667527" calcext:value-type="float">
            <text:p>63,7791</text:p>
          </table:table-cell>
          <table:table-cell table:number-columns-repeated="5"/>
          <table:table-cell office:value-type="float" office:value="1079" calcext:value-type="float">
            <text:p>1079</text:p>
          </table:table-cell>
          <table:table-cell table:formula="of:= (([.I1104]+[.P1104])/([.I1104]*[.P1104])) + [.B1104]" office:value-type="float" office:value="28.187048437235" calcext:value-type="float">
            <text:p>28,1870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27+6*RAND()" office:value-type="float" office:value="27.5407076363917" calcext:value-type="float">
            <text:p>27,5407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COM.MICROSOFT.NORM.INV(RAND();30;5)" office:value-type="float" office:value="30.0251865716012" calcext:value-type="float">
            <text:p>30,0252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48+24*RAND()" office:value-type="float" office:value="53.6402372131124" calcext:value-type="float">
            <text:p>53,6402</text:p>
          </table:table-cell>
          <table:table-cell table:number-columns-repeated="5"/>
          <table:table-cell office:value-type="float" office:value="1080" calcext:value-type="float">
            <text:p>1080</text:p>
          </table:table-cell>
          <table:table-cell table:formula="of:= (([.I1105]+[.P1105])/([.I1105]*[.P1105])) + [.B1105]" office:value-type="float" office:value="27.5926557295544" calcext:value-type="float">
            <text:p>27,5927</text:p>
          </table:table-cell>
          <table:table-cell table:number-columns-repeated="10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27+6*RAND()" office:value-type="float" office:value="28.2294252917636" calcext:value-type="float">
            <text:p>28,2294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COM.MICROSOFT.NORM.INV(RAND();30;5)" office:value-type="float" office:value="27.7414263914561" calcext:value-type="float">
            <text:p>27,7414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48+24*RAND()" office:value-type="float" office:value="58.1443965090439" calcext:value-type="float">
            <text:p>58,1444</text:p>
          </table:table-cell>
          <table:table-cell table:number-columns-repeated="5"/>
          <table:table-cell office:value-type="float" office:value="1081" calcext:value-type="float">
            <text:p>1081</text:p>
          </table:table-cell>
          <table:table-cell table:formula="of:= (([.I1106]+[.P1106])/([.I1106]*[.P1106])) + [.B1106]" office:value-type="float" office:value="28.2826710267504" calcext:value-type="float">
            <text:p>28,2827</text:p>
          </table:table-cell>
          <table:table-cell table:number-columns-repeated="10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27+6*RAND()" office:value-type="float" office:value="28.4215590173844" calcext:value-type="float">
            <text:p>28,4216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COM.MICROSOFT.NORM.INV(RAND();30;5)" office:value-type="float" office:value="27.6809819158745" calcext:value-type="float">
            <text:p>27,6810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48+24*RAND()" office:value-type="float" office:value="69.5097339889035" calcext:value-type="float">
            <text:p>69,5097</text:p>
          </table:table-cell>
          <table:table-cell table:number-columns-repeated="5"/>
          <table:table-cell office:value-type="float" office:value="1082" calcext:value-type="float">
            <text:p>1082</text:p>
          </table:table-cell>
          <table:table-cell table:formula="of:= (([.I1107]+[.P1107])/([.I1107]*[.P1107])) + [.B1107]" office:value-type="float" office:value="28.4720713777671" calcext:value-type="float">
            <text:p>28,4721</text:p>
          </table:table-cell>
          <table:table-cell table:number-columns-repeated="10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27+6*RAND()" office:value-type="float" office:value="29.0104409207124" calcext:value-type="float">
            <text:p>29,0104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COM.MICROSOFT.NORM.INV(RAND();30;5)" office:value-type="float" office:value="23.0571895154253" calcext:value-type="float">
            <text:p>23,0572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48+24*RAND()" office:value-type="float" office:value="57.7493933206424" calcext:value-type="float">
            <text:p>57,7494</text:p>
          </table:table-cell>
          <table:table-cell table:number-columns-repeated="5"/>
          <table:table-cell office:value-type="float" office:value="1083" calcext:value-type="float">
            <text:p>1083</text:p>
          </table:table-cell>
          <table:table-cell table:formula="of:= (([.I1108]+[.P1108])/([.I1108]*[.P1108])) + [.B1108]" office:value-type="float" office:value="29.0711275402302" calcext:value-type="float">
            <text:p>29,0711</text:p>
          </table:table-cell>
          <table:table-cell table:number-columns-repeated="10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27+6*RAND()" office:value-type="float" office:value="27.035359464353" calcext:value-type="float">
            <text:p>27,0354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COM.MICROSOFT.NORM.INV(RAND();30;5)" office:value-type="float" office:value="27.7470579394852" calcext:value-type="float">
            <text:p>27,7471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48+24*RAND()" office:value-type="float" office:value="71.4476763596758" calcext:value-type="float">
            <text:p>71,4477</text:p>
          </table:table-cell>
          <table:table-cell table:number-columns-repeated="5"/>
          <table:table-cell office:value-type="float" office:value="1084" calcext:value-type="float">
            <text:p>1084</text:p>
          </table:table-cell>
          <table:table-cell table:formula="of:= (([.I1109]+[.P1109])/([.I1109]*[.P1109])) + [.B1109]" office:value-type="float" office:value="27.0853955777766" calcext:value-type="float">
            <text:p>27,0854</text:p>
          </table:table-cell>
          <table:table-cell table:number-columns-repeated="10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27+6*RAND()" office:value-type="float" office:value="27.2749932745937" calcext:value-type="float">
            <text:p>27,2750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COM.MICROSOFT.NORM.INV(RAND();30;5)" office:value-type="float" office:value="31.0498003096688" calcext:value-type="float">
            <text:p>31,0498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48+24*RAND()" office:value-type="float" office:value="52.1156104048714" calcext:value-type="float">
            <text:p>52,1156</text:p>
          </table:table-cell>
          <table:table-cell table:number-columns-repeated="5"/>
          <table:table-cell office:value-type="float" office:value="1085" calcext:value-type="float">
            <text:p>1085</text:p>
          </table:table-cell>
          <table:table-cell table:formula="of:= (([.I1110]+[.P1110])/([.I1110]*[.P1110])) + [.B1110]" office:value-type="float" office:value="27.3263877096329" calcext:value-type="float">
            <text:p>27,3264</text:p>
          </table:table-cell>
          <table:table-cell table:number-columns-repeated="10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27+6*RAND()" office:value-type="float" office:value="32.388996077003" calcext:value-type="float">
            <text:p>32,3890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COM.MICROSOFT.NORM.INV(RAND();30;5)" office:value-type="float" office:value="29.0707467137558" calcext:value-type="float">
            <text:p>29,0707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48+24*RAND()" office:value-type="float" office:value="59.8256942471489" calcext:value-type="float">
            <text:p>59,8257</text:p>
          </table:table-cell>
          <table:table-cell table:number-columns-repeated="5"/>
          <table:table-cell office:value-type="float" office:value="1086" calcext:value-type="float">
            <text:p>1086</text:p>
          </table:table-cell>
          <table:table-cell table:formula="of:= (([.I1111]+[.P1111])/([.I1111]*[.P1111])) + [.B1111]" office:value-type="float" office:value="32.4401101442117" calcext:value-type="float">
            <text:p>32,4401</text:p>
          </table:table-cell>
          <table:table-cell table:number-columns-repeated="10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27+6*RAND()" office:value-type="float" office:value="29.8539093767758" calcext:value-type="float">
            <text:p>29,8539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COM.MICROSOFT.NORM.INV(RAND();30;5)" office:value-type="float" office:value="35.4396136768858" calcext:value-type="float">
            <text:p>35,4396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48+24*RAND()" office:value-type="float" office:value="71.1640667030588" calcext:value-type="float">
            <text:p>71,1641</text:p>
          </table:table-cell>
          <table:table-cell table:number-columns-repeated="5"/>
          <table:table-cell office:value-type="float" office:value="1087" calcext:value-type="float">
            <text:p>1087</text:p>
          </table:table-cell>
          <table:table-cell table:formula="of:= (([.I1112]+[.P1112])/([.I1112]*[.P1112])) + [.B1112]" office:value-type="float" office:value="29.8961784242693" calcext:value-type="float">
            <text:p>29,8962</text:p>
          </table:table-cell>
          <table:table-cell table:number-columns-repeated="10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27+6*RAND()" office:value-type="float" office:value="32.9905016671401" calcext:value-type="float">
            <text:p>32,9905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COM.MICROSOFT.NORM.INV(RAND();30;5)" office:value-type="float" office:value="25.7371328633675" calcext:value-type="float">
            <text:p>25,7371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48+24*RAND()" office:value-type="float" office:value="70.3627247968689" calcext:value-type="float">
            <text:p>70,3627</text:p>
          </table:table-cell>
          <table:table-cell table:number-columns-repeated="5"/>
          <table:table-cell office:value-type="float" office:value="1088" calcext:value-type="float">
            <text:p>1088</text:p>
          </table:table-cell>
          <table:table-cell table:formula="of:= (([.I1113]+[.P1113])/([.I1113]*[.P1113])) + [.B1113]" office:value-type="float" office:value="33.0435681043381" calcext:value-type="float">
            <text:p>33,0436</text:p>
          </table:table-cell>
          <table:table-cell table:number-columns-repeated="10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27+6*RAND()" office:value-type="float" office:value="29.5999074995052" calcext:value-type="float">
            <text:p>29,5999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COM.MICROSOFT.NORM.INV(RAND();30;5)" office:value-type="float" office:value="24.7316974804776" calcext:value-type="float">
            <text:p>24,7317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48+24*RAND()" office:value-type="float" office:value="52.977954137139" calcext:value-type="float">
            <text:p>52,9780</text:p>
          </table:table-cell>
          <table:table-cell table:number-columns-repeated="5"/>
          <table:table-cell office:value-type="float" office:value="1089" calcext:value-type="float">
            <text:p>1089</text:p>
          </table:table-cell>
          <table:table-cell table:formula="of:= (([.I1114]+[.P1114])/([.I1114]*[.P1114])) + [.B1114]" office:value-type="float" office:value="29.6592172167264" calcext:value-type="float">
            <text:p>29,6592</text:p>
          </table:table-cell>
          <table:table-cell table:number-columns-repeated="10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27+6*RAND()" office:value-type="float" office:value="28.9579882977996" calcext:value-type="float">
            <text:p>28,9580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COM.MICROSOFT.NORM.INV(RAND();30;5)" office:value-type="float" office:value="23.3063126522488" calcext:value-type="float">
            <text:p>23,3063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48+24*RAND()" office:value-type="float" office:value="66.3301935000345" calcext:value-type="float">
            <text:p>66,3302</text:p>
          </table:table-cell>
          <table:table-cell table:number-columns-repeated="5"/>
          <table:table-cell office:value-type="float" office:value="1090" calcext:value-type="float">
            <text:p>1090</text:p>
          </table:table-cell>
          <table:table-cell table:formula="of:= (([.I1115]+[.P1115])/([.I1115]*[.P1115])) + [.B1115]" office:value-type="float" office:value="29.0159712185172" calcext:value-type="float">
            <text:p>29,0160</text:p>
          </table:table-cell>
          <table:table-cell table:number-columns-repeated="10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27+6*RAND()" office:value-type="float" office:value="29.0416522684973" calcext:value-type="float">
            <text:p>29,0417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COM.MICROSOFT.NORM.INV(RAND();30;5)" office:value-type="float" office:value="25.2693106048014" calcext:value-type="float">
            <text:p>25,2693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48+24*RAND()" office:value-type="float" office:value="69.4878943422809" calcext:value-type="float">
            <text:p>69,4879</text:p>
          </table:table-cell>
          <table:table-cell table:number-columns-repeated="5"/>
          <table:table-cell office:value-type="float" office:value="1091" calcext:value-type="float">
            <text:p>1091</text:p>
          </table:table-cell>
          <table:table-cell table:formula="of:= (([.I1116]+[.P1116])/([.I1116]*[.P1116])) + [.B1116]" office:value-type="float" office:value="29.0956169597268" calcext:value-type="float">
            <text:p>29,0956</text:p>
          </table:table-cell>
          <table:table-cell table:number-columns-repeated="10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27+6*RAND()" office:value-type="float" office:value="30.647293562768" calcext:value-type="float">
            <text:p>30,6473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COM.MICROSOFT.NORM.INV(RAND();30;5)" office:value-type="float" office:value="27.8274947580897" calcext:value-type="float">
            <text:p>27,8275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48+24*RAND()" office:value-type="float" office:value="63.4748911382631" calcext:value-type="float">
            <text:p>63,4749</text:p>
          </table:table-cell>
          <table:table-cell table:number-columns-repeated="5"/>
          <table:table-cell office:value-type="float" office:value="1092" calcext:value-type="float">
            <text:p>1092</text:p>
          </table:table-cell>
          <table:table-cell table:formula="of:= (([.I1117]+[.P1117])/([.I1117]*[.P1117])) + [.B1117]" office:value-type="float" office:value="30.6989835056482" calcext:value-type="float">
            <text:p>30,6990</text:p>
          </table:table-cell>
          <table:table-cell table:number-columns-repeated="10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27+6*RAND()" office:value-type="float" office:value="27.0461491474416" calcext:value-type="float">
            <text:p>27,0461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COM.MICROSOFT.NORM.INV(RAND();30;5)" office:value-type="float" office:value="35.6396172750883" calcext:value-type="float">
            <text:p>35,6396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48+24*RAND()" office:value-type="float" office:value="57.0462309820578" calcext:value-type="float">
            <text:p>57,0462</text:p>
          </table:table-cell>
          <table:table-cell table:number-columns-repeated="5"/>
          <table:table-cell office:value-type="float" office:value="1093" calcext:value-type="float">
            <text:p>1093</text:p>
          </table:table-cell>
          <table:table-cell table:formula="of:= (([.I1118]+[.P1118])/([.I1118]*[.P1118])) + [.B1118]" office:value-type="float" office:value="27.0917374520299" calcext:value-type="float">
            <text:p>27,0917</text:p>
          </table:table-cell>
          <table:table-cell table:number-columns-repeated="10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27+6*RAND()" office:value-type="float" office:value="28.8856965259183" calcext:value-type="float">
            <text:p>28,8857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COM.MICROSOFT.NORM.INV(RAND();30;5)" office:value-type="float" office:value="23.2832576024187" calcext:value-type="float">
            <text:p>23,2833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48+24*RAND()" office:value-type="float" office:value="59.3547678468749" calcext:value-type="float">
            <text:p>59,3548</text:p>
          </table:table-cell>
          <table:table-cell table:number-columns-repeated="5"/>
          <table:table-cell office:value-type="float" office:value="1094" calcext:value-type="float">
            <text:p>1094</text:p>
          </table:table-cell>
          <table:table-cell table:formula="of:= (([.I1119]+[.P1119])/([.I1119]*[.P1119])) + [.B1119]" office:value-type="float" office:value="28.9454936886232" calcext:value-type="float">
            <text:p>28,9455</text:p>
          </table:table-cell>
          <table:table-cell table:number-columns-repeated="10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27+6*RAND()" office:value-type="float" office:value="32.6613830386195" calcext:value-type="float">
            <text:p>32,6614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COM.MICROSOFT.NORM.INV(RAND();30;5)" office:value-type="float" office:value="25.4123676614314" calcext:value-type="float">
            <text:p>25,4124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48+24*RAND()" office:value-type="float" office:value="70.4074625903741" calcext:value-type="float">
            <text:p>70,4075</text:p>
          </table:table-cell>
          <table:table-cell table:number-columns-repeated="5"/>
          <table:table-cell office:value-type="float" office:value="1095" calcext:value-type="float">
            <text:p>1095</text:p>
          </table:table-cell>
          <table:table-cell table:formula="of:= (([.I1120]+[.P1120])/([.I1120]*[.P1120])) + [.B1120]" office:value-type="float" office:value="32.7149369966696" calcext:value-type="float">
            <text:p>32,7149</text:p>
          </table:table-cell>
          <table:table-cell table:number-columns-repeated="10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27+6*RAND()" office:value-type="float" office:value="29.3589690683875" calcext:value-type="float">
            <text:p>29,3590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COM.MICROSOFT.NORM.INV(RAND();30;5)" office:value-type="float" office:value="29.0141590963355" calcext:value-type="float">
            <text:p>29,0142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48+24*RAND()" office:value-type="float" office:value="68.894626297988" calcext:value-type="float">
            <text:p>68,8946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formula="of:= (([.I1121]+[.P1121])/([.I1121]*[.P1121])) + [.B1121]" office:value-type="float" office:value="29.4079499193577" calcext:value-type="float">
            <text:p>29,4079</text:p>
          </table:table-cell>
          <table:table-cell table:number-columns-repeated="10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27+6*RAND()" office:value-type="float" office:value="31.2167616232764" calcext:value-type="float">
            <text:p>31,2168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COM.MICROSOFT.NORM.INV(RAND();30;5)" office:value-type="float" office:value="31.6177825829132" calcext:value-type="float">
            <text:p>31,6178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48+24*RAND()" office:value-type="float" office:value="50.1718209804967" calcext:value-type="float">
            <text:p>50,1718</text:p>
          </table:table-cell>
          <table:table-cell table:number-columns-repeated="5"/>
          <table:table-cell office:value-type="float" office:value="1097" calcext:value-type="float">
            <text:p>1097</text:p>
          </table:table-cell>
          <table:table-cell table:formula="of:= (([.I1122]+[.P1122])/([.I1122]*[.P1122])) + [.B1122]" office:value-type="float" office:value="31.2683209016642" calcext:value-type="float">
            <text:p>31,2683</text:p>
          </table:table-cell>
          <table:table-cell table:number-columns-repeated="10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27+6*RAND()" office:value-type="float" office:value="30.7039906179998" calcext:value-type="float">
            <text:p>30,7040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COM.MICROSOFT.NORM.INV(RAND();30;5)" office:value-type="float" office:value="26.1730152411088" calcext:value-type="float">
            <text:p>26,1730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48+24*RAND()" office:value-type="float" office:value="63.4995363531634" calcext:value-type="float">
            <text:p>63,4995</text:p>
          </table:table-cell>
          <table:table-cell table:number-columns-repeated="5"/>
          <table:table-cell office:value-type="float" office:value="1098" calcext:value-type="float">
            <text:p>1098</text:p>
          </table:table-cell>
          <table:table-cell table:formula="of:= (([.I1123]+[.P1123])/([.I1123]*[.P1123])) + [.B1123]" office:value-type="float" office:value="30.7579460551121" calcext:value-type="float">
            <text:p>30,7579</text:p>
          </table:table-cell>
          <table:table-cell table:number-columns-repeated="10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27+6*RAND()" office:value-type="float" office:value="30.5636254933197" calcext:value-type="float">
            <text:p>30,5636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COM.MICROSOFT.NORM.INV(RAND();30;5)" office:value-type="float" office:value="26.4799380560854" calcext:value-type="float">
            <text:p>26,4799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48+24*RAND()" office:value-type="float" office:value="67.3961087381467" calcext:value-type="float">
            <text:p>67,3961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formula="of:= (([.I1124]+[.P1124])/([.I1124]*[.P1124])) + [.B1124]" office:value-type="float" office:value="30.6162275840012" calcext:value-type="float">
            <text:p>30,6162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27+6*RAND()" office:value-type="float" office:value="27.9070927833673" calcext:value-type="float">
            <text:p>27,9071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COM.MICROSOFT.NORM.INV(RAND();30;5)" office:value-type="float" office:value="27.6372696049547" calcext:value-type="float">
            <text:p>27,6373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48+24*RAND()" office:value-type="float" office:value="65.4667539568618" calcext:value-type="float">
            <text:p>65,4668</text:p>
          </table:table-cell>
          <table:table-cell table:number-columns-repeated="5"/>
          <table:table-cell office:value-type="float" office:value="1100" calcext:value-type="float">
            <text:p>1100</text:p>
          </table:table-cell>
          <table:table-cell table:formula="of:= (([.I1125]+[.P1125])/([.I1125]*[.P1125])) + [.B1125]" office:value-type="float" office:value="27.958550736467" calcext:value-type="float">
            <text:p>27,9586</text:p>
          </table:table-cell>
          <table:table-cell table:number-columns-repeated="10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27+6*RAND()" office:value-type="float" office:value="30.2344914672431" calcext:value-type="float">
            <text:p>30,2345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COM.MICROSOFT.NORM.INV(RAND();30;5)" office:value-type="float" office:value="25.1875044913763" calcext:value-type="float">
            <text:p>25,1875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48+24*RAND()" office:value-type="float" office:value="49.7166517479345" calcext:value-type="float">
            <text:p>49,7167</text:p>
          </table:table-cell>
          <table:table-cell table:number-columns-repeated="5"/>
          <table:table-cell office:value-type="float" office:value="1101" calcext:value-type="float">
            <text:p>1101</text:p>
          </table:table-cell>
          <table:table-cell table:formula="of:= (([.I1126]+[.P1126])/([.I1126]*[.P1126])) + [.B1126]" office:value-type="float" office:value="30.2943076786653" calcext:value-type="float">
            <text:p>30,2943</text:p>
          </table:table-cell>
          <table:table-cell table:number-columns-repeated="10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27+6*RAND()" office:value-type="float" office:value="32.2690228780266" calcext:value-type="float">
            <text:p>32,2690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COM.MICROSOFT.NORM.INV(RAND();30;5)" office:value-type="float" office:value="23.5386084293808" calcext:value-type="float">
            <text:p>23,5386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48+24*RAND()" office:value-type="float" office:value="61.3905211994424" calcext:value-type="float">
            <text:p>61,3905</text:p>
          </table:table-cell>
          <table:table-cell table:number-columns-repeated="5"/>
          <table:table-cell office:value-type="float" office:value="1102" calcext:value-type="float">
            <text:p>1102</text:p>
          </table:table-cell>
          <table:table-cell table:formula="of:= (([.I1127]+[.P1127])/([.I1127]*[.P1127])) + [.B1127]" office:value-type="float" office:value="32.327795432678" calcext:value-type="float">
            <text:p>32,3278</text:p>
          </table:table-cell>
          <table:table-cell table:number-columns-repeated="10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27+6*RAND()" office:value-type="float" office:value="31.7559048703406" calcext:value-type="float">
            <text:p>31,7559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COM.MICROSOFT.NORM.INV(RAND();30;5)" office:value-type="float" office:value="22.6295273735453" calcext:value-type="float">
            <text:p>22,6295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48+24*RAND()" office:value-type="float" office:value="70.6275837058201" calcext:value-type="float">
            <text:p>70,6276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formula="of:= (([.I1128]+[.P1128])/([.I1128]*[.P1128])) + [.B1128]" office:value-type="float" office:value="31.8142536967805" calcext:value-type="float">
            <text:p>31,8143</text:p>
          </table:table-cell>
          <table:table-cell table:number-columns-repeated="10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27+6*RAND()" office:value-type="float" office:value="28.6519068831112" calcext:value-type="float">
            <text:p>28,6519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COM.MICROSOFT.NORM.INV(RAND();30;5)" office:value-type="float" office:value="38.765036704073" calcext:value-type="float">
            <text:p>38,7650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48+24*RAND()" office:value-type="float" office:value="59.9850709727034" calcext:value-type="float">
            <text:p>59,9851</text:p>
          </table:table-cell>
          <table:table-cell table:number-columns-repeated="5"/>
          <table:table-cell office:value-type="float" office:value="1104" calcext:value-type="float">
            <text:p>1104</text:p>
          </table:table-cell>
          <table:table-cell table:formula="of:= (([.I1129]+[.P1129])/([.I1129]*[.P1129])) + [.B1129]" office:value-type="float" office:value="28.6943741392212" calcext:value-type="float">
            <text:p>28,6944</text:p>
          </table:table-cell>
          <table:table-cell table:number-columns-repeated="10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27+6*RAND()" office:value-type="float" office:value="28.8550620682072" calcext:value-type="float">
            <text:p>28,8551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COM.MICROSOFT.NORM.INV(RAND();30;5)" office:value-type="float" office:value="30.5121398936105" calcext:value-type="float">
            <text:p>30,5121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48+24*RAND()" office:value-type="float" office:value="65.4410604061559" calcext:value-type="float">
            <text:p>65,4411</text:p>
          </table:table-cell>
          <table:table-cell table:number-columns-repeated="5"/>
          <table:table-cell office:value-type="float" office:value="1105" calcext:value-type="float">
            <text:p>1105</text:p>
          </table:table-cell>
          <table:table-cell table:formula="of:= (([.I1130]+[.P1130])/([.I1130]*[.P1130])) + [.B1130]" office:value-type="float" office:value="28.9031168344826" calcext:value-type="float">
            <text:p>28,9031</text:p>
          </table:table-cell>
          <table:table-cell table:number-columns-repeated="10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27+6*RAND()" office:value-type="float" office:value="31.5124053752515" calcext:value-type="float">
            <text:p>31,5124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COM.MICROSOFT.NORM.INV(RAND();30;5)" office:value-type="float" office:value="26.5151294948369" calcext:value-type="float">
            <text:p>26,5151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48+24*RAND()" office:value-type="float" office:value="66.0591280097142" calcext:value-type="float">
            <text:p>66,0591</text:p>
          </table:table-cell>
          <table:table-cell table:number-columns-repeated="5"/>
          <table:table-cell office:value-type="float" office:value="1106" calcext:value-type="float">
            <text:p>1106</text:p>
          </table:table-cell>
          <table:table-cell table:formula="of:= (([.I1131]+[.P1131])/([.I1131]*[.P1131])) + [.B1131]" office:value-type="float" office:value="31.5652576456648" calcext:value-type="float">
            <text:p>31,5653</text:p>
          </table:table-cell>
          <table:table-cell table:number-columns-repeated="10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27+6*RAND()" office:value-type="float" office:value="30.8590436296072" calcext:value-type="float">
            <text:p>30,8590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COM.MICROSOFT.NORM.INV(RAND();30;5)" office:value-type="float" office:value="24.8680331295557" calcext:value-type="float">
            <text:p>24,8680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48+24*RAND()" office:value-type="float" office:value="48.9611963527277" calcext:value-type="float">
            <text:p>48,9612</text:p>
          </table:table-cell>
          <table:table-cell table:number-columns-repeated="5"/>
          <table:table-cell office:value-type="float" office:value="1107" calcext:value-type="float">
            <text:p>1107</text:p>
          </table:table-cell>
          <table:table-cell table:formula="of:= (([.I1132]+[.P1132])/([.I1132]*[.P1132])) + [.B1132]" office:value-type="float" office:value="30.9196802346172" calcext:value-type="float">
            <text:p>30,9197</text:p>
          </table:table-cell>
          <table:table-cell table:number-columns-repeated="10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27+6*RAND()" office:value-type="float" office:value="31.6275757199619" calcext:value-type="float">
            <text:p>31,6276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COM.MICROSOFT.NORM.INV(RAND();30;5)" office:value-type="float" office:value="34.4592297073352" calcext:value-type="float">
            <text:p>34,4592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48+24*RAND()" office:value-type="float" office:value="56.3584413668141" calcext:value-type="float">
            <text:p>56,3584</text:p>
          </table:table-cell>
          <table:table-cell table:number-columns-repeated="5"/>
          <table:table-cell office:value-type="float" office:value="1108" calcext:value-type="float">
            <text:p>1108</text:p>
          </table:table-cell>
          <table:table-cell table:formula="of:= (([.I1133]+[.P1133])/([.I1133]*[.P1133])) + [.B1133]" office:value-type="float" office:value="31.6743390921856" calcext:value-type="float">
            <text:p>31,6743</text:p>
          </table:table-cell>
          <table:table-cell table:number-columns-repeated="10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27+6*RAND()" office:value-type="float" office:value="30.6942182995845" calcext:value-type="float">
            <text:p>30,6942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COM.MICROSOFT.NORM.INV(RAND();30;5)" office:value-type="float" office:value="22.4909111347828" calcext:value-type="float">
            <text:p>22,4909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48+24*RAND()" office:value-type="float" office:value="52.3417697707191" calcext:value-type="float">
            <text:p>52,3418</text:p>
          </table:table-cell>
          <table:table-cell table:number-columns-repeated="5"/>
          <table:table-cell office:value-type="float" office:value="1109" calcext:value-type="float">
            <text:p>1109</text:p>
          </table:table-cell>
          <table:table-cell table:formula="of:= (([.I1134]+[.P1134])/([.I1134]*[.P1134])) + [.B1134]" office:value-type="float" office:value="30.7577859049836" calcext:value-type="float">
            <text:p>30,7578</text:p>
          </table:table-cell>
          <table:table-cell table:number-columns-repeated="10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27+6*RAND()" office:value-type="float" office:value="28.6515607635956" calcext:value-type="float">
            <text:p>28,6516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COM.MICROSOFT.NORM.INV(RAND();30;5)" office:value-type="float" office:value="32.6945564759066" calcext:value-type="float">
            <text:p>32,6946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48+24*RAND()" office:value-type="float" office:value="61.6048623332754" calcext:value-type="float">
            <text:p>61,6049</text:p>
          </table:table-cell>
          <table:table-cell table:number-columns-repeated="5"/>
          <table:table-cell office:value-type="float" office:value="1110" calcext:value-type="float">
            <text:p>1110</text:p>
          </table:table-cell>
          <table:table-cell table:formula="of:= (([.I1135]+[.P1135])/([.I1135]*[.P1135])) + [.B1135]" office:value-type="float" office:value="28.6983793799214" calcext:value-type="float">
            <text:p>28,6984</text:p>
          </table:table-cell>
          <table:table-cell table:number-columns-repeated="10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27+6*RAND()" office:value-type="float" office:value="31.2573349338491" calcext:value-type="float">
            <text:p>31,2573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COM.MICROSOFT.NORM.INV(RAND();30;5)" office:value-type="float" office:value="32.2893809955962" calcext:value-type="float">
            <text:p>32,2894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48+24*RAND()" office:value-type="float" office:value="65.998643358238" calcext:value-type="float">
            <text:p>65,9986</text:p>
          </table:table-cell>
          <table:table-cell table:number-columns-repeated="5"/>
          <table:table-cell office:value-type="float" office:value="1111" calcext:value-type="float">
            <text:p>1111</text:p>
          </table:table-cell>
          <table:table-cell table:formula="of:= (([.I1136]+[.P1136])/([.I1136]*[.P1136])) + [.B1136]" office:value-type="float" office:value="31.3034566945006" calcext:value-type="float">
            <text:p>31,3035</text:p>
          </table:table-cell>
          <table:table-cell table:number-columns-repeated="10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27+6*RAND()" office:value-type="float" office:value="27.3754296975676" calcext:value-type="float">
            <text:p>27,3754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COM.MICROSOFT.NORM.INV(RAND();30;5)" office:value-type="float" office:value="33.7670433797345" calcext:value-type="float">
            <text:p>33,7670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48+24*RAND()" office:value-type="float" office:value="66.8818592308089" calcext:value-type="float">
            <text:p>66,8819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formula="of:= (([.I1137]+[.P1137])/([.I1137]*[.P1137])) + [.B1137]" office:value-type="float" office:value="27.4199961095706" calcext:value-type="float">
            <text:p>27,4200</text:p>
          </table:table-cell>
          <table:table-cell table:number-columns-repeated="10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27+6*RAND()" office:value-type="float" office:value="30.2336748575326" calcext:value-type="float">
            <text:p>30,2337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COM.MICROSOFT.NORM.INV(RAND();30;5)" office:value-type="float" office:value="27.3315337325862" calcext:value-type="float">
            <text:p>27,3315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48+24*RAND()" office:value-type="float" office:value="52.8119929628447" calcext:value-type="float">
            <text:p>52,8120</text:p>
          </table:table-cell>
          <table:table-cell table:number-columns-repeated="5"/>
          <table:table-cell office:value-type="float" office:value="1113" calcext:value-type="float">
            <text:p>1113</text:p>
          </table:table-cell>
          <table:table-cell table:formula="of:= (([.I1138]+[.P1138])/([.I1138]*[.P1138])) + [.B1138]" office:value-type="float" office:value="30.2891977253235" calcext:value-type="float">
            <text:p>30,2892</text:p>
          </table:table-cell>
          <table:table-cell table:number-columns-repeated="10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27+6*RAND()" office:value-type="float" office:value="31.0294391771313" calcext:value-type="float">
            <text:p>31,0294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COM.MICROSOFT.NORM.INV(RAND();30;5)" office:value-type="float" office:value="35.4682614777844" calcext:value-type="float">
            <text:p>35,4683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48+24*RAND()" office:value-type="float" office:value="54.1583359641954" calcext:value-type="float">
            <text:p>54,1583</text:p>
          </table:table-cell>
          <table:table-cell table:number-columns-repeated="5"/>
          <table:table-cell office:value-type="float" office:value="1114" calcext:value-type="float">
            <text:p>1114</text:p>
          </table:table-cell>
          <table:table-cell table:formula="of:= (([.I1139]+[.P1139])/([.I1139]*[.P1139])) + [.B1139]" office:value-type="float" office:value="31.0760977762966" calcext:value-type="float">
            <text:p>31,0761</text:p>
          </table:table-cell>
          <table:table-cell table:number-columns-repeated="10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27+6*RAND()" office:value-type="float" office:value="28.9932322127279" calcext:value-type="float">
            <text:p>28,9932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COM.MICROSOFT.NORM.INV(RAND();30;5)" office:value-type="float" office:value="31.7247796861658" calcext:value-type="float">
            <text:p>31,7248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48+24*RAND()" office:value-type="float" office:value="59.7014187527821" calcext:value-type="float">
            <text:p>59,7014</text:p>
          </table:table-cell>
          <table:table-cell table:number-columns-repeated="5"/>
          <table:table-cell office:value-type="float" office:value="1115" calcext:value-type="float">
            <text:p>1115</text:p>
          </table:table-cell>
          <table:table-cell table:formula="of:= (([.I1140]+[.P1140])/([.I1140]*[.P1140])) + [.B1140]" office:value-type="float" office:value="29.0415033349117" calcext:value-type="float">
            <text:p>29,0415</text:p>
          </table:table-cell>
          <table:table-cell table:number-columns-repeated="10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27+6*RAND()" office:value-type="float" office:value="30.8071234712843" calcext:value-type="float">
            <text:p>30,8071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COM.MICROSOFT.NORM.INV(RAND();30;5)" office:value-type="float" office:value="34.7377525456652" calcext:value-type="float">
            <text:p>34,7378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48+24*RAND()" office:value-type="float" office:value="54.9846369540319" calcext:value-type="float">
            <text:p>54,9846</text:p>
          </table:table-cell>
          <table:table-cell table:number-columns-repeated="5"/>
          <table:table-cell office:value-type="float" office:value="1116" calcext:value-type="float">
            <text:p>1116</text:p>
          </table:table-cell>
          <table:table-cell table:formula="of:= (([.I1141]+[.P1141])/([.I1141]*[.P1141])) + [.B1141]" office:value-type="float" office:value="30.8540974938655" calcext:value-type="float">
            <text:p>30,8541</text:p>
          </table:table-cell>
          <table:table-cell table:number-columns-repeated="10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27+6*RAND()" office:value-type="float" office:value="30.3981375696603" calcext:value-type="float">
            <text:p>30,3981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COM.MICROSOFT.NORM.INV(RAND();30;5)" office:value-type="float" office:value="27.6677864121366" calcext:value-type="float">
            <text:p>27,6678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48+24*RAND()" office:value-type="float" office:value="57.7974185468629" calcext:value-type="float">
            <text:p>57,7974</text:p>
          </table:table-cell>
          <table:table-cell table:number-columns-repeated="5"/>
          <table:table-cell office:value-type="float" office:value="1117" calcext:value-type="float">
            <text:p>1117</text:p>
          </table:table-cell>
          <table:table-cell table:formula="of:= (([.I1142]+[.P1142])/([.I1142]*[.P1142])) + [.B1142]" office:value-type="float" office:value="30.4515824959557" calcext:value-type="float">
            <text:p>30,4516</text:p>
          </table:table-cell>
          <table:table-cell table:number-columns-repeated="10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27+6*RAND()" office:value-type="float" office:value="30.2063217263203" calcext:value-type="float">
            <text:p>30,2063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COM.MICROSOFT.NORM.INV(RAND();30;5)" office:value-type="float" office:value="17.8914778887903" calcext:value-type="float">
            <text:p>17,8915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48+24*RAND()" office:value-type="float" office:value="54.5858700843528" calcext:value-type="float">
            <text:p>54,5859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formula="of:= (([.I1143]+[.P1143])/([.I1143]*[.P1143])) + [.B1143]" office:value-type="float" office:value="30.2805340175758" calcext:value-type="float">
            <text:p>30,2805</text:p>
          </table:table-cell>
          <table:table-cell table:number-columns-repeated="10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27+6*RAND()" office:value-type="float" office:value="27.7065844049212" calcext:value-type="float">
            <text:p>27,7066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COM.MICROSOFT.NORM.INV(RAND();30;5)" office:value-type="float" office:value="31.3238643093183" calcext:value-type="float">
            <text:p>31,3239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48+24*RAND()" office:value-type="float" office:value="54.2988900030032" calcext:value-type="float">
            <text:p>54,2989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formula="of:= (([.I1144]+[.P1144])/([.I1144]*[.P1144])) + [.B1144]" office:value-type="float" office:value="27.756925528959" calcext:value-type="float">
            <text:p>27,7569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27+6*RAND()" office:value-type="float" office:value="32.9720999586862" calcext:value-type="float">
            <text:p>32,9721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COM.MICROSOFT.NORM.INV(RAND();30;5)" office:value-type="float" office:value="30.1268570524671" calcext:value-type="float">
            <text:p>30,1269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48+24*RAND()" office:value-type="float" office:value="51.3670149100944" calcext:value-type="float">
            <text:p>51,3670</text:p>
          </table:table-cell>
          <table:table-cell table:number-columns-repeated="5"/>
          <table:table-cell office:value-type="float" office:value="1120" calcext:value-type="float">
            <text:p>1120</text:p>
          </table:table-cell>
          <table:table-cell table:formula="of:= (([.I1145]+[.P1145])/([.I1145]*[.P1145])) + [.B1145]" office:value-type="float" office:value="33.0247606792741" calcext:value-type="float">
            <text:p>33,0248</text:p>
          </table:table-cell>
          <table:table-cell table:number-columns-repeated="10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27+6*RAND()" office:value-type="float" office:value="32.7341605208349" calcext:value-type="float">
            <text:p>32,7342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COM.MICROSOFT.NORM.INV(RAND();30;5)" office:value-type="float" office:value="29.2321730520742" calcext:value-type="float">
            <text:p>29,2322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48+24*RAND()" office:value-type="float" office:value="58.8077346934006" calcext:value-type="float">
            <text:p>58,8077</text:p>
          </table:table-cell>
          <table:table-cell table:number-columns-repeated="5"/>
          <table:table-cell office:value-type="float" office:value="1121" calcext:value-type="float">
            <text:p>1121</text:p>
          </table:table-cell>
          <table:table-cell table:formula="of:= (([.I1146]+[.P1146])/([.I1146]*[.P1146])) + [.B1146]" office:value-type="float" office:value="32.7853739701527" calcext:value-type="float">
            <text:p>32,7854</text:p>
          </table:table-cell>
          <table:table-cell table:number-columns-repeated="10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27+6*RAND()" office:value-type="float" office:value="28.1726773136761" calcext:value-type="float">
            <text:p>28,1727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COM.MICROSOFT.NORM.INV(RAND();30;5)" office:value-type="float" office:value="34.4066176423449" calcext:value-type="float">
            <text:p>34,4066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48+24*RAND()" office:value-type="float" office:value="50.3384447162971" calcext:value-type="float">
            <text:p>50,3384</text:p>
          </table:table-cell>
          <table:table-cell table:number-columns-repeated="5"/>
          <table:table-cell office:value-type="float" office:value="1122" calcext:value-type="float">
            <text:p>1122</text:p>
          </table:table-cell>
          <table:table-cell table:formula="of:= (([.I1147]+[.P1147])/([.I1147]*[.P1147])) + [.B1147]" office:value-type="float" office:value="28.2216070222568" calcext:value-type="float">
            <text:p>28,2216</text:p>
          </table:table-cell>
          <table:table-cell table:number-columns-repeated="10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27+6*RAND()" office:value-type="float" office:value="31.9458834298421" calcext:value-type="float">
            <text:p>31,9459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COM.MICROSOFT.NORM.INV(RAND();30;5)" office:value-type="float" office:value="36.1572718169266" calcext:value-type="float">
            <text:p>36,1573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48+24*RAND()" office:value-type="float" office:value="71.6709559718147" calcext:value-type="float">
            <text:p>71,6710</text:p>
          </table:table-cell>
          <table:table-cell table:number-columns-repeated="5"/>
          <table:table-cell office:value-type="float" office:value="1123" calcext:value-type="float">
            <text:p>1123</text:p>
          </table:table-cell>
          <table:table-cell table:formula="of:= (([.I1148]+[.P1148])/([.I1148]*[.P1148])) + [.B1148]" office:value-type="float" office:value="31.9874930370429" calcext:value-type="float">
            <text:p>31,9875</text:p>
          </table:table-cell>
          <table:table-cell table:number-columns-repeated="10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27+6*RAND()" office:value-type="float" office:value="32.9742070867214" calcext:value-type="float">
            <text:p>32,9742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COM.MICROSOFT.NORM.INV(RAND();30;5)" office:value-type="float" office:value="27.4986364528995" calcext:value-type="float">
            <text:p>27,4986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48+24*RAND()" office:value-type="float" office:value="62.8060603151098" calcext:value-type="float">
            <text:p>62,8061</text:p>
          </table:table-cell>
          <table:table-cell table:number-columns-repeated="5"/>
          <table:table-cell office:value-type="float" office:value="1124" calcext:value-type="float">
            <text:p>1124</text:p>
          </table:table-cell>
          <table:table-cell table:formula="of:= (([.I1149]+[.P1149])/([.I1149]*[.P1149])) + [.B1149]" office:value-type="float" office:value="33.0264945565858" calcext:value-type="float">
            <text:p>33,0265</text:p>
          </table:table-cell>
          <table:table-cell table:number-columns-repeated="10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27+6*RAND()" office:value-type="float" office:value="30.6445780706126" calcext:value-type="float">
            <text:p>30,6446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COM.MICROSOFT.NORM.INV(RAND();30;5)" office:value-type="float" office:value="38.8707104443447" calcext:value-type="float">
            <text:p>38,8707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48+24*RAND()" office:value-type="float" office:value="67.7803520942107" calcext:value-type="float">
            <text:p>67,7804</text:p>
          </table:table-cell>
          <table:table-cell table:number-columns-repeated="5"/>
          <table:table-cell office:value-type="float" office:value="1125" calcext:value-type="float">
            <text:p>1125</text:p>
          </table:table-cell>
          <table:table-cell table:formula="of:= (([.I1150]+[.P1150])/([.I1150]*[.P1150])) + [.B1150]" office:value-type="float" office:value="30.6850579199769" calcext:value-type="float">
            <text:p>30,6851</text:p>
          </table:table-cell>
          <table:table-cell table:number-columns-repeated="10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27+6*RAND()" office:value-type="float" office:value="30.9942654466722" calcext:value-type="float">
            <text:p>30,9943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COM.MICROSOFT.NORM.INV(RAND();30;5)" office:value-type="float" office:value="30.2430180822145" calcext:value-type="float">
            <text:p>30,2430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48+24*RAND()" office:value-type="float" office:value="59.8935168692842" calcext:value-type="float">
            <text:p>59,8935</text:p>
          </table:table-cell>
          <table:table-cell table:number-columns-repeated="5"/>
          <table:table-cell office:value-type="float" office:value="1126" calcext:value-type="float">
            <text:p>1126</text:p>
          </table:table-cell>
          <table:table-cell table:formula="of:= (([.I1151]+[.P1151])/([.I1151]*[.P1151])) + [.B1151]" office:value-type="float" office:value="31.0440272275646" calcext:value-type="float">
            <text:p>31,0440</text:p>
          </table:table-cell>
          <table:table-cell table:number-columns-repeated="10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27+6*RAND()" office:value-type="float" office:value="27.5186535276007" calcext:value-type="float">
            <text:p>27,5187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COM.MICROSOFT.NORM.INV(RAND();30;5)" office:value-type="float" office:value="24.3303679517858" calcext:value-type="float">
            <text:p>24,3304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48+24*RAND()" office:value-type="float" office:value="70.0662287408486" calcext:value-type="float">
            <text:p>70,0662</text:p>
          </table:table-cell>
          <table:table-cell table:number-columns-repeated="5"/>
          <table:table-cell office:value-type="float" office:value="1127" calcext:value-type="float">
            <text:p>1127</text:p>
          </table:table-cell>
          <table:table-cell table:formula="of:= (([.I1152]+[.P1152])/([.I1152]*[.P1152])) + [.B1152]" office:value-type="float" office:value="27.5740266377645" calcext:value-type="float">
            <text:p>27,5740</text:p>
          </table:table-cell>
          <table:table-cell table:number-columns-repeated="10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27+6*RAND()" office:value-type="float" office:value="32.4930555440951" calcext:value-type="float">
            <text:p>32,4931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COM.MICROSOFT.NORM.INV(RAND();30;5)" office:value-type="float" office:value="29.4710257407651" calcext:value-type="float">
            <text:p>29,4710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48+24*RAND()" office:value-type="float" office:value="50.6250520097092" calcext:value-type="float">
            <text:p>50,6251</text:p>
          </table:table-cell>
          <table:table-cell table:number-columns-repeated="5"/>
          <table:table-cell office:value-type="float" office:value="1128" calcext:value-type="float">
            <text:p>1128</text:p>
          </table:table-cell>
          <table:table-cell table:formula="of:= (([.I1153]+[.P1153])/([.I1153]*[.P1153])) + [.B1153]" office:value-type="float" office:value="32.5467402422182" calcext:value-type="float">
            <text:p>32,5467</text:p>
          </table:table-cell>
          <table:table-cell table:number-columns-repeated="10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27+6*RAND()" office:value-type="float" office:value="28.5033860409167" calcext:value-type="float">
            <text:p>28,5034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COM.MICROSOFT.NORM.INV(RAND();30;5)" office:value-type="float" office:value="32.6580279439773" calcext:value-type="float">
            <text:p>32,6580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48+24*RAND()" office:value-type="float" office:value="51.9375241650268" calcext:value-type="float">
            <text:p>51,9375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formula="of:= (([.I1154]+[.P1154])/([.I1154]*[.P1154])) + [.B1154]" office:value-type="float" office:value="28.5532602853778" calcext:value-type="float">
            <text:p>28,5533</text:p>
          </table:table-cell>
          <table:table-cell table:number-columns-repeated="10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27+6*RAND()" office:value-type="float" office:value="29.1252306823153" calcext:value-type="float">
            <text:p>29,1252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COM.MICROSOFT.NORM.INV(RAND();30;5)" office:value-type="float" office:value="36.3406231135019" calcext:value-type="float">
            <text:p>36,3406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48+24*RAND()" office:value-type="float" office:value="60.7430777968839" calcext:value-type="float">
            <text:p>60,7431</text:p>
          </table:table-cell>
          <table:table-cell table:number-columns-repeated="5"/>
          <table:table-cell office:value-type="float" office:value="1130" calcext:value-type="float">
            <text:p>1130</text:p>
          </table:table-cell>
          <table:table-cell table:formula="of:= (([.I1155]+[.P1155])/([.I1155]*[.P1155])) + [.B1155]" office:value-type="float" office:value="29.1692108783203" calcext:value-type="float">
            <text:p>29,1692</text:p>
          </table:table-cell>
          <table:table-cell table:number-columns-repeated="10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27+6*RAND()" office:value-type="float" office:value="29.8455967919435" calcext:value-type="float">
            <text:p>29,8456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COM.MICROSOFT.NORM.INV(RAND();30;5)" office:value-type="float" office:value="27.82406729645" calcext:value-type="float">
            <text:p>27,8241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48+24*RAND()" office:value-type="float" office:value="51.3918919796124" calcext:value-type="float">
            <text:p>51,3919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formula="of:= (([.I1156]+[.P1156])/([.I1156]*[.P1156])) + [.B1156]" office:value-type="float" office:value="29.9009952228756" calcext:value-type="float">
            <text:p>29,9010</text:p>
          </table:table-cell>
          <table:table-cell table:number-columns-repeated="10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27+6*RAND()" office:value-type="float" office:value="27.9615853100549" calcext:value-type="float">
            <text:p>27,9616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COM.MICROSOFT.NORM.INV(RAND();30;5)" office:value-type="float" office:value="34.5466023908181" calcext:value-type="float">
            <text:p>34,5466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48+24*RAND()" office:value-type="float" office:value="56.8839616728947" calcext:value-type="float">
            <text:p>56,8840</text:p>
          </table:table-cell>
          <table:table-cell table:number-columns-repeated="5"/>
          <table:table-cell office:value-type="float" office:value="1132" calcext:value-type="float">
            <text:p>1132</text:p>
          </table:table-cell>
          <table:table-cell table:formula="of:= (([.I1157]+[.P1157])/([.I1157]*[.P1157])) + [.B1157]" office:value-type="float" office:value="28.0081113642655" calcext:value-type="float">
            <text:p>28,0081</text:p>
          </table:table-cell>
          <table:table-cell table:number-columns-repeated="10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27+6*RAND()" office:value-type="float" office:value="31.2176917546894" calcext:value-type="float">
            <text:p>31,2177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COM.MICROSOFT.NORM.INV(RAND();30;5)" office:value-type="float" office:value="28.0308451234166" calcext:value-type="float">
            <text:p>28,0308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48+24*RAND()" office:value-type="float" office:value="67.6413901587948" calcext:value-type="float">
            <text:p>67,6414</text:p>
          </table:table-cell>
          <table:table-cell table:number-columns-repeated="5"/>
          <table:table-cell office:value-type="float" office:value="1133" calcext:value-type="float">
            <text:p>1133</text:p>
          </table:table-cell>
          <table:table-cell table:formula="of:= (([.I1158]+[.P1158])/([.I1158]*[.P1158])) + [.B1158]" office:value-type="float" office:value="31.2681505879747" calcext:value-type="float">
            <text:p>31,2682</text:p>
          </table:table-cell>
          <table:table-cell table:number-columns-repeated="10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27+6*RAND()" office:value-type="float" office:value="31.5292430205736" calcext:value-type="float">
            <text:p>31,5292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COM.MICROSOFT.NORM.INV(RAND();30;5)" office:value-type="float" office:value="26.0971249223052" calcext:value-type="float">
            <text:p>26,0971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48+24*RAND()" office:value-type="float" office:value="56.1883766362444" calcext:value-type="float">
            <text:p>56,1884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formula="of:= (([.I1159]+[.P1159])/([.I1159]*[.P1159])) + [.B1159]" office:value-type="float" office:value="31.5853586929929" calcext:value-type="float">
            <text:p>31,5854</text:p>
          </table:table-cell>
          <table:table-cell table:number-columns-repeated="10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27+6*RAND()" office:value-type="float" office:value="28.5406246755738" calcext:value-type="float">
            <text:p>28,5406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COM.MICROSOFT.NORM.INV(RAND();30;5)" office:value-type="float" office:value="25.5065880585945" calcext:value-type="float">
            <text:p>25,5066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48+24*RAND()" office:value-type="float" office:value="51.9283649018034" calcext:value-type="float">
            <text:p>51,9284</text:p>
          </table:table-cell>
          <table:table-cell table:number-columns-repeated="5"/>
          <table:table-cell office:value-type="float" office:value="1135" calcext:value-type="float">
            <text:p>1135</text:p>
          </table:table-cell>
          <table:table-cell table:formula="of:= (([.I1160]+[.P1160])/([.I1160]*[.P1160])) + [.B1160]" office:value-type="float" office:value="28.599087530934" calcext:value-type="float">
            <text:p>28,5991</text:p>
          </table:table-cell>
          <table:table-cell table:number-columns-repeated="10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27+6*RAND()" office:value-type="float" office:value="32.8487990254071" calcext:value-type="float">
            <text:p>32,8488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COM.MICROSOFT.NORM.INV(RAND();30;5)" office:value-type="float" office:value="24.9904460363253" calcext:value-type="float">
            <text:p>24,9904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48+24*RAND()" office:value-type="float" office:value="62.828816617839" calcext:value-type="float">
            <text:p>62,8288</text:p>
          </table:table-cell>
          <table:table-cell table:number-columns-repeated="5"/>
          <table:table-cell office:value-type="float" office:value="1136" calcext:value-type="float">
            <text:p>1136</text:p>
          </table:table-cell>
          <table:table-cell table:formula="of:= (([.I1161]+[.P1161])/([.I1161]*[.P1161])) + [.B1161]" office:value-type="float" office:value="32.9047305810821" calcext:value-type="float">
            <text:p>32,9047</text:p>
          </table:table-cell>
          <table:table-cell table:number-columns-repeated="10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27+6*RAND()" office:value-type="float" office:value="28.0658564313781" calcext:value-type="float">
            <text:p>28,0659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COM.MICROSOFT.NORM.INV(RAND();30;5)" office:value-type="float" office:value="27.5846077162418" calcext:value-type="float">
            <text:p>27,5846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48+24*RAND()" office:value-type="float" office:value="70.4891771106049" calcext:value-type="float">
            <text:p>70,4892</text:p>
          </table:table-cell>
          <table:table-cell table:number-columns-repeated="5"/>
          <table:table-cell office:value-type="float" office:value="1137" calcext:value-type="float">
            <text:p>1137</text:p>
          </table:table-cell>
          <table:table-cell table:formula="of:= (([.I1162]+[.P1162])/([.I1162]*[.P1162])) + [.B1162]" office:value-type="float" office:value="28.1162951079544" calcext:value-type="float">
            <text:p>28,1163</text:p>
          </table:table-cell>
          <table:table-cell table:number-columns-repeated="10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27+6*RAND()" office:value-type="float" office:value="27.0488429933321" calcext:value-type="float">
            <text:p>27,0488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COM.MICROSOFT.NORM.INV(RAND();30;5)" office:value-type="float" office:value="32.8616729608953" calcext:value-type="float">
            <text:p>32,8617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48+24*RAND()" office:value-type="float" office:value="52.2898703953251" calcext:value-type="float">
            <text:p>52,2899</text:p>
          </table:table-cell>
          <table:table-cell table:number-columns-repeated="5"/>
          <table:table-cell office:value-type="float" office:value="1138" calcext:value-type="float">
            <text:p>1138</text:p>
          </table:table-cell>
          <table:table-cell table:formula="of:= (([.I1163]+[.P1163])/([.I1163]*[.P1163])) + [.B1163]" office:value-type="float" office:value="27.0983977433032" calcext:value-type="float">
            <text:p>27,0984</text:p>
          </table:table-cell>
          <table:table-cell table:number-columns-repeated="10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27+6*RAND()" office:value-type="float" office:value="30.3030421792064" calcext:value-type="float">
            <text:p>30,3030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COM.MICROSOFT.NORM.INV(RAND();30;5)" office:value-type="float" office:value="38.5705695301963" calcext:value-type="float">
            <text:p>38,5706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48+24*RAND()" office:value-type="float" office:value="52.6177083766088" calcext:value-type="float">
            <text:p>52,6177</text:p>
          </table:table-cell>
          <table:table-cell table:number-columns-repeated="5"/>
          <table:table-cell office:value-type="float" office:value="1139" calcext:value-type="float">
            <text:p>1139</text:p>
          </table:table-cell>
          <table:table-cell table:formula="of:= (([.I1164]+[.P1164])/([.I1164]*[.P1164])) + [.B1164]" office:value-type="float" office:value="30.3479736911489" calcext:value-type="float">
            <text:p>30,3480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27+6*RAND()" office:value-type="float" office:value="29.5075134511571" calcext:value-type="float">
            <text:p>29,5075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COM.MICROSOFT.NORM.INV(RAND();30;5)" office:value-type="float" office:value="25.8069719070315" calcext:value-type="float">
            <text:p>25,8070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48+24*RAND()" office:value-type="float" office:value="49.4596878206357" calcext:value-type="float">
            <text:p>49,4597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formula="of:= (([.I1165]+[.P1165])/([.I1165]*[.P1165])) + [.B1165]" office:value-type="float" office:value="29.5664811558022" calcext:value-type="float">
            <text:p>29,5665</text:p>
          </table:table-cell>
          <table:table-cell table:number-columns-repeated="10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27+6*RAND()" office:value-type="float" office:value="28.2980565230828" calcext:value-type="float">
            <text:p>28,2981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COM.MICROSOFT.NORM.INV(RAND();30;5)" office:value-type="float" office:value="30.6615138228989" calcext:value-type="float">
            <text:p>30,6615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48+24*RAND()" office:value-type="float" office:value="63.1505327140912" calcext:value-type="float">
            <text:p>63,1505</text:p>
          </table:table-cell>
          <table:table-cell table:number-columns-repeated="5"/>
          <table:table-cell office:value-type="float" office:value="1141" calcext:value-type="float">
            <text:p>1141</text:p>
          </table:table-cell>
          <table:table-cell table:formula="of:= (([.I1166]+[.P1166])/([.I1166]*[.P1166])) + [.B1166]" office:value-type="float" office:value="28.3465058779805" calcext:value-type="float">
            <text:p>28,3465</text:p>
          </table:table-cell>
          <table:table-cell table:number-columns-repeated="10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27+6*RAND()" office:value-type="float" office:value="29.2569326057564" calcext:value-type="float">
            <text:p>29,2569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COM.MICROSOFT.NORM.INV(RAND();30;5)" office:value-type="float" office:value="30.1258432122608" calcext:value-type="float">
            <text:p>30,1258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48+24*RAND()" office:value-type="float" office:value="48.713550564833" calcext:value-type="float">
            <text:p>48,7136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formula="of:= (([.I1167]+[.P1167])/([.I1167]*[.P1167])) + [.B1167]" office:value-type="float" office:value="29.3106548664149" calcext:value-type="float">
            <text:p>29,3107</text:p>
          </table:table-cell>
          <table:table-cell table:number-columns-repeated="10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27+6*RAND()" office:value-type="float" office:value="32.7497999409679" calcext:value-type="float">
            <text:p>32,7498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COM.MICROSOFT.NORM.INV(RAND();30;5)" office:value-type="float" office:value="31.0985523711571" calcext:value-type="float">
            <text:p>31,0986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48+24*RAND()" office:value-type="float" office:value="48.7103782882914" calcext:value-type="float">
            <text:p>48,7104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formula="of:= (([.I1168]+[.P1168])/([.I1168]*[.P1168])) + [.B1168]" office:value-type="float" office:value="32.802485284511" calcext:value-type="float">
            <text:p>32,8025</text:p>
          </table:table-cell>
          <table:table-cell table:number-columns-repeated="10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27+6*RAND()" office:value-type="float" office:value="32.042879953282" calcext:value-type="float">
            <text:p>32,0429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COM.MICROSOFT.NORM.INV(RAND();30;5)" office:value-type="float" office:value="30.9842052913833" calcext:value-type="float">
            <text:p>30,9842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48+24*RAND()" office:value-type="float" office:value="68.0378154432401" calcext:value-type="float">
            <text:p>68,0378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formula="of:= (([.I1169]+[.P1169])/([.I1169]*[.P1169])) + [.B1169]" office:value-type="float" office:value="32.0898521706954" calcext:value-type="float">
            <text:p>32,0899</text:p>
          </table:table-cell>
          <table:table-cell table:number-columns-repeated="10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27+6*RAND()" office:value-type="float" office:value="29.1483510809485" calcext:value-type="float">
            <text:p>29,1484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COM.MICROSOFT.NORM.INV(RAND();30;5)" office:value-type="float" office:value="39.1467357959222" calcext:value-type="float">
            <text:p>39,1467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48+24*RAND()" office:value-type="float" office:value="52.1944548105821" calcext:value-type="float">
            <text:p>52,1945</text:p>
          </table:table-cell>
          <table:table-cell table:number-columns-repeated="5"/>
          <table:table-cell office:value-type="float" office:value="1145" calcext:value-type="float">
            <text:p>1145</text:p>
          </table:table-cell>
          <table:table-cell table:formula="of:= (([.I1170]+[.P1170])/([.I1170]*[.P1170])) + [.B1170]" office:value-type="float" office:value="29.1930551183569" calcext:value-type="float">
            <text:p>29,1931</text:p>
          </table:table-cell>
          <table:table-cell table:number-columns-repeated="10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27+6*RAND()" office:value-type="float" office:value="32.84142685798" calcext:value-type="float">
            <text:p>32,8414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COM.MICROSOFT.NORM.INV(RAND();30;5)" office:value-type="float" office:value="26.6319872456544" calcext:value-type="float">
            <text:p>26,6320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48+24*RAND()" office:value-type="float" office:value="50.8182385945693" calcext:value-type="float">
            <text:p>50,8182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formula="of:= (([.I1171]+[.P1171])/([.I1171]*[.P1171])) + [.B1171]" office:value-type="float" office:value="32.8986536638571" calcext:value-type="float">
            <text:p>32,8987</text:p>
          </table:table-cell>
          <table:table-cell table:number-columns-repeated="10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27+6*RAND()" office:value-type="float" office:value="27.4803428768646" calcext:value-type="float">
            <text:p>27,4803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COM.MICROSOFT.NORM.INV(RAND();30;5)" office:value-type="float" office:value="23.212251724396" calcext:value-type="float">
            <text:p>23,2123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48+24*RAND()" office:value-type="float" office:value="57.4378554979339" calcext:value-type="float">
            <text:p>57,4379</text:p>
          </table:table-cell>
          <table:table-cell table:number-columns-repeated="5"/>
          <table:table-cell office:value-type="float" office:value="1147" calcext:value-type="float">
            <text:p>1147</text:p>
          </table:table-cell>
          <table:table-cell table:formula="of:= (([.I1172]+[.P1172])/([.I1172]*[.P1172])) + [.B1172]" office:value-type="float" office:value="27.54083369534" calcext:value-type="float">
            <text:p>27,5408</text:p>
          </table:table-cell>
          <table:table-cell table:number-columns-repeated="10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27+6*RAND()" office:value-type="float" office:value="31.0293866673019" calcext:value-type="float">
            <text:p>31,0294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COM.MICROSOFT.NORM.INV(RAND();30;5)" office:value-type="float" office:value="34.9360351912731" calcext:value-type="float">
            <text:p>34,9360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48+24*RAND()" office:value-type="float" office:value="63.3363714935258" calcext:value-type="float">
            <text:p>63,3364</text:p>
          </table:table-cell>
          <table:table-cell table:number-columns-repeated="5"/>
          <table:table-cell office:value-type="float" office:value="1148" calcext:value-type="float">
            <text:p>1148</text:p>
          </table:table-cell>
          <table:table-cell table:formula="of:= (([.I1173]+[.P1173])/([.I1173]*[.P1173])) + [.B1173]" office:value-type="float" office:value="31.0737991239314" calcext:value-type="float">
            <text:p>31,0738</text:p>
          </table:table-cell>
          <table:table-cell table:number-columns-repeated="10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27+6*RAND()" office:value-type="float" office:value="29.6148681475315" calcext:value-type="float">
            <text:p>29,6149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COM.MICROSOFT.NORM.INV(RAND();30;5)" office:value-type="float" office:value="46.3754870842956" calcext:value-type="float">
            <text:p>46,3755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48+24*RAND()" office:value-type="float" office:value="49.5163246644661" calcext:value-type="float">
            <text:p>49,5163</text:p>
          </table:table-cell>
          <table:table-cell table:number-columns-repeated="5"/>
          <table:table-cell office:value-type="float" office:value="1149" calcext:value-type="float">
            <text:p>1149</text:p>
          </table:table-cell>
          <table:table-cell table:formula="of:= (([.I1174]+[.P1174])/([.I1174]*[.P1174])) + [.B1174]" office:value-type="float" office:value="29.6566266233186" calcext:value-type="float">
            <text:p>29,6566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27+6*RAND()" office:value-type="float" office:value="31.3780913965311" calcext:value-type="float">
            <text:p>31,3781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COM.MICROSOFT.NORM.INV(RAND();30;5)" office:value-type="float" office:value="25.4665653848145" calcext:value-type="float">
            <text:p>25,4666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48+24*RAND()" office:value-type="float" office:value="50.0542580941692" calcext:value-type="float">
            <text:p>50,0543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formula="of:= (([.I1175]+[.P1175])/([.I1175]*[.P1175])) + [.B1175]" office:value-type="float" office:value="31.4373368886932" calcext:value-type="float">
            <text:p>31,4373</text:p>
          </table:table-cell>
          <table:table-cell table:number-columns-repeated="10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27+6*RAND()" office:value-type="float" office:value="29.3493994369637" calcext:value-type="float">
            <text:p>29,3494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COM.MICROSOFT.NORM.INV(RAND();30;5)" office:value-type="float" office:value="27.5057428028991" calcext:value-type="float">
            <text:p>27,5057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48+24*RAND()" office:value-type="float" office:value="64.3519743857905" calcext:value-type="float">
            <text:p>64,3520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formula="of:= (([.I1176]+[.P1176])/([.I1176]*[.P1176])) + [.B1176]" office:value-type="float" office:value="29.40129501988" calcext:value-type="float">
            <text:p>29,4013</text:p>
          </table:table-cell>
          <table:table-cell table:number-columns-repeated="10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27+6*RAND()" office:value-type="float" office:value="28.8614975775126" calcext:value-type="float">
            <text:p>28,8615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COM.MICROSOFT.NORM.INV(RAND();30;5)" office:value-type="float" office:value="34.0294523148811" calcext:value-type="float">
            <text:p>34,0295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48+24*RAND()" office:value-type="float" office:value="71.738633855246" calcext:value-type="float">
            <text:p>71,7386</text:p>
          </table:table-cell>
          <table:table-cell table:number-columns-repeated="5"/>
          <table:table-cell office:value-type="float" office:value="1152" calcext:value-type="float">
            <text:p>1152</text:p>
          </table:table-cell>
          <table:table-cell table:formula="of:= (([.I1177]+[.P1177])/([.I1177]*[.P1177])) + [.B1177]" office:value-type="float" office:value="28.9048233769172" calcext:value-type="float">
            <text:p>28,9048</text:p>
          </table:table-cell>
          <table:table-cell table:number-columns-repeated="10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27+6*RAND()" office:value-type="float" office:value="27.4569657559041" calcext:value-type="float">
            <text:p>27,4570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COM.MICROSOFT.NORM.INV(RAND();30;5)" office:value-type="float" office:value="28.6858079947195" calcext:value-type="float">
            <text:p>28,6858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48+24*RAND()" office:value-type="float" office:value="68.7494788309559" calcext:value-type="float">
            <text:p>68,7495</text:p>
          </table:table-cell>
          <table:table-cell table:number-columns-repeated="5"/>
          <table:table-cell office:value-type="float" office:value="1153" calcext:value-type="float">
            <text:p>1153</text:p>
          </table:table-cell>
          <table:table-cell table:formula="of:= (([.I1178]+[.P1178])/([.I1178]*[.P1178])) + [.B1178]" office:value-type="float" office:value="27.5063717646029" calcext:value-type="float">
            <text:p>27,5064</text:p>
          </table:table-cell>
          <table:table-cell table:number-columns-repeated="10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27+6*RAND()" office:value-type="float" office:value="29.3018804092426" calcext:value-type="float">
            <text:p>29,3019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COM.MICROSOFT.NORM.INV(RAND();30;5)" office:value-type="float" office:value="34.168397337607" calcext:value-type="float">
            <text:p>34,1684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48+24*RAND()" office:value-type="float" office:value="67.909951007925" calcext:value-type="float">
            <text:p>67,9100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table:formula="of:= (([.I1179]+[.P1179])/([.I1179]*[.P1179])) + [.B1179]" office:value-type="float" office:value="29.3458726018898" calcext:value-type="float">
            <text:p>29,3459</text:p>
          </table:table-cell>
          <table:table-cell table:number-columns-repeated="10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27+6*RAND()" office:value-type="float" office:value="27.0336340439972" calcext:value-type="float">
            <text:p>27,0336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COM.MICROSOFT.NORM.INV(RAND();30;5)" office:value-type="float" office:value="37.8193895481256" calcext:value-type="float">
            <text:p>37,8194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48+24*RAND()" office:value-type="float" office:value="50.6514436556026" calcext:value-type="float">
            <text:p>50,6514</text:p>
          </table:table-cell>
          <table:table-cell table:number-columns-repeated="5"/>
          <table:table-cell office:value-type="float" office:value="1155" calcext:value-type="float">
            <text:p>1155</text:p>
          </table:table-cell>
          <table:table-cell table:formula="of:= (([.I1180]+[.P1180])/([.I1180]*[.P1180])) + [.B1180]" office:value-type="float" office:value="27.0798182811809" calcext:value-type="float">
            <text:p>27,0798</text:p>
          </table:table-cell>
          <table:table-cell table:number-columns-repeated="10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27+6*RAND()" office:value-type="float" office:value="31.499608685961" calcext:value-type="float">
            <text:p>31,4996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COM.MICROSOFT.NORM.INV(RAND();30;5)" office:value-type="float" office:value="31.4381914234326" calcext:value-type="float">
            <text:p>31,4382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48+24*RAND()" office:value-type="float" office:value="56.1654312768951" calcext:value-type="float">
            <text:p>56,1654</text:p>
          </table:table-cell>
          <table:table-cell table:number-columns-repeated="5"/>
          <table:table-cell office:value-type="float" office:value="1156" calcext:value-type="float">
            <text:p>1156</text:p>
          </table:table-cell>
          <table:table-cell table:formula="of:= (([.I1181]+[.P1181])/([.I1181]*[.P1181])) + [.B1181]" office:value-type="float" office:value="31.5492216774233" calcext:value-type="float">
            <text:p>31,5492</text:p>
          </table:table-cell>
          <table:table-cell table:number-columns-repeated="10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27+6*RAND()" office:value-type="float" office:value="30.641010893276" calcext:value-type="float">
            <text:p>30,6410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COM.MICROSOFT.NORM.INV(RAND();30;5)" office:value-type="float" office:value="32.0792693063234" calcext:value-type="float">
            <text:p>32,0793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48+24*RAND()" office:value-type="float" office:value="49.2707077665255" calcext:value-type="float">
            <text:p>49,2707</text:p>
          </table:table-cell>
          <table:table-cell table:number-columns-repeated="5"/>
          <table:table-cell office:value-type="float" office:value="1157" calcext:value-type="float">
            <text:p>1157</text:p>
          </table:table-cell>
          <table:table-cell table:formula="of:= (([.I1182]+[.P1182])/([.I1182]*[.P1182])) + [.B1182]" office:value-type="float" office:value="30.6924797079423" calcext:value-type="float">
            <text:p>30,6925</text:p>
          </table:table-cell>
          <table:table-cell table:number-columns-repeated="10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27+6*RAND()" office:value-type="float" office:value="32.4783246384468" calcext:value-type="float">
            <text:p>32,4783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COM.MICROSOFT.NORM.INV(RAND();30;5)" office:value-type="float" office:value="24.241915037061" calcext:value-type="float">
            <text:p>24,2419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48+24*RAND()" office:value-type="float" office:value="50.9156299671158" calcext:value-type="float">
            <text:p>50,9156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formula="of:= (([.I1183]+[.P1183])/([.I1183]*[.P1183])) + [.B1183]" office:value-type="float" office:value="32.5392158393345" calcext:value-type="float">
            <text:p>32,5392</text:p>
          </table:table-cell>
          <table:table-cell table:number-columns-repeated="10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27+6*RAND()" office:value-type="float" office:value="29.3046108826529" calcext:value-type="float">
            <text:p>29,3046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COM.MICROSOFT.NORM.INV(RAND();30;5)" office:value-type="float" office:value="28.7454746967152" calcext:value-type="float">
            <text:p>28,7455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48+24*RAND()" office:value-type="float" office:value="64.604924521409" calcext:value-type="float">
            <text:p>64,6049</text:p>
          </table:table-cell>
          <table:table-cell table:number-columns-repeated="5"/>
          <table:table-cell office:value-type="float" office:value="1159" calcext:value-type="float">
            <text:p>1159</text:p>
          </table:table-cell>
          <table:table-cell table:formula="of:= (([.I1184]+[.P1184])/([.I1184]*[.P1184])) + [.B1184]" office:value-type="float" office:value="29.3548776632623" calcext:value-type="float">
            <text:p>29,3549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27+6*RAND()" office:value-type="float" office:value="28.3492219301406" calcext:value-type="float">
            <text:p>28,3492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COM.MICROSOFT.NORM.INV(RAND();30;5)" office:value-type="float" office:value="16.2858468792179" calcext:value-type="float">
            <text:p>16,2858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48+24*RAND()" office:value-type="float" office:value="71.9044034862891" calcext:value-type="float">
            <text:p>71,9044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formula="of:= (([.I1185]+[.P1185])/([.I1185]*[.P1185])) + [.B1185]" office:value-type="float" office:value="28.4245322930785" calcext:value-type="float">
            <text:p>28,4245</text:p>
          </table:table-cell>
          <table:table-cell table:number-columns-repeated="10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27+6*RAND()" office:value-type="float" office:value="28.1070533639286" calcext:value-type="float">
            <text:p>28,1071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COM.MICROSOFT.NORM.INV(RAND();30;5)" office:value-type="float" office:value="26.5733884492767" calcext:value-type="float">
            <text:p>26,5734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48+24*RAND()" office:value-type="float" office:value="48.1384990504012" calcext:value-type="float">
            <text:p>48,1385</text:p>
          </table:table-cell>
          <table:table-cell table:number-columns-repeated="5"/>
          <table:table-cell office:value-type="float" office:value="1161" calcext:value-type="float">
            <text:p>1161</text:p>
          </table:table-cell>
          <table:table-cell table:formula="of:= (([.I1186]+[.P1186])/([.I1186]*[.P1186])) + [.B1186]" office:value-type="float" office:value="28.1654583907125" calcext:value-type="float">
            <text:p>28,1655</text:p>
          </table:table-cell>
          <table:table-cell table:number-columns-repeated="10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27+6*RAND()" office:value-type="float" office:value="28.7036044893321" calcext:value-type="float">
            <text:p>28,7036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COM.MICROSOFT.NORM.INV(RAND();30;5)" office:value-type="float" office:value="32.4717057709753" calcext:value-type="float">
            <text:p>32,4717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48+24*RAND()" office:value-type="float" office:value="70.0465081175789" calcext:value-type="float">
            <text:p>70,0465</text:p>
          </table:table-cell>
          <table:table-cell table:number-columns-repeated="5"/>
          <table:table-cell office:value-type="float" office:value="1162" calcext:value-type="float">
            <text:p>1162</text:p>
          </table:table-cell>
          <table:table-cell table:formula="of:= (([.I1187]+[.P1187])/([.I1187]*[.P1187])) + [.B1187]" office:value-type="float" office:value="28.7486767600134" calcext:value-type="float">
            <text:p>28,7487</text:p>
          </table:table-cell>
          <table:table-cell table:number-columns-repeated="10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27+6*RAND()" office:value-type="float" office:value="30.5850272413809" calcext:value-type="float">
            <text:p>30,5850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COM.MICROSOFT.NORM.INV(RAND();30;5)" office:value-type="float" office:value="25.2947248627879" calcext:value-type="float">
            <text:p>25,2947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48+24*RAND()" office:value-type="float" office:value="69.4772691903636" calcext:value-type="float">
            <text:p>69,4773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formula="of:= (([.I1188]+[.P1188])/([.I1188]*[.P1188])) + [.B1188]" office:value-type="float" office:value="30.6389543727186" calcext:value-type="float">
            <text:p>30,6390</text:p>
          </table:table-cell>
          <table:table-cell table:number-columns-repeated="10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27+6*RAND()" office:value-type="float" office:value="30.5990222927649" calcext:value-type="float">
            <text:p>30,5990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COM.MICROSOFT.NORM.INV(RAND();30;5)" office:value-type="float" office:value="19.966944155105" calcext:value-type="float">
            <text:p>19,9669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48+24*RAND()" office:value-type="float" office:value="70.1856553545222" calcext:value-type="float">
            <text:p>70,1857</text:p>
          </table:table-cell>
          <table:table-cell table:number-columns-repeated="5"/>
          <table:table-cell office:value-type="float" office:value="1164" calcext:value-type="float">
            <text:p>1164</text:p>
          </table:table-cell>
          <table:table-cell table:formula="of:= (([.I1189]+[.P1189])/([.I1189]*[.P1189])) + [.B1189]" office:value-type="float" office:value="30.6633529948509" calcext:value-type="float">
            <text:p>30,6634</text:p>
          </table:table-cell>
          <table:table-cell table:number-columns-repeated="10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27+6*RAND()" office:value-type="float" office:value="31.3299709225539" calcext:value-type="float">
            <text:p>31,3300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COM.MICROSOFT.NORM.INV(RAND();30;5)" office:value-type="float" office:value="22.991847164298" calcext:value-type="float">
            <text:p>22,9918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48+24*RAND()" office:value-type="float" office:value="71.9868217622861" calcext:value-type="float">
            <text:p>71,9868</text:p>
          </table:table-cell>
          <table:table-cell table:number-columns-repeated="5"/>
          <table:table-cell office:value-type="float" office:value="1165" calcext:value-type="float">
            <text:p>1165</text:p>
          </table:table-cell>
          <table:table-cell table:formula="of:= (([.I1190]+[.P1190])/([.I1190]*[.P1190])) + [.B1190]" office:value-type="float" office:value="31.3873560321287" calcext:value-type="float">
            <text:p>31,3874</text:p>
          </table:table-cell>
          <table:table-cell table:number-columns-repeated="10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27+6*RAND()" office:value-type="float" office:value="27.2341319478583" calcext:value-type="float">
            <text:p>27,2341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COM.MICROSOFT.NORM.INV(RAND();30;5)" office:value-type="float" office:value="31.5550732613384" calcext:value-type="float">
            <text:p>31,5551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48+24*RAND()" office:value-type="float" office:value="56.6744788074866" calcext:value-type="float">
            <text:p>56,6745</text:p>
          </table:table-cell>
          <table:table-cell table:number-columns-repeated="5"/>
          <table:table-cell office:value-type="float" office:value="1166" calcext:value-type="float">
            <text:p>1166</text:p>
          </table:table-cell>
          <table:table-cell table:formula="of:= (([.I1191]+[.P1191])/([.I1191]*[.P1191])) + [.B1191]" office:value-type="float" office:value="27.2834671993742" calcext:value-type="float">
            <text:p>27,2835</text:p>
          </table:table-cell>
          <table:table-cell table:number-columns-repeated="10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27+6*RAND()" office:value-type="float" office:value="28.9181000960525" calcext:value-type="float">
            <text:p>28,9181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COM.MICROSOFT.NORM.INV(RAND();30;5)" office:value-type="float" office:value="31.7106763010371" calcext:value-type="float">
            <text:p>31,7107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48+24*RAND()" office:value-type="float" office:value="54.7230568444356" calcext:value-type="float">
            <text:p>54,7231</text:p>
          </table:table-cell>
          <table:table-cell table:number-columns-repeated="5"/>
          <table:table-cell office:value-type="float" office:value="1167" calcext:value-type="float">
            <text:p>1167</text:p>
          </table:table-cell>
          <table:table-cell table:formula="of:= (([.I1192]+[.P1192])/([.I1192]*[.P1192])) + [.B1192]" office:value-type="float" office:value="28.9679090495694" calcext:value-type="float">
            <text:p>28,9679</text:p>
          </table:table-cell>
          <table:table-cell table:number-columns-repeated="10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27+6*RAND()" office:value-type="float" office:value="32.7732424156275" calcext:value-type="float">
            <text:p>32,7732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COM.MICROSOFT.NORM.INV(RAND();30;5)" office:value-type="float" office:value="29.7155871805787" calcext:value-type="float">
            <text:p>29,7156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48+24*RAND()" office:value-type="float" office:value="61.1090250173584" calcext:value-type="float">
            <text:p>61,1090</text:p>
          </table:table-cell>
          <table:table-cell table:number-columns-repeated="5"/>
          <table:table-cell office:value-type="float" office:value="1168" calcext:value-type="float">
            <text:p>1168</text:p>
          </table:table-cell>
          <table:table-cell table:formula="of:= (([.I1193]+[.P1193])/([.I1193]*[.P1193])) + [.B1193]" office:value-type="float" office:value="32.8232589828025" calcext:value-type="float">
            <text:p>32,8233</text:p>
          </table:table-cell>
          <table:table-cell table:number-columns-repeated="10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27+6*RAND()" office:value-type="float" office:value="29.4888250746299" calcext:value-type="float">
            <text:p>29,4888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COM.MICROSOFT.NORM.INV(RAND();30;5)" office:value-type="float" office:value="28.5043012977298" calcext:value-type="float">
            <text:p>28,5043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48+24*RAND()" office:value-type="float" office:value="67.9467822359875" calcext:value-type="float">
            <text:p>67,9468</text:p>
          </table:table-cell>
          <table:table-cell table:number-columns-repeated="5"/>
          <table:table-cell office:value-type="float" office:value="1169" calcext:value-type="float">
            <text:p>1169</text:p>
          </table:table-cell>
          <table:table-cell table:formula="of:= (([.I1194]+[.P1194])/([.I1194]*[.P1194])) + [.B1194]" office:value-type="float" office:value="29.538624899592" calcext:value-type="float">
            <text:p>29,5386</text:p>
          </table:table-cell>
          <table:table-cell table:number-columns-repeated="10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27+6*RAND()" office:value-type="float" office:value="28.507047084393" calcext:value-type="float">
            <text:p>28,5070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COM.MICROSOFT.NORM.INV(RAND();30;5)" office:value-type="float" office:value="25.0733521604075" calcext:value-type="float">
            <text:p>25,0734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48+24*RAND()" office:value-type="float" office:value="67.2635934138671" calcext:value-type="float">
            <text:p>67,2636</text:p>
          </table:table-cell>
          <table:table-cell table:number-columns-repeated="5"/>
          <table:table-cell office:value-type="float" office:value="1170" calcext:value-type="float">
            <text:p>1170</text:p>
          </table:table-cell>
          <table:table-cell table:formula="of:= (([.I1195]+[.P1195])/([.I1195]*[.P1195])) + [.B1195]" office:value-type="float" office:value="28.5617969476783" calcext:value-type="float">
            <text:p>28,5618</text:p>
          </table:table-cell>
          <table:table-cell table:number-columns-repeated="10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27+6*RAND()" office:value-type="float" office:value="32.2867108869832" calcext:value-type="float">
            <text:p>32,2867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COM.MICROSOFT.NORM.INV(RAND();30;5)" office:value-type="float" office:value="34.9964012338609" calcext:value-type="float">
            <text:p>34,9964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48+24*RAND()" office:value-type="float" office:value="48.29051949922" calcext:value-type="float">
            <text:p>48,2905</text:p>
          </table:table-cell>
          <table:table-cell table:number-columns-repeated="5"/>
          <table:table-cell office:value-type="float" office:value="1171" calcext:value-type="float">
            <text:p>1171</text:p>
          </table:table-cell>
          <table:table-cell table:formula="of:= (([.I1196]+[.P1196])/([.I1196]*[.P1196])) + [.B1196]" office:value-type="float" office:value="32.3359932520141" calcext:value-type="float">
            <text:p>32,3360</text:p>
          </table:table-cell>
          <table:table-cell table:number-columns-repeated="10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27+6*RAND()" office:value-type="float" office:value="29.2755752785597" calcext:value-type="float">
            <text:p>29,2756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COM.MICROSOFT.NORM.INV(RAND();30;5)" office:value-type="float" office:value="24.3685542639938" calcext:value-type="float">
            <text:p>24,3686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48+24*RAND()" office:value-type="float" office:value="48.6787916840985" calcext:value-type="float">
            <text:p>48,6788</text:p>
          </table:table-cell>
          <table:table-cell table:number-columns-repeated="5"/>
          <table:table-cell office:value-type="float" office:value="1172" calcext:value-type="float">
            <text:p>1172</text:p>
          </table:table-cell>
          <table:table-cell table:formula="of:= (([.I1197]+[.P1197])/([.I1197]*[.P1197])) + [.B1197]" office:value-type="float" office:value="29.3371545983734" calcext:value-type="float">
            <text:p>29,3372</text:p>
          </table:table-cell>
          <table:table-cell table:number-columns-repeated="10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27+6*RAND()" office:value-type="float" office:value="28.4517438949551" calcext:value-type="float">
            <text:p>28,4517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COM.MICROSOFT.NORM.INV(RAND();30;5)" office:value-type="float" office:value="29.2706595699538" calcext:value-type="float">
            <text:p>29,2707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48+24*RAND()" office:value-type="float" office:value="65.6263731429353" calcext:value-type="float">
            <text:p>65,6264</text:p>
          </table:table-cell>
          <table:table-cell table:number-columns-repeated="5"/>
          <table:table-cell office:value-type="float" office:value="1173" calcext:value-type="float">
            <text:p>1173</text:p>
          </table:table-cell>
          <table:table-cell table:formula="of:= (([.I1198]+[.P1198])/([.I1198]*[.P1198])) + [.B1198]" office:value-type="float" office:value="28.501145575235" calcext:value-type="float">
            <text:p>28,5011</text:p>
          </table:table-cell>
          <table:table-cell table:number-columns-repeated="10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27+6*RAND()" office:value-type="float" office:value="27.7555520392489" calcext:value-type="float">
            <text:p>27,7556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COM.MICROSOFT.NORM.INV(RAND();30;5)" office:value-type="float" office:value="29.6414372824187" calcext:value-type="float">
            <text:p>29,6414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48+24*RAND()" office:value-type="float" office:value="58.686096101068" calcext:value-type="float">
            <text:p>58,6861</text:p>
          </table:table-cell>
          <table:table-cell table:number-columns-repeated="5"/>
          <table:table-cell office:value-type="float" office:value="1174" calcext:value-type="float">
            <text:p>1174</text:p>
          </table:table-cell>
          <table:table-cell table:formula="of:= (([.I1199]+[.P1199])/([.I1199]*[.P1199])) + [.B1199]" office:value-type="float" office:value="27.8063284061925" calcext:value-type="float">
            <text:p>27,8063</text:p>
          </table:table-cell>
          <table:table-cell table:number-columns-repeated="10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27+6*RAND()" office:value-type="float" office:value="31.5743179817218" calcext:value-type="float">
            <text:p>31,5743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COM.MICROSOFT.NORM.INV(RAND();30;5)" office:value-type="float" office:value="31.0698476185557" calcext:value-type="float">
            <text:p>31,0698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48+24*RAND()" office:value-type="float" office:value="64.5521987071261" calcext:value-type="float">
            <text:p>64,5522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formula="of:= (([.I1200]+[.P1200])/([.I1200]*[.P1200])) + [.B1200]" office:value-type="float" office:value="31.6219948665111" calcext:value-type="float">
            <text:p>31,6220</text:p>
          </table:table-cell>
          <table:table-cell table:number-columns-repeated="10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27+6*RAND()" office:value-type="float" office:value="32.9508244546596" calcext:value-type="float">
            <text:p>32,9508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COM.MICROSOFT.NORM.INV(RAND();30;5)" office:value-type="float" office:value="27.8731568303191" calcext:value-type="float">
            <text:p>27,8732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48+24*RAND()" office:value-type="float" office:value="64.8190194899216" calcext:value-type="float">
            <text:p>64,8190</text:p>
          </table:table-cell>
          <table:table-cell table:number-columns-repeated="5"/>
          <table:table-cell office:value-type="float" office:value="1176" calcext:value-type="float">
            <text:p>1176</text:p>
          </table:table-cell>
          <table:table-cell table:formula="of:= (([.I1201]+[.P1201])/([.I1201]*[.P1201])) + [.B1201]" office:value-type="float" office:value="33.0021288370016" calcext:value-type="float">
            <text:p>33,0021</text:p>
          </table:table-cell>
          <table:table-cell table:number-columns-repeated="10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27+6*RAND()" office:value-type="float" office:value="28.7856405351777" calcext:value-type="float">
            <text:p>28,7856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COM.MICROSOFT.NORM.INV(RAND();30;5)" office:value-type="float" office:value="29.2510680166208" calcext:value-type="float">
            <text:p>29,2511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48+24*RAND()" office:value-type="float" office:value="50.6194113576785" calcext:value-type="float">
            <text:p>50,6194</text:p>
          </table:table-cell>
          <table:table-cell table:number-columns-repeated="5"/>
          <table:table-cell office:value-type="float" office:value="1177" calcext:value-type="float">
            <text:p>1177</text:p>
          </table:table-cell>
          <table:table-cell table:formula="of:= (([.I1202]+[.P1202])/([.I1202]*[.P1202])) + [.B1202]" office:value-type="float" office:value="28.839582588352" calcext:value-type="float">
            <text:p>28,8396</text:p>
          </table:table-cell>
          <table:table-cell table:number-columns-repeated="10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27+6*RAND()" office:value-type="float" office:value="30.2664558046963" calcext:value-type="float">
            <text:p>30,2665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COM.MICROSOFT.NORM.INV(RAND();30;5)" office:value-type="float" office:value="27.3709170583391" calcext:value-type="float">
            <text:p>27,3709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48+24*RAND()" office:value-type="float" office:value="65.9266020962969" calcext:value-type="float">
            <text:p>65,9266</text:p>
          </table:table-cell>
          <table:table-cell table:number-columns-repeated="5"/>
          <table:table-cell office:value-type="float" office:value="1178" calcext:value-type="float">
            <text:p>1178</text:p>
          </table:table-cell>
          <table:table-cell table:formula="of:= (([.I1203]+[.P1203])/([.I1203]*[.P1203])) + [.B1203]" office:value-type="float" office:value="30.3181593179744" calcext:value-type="float">
            <text:p>30,3182</text:p>
          </table:table-cell>
          <table:table-cell table:number-columns-repeated="10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27+6*RAND()" office:value-type="float" office:value="27.0063830001745" calcext:value-type="float">
            <text:p>27,0064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COM.MICROSOFT.NORM.INV(RAND();30;5)" office:value-type="float" office:value="31.4073964246226" calcext:value-type="float">
            <text:p>31,4074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48+24*RAND()" office:value-type="float" office:value="61.3729471480474" calcext:value-type="float">
            <text:p>61,3729</text:p>
          </table:table-cell>
          <table:table-cell table:number-columns-repeated="5"/>
          <table:table-cell office:value-type="float" office:value="1179" calcext:value-type="float">
            <text:p>1179</text:p>
          </table:table-cell>
          <table:table-cell table:formula="of:= (([.I1204]+[.P1204])/([.I1204]*[.P1204])) + [.B1204]" office:value-type="float" office:value="27.0545164579632" calcext:value-type="float">
            <text:p>27,0545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27+6*RAND()" office:value-type="float" office:value="27.8917164558079" calcext:value-type="float">
            <text:p>27,8917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COM.MICROSOFT.NORM.INV(RAND();30;5)" office:value-type="float" office:value="25.3676503084139" calcext:value-type="float">
            <text:p>25,3677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48+24*RAND()" office:value-type="float" office:value="54.455343506299" calcext:value-type="float">
            <text:p>54,4553</text:p>
          </table:table-cell>
          <table:table-cell table:number-columns-repeated="5"/>
          <table:table-cell office:value-type="float" office:value="1180" calcext:value-type="float">
            <text:p>1180</text:p>
          </table:table-cell>
          <table:table-cell table:formula="of:= (([.I1205]+[.P1205])/([.I1205]*[.P1205])) + [.B1205]" office:value-type="float" office:value="27.9495004113866" calcext:value-type="float">
            <text:p>27,9495</text:p>
          </table:table-cell>
          <table:table-cell table:number-columns-repeated="10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27+6*RAND()" office:value-type="float" office:value="27.6560448913369" calcext:value-type="float">
            <text:p>27,6560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COM.MICROSOFT.NORM.INV(RAND();30;5)" office:value-type="float" office:value="28.4124176652855" calcext:value-type="float">
            <text:p>28,4124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48+24*RAND()" office:value-type="float" office:value="63.6822231737897" calcext:value-type="float">
            <text:p>63,6822</text:p>
          </table:table-cell>
          <table:table-cell table:number-columns-repeated="5"/>
          <table:table-cell office:value-type="float" office:value="1181" calcext:value-type="float">
            <text:p>1181</text:p>
          </table:table-cell>
          <table:table-cell table:formula="of:= (([.I1206]+[.P1206])/([.I1206]*[.P1206])) + [.B1206]" office:value-type="float" office:value="27.706943739207" calcext:value-type="float">
            <text:p>27,7069</text:p>
          </table:table-cell>
          <table:table-cell table:number-columns-repeated="10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27+6*RAND()" office:value-type="float" office:value="31.6112773704808" calcext:value-type="float">
            <text:p>31,6113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COM.MICROSOFT.NORM.INV(RAND();30;5)" office:value-type="float" office:value="27.0379768251336" calcext:value-type="float">
            <text:p>27,0380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48+24*RAND()" office:value-type="float" office:value="54.1080858344212" calcext:value-type="float">
            <text:p>54,1081</text:p>
          </table:table-cell>
          <table:table-cell table:number-columns-repeated="5"/>
          <table:table-cell office:value-type="float" office:value="1182" calcext:value-type="float">
            <text:p>1182</text:p>
          </table:table-cell>
          <table:table-cell table:formula="of:= (([.I1207]+[.P1207])/([.I1207]*[.P1207])) + [.B1207]" office:value-type="float" office:value="31.6667439123674" calcext:value-type="float">
            <text:p>31,6667</text:p>
          </table:table-cell>
          <table:table-cell table:number-columns-repeated="10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27+6*RAND()" office:value-type="float" office:value="30.2227169021498" calcext:value-type="float">
            <text:p>30,2227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COM.MICROSOFT.NORM.INV(RAND();30;5)" office:value-type="float" office:value="27.943390370144" calcext:value-type="float">
            <text:p>27,9434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48+24*RAND()" office:value-type="float" office:value="52.4690596656874" calcext:value-type="float">
            <text:p>52,4691</text:p>
          </table:table-cell>
          <table:table-cell table:number-columns-repeated="5"/>
          <table:table-cell office:value-type="float" office:value="1183" calcext:value-type="float">
            <text:p>1183</text:p>
          </table:table-cell>
          <table:table-cell table:formula="of:= (([.I1208]+[.P1208])/([.I1208]*[.P1208])) + [.B1208]" office:value-type="float" office:value="30.2775623914901" calcext:value-type="float">
            <text:p>30,2776</text:p>
          </table:table-cell>
          <table:table-cell table:number-columns-repeated="10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27+6*RAND()" office:value-type="float" office:value="31.2314986644778" calcext:value-type="float">
            <text:p>31,2315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COM.MICROSOFT.NORM.INV(RAND();30;5)" office:value-type="float" office:value="35.9634581495498" calcext:value-type="float">
            <text:p>35,9635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48+24*RAND()" office:value-type="float" office:value="52.2104916265234" calcext:value-type="float">
            <text:p>52,2105</text:p>
          </table:table-cell>
          <table:table-cell table:number-columns-repeated="5"/>
          <table:table-cell office:value-type="float" office:value="1184" calcext:value-type="float">
            <text:p>1184</text:p>
          </table:table-cell>
          <table:table-cell table:formula="of:= (([.I1209]+[.P1209])/([.I1209]*[.P1209])) + [.B1209]" office:value-type="float" office:value="31.2784579053093" calcext:value-type="float">
            <text:p>31,2785</text:p>
          </table:table-cell>
          <table:table-cell table:number-columns-repeated="10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27+6*RAND()" office:value-type="float" office:value="27.1356247568037" calcext:value-type="float">
            <text:p>27,1356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COM.MICROSOFT.NORM.INV(RAND();30;5)" office:value-type="float" office:value="25.7503320245183" calcext:value-type="float">
            <text:p>25,7503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48+24*RAND()" office:value-type="float" office:value="67.1431070538238" calcext:value-type="float">
            <text:p>67,1431</text:p>
          </table:table-cell>
          <table:table-cell table:number-columns-repeated="5"/>
          <table:table-cell office:value-type="float" office:value="1185" calcext:value-type="float">
            <text:p>1185</text:p>
          </table:table-cell>
          <table:table-cell table:formula="of:= (([.I1210]+[.P1210])/([.I1210]*[.P1210])) + [.B1210]" office:value-type="float" office:value="27.1893527691089" calcext:value-type="float">
            <text:p>27,1894</text:p>
          </table:table-cell>
          <table:table-cell table:number-columns-repeated="10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27+6*RAND()" office:value-type="float" office:value="32.493611213984" calcext:value-type="float">
            <text:p>32,4936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COM.MICROSOFT.NORM.INV(RAND();30;5)" office:value-type="float" office:value="28.6242468481347" calcext:value-type="float">
            <text:p>28,6242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48+24*RAND()" office:value-type="float" office:value="60.897409404628" calcext:value-type="float">
            <text:p>60,8974</text:p>
          </table:table-cell>
          <table:table-cell table:number-columns-repeated="5"/>
          <table:table-cell office:value-type="float" office:value="1186" calcext:value-type="float">
            <text:p>1186</text:p>
          </table:table-cell>
          <table:table-cell table:formula="of:= (([.I1211]+[.P1211])/([.I1211]*[.P1211])) + [.B1211]" office:value-type="float" office:value="32.5449676907611" calcext:value-type="float">
            <text:p>32,5450</text:p>
          </table:table-cell>
          <table:table-cell table:number-columns-repeated="10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27+6*RAND()" office:value-type="float" office:value="30.7770483589266" calcext:value-type="float">
            <text:p>30,7770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COM.MICROSOFT.NORM.INV(RAND();30;5)" office:value-type="float" office:value="28.0640292988335" calcext:value-type="float">
            <text:p>28,0640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48+24*RAND()" office:value-type="float" office:value="62.4820956671611" calcext:value-type="float">
            <text:p>62,4821</text:p>
          </table:table-cell>
          <table:table-cell table:number-columns-repeated="5"/>
          <table:table-cell office:value-type="float" office:value="1187" calcext:value-type="float">
            <text:p>1187</text:p>
          </table:table-cell>
          <table:table-cell table:formula="of:= (([.I1212]+[.P1212])/([.I1212]*[.P1212])) + [.B1212]" office:value-type="float" office:value="30.8286857457731" calcext:value-type="float">
            <text:p>30,8287</text:p>
          </table:table-cell>
          <table:table-cell table:number-columns-repeated="10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27+6*RAND()" office:value-type="float" office:value="29.7656895986293" calcext:value-type="float">
            <text:p>29,7657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COM.MICROSOFT.NORM.INV(RAND();30;5)" office:value-type="float" office:value="36.0848666616705" calcext:value-type="float">
            <text:p>36,0849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48+24*RAND()" office:value-type="float" office:value="67.2825353303924" calcext:value-type="float">
            <text:p>67,2825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formula="of:= (([.I1213]+[.P1213])/([.I1213]*[.P1213])) + [.B1213]" office:value-type="float" office:value="29.8082647448312" calcext:value-type="float">
            <text:p>29,8083</text:p>
          </table:table-cell>
          <table:table-cell table:number-columns-repeated="10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27+6*RAND()" office:value-type="float" office:value="31.7811111139599" calcext:value-type="float">
            <text:p>31,7811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COM.MICROSOFT.NORM.INV(RAND();30;5)" office:value-type="float" office:value="30.1130456778351" calcext:value-type="float">
            <text:p>30,1130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48+24*RAND()" office:value-type="float" office:value="69.4471831480041" calcext:value-type="float">
            <text:p>69,4472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formula="of:= (([.I1214]+[.P1214])/([.I1214]*[.P1214])) + [.B1214]" office:value-type="float" office:value="31.8287187446409" calcext:value-type="float">
            <text:p>31,8287</text:p>
          </table:table-cell>
          <table:table-cell table:number-columns-repeated="10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27+6*RAND()" office:value-type="float" office:value="30.1811023971532" calcext:value-type="float">
            <text:p>30,1811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COM.MICROSOFT.NORM.INV(RAND();30;5)" office:value-type="float" office:value="35.3058012637931" calcext:value-type="float">
            <text:p>35,3058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48+24*RAND()" office:value-type="float" office:value="68.985342736356" calcext:value-type="float">
            <text:p>68,9853</text:p>
          </table:table-cell>
          <table:table-cell table:number-columns-repeated="5"/>
          <table:table-cell office:value-type="float" office:value="1190" calcext:value-type="float">
            <text:p>1190</text:p>
          </table:table-cell>
          <table:table-cell table:formula="of:= (([.I1215]+[.P1215])/([.I1215]*[.P1215])) + [.B1215]" office:value-type="float" office:value="30.2239221871301" calcext:value-type="float">
            <text:p>30,2239</text:p>
          </table:table-cell>
          <table:table-cell table:number-columns-repeated="10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27+6*RAND()" office:value-type="float" office:value="27.3014489987399" calcext:value-type="float">
            <text:p>27,3014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COM.MICROSOFT.NORM.INV(RAND();30;5)" office:value-type="float" office:value="30.4231369166152" calcext:value-type="float">
            <text:p>30,4231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48+24*RAND()" office:value-type="float" office:value="62.2903492776677" calcext:value-type="float">
            <text:p>62,2903</text:p>
          </table:table-cell>
          <table:table-cell table:number-columns-repeated="5"/>
          <table:table-cell office:value-type="float" office:value="1191" calcext:value-type="float">
            <text:p>1191</text:p>
          </table:table-cell>
          <table:table-cell table:formula="of:= (([.I1216]+[.P1216])/([.I1216]*[.P1216])) + [.B1216]" office:value-type="float" office:value="27.3503725702279" calcext:value-type="float">
            <text:p>27,3504</text:p>
          </table:table-cell>
          <table:table-cell table:number-columns-repeated="10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27+6*RAND()" office:value-type="float" office:value="27.1892761804629" calcext:value-type="float">
            <text:p>27,1893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COM.MICROSOFT.NORM.INV(RAND();30;5)" office:value-type="float" office:value="24.3980344916939" calcext:value-type="float">
            <text:p>24,3980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48+24*RAND()" office:value-type="float" office:value="68.627893419005" calcext:value-type="float">
            <text:p>68,6279</text:p>
          </table:table-cell>
          <table:table-cell table:number-columns-repeated="5"/>
          <table:table-cell office:value-type="float" office:value="1192" calcext:value-type="float">
            <text:p>1192</text:p>
          </table:table-cell>
          <table:table-cell table:formula="of:= (([.I1217]+[.P1217])/([.I1217]*[.P1217])) + [.B1217]" office:value-type="float" office:value="27.2448344232947" calcext:value-type="float">
            <text:p>27,2448</text:p>
          </table:table-cell>
          <table:table-cell table:number-columns-repeated="10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27+6*RAND()" office:value-type="float" office:value="31.385788114043" calcext:value-type="float">
            <text:p>31,3858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COM.MICROSOFT.NORM.INV(RAND();30;5)" office:value-type="float" office:value="29.1821843676605" calcext:value-type="float">
            <text:p>29,1822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48+24*RAND()" office:value-type="float" office:value="50.9822961045429" calcext:value-type="float">
            <text:p>50,9823</text:p>
          </table:table-cell>
          <table:table-cell table:number-columns-repeated="5"/>
          <table:table-cell office:value-type="float" office:value="1193" calcext:value-type="float">
            <text:p>1193</text:p>
          </table:table-cell>
          <table:table-cell table:formula="of:= (([.I1218]+[.P1218])/([.I1218]*[.P1218])) + [.B1218]" office:value-type="float" office:value="31.4396702488861" calcext:value-type="float">
            <text:p>31,4397</text:p>
          </table:table-cell>
          <table:table-cell table:number-columns-repeated="10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27+6*RAND()" office:value-type="float" office:value="31.1731956617441" calcext:value-type="float">
            <text:p>31,1732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COM.MICROSOFT.NORM.INV(RAND();30;5)" office:value-type="float" office:value="26.2018116113814" calcext:value-type="float">
            <text:p>26,2018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48+24*RAND()" office:value-type="float" office:value="58.7222703946754" calcext:value-type="float">
            <text:p>58,7223</text:p>
          </table:table-cell>
          <table:table-cell table:number-columns-repeated="5"/>
          <table:table-cell office:value-type="float" office:value="1194" calcext:value-type="float">
            <text:p>1194</text:p>
          </table:table-cell>
          <table:table-cell table:formula="of:= (([.I1219]+[.P1219])/([.I1219]*[.P1219])) + [.B1219]" office:value-type="float" office:value="31.2283902760354" calcext:value-type="float">
            <text:p>31,2284</text:p>
          </table:table-cell>
          <table:table-cell table:number-columns-repeated="10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27+6*RAND()" office:value-type="float" office:value="28.3767099988181" calcext:value-type="float">
            <text:p>28,3767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COM.MICROSOFT.NORM.INV(RAND();30;5)" office:value-type="float" office:value="29.6501567478608" calcext:value-type="float">
            <text:p>29,6502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48+24*RAND()" office:value-type="float" office:value="61.8826950928196" calcext:value-type="float">
            <text:p>61,8827</text:p>
          </table:table-cell>
          <table:table-cell table:number-columns-repeated="5"/>
          <table:table-cell office:value-type="float" office:value="1195" calcext:value-type="float">
            <text:p>1195</text:p>
          </table:table-cell>
          <table:table-cell table:formula="of:= (([.I1220]+[.P1220])/([.I1220]*[.P1220])) + [.B1220]" office:value-type="float" office:value="28.4265962398048" calcext:value-type="float">
            <text:p>28,4266</text:p>
          </table:table-cell>
          <table:table-cell table:number-columns-repeated="10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27+6*RAND()" office:value-type="float" office:value="29.1436371265445" calcext:value-type="float">
            <text:p>29,143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COM.MICROSOFT.NORM.INV(RAND();30;5)" office:value-type="float" office:value="37.1740658390545" calcext:value-type="float">
            <text:p>37,1741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48+24*RAND()" office:value-type="float" office:value="69.0920569421724" calcext:value-type="float">
            <text:p>69,0921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formula="of:= (([.I1221]+[.P1221])/([.I1221]*[.P1221])) + [.B1221]" office:value-type="float" office:value="29.185011044525" calcext:value-type="float">
            <text:p>29,1850</text:p>
          </table:table-cell>
          <table:table-cell table:number-columns-repeated="10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27+6*RAND()" office:value-type="float" office:value="27.7727788870689" calcext:value-type="float">
            <text:p>27,7728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COM.MICROSOFT.NORM.INV(RAND();30;5)" office:value-type="float" office:value="31.8486279393834" calcext:value-type="float">
            <text:p>31,8486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48+24*RAND()" office:value-type="float" office:value="71.9808140946552" calcext:value-type="float">
            <text:p>71,9808</text:p>
          </table:table-cell>
          <table:table-cell table:number-columns-repeated="5"/>
          <table:table-cell office:value-type="float" office:value="1197" calcext:value-type="float">
            <text:p>1197</text:p>
          </table:table-cell>
          <table:table-cell table:formula="of:= (([.I1222]+[.P1222])/([.I1222]*[.P1222])) + [.B1222]" office:value-type="float" office:value="27.818070004795" calcext:value-type="float">
            <text:p>27,8181</text:p>
          </table:table-cell>
          <table:table-cell table:number-columns-repeated="10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27+6*RAND()" office:value-type="float" office:value="29.4754344646353" calcext:value-type="float">
            <text:p>29,4754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COM.MICROSOFT.NORM.INV(RAND();30;5)" office:value-type="float" office:value="32.7452523359431" calcext:value-type="float">
            <text:p>32,7453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48+24*RAND()" office:value-type="float" office:value="60.3014143360779" calcext:value-type="float">
            <text:p>60,3014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formula="of:= (([.I1223]+[.P1223])/([.I1223]*[.P1223])) + [.B1223]" office:value-type="float" office:value="29.5225566018551" calcext:value-type="float">
            <text:p>29,5226</text:p>
          </table:table-cell>
          <table:table-cell table:number-columns-repeated="10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27+6*RAND()" office:value-type="float" office:value="32.2974944652524" calcext:value-type="float">
            <text:p>32,2975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COM.MICROSOFT.NORM.INV(RAND();30;5)" office:value-type="float" office:value="26.7511996475873" calcext:value-type="float">
            <text:p>26,7512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48+24*RAND()" office:value-type="float" office:value="51.9230840792879" calcext:value-type="float">
            <text:p>51,9231</text:p>
          </table:table-cell>
          <table:table-cell table:number-columns-repeated="5"/>
          <table:table-cell office:value-type="float" office:value="1199" calcext:value-type="float">
            <text:p>1199</text:p>
          </table:table-cell>
          <table:table-cell table:formula="of:= (([.I1224]+[.P1224])/([.I1224]*[.P1224])) + [.B1224]" office:value-type="float" office:value="32.3541352229927" calcext:value-type="float">
            <text:p>32,3541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27+6*RAND()" office:value-type="float" office:value="30.5757593179587" calcext:value-type="float">
            <text:p>30,5758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COM.MICROSOFT.NORM.INV(RAND();30;5)" office:value-type="float" office:value="28.5827527347107" calcext:value-type="float">
            <text:p>28,5828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48+24*RAND()" office:value-type="float" office:value="67.3472583303228" calcext:value-type="float">
            <text:p>67,3473</text:p>
          </table:table-cell>
          <table:table-cell table:number-columns-repeated="5"/>
          <table:table-cell office:value-type="float" office:value="1200" calcext:value-type="float">
            <text:p>1200</text:p>
          </table:table-cell>
          <table:table-cell table:formula="of:= (([.I1225]+[.P1225])/([.I1225]*[.P1225])) + [.B1225]" office:value-type="float" office:value="30.6255938657488" calcext:value-type="float">
            <text:p>30,6256</text:p>
          </table:table-cell>
          <table:table-cell table:number-columns-repeated="10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27+6*RAND()" office:value-type="float" office:value="30.9923784413841" calcext:value-type="float">
            <text:p>30,9924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COM.MICROSOFT.NORM.INV(RAND();30;5)" office:value-type="float" office:value="27.9727854951827" calcext:value-type="float">
            <text:p>27,9728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48+24*RAND()" office:value-type="float" office:value="70.0887656891719" calcext:value-type="float">
            <text:p>70,0888</text:p>
          </table:table-cell>
          <table:table-cell table:number-columns-repeated="5"/>
          <table:table-cell office:value-type="float" office:value="1201" calcext:value-type="float">
            <text:p>1201</text:p>
          </table:table-cell>
          <table:table-cell table:formula="of:= (([.I1226]+[.P1226])/([.I1226]*[.P1226])) + [.B1226]" office:value-type="float" office:value="31.0423950950301" calcext:value-type="float">
            <text:p>31,0424</text:p>
          </table:table-cell>
          <table:table-cell table:number-columns-repeated="10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27+6*RAND()" office:value-type="float" office:value="28.7939199262764" calcext:value-type="float">
            <text:p>28,7939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COM.MICROSOFT.NORM.INV(RAND();30;5)" office:value-type="float" office:value="34.8761401826195" calcext:value-type="float">
            <text:p>34,8761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48+24*RAND()" office:value-type="float" office:value="51.9159176303074" calcext:value-type="float">
            <text:p>51,9159</text:p>
          </table:table-cell>
          <table:table-cell table:number-columns-repeated="5"/>
          <table:table-cell office:value-type="float" office:value="1202" calcext:value-type="float">
            <text:p>1202</text:p>
          </table:table-cell>
          <table:table-cell table:formula="of:= (([.I1227]+[.P1227])/([.I1227]*[.P1227])) + [.B1227]" office:value-type="float" office:value="28.8418547391308" calcext:value-type="float">
            <text:p>28,8419</text:p>
          </table:table-cell>
          <table:table-cell table:number-columns-repeated="10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27+6*RAND()" office:value-type="float" office:value="30.3379293463659" calcext:value-type="float">
            <text:p>30,3379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COM.MICROSOFT.NORM.INV(RAND();30;5)" office:value-type="float" office:value="29.4959412147564" calcext:value-type="float">
            <text:p>29,4959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48+24*RAND()" office:value-type="float" office:value="63.0575208244845" calcext:value-type="float">
            <text:p>63,0575</text:p>
          </table:table-cell>
          <table:table-cell table:number-columns-repeated="5"/>
          <table:table-cell office:value-type="float" office:value="1203" calcext:value-type="float">
            <text:p>1203</text:p>
          </table:table-cell>
          <table:table-cell table:formula="of:= (([.I1228]+[.P1228])/([.I1228]*[.P1228])) + [.B1228]" office:value-type="float" office:value="30.3876908525924" calcext:value-type="float">
            <text:p>30,3877</text:p>
          </table:table-cell>
          <table:table-cell table:number-columns-repeated="10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27+6*RAND()" office:value-type="float" office:value="28.0956294040661" calcext:value-type="float">
            <text:p>28,0956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COM.MICROSOFT.NORM.INV(RAND();30;5)" office:value-type="float" office:value="35.7131352796096" calcext:value-type="float">
            <text:p>35,7131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48+24*RAND()" office:value-type="float" office:value="52.5269070463255" calcext:value-type="float">
            <text:p>52,5269</text:p>
          </table:table-cell>
          <table:table-cell table:number-columns-repeated="5"/>
          <table:table-cell office:value-type="float" office:value="1204" calcext:value-type="float">
            <text:p>1204</text:p>
          </table:table-cell>
          <table:table-cell table:formula="of:= (([.I1229]+[.P1229])/([.I1229]*[.P1229])) + [.B1229]" office:value-type="float" office:value="28.1426681678906" calcext:value-type="float">
            <text:p>28,1427</text:p>
          </table:table-cell>
          <table:table-cell table:number-columns-repeated="10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27+6*RAND()" office:value-type="float" office:value="28.6845066135284" calcext:value-type="float">
            <text:p>28,6845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COM.MICROSOFT.NORM.INV(RAND();30;5)" office:value-type="float" office:value="21.1070496594034" calcext:value-type="float">
            <text:p>21,1070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48+24*RAND()" office:value-type="float" office:value="59.5827908618376" calcext:value-type="float">
            <text:p>59,5828</text:p>
          </table:table-cell>
          <table:table-cell table:number-columns-repeated="5"/>
          <table:table-cell office:value-type="float" office:value="1205" calcext:value-type="float">
            <text:p>1205</text:p>
          </table:table-cell>
          <table:table-cell table:formula="of:= (([.I1230]+[.P1230])/([.I1230]*[.P1230])) + [.B1230]" office:value-type="float" office:value="28.7486675188731" calcext:value-type="float">
            <text:p>28,7487</text:p>
          </table:table-cell>
          <table:table-cell table:number-columns-repeated="10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27+6*RAND()" office:value-type="float" office:value="28.0407047274057" calcext:value-type="float">
            <text:p>28,0407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COM.MICROSOFT.NORM.INV(RAND();30;5)" office:value-type="float" office:value="26.9201739339363" calcext:value-type="float">
            <text:p>26,9202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48+24*RAND()" office:value-type="float" office:value="50.6315991701558" calcext:value-type="float">
            <text:p>50,6316</text:p>
          </table:table-cell>
          <table:table-cell table:number-columns-repeated="5"/>
          <table:table-cell office:value-type="float" office:value="1206" calcext:value-type="float">
            <text:p>1206</text:p>
          </table:table-cell>
          <table:table-cell table:formula="of:= (([.I1231]+[.P1231])/([.I1231]*[.P1231])) + [.B1231]" office:value-type="float" office:value="28.0976021017825" calcext:value-type="float">
            <text:p>28,0976</text:p>
          </table:table-cell>
          <table:table-cell table:number-columns-repeated="10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27+6*RAND()" office:value-type="float" office:value="27.2031003653537" calcext:value-type="float">
            <text:p>27,2031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COM.MICROSOFT.NORM.INV(RAND();30;5)" office:value-type="float" office:value="26.7541665646845" calcext:value-type="float">
            <text:p>26,7542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48+24*RAND()" office:value-type="float" office:value="54.3712731236592" calcext:value-type="float">
            <text:p>54,3713</text:p>
          </table:table-cell>
          <table:table-cell table:number-columns-repeated="5"/>
          <table:table-cell office:value-type="float" office:value="1207" calcext:value-type="float">
            <text:p>1207</text:p>
          </table:table-cell>
          <table:table-cell table:formula="of:= (([.I1232]+[.P1232])/([.I1232]*[.P1232])) + [.B1232]" office:value-type="float" office:value="27.2588697862429" calcext:value-type="float">
            <text:p>27,2589</text:p>
          </table:table-cell>
          <table:table-cell table:number-columns-repeated="10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27+6*RAND()" office:value-type="float" office:value="31.0030208334792" calcext:value-type="float">
            <text:p>31,0030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COM.MICROSOFT.NORM.INV(RAND();30;5)" office:value-type="float" office:value="27.3820850611815" calcext:value-type="float">
            <text:p>27,3821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48+24*RAND()" office:value-type="float" office:value="49.476276925765" calcext:value-type="float">
            <text:p>49,4763</text:p>
          </table:table-cell>
          <table:table-cell table:number-columns-repeated="5"/>
          <table:table-cell office:value-type="float" office:value="1208" calcext:value-type="float">
            <text:p>1208</text:p>
          </table:table-cell>
          <table:table-cell table:formula="of:= (([.I1233]+[.P1233])/([.I1233]*[.P1233])) + [.B1233]" office:value-type="float" office:value="31.0597527686047" calcext:value-type="float">
            <text:p>31,0598</text:p>
          </table:table-cell>
          <table:table-cell table:number-columns-repeated="10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27+6*RAND()" office:value-type="float" office:value="30.7564804118592" calcext:value-type="float">
            <text:p>30,7565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COM.MICROSOFT.NORM.INV(RAND();30;5)" office:value-type="float" office:value="28.4776159577317" calcext:value-type="float">
            <text:p>28,4776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48+24*RAND()" office:value-type="float" office:value="70.9084025798366" calcext:value-type="float">
            <text:p>70,9084</text:p>
          </table:table-cell>
          <table:table-cell table:number-columns-repeated="5"/>
          <table:table-cell office:value-type="float" office:value="1209" calcext:value-type="float">
            <text:p>1209</text:p>
          </table:table-cell>
          <table:table-cell table:formula="of:= (([.I1234]+[.P1234])/([.I1234]*[.P1234])) + [.B1234]" office:value-type="float" office:value="30.805698411889" calcext:value-type="float">
            <text:p>30,8057</text:p>
          </table:table-cell>
          <table:table-cell table:number-columns-repeated="10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27+6*RAND()" office:value-type="float" office:value="28.4486311215442" calcext:value-type="float">
            <text:p>28,4486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COM.MICROSOFT.NORM.INV(RAND();30;5)" office:value-type="float" office:value="29.9662747805607" calcext:value-type="float">
            <text:p>29,9663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48+24*RAND()" office:value-type="float" office:value="50.4688568366692" calcext:value-type="float">
            <text:p>50,4689</text:p>
          </table:table-cell>
          <table:table-cell table:number-columns-repeated="5"/>
          <table:table-cell office:value-type="float" office:value="1210" calcext:value-type="float">
            <text:p>1210</text:p>
          </table:table-cell>
          <table:table-cell table:formula="of:= (([.I1235]+[.P1235])/([.I1235]*[.P1235])) + [.B1235]" office:value-type="float" office:value="28.5018161690582" calcext:value-type="float">
            <text:p>28,5018</text:p>
          </table:table-cell>
          <table:table-cell table:number-columns-repeated="10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27+6*RAND()" office:value-type="float" office:value="28.7588110438082" calcext:value-type="float">
            <text:p>28,7588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COM.MICROSOFT.NORM.INV(RAND();30;5)" office:value-type="float" office:value="28.8872895658414" calcext:value-type="float">
            <text:p>28,8873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48+24*RAND()" office:value-type="float" office:value="59.2706740284339" calcext:value-type="float">
            <text:p>59,2707</text:p>
          </table:table-cell>
          <table:table-cell table:number-columns-repeated="5"/>
          <table:table-cell office:value-type="float" office:value="1211" calcext:value-type="float">
            <text:p>1211</text:p>
          </table:table-cell>
          <table:table-cell table:formula="of:= (([.I1236]+[.P1236])/([.I1236]*[.P1236])) + [.B1236]" office:value-type="float" office:value="28.8103000949705" calcext:value-type="float">
            <text:p>28,8103</text:p>
          </table:table-cell>
          <table:table-cell table:number-columns-repeated="10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27+6*RAND()" office:value-type="float" office:value="31.3374647574965" calcext:value-type="float">
            <text:p>31,3375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COM.MICROSOFT.NORM.INV(RAND();30;5)" office:value-type="float" office:value="26.2842503556343" calcext:value-type="float">
            <text:p>26,2843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48+24*RAND()" office:value-type="float" office:value="58.2190564172342" calcext:value-type="float">
            <text:p>58,2191</text:p>
          </table:table-cell>
          <table:table-cell table:number-columns-repeated="5"/>
          <table:table-cell office:value-type="float" office:value="1212" calcext:value-type="float">
            <text:p>1212</text:p>
          </table:table-cell>
          <table:table-cell table:formula="of:= (([.I1237]+[.P1237])/([.I1237]*[.P1237])) + [.B1237]" office:value-type="float" office:value="31.3926868611138" calcext:value-type="float">
            <text:p>31,3927</text:p>
          </table:table-cell>
          <table:table-cell table:number-columns-repeated="10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27+6*RAND()" office:value-type="float" office:value="27.9740980917122" calcext:value-type="float">
            <text:p>27,9741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COM.MICROSOFT.NORM.INV(RAND();30;5)" office:value-type="float" office:value="23.1380771798217" calcext:value-type="float">
            <text:p>23,1381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48+24*RAND()" office:value-type="float" office:value="53.9789261324331" calcext:value-type="float">
            <text:p>53,9789</text:p>
          </table:table-cell>
          <table:table-cell table:number-columns-repeated="5"/>
          <table:table-cell office:value-type="float" office:value="1213" calcext:value-type="float">
            <text:p>1213</text:p>
          </table:table-cell>
          <table:table-cell table:formula="of:= (([.I1238]+[.P1238])/([.I1238]*[.P1238])) + [.B1238]" office:value-type="float" office:value="28.0358426430546" calcext:value-type="float">
            <text:p>28,0358</text:p>
          </table:table-cell>
          <table:table-cell table:number-columns-repeated="10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27+6*RAND()" office:value-type="float" office:value="31.2457167834509" calcext:value-type="float">
            <text:p>31,2457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COM.MICROSOFT.NORM.INV(RAND();30;5)" office:value-type="float" office:value="33.1791743483965" calcext:value-type="float">
            <text:p>33,1792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48+24*RAND()" office:value-type="float" office:value="51.8787863748148" calcext:value-type="float">
            <text:p>51,8788</text:p>
          </table:table-cell>
          <table:table-cell table:number-columns-repeated="5"/>
          <table:table-cell office:value-type="float" office:value="1214" calcext:value-type="float">
            <text:p>1214</text:p>
          </table:table-cell>
          <table:table-cell table:formula="of:= (([.I1239]+[.P1239])/([.I1239]*[.P1239])) + [.B1239]" office:value-type="float" office:value="31.2951318726668" calcext:value-type="float">
            <text:p>31,2951</text:p>
          </table:table-cell>
          <table:table-cell table:number-columns-repeated="10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27+6*RAND()" office:value-type="float" office:value="31.8473954836372" calcext:value-type="float">
            <text:p>31,8474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COM.MICROSOFT.NORM.INV(RAND();30;5)" office:value-type="float" office:value="27.1713918257255" calcext:value-type="float">
            <text:p>27,1714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48+24*RAND()" office:value-type="float" office:value="51.1338152932003" calcext:value-type="float">
            <text:p>51,1338</text:p>
          </table:table-cell>
          <table:table-cell table:number-columns-repeated="5"/>
          <table:table-cell office:value-type="float" office:value="1215" calcext:value-type="float">
            <text:p>1215</text:p>
          </table:table-cell>
          <table:table-cell table:formula="of:= (([.I1240]+[.P1240])/([.I1240]*[.P1240])) + [.B1240]" office:value-type="float" office:value="31.9037554284289" calcext:value-type="float">
            <text:p>31,9038</text:p>
          </table:table-cell>
          <table:table-cell table:number-columns-repeated="10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27+6*RAND()" office:value-type="float" office:value="29.8291885892395" calcext:value-type="float">
            <text:p>29,8292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COM.MICROSOFT.NORM.INV(RAND();30;5)" office:value-type="float" office:value="25.0722406595544" calcext:value-type="float">
            <text:p>25,0722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48+24*RAND()" office:value-type="float" office:value="52.1438640793785" calcext:value-type="float">
            <text:p>52,1439</text:p>
          </table:table-cell>
          <table:table-cell table:number-columns-repeated="5"/>
          <table:table-cell office:value-type="float" office:value="1216" calcext:value-type="float">
            <text:p>1216</text:p>
          </table:table-cell>
          <table:table-cell table:formula="of:= (([.I1241]+[.P1241])/([.I1241]*[.P1241])) + [.B1241]" office:value-type="float" office:value="29.8882510490683" calcext:value-type="float">
            <text:p>29,8883</text:p>
          </table:table-cell>
          <table:table-cell table:number-columns-repeated="10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27+6*RAND()" office:value-type="float" office:value="29.6132616985124" calcext:value-type="float">
            <text:p>29,6133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COM.MICROSOFT.NORM.INV(RAND();30;5)" office:value-type="float" office:value="27.4162474311876" calcext:value-type="float">
            <text:p>27,4162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48+24*RAND()" office:value-type="float" office:value="51.4582321839407" calcext:value-type="float">
            <text:p>51,4582</text:p>
          </table:table-cell>
          <table:table-cell table:number-columns-repeated="5"/>
          <table:table-cell office:value-type="float" office:value="1217" calcext:value-type="float">
            <text:p>1217</text:p>
          </table:table-cell>
          <table:table-cell table:formula="of:= (([.I1242]+[.P1242])/([.I1242]*[.P1242])) + [.B1242]" office:value-type="float" office:value="29.6691696569703" calcext:value-type="float">
            <text:p>29,6692</text:p>
          </table:table-cell>
          <table:table-cell table:number-columns-repeated="10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27+6*RAND()" office:value-type="float" office:value="32.8443720017094" calcext:value-type="float">
            <text:p>32,8444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COM.MICROSOFT.NORM.INV(RAND();30;5)" office:value-type="float" office:value="14.8437671979574" calcext:value-type="float">
            <text:p>14,8438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48+24*RAND()" office:value-type="float" office:value="59.6120287114754" calcext:value-type="float">
            <text:p>59,6120</text:p>
          </table:table-cell>
          <table:table-cell table:number-columns-repeated="5"/>
          <table:table-cell office:value-type="float" office:value="1218" calcext:value-type="float">
            <text:p>1218</text:p>
          </table:table-cell>
          <table:table-cell table:formula="of:= (([.I1243]+[.P1243])/([.I1243]*[.P1243])) + [.B1243]" office:value-type="float" office:value="32.9285154825733" calcext:value-type="float">
            <text:p>32,9285</text:p>
          </table:table-cell>
          <table:table-cell table:number-columns-repeated="10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27+6*RAND()" office:value-type="float" office:value="31.8057191746775" calcext:value-type="float">
            <text:p>31,8057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COM.MICROSOFT.NORM.INV(RAND();30;5)" office:value-type="float" office:value="29.2846162352858" calcext:value-type="float">
            <text:p>29,2846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48+24*RAND()" office:value-type="float" office:value="71.843298249878" calcext:value-type="float">
            <text:p>71,8433</text:p>
          </table:table-cell>
          <table:table-cell table:number-columns-repeated="5"/>
          <table:table-cell office:value-type="float" office:value="1219" calcext:value-type="float">
            <text:p>1219</text:p>
          </table:table-cell>
          <table:table-cell table:formula="of:= (([.I1244]+[.P1244])/([.I1244]*[.P1244])) + [.B1244]" office:value-type="float" office:value="31.8537859792677" calcext:value-type="float">
            <text:p>31,8538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27+6*RAND()" office:value-type="float" office:value="29.9634028093424" calcext:value-type="float">
            <text:p>29,9634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COM.MICROSOFT.NORM.INV(RAND();30;5)" office:value-type="float" office:value="29.2866867150437" calcext:value-type="float">
            <text:p>29,2867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48+24*RAND()" office:value-type="float" office:value="57.7805822761729" calcext:value-type="float">
            <text:p>57,7806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formula="of:= (([.I1245]+[.P1245])/([.I1245]*[.P1245])) + [.B1245]" office:value-type="float" office:value="30.014854869261" calcext:value-type="float">
            <text:p>30,0149</text:p>
          </table:table-cell>
          <table:table-cell table:number-columns-repeated="10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27+6*RAND()" office:value-type="float" office:value="32.6819518140983" calcext:value-type="float">
            <text:p>32,6820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COM.MICROSOFT.NORM.INV(RAND();30;5)" office:value-type="float" office:value="32.4272568654681" calcext:value-type="float">
            <text:p>32,4273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48+24*RAND()" office:value-type="float" office:value="65.0066370768473" calcext:value-type="float">
            <text:p>65,0066</text:p>
          </table:table-cell>
          <table:table-cell table:number-columns-repeated="5"/>
          <table:table-cell office:value-type="float" office:value="1221" calcext:value-type="float">
            <text:p>1221</text:p>
          </table:table-cell>
          <table:table-cell table:formula="of:= (([.I1246]+[.P1246])/([.I1246]*[.P1246])) + [.B1246]" office:value-type="float" office:value="32.7281731132389" calcext:value-type="float">
            <text:p>32,7282</text:p>
          </table:table-cell>
          <table:table-cell table:number-columns-repeated="10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27+6*RAND()" office:value-type="float" office:value="27.243286853889" calcext:value-type="float">
            <text:p>27,2433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COM.MICROSOFT.NORM.INV(RAND();30;5)" office:value-type="float" office:value="18.1782387240149" calcext:value-type="float">
            <text:p>18,1782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48+24*RAND()" office:value-type="float" office:value="68.5958196753636" calcext:value-type="float">
            <text:p>68,5958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formula="of:= (([.I1247]+[.P1247])/([.I1247]*[.P1247])) + [.B1247]" office:value-type="float" office:value="27.3128758317146" calcext:value-type="float">
            <text:p>27,3129</text:p>
          </table:table-cell>
          <table:table-cell table:number-columns-repeated="10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27+6*RAND()" office:value-type="float" office:value="32.7016000554431" calcext:value-type="float">
            <text:p>32,7016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COM.MICROSOFT.NORM.INV(RAND();30;5)" office:value-type="float" office:value="26.8482159713774" calcext:value-type="float">
            <text:p>26,8482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48+24*RAND()" office:value-type="float" office:value="64.9222889849916" calcext:value-type="float">
            <text:p>64,9223</text:p>
          </table:table-cell>
          <table:table-cell table:number-columns-repeated="5"/>
          <table:table-cell office:value-type="float" office:value="1223" calcext:value-type="float">
            <text:p>1223</text:p>
          </table:table-cell>
          <table:table-cell table:formula="of:= (([.I1248]+[.P1248])/([.I1248]*[.P1248])) + [.B1248]" office:value-type="float" office:value="32.7542495086535" calcext:value-type="float">
            <text:p>32,7542</text:p>
          </table:table-cell>
          <table:table-cell table:number-columns-repeated="10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27+6*RAND()" office:value-type="float" office:value="29.2710042956751" calcext:value-type="float">
            <text:p>29,2710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COM.MICROSOFT.NORM.INV(RAND();30;5)" office:value-type="float" office:value="36.4501626841111" calcext:value-type="float">
            <text:p>36,4502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48+24*RAND()" office:value-type="float" office:value="51.0920300418511" calcext:value-type="float">
            <text:p>51,0920</text:p>
          </table:table-cell>
          <table:table-cell table:number-columns-repeated="5"/>
          <table:table-cell office:value-type="float" office:value="1224" calcext:value-type="float">
            <text:p>1224</text:p>
          </table:table-cell>
          <table:table-cell table:formula="of:= (([.I1249]+[.P1249])/([.I1249]*[.P1249])) + [.B1249]" office:value-type="float" office:value="29.3180115397869" calcext:value-type="float">
            <text:p>29,3180</text:p>
          </table:table-cell>
          <table:table-cell table:number-columns-repeated="10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27+6*RAND()" office:value-type="float" office:value="27.5199966228101" calcext:value-type="float">
            <text:p>27,5200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COM.MICROSOFT.NORM.INV(RAND();30;5)" office:value-type="float" office:value="31.9516966252817" calcext:value-type="float">
            <text:p>31,9517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48+24*RAND()" office:value-type="float" office:value="54.2288405941799" calcext:value-type="float">
            <text:p>54,2288</text:p>
          </table:table-cell>
          <table:table-cell table:number-columns-repeated="5"/>
          <table:table-cell office:value-type="float" office:value="1225" calcext:value-type="float">
            <text:p>1225</text:p>
          </table:table-cell>
          <table:table-cell table:formula="of:= (([.I1250]+[.P1250])/([.I1250]*[.P1250])) + [.B1250]" office:value-type="float" office:value="27.5697342375027" calcext:value-type="float">
            <text:p>27,5697</text:p>
          </table:table-cell>
          <table:table-cell table:number-columns-repeated="10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27+6*RAND()" office:value-type="float" office:value="30.0497867173981" calcext:value-type="float">
            <text:p>30,0498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COM.MICROSOFT.NORM.INV(RAND();30;5)" office:value-type="float" office:value="30.6251323103325" calcext:value-type="float">
            <text:p>30,6251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48+24*RAND()" office:value-type="float" office:value="55.4133213283494" calcext:value-type="float">
            <text:p>55,4133</text:p>
          </table:table-cell>
          <table:table-cell table:number-columns-repeated="5"/>
          <table:table-cell office:value-type="float" office:value="1226" calcext:value-type="float">
            <text:p>1226</text:p>
          </table:table-cell>
          <table:table-cell table:formula="of:= (([.I1251]+[.P1251])/([.I1251]*[.P1251])) + [.B1251]" office:value-type="float" office:value="30.1004858397281" calcext:value-type="float">
            <text:p>30,1005</text:p>
          </table:table-cell>
          <table:table-cell table:number-columns-repeated="10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27+6*RAND()" office:value-type="float" office:value="32.777693084674" calcext:value-type="float">
            <text:p>32,7777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COM.MICROSOFT.NORM.INV(RAND();30;5)" office:value-type="float" office:value="25.646857589878" calcext:value-type="float">
            <text:p>25,6469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48+24*RAND()" office:value-type="float" office:value="56.0944844791666" calcext:value-type="float">
            <text:p>56,0945</text:p>
          </table:table-cell>
          <table:table-cell table:number-columns-repeated="5"/>
          <table:table-cell office:value-type="float" office:value="1227" calcext:value-type="float">
            <text:p>1227</text:p>
          </table:table-cell>
          <table:table-cell table:formula="of:= (([.I1252]+[.P1252])/([.I1252]*[.P1252])) + [.B1252]" office:value-type="float" office:value="32.8345112809233" calcext:value-type="float">
            <text:p>32,8345</text:p>
          </table:table-cell>
          <table:table-cell table:number-columns-repeated="10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27+6*RAND()" office:value-type="float" office:value="27.8285937944893" calcext:value-type="float">
            <text:p>27,8286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COM.MICROSOFT.NORM.INV(RAND();30;5)" office:value-type="float" office:value="30.7007479002808" calcext:value-type="float">
            <text:p>30,7007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48+24*RAND()" office:value-type="float" office:value="60.2515766518191" calcext:value-type="float">
            <text:p>60,2516</text:p>
          </table:table-cell>
          <table:table-cell table:number-columns-repeated="5"/>
          <table:table-cell office:value-type="float" office:value="1228" calcext:value-type="float">
            <text:p>1228</text:p>
          </table:table-cell>
          <table:table-cell table:formula="of:= (([.I1253]+[.P1253])/([.I1253]*[.P1253])) + [.B1253]" office:value-type="float" office:value="27.8777633669273" calcext:value-type="float">
            <text:p>27,8778</text:p>
          </table:table-cell>
          <table:table-cell table:number-columns-repeated="10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27+6*RAND()" office:value-type="float" office:value="31.1615061254706" calcext:value-type="float">
            <text:p>31,1615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COM.MICROSOFT.NORM.INV(RAND();30;5)" office:value-type="float" office:value="18.9065055108044" calcext:value-type="float">
            <text:p>18,9065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48+24*RAND()" office:value-type="float" office:value="60.5586061282083" calcext:value-type="float">
            <text:p>60,5586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table:formula="of:= (([.I1254]+[.P1254])/([.I1254]*[.P1254])) + [.B1254]" office:value-type="float" office:value="31.2309109022463" calcext:value-type="float">
            <text:p>31,2309</text:p>
          </table:table-cell>
          <table:table-cell table:number-columns-repeated="10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27+6*RAND()" office:value-type="float" office:value="32.6489869903307" calcext:value-type="float">
            <text:p>32,6490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COM.MICROSOFT.NORM.INV(RAND();30;5)" office:value-type="float" office:value="20.0029738837372" calcext:value-type="float">
            <text:p>20,0030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48+24*RAND()" office:value-type="float" office:value="52.1099877180532" calcext:value-type="float">
            <text:p>52,1100</text:p>
          </table:table-cell>
          <table:table-cell table:number-columns-repeated="5"/>
          <table:table-cell office:value-type="float" office:value="1230" calcext:value-type="float">
            <text:p>1230</text:p>
          </table:table-cell>
          <table:table-cell table:formula="of:= (([.I1255]+[.P1255])/([.I1255]*[.P1255])) + [.B1255]" office:value-type="float" office:value="32.7181697358803" calcext:value-type="float">
            <text:p>32,7182</text:p>
          </table:table-cell>
          <table:table-cell table:number-columns-repeated="10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27+6*RAND()" office:value-type="float" office:value="31.8606715954375" calcext:value-type="float">
            <text:p>31,8607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COM.MICROSOFT.NORM.INV(RAND();30;5)" office:value-type="float" office:value="24.4141552365935" calcext:value-type="float">
            <text:p>24,4142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48+24*RAND()" office:value-type="float" office:value="62.4177368888631" calcext:value-type="float">
            <text:p>62,4177</text:p>
          </table:table-cell>
          <table:table-cell table:number-columns-repeated="5"/>
          <table:table-cell office:value-type="float" office:value="1231" calcext:value-type="float">
            <text:p>1231</text:p>
          </table:table-cell>
          <table:table-cell table:formula="of:= (([.I1256]+[.P1256])/([.I1256]*[.P1256])) + [.B1256]" office:value-type="float" office:value="31.9176525269634" calcext:value-type="float">
            <text:p>31,9177</text:p>
          </table:table-cell>
          <table:table-cell table:number-columns-repeated="10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27+6*RAND()" office:value-type="float" office:value="28.5908347635996" calcext:value-type="float">
            <text:p>28,5908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COM.MICROSOFT.NORM.INV(RAND();30;5)" office:value-type="float" office:value="31.3397638742274" calcext:value-type="float">
            <text:p>31,3398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48+24*RAND()" office:value-type="float" office:value="70.0947762234137" calcext:value-type="float">
            <text:p>70,0948</text:p>
          </table:table-cell>
          <table:table-cell table:number-columns-repeated="5"/>
          <table:table-cell office:value-type="float" office:value="1232" calcext:value-type="float">
            <text:p>1232</text:p>
          </table:table-cell>
          <table:table-cell table:formula="of:= (([.I1257]+[.P1257])/([.I1257]*[.P1257])) + [.B1257]" office:value-type="float" office:value="28.637009507018" calcext:value-type="float">
            <text:p>28,6370</text:p>
          </table:table-cell>
          <table:table-cell table:number-columns-repeated="10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27+6*RAND()" office:value-type="float" office:value="30.2193348237779" calcext:value-type="float">
            <text:p>30,2193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COM.MICROSOFT.NORM.INV(RAND();30;5)" office:value-type="float" office:value="23.329205603647" calcext:value-type="float">
            <text:p>23,3292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48+24*RAND()" office:value-type="float" office:value="57.5578857483342" calcext:value-type="float">
            <text:p>57,5579</text:p>
          </table:table-cell>
          <table:table-cell table:number-columns-repeated="5"/>
          <table:table-cell office:value-type="float" office:value="1233" calcext:value-type="float">
            <text:p>1233</text:p>
          </table:table-cell>
          <table:table-cell table:formula="of:= (([.I1258]+[.P1258])/([.I1258]*[.P1258])) + [.B1258]" office:value-type="float" office:value="30.2795733634995" calcext:value-type="float">
            <text:p>30,2796</text:p>
          </table:table-cell>
          <table:table-cell table:number-columns-repeated="10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27+6*RAND()" office:value-type="float" office:value="32.3235501002055" calcext:value-type="float">
            <text:p>32,3236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COM.MICROSOFT.NORM.INV(RAND();30;5)" office:value-type="float" office:value="29.7395253046891" calcext:value-type="float">
            <text:p>29,7395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48+24*RAND()" office:value-type="float" office:value="52.5185459861532" calcext:value-type="float">
            <text:p>52,5185</text:p>
          </table:table-cell>
          <table:table-cell table:number-columns-repeated="5"/>
          <table:table-cell office:value-type="float" office:value="1234" calcext:value-type="float">
            <text:p>1234</text:p>
          </table:table-cell>
          <table:table-cell table:formula="of:= (([.I1259]+[.P1259])/([.I1259]*[.P1259])) + [.B1259]" office:value-type="float" office:value="32.3762162774515" calcext:value-type="float">
            <text:p>32,3762</text:p>
          </table:table-cell>
          <table:table-cell table:number-columns-repeated="10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27+6*RAND()" office:value-type="float" office:value="27.8761261228938" calcext:value-type="float">
            <text:p>27,8761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COM.MICROSOFT.NORM.INV(RAND();30;5)" office:value-type="float" office:value="22.2849628850728" calcext:value-type="float">
            <text:p>22,2850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48+24*RAND()" office:value-type="float" office:value="69.2355751013383" calcext:value-type="float">
            <text:p>69,2356</text:p>
          </table:table-cell>
          <table:table-cell table:number-columns-repeated="5"/>
          <table:table-cell office:value-type="float" office:value="1235" calcext:value-type="float">
            <text:p>1235</text:p>
          </table:table-cell>
          <table:table-cell table:formula="of:= (([.I1260]+[.P1260])/([.I1260]*[.P1260])) + [.B1260]" office:value-type="float" office:value="27.9354428725529" calcext:value-type="float">
            <text:p>27,9354</text:p>
          </table:table-cell>
          <table:table-cell table:number-columns-repeated="10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27+6*RAND()" office:value-type="float" office:value="29.5211491507944" calcext:value-type="float">
            <text:p>29,5211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COM.MICROSOFT.NORM.INV(RAND();30;5)" office:value-type="float" office:value="33.5018038320022" calcext:value-type="float">
            <text:p>33,5018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48+24*RAND()" office:value-type="float" office:value="69.3032585894689" calcext:value-type="float">
            <text:p>69,3033</text:p>
          </table:table-cell>
          <table:table-cell table:number-columns-repeated="5"/>
          <table:table-cell office:value-type="float" office:value="1236" calcext:value-type="float">
            <text:p>1236</text:p>
          </table:table-cell>
          <table:table-cell table:formula="of:= (([.I1261]+[.P1261])/([.I1261]*[.P1261])) + [.B1261]" office:value-type="float" office:value="29.5654276257554" calcext:value-type="float">
            <text:p>29,5654</text:p>
          </table:table-cell>
          <table:table-cell table:number-columns-repeated="10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27+6*RAND()" office:value-type="float" office:value="27.0995936694089" calcext:value-type="float">
            <text:p>27,0996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COM.MICROSOFT.NORM.INV(RAND();30;5)" office:value-type="float" office:value="33.3582394792108" calcext:value-type="float">
            <text:p>33,3582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48+24*RAND()" office:value-type="float" office:value="70.1990700708702" calcext:value-type="float">
            <text:p>70,1991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formula="of:= (([.I1262]+[.P1262])/([.I1262]*[.P1262])) + [.B1262]" office:value-type="float" office:value="27.1438164735628" calcext:value-type="float">
            <text:p>27,1438</text:p>
          </table:table-cell>
          <table:table-cell table:number-columns-repeated="10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27+6*RAND()" office:value-type="float" office:value="30.4203456428368" calcext:value-type="float">
            <text:p>30,4203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COM.MICROSOFT.NORM.INV(RAND();30;5)" office:value-type="float" office:value="30.5628166401164" calcext:value-type="float">
            <text:p>30,5628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48+24*RAND()" office:value-type="float" office:value="65.2414663201198" calcext:value-type="float">
            <text:p>65,2415</text:p>
          </table:table-cell>
          <table:table-cell table:number-columns-repeated="5"/>
          <table:table-cell office:value-type="float" office:value="1238" calcext:value-type="float">
            <text:p>1238</text:p>
          </table:table-cell>
          <table:table-cell table:formula="of:= (([.I1263]+[.P1263])/([.I1263]*[.P1263])) + [.B1263]" office:value-type="float" office:value="30.4683928153684" calcext:value-type="float">
            <text:p>30,4684</text:p>
          </table:table-cell>
          <table:table-cell table:number-columns-repeated="10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27+6*RAND()" office:value-type="float" office:value="31.2831763538998" calcext:value-type="float">
            <text:p>31,2832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COM.MICROSOFT.NORM.INV(RAND();30;5)" office:value-type="float" office:value="35.9903521557384" calcext:value-type="float">
            <text:p>35,9904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48+24*RAND()" office:value-type="float" office:value="69.2641402473673" calcext:value-type="float">
            <text:p>69,2641</text:p>
          </table:table-cell>
          <table:table-cell table:number-columns-repeated="5"/>
          <table:table-cell office:value-type="float" office:value="1239" calcext:value-type="float">
            <text:p>1239</text:p>
          </table:table-cell>
          <table:table-cell table:formula="of:= (([.I1264]+[.P1264])/([.I1264]*[.P1264])) + [.B1264]" office:value-type="float" office:value="31.3253990632016" calcext:value-type="float">
            <text:p>31,3254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27+6*RAND()" office:value-type="float" office:value="31.9728428672534" calcext:value-type="float">
            <text:p>31,9728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COM.MICROSOFT.NORM.INV(RAND();30;5)" office:value-type="float" office:value="28.3194902468741" calcext:value-type="float">
            <text:p>28,3195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48+24*RAND()" office:value-type="float" office:value="61.3723735241219" calcext:value-type="float">
            <text:p>61,3724</text:p>
          </table:table-cell>
          <table:table-cell table:number-columns-repeated="5"/>
          <table:table-cell office:value-type="float" office:value="1240" calcext:value-type="float">
            <text:p>1240</text:p>
          </table:table-cell>
          <table:table-cell table:formula="of:= (([.I1265]+[.P1265])/([.I1265]*[.P1265])) + [.B1265]" office:value-type="float" office:value="32.024448213618" calcext:value-type="float">
            <text:p>32,0244</text:p>
          </table:table-cell>
          <table:table-cell table:number-columns-repeated="10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27+6*RAND()" office:value-type="float" office:value="30.8365622840356" calcext:value-type="float">
            <text:p>30,8366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COM.MICROSOFT.NORM.INV(RAND();30;5)" office:value-type="float" office:value="35.2438171539321" calcext:value-type="float">
            <text:p>35,2438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48+24*RAND()" office:value-type="float" office:value="64.3356567872688" calcext:value-type="float">
            <text:p>64,3357</text:p>
          </table:table-cell>
          <table:table-cell table:number-columns-repeated="5"/>
          <table:table-cell office:value-type="float" office:value="1241" calcext:value-type="float">
            <text:p>1241</text:p>
          </table:table-cell>
          <table:table-cell table:formula="of:= (([.I1266]+[.P1266])/([.I1266]*[.P1266])) + [.B1266]" office:value-type="float" office:value="30.8804795352027" calcext:value-type="float">
            <text:p>30,8805</text:p>
          </table:table-cell>
          <table:table-cell table:number-columns-repeated="10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27+6*RAND()" office:value-type="float" office:value="31.7693406029139" calcext:value-type="float">
            <text:p>31,7693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COM.MICROSOFT.NORM.INV(RAND();30;5)" office:value-type="float" office:value="33.8142650006823" calcext:value-type="float">
            <text:p>33,8143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48+24*RAND()" office:value-type="float" office:value="71.9561664937064" calcext:value-type="float">
            <text:p>71,9562</text:p>
          </table:table-cell>
          <table:table-cell table:number-columns-repeated="5"/>
          <table:table-cell office:value-type="float" office:value="1242" calcext:value-type="float">
            <text:p>1242</text:p>
          </table:table-cell>
          <table:table-cell table:formula="of:= (([.I1267]+[.P1267])/([.I1267]*[.P1267])) + [.B1267]" office:value-type="float" office:value="31.8128112701421" calcext:value-type="float">
            <text:p>31,8128</text:p>
          </table:table-cell>
          <table:table-cell table:number-columns-repeated="10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27+6*RAND()" office:value-type="float" office:value="32.4232511648443" calcext:value-type="float">
            <text:p>32,4233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COM.MICROSOFT.NORM.INV(RAND();30;5)" office:value-type="float" office:value="28.7925038847396" calcext:value-type="float">
            <text:p>28,7925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48+24*RAND()" office:value-type="float" office:value="60.2772377198562" calcext:value-type="float">
            <text:p>60,2772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formula="of:= (([.I1268]+[.P1268])/([.I1268]*[.P1268])) + [.B1268]" office:value-type="float" office:value="32.4745724373703" calcext:value-type="float">
            <text:p>32,4746</text:p>
          </table:table-cell>
          <table:table-cell table:number-columns-repeated="10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27+6*RAND()" office:value-type="float" office:value="28.0950259140227" calcext:value-type="float">
            <text:p>28,0950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COM.MICROSOFT.NORM.INV(RAND();30;5)" office:value-type="float" office:value="29.6008258351528" calcext:value-type="float">
            <text:p>29,6008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48+24*RAND()" office:value-type="float" office:value="52.5049387486652" calcext:value-type="float">
            <text:p>52,5049</text:p>
          </table:table-cell>
          <table:table-cell table:number-columns-repeated="5"/>
          <table:table-cell office:value-type="float" office:value="1244" calcext:value-type="float">
            <text:p>1244</text:p>
          </table:table-cell>
          <table:table-cell table:formula="of:= (([.I1269]+[.P1269])/([.I1269]*[.P1269])) + [.B1269]" office:value-type="float" office:value="28.1478545826507" calcext:value-type="float">
            <text:p>28,1479</text:p>
          </table:table-cell>
          <table:table-cell table:number-columns-repeated="10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27+6*RAND()" office:value-type="float" office:value="30.5946693427395" calcext:value-type="float">
            <text:p>30,5947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COM.MICROSOFT.NORM.INV(RAND();30;5)" office:value-type="float" office:value="31.4425309124109" calcext:value-type="float">
            <text:p>31,4425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48+24*RAND()" office:value-type="float" office:value="66.3697321275249" calcext:value-type="float">
            <text:p>66,3697</text:p>
          </table:table-cell>
          <table:table-cell table:number-columns-repeated="5"/>
          <table:table-cell office:value-type="float" office:value="1245" calcext:value-type="float">
            <text:p>1245</text:p>
          </table:table-cell>
          <table:table-cell table:formula="of:= (([.I1270]+[.P1270])/([.I1270]*[.P1270])) + [.B1270]" office:value-type="float" office:value="30.6415405074736" calcext:value-type="float">
            <text:p>30,6415</text:p>
          </table:table-cell>
          <table:table-cell table:number-columns-repeated="10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27+6*RAND()" office:value-type="float" office:value="32.9992273512762" calcext:value-type="float">
            <text:p>32,9992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COM.MICROSOFT.NORM.INV(RAND();30;5)" office:value-type="float" office:value="33.5284735128512" calcext:value-type="float">
            <text:p>33,5285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48+24*RAND()" office:value-type="float" office:value="59.3332696789876" calcext:value-type="float">
            <text:p>59,3333</text:p>
          </table:table-cell>
          <table:table-cell table:number-columns-repeated="5"/>
          <table:table-cell office:value-type="float" office:value="1246" calcext:value-type="float">
            <text:p>1246</text:p>
          </table:table-cell>
          <table:table-cell table:formula="of:= (([.I1271]+[.P1271])/([.I1271]*[.P1271])) + [.B1271]" office:value-type="float" office:value="33.0459066979479" calcext:value-type="float">
            <text:p>33,0459</text:p>
          </table:table-cell>
          <table:table-cell table:number-columns-repeated="10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27+6*RAND()" office:value-type="float" office:value="27.1798230588902" calcext:value-type="float">
            <text:p>27,1798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COM.MICROSOFT.NORM.INV(RAND();30;5)" office:value-type="float" office:value="36.31584496148" calcext:value-type="float">
            <text:p>36,3158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48+24*RAND()" office:value-type="float" office:value="48.1297248350456" calcext:value-type="float">
            <text:p>48,1297</text:p>
          </table:table-cell>
          <table:table-cell table:number-columns-repeated="5"/>
          <table:table-cell office:value-type="float" office:value="1247" calcext:value-type="float">
            <text:p>1247</text:p>
          </table:table-cell>
          <table:table-cell table:formula="of:= (([.I1272]+[.P1272])/([.I1272]*[.P1272])) + [.B1272]" office:value-type="float" office:value="27.22813642961" calcext:value-type="float">
            <text:p>27,2281</text:p>
          </table:table-cell>
          <table:table-cell table:number-columns-repeated="10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27+6*RAND()" office:value-type="float" office:value="32.8549406595994" calcext:value-type="float">
            <text:p>32,8549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COM.MICROSOFT.NORM.INV(RAND();30;5)" office:value-type="float" office:value="18.2806512483896" calcext:value-type="float">
            <text:p>18,2807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48+24*RAND()" office:value-type="float" office:value="58.4605655902997" calcext:value-type="float">
            <text:p>58,4606</text:p>
          </table:table-cell>
          <table:table-cell table:number-columns-repeated="5"/>
          <table:table-cell office:value-type="float" office:value="1248" calcext:value-type="float">
            <text:p>1248</text:p>
          </table:table-cell>
          <table:table-cell table:formula="of:= (([.I1273]+[.P1273])/([.I1273]*[.P1273])) + [.B1273]" office:value-type="float" office:value="32.9267488537487" calcext:value-type="float">
            <text:p>32,9267</text:p>
          </table:table-cell>
          <table:table-cell table:number-columns-repeated="10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27+6*RAND()" office:value-type="float" office:value="31.0655906719621" calcext:value-type="float">
            <text:p>31,0656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COM.MICROSOFT.NORM.INV(RAND();30;5)" office:value-type="float" office:value="31.1611027881844" calcext:value-type="float">
            <text:p>31,1611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48+24*RAND()" office:value-type="float" office:value="61.6525481203571" calcext:value-type="float">
            <text:p>61,6525</text:p>
          </table:table-cell>
          <table:table-cell table:number-columns-repeated="5"/>
          <table:table-cell office:value-type="float" office:value="1249" calcext:value-type="float">
            <text:p>1249</text:p>
          </table:table-cell>
          <table:table-cell table:formula="of:= (([.I1274]+[.P1274])/([.I1274]*[.P1274])) + [.B1274]" office:value-type="float" office:value="31.1139018921613" calcext:value-type="float">
            <text:p>31,1139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27+6*RAND()" office:value-type="float" office:value="30.1155605327804" calcext:value-type="float">
            <text:p>30,1156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COM.MICROSOFT.NORM.INV(RAND();30;5)" office:value-type="float" office:value="29.5418809784187" calcext:value-type="float">
            <text:p>29,5419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48+24*RAND()" office:value-type="float" office:value="68.8200031137094" calcext:value-type="float">
            <text:p>68,8200</text:p>
          </table:table-cell>
          <table:table-cell table:number-columns-repeated="5"/>
          <table:table-cell office:value-type="float" office:value="1250" calcext:value-type="float">
            <text:p>1250</text:p>
          </table:table-cell>
          <table:table-cell table:formula="of:= (([.I1275]+[.P1275])/([.I1275]*[.P1275])) + [.B1275]" office:value-type="float" office:value="30.1639414398993" calcext:value-type="float">
            <text:p>30,1639</text:p>
          </table:table-cell>
          <table:table-cell table:number-columns-repeated="10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27+6*RAND()" office:value-type="float" office:value="32.3346325715538" calcext:value-type="float">
            <text:p>32,3346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COM.MICROSOFT.NORM.INV(RAND();30;5)" office:value-type="float" office:value="32.7724719727236" calcext:value-type="float">
            <text:p>32,7725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48+24*RAND()" office:value-type="float" office:value="60.0016429731622" calcext:value-type="float">
            <text:p>60,0016</text:p>
          </table:table-cell>
          <table:table-cell table:number-columns-repeated="5"/>
          <table:table-cell office:value-type="float" office:value="1251" calcext:value-type="float">
            <text:p>1251</text:p>
          </table:table-cell>
          <table:table-cell table:formula="of:= (([.I1276]+[.P1276])/([.I1276]*[.P1276])) + [.B1276]" office:value-type="float" office:value="32.3818121956957" calcext:value-type="float">
            <text:p>32,3818</text:p>
          </table:table-cell>
          <table:table-cell table:number-columns-repeated="10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27+6*RAND()" office:value-type="float" office:value="31.5471288885456" calcext:value-type="float">
            <text:p>31,5471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COM.MICROSOFT.NORM.INV(RAND();30;5)" office:value-type="float" office:value="31.7166310711226" calcext:value-type="float">
            <text:p>31,7166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48+24*RAND()" office:value-type="float" office:value="68.1722724521533" calcext:value-type="float">
            <text:p>68,1723</text:p>
          </table:table-cell>
          <table:table-cell table:number-columns-repeated="5"/>
          <table:table-cell office:value-type="float" office:value="1252" calcext:value-type="float">
            <text:p>1252</text:p>
          </table:table-cell>
          <table:table-cell table:formula="of:= (([.I1277]+[.P1277])/([.I1277]*[.P1277])) + [.B1277]" office:value-type="float" office:value="31.5933268087546" calcext:value-type="float">
            <text:p>31,5933</text:p>
          </table:table-cell>
          <table:table-cell table:number-columns-repeated="10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27+6*RAND()" office:value-type="float" office:value="32.3901904311497" calcext:value-type="float">
            <text:p>32,3902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COM.MICROSOFT.NORM.INV(RAND();30;5)" office:value-type="float" office:value="34.1659920766709" calcext:value-type="float">
            <text:p>34,1660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48+24*RAND()" office:value-type="float" office:value="66.4438423169777" calcext:value-type="float">
            <text:p>66,4438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formula="of:= (([.I1278]+[.P1278])/([.I1278]*[.P1278])) + [.B1278]" office:value-type="float" office:value="32.4345096053318" calcext:value-type="float">
            <text:p>32,4345</text:p>
          </table:table-cell>
          <table:table-cell table:number-columns-repeated="10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27+6*RAND()" office:value-type="float" office:value="29.8107352342922" calcext:value-type="float">
            <text:p>29,8107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COM.MICROSOFT.NORM.INV(RAND();30;5)" office:value-type="float" office:value="31.8928653024978" calcext:value-type="float">
            <text:p>31,8929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48+24*RAND()" office:value-type="float" office:value="66.9027835121378" calcext:value-type="float">
            <text:p>66,9028</text:p>
          </table:table-cell>
          <table:table-cell table:number-columns-repeated="5"/>
          <table:table-cell office:value-type="float" office:value="1254" calcext:value-type="float">
            <text:p>1254</text:p>
          </table:table-cell>
          <table:table-cell table:formula="of:= (([.I1279]+[.P1279])/([.I1279]*[.P1279])) + [.B1279]" office:value-type="float" office:value="29.8570372706788" calcext:value-type="float">
            <text:p>29,8570</text:p>
          </table:table-cell>
          <table:table-cell table:number-columns-repeated="10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27+6*RAND()" office:value-type="float" office:value="31.8388683598023" calcext:value-type="float">
            <text:p>31,8389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COM.MICROSOFT.NORM.INV(RAND();30;5)" office:value-type="float" office:value="19.6547575347207" calcext:value-type="float">
            <text:p>19,6548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48+24*RAND()" office:value-type="float" office:value="64.1401925487444" calcext:value-type="float">
            <text:p>64,1402</text:p>
          </table:table-cell>
          <table:table-cell table:number-columns-repeated="5"/>
          <table:table-cell office:value-type="float" office:value="1255" calcext:value-type="float">
            <text:p>1255</text:p>
          </table:table-cell>
          <table:table-cell table:formula="of:= (([.I1280]+[.P1280])/([.I1280]*[.P1280])) + [.B1280]" office:value-type="float" office:value="31.9053374748308" calcext:value-type="float">
            <text:p>31,9053</text:p>
          </table:table-cell>
          <table:table-cell table:number-columns-repeated="10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27+6*RAND()" office:value-type="float" office:value="31.3887455554213" calcext:value-type="float">
            <text:p>31,3887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COM.MICROSOFT.NORM.INV(RAND();30;5)" office:value-type="float" office:value="22.8361221044795" calcext:value-type="float">
            <text:p>22,8361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48+24*RAND()" office:value-type="float" office:value="55.8308004559949" calcext:value-type="float">
            <text:p>55,8308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formula="of:= (([.I1281]+[.P1281])/([.I1281]*[.P1281])) + [.B1281]" office:value-type="float" office:value="31.4504470877972" calcext:value-type="float">
            <text:p>31,4504</text:p>
          </table:table-cell>
          <table:table-cell table:number-columns-repeated="10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27+6*RAND()" office:value-type="float" office:value="29.8669797142502" calcext:value-type="float">
            <text:p>29,8670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COM.MICROSOFT.NORM.INV(RAND();30;5)" office:value-type="float" office:value="28.3549257561991" calcext:value-type="float">
            <text:p>28,3549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48+24*RAND()" office:value-type="float" office:value="65.5761226890609" calcext:value-type="float">
            <text:p>65,5761</text:p>
          </table:table-cell>
          <table:table-cell table:number-columns-repeated="5"/>
          <table:table-cell office:value-type="float" office:value="1257" calcext:value-type="float">
            <text:p>1257</text:p>
          </table:table-cell>
          <table:table-cell table:formula="of:= (([.I1282]+[.P1282])/([.I1282]*[.P1282])) + [.B1282]" office:value-type="float" office:value="29.9174964082306" calcext:value-type="float">
            <text:p>29,9175</text:p>
          </table:table-cell>
          <table:table-cell table:number-columns-repeated="10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27+6*RAND()" office:value-type="float" office:value="32.3679276590701" calcext:value-type="float">
            <text:p>32,3679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COM.MICROSOFT.NORM.INV(RAND();30;5)" office:value-type="float" office:value="30.5001459018756" calcext:value-type="float">
            <text:p>30,5001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48+24*RAND()" office:value-type="float" office:value="58.7343509299681" calcext:value-type="float">
            <text:p>58,7344</text:p>
          </table:table-cell>
          <table:table-cell table:number-columns-repeated="5"/>
          <table:table-cell office:value-type="float" office:value="1258" calcext:value-type="float">
            <text:p>1258</text:p>
          </table:table-cell>
          <table:table-cell table:formula="of:= (([.I1283]+[.P1283])/([.I1283]*[.P1283])) + [.B1283]" office:value-type="float" office:value="32.4177401991879" calcext:value-type="float">
            <text:p>32,4177</text:p>
          </table:table-cell>
          <table:table-cell table:number-columns-repeated="10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27+6*RAND()" office:value-type="float" office:value="29.942167458823" calcext:value-type="float">
            <text:p>29,9422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COM.MICROSOFT.NORM.INV(RAND();30;5)" office:value-type="float" office:value="17.6665122142245" calcext:value-type="float">
            <text:p>17,6665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48+24*RAND()" office:value-type="float" office:value="51.6933129793033" calcext:value-type="float">
            <text:p>51,6933</text:p>
          </table:table-cell>
          <table:table-cell table:number-columns-repeated="5"/>
          <table:table-cell office:value-type="float" office:value="1259" calcext:value-type="float">
            <text:p>1259</text:p>
          </table:table-cell>
          <table:table-cell table:formula="of:= (([.I1284]+[.P1284])/([.I1284]*[.P1284])) + [.B1284]" office:value-type="float" office:value="30.0181165891616" calcext:value-type="float">
            <text:p>30,0181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27+6*RAND()" office:value-type="float" office:value="28.4859572660644" calcext:value-type="float">
            <text:p>28,4860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COM.MICROSOFT.NORM.INV(RAND();30;5)" office:value-type="float" office:value="26.7264926550182" calcext:value-type="float">
            <text:p>26,7265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48+24*RAND()" office:value-type="float" office:value="54.9090739907697" calcext:value-type="float">
            <text:p>54,9091</text:p>
          </table:table-cell>
          <table:table-cell table:number-columns-repeated="5"/>
          <table:table-cell office:value-type="float" office:value="1260" calcext:value-type="float">
            <text:p>1260</text:p>
          </table:table-cell>
          <table:table-cell table:formula="of:= (([.I1285]+[.P1285])/([.I1285]*[.P1285])) + [.B1285]" office:value-type="float" office:value="28.5415852502311" calcext:value-type="float">
            <text:p>28,5416</text:p>
          </table:table-cell>
          <table:table-cell table:number-columns-repeated="10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27+6*RAND()" office:value-type="float" office:value="31.0218917049933" calcext:value-type="float">
            <text:p>31,0219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COM.MICROSOFT.NORM.INV(RAND();30;5)" office:value-type="float" office:value="35.6343166816409" calcext:value-type="float">
            <text:p>35,6343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48+24*RAND()" office:value-type="float" office:value="69.8220219919458" calcext:value-type="float">
            <text:p>69,8220</text:p>
          </table:table-cell>
          <table:table-cell table:number-columns-repeated="5"/>
          <table:table-cell office:value-type="float" office:value="1261" calcext:value-type="float">
            <text:p>1261</text:p>
          </table:table-cell>
          <table:table-cell table:formula="of:= (([.I1286]+[.P1286])/([.I1286]*[.P1286])) + [.B1286]" office:value-type="float" office:value="31.0642766703279" calcext:value-type="float">
            <text:p>31,0643</text:p>
          </table:table-cell>
          <table:table-cell table:number-columns-repeated="10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27+6*RAND()" office:value-type="float" office:value="27.5136275987607" calcext:value-type="float">
            <text:p>27,5136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COM.MICROSOFT.NORM.INV(RAND();30;5)" office:value-type="float" office:value="29.4170126936518" calcext:value-type="float">
            <text:p>29,4170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48+24*RAND()" office:value-type="float" office:value="49.3967360006645" calcext:value-type="float">
            <text:p>49,3967</text:p>
          </table:table-cell>
          <table:table-cell table:number-columns-repeated="5"/>
          <table:table-cell office:value-type="float" office:value="1262" calcext:value-type="float">
            <text:p>1262</text:p>
          </table:table-cell>
          <table:table-cell table:formula="of:= (([.I1287]+[.P1287])/([.I1287]*[.P1287])) + [.B1287]" office:value-type="float" office:value="27.5678657857445" calcext:value-type="float">
            <text:p>27,5679</text:p>
          </table:table-cell>
          <table:table-cell table:number-columns-repeated="10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27+6*RAND()" office:value-type="float" office:value="27.3594839370344" calcext:value-type="float">
            <text:p>27,3595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COM.MICROSOFT.NORM.INV(RAND();30;5)" office:value-type="float" office:value="24.0697165114366" calcext:value-type="float">
            <text:p>24,0697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48+24*RAND()" office:value-type="float" office:value="68.1459418432787" calcext:value-type="float">
            <text:p>68,1459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formula="of:= (([.I1288]+[.P1288])/([.I1288]*[.P1288])) + [.B1288]" office:value-type="float" office:value="27.415704306792" calcext:value-type="float">
            <text:p>27,4157</text:p>
          </table:table-cell>
          <table:table-cell table:number-columns-repeated="10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27+6*RAND()" office:value-type="float" office:value="29.8825431077275" calcext:value-type="float">
            <text:p>29,8825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COM.MICROSOFT.NORM.INV(RAND();30;5)" office:value-type="float" office:value="31.5016614474426" calcext:value-type="float">
            <text:p>31,5017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48+24*RAND()" office:value-type="float" office:value="56.8415363458917" calcext:value-type="float">
            <text:p>56,8415</text:p>
          </table:table-cell>
          <table:table-cell table:number-columns-repeated="5"/>
          <table:table-cell office:value-type="float" office:value="1264" calcext:value-type="float">
            <text:p>1264</text:p>
          </table:table-cell>
          <table:table-cell table:formula="of:= (([.I1289]+[.P1289])/([.I1289]*[.P1289])) + [.B1289]" office:value-type="float" office:value="29.9318802338115" calcext:value-type="float">
            <text:p>29,9319</text:p>
          </table:table-cell>
          <table:table-cell table:number-columns-repeated="10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27+6*RAND()" office:value-type="float" office:value="29.7455543770921" calcext:value-type="float">
            <text:p>29,7456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COM.MICROSOFT.NORM.INV(RAND();30;5)" office:value-type="float" office:value="44.7505758160944" calcext:value-type="float">
            <text:p>44,7506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48+24*RAND()" office:value-type="float" office:value="65.1561164008454" calcext:value-type="float">
            <text:p>65,1561</text:p>
          </table:table-cell>
          <table:table-cell table:number-columns-repeated="5"/>
          <table:table-cell office:value-type="float" office:value="1265" calcext:value-type="float">
            <text:p>1265</text:p>
          </table:table-cell>
          <table:table-cell table:formula="of:= (([.I1290]+[.P1290])/([.I1290]*[.P1290])) + [.B1290]" office:value-type="float" office:value="29.7832482115634" calcext:value-type="float">
            <text:p>29,7832</text:p>
          </table:table-cell>
          <table:table-cell table:number-columns-repeated="10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27+6*RAND()" office:value-type="float" office:value="32.7400359122548" calcext:value-type="float">
            <text:p>32,7400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COM.MICROSOFT.NORM.INV(RAND();30;5)" office:value-type="float" office:value="38.9144617800752" calcext:value-type="float">
            <text:p>38,9145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48+24*RAND()" office:value-type="float" office:value="53.4983061226085" calcext:value-type="float">
            <text:p>53,4983</text:p>
          </table:table-cell>
          <table:table-cell table:number-columns-repeated="5"/>
          <table:table-cell office:value-type="float" office:value="1266" calcext:value-type="float">
            <text:p>1266</text:p>
          </table:table-cell>
          <table:table-cell table:formula="of:= (([.I1291]+[.P1291])/([.I1291]*[.P1291])) + [.B1291]" office:value-type="float" office:value="32.7844254802624" calcext:value-type="float">
            <text:p>32,7844</text:p>
          </table:table-cell>
          <table:table-cell table:number-columns-repeated="10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27+6*RAND()" office:value-type="float" office:value="27.432231962448" calcext:value-type="float">
            <text:p>27,4322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COM.MICROSOFT.NORM.INV(RAND();30;5)" office:value-type="float" office:value="27.8751890768126" calcext:value-type="float">
            <text:p>27,8752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48+24*RAND()" office:value-type="float" office:value="59.0845991140232" calcext:value-type="float">
            <text:p>59,0846</text:p>
          </table:table-cell>
          <table:table-cell table:number-columns-repeated="5"/>
          <table:table-cell office:value-type="float" office:value="1267" calcext:value-type="float">
            <text:p>1267</text:p>
          </table:table-cell>
          <table:table-cell table:formula="of:= (([.I1292]+[.P1292])/([.I1292]*[.P1292])) + [.B1292]" office:value-type="float" office:value="27.485031042808" calcext:value-type="float">
            <text:p>27,4850</text:p>
          </table:table-cell>
          <table:table-cell table:number-columns-repeated="10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27+6*RAND()" office:value-type="float" office:value="29.1904304015916" calcext:value-type="float">
            <text:p>29,1904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COM.MICROSOFT.NORM.INV(RAND();30;5)" office:value-type="float" office:value="25.9091675255248" calcext:value-type="float">
            <text:p>25,9092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48+24*RAND()" office:value-type="float" office:value="68.959974325262" calcext:value-type="float">
            <text:p>68,9600</text:p>
          </table:table-cell>
          <table:table-cell table:number-columns-repeated="5"/>
          <table:table-cell office:value-type="float" office:value="1268" calcext:value-type="float">
            <text:p>1268</text:p>
          </table:table-cell>
          <table:table-cell table:formula="of:= (([.I1293]+[.P1293])/([.I1293]*[.P1293])) + [.B1293]" office:value-type="float" office:value="29.2435279441771" calcext:value-type="float">
            <text:p>29,2435</text:p>
          </table:table-cell>
          <table:table-cell table:number-columns-repeated="10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27+6*RAND()" office:value-type="float" office:value="29.5337684482802" calcext:value-type="float">
            <text:p>29,5338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COM.MICROSOFT.NORM.INV(RAND();30;5)" office:value-type="float" office:value="30.56754880949" calcext:value-type="float">
            <text:p>30,5675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48+24*RAND()" office:value-type="float" office:value="69.0648663947359" calcext:value-type="float">
            <text:p>69,0649</text:p>
          </table:table-cell>
          <table:table-cell table:number-columns-repeated="5"/>
          <table:table-cell office:value-type="float" office:value="1269" calcext:value-type="float">
            <text:p>1269</text:p>
          </table:table-cell>
          <table:table-cell table:formula="of:= (([.I1294]+[.P1294])/([.I1294]*[.P1294])) + [.B1294]" office:value-type="float" office:value="29.5809620222684" calcext:value-type="float">
            <text:p>29,5810</text:p>
          </table:table-cell>
          <table:table-cell table:number-columns-repeated="10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27+6*RAND()" office:value-type="float" office:value="31.7848508537281" calcext:value-type="float">
            <text:p>31,7849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COM.MICROSOFT.NORM.INV(RAND();30;5)" office:value-type="float" office:value="31.9906423880381" calcext:value-type="float">
            <text:p>31,9906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48+24*RAND()" office:value-type="float" office:value="62.3056905297563" calcext:value-type="float">
            <text:p>62,3057</text:p>
          </table:table-cell>
          <table:table-cell table:number-columns-repeated="5"/>
          <table:table-cell office:value-type="float" office:value="1270" calcext:value-type="float">
            <text:p>1270</text:p>
          </table:table-cell>
          <table:table-cell table:formula="of:= (([.I1295]+[.P1295])/([.I1295]*[.P1295])) + [.B1295]" office:value-type="float" office:value="31.8321598930501" calcext:value-type="float">
            <text:p>31,8322</text:p>
          </table:table-cell>
          <table:table-cell table:number-columns-repeated="10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27+6*RAND()" office:value-type="float" office:value="32.5018318772782" calcext:value-type="float">
            <text:p>32,5018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COM.MICROSOFT.NORM.INV(RAND();30;5)" office:value-type="float" office:value="30.960866719115" calcext:value-type="float">
            <text:p>30,9609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48+24*RAND()" office:value-type="float" office:value="56.1479297010228" calcext:value-type="float">
            <text:p>56,1479</text:p>
          </table:table-cell>
          <table:table-cell table:number-columns-repeated="5"/>
          <table:table-cell office:value-type="float" office:value="1271" calcext:value-type="float">
            <text:p>1271</text:p>
          </table:table-cell>
          <table:table-cell table:formula="of:= (([.I1296]+[.P1296])/([.I1296]*[.P1296])) + [.B1296]" office:value-type="float" office:value="32.5519408103569" calcext:value-type="float">
            <text:p>32,5519</text:p>
          </table:table-cell>
          <table:table-cell table:number-columns-repeated="10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27+6*RAND()" office:value-type="float" office:value="30.8621373523492" calcext:value-type="float">
            <text:p>30,8621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COM.MICROSOFT.NORM.INV(RAND();30;5)" office:value-type="float" office:value="37.3905602107328" calcext:value-type="float">
            <text:p>37,3906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48+24*RAND()" office:value-type="float" office:value="48.839934672229" calcext:value-type="float">
            <text:p>48,8399</text:p>
          </table:table-cell>
          <table:table-cell table:number-columns-repeated="5"/>
          <table:table-cell office:value-type="float" office:value="1272" calcext:value-type="float">
            <text:p>1272</text:p>
          </table:table-cell>
          <table:table-cell table:formula="of:= (([.I1297]+[.P1297])/([.I1297]*[.P1297])) + [.B1297]" office:value-type="float" office:value="30.9093571185137" calcext:value-type="float">
            <text:p>30,9094</text:p>
          </table:table-cell>
          <table:table-cell table:number-columns-repeated="10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27+6*RAND()" office:value-type="float" office:value="30.060517341597" calcext:value-type="float">
            <text:p>30,0605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COM.MICROSOFT.NORM.INV(RAND();30;5)" office:value-type="float" office:value="20.9874137820949" calcext:value-type="float">
            <text:p>20,9874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48+24*RAND()" office:value-type="float" office:value="49.9228636259213" calcext:value-type="float">
            <text:p>49,9229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formula="of:= (([.I1298]+[.P1298])/([.I1298]*[.P1298])) + [.B1298]" office:value-type="float" office:value="30.1281958487317" calcext:value-type="float">
            <text:p>30,1282</text:p>
          </table:table-cell>
          <table:table-cell table:number-columns-repeated="10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27+6*RAND()" office:value-type="float" office:value="27.1857946452219" calcext:value-type="float">
            <text:p>27,1858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COM.MICROSOFT.NORM.INV(RAND();30;5)" office:value-type="float" office:value="35.1784498979211" calcext:value-type="float">
            <text:p>35,1784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48+24*RAND()" office:value-type="float" office:value="52.6437188303098" calcext:value-type="float">
            <text:p>52,6437</text:p>
          </table:table-cell>
          <table:table-cell table:number-columns-repeated="5"/>
          <table:table-cell office:value-type="float" office:value="1274" calcext:value-type="float">
            <text:p>1274</text:p>
          </table:table-cell>
          <table:table-cell table:formula="of:= (([.I1299]+[.P1299])/([.I1299]*[.P1299])) + [.B1299]" office:value-type="float" office:value="27.2332167578783" calcext:value-type="float">
            <text:p>27,2332</text:p>
          </table:table-cell>
          <table:table-cell table:number-columns-repeated="10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27+6*RAND()" office:value-type="float" office:value="27.4696990738157" calcext:value-type="float">
            <text:p>27,4697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COM.MICROSOFT.NORM.INV(RAND();30;5)" office:value-type="float" office:value="34.3806143400953" calcext:value-type="float">
            <text:p>34,3806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48+24*RAND()" office:value-type="float" office:value="55.5333616090938" calcext:value-type="float">
            <text:p>55,5334</text:p>
          </table:table-cell>
          <table:table-cell table:number-columns-repeated="5"/>
          <table:table-cell office:value-type="float" office:value="1275" calcext:value-type="float">
            <text:p>1275</text:p>
          </table:table-cell>
          <table:table-cell table:formula="of:= (([.I1300]+[.P1300])/([.I1300]*[.P1300])) + [.B1300]" office:value-type="float" office:value="27.5167924260857" calcext:value-type="float">
            <text:p>27,5168</text:p>
          </table:table-cell>
          <table:table-cell table:number-columns-repeated="10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27+6*RAND()" office:value-type="float" office:value="31.1719538059551" calcext:value-type="float">
            <text:p>31,1720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COM.MICROSOFT.NORM.INV(RAND();30;5)" office:value-type="float" office:value="33.0479332348766" calcext:value-type="float">
            <text:p>33,0479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48+24*RAND()" office:value-type="float" office:value="68.3108391305432" calcext:value-type="float">
            <text:p>68,3108</text:p>
          </table:table-cell>
          <table:table-cell table:number-columns-repeated="5"/>
          <table:table-cell office:value-type="float" office:value="1276" calcext:value-type="float">
            <text:p>1276</text:p>
          </table:table-cell>
          <table:table-cell table:formula="of:= (([.I1301]+[.P1301])/([.I1301]*[.P1301])) + [.B1301]" office:value-type="float" office:value="31.2168518495197" calcext:value-type="float">
            <text:p>31,2169</text:p>
          </table:table-cell>
          <table:table-cell table:number-columns-repeated="10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27+6*RAND()" office:value-type="float" office:value="32.8912122880574" calcext:value-type="float">
            <text:p>32,8912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COM.MICROSOFT.NORM.INV(RAND();30;5)" office:value-type="float" office:value="35.4303663006757" calcext:value-type="float">
            <text:p>35,4304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48+24*RAND()" office:value-type="float" office:value="52.6881508128718" calcext:value-type="float">
            <text:p>52,6882</text:p>
          </table:table-cell>
          <table:table-cell table:number-columns-repeated="5"/>
          <table:table-cell office:value-type="float" office:value="1277" calcext:value-type="float">
            <text:p>1277</text:p>
          </table:table-cell>
          <table:table-cell table:formula="of:= (([.I1302]+[.P1302])/([.I1302]*[.P1302])) + [.B1302]" office:value-type="float" office:value="32.9384162640982" calcext:value-type="float">
            <text:p>32,9384</text:p>
          </table:table-cell>
          <table:table-cell table:number-columns-repeated="10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27+6*RAND()" office:value-type="float" office:value="30.5238956648391" calcext:value-type="float">
            <text:p>30,5239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COM.MICROSOFT.NORM.INV(RAND();30;5)" office:value-type="float" office:value="31.0058926029476" calcext:value-type="float">
            <text:p>31,0059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48+24*RAND()" office:value-type="float" office:value="60.3772102380171" calcext:value-type="float">
            <text:p>60,3772</text:p>
          </table:table-cell>
          <table:table-cell table:number-columns-repeated="5"/>
          <table:table-cell office:value-type="float" office:value="1278" calcext:value-type="float">
            <text:p>1278</text:p>
          </table:table-cell>
          <table:table-cell table:formula="of:= (([.I1303]+[.P1303])/([.I1303]*[.P1303])) + [.B1303]" office:value-type="float" office:value="30.5727101394479" calcext:value-type="float">
            <text:p>30,5727</text:p>
          </table:table-cell>
          <table:table-cell table:number-columns-repeated="10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27+6*RAND()" office:value-type="float" office:value="28.2881354622077" calcext:value-type="float">
            <text:p>28,2881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COM.MICROSOFT.NORM.INV(RAND();30;5)" office:value-type="float" office:value="36.7693238840106" calcext:value-type="float">
            <text:p>36,7693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48+24*RAND()" office:value-type="float" office:value="50.3611492076889" calcext:value-type="float">
            <text:p>50,3611</text:p>
          </table:table-cell>
          <table:table-cell table:number-columns-repeated="5"/>
          <table:table-cell office:value-type="float" office:value="1279" calcext:value-type="float">
            <text:p>1279</text:p>
          </table:table-cell>
          <table:table-cell table:formula="of:= (([.I1304]+[.P1304])/([.I1304]*[.P1304])) + [.B1304]" office:value-type="float" office:value="28.3351886223188" calcext:value-type="float">
            <text:p>28,3352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27+6*RAND()" office:value-type="float" office:value="30.5177321175579" calcext:value-type="float">
            <text:p>30,5177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COM.MICROSOFT.NORM.INV(RAND();30;5)" office:value-type="float" office:value="30.560227903182" calcext:value-type="float">
            <text:p>30,5602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48+24*RAND()" office:value-type="float" office:value="51.8618170553818" calcext:value-type="float">
            <text:p>51,8618</text:p>
          </table:table-cell>
          <table:table-cell table:number-columns-repeated="5"/>
          <table:table-cell office:value-type="float" office:value="1280" calcext:value-type="float">
            <text:p>1280</text:p>
          </table:table-cell>
          <table:table-cell table:formula="of:= (([.I1305]+[.P1305])/([.I1305]*[.P1305])) + [.B1305]" office:value-type="float" office:value="30.5697363951708" calcext:value-type="float">
            <text:p>30,5697</text:p>
          </table:table-cell>
          <table:table-cell table:number-columns-repeated="10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27+6*RAND()" office:value-type="float" office:value="32.5583200694528" calcext:value-type="float">
            <text:p>32,5583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COM.MICROSOFT.NORM.INV(RAND();30;5)" office:value-type="float" office:value="29.4220991885523" calcext:value-type="float">
            <text:p>29,4221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48+24*RAND()" office:value-type="float" office:value="67.8528614183888" calcext:value-type="float">
            <text:p>67,8529</text:p>
          </table:table-cell>
          <table:table-cell table:number-columns-repeated="5"/>
          <table:table-cell office:value-type="float" office:value="1281" calcext:value-type="float">
            <text:p>1281</text:p>
          </table:table-cell>
          <table:table-cell table:formula="of:= (([.I1306]+[.P1306])/([.I1306]*[.P1306])) + [.B1306]" office:value-type="float" office:value="32.6070458989704" calcext:value-type="float">
            <text:p>32,6070</text:p>
          </table:table-cell>
          <table:table-cell table:number-columns-repeated="10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27+6*RAND()" office:value-type="float" office:value="27.3325346277561" calcext:value-type="float">
            <text:p>27,3325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COM.MICROSOFT.NORM.INV(RAND();30;5)" office:value-type="float" office:value="40.2192325950322" calcext:value-type="float">
            <text:p>40,2192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48+24*RAND()" office:value-type="float" office:value="48.1861885311082" calcext:value-type="float">
            <text:p>48,1862</text:p>
          </table:table-cell>
          <table:table-cell table:number-columns-repeated="5"/>
          <table:table-cell office:value-type="float" office:value="1282" calcext:value-type="float">
            <text:p>1282</text:p>
          </table:table-cell>
          <table:table-cell table:formula="of:= (([.I1307]+[.P1307])/([.I1307]*[.P1307])) + [.B1307]" office:value-type="float" office:value="27.3781511888617" calcext:value-type="float">
            <text:p>27,3782</text:p>
          </table:table-cell>
          <table:table-cell table:number-columns-repeated="10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27+6*RAND()" office:value-type="float" office:value="30.7054848207627" calcext:value-type="float">
            <text:p>30,7055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COM.MICROSOFT.NORM.INV(RAND();30;5)" office:value-type="float" office:value="35.2494535568196" calcext:value-type="float">
            <text:p>35,2495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48+24*RAND()" office:value-type="float" office:value="50.7851869342849" calcext:value-type="float">
            <text:p>50,7852</text:p>
          </table:table-cell>
          <table:table-cell table:number-columns-repeated="5"/>
          <table:table-cell office:value-type="float" office:value="1283" calcext:value-type="float">
            <text:p>1283</text:p>
          </table:table-cell>
          <table:table-cell table:formula="of:= (([.I1308]+[.P1308])/([.I1308]*[.P1308])) + [.B1308]" office:value-type="float" office:value="30.7535448359857" calcext:value-type="float">
            <text:p>30,7535</text:p>
          </table:table-cell>
          <table:table-cell table:number-columns-repeated="10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27+6*RAND()" office:value-type="float" office:value="28.0510306523647" calcext:value-type="float">
            <text:p>28,0510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COM.MICROSOFT.NORM.INV(RAND();30;5)" office:value-type="float" office:value="31.369210228171" calcext:value-type="float">
            <text:p>31,3692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48+24*RAND()" office:value-type="float" office:value="50.28334445972" calcext:value-type="float">
            <text:p>50,2833</text:p>
          </table:table-cell>
          <table:table-cell table:number-columns-repeated="5"/>
          <table:table-cell office:value-type="float" office:value="1284" calcext:value-type="float">
            <text:p>1284</text:p>
          </table:table-cell>
          <table:table-cell table:formula="of:= (([.I1309]+[.P1309])/([.I1309]*[.P1309])) + [.B1309]" office:value-type="float" office:value="28.1027963458596" calcext:value-type="float">
            <text:p>28,1028</text:p>
          </table:table-cell>
          <table:table-cell table:number-columns-repeated="10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27+6*RAND()" office:value-type="float" office:value="30.67352060345" calcext:value-type="float">
            <text:p>30,6735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COM.MICROSOFT.NORM.INV(RAND();30;5)" office:value-type="float" office:value="26.8091461749773" calcext:value-type="float">
            <text:p>26,8091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48+24*RAND()" office:value-type="float" office:value="57.3491933299229" calcext:value-type="float">
            <text:p>57,3492</text:p>
          </table:table-cell>
          <table:table-cell table:number-columns-repeated="5"/>
          <table:table-cell office:value-type="float" office:value="1285" calcext:value-type="float">
            <text:p>1285</text:p>
          </table:table-cell>
          <table:table-cell table:formula="of:= (([.I1310]+[.P1310])/([.I1310]*[.P1310])) + [.B1310]" office:value-type="float" office:value="30.7282583433766" calcext:value-type="float">
            <text:p>30,7283</text:p>
          </table:table-cell>
          <table:table-cell table:number-columns-repeated="10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27+6*RAND()" office:value-type="float" office:value="32.7822994545568" calcext:value-type="float">
            <text:p>32,7823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COM.MICROSOFT.NORM.INV(RAND();30;5)" office:value-type="float" office:value="33.2652319381994" calcext:value-type="float">
            <text:p>33,2652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48+24*RAND()" office:value-type="float" office:value="51.2863376056775" calcext:value-type="float">
            <text:p>51,2863</text:p>
          </table:table-cell>
          <table:table-cell table:number-columns-repeated="5"/>
          <table:table-cell office:value-type="float" office:value="1286" calcext:value-type="float">
            <text:p>1286</text:p>
          </table:table-cell>
          <table:table-cell table:formula="of:= (([.I1311]+[.P1311])/([.I1311]*[.P1311])) + [.B1311]" office:value-type="float" office:value="32.831859241551" calcext:value-type="float">
            <text:p>32,8319</text:p>
          </table:table-cell>
          <table:table-cell table:number-columns-repeated="10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27+6*RAND()" office:value-type="float" office:value="28.5765659410972" calcext:value-type="float">
            <text:p>28,5766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COM.MICROSOFT.NORM.INV(RAND();30;5)" office:value-type="float" office:value="30.3555883284176" calcext:value-type="float">
            <text:p>30,3556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48+24*RAND()" office:value-type="float" office:value="59.3706229655072" calcext:value-type="float">
            <text:p>59,3706</text:p>
          </table:table-cell>
          <table:table-cell table:number-columns-repeated="5"/>
          <table:table-cell office:value-type="float" office:value="1287" calcext:value-type="float">
            <text:p>1287</text:p>
          </table:table-cell>
          <table:table-cell table:formula="of:= (([.I1312]+[.P1312])/([.I1312]*[.P1312])) + [.B1312]" office:value-type="float" office:value="28.6263521514351" calcext:value-type="float">
            <text:p>28,6264</text:p>
          </table:table-cell>
          <table:table-cell table:number-columns-repeated="10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27+6*RAND()" office:value-type="float" office:value="29.378357219277" calcext:value-type="float">
            <text:p>29,3784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COM.MICROSOFT.NORM.INV(RAND();30;5)" office:value-type="float" office:value="31.6977548681569" calcext:value-type="float">
            <text:p>31,6978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48+24*RAND()" office:value-type="float" office:value="64.2695360379294" calcext:value-type="float">
            <text:p>64,2695</text:p>
          </table:table-cell>
          <table:table-cell table:number-columns-repeated="5"/>
          <table:table-cell office:value-type="float" office:value="1288" calcext:value-type="float">
            <text:p>1288</text:p>
          </table:table-cell>
          <table:table-cell table:formula="of:= (([.I1313]+[.P1313])/([.I1313]*[.P1313])) + [.B1313]" office:value-type="float" office:value="29.4254646662442" calcext:value-type="float">
            <text:p>29,4255</text:p>
          </table:table-cell>
          <table:table-cell table:number-columns-repeated="10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27+6*RAND()" office:value-type="float" office:value="30.4225497955922" calcext:value-type="float">
            <text:p>30,4225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COM.MICROSOFT.NORM.INV(RAND();30;5)" office:value-type="float" office:value="22.2691101303792" calcext:value-type="float">
            <text:p>22,2691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48+24*RAND()" office:value-type="float" office:value="57.2872609058395" calcext:value-type="float">
            <text:p>57,2873</text:p>
          </table:table-cell>
          <table:table-cell table:number-columns-repeated="5"/>
          <table:table-cell office:value-type="float" office:value="1289" calcext:value-type="float">
            <text:p>1289</text:p>
          </table:table-cell>
          <table:table-cell table:formula="of:= (([.I1314]+[.P1314])/([.I1314]*[.P1314])) + [.B1314]" office:value-type="float" office:value="30.4849109353145" calcext:value-type="float">
            <text:p>30,4849</text:p>
          </table:table-cell>
          <table:table-cell table:number-columns-repeated="10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27+6*RAND()" office:value-type="float" office:value="30.0186703952495" calcext:value-type="float">
            <text:p>30,0187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COM.MICROSOFT.NORM.INV(RAND();30;5)" office:value-type="float" office:value="28.2386290446342" calcext:value-type="float">
            <text:p>28,2386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48+24*RAND()" office:value-type="float" office:value="59.97617192287" calcext:value-type="float">
            <text:p>59,9762</text:p>
          </table:table-cell>
          <table:table-cell table:number-columns-repeated="5"/>
          <table:table-cell office:value-type="float" office:value="1290" calcext:value-type="float">
            <text:p>1290</text:p>
          </table:table-cell>
          <table:table-cell table:formula="of:= (([.I1315]+[.P1315])/([.I1315]*[.P1315])) + [.B1315]" office:value-type="float" office:value="30.0707561674836" calcext:value-type="float">
            <text:p>30,0708</text:p>
          </table:table-cell>
          <table:table-cell table:number-columns-repeated="10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27+6*RAND()" office:value-type="float" office:value="32.5805105559994" calcext:value-type="float">
            <text:p>32,5805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COM.MICROSOFT.NORM.INV(RAND();30;5)" office:value-type="float" office:value="32.356709011727" calcext:value-type="float">
            <text:p>32,3567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48+24*RAND()" office:value-type="float" office:value="68.9242970114574" calcext:value-type="float">
            <text:p>68,9243</text:p>
          </table:table-cell>
          <table:table-cell table:number-columns-repeated="5"/>
          <table:table-cell office:value-type="float" office:value="1291" calcext:value-type="float">
            <text:p>1291</text:p>
          </table:table-cell>
          <table:table-cell table:formula="of:= (([.I1316]+[.P1316])/([.I1316]*[.P1316])) + [.B1316]" office:value-type="float" office:value="32.6259247193801" calcext:value-type="float">
            <text:p>32,6259</text:p>
          </table:table-cell>
          <table:table-cell table:number-columns-repeated="10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27+6*RAND()" office:value-type="float" office:value="30.6147876188625" calcext:value-type="float">
            <text:p>30,6148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COM.MICROSOFT.NORM.INV(RAND();30;5)" office:value-type="float" office:value="28.5743163258908" calcext:value-type="float">
            <text:p>28,5743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48+24*RAND()" office:value-type="float" office:value="62.7174570327625" calcext:value-type="float">
            <text:p>62,7175</text:p>
          </table:table-cell>
          <table:table-cell table:number-columns-repeated="5"/>
          <table:table-cell office:value-type="float" office:value="1292" calcext:value-type="float">
            <text:p>1292</text:p>
          </table:table-cell>
          <table:table-cell table:formula="of:= (([.I1317]+[.P1317])/([.I1317]*[.P1317])) + [.B1317]" office:value-type="float" office:value="30.6657286057386" calcext:value-type="float">
            <text:p>30,6657</text:p>
          </table:table-cell>
          <table:table-cell table:number-columns-repeated="10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27+6*RAND()" office:value-type="float" office:value="32.9979848752264" calcext:value-type="float">
            <text:p>32,9980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COM.MICROSOFT.NORM.INV(RAND();30;5)" office:value-type="float" office:value="31.5880705400998" calcext:value-type="float">
            <text:p>31,5881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48+24*RAND()" office:value-type="float" office:value="67.9472754718736" calcext:value-type="float">
            <text:p>67,9473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formula="of:= (([.I1318]+[.P1318])/([.I1318]*[.P1318])) + [.B1318]" office:value-type="float" office:value="33.0443596895856" calcext:value-type="float">
            <text:p>33,0444</text:p>
          </table:table-cell>
          <table:table-cell table:number-columns-repeated="10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27+6*RAND()" office:value-type="float" office:value="27.6971223957371" calcext:value-type="float">
            <text:p>27,6971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COM.MICROSOFT.NORM.INV(RAND();30;5)" office:value-type="float" office:value="21.223832473757" calcext:value-type="float">
            <text:p>21,2238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48+24*RAND()" office:value-type="float" office:value="67.9784709429368" calcext:value-type="float">
            <text:p>67,9785</text:p>
          </table:table-cell>
          <table:table-cell table:number-columns-repeated="5"/>
          <table:table-cell office:value-type="float" office:value="1294" calcext:value-type="float">
            <text:p>1294</text:p>
          </table:table-cell>
          <table:table-cell table:formula="of:= (([.I1319]+[.P1319])/([.I1319]*[.P1319])) + [.B1319]" office:value-type="float" office:value="27.7589497793259" calcext:value-type="float">
            <text:p>27,7589</text:p>
          </table:table-cell>
          <table:table-cell table:number-columns-repeated="10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27+6*RAND()" office:value-type="float" office:value="29.7551576073747" calcext:value-type="float">
            <text:p>29,7552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COM.MICROSOFT.NORM.INV(RAND();30;5)" office:value-type="float" office:value="30.4256832955044" calcext:value-type="float">
            <text:p>30,4257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48+24*RAND()" office:value-type="float" office:value="54.8737884135917" calcext:value-type="float">
            <text:p>54,8738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formula="of:= (([.I1320]+[.P1320])/([.I1320]*[.P1320])) + [.B1320]" office:value-type="float" office:value="29.8062482136982" calcext:value-type="float">
            <text:p>29,8062</text:p>
          </table:table-cell>
          <table:table-cell table:number-columns-repeated="10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27+6*RAND()" office:value-type="float" office:value="32.2736059504096" calcext:value-type="float">
            <text:p>32,2736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COM.MICROSOFT.NORM.INV(RAND();30;5)" office:value-type="float" office:value="28.983884388373" calcext:value-type="float">
            <text:p>28,9839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48+24*RAND()" office:value-type="float" office:value="49.7796131456271" calcext:value-type="float">
            <text:p>49,7796</text:p>
          </table:table-cell>
          <table:table-cell table:number-columns-repeated="5"/>
          <table:table-cell office:value-type="float" office:value="1296" calcext:value-type="float">
            <text:p>1296</text:p>
          </table:table-cell>
          <table:table-cell table:formula="of:= (([.I1321]+[.P1321])/([.I1321]*[.P1321])) + [.B1321]" office:value-type="float" office:value="32.3281964271494" calcext:value-type="float">
            <text:p>32,3282</text:p>
          </table:table-cell>
          <table:table-cell table:number-columns-repeated="10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27+6*RAND()" office:value-type="float" office:value="30.7781498080585" calcext:value-type="float">
            <text:p>30,7781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COM.MICROSOFT.NORM.INV(RAND();30;5)" office:value-type="float" office:value="27.0437424779579" calcext:value-type="float">
            <text:p>27,0437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48+24*RAND()" office:value-type="float" office:value="57.0144546618685" calcext:value-type="float">
            <text:p>57,0145</text:p>
          </table:table-cell>
          <table:table-cell table:number-columns-repeated="5"/>
          <table:table-cell office:value-type="float" office:value="1297" calcext:value-type="float">
            <text:p>1297</text:p>
          </table:table-cell>
          <table:table-cell table:formula="of:= (([.I1322]+[.P1322])/([.I1322]*[.P1322])) + [.B1322]" office:value-type="float" office:value="30.8326663505701" calcext:value-type="float">
            <text:p>30,8327</text:p>
          </table:table-cell>
          <table:table-cell table:number-columns-repeated="10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27+6*RAND()" office:value-type="float" office:value="30.9947936602402" calcext:value-type="float">
            <text:p>30,9948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COM.MICROSOFT.NORM.INV(RAND();30;5)" office:value-type="float" office:value="30.6051289517189" calcext:value-type="float">
            <text:p>30,6051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48+24*RAND()" office:value-type="float" office:value="54.5880768606439" calcext:value-type="float">
            <text:p>54,5881</text:p>
          </table:table-cell>
          <table:table-cell table:number-columns-repeated="5"/>
          <table:table-cell office:value-type="float" office:value="1298" calcext:value-type="float">
            <text:p>1298</text:p>
          </table:table-cell>
          <table:table-cell table:formula="of:= (([.I1323]+[.P1323])/([.I1323]*[.P1323])) + [.B1323]" office:value-type="float" office:value="31.045786940863" calcext:value-type="float">
            <text:p>31,0458</text:p>
          </table:table-cell>
          <table:table-cell table:number-columns-repeated="10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27+6*RAND()" office:value-type="float" office:value="27.9109927222598" calcext:value-type="float">
            <text:p>27,9110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COM.MICROSOFT.NORM.INV(RAND();30;5)" office:value-type="float" office:value="24.0893600186394" calcext:value-type="float">
            <text:p>24,0894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48+24*RAND()" office:value-type="float" office:value="48.0999821433798" calcext:value-type="float">
            <text:p>48,1000</text:p>
          </table:table-cell>
          <table:table-cell table:number-columns-repeated="5"/>
          <table:table-cell office:value-type="float" office:value="1299" calcext:value-type="float">
            <text:p>1299</text:p>
          </table:table-cell>
          <table:table-cell table:formula="of:= (([.I1324]+[.P1324])/([.I1324]*[.P1324])) + [.B1324]" office:value-type="float" office:value="27.9732948540046" calcext:value-type="float">
            <text:p>27,9733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27+6*RAND()" office:value-type="float" office:value="30.1439374226611" calcext:value-type="float">
            <text:p>30,1439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COM.MICROSOFT.NORM.INV(RAND();30;5)" office:value-type="float" office:value="35.207864361004" calcext:value-type="float">
            <text:p>35,2079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48+24*RAND()" office:value-type="float" office:value="55.1968745822087" calcext:value-type="float">
            <text:p>55,1969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 table:formula="of:= (([.I1325]+[.P1325])/([.I1325]*[.P1325])) + [.B1325]" office:value-type="float" office:value="30.1904571356571" calcext:value-type="float">
            <text:p>30,1905</text:p>
          </table:table-cell>
          <table:table-cell table:number-columns-repeated="10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27+6*RAND()" office:value-type="float" office:value="32.8600342024583" calcext:value-type="float">
            <text:p>32,8600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COM.MICROSOFT.NORM.INV(RAND();30;5)" office:value-type="float" office:value="32.3162805861473" calcext:value-type="float">
            <text:p>32,3163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48+24*RAND()" office:value-type="float" office:value="64.1004156628624" calcext:value-type="float">
            <text:p>64,1004</text:p>
          </table:table-cell>
          <table:table-cell table:number-columns-repeated="5"/>
          <table:table-cell office:value-type="float" office:value="1301" calcext:value-type="float">
            <text:p>1301</text:p>
          </table:table-cell>
          <table:table-cell table:formula="of:= (([.I1326]+[.P1326])/([.I1326]*[.P1326])) + [.B1326]" office:value-type="float" office:value="32.90657888046" calcext:value-type="float">
            <text:p>32,9066</text:p>
          </table:table-cell>
          <table:table-cell table:number-columns-repeated="10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27+6*RAND()" office:value-type="float" office:value="32.0912472757045" calcext:value-type="float">
            <text:p>32,0912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COM.MICROSOFT.NORM.INV(RAND();30;5)" office:value-type="float" office:value="30.106758442136" calcext:value-type="float">
            <text:p>30,1068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48+24*RAND()" office:value-type="float" office:value="67.9602150628343" calcext:value-type="float">
            <text:p>67,9602</text:p>
          </table:table-cell>
          <table:table-cell table:number-columns-repeated="5"/>
          <table:table-cell office:value-type="float" office:value="1302" calcext:value-type="float">
            <text:p>1302</text:p>
          </table:table-cell>
          <table:table-cell table:formula="of:= (([.I1327]+[.P1327])/([.I1327]*[.P1327])) + [.B1327]" office:value-type="float" office:value="32.1391769005731" calcext:value-type="float">
            <text:p>32,1392</text:p>
          </table:table-cell>
          <table:table-cell table:number-columns-repeated="10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27+6*RAND()" office:value-type="float" office:value="32.3361799505074" calcext:value-type="float">
            <text:p>32,3362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COM.MICROSOFT.NORM.INV(RAND();30;5)" office:value-type="float" office:value="31.1719066495188" calcext:value-type="float">
            <text:p>31,1719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48+24*RAND()" office:value-type="float" office:value="53.4032772341743" calcext:value-type="float">
            <text:p>53,4033</text:p>
          </table:table-cell>
          <table:table-cell table:number-columns-repeated="5"/>
          <table:table-cell office:value-type="float" office:value="1303" calcext:value-type="float">
            <text:p>1303</text:p>
          </table:table-cell>
          <table:table-cell table:formula="of:= (([.I1328]+[.P1328])/([.I1328]*[.P1328])) + [.B1328]" office:value-type="float" office:value="32.3869855609901" calcext:value-type="float">
            <text:p>32,3870</text:p>
          </table:table-cell>
          <table:table-cell table:number-columns-repeated="10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27+6*RAND()" office:value-type="float" office:value="32.5737287050579" calcext:value-type="float">
            <text:p>32,5737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COM.MICROSOFT.NORM.INV(RAND();30;5)" office:value-type="float" office:value="30.1148813038656" calcext:value-type="float">
            <text:p>30,1149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48+24*RAND()" office:value-type="float" office:value="66.5281359152868" calcext:value-type="float">
            <text:p>66,5281</text:p>
          </table:table-cell>
          <table:table-cell table:number-columns-repeated="5"/>
          <table:table-cell office:value-type="float" office:value="1304" calcext:value-type="float">
            <text:p>1304</text:p>
          </table:table-cell>
          <table:table-cell table:formula="of:= (([.I1329]+[.P1329])/([.I1329]*[.P1329])) + [.B1329]" office:value-type="float" office:value="32.6219661137603" calcext:value-type="float">
            <text:p>32,6220</text:p>
          </table:table-cell>
          <table:table-cell table:number-columns-repeated="10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27+6*RAND()" office:value-type="float" office:value="28.6509482210968" calcext:value-type="float">
            <text:p>28,6509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COM.MICROSOFT.NORM.INV(RAND();30;5)" office:value-type="float" office:value="18.7656985049503" calcext:value-type="float">
            <text:p>18,7657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48+24*RAND()" office:value-type="float" office:value="70.2449388457462" calcext:value-type="float">
            <text:p>70,2449</text:p>
          </table:table-cell>
          <table:table-cell table:number-columns-repeated="5"/>
          <table:table-cell office:value-type="float" office:value="1305" calcext:value-type="float">
            <text:p>1305</text:p>
          </table:table-cell>
          <table:table-cell table:formula="of:= (([.I1330]+[.P1330])/([.I1330]*[.P1330])) + [.B1330]" office:value-type="float" office:value="28.7184728393289" calcext:value-type="float">
            <text:p>28,7185</text:p>
          </table:table-cell>
          <table:table-cell table:number-columns-repeated="10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27+6*RAND()" office:value-type="float" office:value="29.3451240949798" calcext:value-type="float">
            <text:p>29,3451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COM.MICROSOFT.NORM.INV(RAND();30;5)" office:value-type="float" office:value="32.5825751483691" calcext:value-type="float">
            <text:p>32,5826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48+24*RAND()" office:value-type="float" office:value="60.5173404095694" calcext:value-type="float">
            <text:p>60,5173</text:p>
          </table:table-cell>
          <table:table-cell table:number-columns-repeated="5"/>
          <table:table-cell office:value-type="float" office:value="1306" calcext:value-type="float">
            <text:p>1306</text:p>
          </table:table-cell>
          <table:table-cell table:formula="of:= (([.I1331]+[.P1331])/([.I1331]*[.P1331])) + [.B1331]" office:value-type="float" office:value="29.3923395357062" calcext:value-type="float">
            <text:p>29,3923</text:p>
          </table:table-cell>
          <table:table-cell table:number-columns-repeated="10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27+6*RAND()" office:value-type="float" office:value="27.4026245602872" calcext:value-type="float">
            <text:p>27,4026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COM.MICROSOFT.NORM.INV(RAND();30;5)" office:value-type="float" office:value="31.5596391068651" calcext:value-type="float">
            <text:p>31,5596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48+24*RAND()" office:value-type="float" office:value="58.2766324700788" calcext:value-type="float">
            <text:p>58,2766</text:p>
          </table:table-cell>
          <table:table-cell table:number-columns-repeated="5"/>
          <table:table-cell office:value-type="float" office:value="1307" calcext:value-type="float">
            <text:p>1307</text:p>
          </table:table-cell>
          <table:table-cell table:formula="of:= (([.I1332]+[.P1332])/([.I1332]*[.P1332])) + [.B1332]" office:value-type="float" office:value="27.4514701371614" calcext:value-type="float">
            <text:p>27,4515</text:p>
          </table:table-cell>
          <table:table-cell table:number-columns-repeated="10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27+6*RAND()" office:value-type="float" office:value="32.3552845080849" calcext:value-type="float">
            <text:p>32,3553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COM.MICROSOFT.NORM.INV(RAND();30;5)" office:value-type="float" office:value="29.2122424918145" calcext:value-type="float">
            <text:p>29,2122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48+24*RAND()" office:value-type="float" office:value="62.5794919850305" calcext:value-type="float">
            <text:p>62,5795</text:p>
          </table:table-cell>
          <table:table-cell table:number-columns-repeated="5"/>
          <table:table-cell office:value-type="float" office:value="1308" calcext:value-type="float">
            <text:p>1308</text:p>
          </table:table-cell>
          <table:table-cell table:formula="of:= (([.I1333]+[.P1333])/([.I1333]*[.P1333])) + [.B1333]" office:value-type="float" office:value="32.40549640701" calcext:value-type="float">
            <text:p>32,4055</text:p>
          </table:table-cell>
          <table:table-cell table:number-columns-repeated="10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27+6*RAND()" office:value-type="float" office:value="32.2975713552441" calcext:value-type="float">
            <text:p>32,2976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COM.MICROSOFT.NORM.INV(RAND();30;5)" office:value-type="float" office:value="34.6200426424755" calcext:value-type="float">
            <text:p>34,6200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48+24*RAND()" office:value-type="float" office:value="52.8865716559812" calcext:value-type="float">
            <text:p>52,8866</text:p>
          </table:table-cell>
          <table:table-cell table:number-columns-repeated="5"/>
          <table:table-cell office:value-type="float" office:value="1309" calcext:value-type="float">
            <text:p>1309</text:p>
          </table:table-cell>
          <table:table-cell table:formula="of:= (([.I1334]+[.P1334])/([.I1334]*[.P1334])) + [.B1334]" office:value-type="float" office:value="32.345364748679" calcext:value-type="float">
            <text:p>32,3454</text:p>
          </table:table-cell>
          <table:table-cell table:number-columns-repeated="10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27+6*RAND()" office:value-type="float" office:value="30.9337635620032" calcext:value-type="float">
            <text:p>30,9338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COM.MICROSOFT.NORM.INV(RAND();30;5)" office:value-type="float" office:value="33.9654183636579" calcext:value-type="float">
            <text:p>33,9654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48+24*RAND()" office:value-type="float" office:value="68.8551687290892" calcext:value-type="float">
            <text:p>68,8552</text:p>
          </table:table-cell>
          <table:table-cell table:number-columns-repeated="5"/>
          <table:table-cell office:value-type="float" office:value="1310" calcext:value-type="float">
            <text:p>1310</text:p>
          </table:table-cell>
          <table:table-cell table:formula="of:= (([.I1335]+[.P1335])/([.I1335]*[.P1335])) + [.B1335]" office:value-type="float" office:value="30.9777285100337" calcext:value-type="float">
            <text:p>30,9777</text:p>
          </table:table-cell>
          <table:table-cell table:number-columns-repeated="10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27+6*RAND()" office:value-type="float" office:value="28.478385591181" calcext:value-type="float">
            <text:p>28,4784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COM.MICROSOFT.NORM.INV(RAND();30;5)" office:value-type="float" office:value="28.0485002859463" calcext:value-type="float">
            <text:p>28,0485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48+24*RAND()" office:value-type="float" office:value="60.5269322181121" calcext:value-type="float">
            <text:p>60,5269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formula="of:= (([.I1336]+[.P1336])/([.I1336]*[.P1336])) + [.B1336]" office:value-type="float" office:value="28.5305596921228" calcext:value-type="float">
            <text:p>28,5306</text:p>
          </table:table-cell>
          <table:table-cell table:number-columns-repeated="10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27+6*RAND()" office:value-type="float" office:value="27.9954272720497" calcext:value-type="float">
            <text:p>27,9954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COM.MICROSOFT.NORM.INV(RAND();30;5)" office:value-type="float" office:value="37.4418314090596" calcext:value-type="float">
            <text:p>37,4418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48+24*RAND()" office:value-type="float" office:value="66.3267136411741" calcext:value-type="float">
            <text:p>66,3267</text:p>
          </table:table-cell>
          <table:table-cell table:number-columns-repeated="5"/>
          <table:table-cell office:value-type="float" office:value="1312" calcext:value-type="float">
            <text:p>1312</text:p>
          </table:table-cell>
          <table:table-cell table:formula="of:= (([.I1337]+[.P1337])/([.I1337]*[.P1337])) + [.B1337]" office:value-type="float" office:value="28.0372122487823" calcext:value-type="float">
            <text:p>28,0372</text:p>
          </table:table-cell>
          <table:table-cell table:number-columns-repeated="10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27+6*RAND()" office:value-type="float" office:value="31.1675401681568" calcext:value-type="float">
            <text:p>31,1675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COM.MICROSOFT.NORM.INV(RAND();30;5)" office:value-type="float" office:value="37.0327657241762" calcext:value-type="float">
            <text:p>37,0328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48+24*RAND()" office:value-type="float" office:value="60.9522825507447" calcext:value-type="float">
            <text:p>60,9523</text:p>
          </table:table-cell>
          <table:table-cell table:number-columns-repeated="5"/>
          <table:table-cell office:value-type="float" office:value="1313" calcext:value-type="float">
            <text:p>1313</text:p>
          </table:table-cell>
          <table:table-cell table:formula="of:= (([.I1338]+[.P1338])/([.I1338]*[.P1338])) + [.B1338]" office:value-type="float" office:value="31.2109495587894" calcext:value-type="float">
            <text:p>31,2109</text:p>
          </table:table-cell>
          <table:table-cell table:number-columns-repeated="10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27+6*RAND()" office:value-type="float" office:value="31.7409219180699" calcext:value-type="float">
            <text:p>31,7409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COM.MICROSOFT.NORM.INV(RAND();30;5)" office:value-type="float" office:value="30.0291000743384" calcext:value-type="float">
            <text:p>30,0291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48+24*RAND()" office:value-type="float" office:value="57.6553010260686" calcext:value-type="float">
            <text:p>57,6553</text:p>
          </table:table-cell>
          <table:table-cell table:number-columns-repeated="5"/>
          <table:table-cell office:value-type="float" office:value="1314" calcext:value-type="float">
            <text:p>1314</text:p>
          </table:table-cell>
          <table:table-cell table:formula="of:= (([.I1339]+[.P1339])/([.I1339]*[.P1339])) + [.B1339]" office:value-type="float" office:value="31.7915674082376" calcext:value-type="float">
            <text:p>31,7916</text:p>
          </table:table-cell>
          <table:table-cell table:number-columns-repeated="10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27+6*RAND()" office:value-type="float" office:value="29.2244360481855" calcext:value-type="float">
            <text:p>29,2244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COM.MICROSOFT.NORM.INV(RAND();30;5)" office:value-type="float" office:value="29.752116702354" calcext:value-type="float">
            <text:p>29,7521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48+24*RAND()" office:value-type="float" office:value="50.0607073539868" calcext:value-type="float">
            <text:p>50,0607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table:formula="of:= (([.I1340]+[.P1340])/([.I1340]*[.P1340])) + [.B1340]" office:value-type="float" office:value="29.2780228486543" calcext:value-type="float">
            <text:p>29,2780</text:p>
          </table:table-cell>
          <table:table-cell table:number-columns-repeated="10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27+6*RAND()" office:value-type="float" office:value="30.0629964333493" calcext:value-type="float">
            <text:p>30,0630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COM.MICROSOFT.NORM.INV(RAND();30;5)" office:value-type="float" office:value="28.3509225180821" calcext:value-type="float">
            <text:p>28,3509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48+24*RAND()" office:value-type="float" office:value="53.9073466910049" calcext:value-type="float">
            <text:p>53,9073</text:p>
          </table:table-cell>
          <table:table-cell table:number-columns-repeated="5"/>
          <table:table-cell office:value-type="float" office:value="1316" calcext:value-type="float">
            <text:p>1316</text:p>
          </table:table-cell>
          <table:table-cell table:formula="of:= (([.I1341]+[.P1341])/([.I1341]*[.P1341])) + [.B1341]" office:value-type="float" office:value="30.1168190014284" calcext:value-type="float">
            <text:p>30,1168</text:p>
          </table:table-cell>
          <table:table-cell table:number-columns-repeated="10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27+6*RAND()" office:value-type="float" office:value="28.6625800689217" calcext:value-type="float">
            <text:p>28,6626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COM.MICROSOFT.NORM.INV(RAND();30;5)" office:value-type="float" office:value="32.6644422024391" calcext:value-type="float">
            <text:p>32,6644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48+24*RAND()" office:value-type="float" office:value="48.9424813119695" calcext:value-type="float">
            <text:p>48,9425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formula="of:= (([.I1342]+[.P1342])/([.I1342]*[.P1342])) + [.B1342]" office:value-type="float" office:value="28.7136265460858" calcext:value-type="float">
            <text:p>28,7136</text:p>
          </table:table-cell>
          <table:table-cell table:number-columns-repeated="10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27+6*RAND()" office:value-type="float" office:value="31.8882088421378" calcext:value-type="float">
            <text:p>31,8882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COM.MICROSOFT.NORM.INV(RAND();30;5)" office:value-type="float" office:value="36.7108610368007" calcext:value-type="float">
            <text:p>36,7109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48+24*RAND()" office:value-type="float" office:value="60.2034199023619" calcext:value-type="float">
            <text:p>60,2034</text:p>
          </table:table-cell>
          <table:table-cell table:number-columns-repeated="5"/>
          <table:table-cell office:value-type="float" office:value="1318" calcext:value-type="float">
            <text:p>1318</text:p>
          </table:table-cell>
          <table:table-cell table:formula="of:= (([.I1343]+[.P1343])/([.I1343]*[.P1343])) + [.B1343]" office:value-type="float" office:value="31.9320590892012" calcext:value-type="float">
            <text:p>31,9321</text:p>
          </table:table-cell>
          <table:table-cell table:number-columns-repeated="10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27+6*RAND()" office:value-type="float" office:value="30.597662611166" calcext:value-type="float">
            <text:p>30,5977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COM.MICROSOFT.NORM.INV(RAND();30;5)" office:value-type="float" office:value="28.7809626749685" calcext:value-type="float">
            <text:p>28,7810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48+24*RAND()" office:value-type="float" office:value="48.2068392997608" calcext:value-type="float">
            <text:p>48,2068</text:p>
          </table:table-cell>
          <table:table-cell table:number-columns-repeated="5"/>
          <table:table-cell office:value-type="float" office:value="1319" calcext:value-type="float">
            <text:p>1319</text:p>
          </table:table-cell>
          <table:table-cell table:formula="of:= (([.I1344]+[.P1344])/([.I1344]*[.P1344])) + [.B1344]" office:value-type="float" office:value="30.6531517451135" calcext:value-type="float">
            <text:p>30,6532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27+6*RAND()" office:value-type="float" office:value="27.3421400205698" calcext:value-type="float">
            <text:p>27,3421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COM.MICROSOFT.NORM.INV(RAND();30;5)" office:value-type="float" office:value="33.2361057159052" calcext:value-type="float">
            <text:p>33,2361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48+24*RAND()" office:value-type="float" office:value="62.2709159860387" calcext:value-type="float">
            <text:p>62,2709</text:p>
          </table:table-cell>
          <table:table-cell table:number-columns-repeated="5"/>
          <table:table-cell office:value-type="float" office:value="1320" calcext:value-type="float">
            <text:p>1320</text:p>
          </table:table-cell>
          <table:table-cell table:formula="of:= (([.I1345]+[.P1345])/([.I1345]*[.P1345])) + [.B1345]" office:value-type="float" office:value="27.3882866426631" calcext:value-type="float">
            <text:p>27,3883</text:p>
          </table:table-cell>
          <table:table-cell table:number-columns-repeated="10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27+6*RAND()" office:value-type="float" office:value="30.9699423734564" calcext:value-type="float">
            <text:p>30,9699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COM.MICROSOFT.NORM.INV(RAND();30;5)" office:value-type="float" office:value="26.5239080364571" calcext:value-type="float">
            <text:p>26,5239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48+24*RAND()" office:value-type="float" office:value="50.9305520458147" calcext:value-type="float">
            <text:p>50,9306</text:p>
          </table:table-cell>
          <table:table-cell table:number-columns-repeated="5"/>
          <table:table-cell office:value-type="float" office:value="1321" calcext:value-type="float">
            <text:p>1321</text:p>
          </table:table-cell>
          <table:table-cell table:formula="of:= (([.I1346]+[.P1346])/([.I1346]*[.P1346])) + [.B1346]" office:value-type="float" office:value="31.0272787883203" calcext:value-type="float">
            <text:p>31,0273</text:p>
          </table:table-cell>
          <table:table-cell table:number-columns-repeated="10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27+6*RAND()" office:value-type="float" office:value="28.9983953924384" calcext:value-type="float">
            <text:p>28,9984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COM.MICROSOFT.NORM.INV(RAND();30;5)" office:value-type="float" office:value="26.1471821934593" calcext:value-type="float">
            <text:p>26,1472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48+24*RAND()" office:value-type="float" office:value="56.4462347505614" calcext:value-type="float">
            <text:p>56,4462</text:p>
          </table:table-cell>
          <table:table-cell table:number-columns-repeated="5"/>
          <table:table-cell office:value-type="float" office:value="1322" calcext:value-type="float">
            <text:p>1322</text:p>
          </table:table-cell>
          <table:table-cell table:formula="of:= (([.I1347]+[.P1347])/([.I1347]*[.P1347])) + [.B1347]" office:value-type="float" office:value="29.0543564048515" calcext:value-type="float">
            <text:p>29,0544</text:p>
          </table:table-cell>
          <table:table-cell table:number-columns-repeated="10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27+6*RAND()" office:value-type="float" office:value="30.9842362410855" calcext:value-type="float">
            <text:p>30,9842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COM.MICROSOFT.NORM.INV(RAND();30;5)" office:value-type="float" office:value="35.4182222129512" calcext:value-type="float">
            <text:p>35,4182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48+24*RAND()" office:value-type="float" office:value="64.3040833426639" calcext:value-type="float">
            <text:p>64,3041</text:p>
          </table:table-cell>
          <table:table-cell table:number-columns-repeated="5"/>
          <table:table-cell office:value-type="float" office:value="1323" calcext:value-type="float">
            <text:p>1323</text:p>
          </table:table-cell>
          <table:table-cell table:formula="of:= (([.I1348]+[.P1348])/([.I1348]*[.P1348])) + [.B1348]" office:value-type="float" office:value="31.0280214070936" calcext:value-type="float">
            <text:p>31,0280</text:p>
          </table:table-cell>
          <table:table-cell table:number-columns-repeated="10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27+6*RAND()" office:value-type="float" office:value="27.084992663702" calcext:value-type="float">
            <text:p>27,0850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COM.MICROSOFT.NORM.INV(RAND();30;5)" office:value-type="float" office:value="33.138439444812" calcext:value-type="float">
            <text:p>33,1384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48+24*RAND()" office:value-type="float" office:value="69.7442185180262" calcext:value-type="float">
            <text:p>69,7442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formula="of:= (([.I1349]+[.P1349])/([.I1349]*[.P1349])) + [.B1349]" office:value-type="float" office:value="27.1295072058198" calcext:value-type="float">
            <text:p>27,1295</text:p>
          </table:table-cell>
          <table:table-cell table:number-columns-repeated="10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27+6*RAND()" office:value-type="float" office:value="29.1561785840895" calcext:value-type="float">
            <text:p>29,1562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COM.MICROSOFT.NORM.INV(RAND();30;5)" office:value-type="float" office:value="25.3659862129484" calcext:value-type="float">
            <text:p>25,3660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48+24*RAND()" office:value-type="float" office:value="56.6166512360796" calcext:value-type="float">
            <text:p>56,6167</text:p>
          </table:table-cell>
          <table:table-cell table:number-columns-repeated="5"/>
          <table:table-cell office:value-type="float" office:value="1325" calcext:value-type="float">
            <text:p>1325</text:p>
          </table:table-cell>
          <table:table-cell table:formula="of:= (([.I1350]+[.P1350])/([.I1350]*[.P1350])) + [.B1350]" office:value-type="float" office:value="29.2132641033232" calcext:value-type="float">
            <text:p>29,2133</text:p>
          </table:table-cell>
          <table:table-cell table:number-columns-repeated="10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27+6*RAND()" office:value-type="float" office:value="29.4964887506794" calcext:value-type="float">
            <text:p>29,4965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COM.MICROSOFT.NORM.INV(RAND();30;5)" office:value-type="float" office:value="30.4049148347149" calcext:value-type="float">
            <text:p>30,4049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48+24*RAND()" office:value-type="float" office:value="65.2308507626876" calcext:value-type="float">
            <text:p>65,2309</text:p>
          </table:table-cell>
          <table:table-cell table:number-columns-repeated="5"/>
          <table:table-cell office:value-type="float" office:value="1326" calcext:value-type="float">
            <text:p>1326</text:p>
          </table:table-cell>
          <table:table-cell table:formula="of:= (([.I1351]+[.P1351])/([.I1351]*[.P1351])) + [.B1351]" office:value-type="float" office:value="29.544708339735" calcext:value-type="float">
            <text:p>29,5447</text:p>
          </table:table-cell>
          <table:table-cell table:number-columns-repeated="10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27+6*RAND()" office:value-type="float" office:value="27.2090949530248" calcext:value-type="float">
            <text:p>27,2091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COM.MICROSOFT.NORM.INV(RAND();30;5)" office:value-type="float" office:value="26.6769638157791" calcext:value-type="float">
            <text:p>26,6770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48+24*RAND()" office:value-type="float" office:value="61.1193742314354" calcext:value-type="float">
            <text:p>61,1194</text:p>
          </table:table-cell>
          <table:table-cell table:number-columns-repeated="5"/>
          <table:table-cell office:value-type="float" office:value="1327" calcext:value-type="float">
            <text:p>1327</text:p>
          </table:table-cell>
          <table:table-cell table:formula="of:= (([.I1352]+[.P1352])/([.I1352]*[.P1352])) + [.B1352]" office:value-type="float" office:value="27.2629419023068" calcext:value-type="float">
            <text:p>27,2629</text:p>
          </table:table-cell>
          <table:table-cell table:number-columns-repeated="10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27+6*RAND()" office:value-type="float" office:value="31.7553304389585" calcext:value-type="float">
            <text:p>31,7553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COM.MICROSOFT.NORM.INV(RAND();30;5)" office:value-type="float" office:value="26.8809670450406" calcext:value-type="float">
            <text:p>26,8810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48+24*RAND()" office:value-type="float" office:value="55.1945622609928" calcext:value-type="float">
            <text:p>55,1946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formula="of:= (([.I1353]+[.P1353])/([.I1353]*[.P1353])) + [.B1353]" office:value-type="float" office:value="31.8106492083541" calcext:value-type="float">
            <text:p>31,8106</text:p>
          </table:table-cell>
          <table:table-cell table:number-columns-repeated="10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27+6*RAND()" office:value-type="float" office:value="31.8118930177297" calcext:value-type="float">
            <text:p>31,8119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COM.MICROSOFT.NORM.INV(RAND();30;5)" office:value-type="float" office:value="29.7597274846792" calcext:value-type="float">
            <text:p>29,7597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48+24*RAND()" office:value-type="float" office:value="53.0134756537154" calcext:value-type="float">
            <text:p>53,0135</text:p>
          </table:table-cell>
          <table:table-cell table:number-columns-repeated="5"/>
          <table:table-cell office:value-type="float" office:value="1329" calcext:value-type="float">
            <text:p>1329</text:p>
          </table:table-cell>
          <table:table-cell table:formula="of:= (([.I1354]+[.P1354])/([.I1354]*[.P1354])) + [.B1354]" office:value-type="float" office:value="31.8643586044027" calcext:value-type="float">
            <text:p>31,8644</text:p>
          </table:table-cell>
          <table:table-cell table:number-columns-repeated="10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27+6*RAND()" office:value-type="float" office:value="28.2810964949895" calcext:value-type="float">
            <text:p>28,2811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COM.MICROSOFT.NORM.INV(RAND();30;5)" office:value-type="float" office:value="29.9767635120988" calcext:value-type="float">
            <text:p>29,9768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48+24*RAND()" office:value-type="float" office:value="55.1818302283064" calcext:value-type="float">
            <text:p>55,1818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formula="of:= (([.I1355]+[.P1355])/([.I1355]*[.P1355])) + [.B1355]" office:value-type="float" office:value="28.3325775737375" calcext:value-type="float">
            <text:p>28,3326</text:p>
          </table:table-cell>
          <table:table-cell table:number-columns-repeated="10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27+6*RAND()" office:value-type="float" office:value="27.1976122946944" calcext:value-type="float">
            <text:p>27,1976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COM.MICROSOFT.NORM.INV(RAND();30;5)" office:value-type="float" office:value="27.6108186662673" calcext:value-type="float">
            <text:p>27,6108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48+24*RAND()" office:value-type="float" office:value="54.8289747918025" calcext:value-type="float">
            <text:p>54,8290</text:p>
          </table:table-cell>
          <table:table-cell table:number-columns-repeated="5"/>
          <table:table-cell office:value-type="float" office:value="1331" calcext:value-type="float">
            <text:p>1331</text:p>
          </table:table-cell>
          <table:table-cell table:formula="of:= (([.I1356]+[.P1356])/([.I1356]*[.P1356])) + [.B1356]" office:value-type="float" office:value="27.2520685139138" calcext:value-type="float">
            <text:p>27,2521</text:p>
          </table:table-cell>
          <table:table-cell table:number-columns-repeated="10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27+6*RAND()" office:value-type="float" office:value="28.5920734286774" calcext:value-type="float">
            <text:p>28,5921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COM.MICROSOFT.NORM.INV(RAND();30;5)" office:value-type="float" office:value="37.3068140763189" calcext:value-type="float">
            <text:p>37,3068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48+24*RAND()" office:value-type="float" office:value="55.7351570399478" calcext:value-type="float">
            <text:p>55,7352</text:p>
          </table:table-cell>
          <table:table-cell table:number-columns-repeated="5"/>
          <table:table-cell office:value-type="float" office:value="1332" calcext:value-type="float">
            <text:p>1332</text:p>
          </table:table-cell>
          <table:table-cell table:formula="of:= (([.I1357]+[.P1357])/([.I1357]*[.P1357])) + [.B1357]" office:value-type="float" office:value="28.6368201800125" calcext:value-type="float">
            <text:p>28,6368</text:p>
          </table:table-cell>
          <table:table-cell table:number-columns-repeated="10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27+6*RAND()" office:value-type="float" office:value="30.7963761391584" calcext:value-type="float">
            <text:p>30,7964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COM.MICROSOFT.NORM.INV(RAND();30;5)" office:value-type="float" office:value="29.9829445049346" calcext:value-type="float">
            <text:p>29,9829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48+24*RAND()" office:value-type="float" office:value="71.8344135778025" calcext:value-type="float">
            <text:p>71,8344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formula="of:= (([.I1358]+[.P1358])/([.I1358]*[.P1358])) + [.B1358]" office:value-type="float" office:value="30.8436493381653" calcext:value-type="float">
            <text:p>30,8436</text:p>
          </table:table-cell>
          <table:table-cell table:number-columns-repeated="10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27+6*RAND()" office:value-type="float" office:value="29.6313456210773" calcext:value-type="float">
            <text:p>29,6313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COM.MICROSOFT.NORM.INV(RAND();30;5)" office:value-type="float" office:value="33.3883688457832" calcext:value-type="float">
            <text:p>33,3884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48+24*RAND()" office:value-type="float" office:value="56.4238647473976" calcext:value-type="float">
            <text:p>56,4239</text:p>
          </table:table-cell>
          <table:table-cell table:number-columns-repeated="5"/>
          <table:table-cell office:value-type="float" office:value="1334" calcext:value-type="float">
            <text:p>1334</text:p>
          </table:table-cell>
          <table:table-cell table:formula="of:= (([.I1359]+[.P1359])/([.I1359]*[.P1359])) + [.B1359]" office:value-type="float" office:value="29.6790191680162" calcext:value-type="float">
            <text:p>29,6790</text:p>
          </table:table-cell>
          <table:table-cell table:number-columns-repeated="10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27+6*RAND()" office:value-type="float" office:value="29.2010387799237" calcext:value-type="float">
            <text:p>29,2010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COM.MICROSOFT.NORM.INV(RAND();30;5)" office:value-type="float" office:value="21.3153948653331" calcext:value-type="float">
            <text:p>21,3154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48+24*RAND()" office:value-type="float" office:value="64.5690013216808" calcext:value-type="float">
            <text:p>64,5690</text:p>
          </table:table-cell>
          <table:table-cell table:number-columns-repeated="5"/>
          <table:table-cell office:value-type="float" office:value="1335" calcext:value-type="float">
            <text:p>1335</text:p>
          </table:table-cell>
          <table:table-cell table:formula="of:= (([.I1360]+[.P1360])/([.I1360]*[.P1360])) + [.B1360]" office:value-type="float" office:value="29.2634405365079" calcext:value-type="float">
            <text:p>29,2634</text:p>
          </table:table-cell>
          <table:table-cell table:number-columns-repeated="10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27+6*RAND()" office:value-type="float" office:value="28.5141892300453" calcext:value-type="float">
            <text:p>28,5142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COM.MICROSOFT.NORM.INV(RAND();30;5)" office:value-type="float" office:value="23.5339386450563" calcext:value-type="float">
            <text:p>23,5339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48+24*RAND()" office:value-type="float" office:value="59.6963613303378" calcext:value-type="float">
            <text:p>59,6964</text:p>
          </table:table-cell>
          <table:table-cell table:number-columns-repeated="5"/>
          <table:table-cell office:value-type="float" office:value="1336" calcext:value-type="float">
            <text:p>1336</text:p>
          </table:table-cell>
          <table:table-cell table:formula="of:= (([.I1361]+[.P1361])/([.I1361]*[.P1361])) + [.B1361]" office:value-type="float" office:value="28.5734324946885" calcext:value-type="float">
            <text:p>28,5734</text:p>
          </table:table-cell>
          <table:table-cell table:number-columns-repeated="10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27+6*RAND()" office:value-type="float" office:value="27.2949281909969" calcext:value-type="float">
            <text:p>27,2949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COM.MICROSOFT.NORM.INV(RAND();30;5)" office:value-type="float" office:value="29.2967130850534" calcext:value-type="float">
            <text:p>29,2967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48+24*RAND()" office:value-type="float" office:value="54.3130052788183" calcext:value-type="float">
            <text:p>54,3130</text:p>
          </table:table-cell>
          <table:table-cell table:number-columns-repeated="5"/>
          <table:table-cell office:value-type="float" office:value="1337" calcext:value-type="float">
            <text:p>1337</text:p>
          </table:table-cell>
          <table:table-cell table:formula="of:= (([.I1362]+[.P1362])/([.I1362]*[.P1362])) + [.B1362]" office:value-type="float" office:value="27.3474735094667" calcext:value-type="float">
            <text:p>27,3475</text:p>
          </table:table-cell>
          <table:table-cell table:number-columns-repeated="10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27+6*RAND()" office:value-type="float" office:value="31.2904079707805" calcext:value-type="float">
            <text:p>31,2904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COM.MICROSOFT.NORM.INV(RAND();30;5)" office:value-type="float" office:value="40.3428251964585" calcext:value-type="float">
            <text:p>40,3428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48+24*RAND()" office:value-type="float" office:value="54.0603126967326" calcext:value-type="float">
            <text:p>54,0603</text:p>
          </table:table-cell>
          <table:table-cell table:number-columns-repeated="5"/>
          <table:table-cell office:value-type="float" office:value="1338" calcext:value-type="float">
            <text:p>1338</text:p>
          </table:table-cell>
          <table:table-cell table:formula="of:= (([.I1363]+[.P1363])/([.I1363]*[.P1363])) + [.B1363]" office:value-type="float" office:value="31.3336933840474" calcext:value-type="float">
            <text:p>31,3337</text:p>
          </table:table-cell>
          <table:table-cell table:number-columns-repeated="10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27+6*RAND()" office:value-type="float" office:value="32.7702350418549" calcext:value-type="float">
            <text:p>32,7702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COM.MICROSOFT.NORM.INV(RAND();30;5)" office:value-type="float" office:value="27.8085440521638" calcext:value-type="float">
            <text:p>27,8085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48+24*RAND()" office:value-type="float" office:value="49.9204360032454" calcext:value-type="float">
            <text:p>49,9204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formula="of:= (([.I1364]+[.P1364])/([.I1364]*[.P1364])) + [.B1364]" office:value-type="float" office:value="32.8262270892002" calcext:value-type="float">
            <text:p>32,8262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27+6*RAND()" office:value-type="float" office:value="32.2453916191589" calcext:value-type="float">
            <text:p>32,2454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COM.MICROSOFT.NORM.INV(RAND();30;5)" office:value-type="float" office:value="20.5193538394399" calcext:value-type="float">
            <text:p>20,5194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48+24*RAND()" office:value-type="float" office:value="48.8520084461197" calcext:value-type="float">
            <text:p>48,8520</text:p>
          </table:table-cell>
          <table:table-cell table:number-columns-repeated="5"/>
          <table:table-cell office:value-type="float" office:value="1340" calcext:value-type="float">
            <text:p>1340</text:p>
          </table:table-cell>
          <table:table-cell table:formula="of:= (([.I1365]+[.P1365])/([.I1365]*[.P1365])) + [.B1365]" office:value-type="float" office:value="32.3145960846977" calcext:value-type="float">
            <text:p>32,3146</text:p>
          </table:table-cell>
          <table:table-cell table:number-columns-repeated="10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27+6*RAND()" office:value-type="float" office:value="27.0402947275434" calcext:value-type="float">
            <text:p>27,0403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COM.MICROSOFT.NORM.INV(RAND();30;5)" office:value-type="float" office:value="33.7565975943996" calcext:value-type="float">
            <text:p>33,7566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48+24*RAND()" office:value-type="float" office:value="63.0129200471565" calcext:value-type="float">
            <text:p>63,0129</text:p>
          </table:table-cell>
          <table:table-cell table:number-columns-repeated="5"/>
          <table:table-cell office:value-type="float" office:value="1341" calcext:value-type="float">
            <text:p>1341</text:p>
          </table:table-cell>
          <table:table-cell table:formula="of:= (([.I1366]+[.P1366])/([.I1366]*[.P1366])) + [.B1366]" office:value-type="float" office:value="27.0857883274788" calcext:value-type="float">
            <text:p>27,0858</text:p>
          </table:table-cell>
          <table:table-cell table:number-columns-repeated="10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27+6*RAND()" office:value-type="float" office:value="30.2184327954892" calcext:value-type="float">
            <text:p>30,2184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COM.MICROSOFT.NORM.INV(RAND();30;5)" office:value-type="float" office:value="20.6054480181379" calcext:value-type="float">
            <text:p>20,6054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48+24*RAND()" office:value-type="float" office:value="63.1696907663718" calcext:value-type="float">
            <text:p>63,1697</text:p>
          </table:table-cell>
          <table:table-cell table:number-columns-repeated="5"/>
          <table:table-cell office:value-type="float" office:value="1342" calcext:value-type="float">
            <text:p>1342</text:p>
          </table:table-cell>
          <table:table-cell table:formula="of:= (([.I1367]+[.P1367])/([.I1367]*[.P1367])) + [.B1367]" office:value-type="float" office:value="30.2827940266914" calcext:value-type="float">
            <text:p>30,2828</text:p>
          </table:table-cell>
          <table:table-cell table:number-columns-repeated="10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27+6*RAND()" office:value-type="float" office:value="31.3723473160062" calcext:value-type="float">
            <text:p>31,3723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COM.MICROSOFT.NORM.INV(RAND();30;5)" office:value-type="float" office:value="43.0051125552141" calcext:value-type="float">
            <text:p>43,0051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48+24*RAND()" office:value-type="float" office:value="50.5822350410745" calcext:value-type="float">
            <text:p>50,5822</text:p>
          </table:table-cell>
          <table:table-cell table:number-columns-repeated="5"/>
          <table:table-cell office:value-type="float" office:value="1343" calcext:value-type="float">
            <text:p>1343</text:p>
          </table:table-cell>
          <table:table-cell table:formula="of:= (([.I1368]+[.P1368])/([.I1368]*[.P1368])) + [.B1368]" office:value-type="float" office:value="31.4153701519984" calcext:value-type="float">
            <text:p>31,4154</text:p>
          </table:table-cell>
          <table:table-cell table:number-columns-repeated="10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27+6*RAND()" office:value-type="float" office:value="30.2149580509868" calcext:value-type="float">
            <text:p>30,2150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COM.MICROSOFT.NORM.INV(RAND();30;5)" office:value-type="float" office:value="33.2121670673864" calcext:value-type="float">
            <text:p>33,2122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48+24*RAND()" office:value-type="float" office:value="57.8584546046332" calcext:value-type="float">
            <text:p>57,8585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formula="of:= (([.I1369]+[.P1369])/([.I1369]*[.P1369])) + [.B1369]" office:value-type="float" office:value="30.2623510572277" calcext:value-type="float">
            <text:p>30,2624</text:p>
          </table:table-cell>
          <table:table-cell table:number-columns-repeated="10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27+6*RAND()" office:value-type="float" office:value="32.296672913013" calcext:value-type="float">
            <text:p>32,2967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COM.MICROSOFT.NORM.INV(RAND();30;5)" office:value-type="float" office:value="30.9038270292346" calcext:value-type="float">
            <text:p>30,9038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48+24*RAND()" office:value-type="float" office:value="69.2566625168547" calcext:value-type="float">
            <text:p>69,2567</text:p>
          </table:table-cell>
          <table:table-cell table:number-columns-repeated="5"/>
          <table:table-cell office:value-type="float" office:value="1345" calcext:value-type="float">
            <text:p>1345</text:p>
          </table:table-cell>
          <table:table-cell table:formula="of:= (([.I1370]+[.P1370])/([.I1370]*[.P1370])) + [.B1370]" office:value-type="float" office:value="32.3434704089363" calcext:value-type="float">
            <text:p>32,3435</text:p>
          </table:table-cell>
          <table:table-cell table:number-columns-repeated="10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27+6*RAND()" office:value-type="float" office:value="31.1281207117718" calcext:value-type="float">
            <text:p>31,1281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COM.MICROSOFT.NORM.INV(RAND();30;5)" office:value-type="float" office:value="26.6200855792363" calcext:value-type="float">
            <text:p>26,6201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48+24*RAND()" office:value-type="float" office:value="60.4594929004088" calcext:value-type="float">
            <text:p>60,4595</text:p>
          </table:table-cell>
          <table:table-cell table:number-columns-repeated="5"/>
          <table:table-cell office:value-type="float" office:value="1346" calcext:value-type="float">
            <text:p>1346</text:p>
          </table:table-cell>
          <table:table-cell table:formula="of:= (([.I1371]+[.P1371])/([.I1371]*[.P1371])) + [.B1371]" office:value-type="float" office:value="31.1822263308412" calcext:value-type="float">
            <text:p>31,1822</text:p>
          </table:table-cell>
          <table:table-cell table:number-columns-repeated="10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27+6*RAND()" office:value-type="float" office:value="31.7684613328893" calcext:value-type="float">
            <text:p>31,7685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COM.MICROSOFT.NORM.INV(RAND();30;5)" office:value-type="float" office:value="27.0763694465973" calcext:value-type="float">
            <text:p>27,0764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48+24*RAND()" office:value-type="float" office:value="52.5688992803916" calcext:value-type="float">
            <text:p>52,5689</text:p>
          </table:table-cell>
          <table:table-cell table:number-columns-repeated="5"/>
          <table:table-cell office:value-type="float" office:value="1347" calcext:value-type="float">
            <text:p>1347</text:p>
          </table:table-cell>
          <table:table-cell table:formula="of:= (([.I1372]+[.P1372])/([.I1372]*[.P1372])) + [.B1372]" office:value-type="float" office:value="31.8244165605548" calcext:value-type="float">
            <text:p>31,8244</text:p>
          </table:table-cell>
          <table:table-cell table:number-columns-repeated="10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27+6*RAND()" office:value-type="float" office:value="28.7517514124047" calcext:value-type="float">
            <text:p>28,7518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COM.MICROSOFT.NORM.INV(RAND();30;5)" office:value-type="float" office:value="35.4231226274386" calcext:value-type="float">
            <text:p>35,4231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48+24*RAND()" office:value-type="float" office:value="71.2608843063936" calcext:value-type="float">
            <text:p>71,2609</text:p>
          </table:table-cell>
          <table:table-cell table:number-columns-repeated="5"/>
          <table:table-cell office:value-type="float" office:value="1348" calcext:value-type="float">
            <text:p>1348</text:p>
          </table:table-cell>
          <table:table-cell table:formula="of:= (([.I1373]+[.P1373])/([.I1373]*[.P1373])) + [.B1373]" office:value-type="float" office:value="28.7940145045789" calcext:value-type="float">
            <text:p>28,7940</text:p>
          </table:table-cell>
          <table:table-cell table:number-columns-repeated="10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27+6*RAND()" office:value-type="float" office:value="31.7183155396488" calcext:value-type="float">
            <text:p>31,7183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COM.MICROSOFT.NORM.INV(RAND();30;5)" office:value-type="float" office:value="22.5685577578179" calcext:value-type="float">
            <text:p>22,5686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48+24*RAND()" office:value-type="float" office:value="67.4151708288118" calcext:value-type="float">
            <text:p>67,4152</text:p>
          </table:table-cell>
          <table:table-cell table:number-columns-repeated="5"/>
          <table:table-cell office:value-type="float" office:value="1349" calcext:value-type="float">
            <text:p>1349</text:p>
          </table:table-cell>
          <table:table-cell table:formula="of:= (([.I1374]+[.P1374])/([.I1374]*[.P1374])) + [.B1374]" office:value-type="float" office:value="31.7774584291846" calcext:value-type="float">
            <text:p>31,7775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27+6*RAND()" office:value-type="float" office:value="31.1344919919502" calcext:value-type="float">
            <text:p>31,1345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COM.MICROSOFT.NORM.INV(RAND();30;5)" office:value-type="float" office:value="30.0747993434175" calcext:value-type="float">
            <text:p>30,0748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48+24*RAND()" office:value-type="float" office:value="67.7832785239443" calcext:value-type="float">
            <text:p>67,7833</text:p>
          </table:table-cell>
          <table:table-cell table:number-columns-repeated="5"/>
          <table:table-cell office:value-type="float" office:value="1350" calcext:value-type="float">
            <text:p>1350</text:p>
          </table:table-cell>
          <table:table-cell table:formula="of:= (([.I1375]+[.P1375])/([.I1375]*[.P1375])) + [.B1375]" office:value-type="float" office:value="31.1824953226432" calcext:value-type="float">
            <text:p>31,1825</text:p>
          </table:table-cell>
          <table:table-cell table:number-columns-repeated="10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27+6*RAND()" office:value-type="float" office:value="31.3680574663449" calcext:value-type="float">
            <text:p>31,3681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COM.MICROSOFT.NORM.INV(RAND();30;5)" office:value-type="float" office:value="28.3464711705243" calcext:value-type="float">
            <text:p>28,3465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48+24*RAND()" office:value-type="float" office:value="63.7551419092342" calcext:value-type="float">
            <text:p>63,7551</text:p>
          </table:table-cell>
          <table:table-cell table:number-columns-repeated="5"/>
          <table:table-cell office:value-type="float" office:value="1351" calcext:value-type="float">
            <text:p>1351</text:p>
          </table:table-cell>
          <table:table-cell table:formula="of:= (([.I1376]+[.P1376])/([.I1376]*[.P1376])) + [.B1376]" office:value-type="float" office:value="31.4190202355027" calcext:value-type="float">
            <text:p>31,4190</text:p>
          </table:table-cell>
          <table:table-cell table:number-columns-repeated="10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27+6*RAND()" office:value-type="float" office:value="32.3570410155226" calcext:value-type="float">
            <text:p>32,3570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COM.MICROSOFT.NORM.INV(RAND();30;5)" office:value-type="float" office:value="23.6343219142191" calcext:value-type="float">
            <text:p>23,6343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48+24*RAND()" office:value-type="float" office:value="48.3806609110907" calcext:value-type="float">
            <text:p>48,3807</text:p>
          </table:table-cell>
          <table:table-cell table:number-columns-repeated="5"/>
          <table:table-cell office:value-type="float" office:value="1352" calcext:value-type="float">
            <text:p>1352</text:p>
          </table:table-cell>
          <table:table-cell table:formula="of:= (([.I1377]+[.P1377])/([.I1377]*[.P1377])) + [.B1377]" office:value-type="float" office:value="32.4200217785688" calcext:value-type="float">
            <text:p>32,4200</text:p>
          </table:table-cell>
          <table:table-cell table:number-columns-repeated="10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27+6*RAND()" office:value-type="float" office:value="30.8992950457614" calcext:value-type="float">
            <text:p>30,8993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COM.MICROSOFT.NORM.INV(RAND();30;5)" office:value-type="float" office:value="23.2050435078377" calcext:value-type="float">
            <text:p>23,2050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48+24*RAND()" office:value-type="float" office:value="65.1799033535644" calcext:value-type="float">
            <text:p>65,1799</text:p>
          </table:table-cell>
          <table:table-cell table:number-columns-repeated="5"/>
          <table:table-cell office:value-type="float" office:value="1353" calcext:value-type="float">
            <text:p>1353</text:p>
          </table:table-cell>
          <table:table-cell table:formula="of:= (([.I1378]+[.P1378])/([.I1378]*[.P1378])) + [.B1378]" office:value-type="float" office:value="30.9577312779404" calcext:value-type="float">
            <text:p>30,9577</text:p>
          </table:table-cell>
          <table:table-cell table:number-columns-repeated="10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27+6*RAND()" office:value-type="float" office:value="27.6482060041744" calcext:value-type="float">
            <text:p>27,6482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COM.MICROSOFT.NORM.INV(RAND();30;5)" office:value-type="float" office:value="37.9972919940895" calcext:value-type="float">
            <text:p>37,9973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48+24*RAND()" office:value-type="float" office:value="49.3235540287569" calcext:value-type="float">
            <text:p>49,3236</text:p>
          </table:table-cell>
          <table:table-cell table:number-columns-repeated="5"/>
          <table:table-cell office:value-type="float" office:value="1354" calcext:value-type="float">
            <text:p>1354</text:p>
          </table:table-cell>
          <table:table-cell table:formula="of:= (([.I1379]+[.P1379])/([.I1379]*[.P1379])) + [.B1379]" office:value-type="float" office:value="27.6947979583574" calcext:value-type="float">
            <text:p>27,6948</text:p>
          </table:table-cell>
          <table:table-cell table:number-columns-repeated="10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27+6*RAND()" office:value-type="float" office:value="29.3255659590941" calcext:value-type="float">
            <text:p>29,3256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COM.MICROSOFT.NORM.INV(RAND();30;5)" office:value-type="float" office:value="30.5031417551614" calcext:value-type="float">
            <text:p>30,5031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48+24*RAND()" office:value-type="float" office:value="69.3980766059831" calcext:value-type="float">
            <text:p>69,3981</text:p>
          </table:table-cell>
          <table:table-cell table:number-columns-repeated="5"/>
          <table:table-cell office:value-type="float" office:value="1355" calcext:value-type="float">
            <text:p>1355</text:p>
          </table:table-cell>
          <table:table-cell table:formula="of:= (([.I1380]+[.P1380])/([.I1380]*[.P1380])) + [.B1380]" office:value-type="float" office:value="29.3727590886234" calcext:value-type="float">
            <text:p>29,3728</text:p>
          </table:table-cell>
          <table:table-cell table:number-columns-repeated="10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27+6*RAND()" office:value-type="float" office:value="30.5712035691831" calcext:value-type="float">
            <text:p>30,5712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COM.MICROSOFT.NORM.INV(RAND();30;5)" office:value-type="float" office:value="25.8273944740446" calcext:value-type="float">
            <text:p>25,8274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48+24*RAND()" office:value-type="float" office:value="59.524680714123" calcext:value-type="float">
            <text:p>59,5247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formula="of:= (([.I1381]+[.P1381])/([.I1381]*[.P1381])) + [.B1381]" office:value-type="float" office:value="30.6267219017867" calcext:value-type="float">
            <text:p>30,6267</text:p>
          </table:table-cell>
          <table:table-cell table:number-columns-repeated="10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27+6*RAND()" office:value-type="float" office:value="31.0622851385269" calcext:value-type="float">
            <text:p>31,0623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COM.MICROSOFT.NORM.INV(RAND();30;5)" office:value-type="float" office:value="29.9230544421675" calcext:value-type="float">
            <text:p>29,9231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48+24*RAND()" office:value-type="float" office:value="48.4632741278037" calcext:value-type="float">
            <text:p>48,4633</text:p>
          </table:table-cell>
          <table:table-cell table:number-columns-repeated="5"/>
          <table:table-cell office:value-type="float" office:value="1357" calcext:value-type="float">
            <text:p>1357</text:p>
          </table:table-cell>
          <table:table-cell table:formula="of:= (([.I1382]+[.P1382])/([.I1382]*[.P1382])) + [.B1382]" office:value-type="float" office:value="31.1163383683854" calcext:value-type="float">
            <text:p>31,1163</text:p>
          </table:table-cell>
          <table:table-cell table:number-columns-repeated="10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27+6*RAND()" office:value-type="float" office:value="31.3341191096697" calcext:value-type="float">
            <text:p>31,3341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COM.MICROSOFT.NORM.INV(RAND();30;5)" office:value-type="float" office:value="30.4402690358462" calcext:value-type="float">
            <text:p>30,4403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48+24*RAND()" office:value-type="float" office:value="48.0827715592459" calcext:value-type="float">
            <text:p>48,0828</text:p>
          </table:table-cell>
          <table:table-cell table:number-columns-repeated="5"/>
          <table:table-cell office:value-type="float" office:value="1358" calcext:value-type="float">
            <text:p>1358</text:p>
          </table:table-cell>
          <table:table-cell table:formula="of:= (([.I1383]+[.P1383])/([.I1383]*[.P1383])) + [.B1383]" office:value-type="float" office:value="31.3877678005128" calcext:value-type="float">
            <text:p>31,3878</text:p>
          </table:table-cell>
          <table:table-cell table:number-columns-repeated="10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27+6*RAND()" office:value-type="float" office:value="27.9095468705054" calcext:value-type="float">
            <text:p>27,9095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COM.MICROSOFT.NORM.INV(RAND();30;5)" office:value-type="float" office:value="31.9418978984729" calcext:value-type="float">
            <text:p>31,9419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48+24*RAND()" office:value-type="float" office:value="71.3758003832772" calcext:value-type="float">
            <text:p>71,3758</text:p>
          </table:table-cell>
          <table:table-cell table:number-columns-repeated="5"/>
          <table:table-cell office:value-type="float" office:value="1359" calcext:value-type="float">
            <text:p>1359</text:p>
          </table:table-cell>
          <table:table-cell table:formula="of:= (([.I1384]+[.P1384])/([.I1384]*[.P1384])) + [.B1384]" office:value-type="float" office:value="27.9548640648212" calcext:value-type="float">
            <text:p>27,9549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27+6*RAND()" office:value-type="float" office:value="29.2337441963609" calcext:value-type="float">
            <text:p>29,2337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COM.MICROSOFT.NORM.INV(RAND();30;5)" office:value-type="float" office:value="36.3068842542164" calcext:value-type="float">
            <text:p>36,3069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48+24*RAND()" office:value-type="float" office:value="54.3374848561361" calcext:value-type="float">
            <text:p>54,3375</text:p>
          </table:table-cell>
          <table:table-cell table:number-columns-repeated="5"/>
          <table:table-cell office:value-type="float" office:value="1360" calcext:value-type="float">
            <text:p>1360</text:p>
          </table:table-cell>
          <table:table-cell table:formula="of:= (([.I1385]+[.P1385])/([.I1385]*[.P1385])) + [.B1385]" office:value-type="float" office:value="29.2796906840244" calcext:value-type="float">
            <text:p>29,2797</text:p>
          </table:table-cell>
          <table:table-cell table:number-columns-repeated="10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27+6*RAND()" office:value-type="float" office:value="29.4960010021459" calcext:value-type="float">
            <text:p>29,4960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COM.MICROSOFT.NORM.INV(RAND();30;5)" office:value-type="float" office:value="33.1754022622029" calcext:value-type="float">
            <text:p>33,1754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48+24*RAND()" office:value-type="float" office:value="55.5252730445936" calcext:value-type="float">
            <text:p>55,5253</text:p>
          </table:table-cell>
          <table:table-cell table:number-columns-repeated="5"/>
          <table:table-cell office:value-type="float" office:value="1361" calcext:value-type="float">
            <text:p>1361</text:p>
          </table:table-cell>
          <table:table-cell table:formula="of:= (([.I1386]+[.P1386])/([.I1386]*[.P1386])) + [.B1386]" office:value-type="float" office:value="29.5441536336405" calcext:value-type="float">
            <text:p>29,5442</text:p>
          </table:table-cell>
          <table:table-cell table:number-columns-repeated="10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27+6*RAND()" office:value-type="float" office:value="28.4505596912932" calcext:value-type="float">
            <text:p>28,4506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COM.MICROSOFT.NORM.INV(RAND();30;5)" office:value-type="float" office:value="24.4601303867091" calcext:value-type="float">
            <text:p>24,4601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48+24*RAND()" office:value-type="float" office:value="50.8095417274162" calcext:value-type="float">
            <text:p>50,8095</text:p>
          </table:table-cell>
          <table:table-cell table:number-columns-repeated="5"/>
          <table:table-cell office:value-type="float" office:value="1362" calcext:value-type="float">
            <text:p>1362</text:p>
          </table:table-cell>
          <table:table-cell table:formula="of:= (([.I1387]+[.P1387])/([.I1387]*[.P1387])) + [.B1387]" office:value-type="float" office:value="28.5111238904075" calcext:value-type="float">
            <text:p>28,5111</text:p>
          </table:table-cell>
          <table:table-cell table:number-columns-repeated="10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27+6*RAND()" office:value-type="float" office:value="32.4968017630745" calcext:value-type="float">
            <text:p>32,4968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COM.MICROSOFT.NORM.INV(RAND();30;5)" office:value-type="float" office:value="31.9147373679609" calcext:value-type="float">
            <text:p>31,9147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48+24*RAND()" office:value-type="float" office:value="65.4059493513778" calcext:value-type="float">
            <text:p>65,4059</text:p>
          </table:table-cell>
          <table:table-cell table:number-columns-repeated="5"/>
          <table:table-cell office:value-type="float" office:value="1363" calcext:value-type="float">
            <text:p>1363</text:p>
          </table:table-cell>
          <table:table-cell table:formula="of:= (([.I1388]+[.P1388])/([.I1388]*[.P1388])) + [.B1388]" office:value-type="float" office:value="32.5434243788563" calcext:value-type="float">
            <text:p>32,5434</text:p>
          </table:table-cell>
          <table:table-cell table:number-columns-repeated="10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27+6*RAND()" office:value-type="float" office:value="28.1676250474993" calcext:value-type="float">
            <text:p>28,1676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COM.MICROSOFT.NORM.INV(RAND();30;5)" office:value-type="float" office:value="23.1058119287037" calcext:value-type="float">
            <text:p>23,1058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48+24*RAND()" office:value-type="float" office:value="69.6226577321068" calcext:value-type="float">
            <text:p>69,6227</text:p>
          </table:table-cell>
          <table:table-cell table:number-columns-repeated="5"/>
          <table:table-cell office:value-type="float" office:value="1364" calcext:value-type="float">
            <text:p>1364</text:p>
          </table:table-cell>
          <table:table-cell table:formula="of:= (([.I1389]+[.P1389])/([.I1389]*[.P1389])) + [.B1389]" office:value-type="float" office:value="28.2252673420975" calcext:value-type="float">
            <text:p>28,2253</text:p>
          </table:table-cell>
          <table:table-cell table:number-columns-repeated="10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27+6*RAND()" office:value-type="float" office:value="30.6284095484298" calcext:value-type="float">
            <text:p>30,6284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COM.MICROSOFT.NORM.INV(RAND();30;5)" office:value-type="float" office:value="33.057011880346" calcext:value-type="float">
            <text:p>33,0570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48+24*RAND()" office:value-type="float" office:value="62.3370827073231" calcext:value-type="float">
            <text:p>62,3371</text:p>
          </table:table-cell>
          <table:table-cell table:number-columns-repeated="5"/>
          <table:table-cell office:value-type="float" office:value="1365" calcext:value-type="float">
            <text:p>1365</text:p>
          </table:table-cell>
          <table:table-cell table:formula="of:= (([.I1390]+[.P1390])/([.I1390]*[.P1390])) + [.B1390]" office:value-type="float" office:value="30.6747021323428" calcext:value-type="float">
            <text:p>30,6747</text:p>
          </table:table-cell>
          <table:table-cell table:number-columns-repeated="10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27+6*RAND()" office:value-type="float" office:value="32.0080645687413" calcext:value-type="float">
            <text:p>32,0081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COM.MICROSOFT.NORM.INV(RAND();30;5)" office:value-type="float" office:value="27.2783261049927" calcext:value-type="float">
            <text:p>27,2783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48+24*RAND()" office:value-type="float" office:value="63.2714626276866" calcext:value-type="float">
            <text:p>63,2715</text:p>
          </table:table-cell>
          <table:table-cell table:number-columns-repeated="5"/>
          <table:table-cell office:value-type="float" office:value="1366" calcext:value-type="float">
            <text:p>1366</text:p>
          </table:table-cell>
          <table:table-cell table:formula="of:= (([.I1391]+[.P1391])/([.I1391]*[.P1391])) + [.B1391]" office:value-type="float" office:value="32.0605286232312" calcext:value-type="float">
            <text:p>32,0605</text:p>
          </table:table-cell>
          <table:table-cell table:number-columns-repeated="10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27+6*RAND()" office:value-type="float" office:value="29.6691222006921" calcext:value-type="float">
            <text:p>29,6691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COM.MICROSOFT.NORM.INV(RAND();30;5)" office:value-type="float" office:value="33.0298648838084" calcext:value-type="float">
            <text:p>33,0299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48+24*RAND()" office:value-type="float" office:value="64.3490881668404" calcext:value-type="float">
            <text:p>64,3491</text:p>
          </table:table-cell>
          <table:table-cell table:number-columns-repeated="5"/>
          <table:table-cell office:value-type="float" office:value="1367" calcext:value-type="float">
            <text:p>1367</text:p>
          </table:table-cell>
          <table:table-cell table:formula="of:= (([.I1392]+[.P1392])/([.I1392]*[.P1392])) + [.B1392]" office:value-type="float" office:value="29.7149380673993" calcext:value-type="float">
            <text:p>29,7149</text:p>
          </table:table-cell>
          <table:table-cell table:number-columns-repeated="10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27+6*RAND()" office:value-type="float" office:value="30.3804664725903" calcext:value-type="float">
            <text:p>30,3805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COM.MICROSOFT.NORM.INV(RAND();30;5)" office:value-type="float" office:value="32.5660081568794" calcext:value-type="float">
            <text:p>32,5660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48+24*RAND()" office:value-type="float" office:value="55.9290833724663" calcext:value-type="float">
            <text:p>55,9291</text:p>
          </table:table-cell>
          <table:table-cell table:number-columns-repeated="5"/>
          <table:table-cell office:value-type="float" office:value="1368" calcext:value-type="float">
            <text:p>1368</text:p>
          </table:table-cell>
          <table:table-cell table:formula="of:= (([.I1393]+[.P1393])/([.I1393]*[.P1393])) + [.B1393]" office:value-type="float" office:value="30.4290531223484" calcext:value-type="float">
            <text:p>30,4291</text:p>
          </table:table-cell>
          <table:table-cell table:number-columns-repeated="10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27+6*RAND()" office:value-type="float" office:value="31.3818435778376" calcext:value-type="float">
            <text:p>31,3818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COM.MICROSOFT.NORM.INV(RAND();30;5)" office:value-type="float" office:value="36.1764674189835" calcext:value-type="float">
            <text:p>36,1765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48+24*RAND()" office:value-type="float" office:value="52.9625136544928" calcext:value-type="float">
            <text:p>52,9625</text:p>
          </table:table-cell>
          <table:table-cell table:number-columns-repeated="5"/>
          <table:table-cell office:value-type="float" office:value="1369" calcext:value-type="float">
            <text:p>1369</text:p>
          </table:table-cell>
          <table:table-cell table:formula="of:= (([.I1394]+[.P1394])/([.I1394]*[.P1394])) + [.B1394]" office:value-type="float" office:value="31.4283671357414" calcext:value-type="float">
            <text:p>31,4284</text:p>
          </table:table-cell>
          <table:table-cell table:number-columns-repeated="10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27+6*RAND()" office:value-type="float" office:value="29.1116369508673" calcext:value-type="float">
            <text:p>29,1116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COM.MICROSOFT.NORM.INV(RAND();30;5)" office:value-type="float" office:value="23.3368779366496" calcext:value-type="float">
            <text:p>23,3369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48+24*RAND()" office:value-type="float" office:value="53.0341891134158" calcext:value-type="float">
            <text:p>53,0342</text:p>
          </table:table-cell>
          <table:table-cell table:number-columns-repeated="5"/>
          <table:table-cell office:value-type="float" office:value="1370" calcext:value-type="float">
            <text:p>1370</text:p>
          </table:table-cell>
          <table:table-cell table:formula="of:= (([.I1395]+[.P1395])/([.I1395]*[.P1395])) + [.B1395]" office:value-type="float" office:value="29.1733433453163" calcext:value-type="float">
            <text:p>29,1733</text:p>
          </table:table-cell>
          <table:table-cell table:number-columns-repeated="10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27+6*RAND()" office:value-type="float" office:value="32.3685757645872" calcext:value-type="float">
            <text:p>32,3686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COM.MICROSOFT.NORM.INV(RAND();30;5)" office:value-type="float" office:value="24.0780684322752" calcext:value-type="float">
            <text:p>24,0781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48+24*RAND()" office:value-type="float" office:value="59.6035622963682" calcext:value-type="float">
            <text:p>59,6036</text:p>
          </table:table-cell>
          <table:table-cell table:number-columns-repeated="5"/>
          <table:table-cell office:value-type="float" office:value="1371" calcext:value-type="float">
            <text:p>1371</text:p>
          </table:table-cell>
          <table:table-cell table:formula="of:= (([.I1396]+[.P1396])/([.I1396]*[.P1396])) + [.B1396]" office:value-type="float" office:value="32.4268848559247" calcext:value-type="float">
            <text:p>32,4269</text:p>
          </table:table-cell>
          <table:table-cell table:number-columns-repeated="10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27+6*RAND()" office:value-type="float" office:value="32.1669527145568" calcext:value-type="float">
            <text:p>32,1670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COM.MICROSOFT.NORM.INV(RAND();30;5)" office:value-type="float" office:value="39.2119177540646" calcext:value-type="float">
            <text:p>39,2119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48+24*RAND()" office:value-type="float" office:value="65.5168074192479" calcext:value-type="float">
            <text:p>65,5168</text:p>
          </table:table-cell>
          <table:table-cell table:number-columns-repeated="5"/>
          <table:table-cell office:value-type="float" office:value="1372" calcext:value-type="float">
            <text:p>1372</text:p>
          </table:table-cell>
          <table:table-cell table:formula="of:= (([.I1397]+[.P1397])/([.I1397]*[.P1397])) + [.B1397]" office:value-type="float" office:value="32.2077184242652" calcext:value-type="float">
            <text:p>32,2077</text:p>
          </table:table-cell>
          <table:table-cell table:number-columns-repeated="10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27+6*RAND()" office:value-type="float" office:value="30.7198292242829" calcext:value-type="float">
            <text:p>30,7198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COM.MICROSOFT.NORM.INV(RAND();30;5)" office:value-type="float" office:value="31.091969889883" calcext:value-type="float">
            <text:p>31,0920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48+24*RAND()" office:value-type="float" office:value="53.1376014864072" calcext:value-type="float">
            <text:p>53,1376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formula="of:= (([.I1398]+[.P1398])/([.I1398]*[.P1398])) + [.B1398]" office:value-type="float" office:value="30.7708109350528" calcext:value-type="float">
            <text:p>30,7708</text:p>
          </table:table-cell>
          <table:table-cell table:number-columns-repeated="10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27+6*RAND()" office:value-type="float" office:value="30.2352302956861" calcext:value-type="float">
            <text:p>30,2352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COM.MICROSOFT.NORM.INV(RAND();30;5)" office:value-type="float" office:value="26.689881884319" calcext:value-type="float">
            <text:p>26,6899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48+24*RAND()" office:value-type="float" office:value="65.384144875221" calcext:value-type="float">
            <text:p>65,3841</text:p>
          </table:table-cell>
          <table:table-cell table:number-columns-repeated="5"/>
          <table:table-cell office:value-type="float" office:value="1374" calcext:value-type="float">
            <text:p>1374</text:p>
          </table:table-cell>
          <table:table-cell table:formula="of:= (([.I1399]+[.P1399])/([.I1399]*[.P1399])) + [.B1399]" office:value-type="float" office:value="30.2879919053872" calcext:value-type="float">
            <text:p>30,2880</text:p>
          </table:table-cell>
          <table:table-cell table:number-columns-repeated="10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27+6*RAND()" office:value-type="float" office:value="27.4372307786252" calcext:value-type="float">
            <text:p>27,4372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COM.MICROSOFT.NORM.INV(RAND();30;5)" office:value-type="float" office:value="37.8182649233924" calcext:value-type="float">
            <text:p>37,8183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48+24*RAND()" office:value-type="float" office:value="61.8019730066881" calcext:value-type="float">
            <text:p>61,8020</text:p>
          </table:table-cell>
          <table:table-cell table:number-columns-repeated="5"/>
          <table:table-cell office:value-type="float" office:value="1375" calcext:value-type="float">
            <text:p>1375</text:p>
          </table:table-cell>
          <table:table-cell table:formula="of:= (([.I1400]+[.P1400])/([.I1400]*[.P1400])) + [.B1400]" office:value-type="float" office:value="27.4798537414042" calcext:value-type="float">
            <text:p>27,4799</text:p>
          </table:table-cell>
          <table:table-cell table:number-columns-repeated="10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27+6*RAND()" office:value-type="float" office:value="29.5356519974303" calcext:value-type="float">
            <text:p>29,5357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COM.MICROSOFT.NORM.INV(RAND();30;5)" office:value-type="float" office:value="23.8961393975664" calcext:value-type="float">
            <text:p>23,8961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48+24*RAND()" office:value-type="float" office:value="56.5970149515197" calcext:value-type="float">
            <text:p>56,5970</text:p>
          </table:table-cell>
          <table:table-cell table:number-columns-repeated="5"/>
          <table:table-cell office:value-type="float" office:value="1376" calcext:value-type="float">
            <text:p>1376</text:p>
          </table:table-cell>
          <table:table-cell table:formula="of:= (([.I1401]+[.P1401])/([.I1401]*[.P1401])) + [.B1401]" office:value-type="float" office:value="29.5951685377088" calcext:value-type="float">
            <text:p>29,5952</text:p>
          </table:table-cell>
          <table:table-cell table:number-columns-repeated="10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27+6*RAND()" office:value-type="float" office:value="28.5135024881456" calcext:value-type="float">
            <text:p>28,5135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COM.MICROSOFT.NORM.INV(RAND();30;5)" office:value-type="float" office:value="30.0141357270157" calcext:value-type="float">
            <text:p>30,0141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48+24*RAND()" office:value-type="float" office:value="65.5077494652942" calcext:value-type="float">
            <text:p>65,5077</text:p>
          </table:table-cell>
          <table:table-cell table:number-columns-repeated="5"/>
          <table:table-cell office:value-type="float" office:value="1377" calcext:value-type="float">
            <text:p>1377</text:p>
          </table:table-cell>
          <table:table-cell table:formula="of:= (([.I1402]+[.P1402])/([.I1402]*[.P1402])) + [.B1402]" office:value-type="float" office:value="28.5620854920021" calcext:value-type="float">
            <text:p>28,5621</text:p>
          </table:table-cell>
          <table:table-cell table:number-columns-repeated="10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27+6*RAND()" office:value-type="float" office:value="29.2861038695555" calcext:value-type="float">
            <text:p>29,2861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COM.MICROSOFT.NORM.INV(RAND();30;5)" office:value-type="float" office:value="30.6275396851049" calcext:value-type="float">
            <text:p>30,6275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48+24*RAND()" office:value-type="float" office:value="67.0232174573466" calcext:value-type="float">
            <text:p>67,0232</text:p>
          </table:table-cell>
          <table:table-cell table:number-columns-repeated="5"/>
          <table:table-cell office:value-type="float" office:value="1378" calcext:value-type="float">
            <text:p>1378</text:p>
          </table:table-cell>
          <table:table-cell table:formula="of:= (([.I1403]+[.P1403])/([.I1403]*[.P1403])) + [.B1403]" office:value-type="float" office:value="29.3336744259835" calcext:value-type="float">
            <text:p>29,3337</text:p>
          </table:table-cell>
          <table:table-cell table:number-columns-repeated="10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27+6*RAND()" office:value-type="float" office:value="27.211827683961" calcext:value-type="float">
            <text:p>27,2118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COM.MICROSOFT.NORM.INV(RAND();30;5)" office:value-type="float" office:value="38.4156943730468" calcext:value-type="float">
            <text:p>38,4157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48+24*RAND()" office:value-type="float" office:value="59.0809104228392" calcext:value-type="float">
            <text:p>59,0809</text:p>
          </table:table-cell>
          <table:table-cell table:number-columns-repeated="5"/>
          <table:table-cell office:value-type="float" office:value="1379" calcext:value-type="float">
            <text:p>1379</text:p>
          </table:table-cell>
          <table:table-cell table:formula="of:= (([.I1404]+[.P1404])/([.I1404]*[.P1404])) + [.B1404]" office:value-type="float" office:value="27.2547846524796" calcext:value-type="float">
            <text:p>27,2548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27+6*RAND()" office:value-type="float" office:value="31.8335531742778" calcext:value-type="float">
            <text:p>31,8336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COM.MICROSOFT.NORM.INV(RAND();30;5)" office:value-type="float" office:value="25.9180225850491" calcext:value-type="float">
            <text:p>25,9180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48+24*RAND()" office:value-type="float" office:value="66.9741803845391" calcext:value-type="float">
            <text:p>66,9742</text:p>
          </table:table-cell>
          <table:table-cell table:number-columns-repeated="5"/>
          <table:table-cell office:value-type="float" office:value="1380" calcext:value-type="float">
            <text:p>1380</text:p>
          </table:table-cell>
          <table:table-cell table:formula="of:= (([.I1405]+[.P1405])/([.I1405]*[.P1405])) + [.B1405]" office:value-type="float" office:value="31.8870674917743" calcext:value-type="float">
            <text:p>31,8871</text:p>
          </table:table-cell>
          <table:table-cell table:number-columns-repeated="10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27+6*RAND()" office:value-type="float" office:value="30.0280098652001" calcext:value-type="float">
            <text:p>30,0280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COM.MICROSOFT.NORM.INV(RAND();30;5)" office:value-type="float" office:value="31.3687119876218" calcext:value-type="float">
            <text:p>31,3687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48+24*RAND()" office:value-type="float" office:value="49.5756008522585" calcext:value-type="float">
            <text:p>49,5756</text:p>
          </table:table-cell>
          <table:table-cell table:number-columns-repeated="5"/>
          <table:table-cell office:value-type="float" office:value="1381" calcext:value-type="float">
            <text:p>1381</text:p>
          </table:table-cell>
          <table:table-cell table:formula="of:= (([.I1406]+[.P1406])/([.I1406]*[.P1406])) + [.B1406]" office:value-type="float" office:value="30.0800599770728" calcext:value-type="float">
            <text:p>30,0801</text:p>
          </table:table-cell>
          <table:table-cell table:number-columns-repeated="10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27+6*RAND()" office:value-type="float" office:value="28.9956462385599" calcext:value-type="float">
            <text:p>28,9956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COM.MICROSOFT.NORM.INV(RAND();30;5)" office:value-type="float" office:value="25.0556494666227" calcext:value-type="float">
            <text:p>25,0556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48+24*RAND()" office:value-type="float" office:value="63.2028073305264" calcext:value-type="float">
            <text:p>63,2028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formula="of:= (([.I1407]+[.P1407])/([.I1407]*[.P1407])) + [.B1407]" office:value-type="float" office:value="29.0513794791689" calcext:value-type="float">
            <text:p>29,0514</text:p>
          </table:table-cell>
          <table:table-cell table:number-columns-repeated="10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27+6*RAND()" office:value-type="float" office:value="27.6885975685436" calcext:value-type="float">
            <text:p>27,6886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COM.MICROSOFT.NORM.INV(RAND();30;5)" office:value-type="float" office:value="33.1109764265996" calcext:value-type="float">
            <text:p>33,1110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48+24*RAND()" office:value-type="float" office:value="60.4519713604823" calcext:value-type="float">
            <text:p>60,4520</text:p>
          </table:table-cell>
          <table:table-cell table:number-columns-repeated="5"/>
          <table:table-cell office:value-type="float" office:value="1383" calcext:value-type="float">
            <text:p>1383</text:p>
          </table:table-cell>
          <table:table-cell table:formula="of:= (([.I1408]+[.P1408])/([.I1408]*[.P1408])) + [.B1408]" office:value-type="float" office:value="27.7353410914023" calcext:value-type="float">
            <text:p>27,7353</text:p>
          </table:table-cell>
          <table:table-cell table:number-columns-repeated="10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27+6*RAND()" office:value-type="float" office:value="32.7503629911225" calcext:value-type="float">
            <text:p>32,7504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COM.MICROSOFT.NORM.INV(RAND();30;5)" office:value-type="float" office:value="32.8576956644359" calcext:value-type="float">
            <text:p>32,8577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48+24*RAND()" office:value-type="float" office:value="52.4484035773203" calcext:value-type="float">
            <text:p>52,4484</text:p>
          </table:table-cell>
          <table:table-cell table:number-columns-repeated="5"/>
          <table:table-cell office:value-type="float" office:value="1384" calcext:value-type="float">
            <text:p>1384</text:p>
          </table:table-cell>
          <table:table-cell table:formula="of:= (([.I1409]+[.P1409])/([.I1409]*[.P1409])) + [.B1409]" office:value-type="float" office:value="32.7998636189416" calcext:value-type="float">
            <text:p>32,7999</text:p>
          </table:table-cell>
          <table:table-cell table:number-columns-repeated="10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27+6*RAND()" office:value-type="float" office:value="31.6551270943601" calcext:value-type="float">
            <text:p>31,6551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COM.MICROSOFT.NORM.INV(RAND();30;5)" office:value-type="float" office:value="32.6188909237578" calcext:value-type="float">
            <text:p>32,6189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48+24*RAND()" office:value-type="float" office:value="66.8647845396772" calcext:value-type="float">
            <text:p>66,8648</text:p>
          </table:table-cell>
          <table:table-cell table:number-columns-repeated="5"/>
          <table:table-cell office:value-type="float" office:value="1385" calcext:value-type="float">
            <text:p>1385</text:p>
          </table:table-cell>
          <table:table-cell table:formula="of:= (([.I1410]+[.P1410])/([.I1410]*[.P1410])) + [.B1410]" office:value-type="float" office:value="31.7007397314942" calcext:value-type="float">
            <text:p>31,7007</text:p>
          </table:table-cell>
          <table:table-cell table:number-columns-repeated="10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27+6*RAND()" office:value-type="float" office:value="32.1862916511018" calcext:value-type="float">
            <text:p>32,1863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COM.MICROSOFT.NORM.INV(RAND();30;5)" office:value-type="float" office:value="25.9160596691442" calcext:value-type="float">
            <text:p>25,9161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48+24*RAND()" office:value-type="float" office:value="68.4119905019179" calcext:value-type="float">
            <text:p>68,4120</text:p>
          </table:table-cell>
          <table:table-cell table:number-columns-repeated="5"/>
          <table:table-cell office:value-type="float" office:value="1386" calcext:value-type="float">
            <text:p>1386</text:p>
          </table:table-cell>
          <table:table-cell table:formula="of:= (([.I1411]+[.P1411])/([.I1411]*[.P1411])) + [.B1411]" office:value-type="float" office:value="32.2394950844637" calcext:value-type="float">
            <text:p>32,2395</text:p>
          </table:table-cell>
          <table:table-cell table:number-columns-repeated="10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27+6*RAND()" office:value-type="float" office:value="28.6208848140668" calcext:value-type="float">
            <text:p>28,6209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COM.MICROSOFT.NORM.INV(RAND();30;5)" office:value-type="float" office:value="29.7869359985885" calcext:value-type="float">
            <text:p>29,7869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48+24*RAND()" office:value-type="float" office:value="49.5014943787828" calcext:value-type="float">
            <text:p>49,5015</text:p>
          </table:table-cell>
          <table:table-cell table:number-columns-repeated="5"/>
          <table:table-cell office:value-type="float" office:value="1387" calcext:value-type="float">
            <text:p>1387</text:p>
          </table:table-cell>
          <table:table-cell table:formula="of:= (([.I1412]+[.P1412])/([.I1412]*[.P1412])) + [.B1412]" office:value-type="float" office:value="28.6746579888815" calcext:value-type="float">
            <text:p>28,6747</text:p>
          </table:table-cell>
          <table:table-cell table:number-columns-repeated="10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27+6*RAND()" office:value-type="float" office:value="27.1494881494436" calcext:value-type="float">
            <text:p>27,1495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COM.MICROSOFT.NORM.INV(RAND();30;5)" office:value-type="float" office:value="34.4128042052615" calcext:value-type="float">
            <text:p>34,4128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48+24*RAND()" office:value-type="float" office:value="55.9765093037859" calcext:value-type="float">
            <text:p>55,9765</text:p>
          </table:table-cell>
          <table:table-cell table:number-columns-repeated="5"/>
          <table:table-cell office:value-type="float" office:value="1388" calcext:value-type="float">
            <text:p>1388</text:p>
          </table:table-cell>
          <table:table-cell table:formula="of:= (([.I1413]+[.P1413])/([.I1413]*[.P1413])) + [.B1413]" office:value-type="float" office:value="27.1964117373564" calcext:value-type="float">
            <text:p>27,1964</text:p>
          </table:table-cell>
          <table:table-cell table:number-columns-repeated="10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27+6*RAND()" office:value-type="float" office:value="29.7247771213297" calcext:value-type="float">
            <text:p>29,7248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COM.MICROSOFT.NORM.INV(RAND();30;5)" office:value-type="float" office:value="37.2741371763662" calcext:value-type="float">
            <text:p>37,2741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48+24*RAND()" office:value-type="float" office:value="50.4420117577538" calcext:value-type="float">
            <text:p>50,4420</text:p>
          </table:table-cell>
          <table:table-cell table:number-columns-repeated="5"/>
          <table:table-cell office:value-type="float" office:value="1389" calcext:value-type="float">
            <text:p>1389</text:p>
          </table:table-cell>
          <table:table-cell table:formula="of:= (([.I1414]+[.P1414])/([.I1414]*[.P1414])) + [.B1414]" office:value-type="float" office:value="29.7714301193944" calcext:value-type="float">
            <text:p>29,7714</text:p>
          </table:table-cell>
          <table:table-cell table:number-columns-repeated="10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27+6*RAND()" office:value-type="float" office:value="27.522610879736" calcext:value-type="float">
            <text:p>27,5226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COM.MICROSOFT.NORM.INV(RAND();30;5)" office:value-type="float" office:value="25.823845530536" calcext:value-type="float">
            <text:p>25,8238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48+24*RAND()" office:value-type="float" office:value="67.5923692183569" calcext:value-type="float">
            <text:p>67,5924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formula="of:= (([.I1415]+[.P1415])/([.I1415]*[.P1415])) + [.B1415]" office:value-type="float" office:value="27.5761293487134" calcext:value-type="float">
            <text:p>27,5761</text:p>
          </table:table-cell>
          <table:table-cell table:number-columns-repeated="10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27+6*RAND()" office:value-type="float" office:value="30.8900790887419" calcext:value-type="float">
            <text:p>30,8901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COM.MICROSOFT.NORM.INV(RAND();30;5)" office:value-type="float" office:value="33.108369730156" calcext:value-type="float">
            <text:p>33,1084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48+24*RAND()" office:value-type="float" office:value="50.5695265168324" calcext:value-type="float">
            <text:p>50,5695</text:p>
          </table:table-cell>
          <table:table-cell table:number-columns-repeated="5"/>
          <table:table-cell office:value-type="float" office:value="1391" calcext:value-type="float">
            <text:p>1391</text:p>
          </table:table-cell>
          <table:table-cell table:formula="of:= (([.I1416]+[.P1416])/([.I1416]*[.P1416])) + [.B1416]" office:value-type="float" office:value="30.9400576867549" calcext:value-type="float">
            <text:p>30,9401</text:p>
          </table:table-cell>
          <table:table-cell table:number-columns-repeated="10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27+6*RAND()" office:value-type="float" office:value="27.4192855905276" calcext:value-type="float">
            <text:p>27,4193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COM.MICROSOFT.NORM.INV(RAND();30;5)" office:value-type="float" office:value="23.9584221242364" calcext:value-type="float">
            <text:p>23,9584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48+24*RAND()" office:value-type="float" office:value="68.1367582334206" calcext:value-type="float">
            <text:p>68,1368</text:p>
          </table:table-cell>
          <table:table-cell table:number-columns-repeated="5"/>
          <table:table-cell office:value-type="float" office:value="1392" calcext:value-type="float">
            <text:p>1392</text:p>
          </table:table-cell>
          <table:table-cell table:formula="of:= (([.I1417]+[.P1417])/([.I1417]*[.P1417])) + [.B1417]" office:value-type="float" office:value="27.4757009322477" calcext:value-type="float">
            <text:p>27,4757</text:p>
          </table:table-cell>
          <table:table-cell table:number-columns-repeated="10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27+6*RAND()" office:value-type="float" office:value="30.4075880830642" calcext:value-type="float">
            <text:p>30,4076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COM.MICROSOFT.NORM.INV(RAND();30;5)" office:value-type="float" office:value="27.1919700319408" calcext:value-type="float">
            <text:p>27,1920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48+24*RAND()" office:value-type="float" office:value="54.3763125305995" calcext:value-type="float">
            <text:p>54,3763</text:p>
          </table:table-cell>
          <table:table-cell table:number-columns-repeated="5"/>
          <table:table-cell office:value-type="float" office:value="1393" calcext:value-type="float">
            <text:p>1393</text:p>
          </table:table-cell>
          <table:table-cell table:formula="of:= (([.I1418]+[.P1418])/([.I1418]*[.P1418])) + [.B1418]" office:value-type="float" office:value="30.4627540064887" calcext:value-type="float">
            <text:p>30,4628</text:p>
          </table:table-cell>
          <table:table-cell table:number-columns-repeated="10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27+6*RAND()" office:value-type="float" office:value="29.4333985804115" calcext:value-type="float">
            <text:p>29,4334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COM.MICROSOFT.NORM.INV(RAND();30;5)" office:value-type="float" office:value="38.7795539667233" calcext:value-type="float">
            <text:p>38,7796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48+24*RAND()" office:value-type="float" office:value="57.7217311402783" calcext:value-type="float">
            <text:p>57,7217</text:p>
          </table:table-cell>
          <table:table-cell table:number-columns-repeated="5"/>
          <table:table-cell office:value-type="float" office:value="1394" calcext:value-type="float">
            <text:p>1394</text:p>
          </table:table-cell>
          <table:table-cell table:formula="of:= (([.I1419]+[.P1419])/([.I1419]*[.P1419])) + [.B1419]" office:value-type="float" office:value="29.47650986261" calcext:value-type="float">
            <text:p>29,4765</text:p>
          </table:table-cell>
          <table:table-cell table:number-columns-repeated="10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27+6*RAND()" office:value-type="float" office:value="27.0203024160583" calcext:value-type="float">
            <text:p>27,0203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COM.MICROSOFT.NORM.INV(RAND();30;5)" office:value-type="float" office:value="34.7188146557069" calcext:value-type="float">
            <text:p>34,7188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48+24*RAND()" office:value-type="float" office:value="60.7104081502184" calcext:value-type="float">
            <text:p>60,7104</text:p>
          </table:table-cell>
          <table:table-cell table:number-columns-repeated="5"/>
          <table:table-cell office:value-type="float" office:value="1395" calcext:value-type="float">
            <text:p>1395</text:p>
          </table:table-cell>
          <table:table-cell table:formula="of:= (([.I1420]+[.P1420])/([.I1420]*[.P1420])) + [.B1420]" office:value-type="float" office:value="27.0655768829168" calcext:value-type="float">
            <text:p>27,0656</text:p>
          </table:table-cell>
          <table:table-cell table:number-columns-repeated="10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27+6*RAND()" office:value-type="float" office:value="32.3976111633237" calcext:value-type="float">
            <text:p>32,3976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COM.MICROSOFT.NORM.INV(RAND();30;5)" office:value-type="float" office:value="26.9836379119069" calcext:value-type="float">
            <text:p>26,9836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48+24*RAND()" office:value-type="float" office:value="50.9513797676191" calcext:value-type="float">
            <text:p>50,9514</text:p>
          </table:table-cell>
          <table:table-cell table:number-columns-repeated="5"/>
          <table:table-cell office:value-type="float" office:value="1396" calcext:value-type="float">
            <text:p>1396</text:p>
          </table:table-cell>
          <table:table-cell table:formula="of:= (([.I1421]+[.P1421])/([.I1421]*[.P1421])) + [.B1421]" office:value-type="float" office:value="32.4542972124105" calcext:value-type="float">
            <text:p>32,4543</text:p>
          </table:table-cell>
          <table:table-cell table:number-columns-repeated="10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27+6*RAND()" office:value-type="float" office:value="31.7076736155432" calcext:value-type="float">
            <text:p>31,7077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COM.MICROSOFT.NORM.INV(RAND();30;5)" office:value-type="float" office:value="32.9139582255933" calcext:value-type="float">
            <text:p>32,9140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48+24*RAND()" office:value-type="float" office:value="60.9520134916529" calcext:value-type="float">
            <text:p>60,9520</text:p>
          </table:table-cell>
          <table:table-cell table:number-columns-repeated="5"/>
          <table:table-cell office:value-type="float" office:value="1397" calcext:value-type="float">
            <text:p>1397</text:p>
          </table:table-cell>
          <table:table-cell table:formula="of:= (([.I1422]+[.P1422])/([.I1422]*[.P1422])) + [.B1422]" office:value-type="float" office:value="31.7544622111914" calcext:value-type="float">
            <text:p>31,7545</text:p>
          </table:table-cell>
          <table:table-cell table:number-columns-repeated="10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27+6*RAND()" office:value-type="float" office:value="29.5331015952397" calcext:value-type="float">
            <text:p>29,5331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COM.MICROSOFT.NORM.INV(RAND();30;5)" office:value-type="float" office:value="37.1522244698407" calcext:value-type="float">
            <text:p>37,1522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48+24*RAND()" office:value-type="float" office:value="69.4497305201367" calcext:value-type="float">
            <text:p>69,4497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table:formula="of:= (([.I1423]+[.P1423])/([.I1423]*[.P1423])) + [.B1423]" office:value-type="float" office:value="29.5744167879112" calcext:value-type="float">
            <text:p>29,5744</text:p>
          </table:table-cell>
          <table:table-cell table:number-columns-repeated="10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27+6*RAND()" office:value-type="float" office:value="27.2966843715403" calcext:value-type="float">
            <text:p>27,2967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COM.MICROSOFT.NORM.INV(RAND();30;5)" office:value-type="float" office:value="32.6900400125284" calcext:value-type="float">
            <text:p>32,6900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48+24*RAND()" office:value-type="float" office:value="50.3185213403776" calcext:value-type="float">
            <text:p>50,3185</text:p>
          </table:table-cell>
          <table:table-cell table:number-columns-repeated="5"/>
          <table:table-cell office:value-type="float" office:value="1399" calcext:value-type="float">
            <text:p>1399</text:p>
          </table:table-cell>
          <table:table-cell table:formula="of:= (([.I1424]+[.P1424])/([.I1424]*[.P1424])) + [.B1424]" office:value-type="float" office:value="27.3471481266866" calcext:value-type="float">
            <text:p>27,3471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27+6*RAND()" office:value-type="float" office:value="30.2950469988864" calcext:value-type="float">
            <text:p>30,2950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COM.MICROSOFT.NORM.INV(RAND();30;5)" office:value-type="float" office:value="42.9101262481712" calcext:value-type="float">
            <text:p>42,9101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48+24*RAND()" office:value-type="float" office:value="64.409051050432" calcext:value-type="float">
            <text:p>64,4091</text:p>
          </table:table-cell>
          <table:table-cell table:number-columns-repeated="5"/>
          <table:table-cell office:value-type="float" office:value="1400" calcext:value-type="float">
            <text:p>1400</text:p>
          </table:table-cell>
          <table:table-cell table:formula="of:= (([.I1425]+[.P1425])/([.I1425]*[.P1425])) + [.B1425]" office:value-type="float" office:value="30.3338772895781" calcext:value-type="float">
            <text:p>30,3339</text:p>
          </table:table-cell>
          <table:table-cell table:number-columns-repeated="10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27+6*RAND()" office:value-type="float" office:value="31.6406637320761" calcext:value-type="float">
            <text:p>31,6407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COM.MICROSOFT.NORM.INV(RAND();30;5)" office:value-type="float" office:value="33.3699252636398" calcext:value-type="float">
            <text:p>33,3699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48+24*RAND()" office:value-type="float" office:value="54.5642949929461" calcext:value-type="float">
            <text:p>54,5643</text:p>
          </table:table-cell>
          <table:table-cell table:number-columns-repeated="5"/>
          <table:table-cell office:value-type="float" office:value="1401" calcext:value-type="float">
            <text:p>1401</text:p>
          </table:table-cell>
          <table:table-cell table:formula="of:= (([.I1426]+[.P1426])/([.I1426]*[.P1426])) + [.B1426]" office:value-type="float" office:value="31.6889578384874" calcext:value-type="float">
            <text:p>31,6890</text:p>
          </table:table-cell>
          <table:table-cell table:number-columns-repeated="10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27+6*RAND()" office:value-type="float" office:value="29.0865685448516" calcext:value-type="float">
            <text:p>29,0866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COM.MICROSOFT.NORM.INV(RAND();30;5)" office:value-type="float" office:value="23.3390499610555" calcext:value-type="float">
            <text:p>23,3390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48+24*RAND()" office:value-type="float" office:value="53.7924241488799" calcext:value-type="float">
            <text:p>53,7924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formula="of:= (([.I1427]+[.P1427])/([.I1427]*[.P1427])) + [.B1427]" office:value-type="float" office:value="29.1480051686961" calcext:value-type="float">
            <text:p>29,1480</text:p>
          </table:table-cell>
          <table:table-cell table:number-columns-repeated="10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27+6*RAND()" office:value-type="float" office:value="29.1417828428093" calcext:value-type="float">
            <text:p>29,1418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COM.MICROSOFT.NORM.INV(RAND();30;5)" office:value-type="float" office:value="24.5657921801831" calcext:value-type="float">
            <text:p>24,5658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48+24*RAND()" office:value-type="float" office:value="64.6043539093807" calcext:value-type="float">
            <text:p>64,6044</text:p>
          </table:table-cell>
          <table:table-cell table:number-columns-repeated="5"/>
          <table:table-cell office:value-type="float" office:value="1403" calcext:value-type="float">
            <text:p>1403</text:p>
          </table:table-cell>
          <table:table-cell table:formula="of:= (([.I1428]+[.P1428])/([.I1428]*[.P1428])) + [.B1428]" office:value-type="float" office:value="29.1979686878476" calcext:value-type="float">
            <text:p>29,1980</text:p>
          </table:table-cell>
          <table:table-cell table:number-columns-repeated="10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27+6*RAND()" office:value-type="float" office:value="27.0076106877532" calcext:value-type="float">
            <text:p>27,0076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COM.MICROSOFT.NORM.INV(RAND();30;5)" office:value-type="float" office:value="30.2098207163572" calcext:value-type="float">
            <text:p>30,2098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48+24*RAND()" office:value-type="float" office:value="71.5328643461689" calcext:value-type="float">
            <text:p>71,5329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formula="of:= (([.I1429]+[.P1429])/([.I1429]*[.P1429])) + [.B1429]" office:value-type="float" office:value="27.0546920945692" calcext:value-type="float">
            <text:p>27,0547</text:p>
          </table:table-cell>
          <table:table-cell table:number-columns-repeated="10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27+6*RAND()" office:value-type="float" office:value="30.7645037204493" calcext:value-type="float">
            <text:p>30,7645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COM.MICROSOFT.NORM.INV(RAND();30;5)" office:value-type="float" office:value="26.2381569391541" calcext:value-type="float">
            <text:p>26,2382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48+24*RAND()" office:value-type="float" office:value="52.8312586946413" calcext:value-type="float">
            <text:p>52,8313</text:p>
          </table:table-cell>
          <table:table-cell table:number-columns-repeated="5"/>
          <table:table-cell office:value-type="float" office:value="1405" calcext:value-type="float">
            <text:p>1405</text:p>
          </table:table-cell>
          <table:table-cell table:formula="of:= (([.I1430]+[.P1430])/([.I1430]*[.P1430])) + [.B1430]" office:value-type="float" office:value="30.8215443415704" calcext:value-type="float">
            <text:p>30,8215</text:p>
          </table:table-cell>
          <table:table-cell table:number-columns-repeated="10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27+6*RAND()" office:value-type="float" office:value="28.8391164110508" calcext:value-type="float">
            <text:p>28,8391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COM.MICROSOFT.NORM.INV(RAND();30;5)" office:value-type="float" office:value="35.4784753466404" calcext:value-type="float">
            <text:p>35,4785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48+24*RAND()" office:value-type="float" office:value="67.6459923600778" calcext:value-type="float">
            <text:p>67,6460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table:formula="of:= (([.I1431]+[.P1431])/([.I1431]*[.P1431])) + [.B1431]" office:value-type="float" office:value="28.8820853569157" calcext:value-type="float">
            <text:p>28,8821</text:p>
          </table:table-cell>
          <table:table-cell table:number-columns-repeated="10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27+6*RAND()" office:value-type="float" office:value="29.0105494579766" calcext:value-type="float">
            <text:p>29,0105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COM.MICROSOFT.NORM.INV(RAND();30;5)" office:value-type="float" office:value="31.8691166313998" calcext:value-type="float">
            <text:p>31,8691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48+24*RAND()" office:value-type="float" office:value="50.1091430196539" calcext:value-type="float">
            <text:p>50,1091</text:p>
          </table:table-cell>
          <table:table-cell table:number-columns-repeated="5"/>
          <table:table-cell office:value-type="float" office:value="1407" calcext:value-type="float">
            <text:p>1407</text:p>
          </table:table-cell>
          <table:table-cell table:formula="of:= (([.I1432]+[.P1432])/([.I1432]*[.P1432])) + [.B1432]" office:value-type="float" office:value="29.0618842365754" calcext:value-type="float">
            <text:p>29,0619</text:p>
          </table:table-cell>
          <table:table-cell table:number-columns-repeated="10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27+6*RAND()" office:value-type="float" office:value="28.999364860123" calcext:value-type="float">
            <text:p>28,9994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COM.MICROSOFT.NORM.INV(RAND();30;5)" office:value-type="float" office:value="26.366721909407" calcext:value-type="float">
            <text:p>26,3667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48+24*RAND()" office:value-type="float" office:value="51.5928896097466" calcext:value-type="float">
            <text:p>51,5929</text:p>
          </table:table-cell>
          <table:table-cell table:number-columns-repeated="5"/>
          <table:table-cell office:value-type="float" office:value="1408" calcext:value-type="float">
            <text:p>1408</text:p>
          </table:table-cell>
          <table:table-cell table:formula="of:= (([.I1433]+[.P1433])/([.I1433]*[.P1433])) + [.B1433]" office:value-type="float" office:value="29.0566739715933" calcext:value-type="float">
            <text:p>29,0567</text:p>
          </table:table-cell>
          <table:table-cell table:number-columns-repeated="10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27+6*RAND()" office:value-type="float" office:value="27.3464859130327" calcext:value-type="float">
            <text:p>27,3465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COM.MICROSOFT.NORM.INV(RAND();30;5)" office:value-type="float" office:value="40.7837467448737" calcext:value-type="float">
            <text:p>40,7837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48+24*RAND()" office:value-type="float" office:value="64.1667980281636" calcext:value-type="float">
            <text:p>64,1668</text:p>
          </table:table-cell>
          <table:table-cell table:number-columns-repeated="5"/>
          <table:table-cell office:value-type="float" office:value="1409" calcext:value-type="float">
            <text:p>1409</text:p>
          </table:table-cell>
          <table:table-cell table:formula="of:= (([.I1434]+[.P1434])/([.I1434]*[.P1434])) + [.B1434]" office:value-type="float" office:value="27.3865898683514" calcext:value-type="float">
            <text:p>27,3866</text:p>
          </table:table-cell>
          <table:table-cell table:number-columns-repeated="10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27+6*RAND()" office:value-type="float" office:value="28.9963826823514" calcext:value-type="float">
            <text:p>28,9964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COM.MICROSOFT.NORM.INV(RAND();30;5)" office:value-type="float" office:value="26.665139975954" calcext:value-type="float">
            <text:p>26,6651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48+24*RAND()" office:value-type="float" office:value="65.4991932576522" calcext:value-type="float">
            <text:p>65,4992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formula="of:= (([.I1435]+[.P1435])/([.I1435]*[.P1435])) + [.B1435]" office:value-type="float" office:value="29.0491521929988" calcext:value-type="float">
            <text:p>29,0492</text:p>
          </table:table-cell>
          <table:table-cell table:number-columns-repeated="10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27+6*RAND()" office:value-type="float" office:value="27.026390867075" calcext:value-type="float">
            <text:p>27,0264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COM.MICROSOFT.NORM.INV(RAND();30;5)" office:value-type="float" office:value="26.7917272275193" calcext:value-type="float">
            <text:p>26,7917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48+24*RAND()" office:value-type="float" office:value="49.79712505918" calcext:value-type="float">
            <text:p>49,7971</text:p>
          </table:table-cell>
          <table:table-cell table:number-columns-repeated="5"/>
          <table:table-cell office:value-type="float" office:value="1411" calcext:value-type="float">
            <text:p>1411</text:p>
          </table:table-cell>
          <table:table-cell table:formula="of:= (([.I1436]+[.P1436])/([.I1436]*[.P1436])) + [.B1436]" office:value-type="float" office:value="27.0837973021682" calcext:value-type="float">
            <text:p>27,0838</text:p>
          </table:table-cell>
          <table:table-cell table:number-columns-repeated="10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27+6*RAND()" office:value-type="float" office:value="30.6905050801579" calcext:value-type="float">
            <text:p>30,6905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COM.MICROSOFT.NORM.INV(RAND();30;5)" office:value-type="float" office:value="32.4941445619177" calcext:value-type="float">
            <text:p>32,4941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48+24*RAND()" office:value-type="float" office:value="49.8642336269841" calcext:value-type="float">
            <text:p>49,8642</text:p>
          </table:table-cell>
          <table:table-cell table:number-columns-repeated="5"/>
          <table:table-cell office:value-type="float" office:value="1412" calcext:value-type="float">
            <text:p>1412</text:p>
          </table:table-cell>
          <table:table-cell table:formula="of:= (([.I1437]+[.P1437])/([.I1437]*[.P1437])) + [.B1437]" office:value-type="float" office:value="30.7413343099469" calcext:value-type="float">
            <text:p>30,7413</text:p>
          </table:table-cell>
          <table:table-cell table:number-columns-repeated="10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27+6*RAND()" office:value-type="float" office:value="32.501881489763" calcext:value-type="float">
            <text:p>32,5019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COM.MICROSOFT.NORM.INV(RAND();30;5)" office:value-type="float" office:value="26.4071495688539" calcext:value-type="float">
            <text:p>26,4071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48+24*RAND()" office:value-type="float" office:value="59.7886118022725" calcext:value-type="float">
            <text:p>59,7886</text:p>
          </table:table-cell>
          <table:table-cell table:number-columns-repeated="5"/>
          <table:table-cell office:value-type="float" office:value="1413" calcext:value-type="float">
            <text:p>1413</text:p>
          </table:table-cell>
          <table:table-cell table:formula="of:= (([.I1438]+[.P1438])/([.I1438]*[.P1438])) + [.B1438]" office:value-type="float" office:value="32.5564756154162" calcext:value-type="float">
            <text:p>32,5565</text:p>
          </table:table-cell>
          <table:table-cell table:number-columns-repeated="10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27+6*RAND()" office:value-type="float" office:value="27.5971024709288" calcext:value-type="float">
            <text:p>27,5971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COM.MICROSOFT.NORM.INV(RAND();30;5)" office:value-type="float" office:value="38.0382956482027" calcext:value-type="float">
            <text:p>38,0383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48+24*RAND()" office:value-type="float" office:value="55.2680552350357" calcext:value-type="float">
            <text:p>55,2681</text:p>
          </table:table-cell>
          <table:table-cell table:number-columns-repeated="5"/>
          <table:table-cell office:value-type="float" office:value="1414" calcext:value-type="float">
            <text:p>1414</text:p>
          </table:table-cell>
          <table:table-cell table:formula="of:= (([.I1439]+[.P1439])/([.I1439]*[.P1439])) + [.B1439]" office:value-type="float" office:value="27.6414854012342" calcext:value-type="float">
            <text:p>27,6415</text:p>
          </table:table-cell>
          <table:table-cell table:number-columns-repeated="10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27+6*RAND()" office:value-type="float" office:value="29.7002631893847" calcext:value-type="float">
            <text:p>29,7003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COM.MICROSOFT.NORM.INV(RAND();30;5)" office:value-type="float" office:value="31.1217977752738" calcext:value-type="float">
            <text:p>31,1218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48+24*RAND()" office:value-type="float" office:value="51.5627476098016" calcext:value-type="float">
            <text:p>51,5627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formula="of:= (([.I1440]+[.P1440])/([.I1440]*[.P1440])) + [.B1440]" office:value-type="float" office:value="29.7517888555122" calcext:value-type="float">
            <text:p>29,7518</text:p>
          </table:table-cell>
          <table:table-cell table:number-columns-repeated="10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27+6*RAND()" office:value-type="float" office:value="31.257048673695" calcext:value-type="float">
            <text:p>31,2570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COM.MICROSOFT.NORM.INV(RAND();30;5)" office:value-type="float" office:value="31.4356528410345" calcext:value-type="float">
            <text:p>31,4357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48+24*RAND()" office:value-type="float" office:value="57.4325916068628" calcext:value-type="float">
            <text:p>57,4326</text:p>
          </table:table-cell>
          <table:table-cell table:number-columns-repeated="5"/>
          <table:table-cell office:value-type="float" office:value="1416" calcext:value-type="float">
            <text:p>1416</text:p>
          </table:table-cell>
          <table:table-cell table:formula="of:= (([.I1441]+[.P1441])/([.I1441]*[.P1441])) + [.B1441]" office:value-type="float" office:value="31.3062714043787" calcext:value-type="float">
            <text:p>31,3063</text:p>
          </table:table-cell>
          <table:table-cell table:number-columns-repeated="10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27+6*RAND()" office:value-type="float" office:value="29.1845212352928" calcext:value-type="float">
            <text:p>29,1845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COM.MICROSOFT.NORM.INV(RAND();30;5)" office:value-type="float" office:value="32.3016184825292" calcext:value-type="float">
            <text:p>32,3016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48+24*RAND()" office:value-type="float" office:value="49.2239786060527" calcext:value-type="float">
            <text:p>49,2240</text:p>
          </table:table-cell>
          <table:table-cell table:number-columns-repeated="5"/>
          <table:table-cell office:value-type="float" office:value="1417" calcext:value-type="float">
            <text:p>1417</text:p>
          </table:table-cell>
          <table:table-cell table:formula="of:= (([.I1442]+[.P1442])/([.I1442]*[.P1442])) + [.B1442]" office:value-type="float" office:value="29.2357947385492" calcext:value-type="float">
            <text:p>29,2358</text:p>
          </table:table-cell>
          <table:table-cell table:number-columns-repeated="10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27+6*RAND()" office:value-type="float" office:value="27.0820386966225" calcext:value-type="float">
            <text:p>27,0820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COM.MICROSOFT.NORM.INV(RAND();30;5)" office:value-type="float" office:value="25.9865587350273" calcext:value-type="float">
            <text:p>25,9866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48+24*RAND()" office:value-type="float" office:value="52.8168780142441" calcext:value-type="float">
            <text:p>52,8169</text:p>
          </table:table-cell>
          <table:table-cell table:number-columns-repeated="5"/>
          <table:table-cell office:value-type="float" office:value="1418" calcext:value-type="float">
            <text:p>1418</text:p>
          </table:table-cell>
          <table:table-cell table:formula="of:= (([.I1443]+[.P1443])/([.I1443]*[.P1443])) + [.B1443]" office:value-type="float" office:value="27.1394534706161" calcext:value-type="float">
            <text:p>27,1395</text:p>
          </table:table-cell>
          <table:table-cell table:number-columns-repeated="10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27+6*RAND()" office:value-type="float" office:value="31.0091133385431" calcext:value-type="float">
            <text:p>31,0091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COM.MICROSOFT.NORM.INV(RAND();30;5)" office:value-type="float" office:value="43.5942544160667" calcext:value-type="float">
            <text:p>43,5943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48+24*RAND()" office:value-type="float" office:value="50.3024314111099" calcext:value-type="float">
            <text:p>50,3024</text:p>
          </table:table-cell>
          <table:table-cell table:number-columns-repeated="5"/>
          <table:table-cell office:value-type="float" office:value="1419" calcext:value-type="float">
            <text:p>1419</text:p>
          </table:table-cell>
          <table:table-cell table:formula="of:= (([.I1444]+[.P1444])/([.I1444]*[.P1444])) + [.B1444]" office:value-type="float" office:value="31.0519318959767" calcext:value-type="float">
            <text:p>31,0519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27+6*RAND()" office:value-type="float" office:value="30.4020868793596" calcext:value-type="float">
            <text:p>30,4021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COM.MICROSOFT.NORM.INV(RAND();30;5)" office:value-type="float" office:value="36.4907183022236" calcext:value-type="float">
            <text:p>36,4907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48+24*RAND()" office:value-type="float" office:value="60.6023745266721" calcext:value-type="float">
            <text:p>60,6024</text:p>
          </table:table-cell>
          <table:table-cell table:number-columns-repeated="5"/>
          <table:table-cell office:value-type="float" office:value="1420" calcext:value-type="float">
            <text:p>1420</text:p>
          </table:table-cell>
          <table:table-cell table:formula="of:= (([.I1445]+[.P1445])/([.I1445]*[.P1445])) + [.B1445]" office:value-type="float" office:value="30.4459921119357" calcext:value-type="float">
            <text:p>30,4460</text:p>
          </table:table-cell>
          <table:table-cell table:number-columns-repeated="10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27+6*RAND()" office:value-type="float" office:value="28.4962428195868" calcext:value-type="float">
            <text:p>28,4962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COM.MICROSOFT.NORM.INV(RAND();30;5)" office:value-type="float" office:value="20.8818564074923" calcext:value-type="float">
            <text:p>20,8819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48+24*RAND()" office:value-type="float" office:value="62.0453933710232" calcext:value-type="float">
            <text:p>62,0454</text:p>
          </table:table-cell>
          <table:table-cell table:number-columns-repeated="5"/>
          <table:table-cell office:value-type="float" office:value="1421" calcext:value-type="float">
            <text:p>1421</text:p>
          </table:table-cell>
          <table:table-cell table:formula="of:= (([.I1446]+[.P1446])/([.I1446]*[.P1446])) + [.B1446]" office:value-type="float" office:value="28.5602485142147" calcext:value-type="float">
            <text:p>28,5602</text:p>
          </table:table-cell>
          <table:table-cell table:number-columns-repeated="10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27+6*RAND()" office:value-type="float" office:value="27.3050698705483" calcext:value-type="float">
            <text:p>27,3051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COM.MICROSOFT.NORM.INV(RAND();30;5)" office:value-type="float" office:value="30.408468058094" calcext:value-type="float">
            <text:p>30,4085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48+24*RAND()" office:value-type="float" office:value="67.6147505873814" calcext:value-type="float">
            <text:p>67,6148</text:p>
          </table:table-cell>
          <table:table-cell table:number-columns-repeated="5"/>
          <table:table-cell office:value-type="float" office:value="1422" calcext:value-type="float">
            <text:p>1422</text:p>
          </table:table-cell>
          <table:table-cell table:formula="of:= (([.I1447]+[.P1447])/([.I1447]*[.P1447])) + [.B1447]" office:value-type="float" office:value="27.352745119207" calcext:value-type="float">
            <text:p>27,3527</text:p>
          </table:table-cell>
          <table:table-cell table:number-columns-repeated="10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27+6*RAND()" office:value-type="float" office:value="28.3708276783582" calcext:value-type="float">
            <text:p>28,3708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COM.MICROSOFT.NORM.INV(RAND();30;5)" office:value-type="float" office:value="30.17577197348" calcext:value-type="float">
            <text:p>30,1758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48+24*RAND()" office:value-type="float" office:value="49.728247015737" calcext:value-type="float">
            <text:p>49,7282</text:p>
          </table:table-cell>
          <table:table-cell table:number-columns-repeated="5"/>
          <table:table-cell office:value-type="float" office:value="1423" calcext:value-type="float">
            <text:p>1423</text:p>
          </table:table-cell>
          <table:table-cell table:formula="of:= (([.I1448]+[.P1448])/([.I1448]*[.P1448])) + [.B1448]" office:value-type="float" office:value="28.4240761423415" calcext:value-type="float">
            <text:p>28,4241</text:p>
          </table:table-cell>
          <table:table-cell table:number-columns-repeated="10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27+6*RAND()" office:value-type="float" office:value="31.3457366132643" calcext:value-type="float">
            <text:p>31,3457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COM.MICROSOFT.NORM.INV(RAND();30;5)" office:value-type="float" office:value="36.7782803018489" calcext:value-type="float">
            <text:p>36,7783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48+24*RAND()" office:value-type="float" office:value="70.6764068445191" calcext:value-type="float">
            <text:p>70,6764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formula="of:= (([.I1449]+[.P1449])/([.I1449]*[.P1449])) + [.B1449]" office:value-type="float" office:value="31.3870755672747" calcext:value-type="float">
            <text:p>31,3871</text:p>
          </table:table-cell>
          <table:table-cell table:number-columns-repeated="10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27+6*RAND()" office:value-type="float" office:value="30.6098471281584" calcext:value-type="float">
            <text:p>30,6098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COM.MICROSOFT.NORM.INV(RAND();30;5)" office:value-type="float" office:value="29.8376453973127" calcext:value-type="float">
            <text:p>29,8376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48+24*RAND()" office:value-type="float" office:value="53.6407269677147" calcext:value-type="float">
            <text:p>53,6407</text:p>
          </table:table-cell>
          <table:table-cell table:number-columns-repeated="5"/>
          <table:table-cell office:value-type="float" office:value="1425" calcext:value-type="float">
            <text:p>1425</text:p>
          </table:table-cell>
          <table:table-cell table:formula="of:= (([.I1450]+[.P1450])/([.I1450]*[.P1450])) + [.B1450]" office:value-type="float" office:value="30.6620043882872" calcext:value-type="float">
            <text:p>30,6620</text:p>
          </table:table-cell>
          <table:table-cell table:number-columns-repeated="10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27+6*RAND()" office:value-type="float" office:value="28.1598235464189" calcext:value-type="float">
            <text:p>28,1598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COM.MICROSOFT.NORM.INV(RAND();30;5)" office:value-type="float" office:value="24.9093777037946" calcext:value-type="float">
            <text:p>24,9094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48+24*RAND()" office:value-type="float" office:value="54.4191246936098" calcext:value-type="float">
            <text:p>54,4191</text:p>
          </table:table-cell>
          <table:table-cell table:number-columns-repeated="5"/>
          <table:table-cell office:value-type="float" office:value="1426" calcext:value-type="float">
            <text:p>1426</text:p>
          </table:table-cell>
          <table:table-cell table:formula="of:= (([.I1451]+[.P1451])/([.I1451]*[.P1451])) + [.B1451]" office:value-type="float" office:value="28.2183449623685" calcext:value-type="float">
            <text:p>28,2183</text:p>
          </table:table-cell>
          <table:table-cell table:number-columns-repeated="10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27+6*RAND()" office:value-type="float" office:value="28.7962244872469" calcext:value-type="float">
            <text:p>28,7962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COM.MICROSOFT.NORM.INV(RAND();30;5)" office:value-type="float" office:value="32.7297627253084" calcext:value-type="float">
            <text:p>32,7298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48+24*RAND()" office:value-type="float" office:value="69.8037991309539" calcext:value-type="float">
            <text:p>69,8038</text:p>
          </table:table-cell>
          <table:table-cell table:number-columns-repeated="5"/>
          <table:table-cell office:value-type="float" office:value="1427" calcext:value-type="float">
            <text:p>1427</text:p>
          </table:table-cell>
          <table:table-cell table:formula="of:= (([.I1452]+[.P1452])/([.I1452]*[.P1452])) + [.B1452]" office:value-type="float" office:value="28.8411035860372" calcext:value-type="float">
            <text:p>28,8411</text:p>
          </table:table-cell>
          <table:table-cell table:number-columns-repeated="10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27+6*RAND()" office:value-type="float" office:value="30.579654695699" calcext:value-type="float">
            <text:p>30,5797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COM.MICROSOFT.NORM.INV(RAND();30;5)" office:value-type="float" office:value="26.6369195951229" calcext:value-type="float">
            <text:p>26,6369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48+24*RAND()" office:value-type="float" office:value="65.0859811948612" calcext:value-type="float">
            <text:p>65,0860</text:p>
          </table:table-cell>
          <table:table-cell table:number-columns-repeated="5"/>
          <table:table-cell office:value-type="float" office:value="1428" calcext:value-type="float">
            <text:p>1428</text:p>
          </table:table-cell>
          <table:table-cell table:formula="of:= (([.I1453]+[.P1453])/([.I1453]*[.P1453])) + [.B1453]" office:value-type="float" office:value="30.6325608659244" calcext:value-type="float">
            <text:p>30,6326</text:p>
          </table:table-cell>
          <table:table-cell table:number-columns-repeated="10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27+6*RAND()" office:value-type="float" office:value="28.0241389882285" calcext:value-type="float">
            <text:p>28,0241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COM.MICROSOFT.NORM.INV(RAND();30;5)" office:value-type="float" office:value="33.9564075379517" calcext:value-type="float">
            <text:p>33,9564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48+24*RAND()" office:value-type="float" office:value="55.7440678970888" calcext:value-type="float">
            <text:p>55,7441</text:p>
          </table:table-cell>
          <table:table-cell table:number-columns-repeated="5"/>
          <table:table-cell office:value-type="float" office:value="1429" calcext:value-type="float">
            <text:p>1429</text:p>
          </table:table-cell>
          <table:table-cell table:formula="of:= (([.I1454]+[.P1454])/([.I1454]*[.P1454])) + [.B1454]" office:value-type="float" office:value="28.0715276396393" calcext:value-type="float">
            <text:p>28,0715</text:p>
          </table:table-cell>
          <table:table-cell table:number-columns-repeated="10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27+6*RAND()" office:value-type="float" office:value="31.8211980869528" calcext:value-type="float">
            <text:p>31,8212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COM.MICROSOFT.NORM.INV(RAND();30;5)" office:value-type="float" office:value="31.8914995176689" calcext:value-type="float">
            <text:p>31,8915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48+24*RAND()" office:value-type="float" office:value="59.985844203271" calcext:value-type="float">
            <text:p>59,9858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table:formula="of:= (([.I1455]+[.P1455])/([.I1455]*[.P1455])) + [.B1455]" office:value-type="float" office:value="31.8692250047015" calcext:value-type="float">
            <text:p>31,8692</text:p>
          </table:table-cell>
          <table:table-cell table:number-columns-repeated="10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27+6*RAND()" office:value-type="float" office:value="31.3925042313058" calcext:value-type="float">
            <text:p>31,3925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COM.MICROSOFT.NORM.INV(RAND();30;5)" office:value-type="float" office:value="26.9995076326753" calcext:value-type="float">
            <text:p>26,9995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48+24*RAND()" office:value-type="float" office:value="54.0038436474279" calcext:value-type="float">
            <text:p>54,0038</text:p>
          </table:table-cell>
          <table:table-cell table:number-columns-repeated="5"/>
          <table:table-cell office:value-type="float" office:value="1431" calcext:value-type="float">
            <text:p>1431</text:p>
          </table:table-cell>
          <table:table-cell table:formula="of:= (([.I1456]+[.P1456])/([.I1456]*[.P1456])) + [.B1456]" office:value-type="float" office:value="31.4480591442452" calcext:value-type="float">
            <text:p>31,4481</text:p>
          </table:table-cell>
          <table:table-cell table:number-columns-repeated="10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27+6*RAND()" office:value-type="float" office:value="32.7034351110924" calcext:value-type="float">
            <text:p>32,7034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COM.MICROSOFT.NORM.INV(RAND();30;5)" office:value-type="float" office:value="28.4900496111178" calcext:value-type="float">
            <text:p>28,4900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48+24*RAND()" office:value-type="float" office:value="68.9863487267867" calcext:value-type="float">
            <text:p>68,9863</text:p>
          </table:table-cell>
          <table:table-cell table:number-columns-repeated="5"/>
          <table:table-cell office:value-type="float" office:value="1432" calcext:value-type="float">
            <text:p>1432</text:p>
          </table:table-cell>
          <table:table-cell table:formula="of:= (([.I1457]+[.P1457])/([.I1457]*[.P1457])) + [.B1457]" office:value-type="float" office:value="32.7530307065738" calcext:value-type="float">
            <text:p>32,7530</text:p>
          </table:table-cell>
          <table:table-cell table:number-columns-repeated="10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27+6*RAND()" office:value-type="float" office:value="27.4206446113531" calcext:value-type="float">
            <text:p>27,4206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COM.MICROSOFT.NORM.INV(RAND();30;5)" office:value-type="float" office:value="30.0595874548974" calcext:value-type="float">
            <text:p>30,0596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48+24*RAND()" office:value-type="float" office:value="58.9737818660215" calcext:value-type="float">
            <text:p>58,9738</text:p>
          </table:table-cell>
          <table:table-cell table:number-columns-repeated="5"/>
          <table:table-cell office:value-type="float" office:value="1433" calcext:value-type="float">
            <text:p>1433</text:p>
          </table:table-cell>
          <table:table-cell table:formula="of:= (([.I1458]+[.P1458])/([.I1458]*[.P1458])) + [.B1458]" office:value-type="float" office:value="27.4708685553216" calcext:value-type="float">
            <text:p>27,4709</text:p>
          </table:table-cell>
          <table:table-cell table:number-columns-repeated="10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27+6*RAND()" office:value-type="float" office:value="27.8224552909378" calcext:value-type="float">
            <text:p>27,8225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COM.MICROSOFT.NORM.INV(RAND();30;5)" office:value-type="float" office:value="29.3875338144729" calcext:value-type="float">
            <text:p>29,3875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48+24*RAND()" office:value-type="float" office:value="54.7887454004958" calcext:value-type="float">
            <text:p>54,7887</text:p>
          </table:table-cell>
          <table:table-cell table:number-columns-repeated="5"/>
          <table:table-cell office:value-type="float" office:value="1434" calcext:value-type="float">
            <text:p>1434</text:p>
          </table:table-cell>
          <table:table-cell table:formula="of:= (([.I1459]+[.P1459])/([.I1459]*[.P1459])) + [.B1459]" office:value-type="float" office:value="27.8747352486319" calcext:value-type="float">
            <text:p>27,8747</text:p>
          </table:table-cell>
          <table:table-cell table:number-columns-repeated="10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27+6*RAND()" office:value-type="float" office:value="27.7610555144493" calcext:value-type="float">
            <text:p>27,7611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COM.MICROSOFT.NORM.INV(RAND();30;5)" office:value-type="float" office:value="32.2106519501883" calcext:value-type="float">
            <text:p>32,2107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48+24*RAND()" office:value-type="float" office:value="71.5247276136652" calcext:value-type="float">
            <text:p>71,5247</text:p>
          </table:table-cell>
          <table:table-cell table:number-columns-repeated="5"/>
          <table:table-cell office:value-type="float" office:value="1435" calcext:value-type="float">
            <text:p>1435</text:p>
          </table:table-cell>
          <table:table-cell table:formula="of:= (([.I1460]+[.P1460])/([.I1460]*[.P1460])) + [.B1460]" office:value-type="float" office:value="27.8060823237171" calcext:value-type="float">
            <text:p>27,8061</text:p>
          </table:table-cell>
          <table:table-cell table:number-columns-repeated="10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27+6*RAND()" office:value-type="float" office:value="27.2944598884787" calcext:value-type="float">
            <text:p>27,2945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COM.MICROSOFT.NORM.INV(RAND();30;5)" office:value-type="float" office:value="28.7199408165752" calcext:value-type="float">
            <text:p>28,7199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48+24*RAND()" office:value-type="float" office:value="53.4489742750302" calcext:value-type="float">
            <text:p>53,4490</text:p>
          </table:table-cell>
          <table:table-cell table:number-columns-repeated="5"/>
          <table:table-cell office:value-type="float" office:value="1436" calcext:value-type="float">
            <text:p>1436</text:p>
          </table:table-cell>
          <table:table-cell table:formula="of:= (([.I1461]+[.P1461])/([.I1461]*[.P1461])) + [.B1461]" office:value-type="float" office:value="27.3479883346763" calcext:value-type="float">
            <text:p>27,3480</text:p>
          </table:table-cell>
          <table:table-cell table:number-columns-repeated="10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27+6*RAND()" office:value-type="float" office:value="28.178973415168" calcext:value-type="float">
            <text:p>28,1790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COM.MICROSOFT.NORM.INV(RAND();30;5)" office:value-type="float" office:value="33.3605147579162" calcext:value-type="float">
            <text:p>33,3605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48+24*RAND()" office:value-type="float" office:value="52.9285159120336" calcext:value-type="float">
            <text:p>52,9285</text:p>
          </table:table-cell>
          <table:table-cell table:number-columns-repeated="5"/>
          <table:table-cell office:value-type="float" office:value="1437" calcext:value-type="float">
            <text:p>1437</text:p>
          </table:table-cell>
          <table:table-cell table:formula="of:= (([.I1462]+[.P1462])/([.I1462]*[.P1462])) + [.B1462]" office:value-type="float" office:value="28.2278423789497" calcext:value-type="float">
            <text:p>28,2278</text:p>
          </table:table-cell>
          <table:table-cell table:number-columns-repeated="10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27+6*RAND()" office:value-type="float" office:value="28.118202052312" calcext:value-type="float">
            <text:p>28,1182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COM.MICROSOFT.NORM.INV(RAND();30;5)" office:value-type="float" office:value="33.2868300745105" calcext:value-type="float">
            <text:p>33,2868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48+24*RAND()" office:value-type="float" office:value="68.3283536368981" calcext:value-type="float">
            <text:p>68,3284</text:p>
          </table:table-cell>
          <table:table-cell table:number-columns-repeated="5"/>
          <table:table-cell office:value-type="float" office:value="1438" calcext:value-type="float">
            <text:p>1438</text:p>
          </table:table-cell>
          <table:table-cell table:formula="of:= (([.I1463]+[.P1463])/([.I1463]*[.P1463])) + [.B1463]" office:value-type="float" office:value="28.1628791765776" calcext:value-type="float">
            <text:p>28,1629</text:p>
          </table:table-cell>
          <table:table-cell table:number-columns-repeated="10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27+6*RAND()" office:value-type="float" office:value="28.6612982007209" calcext:value-type="float">
            <text:p>28,6613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COM.MICROSOFT.NORM.INV(RAND();30;5)" office:value-type="float" office:value="30.2262882838781" calcext:value-type="float">
            <text:p>30,2263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48+24*RAND()" office:value-type="float" office:value="59.8897603070363" calcext:value-type="float">
            <text:p>59,8898</text:p>
          </table:table-cell>
          <table:table-cell table:number-columns-repeated="5"/>
          <table:table-cell office:value-type="float" office:value="1439" calcext:value-type="float">
            <text:p>1439</text:p>
          </table:table-cell>
          <table:table-cell table:formula="of:= (([.I1464]+[.P1464])/([.I1464]*[.P1464])) + [.B1464]" office:value-type="float" office:value="28.7110793301323" calcext:value-type="float">
            <text:p>28,7111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27+6*RAND()" office:value-type="float" office:value="30.5469441690948" calcext:value-type="float">
            <text:p>30,5469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COM.MICROSOFT.NORM.INV(RAND();30;5)" office:value-type="float" office:value="33.7450303363027" calcext:value-type="float">
            <text:p>33,7450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48+24*RAND()" office:value-type="float" office:value="56.9871652470902" calcext:value-type="float">
            <text:p>56,9872</text:p>
          </table:table-cell>
          <table:table-cell table:number-columns-repeated="5"/>
          <table:table-cell office:value-type="float" office:value="1440" calcext:value-type="float">
            <text:p>1440</text:p>
          </table:table-cell>
          <table:table-cell table:formula="of:= (([.I1465]+[.P1465])/([.I1465]*[.P1465])) + [.B1465]" office:value-type="float" office:value="30.5941259732181" calcext:value-type="float">
            <text:p>30,5941</text:p>
          </table:table-cell>
          <table:table-cell table:number-columns-repeated="10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27+6*RAND()" office:value-type="float" office:value="30.9992296162527" calcext:value-type="float">
            <text:p>30,9992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COM.MICROSOFT.NORM.INV(RAND();30;5)" office:value-type="float" office:value="31.0783423631878" calcext:value-type="float">
            <text:p>31,0783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48+24*RAND()" office:value-type="float" office:value="51.3835513209924" calcext:value-type="float">
            <text:p>51,3836</text:p>
          </table:table-cell>
          <table:table-cell table:number-columns-repeated="5"/>
          <table:table-cell office:value-type="float" office:value="1441" calcext:value-type="float">
            <text:p>1441</text:p>
          </table:table-cell>
          <table:table-cell table:formula="of:= (([.I1466]+[.P1466])/([.I1466]*[.P1466])) + [.B1466]" office:value-type="float" office:value="31.0508678454083" calcext:value-type="float">
            <text:p>31,0509</text:p>
          </table:table-cell>
          <table:table-cell table:number-columns-repeated="10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27+6*RAND()" office:value-type="float" office:value="28.2950053971726" calcext:value-type="float">
            <text:p>28,2950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COM.MICROSOFT.NORM.INV(RAND();30;5)" office:value-type="float" office:value="32.8827146833471" calcext:value-type="float">
            <text:p>32,8827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48+24*RAND()" office:value-type="float" office:value="61.0999368494377" calcext:value-type="float">
            <text:p>61,0999</text:p>
          </table:table-cell>
          <table:table-cell table:number-columns-repeated="5"/>
          <table:table-cell office:value-type="float" office:value="1442" calcext:value-type="float">
            <text:p>1442</text:p>
          </table:table-cell>
          <table:table-cell table:formula="of:= (([.I1467]+[.P1467])/([.I1467]*[.P1467])) + [.B1467]" office:value-type="float" office:value="28.3417831406601" calcext:value-type="float">
            <text:p>28,3418</text:p>
          </table:table-cell>
          <table:table-cell table:number-columns-repeated="10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27+6*RAND()" office:value-type="float" office:value="32.3088438052218" calcext:value-type="float">
            <text:p>32,3088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COM.MICROSOFT.NORM.INV(RAND();30;5)" office:value-type="float" office:value="29.7037704046905" calcext:value-type="float">
            <text:p>29,7038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48+24*RAND()" office:value-type="float" office:value="71.8117812322453" calcext:value-type="float">
            <text:p>71,8118</text:p>
          </table:table-cell>
          <table:table-cell table:number-columns-repeated="5"/>
          <table:table-cell office:value-type="float" office:value="1443" calcext:value-type="float">
            <text:p>1443</text:p>
          </table:table-cell>
          <table:table-cell table:formula="of:= (([.I1468]+[.P1468])/([.I1468]*[.P1468])) + [.B1468]" office:value-type="float" office:value="32.3564348567193" calcext:value-type="float">
            <text:p>32,3564</text:p>
          </table:table-cell>
          <table:table-cell table:number-columns-repeated="10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27+6*RAND()" office:value-type="float" office:value="32.9832654709462" calcext:value-type="float">
            <text:p>32,9833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COM.MICROSOFT.NORM.INV(RAND();30;5)" office:value-type="float" office:value="27.1021172684321" calcext:value-type="float">
            <text:p>27,1021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48+24*RAND()" office:value-type="float" office:value="67.6945150801912" calcext:value-type="float">
            <text:p>67,6945</text:p>
          </table:table-cell>
          <table:table-cell table:number-columns-repeated="5"/>
          <table:table-cell office:value-type="float" office:value="1444" calcext:value-type="float">
            <text:p>1444</text:p>
          </table:table-cell>
          <table:table-cell table:formula="of:= (([.I1469]+[.P1469])/([.I1469]*[.P1469])) + [.B1469]" office:value-type="float" office:value="33.0349352027861" calcext:value-type="float">
            <text:p>33,0349</text:p>
          </table:table-cell>
          <table:table-cell table:number-columns-repeated="10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27+6*RAND()" office:value-type="float" office:value="27.1623754261527" calcext:value-type="float">
            <text:p>27,1624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COM.MICROSOFT.NORM.INV(RAND();30;5)" office:value-type="float" office:value="34.3691226445125" calcext:value-type="float">
            <text:p>34,3691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48+24*RAND()" office:value-type="float" office:value="66.9125379743055" calcext:value-type="float">
            <text:p>66,9125</text:p>
          </table:table-cell>
          <table:table-cell table:number-columns-repeated="5"/>
          <table:table-cell office:value-type="float" office:value="1445" calcext:value-type="float">
            <text:p>1445</text:p>
          </table:table-cell>
          <table:table-cell table:formula="of:= (([.I1470]+[.P1470])/([.I1470]*[.P1470])) + [.B1470]" office:value-type="float" office:value="27.2064161922224" calcext:value-type="float">
            <text:p>27,2064</text:p>
          </table:table-cell>
          <table:table-cell table:number-columns-repeated="1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27+6*RAND()" office:value-type="float" office:value="31.8764474631753" calcext:value-type="float">
            <text:p>31,8764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COM.MICROSOFT.NORM.INV(RAND();30;5)" office:value-type="float" office:value="28.5424131559226" calcext:value-type="float">
            <text:p>28,5424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48+24*RAND()" office:value-type="float" office:value="68.1274912515655" calcext:value-type="float">
            <text:p>68,1275</text:p>
          </table:table-cell>
          <table:table-cell table:number-columns-repeated="5"/>
          <table:table-cell office:value-type="float" office:value="1446" calcext:value-type="float">
            <text:p>1446</text:p>
          </table:table-cell>
          <table:table-cell table:formula="of:= (([.I1471]+[.P1471])/([.I1471]*[.P1471])) + [.B1471]" office:value-type="float" office:value="31.9261614055042" calcext:value-type="float">
            <text:p>31,9262</text:p>
          </table:table-cell>
          <table:table-cell table:number-columns-repeated="10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27+6*RAND()" office:value-type="float" office:value="28.8577848582063" calcext:value-type="float">
            <text:p>28,8578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COM.MICROSOFT.NORM.INV(RAND();30;5)" office:value-type="float" office:value="31.4659662765807" calcext:value-type="float">
            <text:p>31,4660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48+24*RAND()" office:value-type="float" office:value="55.3633385812864" calcext:value-type="float">
            <text:p>55,3633</text:p>
          </table:table-cell>
          <table:table-cell table:number-columns-repeated="5"/>
          <table:table-cell office:value-type="float" office:value="1447" calcext:value-type="float">
            <text:p>1447</text:p>
          </table:table-cell>
          <table:table-cell table:formula="of:= (([.I1472]+[.P1472])/([.I1472]*[.P1472])) + [.B1472]" office:value-type="float" office:value="28.9076277211206" calcext:value-type="float">
            <text:p>28,9076</text:p>
          </table:table-cell>
          <table:table-cell table:number-columns-repeated="10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27+6*RAND()" office:value-type="float" office:value="31.797550303163" calcext:value-type="float">
            <text:p>31,7976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COM.MICROSOFT.NORM.INV(RAND();30;5)" office:value-type="float" office:value="26.3956005290381" calcext:value-type="float">
            <text:p>26,3956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48+24*RAND()" office:value-type="float" office:value="66.7894596168771" calcext:value-type="float">
            <text:p>66,7895</text:p>
          </table:table-cell>
          <table:table-cell table:number-columns-repeated="5"/>
          <table:table-cell office:value-type="float" office:value="1448" calcext:value-type="float">
            <text:p>1448</text:p>
          </table:table-cell>
          <table:table-cell table:formula="of:= (([.I1473]+[.P1473])/([.I1473]*[.P1473])) + [.B1473]" office:value-type="float" office:value="31.8504078268474" calcext:value-type="float">
            <text:p>31,8504</text:p>
          </table:table-cell>
          <table:table-cell table:number-columns-repeated="10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27+6*RAND()" office:value-type="float" office:value="29.4753704925533" calcext:value-type="float">
            <text:p>29,4754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COM.MICROSOFT.NORM.INV(RAND();30;5)" office:value-type="float" office:value="29.3850388618675" calcext:value-type="float">
            <text:p>29,3850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48+24*RAND()" office:value-type="float" office:value="63.8738793851808" calcext:value-type="float">
            <text:p>63,8739</text:p>
          </table:table-cell>
          <table:table-cell table:number-columns-repeated="5"/>
          <table:table-cell office:value-type="float" office:value="1449" calcext:value-type="float">
            <text:p>1449</text:p>
          </table:table-cell>
          <table:table-cell table:formula="of:= (([.I1474]+[.P1474])/([.I1474]*[.P1474])) + [.B1474]" office:value-type="float" office:value="29.5250572676919" calcext:value-type="float">
            <text:p>29,5251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27+6*RAND()" office:value-type="float" office:value="32.7315121369902" calcext:value-type="float">
            <text:p>32,7315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COM.MICROSOFT.NORM.INV(RAND();30;5)" office:value-type="float" office:value="25.6595669610364" calcext:value-type="float">
            <text:p>25,6596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48+24*RAND()" office:value-type="float" office:value="62.1922164866701" calcext:value-type="float">
            <text:p>62,1922</text:p>
          </table:table-cell>
          <table:table-cell table:number-columns-repeated="5"/>
          <table:table-cell office:value-type="float" office:value="1450" calcext:value-type="float">
            <text:p>1450</text:p>
          </table:table-cell>
          <table:table-cell table:formula="of:= (([.I1475]+[.P1475])/([.I1475]*[.P1475])) + [.B1475]" office:value-type="float" office:value="32.786563138537" calcext:value-type="float">
            <text:p>32,7866</text:p>
          </table:table-cell>
          <table:table-cell table:number-columns-repeated="10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27+6*RAND()" office:value-type="float" office:value="31.6651279216167" calcext:value-type="float">
            <text:p>31,6651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COM.MICROSOFT.NORM.INV(RAND();30;5)" office:value-type="float" office:value="35.6316183061764" calcext:value-type="float">
            <text:p>35,6316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48+24*RAND()" office:value-type="float" office:value="71.0076627703384" calcext:value-type="float">
            <text:p>71,0077</text:p>
          </table:table-cell>
          <table:table-cell table:number-columns-repeated="5"/>
          <table:table-cell office:value-type="float" office:value="1451" calcext:value-type="float">
            <text:p>1451</text:p>
          </table:table-cell>
          <table:table-cell table:formula="of:= (([.I1476]+[.P1476])/([.I1476]*[.P1476])) + [.B1476]" office:value-type="float" office:value="31.7072758703474" calcext:value-type="float">
            <text:p>31,7073</text:p>
          </table:table-cell>
          <table:table-cell table:number-columns-repeated="10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27+6*RAND()" office:value-type="float" office:value="32.6884647288825" calcext:value-type="float">
            <text:p>32,6885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COM.MICROSOFT.NORM.INV(RAND();30;5)" office:value-type="float" office:value="25.2564427641405" calcext:value-type="float">
            <text:p>25,2564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48+24*RAND()" office:value-type="float" office:value="70.2230472033843" calcext:value-type="float">
            <text:p>70,2230</text:p>
          </table:table-cell>
          <table:table-cell table:number-columns-repeated="5"/>
          <table:table-cell office:value-type="float" office:value="1452" calcext:value-type="float">
            <text:p>1452</text:p>
          </table:table-cell>
          <table:table-cell table:formula="of:= (([.I1477]+[.P1477])/([.I1477]*[.P1477])) + [.B1477]" office:value-type="float" office:value="32.7422989255819" calcext:value-type="float">
            <text:p>32,7423</text:p>
          </table:table-cell>
          <table:table-cell table:number-columns-repeated="10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27+6*RAND()" office:value-type="float" office:value="27.1845821680035" calcext:value-type="float">
            <text:p>27,1846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COM.MICROSOFT.NORM.INV(RAND();30;5)" office:value-type="float" office:value="33.1346147645618" calcext:value-type="float">
            <text:p>33,1346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48+24*RAND()" office:value-type="float" office:value="53.981407164596" calcext:value-type="float">
            <text:p>53,9814</text:p>
          </table:table-cell>
          <table:table-cell table:number-columns-repeated="5"/>
          <table:table-cell office:value-type="float" office:value="1453" calcext:value-type="float">
            <text:p>1453</text:p>
          </table:table-cell>
          <table:table-cell table:formula="of:= (([.I1478]+[.P1478])/([.I1478]*[.P1478])) + [.B1478]" office:value-type="float" office:value="27.2332869841732" calcext:value-type="float">
            <text:p>27,2333</text:p>
          </table:table-cell>
          <table:table-cell table:number-columns-repeated="10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27+6*RAND()" office:value-type="float" office:value="32.5374662911054" calcext:value-type="float">
            <text:p>32,5375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COM.MICROSOFT.NORM.INV(RAND();30;5)" office:value-type="float" office:value="21.2510974554045" calcext:value-type="float">
            <text:p>21,2511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48+24*RAND()" office:value-type="float" office:value="57.5831910492852" calcext:value-type="float">
            <text:p>57,5832</text:p>
          </table:table-cell>
          <table:table-cell table:number-columns-repeated="5"/>
          <table:table-cell office:value-type="float" office:value="1454" calcext:value-type="float">
            <text:p>1454</text:p>
          </table:table-cell>
          <table:table-cell table:formula="of:= (([.I1479]+[.P1479])/([.I1479]*[.P1479])) + [.B1479]" office:value-type="float" office:value="32.6018888633545" calcext:value-type="float">
            <text:p>32,6019</text:p>
          </table:table-cell>
          <table:table-cell table:number-columns-repeated="10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27+6*RAND()" office:value-type="float" office:value="31.2992933245841" calcext:value-type="float">
            <text:p>31,2993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COM.MICROSOFT.NORM.INV(RAND();30;5)" office:value-type="float" office:value="30.3695877220435" calcext:value-type="float">
            <text:p>30,3696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48+24*RAND()" office:value-type="float" office:value="52.2492313748226" calcext:value-type="float">
            <text:p>52,2492</text:p>
          </table:table-cell>
          <table:table-cell table:number-columns-repeated="5"/>
          <table:table-cell office:value-type="float" office:value="1455" calcext:value-type="float">
            <text:p>1455</text:p>
          </table:table-cell>
          <table:table-cell table:formula="of:= (([.I1480]+[.P1480])/([.I1480]*[.P1480])) + [.B1480]" office:value-type="float" office:value="31.3513600399291" calcext:value-type="float">
            <text:p>31,3514</text:p>
          </table:table-cell>
          <table:table-cell table:number-columns-repeated="10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27+6*RAND()" office:value-type="float" office:value="28.0364278207999" calcext:value-type="float">
            <text:p>28,0364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COM.MICROSOFT.NORM.INV(RAND();30;5)" office:value-type="float" office:value="29.9861863830493" calcext:value-type="float">
            <text:p>29,9862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48+24*RAND()" office:value-type="float" office:value="59.6046617450193" calcext:value-type="float">
            <text:p>59,6047</text:p>
          </table:table-cell>
          <table:table-cell table:number-columns-repeated="5"/>
          <table:table-cell office:value-type="float" office:value="1456" calcext:value-type="float">
            <text:p>1456</text:p>
          </table:table-cell>
          <table:table-cell table:formula="of:= (([.I1481]+[.P1481])/([.I1481]*[.P1481])) + [.B1481]" office:value-type="float" office:value="28.0865537208905" calcext:value-type="float">
            <text:p>28,0866</text:p>
          </table:table-cell>
          <table:table-cell table:number-columns-repeated="10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27+6*RAND()" office:value-type="float" office:value="29.7446021104697" calcext:value-type="float">
            <text:p>29,7446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COM.MICROSOFT.NORM.INV(RAND();30;5)" office:value-type="float" office:value="37.2988477448796" calcext:value-type="float">
            <text:p>37,2988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48+24*RAND()" office:value-type="float" office:value="51.359366635792" calcext:value-type="float">
            <text:p>51,3594</text:p>
          </table:table-cell>
          <table:table-cell table:number-columns-repeated="5"/>
          <table:table-cell office:value-type="float" office:value="1457" calcext:value-type="float">
            <text:p>1457</text:p>
          </table:table-cell>
          <table:table-cell table:formula="of:= (([.I1482]+[.P1482])/([.I1482]*[.P1482])) + [.B1482]" office:value-type="float" office:value="29.7908832352554" calcext:value-type="float">
            <text:p>29,7909</text:p>
          </table:table-cell>
          <table:table-cell table:number-columns-repeated="10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27+6*RAND()" office:value-type="float" office:value="30.0045840691309" calcext:value-type="float">
            <text:p>30,0046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COM.MICROSOFT.NORM.INV(RAND();30;5)" office:value-type="float" office:value="34.6428412563028" calcext:value-type="float">
            <text:p>34,6428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48+24*RAND()" office:value-type="float" office:value="63.9270285526291" calcext:value-type="float">
            <text:p>63,9270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formula="of:= (([.I1483]+[.P1483])/([.I1483]*[.P1483])) + [.B1483]" office:value-type="float" office:value="30.0490928973804" calcext:value-type="float">
            <text:p>30,0491</text:p>
          </table:table-cell>
          <table:table-cell table:number-columns-repeated="10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27+6*RAND()" office:value-type="float" office:value="32.4103357626591" calcext:value-type="float">
            <text:p>32,4103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COM.MICROSOFT.NORM.INV(RAND();30;5)" office:value-type="float" office:value="22.2801702956908" calcext:value-type="float">
            <text:p>22,2802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48+24*RAND()" office:value-type="float" office:value="60.4246580181643" calcext:value-type="float">
            <text:p>60,4247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formula="of:= (([.I1484]+[.P1484])/([.I1484]*[.P1484])) + [.B1484]" office:value-type="float" office:value="32.4717682581306" calcext:value-type="float">
            <text:p>32,4718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27+6*RAND()" office:value-type="float" office:value="27.3028340048622" calcext:value-type="float">
            <text:p>27,3028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COM.MICROSOFT.NORM.INV(RAND();30;5)" office:value-type="float" office:value="30.0967564455475" calcext:value-type="float">
            <text:p>30,0968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48+24*RAND()" office:value-type="float" office:value="61.4064685022458" calcext:value-type="float">
            <text:p>61,4065</text:p>
          </table:table-cell>
          <table:table-cell table:number-columns-repeated="5"/>
          <table:table-cell office:value-type="float" office:value="1460" calcext:value-type="float">
            <text:p>1460</text:p>
          </table:table-cell>
          <table:table-cell table:formula="of:= (([.I1485]+[.P1485])/([.I1485]*[.P1485])) + [.B1485]" office:value-type="float" office:value="27.3523451059834" calcext:value-type="float">
            <text:p>27,3523</text:p>
          </table:table-cell>
          <table:table-cell table:number-columns-repeated="10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27+6*RAND()" office:value-type="float" office:value="29.3846305108164" calcext:value-type="float">
            <text:p>29,3846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COM.MICROSOFT.NORM.INV(RAND();30;5)" office:value-type="float" office:value="24.8265027090495" calcext:value-type="float">
            <text:p>24,8265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48+24*RAND()" office:value-type="float" office:value="68.1076450841501" calcext:value-type="float">
            <text:p>68,1076</text:p>
          </table:table-cell>
          <table:table-cell table:number-columns-repeated="5"/>
          <table:table-cell office:value-type="float" office:value="1461" calcext:value-type="float">
            <text:p>1461</text:p>
          </table:table-cell>
          <table:table-cell table:formula="of:= (([.I1486]+[.P1486])/([.I1486]*[.P1486])) + [.B1486]" office:value-type="float" office:value="29.4395926859293" calcext:value-type="float">
            <text:p>29,4396</text:p>
          </table:table-cell>
          <table:table-cell table:number-columns-repeated="10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27+6*RAND()" office:value-type="float" office:value="28.9720322981011" calcext:value-type="float">
            <text:p>28,9720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COM.MICROSOFT.NORM.INV(RAND();30;5)" office:value-type="float" office:value="27.8841420656882" calcext:value-type="float">
            <text:p>27,8841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48+24*RAND()" office:value-type="float" office:value="64.2090036543086" calcext:value-type="float">
            <text:p>64,2090</text:p>
          </table:table-cell>
          <table:table-cell table:number-columns-repeated="5"/>
          <table:table-cell office:value-type="float" office:value="1462" calcext:value-type="float">
            <text:p>1462</text:p>
          </table:table-cell>
          <table:table-cell table:formula="of:= (([.I1487]+[.P1487])/([.I1487]*[.P1487])) + [.B1487]" office:value-type="float" office:value="29.0234691156172" calcext:value-type="float">
            <text:p>29,0235</text:p>
          </table:table-cell>
          <table:table-cell table:number-columns-repeated="10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27+6*RAND()" office:value-type="float" office:value="27.7627689570654" calcext:value-type="float">
            <text:p>27,7628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COM.MICROSOFT.NORM.INV(RAND();30;5)" office:value-type="float" office:value="35.8274957262943" calcext:value-type="float">
            <text:p>35,8275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48+24*RAND()" office:value-type="float" office:value="70.0937260268256" calcext:value-type="float">
            <text:p>70,0937</text:p>
          </table:table-cell>
          <table:table-cell table:number-columns-repeated="5"/>
          <table:table-cell office:value-type="float" office:value="1463" calcext:value-type="float">
            <text:p>1463</text:p>
          </table:table-cell>
          <table:table-cell table:formula="of:= (([.I1488]+[.P1488])/([.I1488]*[.P1488])) + [.B1488]" office:value-type="float" office:value="27.8049470929768" calcext:value-type="float">
            <text:p>27,8049</text:p>
          </table:table-cell>
          <table:table-cell table:number-columns-repeated="10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27+6*RAND()" office:value-type="float" office:value="29.440987899201" calcext:value-type="float">
            <text:p>29,4410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COM.MICROSOFT.NORM.INV(RAND();30;5)" office:value-type="float" office:value="36.0995507522995" calcext:value-type="float">
            <text:p>36,0996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48+24*RAND()" office:value-type="float" office:value="54.6274746553972" calcext:value-type="float">
            <text:p>54,6275</text:p>
          </table:table-cell>
          <table:table-cell table:number-columns-repeated="5"/>
          <table:table-cell office:value-type="float" office:value="1464" calcext:value-type="float">
            <text:p>1464</text:p>
          </table:table-cell>
          <table:table-cell table:formula="of:= (([.I1489]+[.P1489])/([.I1489]*[.P1489])) + [.B1489]" office:value-type="float" office:value="29.4869948818088" calcext:value-type="float">
            <text:p>29,4870</text:p>
          </table:table-cell>
          <table:table-cell table:number-columns-repeated="10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27+6*RAND()" office:value-type="float" office:value="28.1290710603353" calcext:value-type="float">
            <text:p>28,1291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COM.MICROSOFT.NORM.INV(RAND();30;5)" office:value-type="float" office:value="34.4213238137048" calcext:value-type="float">
            <text:p>34,4213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48+24*RAND()" office:value-type="float" office:value="54.3812058577314" calcext:value-type="float">
            <text:p>54,3812</text:p>
          </table:table-cell>
          <table:table-cell table:number-columns-repeated="5"/>
          <table:table-cell office:value-type="float" office:value="1465" calcext:value-type="float">
            <text:p>1465</text:p>
          </table:table-cell>
          <table:table-cell table:formula="of:= (([.I1490]+[.P1490])/([.I1490]*[.P1490])) + [.B1490]" office:value-type="float" office:value="28.1765115251036" calcext:value-type="float">
            <text:p>28,1765</text:p>
          </table:table-cell>
          <table:table-cell table:number-columns-repeated="10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27+6*RAND()" office:value-type="float" office:value="29.2004254523199" calcext:value-type="float">
            <text:p>29,2004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COM.MICROSOFT.NORM.INV(RAND();30;5)" office:value-type="float" office:value="28.199775630887" calcext:value-type="float">
            <text:p>28,1998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48+24*RAND()" office:value-type="float" office:value="49.3745775176212" calcext:value-type="float">
            <text:p>49,3746</text:p>
          </table:table-cell>
          <table:table-cell table:number-columns-repeated="5"/>
          <table:table-cell office:value-type="float" office:value="1466" calcext:value-type="float">
            <text:p>1466</text:p>
          </table:table-cell>
          <table:table-cell table:formula="of:= (([.I1491]+[.P1491])/([.I1491]*[.P1491])) + [.B1491]" office:value-type="float" office:value="29.2561400652269" calcext:value-type="float">
            <text:p>29,2561</text:p>
          </table:table-cell>
          <table:table-cell table:number-columns-repeated="10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27+6*RAND()" office:value-type="float" office:value="29.3060808002483" calcext:value-type="float">
            <text:p>29,3061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COM.MICROSOFT.NORM.INV(RAND();30;5)" office:value-type="float" office:value="37.0389298886558" calcext:value-type="float">
            <text:p>37,0389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48+24*RAND()" office:value-type="float" office:value="65.3251093430445" calcext:value-type="float">
            <text:p>65,3251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formula="of:= (([.I1492]+[.P1492])/([.I1492]*[.P1492])) + [.B1492]" office:value-type="float" office:value="29.3483874698165" calcext:value-type="float">
            <text:p>29,3484</text:p>
          </table:table-cell>
          <table:table-cell table:number-columns-repeated="10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27+6*RAND()" office:value-type="float" office:value="27.5306287526619" calcext:value-type="float">
            <text:p>27,5306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COM.MICROSOFT.NORM.INV(RAND();30;5)" office:value-type="float" office:value="31.8260269565824" calcext:value-type="float">
            <text:p>31,8260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48+24*RAND()" office:value-type="float" office:value="66.5086206821725" calcext:value-type="float">
            <text:p>66,5086</text:p>
          </table:table-cell>
          <table:table-cell table:number-columns-repeated="5"/>
          <table:table-cell office:value-type="float" office:value="1468" calcext:value-type="float">
            <text:p>1468</text:p>
          </table:table-cell>
          <table:table-cell table:formula="of:= (([.I1493]+[.P1493])/([.I1493]*[.P1493])) + [.B1493]" office:value-type="float" office:value="27.5770852217745" calcext:value-type="float">
            <text:p>27,5771</text:p>
          </table:table-cell>
          <table:table-cell table:number-columns-repeated="10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27+6*RAND()" office:value-type="float" office:value="27.3951995184179" calcext:value-type="float">
            <text:p>27,3952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COM.MICROSOFT.NORM.INV(RAND();30;5)" office:value-type="float" office:value="32.669261491507" calcext:value-type="float">
            <text:p>32,6693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48+24*RAND()" office:value-type="float" office:value="61.265336045064" calcext:value-type="float">
            <text:p>61,2653</text:p>
          </table:table-cell>
          <table:table-cell table:number-columns-repeated="5"/>
          <table:table-cell office:value-type="float" office:value="1469" calcext:value-type="float">
            <text:p>1469</text:p>
          </table:table-cell>
          <table:table-cell table:formula="of:= (([.I1494]+[.P1494])/([.I1494]*[.P1494])) + [.B1494]" office:value-type="float" office:value="27.4421317756007" calcext:value-type="float">
            <text:p>27,4421</text:p>
          </table:table-cell>
          <table:table-cell table:number-columns-repeated="10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27+6*RAND()" office:value-type="float" office:value="32.5934639044572" calcext:value-type="float">
            <text:p>32,5935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COM.MICROSOFT.NORM.INV(RAND();30;5)" office:value-type="float" office:value="27.7279496622945" calcext:value-type="float">
            <text:p>27,7279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48+24*RAND()" office:value-type="float" office:value="63.4412288172171" calcext:value-type="float">
            <text:p>63,4412</text:p>
          </table:table-cell>
          <table:table-cell table:number-columns-repeated="5"/>
          <table:table-cell office:value-type="float" office:value="1470" calcext:value-type="float">
            <text:p>1470</text:p>
          </table:table-cell>
          <table:table-cell table:formula="of:= (([.I1495]+[.P1495])/([.I1495]*[.P1495])) + [.B1495]" office:value-type="float" office:value="32.6452912180233" calcext:value-type="float">
            <text:p>32,6453</text:p>
          </table:table-cell>
          <table:table-cell table:number-columns-repeated="10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27+6*RAND()" office:value-type="float" office:value="32.0992484602612" calcext:value-type="float">
            <text:p>32,0992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COM.MICROSOFT.NORM.INV(RAND();30;5)" office:value-type="float" office:value="37.6399598104616" calcext:value-type="float">
            <text:p>37,6400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48+24*RAND()" office:value-type="float" office:value="52.7621648842469" calcext:value-type="float">
            <text:p>52,7622</text:p>
          </table:table-cell>
          <table:table-cell table:number-columns-repeated="5"/>
          <table:table-cell office:value-type="float" office:value="1471" calcext:value-type="float">
            <text:p>1471</text:p>
          </table:table-cell>
          <table:table-cell table:formula="of:= (([.I1496]+[.P1496])/([.I1496]*[.P1496])) + [.B1496]" office:value-type="float" office:value="32.1447689451827" calcext:value-type="float">
            <text:p>32,1448</text:p>
          </table:table-cell>
          <table:table-cell table:number-columns-repeated="10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27+6*RAND()" office:value-type="float" office:value="30.7439037153963" calcext:value-type="float">
            <text:p>30,7439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COM.MICROSOFT.NORM.INV(RAND();30;5)" office:value-type="float" office:value="36.2970859899884" calcext:value-type="float">
            <text:p>36,2971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48+24*RAND()" office:value-type="float" office:value="59.0621216157451" calcext:value-type="float">
            <text:p>59,0621</text:p>
          </table:table-cell>
          <table:table-cell table:number-columns-repeated="5"/>
          <table:table-cell office:value-type="float" office:value="1472" calcext:value-type="float">
            <text:p>1472</text:p>
          </table:table-cell>
          <table:table-cell table:formula="of:= (([.I1497]+[.P1497])/([.I1497]*[.P1497])) + [.B1497]" office:value-type="float" office:value="30.7883854617955" calcext:value-type="float">
            <text:p>30,7884</text:p>
          </table:table-cell>
          <table:table-cell table:number-columns-repeated="10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27+6*RAND()" office:value-type="float" office:value="31.6976680567022" calcext:value-type="float">
            <text:p>31,6977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COM.MICROSOFT.NORM.INV(RAND();30;5)" office:value-type="float" office:value="32.8338679956771" calcext:value-type="float">
            <text:p>32,8339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48+24*RAND()" office:value-type="float" office:value="54.2333688279614" calcext:value-type="float">
            <text:p>54,2334</text:p>
          </table:table-cell>
          <table:table-cell table:number-columns-repeated="5"/>
          <table:table-cell office:value-type="float" office:value="1473" calcext:value-type="float">
            <text:p>1473</text:p>
          </table:table-cell>
          <table:table-cell table:formula="of:= (([.I1498]+[.P1498])/([.I1498]*[.P1498])) + [.B1498]" office:value-type="float" office:value="31.74656324597" calcext:value-type="float">
            <text:p>31,7466</text:p>
          </table:table-cell>
          <table:table-cell table:number-columns-repeated="10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27+6*RAND()" office:value-type="float" office:value="29.9321035675239" calcext:value-type="float">
            <text:p>29,9321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COM.MICROSOFT.NORM.INV(RAND();30;5)" office:value-type="float" office:value="27.1357611196907" calcext:value-type="float">
            <text:p>27,1358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48+24*RAND()" office:value-type="float" office:value="50.3087773332372" calcext:value-type="float">
            <text:p>50,3088</text:p>
          </table:table-cell>
          <table:table-cell table:number-columns-repeated="5"/>
          <table:table-cell office:value-type="float" office:value="1474" calcext:value-type="float">
            <text:p>1474</text:p>
          </table:table-cell>
          <table:table-cell table:formula="of:= (([.I1499]+[.P1499])/([.I1499]*[.P1499])) + [.B1499]" office:value-type="float" office:value="29.9888325541597" calcext:value-type="float">
            <text:p>29,9888</text:p>
          </table:table-cell>
          <table:table-cell table:number-columns-repeated="10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27+6*RAND()" office:value-type="float" office:value="31.8961221745703" calcext:value-type="float">
            <text:p>31,8961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COM.MICROSOFT.NORM.INV(RAND();30;5)" office:value-type="float" office:value="29.2613479962734" calcext:value-type="float">
            <text:p>29,2613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48+24*RAND()" office:value-type="float" office:value="61.4419944444671" calcext:value-type="float">
            <text:p>61,4420</text:p>
          </table:table-cell>
          <table:table-cell table:number-columns-repeated="5"/>
          <table:table-cell office:value-type="float" office:value="1475" calcext:value-type="float">
            <text:p>1475</text:p>
          </table:table-cell>
          <table:table-cell table:formula="of:= (([.I1500]+[.P1500])/([.I1500]*[.P1500])) + [.B1500]" office:value-type="float" office:value="31.9465724634546" calcext:value-type="float">
            <text:p>31,9466</text:p>
          </table:table-cell>
          <table:table-cell table:number-columns-repeated="10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27+6*RAND()" office:value-type="float" office:value="31.9373232282233" calcext:value-type="float">
            <text:p>31,9373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COM.MICROSOFT.NORM.INV(RAND();30;5)" office:value-type="float" office:value="25.9494471186704" calcext:value-type="float">
            <text:p>25,9494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48+24*RAND()" office:value-type="float" office:value="54.2113366993144" calcext:value-type="float">
            <text:p>54,2113</text:p>
          </table:table-cell>
          <table:table-cell table:number-columns-repeated="5"/>
          <table:table-cell office:value-type="float" office:value="1476" calcext:value-type="float">
            <text:p>1476</text:p>
          </table:table-cell>
          <table:table-cell table:formula="of:= (([.I1501]+[.P1501])/([.I1501]*[.P1501])) + [.B1501]" office:value-type="float" office:value="31.9943060209302" calcext:value-type="float">
            <text:p>31,9943</text:p>
          </table:table-cell>
          <table:table-cell table:number-columns-repeated="10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27+6*RAND()" office:value-type="float" office:value="27.5982326783706" calcext:value-type="float">
            <text:p>27,5982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COM.MICROSOFT.NORM.INV(RAND();30;5)" office:value-type="float" office:value="36.0629339351929" calcext:value-type="float">
            <text:p>36,0629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48+24*RAND()" office:value-type="float" office:value="52.4618935016915" calcext:value-type="float">
            <text:p>52,4619</text:p>
          </table:table-cell>
          <table:table-cell table:number-columns-repeated="5"/>
          <table:table-cell office:value-type="float" office:value="1477" calcext:value-type="float">
            <text:p>1477</text:p>
          </table:table-cell>
          <table:table-cell table:formula="of:= (([.I1502]+[.P1502])/([.I1502]*[.P1502])) + [.B1502]" office:value-type="float" office:value="27.645023435333" calcext:value-type="float">
            <text:p>27,6450</text:p>
          </table:table-cell>
          <table:table-cell table:number-columns-repeated="10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27+6*RAND()" office:value-type="float" office:value="27.7564603372011" calcext:value-type="float">
            <text:p>27,7565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COM.MICROSOFT.NORM.INV(RAND();30;5)" office:value-type="float" office:value="27.4441486599882" calcext:value-type="float">
            <text:p>27,4441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48+24*RAND()" office:value-type="float" office:value="51.7026092251763" calcext:value-type="float">
            <text:p>51,7026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formula="of:= (([.I1503]+[.P1503])/([.I1503]*[.P1503])) + [.B1503]" office:value-type="float" office:value="27.8122393605098" calcext:value-type="float">
            <text:p>27,8122</text:p>
          </table:table-cell>
          <table:table-cell table:number-columns-repeated="10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27+6*RAND()" office:value-type="float" office:value="30.2890760300215" calcext:value-type="float">
            <text:p>30,2891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COM.MICROSOFT.NORM.INV(RAND();30;5)" office:value-type="float" office:value="27.1218161530235" calcext:value-type="float">
            <text:p>27,1218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48+24*RAND()" office:value-type="float" office:value="62.8700396725908" calcext:value-type="float">
            <text:p>62,8700</text:p>
          </table:table-cell>
          <table:table-cell table:number-columns-repeated="5"/>
          <table:table-cell office:value-type="float" office:value="1479" calcext:value-type="float">
            <text:p>1479</text:p>
          </table:table-cell>
          <table:table-cell table:formula="of:= (([.I1504]+[.P1504])/([.I1504]*[.P1504])) + [.B1504]" office:value-type="float" office:value="30.3418525446389" calcext:value-type="float">
            <text:p>30,3419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27+6*RAND()" office:value-type="float" office:value="27.9715889662039" calcext:value-type="float">
            <text:p>27,9716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COM.MICROSOFT.NORM.INV(RAND();30;5)" office:value-type="float" office:value="34.9351561721223" calcext:value-type="float">
            <text:p>34,9352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48+24*RAND()" office:value-type="float" office:value="67.9694607937709" calcext:value-type="float">
            <text:p>67,9695</text:p>
          </table:table-cell>
          <table:table-cell table:number-columns-repeated="5"/>
          <table:table-cell office:value-type="float" office:value="1480" calcext:value-type="float">
            <text:p>1480</text:p>
          </table:table-cell>
          <table:table-cell table:formula="of:= (([.I1505]+[.P1505])/([.I1505]*[.P1505])) + [.B1505]" office:value-type="float" office:value="28.0149259165837" calcext:value-type="float">
            <text:p>28,0149</text:p>
          </table:table-cell>
          <table:table-cell table:number-columns-repeated="10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27+6*RAND()" office:value-type="float" office:value="30.1344986732584" calcext:value-type="float">
            <text:p>30,1345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COM.MICROSOFT.NORM.INV(RAND();30;5)" office:value-type="float" office:value="36.5815357539906" calcext:value-type="float">
            <text:p>36,5815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48+24*RAND()" office:value-type="float" office:value="57.9943427117541" calcext:value-type="float">
            <text:p>57,9943</text:p>
          </table:table-cell>
          <table:table-cell table:number-columns-repeated="5"/>
          <table:table-cell office:value-type="float" office:value="1481" calcext:value-type="float">
            <text:p>1481</text:p>
          </table:table-cell>
          <table:table-cell table:formula="of:= (([.I1506]+[.P1506])/([.I1506]*[.P1506])) + [.B1506]" office:value-type="float" office:value="30.1790779295904" calcext:value-type="float">
            <text:p>30,1791</text:p>
          </table:table-cell>
          <table:table-cell table:number-columns-repeated="10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27+6*RAND()" office:value-type="float" office:value="27.4043369607534" calcext:value-type="float">
            <text:p>27,4043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COM.MICROSOFT.NORM.INV(RAND();30;5)" office:value-type="float" office:value="31.4599231278168" calcext:value-type="float">
            <text:p>31,4599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48+24*RAND()" office:value-type="float" office:value="66.8706600191072" calcext:value-type="float">
            <text:p>66,8707</text:p>
          </table:table-cell>
          <table:table-cell table:number-columns-repeated="5"/>
          <table:table-cell office:value-type="float" office:value="1482" calcext:value-type="float">
            <text:p>1482</text:p>
          </table:table-cell>
          <table:table-cell table:formula="of:= (([.I1507]+[.P1507])/([.I1507]*[.P1507])) + [.B1507]" office:value-type="float" office:value="27.4510776753582" calcext:value-type="float">
            <text:p>27,4511</text:p>
          </table:table-cell>
          <table:table-cell table:number-columns-repeated="10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27+6*RAND()" office:value-type="float" office:value="28.8396690131631" calcext:value-type="float">
            <text:p>28,8397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COM.MICROSOFT.NORM.INV(RAND();30;5)" office:value-type="float" office:value="24.8884686570407" calcext:value-type="float">
            <text:p>24,8885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48+24*RAND()" office:value-type="float" office:value="53.2255475381389" calcext:value-type="float">
            <text:p>53,2255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formula="of:= (([.I1508]+[.P1508])/([.I1508]*[.P1508])) + [.B1508]" office:value-type="float" office:value="28.8986362331715" calcext:value-type="float">
            <text:p>28,8986</text:p>
          </table:table-cell>
          <table:table-cell table:number-columns-repeated="10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27+6*RAND()" office:value-type="float" office:value="29.8944915805478" calcext:value-type="float">
            <text:p>29,8945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COM.MICROSOFT.NORM.INV(RAND();30;5)" office:value-type="float" office:value="27.1576571302779" calcext:value-type="float">
            <text:p>27,1577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48+24*RAND()" office:value-type="float" office:value="69.8928638035432" calcext:value-type="float">
            <text:p>69,8929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formula="of:= (([.I1509]+[.P1509])/([.I1509]*[.P1509])) + [.B1509]" office:value-type="float" office:value="29.9456212204639" calcext:value-type="float">
            <text:p>29,9456</text:p>
          </table:table-cell>
          <table:table-cell table:number-columns-repeated="10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27+6*RAND()" office:value-type="float" office:value="31.4913001859095" calcext:value-type="float">
            <text:p>31,4913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COM.MICROSOFT.NORM.INV(RAND();30;5)" office:value-type="float" office:value="22.8472780563518" calcext:value-type="float">
            <text:p>22,8473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48+24*RAND()" office:value-type="float" office:value="53.3379023233429" calcext:value-type="float">
            <text:p>53,3379</text:p>
          </table:table-cell>
          <table:table-cell table:number-columns-repeated="5"/>
          <table:table-cell office:value-type="float" office:value="1485" calcext:value-type="float">
            <text:p>1485</text:p>
          </table:table-cell>
          <table:table-cell table:formula="of:= (([.I1510]+[.P1510])/([.I1510]*[.P1510])) + [.B1510]" office:value-type="float" office:value="31.5538174697594" calcext:value-type="float">
            <text:p>31,5538</text:p>
          </table:table-cell>
          <table:table-cell table:number-columns-repeated="10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27+6*RAND()" office:value-type="float" office:value="28.7644338479731" calcext:value-type="float">
            <text:p>28,7644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COM.MICROSOFT.NORM.INV(RAND();30;5)" office:value-type="float" office:value="26.4262164315255" calcext:value-type="float">
            <text:p>26,4262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48+24*RAND()" office:value-type="float" office:value="57.7553532058373" calcext:value-type="float">
            <text:p>57,7554</text:p>
          </table:table-cell>
          <table:table-cell table:number-columns-repeated="5"/>
          <table:table-cell office:value-type="float" office:value="1486" calcext:value-type="float">
            <text:p>1486</text:p>
          </table:table-cell>
          <table:table-cell table:formula="of:= (([.I1511]+[.P1511])/([.I1511]*[.P1511])) + [.B1511]" office:value-type="float" office:value="28.819589470101" calcext:value-type="float">
            <text:p>28,8196</text:p>
          </table:table-cell>
          <table:table-cell table:number-columns-repeated="10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27+6*RAND()" office:value-type="float" office:value="28.0903231829871" calcext:value-type="float">
            <text:p>28,0903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COM.MICROSOFT.NORM.INV(RAND();30;5)" office:value-type="float" office:value="27.6564128685881" calcext:value-type="float">
            <text:p>27,6564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48+24*RAND()" office:value-type="float" office:value="48.9891666071489" calcext:value-type="float">
            <text:p>48,9892</text:p>
          </table:table-cell>
          <table:table-cell table:number-columns-repeated="5"/>
          <table:table-cell office:value-type="float" office:value="1487" calcext:value-type="float">
            <text:p>1487</text:p>
          </table:table-cell>
          <table:table-cell table:formula="of:= (([.I1512]+[.P1512])/([.I1512]*[.P1512])) + [.B1512]" office:value-type="float" office:value="28.1468938384387" calcext:value-type="float">
            <text:p>28,1469</text:p>
          </table:table-cell>
          <table:table-cell table:number-columns-repeated="10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27+6*RAND()" office:value-type="float" office:value="32.2296151772607" calcext:value-type="float">
            <text:p>32,2296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COM.MICROSOFT.NORM.INV(RAND();30;5)" office:value-type="float" office:value="31.7951789324" calcext:value-type="float">
            <text:p>31,7952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48+24*RAND()" office:value-type="float" office:value="67.8803984010592" calcext:value-type="float">
            <text:p>67,8804</text:p>
          </table:table-cell>
          <table:table-cell table:number-columns-repeated="5"/>
          <table:table-cell office:value-type="float" office:value="1488" calcext:value-type="float">
            <text:p>1488</text:p>
          </table:table-cell>
          <table:table-cell table:formula="of:= (([.I1513]+[.P1513])/([.I1513]*[.P1513])) + [.B1513]" office:value-type="float" office:value="32.2757982796693" calcext:value-type="float">
            <text:p>32,2758</text:p>
          </table:table-cell>
          <table:table-cell table:number-columns-repeated="10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27+6*RAND()" office:value-type="float" office:value="30.6171787104104" calcext:value-type="float">
            <text:p>30,6172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COM.MICROSOFT.NORM.INV(RAND();30;5)" office:value-type="float" office:value="27.8025902965759" calcext:value-type="float">
            <text:p>27,8026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48+24*RAND()" office:value-type="float" office:value="53.4550290377811" calcext:value-type="float">
            <text:p>53,4550</text:p>
          </table:table-cell>
          <table:table-cell table:number-columns-repeated="5"/>
          <table:table-cell office:value-type="float" office:value="1489" calcext:value-type="float">
            <text:p>1489</text:p>
          </table:table-cell>
          <table:table-cell table:formula="of:= (([.I1514]+[.P1514])/([.I1514]*[.P1514])) + [.B1514]" office:value-type="float" office:value="30.6718538958398" calcext:value-type="float">
            <text:p>30,6719</text:p>
          </table:table-cell>
          <table:table-cell table:number-columns-repeated="10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27+6*RAND()" office:value-type="float" office:value="32.3367508642841" calcext:value-type="float">
            <text:p>32,3368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COM.MICROSOFT.NORM.INV(RAND();30;5)" office:value-type="float" office:value="29.0285016441212" calcext:value-type="float">
            <text:p>29,0285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48+24*RAND()" office:value-type="float" office:value="66.2692888369784" calcext:value-type="float">
            <text:p>66,2693</text:p>
          </table:table-cell>
          <table:table-cell table:number-columns-repeated="5"/>
          <table:table-cell office:value-type="float" office:value="1490" calcext:value-type="float">
            <text:p>1490</text:p>
          </table:table-cell>
          <table:table-cell table:formula="of:= (([.I1515]+[.P1515])/([.I1515]*[.P1515])) + [.B1515]" office:value-type="float" office:value="32.3862897121474" calcext:value-type="float">
            <text:p>32,3863</text:p>
          </table:table-cell>
          <table:table-cell table:number-columns-repeated="10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27+6*RAND()" office:value-type="float" office:value="27.3995835122187" calcext:value-type="float">
            <text:p>27,3996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COM.MICROSOFT.NORM.INV(RAND();30;5)" office:value-type="float" office:value="36.4041592380766" calcext:value-type="float">
            <text:p>36,4042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48+24*RAND()" office:value-type="float" office:value="65.5510784173384" calcext:value-type="float">
            <text:p>65,5511</text:p>
          </table:table-cell>
          <table:table-cell table:number-columns-repeated="5"/>
          <table:table-cell office:value-type="float" office:value="1491" calcext:value-type="float">
            <text:p>1491</text:p>
          </table:table-cell>
          <table:table-cell table:formula="of:= (([.I1516]+[.P1516])/([.I1516]*[.P1516])) + [.B1516]" office:value-type="float" office:value="27.4423081800599" calcext:value-type="float">
            <text:p>27,4423</text:p>
          </table:table-cell>
          <table:table-cell table:number-columns-repeated="10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27+6*RAND()" office:value-type="float" office:value="32.3199175049085" calcext:value-type="float">
            <text:p>32,3199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COM.MICROSOFT.NORM.INV(RAND();30;5)" office:value-type="float" office:value="28.8975585108239" calcext:value-type="float">
            <text:p>28,8976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48+24*RAND()" office:value-type="float" office:value="62.272041211836" calcext:value-type="float">
            <text:p>62,2720</text:p>
          </table:table-cell>
          <table:table-cell table:number-columns-repeated="5"/>
          <table:table-cell office:value-type="float" office:value="1492" calcext:value-type="float">
            <text:p>1492</text:p>
          </table:table-cell>
          <table:table-cell table:formula="of:= (([.I1517]+[.P1517])/([.I1517]*[.P1517])) + [.B1517]" office:value-type="float" office:value="32.3705810755625" calcext:value-type="float">
            <text:p>32,3706</text:p>
          </table:table-cell>
          <table:table-cell table:number-columns-repeated="10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27+6*RAND()" office:value-type="float" office:value="27.1658325504977" calcext:value-type="float">
            <text:p>27,1658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COM.MICROSOFT.NORM.INV(RAND();30;5)" office:value-type="float" office:value="27.9190883259422" calcext:value-type="float">
            <text:p>27,9191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48+24*RAND()" office:value-type="float" office:value="50.8927262602374" calcext:value-type="float">
            <text:p>50,8927</text:p>
          </table:table-cell>
          <table:table-cell table:number-columns-repeated="5"/>
          <table:table-cell office:value-type="float" office:value="1493" calcext:value-type="float">
            <text:p>1493</text:p>
          </table:table-cell>
          <table:table-cell table:formula="of:= (([.I1518]+[.P1518])/([.I1518]*[.P1518])) + [.B1518]" office:value-type="float" office:value="27.2212995123095" calcext:value-type="float">
            <text:p>27,2213</text:p>
          </table:table-cell>
          <table:table-cell table:number-columns-repeated="10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27+6*RAND()" office:value-type="float" office:value="29.5300313432235" calcext:value-type="float">
            <text:p>29,5300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COM.MICROSOFT.NORM.INV(RAND();30;5)" office:value-type="float" office:value="27.6434509369689" calcext:value-type="float">
            <text:p>27,6435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48+24*RAND()" office:value-type="float" office:value="61.6069022146985" calcext:value-type="float">
            <text:p>61,6069</text:p>
          </table:table-cell>
          <table:table-cell table:number-columns-repeated="5"/>
          <table:table-cell office:value-type="float" office:value="1494" calcext:value-type="float">
            <text:p>1494</text:p>
          </table:table-cell>
          <table:table-cell table:formula="of:= (([.I1519]+[.P1519])/([.I1519]*[.P1519])) + [.B1519]" office:value-type="float" office:value="29.5824382242081" calcext:value-type="float">
            <text:p>29,5824</text:p>
          </table:table-cell>
          <table:table-cell table:number-columns-repeated="10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27+6*RAND()" office:value-type="float" office:value="30.1475379180629" calcext:value-type="float">
            <text:p>30,1475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COM.MICROSOFT.NORM.INV(RAND();30;5)" office:value-type="float" office:value="29.4250960438396" calcext:value-type="float">
            <text:p>29,4251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48+24*RAND()" office:value-type="float" office:value="67.9009033804759" calcext:value-type="float">
            <text:p>67,9009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formula="of:= (([.I1520]+[.P1520])/([.I1520]*[.P1520])) + [.B1520]" office:value-type="float" office:value="30.196249858578" calcext:value-type="float">
            <text:p>30,1962</text:p>
          </table:table-cell>
          <table:table-cell table:number-columns-repeated="10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27+6*RAND()" office:value-type="float" office:value="32.3813379874919" calcext:value-type="float">
            <text:p>32,3813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COM.MICROSOFT.NORM.INV(RAND();30;5)" office:value-type="float" office:value="21.3213769439209" calcext:value-type="float">
            <text:p>21,3214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48+24*RAND()" office:value-type="float" office:value="56.3330479832366" calcext:value-type="float">
            <text:p>56,3330</text:p>
          </table:table-cell>
          <table:table-cell table:number-columns-repeated="5"/>
          <table:table-cell office:value-type="float" office:value="1496" calcext:value-type="float">
            <text:p>1496</text:p>
          </table:table-cell>
          <table:table-cell table:formula="of:= (([.I1521]+[.P1521])/([.I1521]*[.P1521])) + [.B1521]" office:value-type="float" office:value="32.445990842796" calcext:value-type="float">
            <text:p>32,4460</text:p>
          </table:table-cell>
          <table:table-cell table:number-columns-repeated="10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27+6*RAND()" office:value-type="float" office:value="29.6271137699951" calcext:value-type="float">
            <text:p>29,6271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COM.MICROSOFT.NORM.INV(RAND();30;5)" office:value-type="float" office:value="30.9345849790596" calcext:value-type="float">
            <text:p>30,9346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48+24*RAND()" office:value-type="float" office:value="64.6628804532811" calcext:value-type="float">
            <text:p>64,6629</text:p>
          </table:table-cell>
          <table:table-cell table:number-columns-repeated="5"/>
          <table:table-cell office:value-type="float" office:value="1497" calcext:value-type="float">
            <text:p>1497</text:p>
          </table:table-cell>
          <table:table-cell table:formula="of:= (([.I1522]+[.P1522])/([.I1522]*[.P1522])) + [.B1522]" office:value-type="float" office:value="29.6749048711803" calcext:value-type="float">
            <text:p>29,6749</text:p>
          </table:table-cell>
          <table:table-cell table:number-columns-repeated="10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27+6*RAND()" office:value-type="float" office:value="31.1747692802455" calcext:value-type="float">
            <text:p>31,1748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COM.MICROSOFT.NORM.INV(RAND();30;5)" office:value-type="float" office:value="36.0610936640713" calcext:value-type="float">
            <text:p>36,0611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48+24*RAND()" office:value-type="float" office:value="56.1705489093438" calcext:value-type="float">
            <text:p>56,1705</text:p>
          </table:table-cell>
          <table:table-cell table:number-columns-repeated="5"/>
          <table:table-cell office:value-type="float" office:value="1498" calcext:value-type="float">
            <text:p>1498</text:p>
          </table:table-cell>
          <table:table-cell table:formula="of:= (([.I1523]+[.P1523])/([.I1523]*[.P1523])) + [.B1523]" office:value-type="float" office:value="31.2203029214777" calcext:value-type="float">
            <text:p>31,2203</text:p>
          </table:table-cell>
          <table:table-cell table:number-columns-repeated="10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27+6*RAND()" office:value-type="float" office:value="29.1985482608434" calcext:value-type="float">
            <text:p>29,1985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COM.MICROSOFT.NORM.INV(RAND();30;5)" office:value-type="float" office:value="38.7334118669238" calcext:value-type="float">
            <text:p>38,7334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48+24*RAND()" office:value-type="float" office:value="50.1901550358161" calcext:value-type="float">
            <text:p>50,1902</text:p>
          </table:table-cell>
          <table:table-cell table:number-columns-repeated="5"/>
          <table:table-cell office:value-type="float" office:value="1499" calcext:value-type="float">
            <text:p>1499</text:p>
          </table:table-cell>
          <table:table-cell table:formula="of:= (([.I1524]+[.P1524])/([.I1524]*[.P1524])) + [.B1524]" office:value-type="float" office:value="29.2442899905965" calcext:value-type="float">
            <text:p>29,2443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27+6*RAND()" office:value-type="float" office:value="28.9689967723098" calcext:value-type="float">
            <text:p>28,9690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COM.MICROSOFT.NORM.INV(RAND();30;5)" office:value-type="float" office:value="33.2970957181793" calcext:value-type="float">
            <text:p>33,2971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48+24*RAND()" office:value-type="float" office:value="51.8603363139555" calcext:value-type="float">
            <text:p>51,8603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formula="of:= (([.I1525]+[.P1525])/([.I1525]*[.P1525])) + [.B1525]" office:value-type="float" office:value="29.018311980759" calcext:value-type="float">
            <text:p>29,018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0:40:14.540000000</meta:creation-date>
    <dc:date>2023-03-22T12:42:09.011000000</dc:date>
    <meta:editing-duration>PT2H1M1S</meta:editing-duration>
    <meta:editing-cycles>8</meta:editing-cycles>
    <meta:generator>LibreOffice/7.5.0.3$Windows_X86_64 LibreOffice_project/c21113d003cd3efa8c53188764377a8272d9d6de</meta:generator>
    <meta:document-statistic meta:table-count="1" meta:cell-count="12234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3cm" svg:height="9.404cm" xlink:href=".." xlink:type="simple" chart:class="chart:bar" chart:style-name="ch1">
        <chart:title svg:x="3.119cm" svg:y="0.324cm" chart:style-name="ch2">
          <text:p>Отъюстированная гистограмма R1</text:p>
        </chart:title>
        <chart:plot-area chart:style-name="ch3" table:cell-range-address="Лист1.D34:Лист1.D45 Лист1.F34:Лист1.F45" chart:data-source-has-labels="column" svg:x="1.283cm" svg:y="1.291cm" svg:width="12.048cm" svg:height="6.944cm">
          <chart:coordinate-region svg:x="2.09cm" svg:y="1.49cm" svg:width="11.241cm" svg:height="6.098cm"/>
          <chart:axis chart:dimension="x" chart:name="primary-x" chart:style-name="ch4" chartooo:axis-type="auto">
            <chartooo:date-scale/>
            <chart:title svg:x="5.914cm" svg:y="8.423cm" chart:style-name="ch5">
              <text:p>Центры карманов</text:p>
            </chart:title>
            <chart:categories table:cell-range-address="Лист1.D34:Лист1.D45"/>
          </chart:axis>
          <chart:axis chart:dimension="y" chart:name="primary-y" chart:style-name="ch6">
            <chart:title svg:x="0.451cm" svg:y="6.937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F34:Лист1.F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6.7">
                <text:p>26.7</text:p>
                <draw:g>
                  <svg:desc>Лист1.D34:Лист1.D45</svg:desc>
                </draw:g>
              </table:table-cell>
              <table:table-cell office:value-type="float" office:value="0">
                <text:p>0</text:p>
                <draw:g>
                  <svg:desc>Лист1.F34:Лист1.F45</svg:desc>
                </draw:g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cm" svg:height="9.304cm" xlink:href=".." xlink:type="simple" chart:class="chart:bar" chart:style-name="ch1">
        <chart:title svg:x="3.083cm" svg:y="0.322cm" chart:style-name="ch2">
          <text:p>Отъюстированная гистограмма R2</text:p>
        </chart:title>
        <chart:plot-area chart:style-name="ch3" table:cell-range-address="Лист1.K34:Лист1.K45 Лист1.M34:Лист1.M45" chart:data-source-has-labels="column" svg:x="1.281cm" svg:y="1.287cm" svg:width="11.979cm" svg:height="6.85cm">
          <chart:coordinate-region svg:x="2.088cm" svg:y="1.486cm" svg:width="11.172cm" svg:height="6.004cm"/>
          <chart:axis chart:dimension="x" chart:name="primary-x" chart:style-name="ch4" chartooo:axis-type="auto">
            <chartooo:date-scale/>
            <chart:title svg:x="5.877cm" svg:y="8.323cm" chart:style-name="ch5">
              <text:p>Центры карманов</text:p>
            </chart:title>
            <chart:categories table:cell-range-address="Лист1.K34:Лист1.K45"/>
          </chart:axis>
          <chart:axis chart:dimension="y" chart:name="primary-y" chart:style-name="ch6">
            <chart:title svg:x="0.451cm" svg:y="6.886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M34:Лист1.M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float" office:value="10.8">
                <text:p>10.8</text:p>
                <draw:g>
                  <svg:desc>Лист1.K34:Лист1.K45</svg:desc>
                </draw:g>
              </table:table-cell>
              <table:table-cell office:value-type="float" office:value="1">
                <text:p>1</text:p>
                <draw:g>
                  <svg:desc>Лист1.M34:Лист1.M45</svg:desc>
                </draw:g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65cm" svg:height="9.73cm" xlink:href=".." xlink:type="simple" chart:class="chart:bar" chart:style-name="ch1">
        <chart:title svg:x="3cm" svg:y="0.33cm" chart:style-name="ch2">
          <text:p>Отъюстированная гистограмма R3</text:p>
        </chart:title>
        <chart:plot-area chart:style-name="ch3" table:cell-range-address="Лист1.R34:Лист1.R45 Лист1.T34:Лист1.T45" chart:data-source-has-labels="column" svg:x="1.278cm" svg:y="1.303cm" svg:width="11.82cm" svg:height="7.252cm">
          <chart:coordinate-region svg:x="2.085cm" svg:y="1.502cm" svg:width="11.013cm" svg:height="6.406cm"/>
          <chart:axis chart:dimension="x" chart:name="primary-x" chart:style-name="ch4" chartooo:axis-type="auto">
            <chartooo:date-scale/>
            <chart:title svg:x="5.795cm" svg:y="8.749cm" chart:style-name="ch5">
              <text:p>Центры карманов</text:p>
            </chart:title>
            <chart:categories table:cell-range-address="Лист1.R34:Лист1.R45"/>
          </chart:axis>
          <chart:axis chart:dimension="y" chart:name="primary-y" chart:style-name="ch6">
            <chart:title svg:x="0.451cm" svg:y="7.103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T34:Лист1.T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float" office:value="46.8">
                <text:p>46.8</text:p>
                <draw:g>
                  <svg:desc>Лист1.R34:Лист1.R45</svg:desc>
                </draw:g>
              </table:table-cell>
              <table:table-cell office:value-type="float" office:value="0">
                <text:p>0</text:p>
                <draw:g>
                  <svg:desc>Лист1.T34:Лист1.T45</svg:desc>
                </draw:g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8.8000000000001">
                <text:p>58.80000000000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1.2000000000001">
                <text:p>61.200000000000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3.6000000000001">
                <text:p>63.600000000000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6.0000000000001">
                <text:p>66.000000000000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8.4000000000001">
                <text:p>68.400000000000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0.8000000000001">
                <text:p>70.80000000000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3.2000000000001">
                <text:p>73.2000000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9cm" svg:height="9.43cm" xlink:href=".." xlink:type="simple" chart:class="chart:bar" chart:style-name="ch1">
        <chart:title svg:x="3.201cm" svg:y="0.324cm" chart:style-name="ch2">
          <text:p>Отъюстированная гистограмма R</text:p>
        </chart:title>
        <chart:plot-area chart:style-name="ch3" table:cell-range-address="Лист1.Y34:Лист1.Y45 Лист1.AA34:Лист1.AA45" chart:data-source-has-labels="column" svg:x="1.281cm" svg:y="1.291cm" svg:width="11.978cm" svg:height="6.97cm">
          <chart:coordinate-region svg:x="2.088cm" svg:y="1.491cm" svg:width="11.171cm" svg:height="5.51cm"/>
          <chart:axis chart:dimension="x" chart:name="primary-x" chart:style-name="ch4" chartooo:axis-type="auto">
            <chartooo:date-scale/>
            <chart:title svg:x="5.877cm" svg:y="8.449cm" chart:style-name="ch5">
              <text:p>Центры карманов</text:p>
            </chart:title>
            <chart:categories table:cell-range-address="Лист1.Y34:Лист1.Y45"/>
          </chart:axis>
          <chart:axis chart:dimension="y" chart:name="primary-y" chart:style-name="ch6">
            <chart:title svg:x="0.451cm" svg:y="6.95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AA34:Лист1.AA4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A</text:p>
              </table:table-cell>
            </table:table-row>
          </table:table-header-rows>
          <table:table-rows>
            <table:table-row>
              <table:table-cell office:value-type="float" office:value="0.128">
                <text:p>0.128</text:p>
                <draw:g>
                  <svg:desc>Лист1.Y34:Лист1.Y45</svg:desc>
                </draw:g>
              </table:table-cell>
              <table:table-cell office:value-type="float" office:value="0">
                <text:p>0</text:p>
                <draw:g>
                  <svg:desc>Лист1.AA34:Лист1.AA45</svg:desc>
                </draw:g>
              </table:table-cell>
            </table:table-row>
            <table:table-row>
              <table:table-cell office:value-type="float" office:value="0.136">
                <text:p>0.13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0.144">
                <text:p>0.1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0.152">
                <text:p>0.1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0.168">
                <text:p>0.1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0.176">
                <text:p>0.17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0.184">
                <text:p>0.18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0.192">
                <text:p>0.1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0.208">
                <text:p>0.2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